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31.33mm"/>
    </style:style>
    <style:style style:name="co3" style:family="table-column">
      <style:table-column-properties fo:break-before="auto" style:column-width="36.88mm"/>
    </style:style>
    <style:style style:name="co4" style:family="table-column">
      <style:table-column-properties fo:break-before="auto" style:column-width="71.76mm"/>
    </style:style>
    <style:style style:name="co5" style:family="table-column">
      <style:table-column-properties fo:break-before="auto" style:column-width="13.97mm"/>
    </style:style>
    <style:style style:name="co6" style:family="table-column">
      <style:table-column-properties fo:break-before="auto" style:column-width="87.9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ro4" style:family="table-row">
      <style:table-row-properties style:row-height="16.56mm" fo:break-before="auto" style:use-optimal-row-height="true"/>
    </style:style>
    <style:style style:name="ro5" style:family="table-row">
      <style:table-row-properties style:row-height="24.64mm" fo:break-before="auto" style:use-optimal-row-height="true"/>
    </style:style>
    <style:style style:name="ro6" style:family="table-row">
      <style:table-row-properties style:row-height="20.6mm" fo:break-before="auto" style:use-optimal-row-height="true"/>
    </style:style>
    <style:style style:name="ro7" style:family="table-row">
      <style:table-row-properties style:row-height="28.68mm" fo:break-before="auto" style:use-optimal-row-height="true"/>
    </style:style>
    <style:style style:name="ro8" style:family="table-row">
      <style:table-row-properties style:row-height="32.72mm" fo:break-before="auto" style:use-optimal-row-height="true"/>
    </style:style>
    <style:style style:name="ro9" style:family="table-row">
      <style:table-row-properties style:row-height="36.76mm" fo:break-before="auto" style:use-optimal-row-height="true"/>
    </style:style>
    <style:style style:name="ro10" style:family="table-row">
      <style:table-row-properties style:row-height="16.62mm" fo:break-before="auto" style:use-optimal-row-height="true"/>
    </style:style>
    <style:style style:name="ro11" style:family="table-row">
      <style:table-row-properties style:row-height="8.55mm" fo:break-before="auto" style:use-optimal-row-height="true"/>
    </style:style>
    <style:style style:name="ro12" style:family="table-row">
      <style:table-row-properties style:row-height="12.59mm" fo:break-before="auto" style:use-optimal-row-height="true"/>
    </style:style>
    <style:style style:name="ro13" style:family="table-row">
      <style:table-row-properties style:row-height="20.66mm" fo:break-before="auto" style:use-optimal-row-height="true"/>
    </style:style>
    <style:style style:name="ro14" style:family="table-row">
      <style:table-row-properties style:row-height="40.82mm" fo:break-before="auto" style:use-optimal-row-height="true"/>
    </style:style>
    <style:style style:name="ro15" style:family="table-row">
      <style:table-row-properties style:row-height="2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DT72_liageINSEE_localisation-commune-desambiguis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Vedette</text:p>
          </table:table-cell>
          <table:table-cell office:value-type="string" calcext:value-type="string">
            <text:p>Type vedette</text:p>
          </table:table-cell>
          <table:table-cell office:value-type="string" calcext:value-type="string">
            <text:p>Candidat</text:p>
          </table:table-cell>
          <table:table-cell office:value-type="string" calcext:value-type="string">
            <text:p>INSEE</text:p>
          </table:table-cell>
          <table:table-cell office:value-type="string" calcext:value-type="string">
            <text:p>Défin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4865</text:p>
          </table:table-cell>
          <table:table-cell office:value-type="string" calcext:value-type="string">
            <text:p>Coulaines,</text:p>
          </table:table-cell>
          <table:table-cell office:value-type="string" calcext:value-type="string">
            <text:p>comm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u 1er canton du Ma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3437</text:p>
          </table:table-cell>
          <table:table-cell office:value-type="string" calcext:value-type="string">
            <text:p>Neuville-sur-Sarthe,</text:p>
          </table:table-cell>
          <table:table-cell office:value-type="string" calcext:value-type="string">
            <text:p>comm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u 1er canton du Ma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582</text:p>
          </table:table-cell>
          <table:table-cell office:value-type="string" calcext:value-type="string">
            <text:p>Saint-Pavace,</text:p>
          </table:table-cell>
          <table:table-cell office:value-type="string" calcext:value-type="string">
            <text:p>comm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u 1er canton du Man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0057</text:p>
          </table:table-cell>
          <table:table-cell office:value-type="string" calcext:value-type="string">
            <text:p>Aigné,</text:p>
          </table:table-cell>
          <table:table-cell office:value-type="string" calcext:value-type="string">
            <text:p>commu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u 2e canton du</text:p>
            <text:p>         Man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0460</text:p>
          </table:table-cell>
          <table:table-cell office:value-type="string" calcext:value-type="string">
            <text:p>Allonnes,</text:p>
          </table:table-cell>
          <table:table-cell office:value-type="string" calcext:value-type="string">
            <text:p>commu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u 2e canton du</text:p>
            <text:p>         Man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2286</text:p>
          </table:table-cell>
          <table:table-cell office:value-type="string" calcext:value-type="string">
            <text:p>Bazoge (La),</text:p>
          </table:table-cell>
          <table:table-cell office:value-type="string" calcext:value-type="string">
            <text:p>commu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u 2e canton du</text:p>
            <text:p>         Man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1043</text:p>
          </table:table-cell>
          <table:table-cell office:value-type="string" calcext:value-type="string">
            <text:p>Chapelle-Saint-Aubin (La),</text:p>
          </table:table-cell>
          <table:table-cell office:value-type="string" calcext:value-type="string">
            <text:p>commu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u 2e canton du</text:p>
            <text:p>         Man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1749</text:p>
          </table:table-cell>
          <table:table-cell office:value-type="string" calcext:value-type="string">
            <text:p>Chaufour,</text:p>
          </table:table-cell>
          <table:table-cell office:value-type="string" calcext:value-type="string">
            <text:p>commu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u 2e canton du</text:p>
            <text:p>         Ma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8791</text:p>
          </table:table-cell>
          <table:table-cell office:value-type="string" calcext:value-type="string">
            <text:p>Fay,</text:p>
          </table:table-cell>
          <table:table-cell office:value-type="string" calcext:value-type="string">
            <text:p>commu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u 2e canton du Ma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203</text:p>
          </table:table-cell>
          <table:table-cell office:value-type="string" calcext:value-type="string">
            <text:p>le Grand-Saint-Georges,</text:p>
          </table:table-cell>
          <table:table-cell office:value-type="string" calcext:value-type="string">
            <text:p>commu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u 2e canton du Ma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1360</text:p>
          </table:table-cell>
          <table:table-cell office:value-type="string" calcext:value-type="string">
            <text:p>Milesse (La),</text:p>
          </table:table-cell>
          <table:table-cell office:value-type="string" calcext:value-type="string">
            <text:p>commu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u 2e canton du Ma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9487</text:p>
          </table:table-cell>
          <table:table-cell office:value-type="string" calcext:value-type="string">
            <text:p>Pruillé-le-Chétif,</text:p>
          </table:table-cell>
          <table:table-cell office:value-type="string" calcext:value-type="string">
            <text:p>commu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u 2e canton du Ma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1986</text:p>
          </table:table-cell>
          <table:table-cell office:value-type="string" calcext:value-type="string">
            <text:p>Rouillon,</text:p>
          </table:table-cell>
          <table:table-cell office:value-type="string" calcext:value-type="string">
            <text:p>commu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u 2e canton du Ma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672</text:p>
          </table:table-cell>
          <table:table-cell office:value-type="string" calcext:value-type="string">
            <text:p>Saint-Saturnin,</text:p>
          </table:table-cell>
          <table:table-cell office:value-type="string" calcext:value-type="string">
            <text:p>commu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u 2e canton du Ma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6049</text:p>
          </table:table-cell>
          <table:table-cell office:value-type="string" calcext:value-type="string">
            <text:p>Trangé,</text:p>
          </table:table-cell>
          <table:table-cell office:value-type="string" calcext:value-type="string">
            <text:p>commu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u 2e canton du Man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0897</text:p>
          </table:table-cell>
          <table:table-cell office:value-type="string" calcext:value-type="string">
            <text:p>Arnage,</text:p>
          </table:table-cell>
          <table:table-cell office:value-type="string" calcext:value-type="string">
            <text:p>commu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u 3e canton du</text:p>
            <text:p>         Man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9998</text:p>
          </table:table-cell>
          <table:table-cell office:value-type="string" calcext:value-type="string">
            <text:p>Challes,</text:p>
          </table:table-cell>
          <table:table-cell office:value-type="string" calcext:value-type="string">
            <text:p>commu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u 3e canton du</text:p>
            <text:p>         Man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0787</text:p>
          </table:table-cell>
          <table:table-cell office:value-type="string" calcext:value-type="string">
            <text:p>Changé,</text:p>
          </table:table-cell>
          <table:table-cell office:value-type="string" calcext:value-type="string">
            <text:p>commu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u 3e canton du</text:p>
            <text:p>         Ma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4911</text:p>
          </table:table-cell>
          <table:table-cell office:value-type="string" calcext:value-type="string">
            <text:p>Parigné-l’Évêque,</text:p>
          </table:table-cell>
          <table:table-cell office:value-type="string" calcext:value-type="string">
            <text:p>commu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u 3e canton du Ma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2282</text:p>
          </table:table-cell>
          <table:table-cell office:value-type="string" calcext:value-type="string">
            <text:p>Ruaudin,</text:p>
          </table:table-cell>
          <table:table-cell office:value-type="string" calcext:value-type="string">
            <text:p>commu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u 3e canton du Ma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881</text:p>
          </table:table-cell>
          <table:table-cell office:value-type="string" calcext:value-type="string">
            <text:p>Sargé-lès-le-Mans,</text:p>
          </table:table-cell>
          <table:table-cell office:value-type="string" calcext:value-type="string">
            <text:p>commu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u 3e canton du Ma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4117</text:p>
          </table:table-cell>
          <table:table-cell office:value-type="string" calcext:value-type="string">
            <text:p>Savigné-l’Évêque,</text:p>
          </table:table-cell>
          <table:table-cell office:value-type="string" calcext:value-type="string">
            <text:p>commu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u 3e canton du Ma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9112</text:p>
          </table:table-cell>
          <table:table-cell office:value-type="string" calcext:value-type="string">
            <text:p>Yvré-l’Évêque,</text:p>
          </table:table-cell>
          <table:table-cell office:value-type="string" calcext:value-type="string">
            <text:p>commu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u 3e canton du Mans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2209</text:p>
          </table:table-cell>
          <table:table-cell office:value-type="string" calcext:value-type="string">
            <text:p>Montsort,</text:p>
          </table:table-cell>
          <table:table-cell office:value-type="string" calcext:value-type="string">
            <text:p>partie de la ville</text:p>
          </table:table-cell>
          <table:table-cell office:value-type="string" calcext:value-type="string">
            <text:p/>
            <text:p>            Alençon</text:p>
            <text:p>         </text:p>
          </table:table-cell>
          <table:table-cell office:value-type="float" office:value="61001" calcext:value-type="float">
            <text:p>61001</text:p>
          </table:table-cell>
          <table:table-cell office:value-type="string" calcext:value-type="string">
            <text:p/>
            <text:p>         partie de la ville d’</text:p>
            <text:p>            Alençon</text:p>
            <text:p>          située sur la rive gauche de la Sarthe ; ancienne paroisse du Maine, destinée, en 1790, à devenir un chef-lieu de canton du département de la Sarthe, mais qui opta la même année pour le département de l’Orn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21261</text:p>
          </table:table-cell>
          <table:table-cell office:value-type="string" calcext:value-type="string">
            <text:p>Galais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/>
            <text:p>            Aneri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 réuni à l’</text:p>
            <text:p>            Anerie</text:p>
            <text:p>         , commune de Sceaux, </text:p>
            <text:p>            xvii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3899</text:p>
          </table:table-cell>
          <table:table-cell office:value-type="string" calcext:value-type="string">
            <text:p>Gué-de-l’Arche,</text:p>
          </table:table-cell>
          <table:table-cell office:value-type="string" calcext:value-type="string">
            <text:p>chemin</text:p>
          </table:table-cell>
          <table:table-cell office:value-type="string" calcext:value-type="string">
            <text:p/>
            <text:p>            Anger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r le chemin d’</text:p>
            <text:p>            Angers</text:p>
            <text:p>         , près du Bourg de Foulletourte (Jaillot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3897</text:p>
          </table:table-cell>
          <table:table-cell office:value-type="string" calcext:value-type="string">
            <text:p>Gué-de-la-Manière,</text:p>
          </table:table-cell>
          <table:table-cell office:value-type="string" calcext:value-type="string">
            <text:p>chemin</text:p>
          </table:table-cell>
          <table:table-cell office:value-type="string" calcext:value-type="string">
            <text:p/>
            <text:p>            Anger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r le chemin d’</text:p>
            <text:p>            Angers</text:p>
            <text:p>         , près du bourg de Foulletourte (Jaillot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5780</text:p>
          </table:table-cell>
          <table:table-cell office:value-type="string" calcext:value-type="string">
            <text:p>Houdebert*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/>
            <text:p>            Anill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oulin, sur l’</text:p>
            <text:p>            Anille</text:p>
            <text:p>         , commune de Conflans, 1609 (Paty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7404</text:p>
          </table:table-cell>
          <table:table-cell office:value-type="string" calcext:value-type="string">
            <text:p>Vaudell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/>
            <text:p>            Bais</text:p>
            <text:p>         </text:p>
          </table:table-cell>
          <table:table-cell office:value-type="float" office:value="53016" calcext:value-type="float">
            <text:p>53016</text:p>
          </table:table-cell>
          <table:table-cell office:value-type="string" calcext:value-type="string">
            <text:p/>
            <text:p>         rivière, née en </text:p>
            <text:p>            Bais</text:p>
            <text:p>          et Izé, sépare Saint-Mars-du-Désert (Mayenne) de Saint-Georges-le-Gaultier, où elle se jette dans la Sarth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5542</text:p>
          </table:table-cell>
          <table:table-cell office:value-type="string" calcext:value-type="string">
            <text:p>Péchardières (Les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/>
            <text:p>            Bazouges</text:p>
            <text:p>         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/>
            <text:p>         fief annexé à </text:p>
            <text:p>            Bazouges</text:p>
            <text:p>         , 1669 </text:p>
            <text:p>         (Maillé, 744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8063</text:p>
          </table:table-cell>
          <table:table-cell office:value-type="string" calcext:value-type="string">
            <text:p>Ponceau (Le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/>
            <text:p>            Bazouges</text:p>
            <text:p>         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/>
            <text:p>         fief annexé à </text:p>
            <text:p>            Bazouges</text:p>
            <text:p>         , 1669 </text:p>
            <text:p>         (Maillé, 744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7012</text:p>
          </table:table-cell>
          <table:table-cell office:value-type="string" calcext:value-type="string">
            <text:p>Juive (Rue),</text:p>
          </table:table-cell>
          <table:table-cell/>
          <table:table-cell office:value-type="string" calcext:value-type="string">
            <text:p/>
            <text:p>            Bazouges</text:p>
            <text:p>         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à </text:p>
            <text:p>            Bazoug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8389</text:p>
          </table:table-cell>
          <table:table-cell office:value-type="string" calcext:value-type="string">
            <text:p>Port (Rue du),</text:p>
          </table:table-cell>
          <table:table-cell/>
          <table:table-cell office:value-type="string" calcext:value-type="string">
            <text:p/>
            <text:p>            Bazouges</text:p>
            <text:p>         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à </text:p>
            <text:p>            Bazoug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8531</text:p>
          </table:table-cell>
          <table:table-cell office:value-type="string" calcext:value-type="string">
            <text:p>Port-Mahon (Rue du),</text:p>
          </table:table-cell>
          <table:table-cell/>
          <table:table-cell office:value-type="string" calcext:value-type="string">
            <text:p/>
            <text:p>            Bazouges</text:p>
            <text:p>         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à </text:p>
            <text:p>            Bazouges</text:p>
            <text:p>         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25627</text:p>
          </table:table-cell>
          <table:table-cell office:value-type="string" calcext:value-type="string">
            <text:p>Hommaie (L’)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/>
            <text:p>            Beli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Belin</text:p>
            <text:p>         , situé vers Laigné-en-Belin, </text:p>
            <text:p>            xv</text:p>
            <text:p>            e siècl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1899</text:p>
          </table:table-cell>
          <table:table-cell office:value-type="string" calcext:value-type="string">
            <text:p>La Touchelière*,</text:p>
          </table:table-cell>
          <table:table-cell office:value-type="string" calcext:value-type="string">
            <text:p>métairie</text:p>
          </table:table-cell>
          <table:table-cell office:value-type="string" calcext:value-type="string">
            <text:p/>
            <text:p>            Belin</text:p>
            <text:p>         </text:p>
          </table:table-cell>
          <table:table-cell office:value-type="float" office:value="72306" calcext:value-type="float">
            <text:p>72306</text:p>
          </table:table-cell>
          <table:table-cell office:value-type="string" calcext:value-type="string">
            <text:p/>
            <text:p>         métairie, en </text:p>
            <text:p>            Belin</text:p>
            <text:p>         , 1399, 1407 </text:p>
            <text:p>         (Laigné, II, 51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5793</text:p>
          </table:table-cell>
          <table:table-cell office:value-type="string" calcext:value-type="string">
            <text:p>Percherie (La)*,</text:p>
          </table:table-cell>
          <table:table-cell office:value-type="string" calcext:value-type="string">
            <text:p>métairie</text:p>
          </table:table-cell>
          <table:table-cell office:value-type="string" calcext:value-type="string">
            <text:p/>
            <text:p>            Belin</text:p>
            <text:p>         </text:p>
          </table:table-cell>
          <table:table-cell office:value-type="float" office:value="72306" calcext:value-type="float">
            <text:p>72306</text:p>
          </table:table-cell>
          <table:table-cell office:value-type="string" calcext:value-type="string">
            <text:p/>
            <text:p>         métairie, en </text:p>
            <text:p>            Belin</text:p>
            <text:p>         , 1407 </text:p>
            <text:p>         (Laigné, II, 51)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2-09849</text:p>
          </table:table-cell>
          <table:table-cell office:value-type="string" calcext:value-type="string">
            <text:p>Cézé, Sécé, Sézé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/>
            <text:p>            Besland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annexé à </text:p>
            <text:p>            Besland</text:p>
            <text:p>         , commune de la Milesse ; détruit au </text:p>
            <text:p>            xv</text:p>
            <text:p>            e siècle</text:p>
            <text:p>         (La Milesse, p. 68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4875</text:p>
          </table:table-cell>
          <table:table-cell office:value-type="string" calcext:value-type="string">
            <text:p>Parcs (Les),</text:p>
          </table:table-cell>
          <table:table-cell office:value-type="string" calcext:value-type="string">
            <text:p>faubourg</text:p>
          </table:table-cell>
          <table:table-cell office:value-type="string" calcext:value-type="string">
            <text:p/>
            <text:p>            Bessé</text:p>
            <text:p>         </text:p>
          </table:table-cell>
          <table:table-cell office:value-type="float" office:value="72035" calcext:value-type="float">
            <text:p>72035</text:p>
          </table:table-cell>
          <table:table-cell office:value-type="string" calcext:value-type="string">
            <text:p/>
            <text:p>         faubourg de </text:p>
            <text:p>            Bessé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6345</text:p>
          </table:table-cell>
          <table:table-cell office:value-type="string" calcext:value-type="string">
            <text:p>Ile (L’),</text:p>
          </table:table-cell>
          <table:table-cell office:value-type="string" calcext:value-type="string">
            <text:p>partie du bourg</text:p>
          </table:table-cell>
          <table:table-cell office:value-type="string" calcext:value-type="string">
            <text:p/>
            <text:p>            Bessé</text:p>
            <text:p>         </text:p>
          </table:table-cell>
          <table:table-cell office:value-type="float" office:value="72035" calcext:value-type="float">
            <text:p>72035</text:p>
          </table:table-cell>
          <table:table-cell office:value-type="string" calcext:value-type="string">
            <text:p/>
            <text:p>         partie du bourg de </text:p>
            <text:p>            Bess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5655</text:p>
          </table:table-cell>
          <table:table-cell office:value-type="string" calcext:value-type="string">
            <text:p>Bonneuil (Rue de),</text:p>
          </table:table-cell>
          <table:table-cell/>
          <table:table-cell office:value-type="string" calcext:value-type="string">
            <text:p/>
            <text:p>            Bessé</text:p>
            <text:p>         </text:p>
          </table:table-cell>
          <table:table-cell office:value-type="float" office:value="72035" calcext:value-type="float">
            <text:p>72035</text:p>
          </table:table-cell>
          <table:table-cell office:value-type="string" calcext:value-type="string">
            <text:p>à </text:p>
            <text:p>            Bessé</text:p>
            <text:p>          ; ruisseau affluent de la Bray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5716</text:p>
          </table:table-cell>
          <table:table-cell office:value-type="string" calcext:value-type="string">
            <text:p>Touchards (Rue des),</text:p>
          </table:table-cell>
          <table:table-cell/>
          <table:table-cell office:value-type="string" calcext:value-type="string">
            <text:p/>
            <text:p>            Bessé</text:p>
            <text:p>         </text:p>
          </table:table-cell>
          <table:table-cell office:value-type="float" office:value="72035" calcext:value-type="float">
            <text:p>72035</text:p>
          </table:table-cell>
          <table:table-cell office:value-type="string" calcext:value-type="string">
            <text:p>à </text:p>
            <text:p>            Bessé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2247</text:p>
          </table:table-cell>
          <table:table-cell office:value-type="string" calcext:value-type="string">
            <text:p>Royé (Lande de),</text:p>
          </table:table-cell>
          <table:table-cell/>
          <table:table-cell office:value-type="string" calcext:value-type="string">
            <text:p/>
            <text:p>            Bessé</text:p>
            <text:p>         </text:p>
          </table:table-cell>
          <table:table-cell office:value-type="float" office:value="72035" calcext:value-type="float">
            <text:p>72035</text:p>
          </table:table-cell>
          <table:table-cell office:value-type="string" calcext:value-type="string">
            <text:p>entre </text:p>
            <text:p>            Bessé</text:p>
            <text:p>          et Vance </text:p>
            <text:p>         (Pesche, VI, 461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208</text:p>
          </table:table-cell>
          <table:table-cell office:value-type="string" calcext:value-type="string">
            <text:p>Saint-Germain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/>
            <text:p>            Blotièr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, à la </text:p>
            <text:p>            Blotière</text:p>
            <text:p>         , commune de Cré-sur-Loir ; détruit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3283</text:p>
          </table:table-cell>
          <table:table-cell office:value-type="string" calcext:value-type="string">
            <text:p>Saint-Jacques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/>
            <text:p>            Bouches-l’Huisn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, à </text:p>
            <text:p>            Bouches-l’Huisne</text:p>
            <text:p>         , commune du Mans, 1391 </text:p>
            <text:p>         (censif de S.-Calais, fol. 28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0500</text:p>
          </table:table-cell>
          <table:table-cell office:value-type="string" calcext:value-type="string">
            <text:p>Ancien-Étang-de-Bois-Bureau (Ruisseau de l’),</text:p>
          </table:table-cell>
          <table:table-cell/>
          <table:table-cell office:value-type="string" calcext:value-type="string">
            <text:p/>
            <text:p>            Bouessay</text:p>
            <text:p>         </text:p>
          </table:table-cell>
          <table:table-cell office:value-type="float" office:value="53037" calcext:value-type="float">
            <text:p>53037</text:p>
          </table:table-cell>
          <table:table-cell office:value-type="string" calcext:value-type="string">
            <text:p>affluent de la Vaige, limite </text:p>
            <text:p>            Bouessay</text:p>
            <text:p>          (Mayenne) et Sablé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4398</text:p>
          </table:table-cell>
          <table:table-cell office:value-type="string" calcext:value-type="string">
            <text:p>Sore (Ruisseau de),</text:p>
          </table:table-cell>
          <table:table-cell/>
          <table:table-cell office:value-type="string" calcext:value-type="string">
            <text:p/>
            <text:p>            Bouillo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ffluent de la Sarthe, né au </text:p>
            <text:p>            Bouillon</text:p>
            <text:p>         , commune de Saint-Rigomer-des-Bois ; arrose ou limite Saint-Rigomer, le Chevain, Saint-Paterne et Alençon (Orne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7293</text:p>
          </table:table-cell>
          <table:table-cell office:value-type="string" calcext:value-type="string">
            <text:p>Douailles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/>
            <text:p>            Breil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dont le seigneur habitait le </text:p>
            <text:p>            Breil</text:p>
            <text:p>          en 1639 </text:p>
            <text:p>         (Pesche, VI, 663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4699</text:p>
          </table:table-cell>
          <table:table-cell office:value-type="string" calcext:value-type="string">
            <text:p>Taill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/>
            <text:p>            Breil</text:p>
            <text:p>         </text:p>
          </table:table-cell>
          <table:table-cell office:value-type="float" office:value="72046" calcext:value-type="float">
            <text:p>72046</text:p>
          </table:table-cell>
          <table:table-cell office:value-type="string" calcext:value-type="string">
            <text:p/>
            <text:p>         lieu, entre le </text:p>
            <text:p>            Breil</text:p>
            <text:p>          et Ardenay </text:p>
            <text:p>         (Tr.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8794</text:p>
          </table:table-cell>
          <table:table-cell office:value-type="string" calcext:value-type="string">
            <text:p>Butte (Rue de la),</text:p>
          </table:table-cell>
          <table:table-cell/>
          <table:table-cell office:value-type="string" calcext:value-type="string">
            <text:p/>
            <text:p>            Breil</text:p>
            <text:p>         </text:p>
          </table:table-cell>
          <table:table-cell office:value-type="float" office:value="72046" calcext:value-type="float">
            <text:p>72046</text:p>
          </table:table-cell>
          <table:table-cell office:value-type="string" calcext:value-type="string">
            <text:p>au </text:p>
            <text:p>            Breil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7852</text:p>
          </table:table-cell>
          <table:table-cell office:value-type="string" calcext:value-type="string">
            <text:p>Égouts (Rue des),</text:p>
          </table:table-cell>
          <table:table-cell/>
          <table:table-cell office:value-type="string" calcext:value-type="string">
            <text:p/>
            <text:p>            Breil</text:p>
            <text:p>         </text:p>
          </table:table-cell>
          <table:table-cell office:value-type="float" office:value="72046" calcext:value-type="float">
            <text:p>72046</text:p>
          </table:table-cell>
          <table:table-cell office:value-type="string" calcext:value-type="string">
            <text:p>au </text:p>
            <text:p>            Breil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8657</text:p>
          </table:table-cell>
          <table:table-cell office:value-type="string" calcext:value-type="string">
            <text:p>Fabrique (Rue de la),</text:p>
          </table:table-cell>
          <table:table-cell/>
          <table:table-cell office:value-type="string" calcext:value-type="string">
            <text:p/>
            <text:p>            Breil</text:p>
            <text:p>         </text:p>
          </table:table-cell>
          <table:table-cell office:value-type="float" office:value="72046" calcext:value-type="float">
            <text:p>72046</text:p>
          </table:table-cell>
          <table:table-cell office:value-type="string" calcext:value-type="string">
            <text:p>au </text:p>
            <text:p>            Breil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7196</text:p>
          </table:table-cell>
          <table:table-cell office:value-type="string" calcext:value-type="string">
            <text:p>Lande (Rue de la),</text:p>
          </table:table-cell>
          <table:table-cell/>
          <table:table-cell office:value-type="string" calcext:value-type="string">
            <text:p/>
            <text:p>            Breil</text:p>
            <text:p>         </text:p>
          </table:table-cell>
          <table:table-cell office:value-type="float" office:value="72046" calcext:value-type="float">
            <text:p>72046</text:p>
          </table:table-cell>
          <table:table-cell office:value-type="string" calcext:value-type="string">
            <text:p>au </text:p>
            <text:p>            Breil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4247</text:p>
          </table:table-cell>
          <table:table-cell office:value-type="string" calcext:value-type="string">
            <text:p>Ormeaux (Rue des),</text:p>
          </table:table-cell>
          <table:table-cell/>
          <table:table-cell office:value-type="string" calcext:value-type="string">
            <text:p/>
            <text:p>            Breil</text:p>
            <text:p>         </text:p>
          </table:table-cell>
          <table:table-cell office:value-type="float" office:value="72046" calcext:value-type="float">
            <text:p>72046</text:p>
          </table:table-cell>
          <table:table-cell office:value-type="string" calcext:value-type="string">
            <text:p>au </text:p>
            <text:p>            Breil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9695</text:p>
          </table:table-cell>
          <table:table-cell office:value-type="string" calcext:value-type="string">
            <text:p>Quatre-Vents (Rue des),</text:p>
          </table:table-cell>
          <table:table-cell/>
          <table:table-cell office:value-type="string" calcext:value-type="string">
            <text:p/>
            <text:p>            Breil</text:p>
            <text:p>         </text:p>
          </table:table-cell>
          <table:table-cell office:value-type="float" office:value="72046" calcext:value-type="float">
            <text:p>72046</text:p>
          </table:table-cell>
          <table:table-cell office:value-type="string" calcext:value-type="string">
            <text:p>au </text:p>
            <text:p>            Breil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4064</text:p>
          </table:table-cell>
          <table:table-cell office:value-type="string" calcext:value-type="string">
            <text:p>Connerré-Beillé,</text:p>
          </table:table-cell>
          <table:table-cell office:value-type="string" calcext:value-type="string">
            <text:p>village et station</text:p>
          </table:table-cell>
          <table:table-cell office:value-type="string" calcext:value-type="string">
            <text:p/>
            <text:p>            Bres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 et station de la ligne de Paris à </text:p>
            <text:p>            Brest</text:p>
            <text:p>          et de celle de Mamers à Saint-Calais, commune de Beillé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2-46500</text:p>
          </table:table-cell>
          <table:table-cell office:value-type="string" calcext:value-type="string">
            <text:p>Tuaudière (La)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/>
            <text:p>            Brive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Brives</text:p>
            <text:p>          à Courdemanche, </text:p>
            <text:p>            xv</text:p>
            <text:p>            e siècle </text:p>
            <text:p>         (Lucé, II, 83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8170</text:p>
          </table:table-cell>
          <table:table-cell office:value-type="string" calcext:value-type="string">
            <text:p>Brûlon (Ruisseau de),</text:p>
          </table:table-cell>
          <table:table-cell/>
          <table:table-cell office:value-type="string" calcext:value-type="string">
            <text:p/>
            <text:p>            Cauvi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 impropre donné par </text:p>
            <text:p>            Cauvin</text:p>
            <text:p>         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3492</text:p>
          </table:table-cell>
          <table:table-cell office:value-type="string" calcext:value-type="string">
            <text:p>Saint-Martin-de-la-Chartre*,</text:p>
          </table:table-cell>
          <table:table-cell office:value-type="string" calcext:value-type="string">
            <text:p>ancienne église</text:p>
          </table:table-cell>
          <table:table-cell office:value-type="string" calcext:value-type="string">
            <text:p/>
            <text:p>            Chartre</text:p>
            <text:p>         </text:p>
          </table:table-cell>
          <table:table-cell office:value-type="float" office:value="72068" calcext:value-type="float">
            <text:p>72068</text:p>
          </table:table-cell>
          <table:table-cell office:value-type="string" calcext:value-type="string">
            <text:p/>
            <text:p>         ancienne église, à la </text:p>
            <text:p>            Chartre</text:p>
            <text:p>         , mentionnée comme paroisse en 1715 </text:p>
            <text:p>         (carte cénom., p. 64), mais supprimée alors depuis longtemps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0341</text:p>
          </table:table-cell>
          <table:table-cell office:value-type="string" calcext:value-type="string">
            <text:p>Martineries (Les),</text:p>
          </table:table-cell>
          <table:table-cell office:value-type="string" calcext:value-type="string">
            <text:p>château et quartier</text:p>
          </table:table-cell>
          <table:table-cell office:value-type="string" calcext:value-type="string">
            <text:p/>
            <text:p>            Chartre</text:p>
            <text:p>         </text:p>
          </table:table-cell>
          <table:table-cell office:value-type="float" office:value="72068" calcext:value-type="float">
            <text:p>72068</text:p>
          </table:table-cell>
          <table:table-cell office:value-type="string" calcext:value-type="string">
            <text:p/>
            <text:p>         château et quartier de la </text:p>
            <text:p>            Chartr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539</text:p>
          </table:table-cell>
          <table:table-cell office:value-type="string" calcext:value-type="string">
            <text:p>Saint-Nicolas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/>
            <text:p>            Chartre</text:p>
            <text:p>         </text:p>
          </table:table-cell>
          <table:table-cell office:value-type="float" office:value="72068" calcext:value-type="float">
            <text:p>72068</text:p>
          </table:table-cell>
          <table:table-cell office:value-type="string" calcext:value-type="string">
            <text:p/>
            <text:p>         quartier de la </text:p>
            <text:p>            Chartre</text:p>
            <text:p>          ; ancien prieuré de la Trinité de Vendôm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3238</text:p>
          </table:table-cell>
          <table:table-cell office:value-type="string" calcext:value-type="string">
            <text:p>Belle-Étoil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/>
            <text:p>            Chartre</text:p>
            <text:p>         </text:p>
          </table:table-cell>
          <table:table-cell office:value-type="float" office:value="72068" calcext:value-type="float">
            <text:p>72068</text:p>
          </table:table-cell>
          <table:table-cell office:value-type="string" calcext:value-type="string">
            <text:p/>
            <text:p>         quartier de la </text:p>
            <text:p>            Chartr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0948</text:p>
          </table:table-cell>
          <table:table-cell office:value-type="string" calcext:value-type="string">
            <text:p>Merciers (Les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/>
            <text:p>            Chartre</text:p>
            <text:p>         </text:p>
          </table:table-cell>
          <table:table-cell office:value-type="float" office:value="72068" calcext:value-type="float">
            <text:p>72068</text:p>
          </table:table-cell>
          <table:table-cell office:value-type="string" calcext:value-type="string">
            <text:p/>
            <text:p>         quartier de la </text:p>
            <text:p>            Chartr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9039</text:p>
          </table:table-cell>
          <table:table-cell office:value-type="string" calcext:value-type="string">
            <text:p>Prés (Les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/>
            <text:p>            Chartre</text:p>
            <text:p>         </text:p>
          </table:table-cell>
          <table:table-cell office:value-type="float" office:value="72068" calcext:value-type="float">
            <text:p>72068</text:p>
          </table:table-cell>
          <table:table-cell office:value-type="string" calcext:value-type="string">
            <text:p/>
            <text:p>         quartier de la </text:p>
            <text:p>            Chartr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716</text:p>
          </table:table-cell>
          <table:table-cell office:value-type="string" calcext:value-type="string">
            <text:p>Saint-Vincent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/>
            <text:p>            Chartre</text:p>
            <text:p>         </text:p>
          </table:table-cell>
          <table:table-cell office:value-type="float" office:value="72068" calcext:value-type="float">
            <text:p>72068</text:p>
          </table:table-cell>
          <table:table-cell office:value-type="string" calcext:value-type="string">
            <text:p/>
            <text:p>         quartier de la </text:p>
            <text:p>            Chartr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1702</text:p>
          </table:table-cell>
          <table:table-cell office:value-type="string" calcext:value-type="string">
            <text:p>le Bas-Châtillon,</text:p>
          </table:table-cell>
          <table:table-cell office:value-type="string" calcext:value-type="string">
            <text:p>quartiers</text:p>
          </table:table-cell>
          <table:table-cell office:value-type="string" calcext:value-type="string">
            <text:p/>
            <text:p>            Chartre</text:p>
            <text:p>         </text:p>
          </table:table-cell>
          <table:table-cell office:value-type="float" office:value="72068" calcext:value-type="float">
            <text:p>72068</text:p>
          </table:table-cell>
          <table:table-cell office:value-type="string" calcext:value-type="string">
            <text:p/>
            <text:p>         quartiers de la </text:p>
            <text:p>            Chartre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3207</text:p>
          </table:table-cell>
          <table:table-cell office:value-type="string" calcext:value-type="string">
            <text:p>Gravier (Rue du),</text:p>
          </table:table-cell>
          <table:table-cell/>
          <table:table-cell office:value-type="string" calcext:value-type="string">
            <text:p/>
            <text:p>            Chartre</text:p>
            <text:p>         </text:p>
          </table:table-cell>
          <table:table-cell office:value-type="float" office:value="72068" calcext:value-type="float">
            <text:p>72068</text:p>
          </table:table-cell>
          <table:table-cell office:value-type="string" calcext:value-type="string">
            <text:p>à la </text:p>
            <text:p>            Chartre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6539</text:p>
          </table:table-cell>
          <table:table-cell office:value-type="string" calcext:value-type="string">
            <text:p>Jardins (Rue des),</text:p>
          </table:table-cell>
          <table:table-cell/>
          <table:table-cell office:value-type="string" calcext:value-type="string">
            <text:p/>
            <text:p>            Chartre</text:p>
            <text:p>         </text:p>
          </table:table-cell>
          <table:table-cell office:value-type="float" office:value="72068" calcext:value-type="float">
            <text:p>72068</text:p>
          </table:table-cell>
          <table:table-cell office:value-type="string" calcext:value-type="string">
            <text:p>à la </text:p>
            <text:p>            Chartr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9779</text:p>
          </table:table-cell>
          <table:table-cell office:value-type="string" calcext:value-type="string">
            <text:p>Cellé (Ruisseau de),</text:p>
          </table:table-cell>
          <table:table-cell/>
          <table:table-cell office:value-type="string" calcext:value-type="string">
            <text:p/>
            <text:p>            Chauvigny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ffluent de la Braye, né à </text:p>
            <text:p>            Chauvigny</text:p>
            <text:p>         , commune de Cellé (Loir-et-Cher), sépare Cellé</text:p>
            <text:p>         de Bessé et finit sur Bessé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6410</text:p>
          </table:table-cell>
          <table:table-cell office:value-type="string" calcext:value-type="string">
            <text:p>de Rorthe,</text:p>
          </table:table-cell>
          <table:table-cell/>
          <table:table-cell office:value-type="string" calcext:value-type="string">
            <text:p/>
            <text:p>            Chemillé-sur-Dême</text:p>
            <text:p>         </text:p>
          </table:table-cell>
          <table:table-cell office:value-type="float" office:value="37068" calcext:value-type="float">
            <text:p>37068</text:p>
          </table:table-cell>
          <table:table-cell office:value-type="string" calcext:value-type="string">
            <text:p>affluent de la Dême, né à </text:p>
            <text:p>            Chemillé-sur-Dême</text:p>
            <text:p>          (Indre-et-Loire), passe près du hameau d’Ingrande, à Chemillé, sépare l’ancienne commune de Rorthe (réunie à Epeigné-sur-Dême) de Villedieu (Loir-et-Cher), où se trouve la ferme d’Ingrande, distincte et éloignée du hameau ci-dessus, borne Épeigné-sur-Dême (Indre-et-Loire) et Beaumont-la-Chartre, et finit à Beaumont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6624</text:p>
          </table:table-cell>
          <table:table-cell office:value-type="string" calcext:value-type="string">
            <text:p>Cropette (La)*,</text:p>
          </table:table-cell>
          <table:table-cell office:value-type="string" calcext:value-type="string">
            <text:p>domaine vassal</text:p>
          </table:table-cell>
          <table:table-cell office:value-type="string" calcext:value-type="string">
            <text:p/>
            <text:p>            Chère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domaine vassal de </text:p>
            <text:p>            Chères</text:p>
            <text:p>          à Savigne-l'Eveque, 1536 </text:p>
            <text:p>         (Rev. du M., I, 350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6885</text:p>
          </table:table-cell>
          <table:table-cell office:value-type="string" calcext:value-type="string">
            <text:p>Davière (La)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/>
            <text:p>            Clermont</text:p>
            <text:p>         </text:p>
          </table:table-cell>
          <table:table-cell office:value-type="float" office:value="72084" calcext:value-type="float">
            <text:p>72084</text:p>
          </table:table-cell>
          <table:table-cell office:value-type="string" calcext:value-type="string">
            <text:p/>
            <text:p>         lieu-dit, à </text:p>
            <text:p>            Clermont</text:p>
            <text:p>          (Jaillot)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2-19658</text:p>
          </table:table-cell>
          <table:table-cell office:value-type="string" calcext:value-type="string">
            <text:p>Fontaine-sur-Yon*,</text:p>
          </table:table-cell>
          <table:table-cell office:value-type="string" calcext:value-type="string">
            <text:p>seigneurie vassale</text:p>
          </table:table-cell>
          <table:table-cell office:value-type="string" calcext:value-type="string">
            <text:p/>
            <text:p>            Clermon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seigneurie vassale de </text:p>
            <text:p>            Clermont</text:p>
            <text:p>          en Segrie, </text:p>
            <text:p>            xviii</text:p>
            <text:p>            e siècle </text:p>
            <text:p>         (Rev. du M., XIII, 175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2048</text:p>
          </table:table-cell>
          <table:table-cell office:value-type="string" calcext:value-type="string">
            <text:p>Gembrun*,</text:p>
          </table:table-cell>
          <table:table-cell office:value-type="string" calcext:value-type="string">
            <text:p>ferme et fief vassal</text:p>
          </table:table-cell>
          <table:table-cell office:value-type="string" calcext:value-type="string">
            <text:p/>
            <text:p>            Convois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 et fief vassal de </text:p>
            <text:p>            Convoise</text:p>
            <text:p>          à Saint-Cosme-de-Vair, 1406 </text:p>
            <text:p>         (S.-Cosme, p. 140)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2-22398</text:p>
          </table:table-cell>
          <table:table-cell office:value-type="string" calcext:value-type="string">
            <text:p>Girardière (La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/>
            <text:p>            Cormeri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situé vers la </text:p>
            <text:p>            Cormerie</text:p>
            <text:p>         , commune de Bouloire, </text:p>
            <text:p>            xvi</text:p>
            <text:p>            e siècle </text:p>
            <text:p>         (Arch. nat., P 667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8015</text:p>
          </table:table-cell>
          <table:table-cell office:value-type="string" calcext:value-type="string">
            <text:p>Épéchau (L’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/>
            <text:p>            Cour-de-Cogners</text:p>
            <text:p>         </text:p>
          </table:table-cell>
          <table:table-cell office:value-type="float" office:value="72085" calcext:value-type="float">
            <text:p>72085</text:p>
          </table:table-cell>
          <table:table-cell office:value-type="string" calcext:value-type="string">
            <text:p/>
            <text:p>         fief uni à la </text:p>
            <text:p>            Cour-de-Cogners</text:p>
            <text:p>         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00670</text:p>
          </table:table-cell>
          <table:table-cell office:value-type="string" calcext:value-type="string">
            <text:p>Apremont*,</text:p>
          </table:table-cell>
          <table:table-cell office:value-type="string" calcext:value-type="string">
            <text:p>moulin vassal</text:p>
          </table:table-cell>
          <table:table-cell office:value-type="string" calcext:value-type="string">
            <text:p/>
            <text:p>            Cour-de-Rouillon</text:p>
            <text:p>         </text:p>
          </table:table-cell>
          <table:table-cell office:value-type="float" office:value="72257" calcext:value-type="float">
            <text:p>72257</text:p>
          </table:table-cell>
          <table:table-cell office:value-type="string" calcext:value-type="string">
            <text:p/>
            <text:p>         moulin vassal de la </text:p>
            <text:p>            Cour-de-Rouillon</text:p>
            <text:p>         , 1403</text:p>
            <text:p>         (Prov. du M., V, 45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6127</text:p>
          </table:table-cell>
          <table:table-cell office:value-type="string" calcext:value-type="string">
            <text:p>Huguenoterie (La),</text:p>
          </table:table-cell>
          <table:table-cell office:value-type="string" calcext:value-type="string">
            <text:p>caveau</text:p>
          </table:table-cell>
          <table:table-cell office:value-type="string" calcext:value-type="string">
            <text:p/>
            <text:p>            Courgeo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aveau, à </text:p>
            <text:p>            Courgeon</text:p>
            <text:p>         , commune de Bouër </text:p>
            <text:p>         (Pesche, I, 195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5613</text:p>
          </table:table-cell>
          <table:table-cell office:value-type="string" calcext:value-type="string">
            <text:p>Bonnechousière (La)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/>
            <text:p>            Courtenvau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Courtenvau</text:p>
            <text:p>          à Bessé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2985</text:p>
          </table:table-cell>
          <table:table-cell office:value-type="string" calcext:value-type="string">
            <text:p>Saint-Denis de Château-Sénéchal*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/>
            <text:p>            Coutur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 prieuré de la </text:p>
            <text:p>            Coutur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0953</text:p>
          </table:table-cell>
          <table:table-cell office:value-type="string" calcext:value-type="string">
            <text:p>Chapelle (La),</text:p>
          </table:table-cell>
          <table:table-cell office:value-type="string" calcext:value-type="string">
            <text:p>faubourg</text:p>
          </table:table-cell>
          <table:table-cell office:value-type="string" calcext:value-type="string">
            <text:p/>
            <text:p>            Crannes</text:p>
            <text:p>         </text:p>
          </table:table-cell>
          <table:table-cell office:value-type="float" office:value="72107" calcext:value-type="float">
            <text:p>72107</text:p>
          </table:table-cell>
          <table:table-cell office:value-type="string" calcext:value-type="string">
            <text:p/>
            <text:p>         faubourg de </text:p>
            <text:p>            Cranne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0780</text:p>
          </table:table-cell>
          <table:table-cell office:value-type="string" calcext:value-type="string">
            <text:p>Chandolin (Ruisseau de),</text:p>
          </table:table-cell>
          <table:table-cell/>
          <table:table-cell office:value-type="string" calcext:value-type="string">
            <text:p/>
            <text:p>            Crannes</text:p>
            <text:p>         </text:p>
          </table:table-cell>
          <table:table-cell office:value-type="float" office:value="72107" calcext:value-type="float">
            <text:p>72107</text:p>
          </table:table-cell>
          <table:table-cell office:value-type="string" calcext:value-type="string">
            <text:p>affluent de celui du Pessot ; borne </text:p>
            <text:p>            Crannes</text:p>
            <text:p>         , Chemire-le-Gaudin et</text:p>
            <text:p>            Souligne-sous-Vallo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8182</text:p>
          </table:table-cell>
          <table:table-cell office:value-type="string" calcext:value-type="string">
            <text:p>Pont-au-Rais,</text:p>
          </table:table-cell>
          <table:table-cell/>
          <table:table-cell office:value-type="string" calcext:value-type="string">
            <text:p/>
            <text:p>            Crannes</text:p>
            <text:p>         </text:p>
          </table:table-cell>
          <table:table-cell office:value-type="float" office:value="72107" calcext:value-type="float">
            <text:p>72107</text:p>
          </table:table-cell>
          <table:table-cell office:value-type="string" calcext:value-type="string">
            <text:p>sur le ruisseau de Pessot, entre </text:p>
            <text:p>            Crannes</text:p>
            <text:p>          et Souligne-sous-Vallon (Jaillot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19037</text:p>
          </table:table-cell>
          <table:table-cell office:value-type="string" calcext:value-type="string">
            <text:p>Fief-Gastevin (Le)*,</text:p>
          </table:table-cell>
          <table:table-cell/>
          <table:table-cell office:value-type="string" calcext:value-type="string">
            <text:p/>
            <text:p>            Créans</text:p>
            <text:p>         </text:p>
          </table:table-cell>
          <table:table-cell office:value-type="float" office:value="72084" calcext:value-type="float">
            <text:p>72084</text:p>
          </table:table-cell>
          <table:table-cell office:value-type="string" calcext:value-type="string">
            <text:p>à </text:p>
            <text:p>            Créans</text:p>
            <text:p>         , </text:p>
            <text:p>            xiii</text:p>
            <text:p>            e siècle </text:p>
            <text:p>         (Ann. fléch., X, 325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13418</text:p>
          </table:table-cell>
          <table:table-cell office:value-type="string" calcext:value-type="string">
            <text:p>Clos-de-la-Fuie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/>
            <text:p>            Croix-Georgett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à la </text:p>
            <text:p>            Croix-Georgette</text:p>
            <text:p>         , 251</text:p>
            <text:p>         commune de Rouillon </text:p>
            <text:p>         (1932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4816</text:p>
          </table:table-cell>
          <table:table-cell office:value-type="string" calcext:value-type="string">
            <text:p>Coudre (Fontaine de la),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/>
            <text:p>            Dina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source du </text:p>
            <text:p>            Dinan</text:p>
            <text:p>         , commune de Jupilles (Jaillot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10443</text:p>
          </table:table-cell>
          <table:table-cell office:value-type="string" calcext:value-type="string">
            <text:p>Champfleury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/>
            <text:p>            Étival-en-Charni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 faisant partie de la fondation de l’abbaye d’</text:p>
            <text:p>            Étival-en-Charnie</text:p>
            <text:p>         , </text:p>
            <text:p>            xii</text:p>
            <text:p>            e siècl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42317</text:p>
          </table:table-cell>
          <table:table-cell office:value-type="string" calcext:value-type="string">
            <text:p>Ruchardière (La)*,</text:p>
          </table:table-cell>
          <table:table-cell office:value-type="string" calcext:value-type="string">
            <text:p>domaine</text:p>
          </table:table-cell>
          <table:table-cell office:value-type="string" calcext:value-type="string">
            <text:p/>
            <text:p>            Étival-en-Charni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domaine dépendant de l’abbaye d’</text:p>
            <text:p>            Étival-en-Charnie</text:p>
            <text:p>         , </text:p>
            <text:p>            xii</text:p>
            <text:p>            e siècl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2080</text:p>
          </table:table-cell>
          <table:table-cell office:value-type="string" calcext:value-type="string">
            <text:p>Mont-Hubert (Le)*,</text:p>
          </table:table-cell>
          <table:table-cell office:value-type="string" calcext:value-type="string">
            <text:p>partie du faubourg</text:p>
          </table:table-cell>
          <table:table-cell office:value-type="string" calcext:value-type="string">
            <text:p/>
            <text:p>            Falais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rtie du faubourg de </text:p>
            <text:p>            Falaise</text:p>
            <text:p>         , commune de Bouloire </text:p>
            <text:p>         (Pesche, I, 201) ; nom inconnu aujourd’hui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6512</text:p>
          </table:table-cell>
          <table:table-cell office:value-type="string" calcext:value-type="string">
            <text:p>Jard (Ile du),</text:p>
          </table:table-cell>
          <table:table-cell/>
          <table:table-cell office:value-type="string" calcext:value-type="string">
            <text:p/>
            <text:p>            Fillé</text:p>
            <text:p>         </text:p>
          </table:table-cell>
          <table:table-cell office:value-type="float" office:value="72133" calcext:value-type="float">
            <text:p>72133</text:p>
          </table:table-cell>
          <table:table-cell office:value-type="string" calcext:value-type="string">
            <text:p>sur la Sarthe, entre </text:p>
            <text:p>            Fillé</text:p>
            <text:p>          et Guecelard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6481</text:p>
          </table:table-cell>
          <table:table-cell office:value-type="string" calcext:value-type="string">
            <text:p>Jambron (Ruisseau de),</text:p>
          </table:table-cell>
          <table:table-cell/>
          <table:table-cell office:value-type="string" calcext:value-type="string">
            <text:p/>
            <text:p>            Fontaine-Saint-Pèr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ffluent de la rivière de Lombron ; naît au lieu-dit la </text:p>
            <text:p>            Fontaine-Saint-Père</text:p>
            <text:p>         , commune de Saint-Christophe-du-Jambet, et borne Saint-Christophe et Segrie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2-00989</text:p>
          </table:table-cell>
          <table:table-cell office:value-type="string" calcext:value-type="string">
            <text:p>Astrée (L’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/>
            <text:p>            Fossés-de-Charenc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sur les </text:p>
            <text:p>            Fossés-de-Charence</text:p>
            <text:p>         , commune de Luceau, </text:p>
            <text:p>            xviii</text:p>
            <text:p>            e siècle</text:p>
            <text:p>         (arch. dép., G 836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02101</text:p>
          </table:table-cell>
          <table:table-cell office:value-type="string" calcext:value-type="string">
            <text:p>Batahuère (La)*,</text:p>
          </table:table-cell>
          <table:table-cell office:value-type="string" calcext:value-type="string">
            <text:p>domaine</text:p>
          </table:table-cell>
          <table:table-cell office:value-type="string" calcext:value-type="string">
            <text:p/>
            <text:p>            Foulletourte</text:p>
            <text:p>         </text:p>
          </table:table-cell>
          <table:table-cell office:value-type="float" office:value="72051" calcext:value-type="float">
            <text:p>72051</text:p>
          </table:table-cell>
          <table:table-cell office:value-type="string" calcext:value-type="string">
            <text:p/>
            <text:p>         domaine, dans la mouvance de </text:p>
            <text:p>            Foulletourte</text:p>
            <text:p>         , 1454</text:p>
            <text:p>         (Ann. fl., II, 75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059</text:p>
          </table:table-cell>
          <table:table-cell office:value-type="string" calcext:value-type="string">
            <text:p>Sainte-Catherine (Rue),</text:p>
          </table:table-cell>
          <table:table-cell/>
          <table:table-cell office:value-type="string" calcext:value-type="string">
            <text:p/>
            <text:p>            Foulletourt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</text:p>
            <text:p>            Foulletourte</text:p>
            <text:p>         , commune de Cérans-Foulletourte ; chapelle détruite après la révolutio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7789</text:p>
          </table:table-cell>
          <table:table-cell office:value-type="string" calcext:value-type="string">
            <text:p>Écu (Rue de l’),</text:p>
          </table:table-cell>
          <table:table-cell/>
          <table:table-cell office:value-type="string" calcext:value-type="string">
            <text:p/>
            <text:p>            Foulletourt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</text:p>
            <text:p>            Foulletourte</text:p>
            <text:p>         , commune de Cérans-Foulletourt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40009</text:p>
          </table:table-cell>
          <table:table-cell office:value-type="string" calcext:value-type="string">
            <text:p>Rambourg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/>
            <text:p>            Frébourg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, dépendant de </text:p>
            <text:p>            Frébourg</text:p>
            <text:p>          à Contilly au </text:p>
            <text:p>            xviii</text:p>
            <text:p>            e siècl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2058</text:p>
          </table:table-cell>
          <table:table-cell office:value-type="string" calcext:value-type="string">
            <text:p>la Rouzinière,</text:p>
          </table:table-cell>
          <table:table-cell office:value-type="string" calcext:value-type="string">
            <text:p>terres</text:p>
          </table:table-cell>
          <table:table-cell office:value-type="string" calcext:value-type="string">
            <text:p/>
            <text:p>            Fredonnièr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terres réunies à la </text:p>
            <text:p>            Fredonnière</text:p>
            <text:p>         , commune de Chenu </text:p>
            <text:p>         (Bull. de la société d’agriculture, 1862, XVI, 706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2418</text:p>
          </table:table-cell>
          <table:table-cell office:value-type="string" calcext:value-type="string">
            <text:p>Beaulieu,</text:p>
          </table:table-cell>
          <table:table-cell office:value-type="string" calcext:value-type="string">
            <text:p>faubourg</text:p>
          </table:table-cell>
          <table:table-cell office:value-type="string" calcext:value-type="string">
            <text:p/>
            <text:p>            Fresnay</text:p>
            <text:p>         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/>
            <text:p>         faubourg de </text:p>
            <text:p>            Fresnay</text:p>
            <text:p>         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8217</text:p>
          </table:table-cell>
          <table:table-cell office:value-type="string" calcext:value-type="string">
            <text:p>Érablaie (L’)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/>
            <text:p>            Fresnay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Fresnay</text:p>
            <text:p>         , 1401 </text:p>
            <text:p>         (Bilard, II, 7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25060</text:p>
          </table:table-cell>
          <table:table-cell office:value-type="string" calcext:value-type="string">
            <text:p>Happecolette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/>
            <text:p>            Fresnay</text:p>
            <text:p>         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/>
            <text:p>         lieu, entre </text:p>
            <text:p>            Fresnay</text:p>
            <text:p>          et Asse-le-Boisne ou Saint-Aubin-de-Locquenay, </text:p>
            <text:p>            xvi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7633</text:p>
          </table:table-cell>
          <table:table-cell office:value-type="string" calcext:value-type="string">
            <text:p>Échange (L’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/>
            <text:p>            Fresnay</text:p>
            <text:p>         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/>
            <text:p>         lieu, entre </text:p>
            <text:p>            Fresnay</text:p>
            <text:p>          et Asse-le-Boisne ou Saint-Aubin-de-Locquenay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3105</text:p>
          </table:table-cell>
          <table:table-cell office:value-type="string" calcext:value-type="string">
            <text:p>Moulin-Neuf (Le)*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/>
            <text:p>            Fresnay</text:p>
            <text:p>         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/>
            <text:p>         moulin, à </text:p>
            <text:p>            Fresnay</text:p>
            <text:p>          </text:p>
            <text:p>         (Pesche, I, 38 ; II, 476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0624</text:p>
          </table:table-cell>
          <table:table-cell office:value-type="string" calcext:value-type="string">
            <text:p>Champ-Renault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/>
            <text:p>            Fresnay</text:p>
            <text:p>         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/>
            <text:p>         quartier de </text:p>
            <text:p>            Fresnay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3427</text:p>
          </table:table-cell>
          <table:table-cell office:value-type="string" calcext:value-type="string">
            <text:p>Clos-de-Paris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/>
            <text:p>            Fresnay</text:p>
            <text:p>         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/>
            <text:p>         quartier de </text:p>
            <text:p>            Fresnay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5799</text:p>
          </table:table-cell>
          <table:table-cell office:value-type="string" calcext:value-type="string">
            <text:p>Creuzot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/>
            <text:p>            Fresnay</text:p>
            <text:p>         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/>
            <text:p>         quartier de </text:p>
            <text:p>            Fresnay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9094</text:p>
          </table:table-cell>
          <table:table-cell office:value-type="string" calcext:value-type="string">
            <text:p>Filoteri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/>
            <text:p>            Fresnay</text:p>
            <text:p>         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/>
            <text:p>         quartier de </text:p>
            <text:p>            Fresnay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9283</text:p>
          </table:table-cell>
          <table:table-cell office:value-type="string" calcext:value-type="string">
            <text:p>Folletièr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/>
            <text:p>            Fresnay</text:p>
            <text:p>         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/>
            <text:p>         quartier de </text:p>
            <text:p>            Fresnay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5127</text:p>
          </table:table-cell>
          <table:table-cell office:value-type="string" calcext:value-type="string">
            <text:p>Terriers (Les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/>
            <text:p>            Fresnay</text:p>
            <text:p>         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/>
            <text:p>         quartier de </text:p>
            <text:p>            Fresnay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7854</text:p>
          </table:table-cell>
          <table:table-cell office:value-type="string" calcext:value-type="string">
            <text:p>Verdun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/>
            <text:p>            Fresnay</text:p>
            <text:p>         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/>
            <text:p>         quartier de </text:p>
            <text:p>            Fresnay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8120</text:p>
          </table:table-cell>
          <table:table-cell office:value-type="string" calcext:value-type="string">
            <text:p>du)*,</text:p>
          </table:table-cell>
          <table:table-cell/>
          <table:table-cell office:value-type="string" calcext:value-type="string">
            <text:p/>
            <text:p>            Fresnay</text:p>
            <text:p>         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>à </text:p>
            <text:p>            Fresnay</text:p>
            <text:p>          </text:p>
            <text:p>         (Pesche, II, 476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3674</text:p>
          </table:table-cell>
          <table:table-cell office:value-type="string" calcext:value-type="string">
            <text:p>Saint-Sauveur (Rue),</text:p>
          </table:table-cell>
          <table:table-cell/>
          <table:table-cell office:value-type="string" calcext:value-type="string">
            <text:p/>
            <text:p>            Fresnay</text:p>
            <text:p>         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>à </text:p>
            <text:p>            Fresnay</text:p>
            <text:p>          ; ancien prieuré de la Couture ; chapelle détruite au </text:p>
            <text:p>            xvii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2033</text:p>
          </table:table-cell>
          <table:table-cell office:value-type="string" calcext:value-type="string">
            <text:p>Gélines (Rue aux)*,</text:p>
          </table:table-cell>
          <table:table-cell/>
          <table:table-cell office:value-type="string" calcext:value-type="string">
            <text:p/>
            <text:p>            Fresnay</text:p>
            <text:p>         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>à </text:p>
            <text:p>            Fresnay</text:p>
            <text:p>         , 1498 </text:p>
            <text:p>         (Cogner, E 653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3796</text:p>
          </table:table-cell>
          <table:table-cell office:value-type="string" calcext:value-type="string">
            <text:p>Beslière (Rue de la),</text:p>
          </table:table-cell>
          <table:table-cell/>
          <table:table-cell office:value-type="string" calcext:value-type="string">
            <text:p/>
            <text:p>            Fresnay</text:p>
            <text:p>         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>à </text:p>
            <text:p>            Fresnay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4934</text:p>
          </table:table-cell>
          <table:table-cell office:value-type="string" calcext:value-type="string">
            <text:p>Couloir (Rue du),</text:p>
          </table:table-cell>
          <table:table-cell/>
          <table:table-cell office:value-type="string" calcext:value-type="string">
            <text:p/>
            <text:p>            Fresnay</text:p>
            <text:p>         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>à </text:p>
            <text:p>            Fresnay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5037</text:p>
          </table:table-cell>
          <table:table-cell office:value-type="string" calcext:value-type="string">
            <text:p>Cour (Rue de la Basse-),</text:p>
          </table:table-cell>
          <table:table-cell/>
          <table:table-cell office:value-type="string" calcext:value-type="string">
            <text:p/>
            <text:p>            Fresnay</text:p>
            <text:p>         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>à </text:p>
            <text:p>            Fresnay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5848</text:p>
          </table:table-cell>
          <table:table-cell office:value-type="string" calcext:value-type="string">
            <text:p>Crochet (Rue du),</text:p>
          </table:table-cell>
          <table:table-cell/>
          <table:table-cell office:value-type="string" calcext:value-type="string">
            <text:p/>
            <text:p>            Fresnay</text:p>
            <text:p>         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>à </text:p>
            <text:p>            Fresnay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5202</text:p>
          </table:table-cell>
          <table:table-cell office:value-type="string" calcext:value-type="string">
            <text:p>Hautary (Rue de),</text:p>
          </table:table-cell>
          <table:table-cell/>
          <table:table-cell office:value-type="string" calcext:value-type="string">
            <text:p/>
            <text:p>            Fresnay</text:p>
            <text:p>         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>à </text:p>
            <text:p>            Fresnay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6817</text:p>
          </table:table-cell>
          <table:table-cell office:value-type="string" calcext:value-type="string">
            <text:p>Josaphats (Rue des),</text:p>
          </table:table-cell>
          <table:table-cell/>
          <table:table-cell office:value-type="string" calcext:value-type="string">
            <text:p/>
            <text:p>            Fresnay</text:p>
            <text:p>         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>à </text:p>
            <text:p>            Fresnay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7132</text:p>
          </table:table-cell>
          <table:table-cell office:value-type="string" calcext:value-type="string">
            <text:p>Laire (Faubourg de),</text:p>
          </table:table-cell>
          <table:table-cell/>
          <table:table-cell office:value-type="string" calcext:value-type="string">
            <text:p/>
            <text:p>            Fresnay</text:p>
            <text:p>         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>à </text:p>
            <text:p>            Fresnay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4603</text:p>
          </table:table-cell>
          <table:table-cell office:value-type="string" calcext:value-type="string">
            <text:p>Panneterie (Rue de la),</text:p>
          </table:table-cell>
          <table:table-cell/>
          <table:table-cell office:value-type="string" calcext:value-type="string">
            <text:p/>
            <text:p>            Fresnay</text:p>
            <text:p>         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>à </text:p>
            <text:p>            Fresnay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8653</text:p>
          </table:table-cell>
          <table:table-cell office:value-type="string" calcext:value-type="string">
            <text:p>Poterne (Rue de la),</text:p>
          </table:table-cell>
          <table:table-cell/>
          <table:table-cell office:value-type="string" calcext:value-type="string">
            <text:p/>
            <text:p>            Fresnay</text:p>
            <text:p>         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>à </text:p>
            <text:p>            Fresnay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0605</text:p>
          </table:table-cell>
          <table:table-cell office:value-type="string" calcext:value-type="string">
            <text:p>Riboterie (Rue de la),</text:p>
          </table:table-cell>
          <table:table-cell/>
          <table:table-cell office:value-type="string" calcext:value-type="string">
            <text:p/>
            <text:p>            Fresnay</text:p>
            <text:p>         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>à </text:p>
            <text:p>            Fresnay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5699</text:p>
          </table:table-cell>
          <table:table-cell office:value-type="string" calcext:value-type="string">
            <text:p>Torrentins (Rue des),</text:p>
          </table:table-cell>
          <table:table-cell/>
          <table:table-cell office:value-type="string" calcext:value-type="string">
            <text:p/>
            <text:p>            Fresnay</text:p>
            <text:p>         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>à </text:p>
            <text:p>            Fresnay</text:p>
            <text:p>         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3288</text:p>
          </table:table-cell>
          <table:table-cell office:value-type="string" calcext:value-type="string">
            <text:p>Gremillonnière (La)*,</text:p>
          </table:table-cell>
          <table:table-cell office:value-type="string" calcext:value-type="string">
            <text:p>faubourg</text:p>
          </table:table-cell>
          <table:table-cell office:value-type="string" calcext:value-type="string">
            <text:p/>
            <text:p>            Fresnaye</text:p>
            <text:p>         </text:p>
          </table:table-cell>
          <table:table-cell office:value-type="float" office:value="72137" calcext:value-type="float">
            <text:p>72137</text:p>
          </table:table-cell>
          <table:table-cell office:value-type="string" calcext:value-type="string">
            <text:p/>
            <text:p>         faubourg de la </text:p>
            <text:p>            Fresnaye</text:p>
            <text:p>          </text:p>
            <text:p>         (1861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3724</text:p>
          </table:table-cell>
          <table:table-cell office:value-type="string" calcext:value-type="string">
            <text:p>Notre-Dame-de-Pitié*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            Gallièr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 détruite, à la </text:p>
            <text:p>            Gallière</text:p>
            <text:p>         , commune de la Flèche (Sainte-Colombe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6554</text:p>
          </table:table-cell>
          <table:table-cell office:value-type="string" calcext:value-type="string">
            <text:p>Tuffière (La),</text:p>
          </table:table-cell>
          <table:table-cell office:value-type="string" calcext:value-type="string">
            <text:p>faubourg</text:p>
          </table:table-cell>
          <table:table-cell office:value-type="string" calcext:value-type="string">
            <text:p/>
            <text:p>            Grand-Lucé</text:p>
            <text:p>         </text:p>
          </table:table-cell>
          <table:table-cell office:value-type="float" office:value="72143" calcext:value-type="float">
            <text:p>72143</text:p>
          </table:table-cell>
          <table:table-cell office:value-type="string" calcext:value-type="string">
            <text:p/>
            <text:p>         faubourg du </text:p>
            <text:p>            Grand-Lucé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0733</text:p>
          </table:table-cell>
          <table:table-cell office:value-type="string" calcext:value-type="string">
            <text:p>Médecineri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/>
            <text:p>            Grand-Lucé</text:p>
            <text:p>         </text:p>
          </table:table-cell>
          <table:table-cell office:value-type="float" office:value="72143" calcext:value-type="float">
            <text:p>72143</text:p>
          </table:table-cell>
          <table:table-cell office:value-type="string" calcext:value-type="string">
            <text:p/>
            <text:p>         quartier du </text:p>
            <text:p>            Grand-Lucé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0324</text:p>
          </table:table-cell>
          <table:table-cell office:value-type="string" calcext:value-type="string">
            <text:p>Remblai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/>
            <text:p>            Grand-Lucé</text:p>
            <text:p>         </text:p>
          </table:table-cell>
          <table:table-cell office:value-type="float" office:value="72143" calcext:value-type="float">
            <text:p>72143</text:p>
          </table:table-cell>
          <table:table-cell office:value-type="string" calcext:value-type="string">
            <text:p/>
            <text:p>         quartier du </text:p>
            <text:p>            Grand-Lucé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013</text:p>
          </table:table-cell>
          <table:table-cell office:value-type="string" calcext:value-type="string">
            <text:p>Sainte-Anne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/>
            <text:p>            Grand-Lucé</text:p>
            <text:p>         </text:p>
          </table:table-cell>
          <table:table-cell office:value-type="float" office:value="72143" calcext:value-type="float">
            <text:p>72143</text:p>
          </table:table-cell>
          <table:table-cell office:value-type="string" calcext:value-type="string">
            <text:p/>
            <text:p>         quartier du </text:p>
            <text:p>            Grand-Luc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169</text:p>
          </table:table-cell>
          <table:table-cell office:value-type="string" calcext:value-type="string">
            <text:p>Saint-Facile (Rue),</text:p>
          </table:table-cell>
          <table:table-cell/>
          <table:table-cell office:value-type="string" calcext:value-type="string">
            <text:p/>
            <text:p>            Grand-Lucé</text:p>
            <text:p>         </text:p>
          </table:table-cell>
          <table:table-cell office:value-type="float" office:value="72143" calcext:value-type="float">
            <text:p>72143</text:p>
          </table:table-cell>
          <table:table-cell office:value-type="string" calcext:value-type="string">
            <text:p>au </text:p>
            <text:p>            Grand-Lucé</text:p>
            <text:p>          ; vocable de l’église paroissia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8413</text:p>
          </table:table-cell>
          <table:table-cell office:value-type="string" calcext:value-type="string">
            <text:p>Bu (Le)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/>
            <text:p>            Groutel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Groutel</text:p>
            <text:p>         , commune de Champfleur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9573</text:p>
          </table:table-cell>
          <table:table-cell office:value-type="string" calcext:value-type="string">
            <text:p>Fontaine-Renard (Ruisseau de la),</text:p>
          </table:table-cell>
          <table:table-cell/>
          <table:table-cell office:value-type="string" calcext:value-type="string">
            <text:p/>
            <text:p>            Guémansais</text:p>
            <text:p>         </text:p>
          </table:table-cell>
          <table:table-cell office:value-type="float" office:value="72220" calcext:value-type="float">
            <text:p>72220</text:p>
          </table:table-cell>
          <table:table-cell office:value-type="string" calcext:value-type="string">
            <text:p>l’une des sources du </text:p>
            <text:p>            Guémansais</text:p>
            <text:p>         , d’après Pesche (IV, 1270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9486</text:p>
          </table:table-cell>
          <table:table-cell office:value-type="string" calcext:value-type="string">
            <text:p>Fontaine-au-Ladre (Ruisseau de la),</text:p>
          </table:table-cell>
          <table:table-cell/>
          <table:table-cell office:value-type="string" calcext:value-type="string">
            <text:p/>
            <text:p>            Guémansais</text:p>
            <text:p>         </text:p>
          </table:table-cell>
          <table:table-cell office:value-type="float" office:value="72220" calcext:value-type="float">
            <text:p>72220</text:p>
          </table:table-cell>
          <table:table-cell office:value-type="string" calcext:value-type="string">
            <text:p>l’une des sources du </text:p>
            <text:p>            Guémansais</text:p>
            <text:p>         , d’après Pesche (IV, 270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0206</text:p>
          </table:table-cell>
          <table:table-cell office:value-type="string" calcext:value-type="string">
            <text:p>Ravine (Ruisseau de la),</text:p>
          </table:table-cell>
          <table:table-cell/>
          <table:table-cell office:value-type="string" calcext:value-type="string">
            <text:p/>
            <text:p>            Hermitière</text:p>
            <text:p>         </text:p>
          </table:table-cell>
          <table:table-cell office:value-type="float" office:value="61204" calcext:value-type="float">
            <text:p>61204</text:p>
          </table:table-cell>
          <table:table-cell office:value-type="string" calcext:value-type="string">
            <text:p>affluent de l’Huisne, né à l’</text:p>
            <text:p>            Hermitière</text:p>
            <text:p>          (Orne) ; tire son nom du lieu de la Ravine, situé au-dessous de ce bourg, sépare le Theil (Orne) d’Avez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4301</text:p>
          </table:table-cell>
          <table:table-cell office:value-type="string" calcext:value-type="string">
            <text:p>Orthe (L’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/>
            <text:p>            Izé</text:p>
            <text:p>         </text:p>
          </table:table-cell>
          <table:table-cell office:value-type="float" office:value="53120" calcext:value-type="float">
            <text:p>53120</text:p>
          </table:table-cell>
          <table:table-cell office:value-type="string" calcext:value-type="string">
            <text:p/>
            <text:p>         rivière, affluent de la Sarthe ; vient d’</text:p>
            <text:p>            Izé</text:p>
            <text:p>          (Mayenne) ; arrose ou limite, dans le département de la Sarthe, Mont-Saint-Jean, Douillet et Montreuil-le-Chetif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17421</text:p>
          </table:table-cell>
          <table:table-cell office:value-type="string" calcext:value-type="string">
            <text:p>Douvre (Bois de)*,</text:p>
          </table:table-cell>
          <table:table-cell office:value-type="string" calcext:value-type="string">
            <text:p>partie des bois</text:p>
          </table:table-cell>
          <table:table-cell office:value-type="string" calcext:value-type="string">
            <text:p/>
            <text:p>            Joué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rtie des bois de </text:p>
            <text:p>            Joué</text:p>
            <text:p>         , </text:p>
            <text:p>            ix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8535</text:p>
          </table:table-cell>
          <table:table-cell office:value-type="string" calcext:value-type="string">
            <text:p>Vignes (Les),</text:p>
          </table:table-cell>
          <table:table-cell office:value-type="string" calcext:value-type="string">
            <text:p>faubourg</text:p>
          </table:table-cell>
          <table:table-cell office:value-type="string" calcext:value-type="string">
            <text:p/>
            <text:p>            Juigné</text:p>
            <text:p>         </text:p>
          </table:table-cell>
          <table:table-cell office:value-type="float" office:value="72151" calcext:value-type="float">
            <text:p>72151</text:p>
          </table:table-cell>
          <table:table-cell office:value-type="string" calcext:value-type="string">
            <text:p/>
            <text:p>         faubourg de </text:p>
            <text:p>            Juigné</text:p>
            <text:p>         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3622</text:p>
          </table:table-cell>
          <table:table-cell office:value-type="string" calcext:value-type="string">
            <text:p>Noe-Yvon (La)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/>
            <text:p>            Laval-Péa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Laval-Péan</text:p>
            <text:p>         , 1588 </text:p>
            <text:p>         (Sourches, p. 157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7329</text:p>
          </table:table-cell>
          <table:table-cell office:value-type="string" calcext:value-type="string">
            <text:p>Brauderies (Les),</text:p>
          </table:table-cell>
          <table:table-cell office:value-type="string" calcext:value-type="string">
            <text:p>partie des bois</text:p>
          </table:table-cell>
          <table:table-cell office:value-type="string" calcext:value-type="string">
            <text:p/>
            <text:p>            Loge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rtie des bois des </text:p>
            <text:p>            Loges</text:p>
            <text:p>         , commune d’Écorpai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7424</text:p>
          </table:table-cell>
          <table:table-cell office:value-type="string" calcext:value-type="string">
            <text:p>les Vaux-du-Loir,</text:p>
          </table:table-cell>
          <table:table-cell office:value-type="string" calcext:value-type="string">
            <text:p>vallée</text:p>
          </table:table-cell>
          <table:table-cell office:value-type="string" calcext:value-type="string">
            <text:p/>
            <text:p>            Loir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 de la vallée du </text:p>
            <text:p>            Loir</text:p>
            <text:p>          depuis Montoire (Loir-et-Cher) jusqu’à Chateau-du-Loir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5336</text:p>
          </table:table-cell>
          <table:table-cell office:value-type="string" calcext:value-type="string">
            <text:p>Hennebaude (Lande de),</text:p>
          </table:table-cell>
          <table:table-cell office:value-type="string" calcext:value-type="string">
            <text:p>partie de l’ancienne forêt</text:p>
          </table:table-cell>
          <table:table-cell office:value-type="string" calcext:value-type="string">
            <text:p/>
            <text:p>            Longaunay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rtie de l’ancienne forêt de </text:p>
            <text:p>            Longaunay</text:p>
            <text:p>         , commune de Mézeray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3779</text:p>
          </table:table-cell>
          <table:table-cell office:value-type="string" calcext:value-type="string">
            <text:p>Berzil (Bois de)*,</text:p>
          </table:table-cell>
          <table:table-cell office:value-type="string" calcext:value-type="string">
            <text:p>partie de la forêt</text:p>
          </table:table-cell>
          <table:table-cell office:value-type="string" calcext:value-type="string">
            <text:p/>
            <text:p>            Longaunay</text:p>
            <text:p>         </text:p>
          </table:table-cell>
          <table:table-cell office:value-type="float" office:value="72195" calcext:value-type="float">
            <text:p>72195</text:p>
          </table:table-cell>
          <table:table-cell office:value-type="string" calcext:value-type="string">
            <text:p/>
            <text:p>         partie de la forêt de </text:p>
            <text:p>            Longaunay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3626</text:p>
          </table:table-cell>
          <table:table-cell office:value-type="string" calcext:value-type="string">
            <text:p>Nogu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/>
            <text:p>            Longuève-es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qui, réunie à la </text:p>
            <text:p>            Longuève-est</text:p>
            <text:p>         , forme le Duet ; arrose ou limite Coudrecieux, Dollon, Saint-Michel-de-Chavaignes et Thorigné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7177</text:p>
          </table:table-cell>
          <table:table-cell office:value-type="string" calcext:value-type="string">
            <text:p>Bouvardière (La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/>
            <text:p>            Loutièr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uni à la </text:p>
            <text:p>            Loutière</text:p>
            <text:p>         , commune de Cogners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5328</text:p>
          </table:table-cell>
          <table:table-cell office:value-type="string" calcext:value-type="string">
            <text:p>Hellou,</text:p>
          </table:table-cell>
          <table:table-cell office:value-type="string" calcext:value-type="string">
            <text:p>ancienne paroisse</text:p>
          </table:table-cell>
          <table:table-cell office:value-type="string" calcext:value-type="string">
            <text:p/>
            <text:p>            Main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ne paroisse du </text:p>
            <text:p>            Maine</text:p>
            <text:p>         , destinée en 1790 à faire partie du département de la Sarthe, mais qui opta la même année pour le département de l’Orne (voir l’Introduction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8391</text:p>
          </table:table-cell>
          <table:table-cell office:value-type="string" calcext:value-type="string">
            <text:p>Ludna*,</text:p>
          </table:table-cell>
          <table:table-cell office:value-type="string" calcext:value-type="string">
            <text:p>ancienne paroisse</text:p>
          </table:table-cell>
          <table:table-cell office:value-type="string" calcext:value-type="string">
            <text:p/>
            <text:p>            Main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ne paroisse du </text:p>
            <text:p>            Maine</text:p>
            <text:p>         , dont l’identification est incertain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3055</text:p>
          </table:table-cell>
          <table:table-cell office:value-type="string" calcext:value-type="string">
            <text:p>Cigogne (La)*,</text:p>
          </table:table-cell>
          <table:table-cell office:value-type="string" calcext:value-type="string">
            <text:p>anc. porte et ru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. porte et rue du </text:p>
            <text:p>            Mans</text:p>
            <text:p>         , formant une partie de la rue de la</text:p>
            <text:p>            Truie-qui-file.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DT72-13677</text:p>
          </table:table-cell>
          <table:table-cell office:value-type="string" calcext:value-type="string">
            <text:p>la Mission,</text:p>
          </table:table-cell>
          <table:table-cell office:value-type="string" calcext:value-type="string">
            <text:p>ancien hôpital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 hôpital, au </text:p>
            <text:p>            Mans</text:p>
            <text:p>         , devenu séminaire diocésain au </text:p>
            <text:p>            xvii</text:p>
            <text:p>            e siècle, puis caserne d’artillerie au </text:p>
            <text:p>            xix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4214</text:p>
          </table:table-cell>
          <table:table-cell office:value-type="string" calcext:value-type="string">
            <text:p>Sépulcre (Le)*,</text:p>
          </table:table-cell>
          <table:table-cell office:value-type="string" calcext:value-type="string">
            <text:p>ancien hôpital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 hôpital, a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368</text:p>
          </table:table-cell>
          <table:table-cell office:value-type="string" calcext:value-type="string">
            <text:p>Saint-Julien-le-Pauvre*,</text:p>
          </table:table-cell>
          <table:table-cell office:value-type="string" calcext:value-type="string">
            <text:p>ancien hospic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 hospice, au </text:p>
            <text:p>            Mans</text:p>
            <text:p>         , près de la Coutur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0817</text:p>
          </table:table-cell>
          <table:table-cell office:value-type="string" calcext:value-type="string">
            <text:p>Ardents (Les)*,</text:p>
          </table:table-cell>
          <table:table-cell office:value-type="string" calcext:value-type="string">
            <text:p>ancien hospic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 hospice, a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8892</text:p>
          </table:table-cell>
          <table:table-cell office:value-type="string" calcext:value-type="string">
            <text:p>Maison-Dieu (La)*,</text:p>
          </table:table-cell>
          <table:table-cell office:value-type="string" calcext:value-type="string">
            <text:p>ancien hospic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 hospice, a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3678</text:p>
          </table:table-cell>
          <table:table-cell office:value-type="string" calcext:value-type="string">
            <text:p>Beroise (La)*,</text:p>
          </table:table-cell>
          <table:table-cell office:value-type="string" calcext:value-type="string">
            <text:p>ancien manoir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 manoir, au </text:p>
            <text:p>            Mans</text:p>
            <text:p>         , près de l’église du Pré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219</text:p>
          </table:table-cell>
          <table:table-cell office:value-type="string" calcext:value-type="string">
            <text:p>Saint-Germain-du-Mans*,</text:p>
          </table:table-cell>
          <table:table-cell office:value-type="string" calcext:value-type="string">
            <text:p>ancien monastère et paroisse supprimé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 monastère et paroisse supprimée, a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135</text:p>
          </table:table-cell>
          <table:table-cell office:value-type="string" calcext:value-type="string">
            <text:p>Sainte-Marie*,</text:p>
          </table:table-cell>
          <table:table-cell office:value-type="string" calcext:value-type="string">
            <text:p>ancien monastèr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 monastère, au </text:p>
            <text:p>            Mans</text:p>
            <text:p>         , devenu plus tard une aumôneri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714</text:p>
          </table:table-cell>
          <table:table-cell office:value-type="string" calcext:value-type="string">
            <text:p>les Douze-Apôtres*,</text:p>
          </table:table-cell>
          <table:table-cell office:value-type="string" calcext:value-type="string">
            <text:p>ancien monastèr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 monastère, au </text:p>
            <text:p>            Mans</text:p>
            <text:p>         , sur la rive droite de la Sarth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467</text:p>
          </table:table-cell>
          <table:table-cell office:value-type="string" calcext:value-type="string">
            <text:p>Saint-Martin*,</text:p>
          </table:table-cell>
          <table:table-cell office:value-type="string" calcext:value-type="string">
            <text:p>ancien monastèr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 monastère, a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654</text:p>
          </table:table-cell>
          <table:table-cell office:value-type="string" calcext:value-type="string">
            <text:p>Saint-Rimer*,</text:p>
          </table:table-cell>
          <table:table-cell office:value-type="string" calcext:value-type="string">
            <text:p>ancien monastèr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 monastère, a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149</text:p>
          </table:table-cell>
          <table:table-cell office:value-type="string" calcext:value-type="string">
            <text:p>Sainte-Scolastique*,</text:p>
          </table:table-cell>
          <table:table-cell office:value-type="string" calcext:value-type="string">
            <text:p>ancien monastèr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 monastère, a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9080</text:p>
          </table:table-cell>
          <table:table-cell office:value-type="string" calcext:value-type="string">
            <text:p>la Magne*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 prieuré, au </text:p>
            <text:p>            Mans</text:p>
            <text:p>         , de l’ordre de Saint-Augustin, supprimé en 1743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0842</text:p>
          </table:table-cell>
          <table:table-cell office:value-type="string" calcext:value-type="string">
            <text:p>Fresnerie (La)*,</text:p>
          </table:table-cell>
          <table:table-cell office:value-type="string" calcext:value-type="string">
            <text:p>ancien quartier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 quartier du </text:p>
            <text:p>            Mans</text:p>
            <text:p>         , comprenant les rues de la Grande et de la Petite-Fresnerie, aujourd’hui rue Saint-Dominiqu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7192</text:p>
          </table:table-cell>
          <table:table-cell office:value-type="string" calcext:value-type="string">
            <text:p>Vannerie (La)*,</text:p>
          </table:table-cell>
          <table:table-cell office:value-type="string" calcext:value-type="string">
            <text:p>ancien quartier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 quartier du </text:p>
            <text:p>            Mans</text:p>
            <text:p>         , paroisse de Gourdain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8284</text:p>
          </table:table-cell>
          <table:table-cell office:value-type="string" calcext:value-type="string">
            <text:p>Vieille-Tannerie (La)*,</text:p>
          </table:table-cell>
          <table:table-cell office:value-type="string" calcext:value-type="string">
            <text:p>ancien quartier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 quartier d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717</text:p>
          </table:table-cell>
          <table:table-cell office:value-type="string" calcext:value-type="string">
            <text:p>Saint-Vincent,</text:p>
          </table:table-cell>
          <table:table-cell office:value-type="string" calcext:value-type="string">
            <text:p>ancienne abbay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abbaye, au </text:p>
            <text:p>            Mans</text:p>
            <text:p>         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43112</text:p>
          </table:table-cell>
          <table:table-cell office:value-type="string" calcext:value-type="string">
            <text:p>Sainte-Julite*,</text:p>
          </table:table-cell>
          <table:table-cell office:value-type="string" calcext:value-type="string">
            <text:p>ancienne chapel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chapelle, au </text:p>
            <text:p>            Mans</text:p>
            <text:p>         , </text:p>
            <text:p>            xii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3738</text:p>
          </table:table-cell>
          <table:table-cell office:value-type="string" calcext:value-type="string">
            <text:p>Notre-Dame-des-Marais*,</text:p>
          </table:table-cell>
          <table:table-cell office:value-type="string" calcext:value-type="string">
            <text:p>ancienne chapel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chapelle, au </text:p>
            <text:p>            Mans</text:p>
            <text:p>         , sur l’emplacement de laquelle s’établirent les Dominicains ou Jacobins vers 1230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9849</text:p>
          </table:table-cell>
          <table:table-cell office:value-type="string" calcext:value-type="string">
            <text:p>Les Quintes,</text:p>
          </table:table-cell>
          <table:table-cell office:value-type="string" calcext:value-type="string">
            <text:p>ancienne circonscription territoriale ecclésiastique et civi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ne circonscription territoriale ecclésiastique et civile s’étendant autour du </text:p>
            <text:p>            Mans</text:p>
            <text:p>          et comprenant 37 paroisses ; district de 54 communautés en 1787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632</text:p>
          </table:table-cell>
          <table:table-cell office:value-type="string" calcext:value-type="string">
            <text:p>Saint-Pierre-de-la-Cour,</text:p>
          </table:table-cell>
          <table:table-cell office:value-type="string" calcext:value-type="string">
            <text:p>ancienne collégiale et église paroissia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collégiale et église paroissiale d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677</text:p>
          </table:table-cell>
          <table:table-cell office:value-type="string" calcext:value-type="string">
            <text:p>Saint-Sauveur*,</text:p>
          </table:table-cell>
          <table:table-cell office:value-type="string" calcext:value-type="string">
            <text:p>ancienne églis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église du </text:p>
            <text:p>            Mans</text:p>
            <text:p>          située sur l’emplacement de la psallette de la cathédrale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2-43154</text:p>
          </table:table-cell>
          <table:table-cell office:value-type="string" calcext:value-type="string">
            <text:p>Saint-Étienne*,</text:p>
          </table:table-cell>
          <table:table-cell office:value-type="string" calcext:value-type="string">
            <text:p>ancienne églis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église du </text:p>
            <text:p>            Mans</text:p>
            <text:p>         , </text:p>
            <text:p>            ix</text:p>
            <text:p>            e-xii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5647</text:p>
          </table:table-cell>
          <table:table-cell office:value-type="string" calcext:value-type="string">
            <text:p>Couture (La)*,</text:p>
          </table:table-cell>
          <table:table-cell office:value-type="string" calcext:value-type="string">
            <text:p>ancienne églis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église du </text:p>
            <text:p>            Mans</text:p>
            <text:p>         , attenant à l’abbaye de la Couture ; détruite à la révolutio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8201</text:p>
          </table:table-cell>
          <table:table-cell office:value-type="string" calcext:value-type="string">
            <text:p>Monplaisir,</text:p>
          </table:table-cell>
          <table:table-cell office:value-type="string" calcext:value-type="string">
            <text:p>ancienne maison abbatia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maison abbatiale, au </text:p>
            <text:p>            Mans</text:p>
            <text:p>         , dépendant de la Couture, convertie en pensionna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1162</text:p>
          </table:table-cell>
          <table:table-cell office:value-type="string" calcext:value-type="string">
            <text:p>Auditoire (L’),</text:p>
          </table:table-cell>
          <table:table-cell office:value-type="string" calcext:value-type="string">
            <text:p>ancienne maison canonia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maison canoniale, au </text:p>
            <text:p>            Mans</text:p>
            <text:p>          (paroisse du Crucifix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9881</text:p>
          </table:table-cell>
          <table:table-cell office:value-type="string" calcext:value-type="string">
            <text:p>Forgeur (Le),</text:p>
          </table:table-cell>
          <table:table-cell office:value-type="string" calcext:value-type="string">
            <text:p>ancienne maison canonia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maison canoniale, au </text:p>
            <text:p>            Mans</text:p>
            <text:p>         , paroisse de Saint-Vincen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2316</text:p>
          </table:table-cell>
          <table:table-cell office:value-type="string" calcext:value-type="string">
            <text:p>Morets (Les),</text:p>
          </table:table-cell>
          <table:table-cell office:value-type="string" calcext:value-type="string">
            <text:p>ancienne maison canonia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maison canoniale, au </text:p>
            <text:p>            Mans</text:p>
            <text:p>         , près la cathédra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0880</text:p>
          </table:table-cell>
          <table:table-cell office:value-type="string" calcext:value-type="string">
            <text:p>Argentier (L’)*,</text:p>
          </table:table-cell>
          <table:table-cell office:value-type="string" calcext:value-type="string">
            <text:p>ancienne maison canonia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maison canoniale, a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2710</text:p>
          </table:table-cell>
          <table:table-cell office:value-type="string" calcext:value-type="string">
            <text:p>Gorron*,</text:p>
          </table:table-cell>
          <table:table-cell office:value-type="string" calcext:value-type="string">
            <text:p>ancienne maison canonia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maison canoniale, a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9273</text:p>
          </table:table-cell>
          <table:table-cell office:value-type="string" calcext:value-type="string">
            <text:p>Maison-Peinte (La)*,</text:p>
          </table:table-cell>
          <table:table-cell office:value-type="string" calcext:value-type="string">
            <text:p>ancienne maison canonia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maison canoniale, a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9512</text:p>
          </table:table-cell>
          <table:table-cell office:value-type="string" calcext:value-type="string">
            <text:p>Psallette (La)*,</text:p>
          </table:table-cell>
          <table:table-cell office:value-type="string" calcext:value-type="string">
            <text:p>ancienne maison canonia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maison canoniale, a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067</text:p>
          </table:table-cell>
          <table:table-cell office:value-type="string" calcext:value-type="string">
            <text:p>Sainte-Catherine*,</text:p>
          </table:table-cell>
          <table:table-cell office:value-type="string" calcext:value-type="string">
            <text:p>ancienne maison canonia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maison canoniale, a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7836</text:p>
          </table:table-cell>
          <table:table-cell office:value-type="string" calcext:value-type="string">
            <text:p>Livroir (Le),</text:p>
          </table:table-cell>
          <table:table-cell office:value-type="string" calcext:value-type="string">
            <text:p>ancienne maison canonia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maison canoniale, dite aujourd’hui maison de Scarron, a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6711</text:p>
          </table:table-cell>
          <table:table-cell office:value-type="string" calcext:value-type="string">
            <text:p>Crucifix (Le)*,</text:p>
          </table:table-cell>
          <table:table-cell office:value-type="string" calcext:value-type="string">
            <text:p>ancienne paroiss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paroisse du </text:p>
            <text:p>            Mans</text:p>
            <text:p>         , desservie dans l’église cathédra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6712</text:p>
          </table:table-cell>
          <table:table-cell office:value-type="string" calcext:value-type="string">
            <text:p>Crucifix (Le)*,</text:p>
          </table:table-cell>
          <table:table-cell office:value-type="string" calcext:value-type="string">
            <text:p>ancienne paroiss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paroisse du </text:p>
            <text:p>            Mans</text:p>
            <text:p>         , desservie dans l’église collégiale de Saint-Pierre-de-la-Cour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531</text:p>
          </table:table-cell>
          <table:table-cell office:value-type="string" calcext:value-type="string">
            <text:p>Saint-Michel-du-Cloître*,</text:p>
          </table:table-cell>
          <table:table-cell office:value-type="string" calcext:value-type="string">
            <text:p>ancienne paroiss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paroisse du </text:p>
            <text:p>            Mans</text:p>
            <text:p>         , devenue chapellenie en 1404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247</text:p>
          </table:table-cell>
          <table:table-cell office:value-type="string" calcext:value-type="string">
            <text:p>Saint-Hilaire*,</text:p>
          </table:table-cell>
          <table:table-cell office:value-type="string" calcext:value-type="string">
            <text:p>ancienne paroiss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paroisse d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338</text:p>
          </table:table-cell>
          <table:table-cell office:value-type="string" calcext:value-type="string">
            <text:p>Saint-Jean-de-la-Chevrie*,</text:p>
          </table:table-cell>
          <table:table-cell office:value-type="string" calcext:value-type="string">
            <text:p>ancienne paroiss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paroisse d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543</text:p>
          </table:table-cell>
          <table:table-cell office:value-type="string" calcext:value-type="string">
            <text:p>Saint-Nicolas*,</text:p>
          </table:table-cell>
          <table:table-cell office:value-type="string" calcext:value-type="string">
            <text:p>ancienne paroiss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paroisse d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570</text:p>
          </table:table-cell>
          <table:table-cell office:value-type="string" calcext:value-type="string">
            <text:p>Saint-Ouen-des-Fossés*,</text:p>
          </table:table-cell>
          <table:table-cell office:value-type="string" calcext:value-type="string">
            <text:p>ancienne paroiss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paroisse d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586</text:p>
          </table:table-cell>
          <table:table-cell office:value-type="string" calcext:value-type="string">
            <text:p>Saint-Pavin-de-la-Cité*,</text:p>
          </table:table-cell>
          <table:table-cell office:value-type="string" calcext:value-type="string">
            <text:p>ancienne paroiss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paroisse d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639</text:p>
          </table:table-cell>
          <table:table-cell office:value-type="string" calcext:value-type="string">
            <text:p>Saint-Pierre-l’Enterré*,</text:p>
          </table:table-cell>
          <table:table-cell office:value-type="string" calcext:value-type="string">
            <text:p>ancienne paroiss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paroisse d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718</text:p>
          </table:table-cell>
          <table:table-cell office:value-type="string" calcext:value-type="string">
            <text:p>Saint-Vincent*,</text:p>
          </table:table-cell>
          <table:table-cell office:value-type="string" calcext:value-type="string">
            <text:p>ancienne paroiss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paroisse du </text:p>
            <text:p>            Mans</text:p>
            <text:p>         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06755</text:p>
          </table:table-cell>
          <table:table-cell office:value-type="string" calcext:value-type="string">
            <text:p>Bourellerie (La)*,</text:p>
          </table:table-cell>
          <table:table-cell office:value-type="string" calcext:value-type="string">
            <text:p>ancienne ru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rue du </text:p>
            <text:p>            Mans</text:p>
            <text:p>         , </text:p>
            <text:p>            xiv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1465</text:p>
          </table:table-cell>
          <table:table-cell office:value-type="string" calcext:value-type="string">
            <text:p>Roirie (La)*,</text:p>
          </table:table-cell>
          <table:table-cell office:value-type="string" calcext:value-type="string">
            <text:p>ancienne ru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rue d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4837</text:p>
          </table:table-cell>
          <table:table-cell office:value-type="string" calcext:value-type="string">
            <text:p>Tannerie (Rue de la)*,</text:p>
          </table:table-cell>
          <table:table-cell office:value-type="string" calcext:value-type="string">
            <text:p>ancienne ru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rue d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2097</text:p>
          </table:table-cell>
          <table:table-cell office:value-type="string" calcext:value-type="string">
            <text:p>Chemin-Ferré (Le),</text:p>
          </table:table-cell>
          <table:table-cell office:value-type="string" calcext:value-type="string">
            <text:p>ancienne voi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voie du </text:p>
            <text:p>            Mans</text:p>
            <text:p>          à Arnag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2063</text:p>
          </table:table-cell>
          <table:table-cell office:value-type="string" calcext:value-type="string">
            <text:p>Chemin-des-Romains (Le),</text:p>
          </table:table-cell>
          <table:table-cell office:value-type="string" calcext:value-type="string">
            <text:p>ancienne voi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voie du </text:p>
            <text:p>            Mans</text:p>
            <text:p>          à Saint-Calais par</text:p>
            <text:p>            Loudo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2100</text:p>
          </table:table-cell>
          <table:table-cell office:value-type="string" calcext:value-type="string">
            <text:p>Chemin-Montais (Le),</text:p>
          </table:table-cell>
          <table:table-cell office:value-type="string" calcext:value-type="string">
            <text:p>ancienne voi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voie du </text:p>
            <text:p>            Mans</text:p>
            <text:p>          au Mont-Saint-Michel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6387</text:p>
          </table:table-cell>
          <table:table-cell office:value-type="string" calcext:value-type="string">
            <text:p>Croix-d’Étamin (La),</text:p>
          </table:table-cell>
          <table:table-cell office:value-type="string" calcext:value-type="string">
            <text:p>carrefour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carrefour, au </text:p>
            <text:p>            Mans</text:p>
            <text:p>          (Saint-Pavin-des-Champs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084</text:p>
          </table:table-cell>
          <table:table-cell office:value-type="string" calcext:value-type="string">
            <text:p>Sainte-Catherine-et-Notre-Dame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chapelle édifiée sur le Mont-Barbet, au </text:p>
            <text:p>            Mans</text:p>
            <text:p>         , en 1548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468</text:p>
          </table:table-cell>
          <table:table-cell office:value-type="string" calcext:value-type="string">
            <text:p>Saint-Martin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chapelle, au </text:p>
            <text:p>            Mans</text:p>
            <text:p>         , paroisse de Saint-Jean-de-la-Chevrie, détruite en 1786 ; prieuré de Marmoutier, uni en 1240 au prieuré de Vivoi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5648</text:p>
          </table:table-cell>
          <table:table-cell office:value-type="string" calcext:value-type="string">
            <text:p>Couture (La)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chapelle, au </text:p>
            <text:p>            Mans</text:p>
            <text:p>         , probablement située à l’endroit où se trouve aujourd’hui l’église Saint-Benoî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349</text:p>
          </table:table-cell>
          <table:table-cell office:value-type="string" calcext:value-type="string">
            <text:p>Saint-Joseph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chapelle, au </text:p>
            <text:p>            Mans</text:p>
            <text:p>         , succursale de la Coutur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9479</text:p>
          </table:table-cell>
          <table:table-cell office:value-type="string" calcext:value-type="string">
            <text:p>Providence (La),</text:p>
          </table:table-cell>
          <table:table-cell office:value-type="string" calcext:value-type="string">
            <text:p>deux établissements religieux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deux établissements religieux, a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6607</text:p>
          </table:table-cell>
          <table:table-cell office:value-type="string" calcext:value-type="string">
            <text:p>la Pierre-Aulet*,</text:p>
          </table:table-cell>
          <table:table-cell office:value-type="string" calcext:value-type="string">
            <text:p>dolmen détruit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dolmen détruit, a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4027</text:p>
          </table:table-cell>
          <table:table-cell office:value-type="string" calcext:value-type="string">
            <text:p>Saunière (La)*,</text:p>
          </table:table-cell>
          <table:table-cell office:value-type="string" calcext:value-type="string">
            <text:p>domain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domaine, au </text:p>
            <text:p>            Mans</text:p>
            <text:p>         , paroisse du Pré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099</text:p>
          </table:table-cell>
          <table:table-cell office:value-type="string" calcext:value-type="string">
            <text:p>Sainte-Famille (La),</text:p>
          </table:table-cell>
          <table:table-cell office:value-type="string" calcext:value-type="string">
            <text:p>églis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église du </text:p>
            <text:p>            Mans</text:p>
            <text:p>          (Pontlieue) ; paroisse érigée en 1931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8910</text:p>
          </table:table-cell>
          <table:table-cell office:value-type="string" calcext:value-type="string">
            <text:p>Visitation (La),</text:p>
          </table:table-cell>
          <table:table-cell office:value-type="string" calcext:value-type="string">
            <text:p>églis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église du </text:p>
            <text:p>            Mans</text:p>
            <text:p>         , succursale de la paroisse de Saint-Benoît ; ancienne chapelle, bâtie vers 1730 pour le monastère de la Visitatio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111</text:p>
          </table:table-cell>
          <table:table-cell office:value-type="string" calcext:value-type="string">
            <text:p>Sainte-Jeanne-d’Arc,</text:p>
          </table:table-cell>
          <table:table-cell office:value-type="string" calcext:value-type="string">
            <text:p>église modern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église moderne, au </text:p>
            <text:p>            Mans</text:p>
            <text:p>         , avenue de Pontlieu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2855</text:p>
          </table:table-cell>
          <table:table-cell office:value-type="string" calcext:value-type="string">
            <text:p>Saint-Aldric,</text:p>
          </table:table-cell>
          <table:table-cell office:value-type="string" calcext:value-type="string">
            <text:p>église modern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église moderne, a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2910</text:p>
          </table:table-cell>
          <table:table-cell office:value-type="string" calcext:value-type="string">
            <text:p>Saint-Bertrand,</text:p>
          </table:table-cell>
          <table:table-cell office:value-type="string" calcext:value-type="string">
            <text:p>église modern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église moderne, a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409</text:p>
          </table:table-cell>
          <table:table-cell office:value-type="string" calcext:value-type="string">
            <text:p>Saint-Liboire,</text:p>
          </table:table-cell>
          <table:table-cell office:value-type="string" calcext:value-type="string">
            <text:p>église récent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église récente, au </text:p>
            <text:p>            Mans</text:p>
            <text:p>         , route d’Alenço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204</text:p>
          </table:table-cell>
          <table:table-cell office:value-type="string" calcext:value-type="string">
            <text:p>le Petit-Saint-Georges,</text:p>
          </table:table-cell>
          <table:table-cell office:value-type="string" calcext:value-type="string">
            <text:p>faubourg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faubourg d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8277</text:p>
          </table:table-cell>
          <table:table-cell office:value-type="string" calcext:value-type="string">
            <text:p>Pontlieue,</text:p>
          </table:table-cell>
          <table:table-cell office:value-type="string" calcext:value-type="string">
            <text:p>faubourg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faubourg d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233</text:p>
          </table:table-cell>
          <table:table-cell office:value-type="string" calcext:value-type="string">
            <text:p>Saint-Gilles,</text:p>
          </table:table-cell>
          <table:table-cell office:value-type="string" calcext:value-type="string">
            <text:p>faubourg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faubourg d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587</text:p>
          </table:table-cell>
          <table:table-cell office:value-type="string" calcext:value-type="string">
            <text:p>Saint-Pavin-des-Champs,</text:p>
          </table:table-cell>
          <table:table-cell office:value-type="string" calcext:value-type="string">
            <text:p>faubourg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faubourg d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6844</text:p>
          </table:table-cell>
          <table:table-cell office:value-type="string" calcext:value-type="string">
            <text:p>Danse-Renard*,</text:p>
          </table:table-cell>
          <table:table-cell office:value-type="string" calcext:value-type="string">
            <text:p>fief et ancienne ru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fief et ancienne rue du </text:p>
            <text:p>            Mans</text:p>
            <text:p>         , paroisse de Gourdain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1528</text:p>
          </table:table-cell>
          <table:table-cell office:value-type="string" calcext:value-type="string">
            <text:p>Averton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fief, au </text:p>
            <text:p>            Mans</text:p>
            <text:p>         , dépendant de l’abbaye de Beaulieu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0972</text:p>
          </table:table-cell>
          <table:table-cell office:value-type="string" calcext:value-type="string">
            <text:p>Assé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fief, a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2939</text:p>
          </table:table-cell>
          <table:table-cell office:value-type="string" calcext:value-type="string">
            <text:p>Saint-Charles (Séminaire)*,</text:p>
          </table:table-cell>
          <table:table-cell office:value-type="string" calcext:value-type="string">
            <text:p>hospic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hospice de prêtres infirmes établi au </text:p>
            <text:p>            Mans</text:p>
            <text:p>          en 1743 dans la maison du prieuré des Filles-Dieu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810</text:p>
          </table:table-cell>
          <table:table-cell office:value-type="string" calcext:value-type="string">
            <text:p>Sanitas (Le)*,</text:p>
          </table:table-cell>
          <table:table-cell office:value-type="string" calcext:value-type="string">
            <text:p>hospice détruit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hospice détruit, a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2853</text:p>
          </table:table-cell>
          <table:table-cell office:value-type="string" calcext:value-type="string">
            <text:p>Saint-Aldric*,</text:p>
          </table:table-cell>
          <table:table-cell office:value-type="string" calcext:value-type="string">
            <text:p>hospic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hospice, au </text:p>
            <text:p>            Mans</text:p>
            <text:p>         , fondé par saint Aldric, 832-857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22978</text:p>
          </table:table-cell>
          <table:table-cell office:value-type="string" calcext:value-type="string">
            <text:p>Grabatoire (Le),</text:p>
          </table:table-cell>
          <table:table-cell office:value-type="string" calcext:value-type="string">
            <text:p>ancienne maison canonia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hôtel du </text:p>
            <text:p>            xvi</text:p>
            <text:p>            e siècle, ancienne maison canoniale, devant la porte de la cathédrale du </text:p>
            <text:p>            Mans</text:p>
            <text:p>         , résidence épiscopale depuis 1907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00754</text:p>
          </table:table-cell>
          <table:table-cell office:value-type="string" calcext:value-type="string">
            <text:p>le Ponceau*,</text:p>
          </table:table-cell>
          <table:table-cell office:value-type="string" calcext:value-type="string">
            <text:p>lieu et maison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lieu et maison, au </text:p>
            <text:p>            Mans</text:p>
            <text:p>         , 1438</text:p>
            <text:p>         (arch. dép., H 398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38694</text:p>
          </table:table-cell>
          <table:table-cell office:value-type="string" calcext:value-type="string">
            <text:p>Pouilleux (Le)*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lieu-dit, au </text:p>
            <text:p>            Mans</text:p>
            <text:p>          (paroisse Saint-Germain), </text:p>
            <text:p>            xvii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8975</text:p>
          </table:table-cell>
          <table:table-cell office:value-type="string" calcext:value-type="string">
            <text:p>Préferré*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lieu-dit, au </text:p>
            <text:p>            Mans</text:p>
            <text:p>          (vers Sainte-Croix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7040</text:p>
          </table:table-cell>
          <table:table-cell office:value-type="string" calcext:value-type="string">
            <text:p>Vallée-de-Misère (La)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lieu-dit, au </text:p>
            <text:p>            Mans</text:p>
            <text:p>         , aujourd’hui rue Robert-Garnier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8076</text:p>
          </table:table-cell>
          <table:table-cell office:value-type="string" calcext:value-type="string">
            <text:p>Ponceau (Le)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lieu-dit, au </text:p>
            <text:p>            Mans</text:p>
            <text:p>         , avenue de Pontlieue, 1793 </text:p>
            <text:p>         (Pesche, IV, 497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31652</text:p>
          </table:table-cell>
          <table:table-cell office:value-type="string" calcext:value-type="string">
            <text:p>Moleteaume*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lieu-dit, au </text:p>
            <text:p>            Mans</text:p>
            <text:p>         , paroisse Saint-Vincent, </text:p>
            <text:p>            xii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3022</text:p>
          </table:table-cell>
          <table:table-cell office:value-type="string" calcext:value-type="string">
            <text:p>Moulin-d’Enfer (Le)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lieu-dit, au </text:p>
            <text:p>            Mans</text:p>
            <text:p>         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33660</text:p>
          </table:table-cell>
          <table:table-cell office:value-type="string" calcext:value-type="string">
            <text:p>Noix (La)*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lieu-dit, aux environs du </text:p>
            <text:p>            Mans</text:p>
            <text:p>         , </text:p>
            <text:p>            xii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7724</text:p>
          </table:table-cell>
          <table:table-cell office:value-type="string" calcext:value-type="string">
            <text:p>Point-du-Jour (Le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lieu, au </text:p>
            <text:p>            Mans</text:p>
            <text:p>          (rue des Maillets), 1820 (plan du Mans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3269</text:p>
          </table:table-cell>
          <table:table-cell office:value-type="string" calcext:value-type="string">
            <text:p>Mur (Le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lieu, au </text:p>
            <text:p>            Mans</text:p>
            <text:p>         , à l’angle de la route de Degré, 1820 (plan du Mans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3543</text:p>
          </table:table-cell>
          <table:table-cell office:value-type="string" calcext:value-type="string">
            <text:p>Groi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lieu, au </text:p>
            <text:p>            Mans</text:p>
            <text:p>         , paroisse de la Couture, 1729 </text:p>
            <text:p>         (Arch. dép., B 579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0997</text:p>
          </table:table-cell>
          <table:table-cell office:value-type="string" calcext:value-type="string">
            <text:p>Merruau (Le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lieu, au </text:p>
            <text:p>            Mans</text:p>
            <text:p>         , près du Bourg-Belé, 1820 </text:p>
            <text:p>         (plan du Mans ; Pesche, III, 268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1521</text:p>
          </table:table-cell>
          <table:table-cell office:value-type="string" calcext:value-type="string">
            <text:p>Mission (La Petite-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lieu, au </text:p>
            <text:p>            Mans</text:p>
            <text:p>         , près du Bourg-Belé, 1820 (plan du Mans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9715</text:p>
          </table:table-cell>
          <table:table-cell office:value-type="string" calcext:value-type="string">
            <text:p>Quatre-Vents (Les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lieu, au </text:p>
            <text:p>            Mans</text:p>
            <text:p>         , route de Rouillon </text:p>
            <text:p>         (Pesche, III, 263 ; V, 518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4906</text:p>
          </table:table-cell>
          <table:table-cell office:value-type="string" calcext:value-type="string">
            <text:p>Hais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lieu, au </text:p>
            <text:p>            Mans</text:p>
            <text:p>         , vers l’emplacement de la gar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05453</text:p>
          </table:table-cell>
          <table:table-cell office:value-type="string" calcext:value-type="string">
            <text:p>Boisselage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 au </text:p>
            <text:p>            Mans</text:p>
            <text:p>         , rue du Bourg-d’Anguy, </text:p>
            <text:p>            xii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3705</text:p>
          </table:table-cell>
          <table:table-cell office:value-type="string" calcext:value-type="string">
            <text:p>Cogner (Les),</text:p>
          </table:table-cell>
          <table:table-cell office:value-type="string" calcext:value-type="string">
            <text:p>maison bourgeois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 bourgeoise a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1769</text:p>
          </table:table-cell>
          <table:table-cell office:value-type="string" calcext:value-type="string">
            <text:p>Chaume (La),</text:p>
          </table:table-cell>
          <table:table-cell office:value-type="string" calcext:value-type="string">
            <text:p>maison bourgeois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 bourgeoise, au </text:p>
            <text:p>            Mans</text:p>
            <text:p>          (rue de Tessé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222</text:p>
          </table:table-cell>
          <table:table-cell office:value-type="string" calcext:value-type="string">
            <text:p>Saint-Gervais*,</text:p>
          </table:table-cell>
          <table:table-cell office:value-type="string" calcext:value-type="string">
            <text:p>maison canonia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 canoniale, au </text:p>
            <text:p>            Mans</text:p>
            <text:p>         , paroisse du Crucifix (Plan R. Verdier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2911</text:p>
          </table:table-cell>
          <table:table-cell office:value-type="string" calcext:value-type="string">
            <text:p>Saint-Bertrand*,</text:p>
          </table:table-cell>
          <table:table-cell office:value-type="string" calcext:value-type="string">
            <text:p>maison canonia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 canoniale, au </text:p>
            <text:p>            Mans</text:p>
            <text:p>         , paroisse du Crucifix, détruite en 1846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3692</text:p>
          </table:table-cell>
          <table:table-cell office:value-type="string" calcext:value-type="string">
            <text:p>Notre-Dame*,</text:p>
          </table:table-cell>
          <table:table-cell office:value-type="string" calcext:value-type="string">
            <text:p>maison canonia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 canoniale, au </text:p>
            <text:p>            Mans</text:p>
            <text:p>         , paroisse du Crucifi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281</text:p>
          </table:table-cell>
          <table:table-cell office:value-type="string" calcext:value-type="string">
            <text:p>Saint-Jacques*,</text:p>
          </table:table-cell>
          <table:table-cell office:value-type="string" calcext:value-type="string">
            <text:p>maison canonia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 canoniale, au </text:p>
            <text:p>            Mans</text:p>
            <text:p>         , paroisse du Crucifi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469</text:p>
          </table:table-cell>
          <table:table-cell office:value-type="string" calcext:value-type="string">
            <text:p>Saint-Martin*,</text:p>
          </table:table-cell>
          <table:table-cell office:value-type="string" calcext:value-type="string">
            <text:p>maison canonia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 canoniale, au </text:p>
            <text:p>            Mans</text:p>
            <text:p>         , paroisse du Crucifi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577</text:p>
          </table:table-cell>
          <table:table-cell office:value-type="string" calcext:value-type="string">
            <text:p>Saint-Paul*,</text:p>
          </table:table-cell>
          <table:table-cell office:value-type="string" calcext:value-type="string">
            <text:p>maison canonia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 canoniale, au </text:p>
            <text:p>            Mans</text:p>
            <text:p>         , paroisse du Crucifi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613</text:p>
          </table:table-cell>
          <table:table-cell office:value-type="string" calcext:value-type="string">
            <text:p>Saint-Pierre,</text:p>
          </table:table-cell>
          <table:table-cell office:value-type="string" calcext:value-type="string">
            <text:p>maison canonia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 canoniale, au </text:p>
            <text:p>            Mans</text:p>
            <text:p>         , paroisse du Crucifi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640</text:p>
          </table:table-cell>
          <table:table-cell office:value-type="string" calcext:value-type="string">
            <text:p>Saint-Protais*,</text:p>
          </table:table-cell>
          <table:table-cell office:value-type="string" calcext:value-type="string">
            <text:p>maison canonia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 canoniale, au </text:p>
            <text:p>            Mans</text:p>
            <text:p>         , paroisse du Crucifi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651</text:p>
          </table:table-cell>
          <table:table-cell office:value-type="string" calcext:value-type="string">
            <text:p>Saint-René*,</text:p>
          </table:table-cell>
          <table:table-cell office:value-type="string" calcext:value-type="string">
            <text:p>maison canonia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 canoniale, au </text:p>
            <text:p>            Mans</text:p>
            <text:p>         , paroisse du Crucifi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684</text:p>
          </table:table-cell>
          <table:table-cell office:value-type="string" calcext:value-type="string">
            <text:p>Saint-Sébastien*,</text:p>
          </table:table-cell>
          <table:table-cell office:value-type="string" calcext:value-type="string">
            <text:p>maison canonia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 canoniale, au </text:p>
            <text:p>            Mans</text:p>
            <text:p>         , paroisse du Crucifi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000</text:p>
          </table:table-cell>
          <table:table-cell office:value-type="string" calcext:value-type="string">
            <text:p>Sainte-Agathe*,</text:p>
          </table:table-cell>
          <table:table-cell office:value-type="string" calcext:value-type="string">
            <text:p>maison canonia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 canoniale, au </text:p>
            <text:p>            Mans</text:p>
            <text:p>         , paroisse du Crucifi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9049</text:p>
          </table:table-cell>
          <table:table-cell office:value-type="string" calcext:value-type="string">
            <text:p>Voûte (La)*,</text:p>
          </table:table-cell>
          <table:table-cell office:value-type="string" calcext:value-type="string">
            <text:p>maison canonia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 canoniale, au </text:p>
            <text:p>            Mans</text:p>
            <text:p>         , paroisse du Crucifi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7856</text:p>
          </table:table-cell>
          <table:table-cell office:value-type="string" calcext:value-type="string">
            <text:p>Poirier (Le)*,</text:p>
          </table:table-cell>
          <table:table-cell office:value-type="string" calcext:value-type="string">
            <text:p>maison canonia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 canoniale, a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6625</text:p>
          </table:table-cell>
          <table:table-cell office:value-type="string" calcext:value-type="string">
            <text:p>Pierre-de-Tucé (La)*,</text:p>
          </table:table-cell>
          <table:table-cell office:value-type="string" calcext:value-type="string">
            <text:p>maison et ancienne ru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 et ancienne rue du </text:p>
            <text:p>            Mans</text:p>
            <text:p>         , paroisse du Crucifix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19193</text:p>
          </table:table-cell>
          <table:table-cell office:value-type="string" calcext:value-type="string">
            <text:p>Flue (La)*,</text:p>
          </table:table-cell>
          <table:table-cell office:value-type="string" calcext:value-type="string">
            <text:p>maison et ruel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 et ruelle, au </text:p>
            <text:p>            Mans</text:p>
            <text:p>          (paroisse du Pré), </text:p>
            <text:p>            xvii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5244</text:p>
          </table:table-cell>
          <table:table-cell office:value-type="string" calcext:value-type="string">
            <text:p>Cour d’Assé (La),</text:p>
          </table:table-cell>
          <table:table-cell office:value-type="string" calcext:value-type="string">
            <text:p>maison et ruel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 et ruelle, a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5311</text:p>
          </table:table-cell>
          <table:table-cell office:value-type="string" calcext:value-type="string">
            <text:p>Cour-du-Rancher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, au </text:p>
            <text:p>            Mans</text:p>
            <text:p>          ; ancien templerie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2-20673</text:p>
          </table:table-cell>
          <table:table-cell office:value-type="string" calcext:value-type="string">
            <text:p>Franchais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, au </text:p>
            <text:p>            Mans</text:p>
            <text:p>          (faubourg Saint-Nicolas), </text:p>
            <text:p>            xviii</text:p>
            <text:p>            e siècle </text:p>
            <text:p>         (arch. dép., B 7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42865</text:p>
          </table:table-cell>
          <table:table-cell office:value-type="string" calcext:value-type="string">
            <text:p>Saint-André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, au </text:p>
            <text:p>            Mans</text:p>
            <text:p>          (la Couture), </text:p>
            <text:p>            xviii</text:p>
            <text:p>            e siècl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42899</text:p>
          </table:table-cell>
          <table:table-cell office:value-type="string" calcext:value-type="string">
            <text:p>Saint-Barnabé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, au </text:p>
            <text:p>            Mans</text:p>
            <text:p>          (la Couture), </text:p>
            <text:p>            xviii</text:p>
            <text:p>            e siècl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43344</text:p>
          </table:table-cell>
          <table:table-cell office:value-type="string" calcext:value-type="string">
            <text:p>Saint-Jérôme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, au </text:p>
            <text:p>            Mans</text:p>
            <text:p>          (la Couture), </text:p>
            <text:p>            xviii</text:p>
            <text:p>            e siècl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43689</text:p>
          </table:table-cell>
          <table:table-cell office:value-type="string" calcext:value-type="string">
            <text:p>Saint-Simon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, au </text:p>
            <text:p>            Mans</text:p>
            <text:p>          (la Couture), </text:p>
            <text:p>            xviii</text:p>
            <text:p>            e siècl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43703</text:p>
          </table:table-cell>
          <table:table-cell office:value-type="string" calcext:value-type="string">
            <text:p>Saint-Thomas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, au </text:p>
            <text:p>            Mans</text:p>
            <text:p>          (paroisse du Grand-Saint-Pierre), </text:p>
            <text:p>            xviii</text:p>
            <text:p>            e siècl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34586</text:p>
          </table:table-cell>
          <table:table-cell office:value-type="string" calcext:value-type="string">
            <text:p>Panégyrique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, au </text:p>
            <text:p>            Mans</text:p>
            <text:p>          (paroisse Saint-Germain), </text:p>
            <text:p>            xvii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5408</text:p>
          </table:table-cell>
          <table:table-cell office:value-type="string" calcext:value-type="string">
            <text:p>Pavillon (Le Petit-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, au </text:p>
            <text:p>            Mans</text:p>
            <text:p>          (Pontlieue) (Pesche, IV, 489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6341</text:p>
          </table:table-cell>
          <table:table-cell office:value-type="string" calcext:value-type="string">
            <text:p>Trois-Maillets (Les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, au </text:p>
            <text:p>            Mans</text:p>
            <text:p>          (Saint-Vincent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37669</text:p>
          </table:table-cell>
          <table:table-cell office:value-type="string" calcext:value-type="string">
            <text:p>Poids-le-Roy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, au </text:p>
            <text:p>            Mans</text:p>
            <text:p>         , </text:p>
            <text:p>            xvii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6013</text:p>
          </table:table-cell>
          <table:table-cell office:value-type="string" calcext:value-type="string">
            <text:p>Touzée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, au </text:p>
            <text:p>            Mans</text:p>
            <text:p>         , auditoire et prison de la prévôté régale du chapitre de l’église du Mans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5016</text:p>
          </table:table-cell>
          <table:table-cell office:value-type="string" calcext:value-type="string">
            <text:p>Templeri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, au </text:p>
            <text:p>            Mans</text:p>
            <text:p>         , dans la cour du Rancher ; ancienne annexe de Guéliant </text:p>
            <text:p>         (Pesche, IV, 113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42856</text:p>
          </table:table-cell>
          <table:table-cell office:value-type="string" calcext:value-type="string">
            <text:p>Saint-Alexis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, au </text:p>
            <text:p>            Mans</text:p>
            <text:p>         , paroisse du Crucifix, </text:p>
            <text:p>            xviii</text:p>
            <text:p>            e siècl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5405</text:p>
          </table:table-cell>
          <table:table-cell office:value-type="string" calcext:value-type="string">
            <text:p>Pavillon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, au </text:p>
            <text:p>            Mans</text:p>
            <text:p>         , paroisse du Crucifix, 1789 </text:p>
            <text:p>         (Bellée, p. 45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42903</text:p>
          </table:table-cell>
          <table:table-cell office:value-type="string" calcext:value-type="string">
            <text:p>Saint-Barthélemy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, au </text:p>
            <text:p>            Mans</text:p>
            <text:p>         , paroisse du Grand-Saint-Pierre, </text:p>
            <text:p>            xviii</text:p>
            <text:p>            e siècl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16673</text:p>
          </table:table-cell>
          <table:table-cell office:value-type="string" calcext:value-type="string">
            <text:p>Crouzill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, au </text:p>
            <text:p>            Mans</text:p>
            <text:p>         , paroisse Saint-Jean-de-la-Chevrie, </text:p>
            <text:p>            xvii</text:p>
            <text:p>            e siècle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2-34623</text:p>
          </table:table-cell>
          <table:table-cell office:value-type="string" calcext:value-type="string">
            <text:p>Papegault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, au </text:p>
            <text:p>            Mans</text:p>
            <text:p>         , paroisse Saint-Vincent, </text:p>
            <text:p>            xvi</text:p>
            <text:p>            e siècle </text:p>
            <text:p>         (Arch. dép., G 40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9788</text:p>
          </table:table-cell>
          <table:table-cell office:value-type="string" calcext:value-type="string">
            <text:p>Forg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, au </text:p>
            <text:p>            Mans</text:p>
            <text:p>         , près de la cathédrale, 1789 </text:p>
            <text:p>         (Bellée, p. 44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6344</text:p>
          </table:table-cell>
          <table:table-cell office:value-type="string" calcext:value-type="string">
            <text:p>Trois-Maries (Les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, au </text:p>
            <text:p>            Mans</text:p>
            <text:p>         , rue de l’Abbaye-Saint-Vincent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8606</text:p>
          </table:table-cell>
          <table:table-cell office:value-type="string" calcext:value-type="string">
            <text:p>Étuves (Les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, au </text:p>
            <text:p>            Mans</text:p>
            <text:p>         , rue de la Tannerie, 1455 </text:p>
            <text:p>         (De Lestang, p. 204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43730</text:p>
          </table:table-cell>
          <table:table-cell office:value-type="string" calcext:value-type="string">
            <text:p>Salamandièr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, au </text:p>
            <text:p>            Mans</text:p>
            <text:p>         , rue Dorée, </text:p>
            <text:p>            xvii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046</text:p>
          </table:table-cell>
          <table:table-cell office:value-type="string" calcext:value-type="string">
            <text:p>Sainte-Barbe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, au </text:p>
            <text:p>            Mans</text:p>
            <text:p>         , rue du Tertre-Saint-Lauren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4139</text:p>
          </table:table-cell>
          <table:table-cell office:value-type="string" calcext:value-type="string">
            <text:p>Guerrande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, au </text:p>
            <text:p>            Mans</text:p>
            <text:p>         , rue Saint-Vincen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7431</text:p>
          </table:table-cell>
          <table:table-cell office:value-type="string" calcext:value-type="string">
            <text:p>Doyenné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, a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8654</text:p>
          </table:table-cell>
          <table:table-cell office:value-type="string" calcext:value-type="string">
            <text:p>la Haute-)*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s canoniales au </text:p>
            <text:p>            Mans</text:p>
            <text:p>          (paroisse du Crucifix), 1789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2947</text:p>
          </table:table-cell>
          <table:table-cell office:value-type="string" calcext:value-type="string">
            <text:p>Saint-Christophe*,</text:p>
          </table:table-cell>
          <table:table-cell office:value-type="string" calcext:value-type="string">
            <text:p>maisons canoniales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s canoniales, au </text:p>
            <text:p>            Mans</text:p>
            <text:p>         , paroisse du Crucifix (Plan R. Verdier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8467</text:p>
          </table:table-cell>
          <table:table-cell office:value-type="string" calcext:value-type="string">
            <text:p>la Petite-Macre*,</text:p>
          </table:table-cell>
          <table:table-cell office:value-type="string" calcext:value-type="string">
            <text:p>maisons canoniales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s canoniales, au </text:p>
            <text:p>            Mans</text:p>
            <text:p>         , paroisse du Crucifi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8486</text:p>
          </table:table-cell>
          <table:table-cell office:value-type="string" calcext:value-type="string">
            <text:p>Madeleine (La)*,</text:p>
          </table:table-cell>
          <table:table-cell office:value-type="string" calcext:value-type="string">
            <text:p>maisons canoniales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s canoniales, au </text:p>
            <text:p>            Mans</text:p>
            <text:p>         , paroisse du Crucifi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9031</text:p>
          </table:table-cell>
          <table:table-cell office:value-type="string" calcext:value-type="string">
            <text:p>Volier (Le)*,</text:p>
          </table:table-cell>
          <table:table-cell office:value-type="string" calcext:value-type="string">
            <text:p>maisons canoniales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s canoniales, au </text:p>
            <text:p>            Mans</text:p>
            <text:p>         , paroisse du Crucifi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190</text:p>
          </table:table-cell>
          <table:table-cell office:value-type="string" calcext:value-type="string">
            <text:p>Saint-Gatien*,</text:p>
          </table:table-cell>
          <table:table-cell office:value-type="string" calcext:value-type="string">
            <text:p>maisons canoniales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s canoniales, au </text:p>
            <text:p>            Mans</text:p>
            <text:p>         , rue des Chapelains, paroisse du Crucifi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4717</text:p>
          </table:table-cell>
          <table:table-cell office:value-type="string" calcext:value-type="string">
            <text:p>Paradis (Le Petit-)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s, au </text:p>
            <text:p>            Mans</text:p>
            <text:p>          (ruelle aux Coqs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2199</text:p>
          </table:table-cell>
          <table:table-cell office:value-type="string" calcext:value-type="string">
            <text:p>Chêne (Le)*,</text:p>
          </table:table-cell>
          <table:table-cell office:value-type="string" calcext:value-type="string">
            <text:p>manoir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noir au </text:p>
            <text:p>            Mans</text:p>
            <text:p>          (paroisse Saint-Vincent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366</text:p>
          </table:table-cell>
          <table:table-cell office:value-type="string" calcext:value-type="string">
            <text:p>Saint-Julien-du-Pré,</text:p>
          </table:table-cell>
          <table:table-cell office:value-type="string" calcext:value-type="string">
            <text:p>monastèr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onastère, a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2655</text:p>
          </table:table-cell>
          <table:table-cell office:value-type="string" calcext:value-type="string">
            <text:p>Chétivau*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oulin détruit, au </text:p>
            <text:p>            Mans</text:p>
            <text:p>         , paroisse de Gourdain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07542</text:p>
          </table:table-cell>
          <table:table-cell office:value-type="string" calcext:value-type="string">
            <text:p>Breslay*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oulin, au </text:p>
            <text:p>            Mans</text:p>
            <text:p>          (paroisse Saint-Benoît), 1650</text:p>
            <text:p>         (notaires, V, 39)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2-33138</text:p>
          </table:table-cell>
          <table:table-cell office:value-type="string" calcext:value-type="string">
            <text:p>Moulin-Pitard (Le)*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oulin, au </text:p>
            <text:p>            Mans</text:p>
            <text:p>         , au Pont-Perrin, </text:p>
            <text:p>            xvii</text:p>
            <text:p>            e siècle </text:p>
            <text:p>         (Arch. dép., A 4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3170</text:p>
          </table:table-cell>
          <table:table-cell office:value-type="string" calcext:value-type="string">
            <text:p>Moulin-Seigneur (Le)*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oulin, au </text:p>
            <text:p>            Mans</text:p>
            <text:p>         , paroisse Saint-Benoît ; détrui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584</text:p>
          </table:table-cell>
          <table:table-cell office:value-type="string" calcext:value-type="string">
            <text:p>Saint-Pavin,</text:p>
          </table:table-cell>
          <table:table-cell office:value-type="string" calcext:value-type="string">
            <text:p>orphelinat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orphelinat, a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8313</text:p>
          </table:table-cell>
          <table:table-cell office:value-type="string" calcext:value-type="string">
            <text:p>Pont-Perrin (Le),</text:p>
          </table:table-cell>
          <table:table-cell office:value-type="string" calcext:value-type="string">
            <text:p>passerel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passerelle, sur la Sarthe, au </text:p>
            <text:p>            Mans</text:p>
            <text:p>         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8423</text:p>
          </table:table-cell>
          <table:table-cell office:value-type="string" calcext:value-type="string">
            <text:p>Portail (Le)*,</text:p>
          </table:table-cell>
          <table:table-cell office:value-type="string" calcext:value-type="string">
            <text:p>prébendel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prébendelle, au </text:p>
            <text:p>            Mans</text:p>
            <text:p>          (paroisse Saint-Vincent), 1789 </text:p>
            <text:p>         (Bellée, p. 46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6831</text:p>
          </table:table-cell>
          <table:table-cell office:value-type="string" calcext:value-type="string">
            <text:p>Bourg-Bas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quartier du </text:p>
            <text:p>            Mans</text:p>
            <text:p>          (Pontlieue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8410</text:p>
          </table:table-cell>
          <table:table-cell office:value-type="string" calcext:value-type="string">
            <text:p>Lun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quartier du </text:p>
            <text:p>            Mans</text:p>
            <text:p>          (Pontlieue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3340</text:p>
          </table:table-cell>
          <table:table-cell office:value-type="string" calcext:value-type="string">
            <text:p>Grenouillet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quartier du </text:p>
            <text:p>            Mans</text:p>
            <text:p>         , sur l’ancienne paroisse Saint-Germai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8868</text:p>
          </table:table-cell>
          <table:table-cell office:value-type="string" calcext:value-type="string">
            <text:p>Pré (Le),</text:p>
          </table:table-cell>
          <table:table-cell office:value-type="string" calcext:value-type="string">
            <text:p>quartier et paroiss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quartier et paroisse d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1932</text:p>
          </table:table-cell>
          <table:table-cell office:value-type="string" calcext:value-type="string">
            <text:p>Montauban,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rue a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2341</text:p>
          </table:table-cell>
          <table:table-cell office:value-type="string" calcext:value-type="string">
            <text:p>Rue (La Grande-),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rue du </text:p>
            <text:p>            Mans</text:p>
            <text:p>         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9076</text:p>
          </table:table-cell>
          <table:table-cell office:value-type="string" calcext:value-type="string">
            <text:p>Wibriaco (Villa)*,</text:p>
          </table:table-cell>
          <table:table-cell office:value-type="string" calcext:value-type="string">
            <text:p>villa disparu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villa disparue, au </text:p>
            <text:p>            Mans</text:p>
            <text:p>         , 616 </text:p>
            <text:p>         (Actus, p. 106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6431</text:p>
          </table:table-cell>
          <table:table-cell office:value-type="string" calcext:value-type="string">
            <text:p>Jacobins (Place des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 ; a remplacé un couvent de dominicains établi vers 1230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1467</text:p>
          </table:table-cell>
          <table:table-cell office:value-type="string" calcext:value-type="string">
            <text:p>Minines (Rue des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 ; ancien couvent, établi en 1618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172</text:p>
          </table:table-cell>
          <table:table-cell office:value-type="string" calcext:value-type="string">
            <text:p>Saint-Flaceau (Rue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 ; ancienne chapelle détruit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4644</text:p>
          </table:table-cell>
          <table:table-cell office:value-type="string" calcext:value-type="string">
            <text:p>Sydney (Chemin de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 (boulevard Demorieux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8869</text:p>
          </table:table-cell>
          <table:table-cell office:value-type="string" calcext:value-type="string">
            <text:p>Pré (Rue du Grand-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 (en partie sur Pontlieue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2781</text:p>
          </table:table-cell>
          <table:table-cell office:value-type="string" calcext:value-type="string">
            <text:p>Sablons (Place des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 (grand cimetière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2947</text:p>
          </table:table-cell>
          <table:table-cell office:value-type="string" calcext:value-type="string">
            <text:p>Moulin-à-Foulon (Le)*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 (paroisse de Gourdaine), </text:p>
            <text:p>            xvii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0676</text:p>
          </table:table-cell>
          <table:table-cell office:value-type="string" calcext:value-type="string">
            <text:p>Richedouet (Moulins de)*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 (paroisse Saint-Jean-de-la-Chevrie) ; détruit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9716</text:p>
          </table:table-cell>
          <table:table-cell office:value-type="string" calcext:value-type="string">
            <text:p>Quatre-Vents (Rue des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 (Pontlieue), près de la Lun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6934</text:p>
          </table:table-cell>
          <table:table-cell office:value-type="string" calcext:value-type="string">
            <text:p>Bourg-Neuf (Rue du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 (Pontlieue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267</text:p>
          </table:table-cell>
          <table:table-cell office:value-type="string" calcext:value-type="string">
            <text:p>Mulots (Rue des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 (Saint-Georges-du-Plain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2413</text:p>
          </table:table-cell>
          <table:table-cell office:value-type="string" calcext:value-type="string">
            <text:p>Ruelle-aux-Coqs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 (Saint-Pavin-des-Champs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0631</text:p>
          </table:table-cell>
          <table:table-cell office:value-type="string" calcext:value-type="string">
            <text:p>Maupertuis (Rue et Impasse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 (Sainte-Croix) ; ancien bordage et maison bourgeois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5391</text:p>
          </table:table-cell>
          <table:table-cell office:value-type="string" calcext:value-type="string">
            <text:p>Herberie (Rue de l’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 (Sainte-Croix) ; ancien bordag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0209</text:p>
          </table:table-cell>
          <table:table-cell office:value-type="string" calcext:value-type="string">
            <text:p>Mariette (Rue de la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 (Sainte-Croix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8352</text:p>
          </table:table-cell>
          <table:table-cell office:value-type="string" calcext:value-type="string">
            <text:p>Vieux-Marché (Place du)*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, </text:p>
            <text:p>            xii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9713</text:p>
          </table:table-cell>
          <table:table-cell office:value-type="string" calcext:value-type="string">
            <text:p>Quatre-Vents (Carrefour des)*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, à l’intersection des rues de la Perle, Saint-Jacques et de Pari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2149</text:p>
          </table:table-cell>
          <table:table-cell office:value-type="string" calcext:value-type="string">
            <text:p>Montoise (Rue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, ancien chemin Montois, voie du Mans au Mont-Saint-Michel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7640</text:p>
          </table:table-cell>
          <table:table-cell office:value-type="string" calcext:value-type="string">
            <text:p>Bretonnière (Rue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, aujourd’hui partie de l’avenue de la</text:p>
            <text:p>            Républiqu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7729</text:p>
          </table:table-cell>
          <table:table-cell office:value-type="string" calcext:value-type="string">
            <text:p>Lièvres (Rue aux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, aujourd’hui rue Victor-Hugo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5978</text:p>
          </table:table-cell>
          <table:table-cell office:value-type="string" calcext:value-type="string">
            <text:p>Croix (Le lieu de la)*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, derrière les Arènes, paroisse de Saint-Vincent, 1672 </text:p>
            <text:p>         (arch. dép., G 614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3223</text:p>
          </table:table-cell>
          <table:table-cell office:value-type="string" calcext:value-type="string">
            <text:p>Saint-Gervais (Moulins de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, détruits au </text:p>
            <text:p>            xix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081</text:p>
          </table:table-cell>
          <table:table-cell office:value-type="string" calcext:value-type="string">
            <text:p>Moulin-Louvet (Le)*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, en dehors de la paroisse de Gourdaine ; détruit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9714</text:p>
          </table:table-cell>
          <table:table-cell office:value-type="string" calcext:value-type="string">
            <text:p>Quatre-Vents (Rue des)*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, faisant suite à la rue de la Calandr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083</text:p>
          </table:table-cell>
          <table:table-cell office:value-type="string" calcext:value-type="string">
            <text:p>Moulin-Mégret (Le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, paroisse de Gourdaine ; détruit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142</text:p>
          </table:table-cell>
          <table:table-cell office:value-type="string" calcext:value-type="string">
            <text:p>Moulin-Renard (Le)*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, paroisse de Gourdaine ; détruit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3045</text:p>
          </table:table-cell>
          <table:table-cell office:value-type="string" calcext:value-type="string">
            <text:p>Sainte-Barbe (Maison de)*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, paroisse de Gourdaine, </text:p>
            <text:p>            xviii</text:p>
            <text:p>            e siècl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7770</text:p>
          </table:table-cell>
          <table:table-cell office:value-type="string" calcext:value-type="string">
            <text:p>Venise (Pré de)*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, paroisse de Gourdaine, </text:p>
            <text:p>            xvii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085</text:p>
          </table:table-cell>
          <table:table-cell office:value-type="string" calcext:value-type="string">
            <text:p>le Moulin-Drehais*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, paroisse Saint-Benoît ; détrui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3286</text:p>
          </table:table-cell>
          <table:table-cell office:value-type="string" calcext:value-type="string">
            <text:p>Mûrier (Rue du)*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, près de l’église de la Couture, englobée dans la rue de Paris à la fin du xix</text:p>
            <text:p>            e siècl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3316</text:p>
          </table:table-cell>
          <table:table-cell office:value-type="string" calcext:value-type="string">
            <text:p>Saint-Jean (Le Tertre-)*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, quartier Saint-Vincent, </text:p>
            <text:p>            x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1875</text:p>
          </table:table-cell>
          <table:table-cell office:value-type="string" calcext:value-type="string">
            <text:p>Roue (Moulin de Grande-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, sur la Sarthe, à la pointe de l’île (plan du Mans, 1820) ; aujourd’hui établissement de bain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0867</text:p>
          </table:table-cell>
          <table:table-cell office:value-type="string" calcext:value-type="string">
            <text:p>Arènes (Rue des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1862</text:p>
          </table:table-cell>
          <table:table-cell office:value-type="string" calcext:value-type="string">
            <text:p>Barillerie (Rue de la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5670</text:p>
          </table:table-cell>
          <table:table-cell office:value-type="string" calcext:value-type="string">
            <text:p>Bon-Pasteur (Le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6093</text:p>
          </table:table-cell>
          <table:table-cell office:value-type="string" calcext:value-type="string">
            <text:p>Boucherie (Carrefour de la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6832</text:p>
          </table:table-cell>
          <table:table-cell office:value-type="string" calcext:value-type="string">
            <text:p>Bourg-Belé (Rue du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6844</text:p>
          </table:table-cell>
          <table:table-cell office:value-type="string" calcext:value-type="string">
            <text:p>Bourg-d’Anguy (Rue du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0800</text:p>
          </table:table-cell>
          <table:table-cell office:value-type="string" calcext:value-type="string">
            <text:p>Chanoines (Rue des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0927</text:p>
          </table:table-cell>
          <table:table-cell office:value-type="string" calcext:value-type="string">
            <text:p>Chapelains (Rue des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2829</text:p>
          </table:table-cell>
          <table:table-cell office:value-type="string" calcext:value-type="string">
            <text:p>Chevrie (La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3520</text:p>
          </table:table-cell>
          <table:table-cell office:value-type="string" calcext:value-type="string">
            <text:p>Clos-Margot (Rue du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7271</text:p>
          </table:table-cell>
          <table:table-cell office:value-type="string" calcext:value-type="string">
            <text:p>Dorée (Rue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8018</text:p>
          </table:table-cell>
          <table:table-cell office:value-type="string" calcext:value-type="string">
            <text:p>Fontaine de l’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9479</text:p>
          </table:table-cell>
          <table:table-cell office:value-type="string" calcext:value-type="string">
            <text:p>Fontaine-Abel (Rue de la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0821</text:p>
          </table:table-cell>
          <table:table-cell office:value-type="string" calcext:value-type="string">
            <text:p>Fresnaie (La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5697</text:p>
          </table:table-cell>
          <table:table-cell office:value-type="string" calcext:value-type="string">
            <text:p>Hôpital (Moulin de l’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5391</text:p>
          </table:table-cell>
          <table:table-cell office:value-type="string" calcext:value-type="string">
            <text:p>Hôtel de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7020</text:p>
          </table:table-cell>
          <table:table-cell office:value-type="string" calcext:value-type="string">
            <text:p>Juiverie (Rue de la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7561</text:p>
          </table:table-cell>
          <table:table-cell office:value-type="string" calcext:value-type="string">
            <text:p>Lavardin (Hôtel de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8485</text:p>
          </table:table-cell>
          <table:table-cell office:value-type="string" calcext:value-type="string">
            <text:p>Madeleine (Rue de la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8566</text:p>
          </table:table-cell>
          <table:table-cell office:value-type="string" calcext:value-type="string">
            <text:p>Maigret (Moulins, Pont, Tertre-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8622</text:p>
          </table:table-cell>
          <table:table-cell office:value-type="string" calcext:value-type="string">
            <text:p>Maillets (Rue des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0744</text:p>
          </table:table-cell>
          <table:table-cell office:value-type="string" calcext:value-type="string">
            <text:p>Mégret (Moulins*, Pont*, Tertre-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0955</text:p>
          </table:table-cell>
          <table:table-cell office:value-type="string" calcext:value-type="string">
            <text:p>Merdereau (Ruisseaux du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1520</text:p>
          </table:table-cell>
          <table:table-cell office:value-type="string" calcext:value-type="string">
            <text:p>Mission (Caserne de la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1729</text:p>
          </table:table-cell>
          <table:table-cell office:value-type="string" calcext:value-type="string">
            <text:p>Monchâtre (Moulin-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1842</text:p>
          </table:table-cell>
          <table:table-cell office:value-type="string" calcext:value-type="string">
            <text:p>Monplaisir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1950</text:p>
          </table:table-cell>
          <table:table-cell office:value-type="string" calcext:value-type="string">
            <text:p>Mont-Barbet (Rue du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2708</text:p>
          </table:table-cell>
          <table:table-cell office:value-type="string" calcext:value-type="string">
            <text:p>Motte (Rue de la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2994</text:p>
          </table:table-cell>
          <table:table-cell office:value-type="string" calcext:value-type="string">
            <text:p>Moulin-Banal (Le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042</text:p>
          </table:table-cell>
          <table:table-cell office:value-type="string" calcext:value-type="string">
            <text:p>Moulin-du-Tronchet (Le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135</text:p>
          </table:table-cell>
          <table:table-cell office:value-type="string" calcext:value-type="string">
            <text:p>Moulin-Perrin (Le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147</text:p>
          </table:table-cell>
          <table:table-cell office:value-type="string" calcext:value-type="string">
            <text:p>Moulin-Rouillard (Le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694</text:p>
          </table:table-cell>
          <table:table-cell office:value-type="string" calcext:value-type="string">
            <text:p>Notre-Dame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4990</text:p>
          </table:table-cell>
          <table:table-cell office:value-type="string" calcext:value-type="string">
            <text:p>Passetière (La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5018</text:p>
          </table:table-cell>
          <table:table-cell office:value-type="string" calcext:value-type="string">
            <text:p>Pastière (Rue de la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5200</text:p>
          </table:table-cell>
          <table:table-cell office:value-type="string" calcext:value-type="string">
            <text:p>Pâtis-Saint-Lazare (Place du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5680</text:p>
          </table:table-cell>
          <table:table-cell office:value-type="string" calcext:value-type="string">
            <text:p>Pelouse (Rue de la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5821</text:p>
          </table:table-cell>
          <table:table-cell office:value-type="string" calcext:value-type="string">
            <text:p>Perle (Rue de la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6088</text:p>
          </table:table-cell>
          <table:table-cell office:value-type="string" calcext:value-type="string">
            <text:p>Perrin (Le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6109</text:p>
          </table:table-cell>
          <table:table-cell office:value-type="string" calcext:value-type="string">
            <text:p>Perrine (Rue de la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8075</text:p>
          </table:table-cell>
          <table:table-cell office:value-type="string" calcext:value-type="string">
            <text:p>Ponceau (Le),</text:p>
          </table:table-cell>
          <table:table-cell office:value-type="string" calcext:value-type="string">
            <text:p>closeri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8435</text:p>
          </table:table-cell>
          <table:table-cell office:value-type="string" calcext:value-type="string">
            <text:p>Port-à-l’Abbesse (Rue du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8501</text:p>
          </table:table-cell>
          <table:table-cell office:value-type="string" calcext:value-type="string">
            <text:p>Porte-aux-Bouchers (La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8940</text:p>
          </table:table-cell>
          <table:table-cell office:value-type="string" calcext:value-type="string">
            <text:p>Prêche (Rue de la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9595</text:p>
          </table:table-cell>
          <table:table-cell office:value-type="string" calcext:value-type="string">
            <text:p>Puits-de-la-Chaîne (Rue du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9599</text:p>
          </table:table-cell>
          <table:table-cell office:value-type="string" calcext:value-type="string">
            <text:p>Puits-de-Quatre-Roues (Rue du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9682</text:p>
          </table:table-cell>
          <table:table-cell office:value-type="string" calcext:value-type="string">
            <text:p>Quatre-Roues (Rue de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4613</text:p>
          </table:table-cell>
          <table:table-cell office:value-type="string" calcext:value-type="string">
            <text:p>Rue des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165</text:p>
          </table:table-cell>
          <table:table-cell office:value-type="string" calcext:value-type="string">
            <text:p>Saint-Eutrope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254</text:p>
          </table:table-cell>
          <table:table-cell office:value-type="string" calcext:value-type="string">
            <text:p>Saint-Honoré (Rue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282</text:p>
          </table:table-cell>
          <table:table-cell office:value-type="string" calcext:value-type="string">
            <text:p>Saint-Jacques (Rue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315</text:p>
          </table:table-cell>
          <table:table-cell office:value-type="string" calcext:value-type="string">
            <text:p>Saint-Jean (Moulin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314</text:p>
          </table:table-cell>
          <table:table-cell office:value-type="string" calcext:value-type="string">
            <text:p>Saint-Jean*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357</text:p>
          </table:table-cell>
          <table:table-cell office:value-type="string" calcext:value-type="string">
            <text:p>Saint-Julien (Fontaine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615</text:p>
          </table:table-cell>
          <table:table-cell office:value-type="string" calcext:value-type="string">
            <text:p>Saint-Pierre (Le Grand-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616</text:p>
          </table:table-cell>
          <table:table-cell office:value-type="string" calcext:value-type="string">
            <text:p>Saint-Pierre (Le Petit-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614</text:p>
          </table:table-cell>
          <table:table-cell office:value-type="string" calcext:value-type="string">
            <text:p>Saint-Pierre,</text:p>
          </table:table-cell>
          <table:table-cell office:value-type="string" calcext:value-type="string">
            <text:p>maison canonia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719</text:p>
          </table:table-cell>
          <table:table-cell office:value-type="string" calcext:value-type="string">
            <text:p>Saint-Vincent (Rue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5370</text:p>
          </table:table-cell>
          <table:table-cell office:value-type="string" calcext:value-type="string">
            <text:p>Tertre-Saint-Jean (Le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6410</text:p>
          </table:table-cell>
          <table:table-cell office:value-type="string" calcext:value-type="string">
            <text:p>Tronchet (Moulin du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7397</text:p>
          </table:table-cell>
          <table:table-cell office:value-type="string" calcext:value-type="string">
            <text:p>Vaudegrat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7654</text:p>
          </table:table-cell>
          <table:table-cell office:value-type="string" calcext:value-type="string">
            <text:p>Vaux (Rue de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8055</text:p>
          </table:table-cell>
          <table:table-cell office:value-type="string" calcext:value-type="string">
            <text:p>Verrerie (Rue de la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8647</text:p>
          </table:table-cell>
          <table:table-cell office:value-type="string" calcext:value-type="string">
            <text:p>Ville (Moulin de la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8949</text:p>
          </table:table-cell>
          <table:table-cell office:value-type="string" calcext:value-type="string">
            <text:p>Vivier (Le)*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7622</text:p>
          </table:table-cell>
          <table:table-cell office:value-type="string" calcext:value-type="string">
            <text:p>Légat (Chemin du)*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du </text:p>
            <text:p>            Mans</text:p>
            <text:p>          (Sainte-Croix) au château épiscopal d’Yvré-l’Évêqu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221</text:p>
          </table:table-cell>
          <table:table-cell office:value-type="string" calcext:value-type="string">
            <text:p>Saint-Gervais,</text:p>
          </table:table-cell>
          <table:table-cell office:value-type="string" calcext:value-type="string">
            <text:p>un des vocables de la cathédra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l’un des vocables de la cathédrale d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676</text:p>
          </table:table-cell>
          <table:table-cell office:value-type="string" calcext:value-type="string">
            <text:p>Saint-Sauveur,</text:p>
          </table:table-cell>
          <table:table-cell office:value-type="string" calcext:value-type="string">
            <text:p>un des vocables de la cathédrale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l’un des vocables de la cathédrale d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6379</text:p>
          </table:table-cell>
          <table:table-cell office:value-type="string" calcext:value-type="string">
            <text:p>Trompe-Souris*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nom ancien d’une caserne, au </text:p>
            <text:p>            Mans</text:p>
            <text:p>         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2099</text:p>
          </table:table-cell>
          <table:table-cell office:value-type="string" calcext:value-type="string">
            <text:p>Chemin-Mansais (Le),</text:p>
          </table:table-cell>
          <table:table-cell office:value-type="string" calcext:value-type="string">
            <text:p>voies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nom donné autrefois à plusieurs voies rayonnant autour du </text:p>
            <text:p>            Mans</text:p>
            <text:p>         , entre autres à celle du Mans à</text:p>
            <text:p>            Angers par la</text:p>
            <text:p>         Flech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0630</text:p>
          </table:table-cell>
          <table:table-cell office:value-type="string" calcext:value-type="string">
            <text:p>Maupertuis,</text:p>
          </table:table-cell>
          <table:table-cell office:value-type="string" calcext:value-type="string">
            <text:p>hôtel</text:p>
          </table:table-cell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nom primitif de l’hôtel de Tessé, au </text:p>
            <text:p>           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8344</text:p>
          </table:table-cell>
          <table:table-cell office:value-type="string" calcext:value-type="string">
            <text:p>Pont-Ysoir (Le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sur la Sarthe, au </text:p>
            <text:p>           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7924</text:p>
          </table:table-cell>
          <table:table-cell office:value-type="string" calcext:value-type="string">
            <text:p>Enfer (Gué d’),</text:p>
          </table:table-cell>
          <table:table-cell/>
          <table:table-cell office:value-type="string" calcext:value-type="string">
            <text:p/>
            <text:p>           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sur la Sarthe, entre le </text:p>
            <text:p>            Mans</text:p>
            <text:p>          et Arnage </text:p>
            <text:p>         (Pesche, III, 250 ; VI, 42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432</text:p>
          </table:table-cell>
          <table:table-cell office:value-type="string" calcext:value-type="string">
            <text:p>Saint-Malo*,</text:p>
          </table:table-cell>
          <table:table-cell office:value-type="string" calcext:value-type="string">
            <text:p>prieuré</text:p>
          </table:table-cell>
          <table:table-cell office:value-type="string" calcext:value-type="string">
            <text:p/>
            <text:p>            Marmoutier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rieuré de </text:p>
            <text:p>            Marmoutier</text:p>
            <text:p>         , à Sablé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4878</text:p>
          </table:table-cell>
          <table:table-cell office:value-type="string" calcext:value-type="string">
            <text:p>Haies (Les)*,</text:p>
          </table:table-cell>
          <table:table-cell office:value-type="string" calcext:value-type="string">
            <text:p>prieuré</text:p>
          </table:table-cell>
          <table:table-cell office:value-type="string" calcext:value-type="string">
            <text:p/>
            <text:p>            Marmoutier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rieuré de </text:p>
            <text:p>            Marmoutier</text:p>
            <text:p>         , au doyenné de Montfort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7380</text:p>
          </table:table-cell>
          <table:table-cell office:value-type="string" calcext:value-type="string">
            <text:p>Douetté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/>
            <text:p>            Maul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 situé vers </text:p>
            <text:p>            Maule</text:p>
            <text:p>          à Saint-Saturnin, 1469 </text:p>
            <text:p>         (Arch. nat., P 3452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5007</text:p>
          </table:table-cell>
          <table:table-cell office:value-type="string" calcext:value-type="string">
            <text:p>Temple (Bois du),</text:p>
          </table:table-cell>
          <table:table-cell/>
          <table:table-cell office:value-type="string" calcext:value-type="string">
            <text:p/>
            <text:p>            Moitron</text:p>
            <text:p>         </text:p>
          </table:table-cell>
          <table:table-cell office:value-type="float" office:value="72199" calcext:value-type="float">
            <text:p>72199</text:p>
          </table:table-cell>
          <table:table-cell office:value-type="string" calcext:value-type="string">
            <text:p>entre </text:p>
            <text:p>            Moitron</text:p>
            <text:p>          et Saint-Aubin-de-Locquenay </text:p>
            <text:p>         (Pesche, IV, 113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4295</text:p>
          </table:table-cell>
          <table:table-cell office:value-type="string" calcext:value-type="string">
            <text:p>Orne-Saosnoise (L’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/>
            <text:p>            Montgaudry</text:p>
            <text:p>         </text:p>
          </table:table-cell>
          <table:table-cell office:value-type="float" office:value="61286" calcext:value-type="float">
            <text:p>61286</text:p>
          </table:table-cell>
          <table:table-cell office:value-type="string" calcext:value-type="string">
            <text:p/>
            <text:p>         rivière, affluent de la Sarthe, née à </text:p>
            <text:p>            Montgaudry</text:p>
            <text:p>          (Orne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0106</text:p>
          </table:table-cell>
          <table:table-cell office:value-type="string" calcext:value-type="string">
            <text:p>Mare-de-Bonneval (Ruisseau de la),</text:p>
          </table:table-cell>
          <table:table-cell/>
          <table:table-cell office:value-type="string" calcext:value-type="string">
            <text:p/>
            <text:p>            Montgaudry</text:p>
            <text:p>         </text:p>
          </table:table-cell>
          <table:table-cell office:value-type="float" office:value="61286" calcext:value-type="float">
            <text:p>61286</text:p>
          </table:table-cell>
          <table:table-cell office:value-type="string" calcext:value-type="string">
            <text:p>affluent de celui de Blèves, né à </text:p>
            <text:p>            Montgaudry</text:p>
            <text:p>          (Orne), qu’il sépare de Contilly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070</text:p>
          </table:table-cell>
          <table:table-cell office:value-type="string" calcext:value-type="string">
            <text:p>Sainte-Catherine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/>
            <text:p>            Montjoi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, à </text:p>
            <text:p>            Montjoie</text:p>
            <text:p>         , commune de Rahay ; détruite en 1830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01410</text:p>
          </table:table-cell>
          <table:table-cell office:value-type="string" calcext:value-type="string">
            <text:p>Aunay (Ruisseau de l’),</text:p>
          </table:table-cell>
          <table:table-cell/>
          <table:table-cell office:value-type="string" calcext:value-type="string">
            <text:p/>
            <text:p>            Morannes</text:p>
            <text:p>         </text:p>
          </table:table-cell>
          <table:table-cell office:value-type="float" office:value="49220" calcext:value-type="float">
            <text:p>49220</text:p>
          </table:table-cell>
          <table:table-cell office:value-type="string" calcext:value-type="string">
            <text:p>affluent de la Sarthe, né en </text:p>
            <text:p>            Morannes</text:p>
            <text:p>          (Maine-et-Loire), sépare Morannes de</text:p>
            <text:p>            Notre-Dame-du-Pe et de</text:p>
            <text:p>            Precigne et finit à Moranne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6210</text:p>
          </table:table-cell>
          <table:table-cell office:value-type="string" calcext:value-type="string">
            <text:p>Pervenchère (Bois de la),</text:p>
          </table:table-cell>
          <table:table-cell/>
          <table:table-cell office:value-type="string" calcext:value-type="string">
            <text:p/>
            <text:p>            Neuvillette</text:p>
            <text:p>         </text:p>
          </table:table-cell>
          <table:table-cell office:value-type="float" office:value="72218" calcext:value-type="float">
            <text:p>72218</text:p>
          </table:table-cell>
          <table:table-cell office:value-type="string" calcext:value-type="string">
            <text:p>entre </text:p>
            <text:p>            Neuvillette</text:p>
            <text:p>          et Torcé-en-Charnie (Mayenne) (Jaillot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07453</text:p>
          </table:table-cell>
          <table:table-cell office:value-type="string" calcext:value-type="string">
            <text:p>Brégeons (Les)*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/>
            <text:p>            Neuvy</text:p>
            <text:p>         </text:p>
          </table:table-cell>
          <table:table-cell office:value-type="float" office:value="72219" calcext:value-type="float">
            <text:p>72219</text:p>
          </table:table-cell>
          <table:table-cell office:value-type="string" calcext:value-type="string">
            <text:p/>
            <text:p>         lieu-dit, entre </text:p>
            <text:p>            Neuvy</text:p>
            <text:p>          et Verniette, </text:p>
            <text:p>            xiii</text:p>
            <text:p>            e siècl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8168</text:p>
          </table:table-cell>
          <table:table-cell office:value-type="string" calcext:value-type="string">
            <text:p>Longuève-est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/>
            <text:p>            Nogu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qui, réunie à la </text:p>
            <text:p>            Nogue</text:p>
            <text:p>         , forme le Duet </text:p>
            <text:p>         (voir ce nom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633</text:p>
          </table:table-cell>
          <table:table-cell office:value-type="string" calcext:value-type="string">
            <text:p>Saint-Pierre-de-Noyen*,</text:p>
          </table:table-cell>
          <table:table-cell office:value-type="string" calcext:value-type="string">
            <text:p>ancienne paroisse</text:p>
          </table:table-cell>
          <table:table-cell office:value-type="string" calcext:value-type="string">
            <text:p/>
            <text:p>            Noyen</text:p>
            <text:p>         </text:p>
          </table:table-cell>
          <table:table-cell office:value-type="float" office:value="72223" calcext:value-type="float">
            <text:p>72223</text:p>
          </table:table-cell>
          <table:table-cell office:value-type="string" calcext:value-type="string">
            <text:p/>
            <text:p>         ancienne paroisse de </text:p>
            <text:p>            Noye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6274</text:p>
          </table:table-cell>
          <table:table-cell office:value-type="string" calcext:value-type="string">
            <text:p>Croix-de-la-Barre (La),</text:p>
          </table:table-cell>
          <table:table-cell office:value-type="string" calcext:value-type="string">
            <text:p>closeries</text:p>
          </table:table-cell>
          <table:table-cell office:value-type="string" calcext:value-type="string">
            <text:p/>
            <text:p>            Noyen</text:p>
            <text:p>         </text:p>
          </table:table-cell>
          <table:table-cell office:value-type="float" office:value="72223" calcext:value-type="float">
            <text:p>72223</text:p>
          </table:table-cell>
          <table:table-cell office:value-type="string" calcext:value-type="string">
            <text:p/>
            <text:p>         closeries de </text:p>
            <text:p>            Noyen</text:p>
            <text:p>         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43476</text:p>
          </table:table-cell>
          <table:table-cell office:value-type="string" calcext:value-type="string">
            <text:p>Saint-Martin*,</text:p>
          </table:table-cell>
          <table:table-cell office:value-type="string" calcext:value-type="string">
            <text:p>église</text:p>
          </table:table-cell>
          <table:table-cell office:value-type="string" calcext:value-type="string">
            <text:p/>
            <text:p>            Noyen</text:p>
            <text:p>         </text:p>
          </table:table-cell>
          <table:table-cell office:value-type="float" office:value="72223" calcext:value-type="float">
            <text:p>72223</text:p>
          </table:table-cell>
          <table:table-cell office:value-type="string" calcext:value-type="string">
            <text:p/>
            <text:p>         église, à </text:p>
            <text:p>            Noyen</text:p>
            <text:p>         , </text:p>
            <text:p>            x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218</text:p>
          </table:table-cell>
          <table:table-cell office:value-type="string" calcext:value-type="string">
            <text:p>Saint-Germain-de-Noyen,</text:p>
          </table:table-cell>
          <table:table-cell office:value-type="string" calcext:value-type="string">
            <text:p>paroisse</text:p>
          </table:table-cell>
          <table:table-cell office:value-type="string" calcext:value-type="string">
            <text:p/>
            <text:p>            Noyen</text:p>
            <text:p>         </text:p>
          </table:table-cell>
          <table:table-cell office:value-type="float" office:value="72223" calcext:value-type="float">
            <text:p>72223</text:p>
          </table:table-cell>
          <table:table-cell office:value-type="string" calcext:value-type="string">
            <text:p/>
            <text:p>         paroisse actuelle de </text:p>
            <text:p>            Noyen</text:p>
            <text:p>         , à laquelle fut réunie celle de Saint-Pierre sous la révolutio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160</text:p>
          </table:table-cell>
          <table:table-cell office:value-type="string" calcext:value-type="string">
            <text:p>Moulins (Rue des),</text:p>
          </table:table-cell>
          <table:table-cell/>
          <table:table-cell office:value-type="string" calcext:value-type="string">
            <text:p/>
            <text:p>            Noyen</text:p>
            <text:p>         </text:p>
          </table:table-cell>
          <table:table-cell office:value-type="float" office:value="72223" calcext:value-type="float">
            <text:p>72223</text:p>
          </table:table-cell>
          <table:table-cell office:value-type="string" calcext:value-type="string">
            <text:p>à </text:p>
            <text:p>            Noye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4546</text:p>
          </table:table-cell>
          <table:table-cell office:value-type="string" calcext:value-type="string">
            <text:p>Palis (Rue des),</text:p>
          </table:table-cell>
          <table:table-cell/>
          <table:table-cell office:value-type="string" calcext:value-type="string">
            <text:p/>
            <text:p>            Noyen</text:p>
            <text:p>         </text:p>
          </table:table-cell>
          <table:table-cell office:value-type="float" office:value="72223" calcext:value-type="float">
            <text:p>72223</text:p>
          </table:table-cell>
          <table:table-cell office:value-type="string" calcext:value-type="string">
            <text:p>à </text:p>
            <text:p>            Noye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4405</text:p>
          </table:table-cell>
          <table:table-cell office:value-type="string" calcext:value-type="string">
            <text:p>Blanche-Étoile (Ruisseau de),</text:p>
          </table:table-cell>
          <table:table-cell/>
          <table:table-cell office:value-type="string" calcext:value-type="string">
            <text:p/>
            <text:p>            Orne-Saosnois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 donné fautivement par Pesche (I, 168), à l’</text:p>
            <text:p>            Orne-Saosnoise</text:p>
            <text:p>         , d’après le lieu de Blanche-Étoile, indiqué par Cassini à l’ouest du</text:p>
            <text:p>            bourg de Saint-Fulgent (Orne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4132</text:p>
          </table:table-cell>
          <table:table-cell office:value-type="string" calcext:value-type="string">
            <text:p>Lorrière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/>
            <text:p>            Parcé</text:p>
            <text:p>         </text:p>
          </table:table-cell>
          <table:table-cell office:value-type="float" office:value="72228" calcext:value-type="float">
            <text:p>72228</text:p>
          </table:table-cell>
          <table:table-cell office:value-type="string" calcext:value-type="string">
            <text:p/>
            <text:p>         lieu-dit, entre </text:p>
            <text:p>            Parcé</text:p>
            <text:p>          et Solesmes, 1402 (Cogner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8413</text:p>
          </table:table-cell>
          <table:table-cell office:value-type="string" calcext:value-type="string">
            <text:p>Lun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/>
            <text:p>            Parcé</text:p>
            <text:p>         </text:p>
          </table:table-cell>
          <table:table-cell office:value-type="float" office:value="72228" calcext:value-type="float">
            <text:p>72228</text:p>
          </table:table-cell>
          <table:table-cell office:value-type="string" calcext:value-type="string">
            <text:p/>
            <text:p>         quartier de </text:p>
            <text:p>            Parcé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5448</text:p>
          </table:table-cell>
          <table:table-cell office:value-type="string" calcext:value-type="string">
            <text:p>Tête-Noir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/>
            <text:p>            Parcé</text:p>
            <text:p>         </text:p>
          </table:table-cell>
          <table:table-cell office:value-type="float" office:value="72228" calcext:value-type="float">
            <text:p>72228</text:p>
          </table:table-cell>
          <table:table-cell office:value-type="string" calcext:value-type="string">
            <text:p/>
            <text:p>         quartier de </text:p>
            <text:p>            Parcé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8956</text:p>
          </table:table-cell>
          <table:table-cell office:value-type="string" calcext:value-type="string">
            <text:p>Vivier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/>
            <text:p>            Parcé</text:p>
            <text:p>         </text:p>
          </table:table-cell>
          <table:table-cell office:value-type="float" office:value="72228" calcext:value-type="float">
            <text:p>72228</text:p>
          </table:table-cell>
          <table:table-cell office:value-type="string" calcext:value-type="string">
            <text:p/>
            <text:p>         quartier de </text:p>
            <text:p>            Parc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9547</text:p>
          </table:table-cell>
          <table:table-cell office:value-type="string" calcext:value-type="string">
            <text:p>Maladrerie (Place de la),</text:p>
          </table:table-cell>
          <table:table-cell/>
          <table:table-cell office:value-type="string" calcext:value-type="string">
            <text:p/>
            <text:p>            Parcé</text:p>
            <text:p>         </text:p>
          </table:table-cell>
          <table:table-cell office:value-type="float" office:value="72228" calcext:value-type="float">
            <text:p>72228</text:p>
          </table:table-cell>
          <table:table-cell office:value-type="string" calcext:value-type="string">
            <text:p>à </text:p>
            <text:p>            Parcé</text:p>
            <text:p>          ; ancienne maladreri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1662</text:p>
          </table:table-cell>
          <table:table-cell office:value-type="string" calcext:value-type="string">
            <text:p>Châtelier (Rue du),</text:p>
          </table:table-cell>
          <table:table-cell/>
          <table:table-cell office:value-type="string" calcext:value-type="string">
            <text:p/>
            <text:p>            Parcé</text:p>
            <text:p>         </text:p>
          </table:table-cell>
          <table:table-cell office:value-type="float" office:value="72228" calcext:value-type="float">
            <text:p>72228</text:p>
          </table:table-cell>
          <table:table-cell office:value-type="string" calcext:value-type="string">
            <text:p>à </text:p>
            <text:p>            Parc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7657</text:p>
          </table:table-cell>
          <table:table-cell office:value-type="string" calcext:value-type="string">
            <text:p>Échelle (Rue de l’),</text:p>
          </table:table-cell>
          <table:table-cell/>
          <table:table-cell office:value-type="string" calcext:value-type="string">
            <text:p/>
            <text:p>            Parcé</text:p>
            <text:p>         </text:p>
          </table:table-cell>
          <table:table-cell office:value-type="float" office:value="72228" calcext:value-type="float">
            <text:p>72228</text:p>
          </table:table-cell>
          <table:table-cell office:value-type="string" calcext:value-type="string">
            <text:p>à </text:p>
            <text:p>            Parc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8027</text:p>
          </table:table-cell>
          <table:table-cell office:value-type="string" calcext:value-type="string">
            <text:p>Éperviers (Rue des),</text:p>
          </table:table-cell>
          <table:table-cell/>
          <table:table-cell office:value-type="string" calcext:value-type="string">
            <text:p/>
            <text:p>            Parcé</text:p>
            <text:p>         </text:p>
          </table:table-cell>
          <table:table-cell office:value-type="float" office:value="72228" calcext:value-type="float">
            <text:p>72228</text:p>
          </table:table-cell>
          <table:table-cell office:value-type="string" calcext:value-type="string">
            <text:p>à </text:p>
            <text:p>            Parc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0395</text:p>
          </table:table-cell>
          <table:table-cell office:value-type="string" calcext:value-type="string">
            <text:p>Four (Rue du),</text:p>
          </table:table-cell>
          <table:table-cell/>
          <table:table-cell office:value-type="string" calcext:value-type="string">
            <text:p/>
            <text:p>            Parcé</text:p>
            <text:p>         </text:p>
          </table:table-cell>
          <table:table-cell office:value-type="float" office:value="72228" calcext:value-type="float">
            <text:p>72228</text:p>
          </table:table-cell>
          <table:table-cell office:value-type="string" calcext:value-type="string">
            <text:p>à </text:p>
            <text:p>            Parc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2721</text:p>
          </table:table-cell>
          <table:table-cell office:value-type="string" calcext:value-type="string">
            <text:p>Motte (Rue de la),</text:p>
          </table:table-cell>
          <table:table-cell/>
          <table:table-cell office:value-type="string" calcext:value-type="string">
            <text:p/>
            <text:p>            Parcé</text:p>
            <text:p>         </text:p>
          </table:table-cell>
          <table:table-cell office:value-type="float" office:value="72228" calcext:value-type="float">
            <text:p>72228</text:p>
          </table:table-cell>
          <table:table-cell office:value-type="string" calcext:value-type="string">
            <text:p>à </text:p>
            <text:p>            Parc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2896</text:p>
          </table:table-cell>
          <table:table-cell office:value-type="string" calcext:value-type="string">
            <text:p>Moulin (Rue du),</text:p>
          </table:table-cell>
          <table:table-cell/>
          <table:table-cell office:value-type="string" calcext:value-type="string">
            <text:p/>
            <text:p>            Parcé</text:p>
            <text:p>         </text:p>
          </table:table-cell>
          <table:table-cell office:value-type="float" office:value="72228" calcext:value-type="float">
            <text:p>72228</text:p>
          </table:table-cell>
          <table:table-cell office:value-type="string" calcext:value-type="string">
            <text:p>à </text:p>
            <text:p>            Parc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9527</text:p>
          </table:table-cell>
          <table:table-cell office:value-type="string" calcext:value-type="string">
            <text:p>Puet (Rue),</text:p>
          </table:table-cell>
          <table:table-cell/>
          <table:table-cell office:value-type="string" calcext:value-type="string">
            <text:p/>
            <text:p>            Parcé</text:p>
            <text:p>         </text:p>
          </table:table-cell>
          <table:table-cell office:value-type="float" office:value="72228" calcext:value-type="float">
            <text:p>72228</text:p>
          </table:table-cell>
          <table:table-cell office:value-type="string" calcext:value-type="string">
            <text:p>à </text:p>
            <text:p>            Parc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620</text:p>
          </table:table-cell>
          <table:table-cell office:value-type="string" calcext:value-type="string">
            <text:p>Saint-Pierre (Cour),</text:p>
          </table:table-cell>
          <table:table-cell/>
          <table:table-cell office:value-type="string" calcext:value-type="string">
            <text:p/>
            <text:p>            Parcé</text:p>
            <text:p>         </text:p>
          </table:table-cell>
          <table:table-cell office:value-type="float" office:value="72228" calcext:value-type="float">
            <text:p>72228</text:p>
          </table:table-cell>
          <table:table-cell office:value-type="string" calcext:value-type="string">
            <text:p>à </text:p>
            <text:p>            Parcé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7990</text:p>
          </table:table-cell>
          <table:table-cell office:value-type="string" calcext:value-type="string">
            <text:p>Pôlinois (Le),</text:p>
          </table:table-cell>
          <table:table-cell office:value-type="string" calcext:value-type="string">
            <text:p>contrée</text:p>
          </table:table-cell>
          <table:table-cell office:value-type="string" calcext:value-type="string">
            <text:p/>
            <text:p>            Parigné</text:p>
            <text:p>         </text:p>
          </table:table-cell>
          <table:table-cell office:value-type="float" office:value="72230" calcext:value-type="float">
            <text:p>72230</text:p>
          </table:table-cell>
          <table:table-cell office:value-type="string" calcext:value-type="string">
            <text:p/>
            <text:p>         contrée de </text:p>
            <text:p>            Parigné</text:p>
            <text:p>          et Yvre-le-Poli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6040</text:p>
          </table:table-cell>
          <table:table-cell office:value-type="string" calcext:value-type="string">
            <text:p>Croix (Les),</text:p>
          </table:table-cell>
          <table:table-cell office:value-type="string" calcext:value-type="string">
            <text:p>hameau et station</text:p>
          </table:table-cell>
          <table:table-cell office:value-type="string" calcext:value-type="string">
            <text:p/>
            <text:p>            Piacé-Saint-Germai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 et station de </text:p>
            <text:p>            Piacé-Saint-Germain</text:p>
            <text:p>         , commune de Saint-Germain-de-la-Coudr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6880</text:p>
          </table:table-cell>
          <table:table-cell office:value-type="string" calcext:value-type="string">
            <text:p>Joué (Ruisseau de),</text:p>
          </table:table-cell>
          <table:table-cell/>
          <table:table-cell office:value-type="string" calcext:value-type="string">
            <text:p/>
            <text:p>            Plainchaudin</text:p>
            <text:p>         </text:p>
          </table:table-cell>
          <table:table-cell office:value-type="float" office:value="72147" calcext:value-type="float">
            <text:p>72147</text:p>
          </table:table-cell>
          <table:table-cell office:value-type="string" calcext:value-type="string">
            <text:p>nom donné à tort au ruisseau de </text:p>
            <text:p>            Plainchaudi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0966</text:p>
          </table:table-cell>
          <table:table-cell office:value-type="string" calcext:value-type="string">
            <text:p>Roberdière (La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/>
            <text:p>            Plant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uni à la </text:p>
            <text:p>            Plante</text:p>
            <text:p>         , commune de Saint-Mars-de-Locquenay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8497</text:p>
          </table:table-cell>
          <table:table-cell office:value-type="string" calcext:value-type="string">
            <text:p>Madeleine (La),</text:p>
          </table:table-cell>
          <table:table-cell office:value-type="string" calcext:value-type="string">
            <text:p>partie du bourg</text:p>
          </table:table-cell>
          <table:table-cell office:value-type="string" calcext:value-type="string">
            <text:p/>
            <text:p>            Poillé</text:p>
            <text:p>         </text:p>
          </table:table-cell>
          <table:table-cell office:value-type="float" office:value="72239" calcext:value-type="float">
            <text:p>72239</text:p>
          </table:table-cell>
          <table:table-cell office:value-type="string" calcext:value-type="string">
            <text:p/>
            <text:p>         partie du bourg de </text:p>
            <text:p>            Poillé</text:p>
            <text:p>          ; ancien prieuré dépendant de la Couture </text:p>
            <text:p>         (arch. dép., B 825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6171</text:p>
          </table:table-cell>
          <table:table-cell office:value-type="string" calcext:value-type="string">
            <text:p>Croix-Blanch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/>
            <text:p>            Poillé</text:p>
            <text:p>         </text:p>
          </table:table-cell>
          <table:table-cell office:value-type="float" office:value="72239" calcext:value-type="float">
            <text:p>72239</text:p>
          </table:table-cell>
          <table:table-cell office:value-type="string" calcext:value-type="string">
            <text:p/>
            <text:p>         quartier de </text:p>
            <text:p>            Poillé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2232</text:p>
          </table:table-cell>
          <table:table-cell office:value-type="string" calcext:value-type="string">
            <text:p>Geôl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/>
            <text:p>            Poillé</text:p>
            <text:p>         </text:p>
          </table:table-cell>
          <table:table-cell office:value-type="float" office:value="72239" calcext:value-type="float">
            <text:p>72239</text:p>
          </table:table-cell>
          <table:table-cell office:value-type="string" calcext:value-type="string">
            <text:p/>
            <text:p>         quartier de </text:p>
            <text:p>            Poil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2899</text:p>
          </table:table-cell>
          <table:table-cell office:value-type="string" calcext:value-type="string">
            <text:p>Moulin (Rue du),</text:p>
          </table:table-cell>
          <table:table-cell/>
          <table:table-cell office:value-type="string" calcext:value-type="string">
            <text:p/>
            <text:p>            Poillé</text:p>
            <text:p>         </text:p>
          </table:table-cell>
          <table:table-cell office:value-type="float" office:value="72239" calcext:value-type="float">
            <text:p>72239</text:p>
          </table:table-cell>
          <table:table-cell office:value-type="string" calcext:value-type="string">
            <text:p>à </text:p>
            <text:p>            Poil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9874</text:p>
          </table:table-cell>
          <table:table-cell office:value-type="string" calcext:value-type="string">
            <text:p>Forges (Pont des),</text:p>
          </table:table-cell>
          <table:table-cell/>
          <table:table-cell office:value-type="string" calcext:value-type="string">
            <text:p/>
            <text:p>            Poncé</text:p>
            <text:p>         </text:p>
          </table:table-cell>
          <table:table-cell office:value-type="float" office:value="72240" calcext:value-type="float">
            <text:p>72240</text:p>
          </table:table-cell>
          <table:table-cell office:value-type="string" calcext:value-type="string">
            <text:p>sur le Loir, entre </text:p>
            <text:p>            Poncé</text:p>
            <text:p>          et Couture (Loir-et-Cher) (Jaillot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3384</text:p>
          </table:table-cell>
          <table:table-cell office:value-type="string" calcext:value-type="string">
            <text:p>Clos-aux-Roynes (Le)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/>
            <text:p>            Possé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Possé</text:p>
            <text:p>          à Asse-le-Riboul, 1458 </text:p>
            <text:p>         (Cogner, E 730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9041</text:p>
          </table:table-cell>
          <table:table-cell office:value-type="string" calcext:value-type="string">
            <text:p>Fief-Gouhier (Le)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/>
            <text:p>            Possé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Possé</text:p>
            <text:p>          à Asse-le-Riboul, 1458 </text:p>
            <text:p>         (Cogner, E 730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6008</text:p>
          </table:table-cell>
          <table:table-cell office:value-type="string" calcext:value-type="string">
            <text:p>Huberdière (La)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/>
            <text:p>            Possé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Possé</text:p>
            <text:p>          à Asse-le-Riboul, 1458 </text:p>
            <text:p>         (Cogner, E 730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0722</text:p>
          </table:table-cell>
          <table:table-cell office:value-type="string" calcext:value-type="string">
            <text:p>Mébeuvière (La)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/>
            <text:p>            Possé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Possé</text:p>
            <text:p>          à Asse-le-Riboul, 1458 </text:p>
            <text:p>         (Cogner, E 730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0300</text:p>
          </table:table-cell>
          <table:table-cell office:value-type="string" calcext:value-type="string">
            <text:p>Regrectes (Les)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/>
            <text:p>            Possé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Possé</text:p>
            <text:p>          à Asse-le-Riboul, 1458 </text:p>
            <text:p>         (Cogner, E 730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5318</text:p>
          </table:table-cell>
          <table:table-cell office:value-type="string" calcext:value-type="string">
            <text:p>Courferré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/>
            <text:p>            Possé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Possé</text:p>
            <text:p>          à Asse-le-Riboul, 1595 </text:p>
            <text:p>         (Cogner, E 733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2465</text:p>
          </table:table-cell>
          <table:table-cell office:value-type="string" calcext:value-type="string">
            <text:p>de Contres,</text:p>
          </table:table-cell>
          <table:table-cell/>
          <table:table-cell office:value-type="string" calcext:value-type="string">
            <text:p/>
            <text:p>            Pouvrai</text:p>
            <text:p>         </text:p>
          </table:table-cell>
          <table:table-cell office:value-type="float" office:value="61336" calcext:value-type="float">
            <text:p>61336</text:p>
          </table:table-cell>
          <table:table-cell office:value-type="string" calcext:value-type="string">
            <text:p>affluent de celui de Guémansais, né à </text:p>
            <text:p>            Pouvrai</text:p>
            <text:p>          (Orne), arrose ou limite Contres, Saint-Cosme et Champaissant, puis se divise en deux bras : celui de gauche, le plus court, garde le nom de Mortève, coule sur Saint-Cosme et conflue près de l’ancien prieuré de Guémansais ; celui de droite, appelé de Forbonnais, passe près du château de ce nom et s’unit au Guémansais non loin de son embouchure dans l’Orne en limitant Saint-Cosme et Champaissan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4296</text:p>
          </table:table-cell>
          <table:table-cell office:value-type="string" calcext:value-type="string">
            <text:p>Ornette (L’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/>
            <text:p>            Prez-en-Pail</text:p>
            <text:p>         </text:p>
          </table:table-cell>
          <table:table-cell office:value-type="float" office:value="53185" calcext:value-type="float">
            <text:p>53185</text:p>
          </table:table-cell>
          <table:table-cell office:value-type="string" calcext:value-type="string">
            <text:p/>
            <text:p>         rivière, affluent de la Sarthe, née à </text:p>
            <text:p>            Prez-en-Pail</text:p>
            <text:p>          (Mayenne), au sud de la forêt de Multonn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4675</text:p>
          </table:table-cell>
          <table:table-cell office:value-type="string" calcext:value-type="string">
            <text:p>Coubardière (La)*,</text:p>
          </table:table-cell>
          <table:table-cell office:value-type="string" calcext:value-type="string">
            <text:p>lieu censif</text:p>
          </table:table-cell>
          <table:table-cell office:value-type="string" calcext:value-type="string">
            <text:p/>
            <text:p>            Pringé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 censif de </text:p>
            <text:p>            Pringé</text:p>
            <text:p>         , commune de Luché-Pringé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13888</text:p>
          </table:table-cell>
          <table:table-cell office:value-type="string" calcext:value-type="string">
            <text:p>Colombier (Le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/>
            <text:p>            Pringé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 censitaire de </text:p>
            <text:p>            Pringé</text:p>
            <text:p>         , commune de Luché-Pringé, </text:p>
            <text:p>            xiv</text:p>
            <text:p>            e siècl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3962</text:p>
          </table:table-cell>
          <table:table-cell office:value-type="string" calcext:value-type="string">
            <text:p>Gué-du-Saule (Le)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/>
            <text:p>            Pringé</text:p>
            <text:p>         </text:p>
          </table:table-cell>
          <table:table-cell office:value-type="float" office:value="72175" calcext:value-type="float">
            <text:p>72175</text:p>
          </table:table-cell>
          <table:table-cell office:value-type="string" calcext:value-type="string">
            <text:p/>
            <text:p>         lieu-dit, à </text:p>
            <text:p>            Pringé</text:p>
            <text:p>         , 1790 </text:p>
            <text:p>         (Bull. révol., I, 165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7355</text:p>
          </table:table-cell>
          <table:table-cell office:value-type="string" calcext:value-type="string">
            <text:p>Notre-Dame-du-Douet,</text:p>
          </table:table-cell>
          <table:table-cell office:value-type="string" calcext:value-type="string">
            <text:p>château</text:p>
          </table:table-cell>
          <table:table-cell office:value-type="string" calcext:value-type="string">
            <text:p/>
            <text:p>            Pringé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 château de Gallerande à </text:p>
            <text:p>            Pringé</text:p>
            <text:p>         , commune de Luché-Pringé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2251</text:p>
          </table:table-cell>
          <table:table-cell office:value-type="string" calcext:value-type="string">
            <text:p>Chêne (Le)*,</text:p>
          </table:table-cell>
          <table:table-cell office:value-type="string" calcext:value-type="string">
            <text:p>lieu censif</text:p>
          </table:table-cell>
          <table:table-cell office:value-type="string" calcext:value-type="string">
            <text:p/>
            <text:p>            Randonnay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 censif de </text:p>
            <text:p>            Randonnay</text:p>
            <text:p>          à Voivres, 1543</text:p>
            <text:p>         (Pesche, VI, 601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4733</text:p>
          </table:table-cell>
          <table:table-cell office:value-type="string" calcext:value-type="string">
            <text:p>Hacherie (La)*,</text:p>
          </table:table-cell>
          <table:table-cell office:value-type="string" calcext:value-type="string">
            <text:p>fief mouvant</text:p>
          </table:table-cell>
          <table:table-cell office:value-type="string" calcext:value-type="string">
            <text:p/>
            <text:p>            Roche-Maye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mouvant de la </text:p>
            <text:p>            Roche-Mayet</text:p>
            <text:p>         , 1514-1521 </text:p>
            <text:p>         (Mayet, I, 349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9557</text:p>
          </table:table-cell>
          <table:table-cell office:value-type="string" calcext:value-type="string">
            <text:p>Fontaine-Jugeaut,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/>
            <text:p>            Rosay-es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source du </text:p>
            <text:p>            Rosay-est</text:p>
            <text:p>         , commune de Saint-Georges-du-Rosay (Jaillot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3025</text:p>
          </table:table-cell>
          <table:table-cell office:value-type="string" calcext:value-type="string">
            <text:p>Chouannières (Fontaine des),</text:p>
          </table:table-cell>
          <table:table-cell/>
          <table:table-cell office:value-type="string" calcext:value-type="string">
            <text:p/>
            <text:p>            Ruban</text:p>
            <text:p>         </text:p>
          </table:table-cell>
          <table:table-cell office:value-type="float" office:value="72315" calcext:value-type="float">
            <text:p>72315</text:p>
          </table:table-cell>
          <table:table-cell office:value-type="string" calcext:value-type="string">
            <text:p>l’une des sources du </text:p>
            <text:p>            Ruban</text:p>
            <text:p>         </text:p>
            <text:p>         (Pesche, VI, 153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3694</text:p>
          </table:table-cell>
          <table:table-cell office:value-type="string" calcext:value-type="string">
            <text:p>Cœur-Navré (Rue du),</text:p>
          </table:table-cell>
          <table:table-cell/>
          <table:table-cell office:value-type="string" calcext:value-type="string">
            <text:p/>
            <text:p>            Ruillé-l’Éguilié</text:p>
            <text:p>         </text:p>
          </table:table-cell>
          <table:table-cell office:value-type="float" office:value="72248" calcext:value-type="float">
            <text:p>72248</text:p>
          </table:table-cell>
          <table:table-cell office:value-type="string" calcext:value-type="string">
            <text:p>à </text:p>
            <text:p>            Ruillé-l’Éguilié</text:p>
            <text:p>         .</text:p>
          </table:table-cell>
          <table:table-cell office:value-type="string" calcext:value-type="string">
            <text:p/>
            <text:p>            Pruillé-l’Éguilié</text:p>
            <text:p>         </text:p>
          </table:table-cell>
          <table:table-cell/>
        </table:table-row>
        <table:table-row table:style-name="ro6">
          <table:table-cell office:value-type="string" calcext:value-type="string">
            <text:p>DT72-43695</text:p>
          </table:table-cell>
          <table:table-cell office:value-type="string" calcext:value-type="string">
            <text:p>Saint-Symphorien*,</text:p>
          </table:table-cell>
          <table:table-cell office:value-type="string" calcext:value-type="string">
            <text:p>chapellenie</text:p>
          </table:table-cell>
          <table:table-cell office:value-type="string" calcext:value-type="string">
            <text:p/>
            <text:p>            Sablé</text:p>
            <text:p>         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/>
            <text:p>         chapellenie, à </text:p>
            <text:p>            Sablé</text:p>
            <text:p>          </text:p>
            <text:p>         (Pesche, IV, 735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182</text:p>
          </table:table-cell>
          <table:table-cell office:value-type="string" calcext:value-type="string">
            <text:p>Saint-François*,</text:p>
          </table:table-cell>
          <table:table-cell office:value-type="string" calcext:value-type="string">
            <text:p>couvent de femmes</text:p>
          </table:table-cell>
          <table:table-cell office:value-type="string" calcext:value-type="string">
            <text:p/>
            <text:p>            Sablé</text:p>
            <text:p>         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/>
            <text:p>         couvent de femmes, à </text:p>
            <text:p>            Sablé</text:p>
            <text:p>          (Jaillot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548</text:p>
          </table:table-cell>
          <table:table-cell office:value-type="string" calcext:value-type="string">
            <text:p>Saint-Nicolas,</text:p>
          </table:table-cell>
          <table:table-cell office:value-type="string" calcext:value-type="string">
            <text:p>faubourg</text:p>
          </table:table-cell>
          <table:table-cell office:value-type="string" calcext:value-type="string">
            <text:p/>
            <text:p>            Sablé</text:p>
            <text:p>         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/>
            <text:p>         faubourg de </text:p>
            <text:p>            Sablé</text:p>
            <text:p>          ; ancien prieuré de Marmoutier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6160</text:p>
          </table:table-cell>
          <table:table-cell office:value-type="string" calcext:value-type="string">
            <text:p>Bouère,</text:p>
          </table:table-cell>
          <table:table-cell office:value-type="string" calcext:value-type="string">
            <text:p>faubourg</text:p>
          </table:table-cell>
          <table:table-cell office:value-type="string" calcext:value-type="string">
            <text:p/>
            <text:p>            Sablé</text:p>
            <text:p>         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/>
            <text:p>         faubourg de </text:p>
            <text:p>            Sablé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1298</text:p>
          </table:table-cell>
          <table:table-cell office:value-type="string" calcext:value-type="string">
            <text:p>Chartrie (La),</text:p>
          </table:table-cell>
          <table:table-cell office:value-type="string" calcext:value-type="string">
            <text:p>faubourg</text:p>
          </table:table-cell>
          <table:table-cell office:value-type="string" calcext:value-type="string">
            <text:p/>
            <text:p>            Sablé</text:p>
            <text:p>         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/>
            <text:p>         faubourg de </text:p>
            <text:p>            Sablé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0591</text:p>
          </table:table-cell>
          <table:table-cell office:value-type="string" calcext:value-type="string">
            <text:p>Fourneaux (Les),</text:p>
          </table:table-cell>
          <table:table-cell office:value-type="string" calcext:value-type="string">
            <text:p>faubourg</text:p>
          </table:table-cell>
          <table:table-cell office:value-type="string" calcext:value-type="string">
            <text:p/>
            <text:p>            Sablé</text:p>
            <text:p>         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/>
            <text:p>         faubourg de </text:p>
            <text:p>            Sablé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8228</text:p>
          </table:table-cell>
          <table:table-cell office:value-type="string" calcext:value-type="string">
            <text:p>Pont-d’Erve (Le),</text:p>
          </table:table-cell>
          <table:table-cell office:value-type="string" calcext:value-type="string">
            <text:p>faubourg</text:p>
          </table:table-cell>
          <table:table-cell office:value-type="string" calcext:value-type="string">
            <text:p/>
            <text:p>            Sablé</text:p>
            <text:p>         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/>
            <text:p>         faubourg de </text:p>
            <text:p>            Sablé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9095</text:p>
          </table:table-cell>
          <table:table-cell office:value-type="string" calcext:value-type="string">
            <text:p>Yvonnière (L’),</text:p>
          </table:table-cell>
          <table:table-cell office:value-type="string" calcext:value-type="string">
            <text:p>faubourg</text:p>
          </table:table-cell>
          <table:table-cell office:value-type="string" calcext:value-type="string">
            <text:p/>
            <text:p>            Sablé</text:p>
            <text:p>         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/>
            <text:p>         faubourg de </text:p>
            <text:p>            Sablé</text:p>
            <text:p>         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8229</text:p>
          </table:table-cell>
          <table:table-cell office:value-type="string" calcext:value-type="string">
            <text:p>Pont-de-Sarthe (Moulin du)*,</text:p>
          </table:table-cell>
          <table:table-cell/>
          <table:table-cell office:value-type="string" calcext:value-type="string">
            <text:p/>
            <text:p>            Sablé</text:p>
            <text:p>         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>à </text:p>
            <text:p>            Sablé</text:p>
            <text:p>         , </text:p>
            <text:p>            xii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7501</text:p>
          </table:table-cell>
          <table:table-cell office:value-type="string" calcext:value-type="string">
            <text:p>Breil (Rue de),</text:p>
          </table:table-cell>
          <table:table-cell/>
          <table:table-cell office:value-type="string" calcext:value-type="string">
            <text:p/>
            <text:p>            Sablé</text:p>
            <text:p>         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>à </text:p>
            <text:p>            Sab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0705</text:p>
          </table:table-cell>
          <table:table-cell office:value-type="string" calcext:value-type="string">
            <text:p>Champs (Rue des Petits-),</text:p>
          </table:table-cell>
          <table:table-cell/>
          <table:table-cell office:value-type="string" calcext:value-type="string">
            <text:p/>
            <text:p>            Sablé</text:p>
            <text:p>         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>à </text:p>
            <text:p>            Sab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7272</text:p>
          </table:table-cell>
          <table:table-cell office:value-type="string" calcext:value-type="string">
            <text:p>Dorée (Rue),</text:p>
          </table:table-cell>
          <table:table-cell/>
          <table:table-cell office:value-type="string" calcext:value-type="string">
            <text:p/>
            <text:p>            Sablé</text:p>
            <text:p>         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>à </text:p>
            <text:p>            Sab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7658</text:p>
          </table:table-cell>
          <table:table-cell office:value-type="string" calcext:value-type="string">
            <text:p>Échelle (Rue de l’),</text:p>
          </table:table-cell>
          <table:table-cell/>
          <table:table-cell office:value-type="string" calcext:value-type="string">
            <text:p/>
            <text:p>            Sablé</text:p>
            <text:p>         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>à </text:p>
            <text:p>            Sab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9249</text:p>
          </table:table-cell>
          <table:table-cell office:value-type="string" calcext:value-type="string">
            <text:p>Folie (Rue Haute-),</text:p>
          </table:table-cell>
          <table:table-cell/>
          <table:table-cell office:value-type="string" calcext:value-type="string">
            <text:p/>
            <text:p>            Sablé</text:p>
            <text:p>         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>à </text:p>
            <text:p>            Sab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9859</text:p>
          </table:table-cell>
          <table:table-cell office:value-type="string" calcext:value-type="string">
            <text:p>Forges (Rue des),</text:p>
          </table:table-cell>
          <table:table-cell/>
          <table:table-cell office:value-type="string" calcext:value-type="string">
            <text:p/>
            <text:p>            Sablé</text:p>
            <text:p>         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>à </text:p>
            <text:p>            Sab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6356</text:p>
          </table:table-cell>
          <table:table-cell office:value-type="string" calcext:value-type="string">
            <text:p>Ile (Rue de l’),</text:p>
          </table:table-cell>
          <table:table-cell/>
          <table:table-cell office:value-type="string" calcext:value-type="string">
            <text:p/>
            <text:p>            Sablé</text:p>
            <text:p>         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>à </text:p>
            <text:p>            Sab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6992</text:p>
          </table:table-cell>
          <table:table-cell office:value-type="string" calcext:value-type="string">
            <text:p>Juifs (Rue des),</text:p>
          </table:table-cell>
          <table:table-cell/>
          <table:table-cell office:value-type="string" calcext:value-type="string">
            <text:p/>
            <text:p>            Sablé</text:p>
            <text:p>         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>à </text:p>
            <text:p>            Sab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7049</text:p>
          </table:table-cell>
          <table:table-cell office:value-type="string" calcext:value-type="string">
            <text:p>Jumeaux (Rue des),</text:p>
          </table:table-cell>
          <table:table-cell/>
          <table:table-cell office:value-type="string" calcext:value-type="string">
            <text:p/>
            <text:p>            Sablé</text:p>
            <text:p>         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>à </text:p>
            <text:p>            Sab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7558</text:p>
          </table:table-cell>
          <table:table-cell office:value-type="string" calcext:value-type="string">
            <text:p>Lavanderies (Rue des),</text:p>
          </table:table-cell>
          <table:table-cell/>
          <table:table-cell office:value-type="string" calcext:value-type="string">
            <text:p/>
            <text:p>            Sablé</text:p>
            <text:p>         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>à </text:p>
            <text:p>            Sab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2907</text:p>
          </table:table-cell>
          <table:table-cell office:value-type="string" calcext:value-type="string">
            <text:p>Moulin (Rue du),</text:p>
          </table:table-cell>
          <table:table-cell/>
          <table:table-cell office:value-type="string" calcext:value-type="string">
            <text:p/>
            <text:p>            Sablé</text:p>
            <text:p>         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>à </text:p>
            <text:p>            Sab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4271</text:p>
          </table:table-cell>
          <table:table-cell office:value-type="string" calcext:value-type="string">
            <text:p>Ormeaux (Rue des),</text:p>
          </table:table-cell>
          <table:table-cell/>
          <table:table-cell office:value-type="string" calcext:value-type="string">
            <text:p/>
            <text:p>            Sablé</text:p>
            <text:p>         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>à </text:p>
            <text:p>            Sab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8437</text:p>
          </table:table-cell>
          <table:table-cell office:value-type="string" calcext:value-type="string">
            <text:p>Port-André (Rue du),</text:p>
          </table:table-cell>
          <table:table-cell/>
          <table:table-cell office:value-type="string" calcext:value-type="string">
            <text:p/>
            <text:p>            Sablé</text:p>
            <text:p>         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>à </text:p>
            <text:p>            Sab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8466</text:p>
          </table:table-cell>
          <table:table-cell office:value-type="string" calcext:value-type="string">
            <text:p>Port-des-Terres (Rue du),</text:p>
          </table:table-cell>
          <table:table-cell/>
          <table:table-cell office:value-type="string" calcext:value-type="string">
            <text:p/>
            <text:p>            Sablé</text:p>
            <text:p>         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>à </text:p>
            <text:p>            Sab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8739</text:p>
          </table:table-cell>
          <table:table-cell office:value-type="string" calcext:value-type="string">
            <text:p>Poulies (Quai des),</text:p>
          </table:table-cell>
          <table:table-cell/>
          <table:table-cell office:value-type="string" calcext:value-type="string">
            <text:p/>
            <text:p>            Sablé</text:p>
            <text:p>         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>à </text:p>
            <text:p>            Sab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2973</text:p>
          </table:table-cell>
          <table:table-cell office:value-type="string" calcext:value-type="string">
            <text:p>Saint-Denis (Rue),</text:p>
          </table:table-cell>
          <table:table-cell/>
          <table:table-cell office:value-type="string" calcext:value-type="string">
            <text:p/>
            <text:p>            Sablé</text:p>
            <text:p>         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>à </text:p>
            <text:p>            Sab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116</text:p>
          </table:table-cell>
          <table:table-cell office:value-type="string" calcext:value-type="string">
            <text:p>Saint-Éloi (Impasse),</text:p>
          </table:table-cell>
          <table:table-cell/>
          <table:table-cell office:value-type="string" calcext:value-type="string">
            <text:p/>
            <text:p>            Sablé</text:p>
            <text:p>         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>à </text:p>
            <text:p>            Sab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351</text:p>
          </table:table-cell>
          <table:table-cell office:value-type="string" calcext:value-type="string">
            <text:p>Saint-Joseph (Rue),</text:p>
          </table:table-cell>
          <table:table-cell/>
          <table:table-cell office:value-type="string" calcext:value-type="string">
            <text:p/>
            <text:p>            Sablé</text:p>
            <text:p>         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>à </text:p>
            <text:p>            Sab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483</text:p>
          </table:table-cell>
          <table:table-cell office:value-type="string" calcext:value-type="string">
            <text:p>Saint-Martin (Rue),</text:p>
          </table:table-cell>
          <table:table-cell/>
          <table:table-cell office:value-type="string" calcext:value-type="string">
            <text:p/>
            <text:p>            Sablé</text:p>
            <text:p>         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>à </text:p>
            <text:p>            Sab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4010</text:p>
          </table:table-cell>
          <table:table-cell office:value-type="string" calcext:value-type="string">
            <text:p>Oléron (Ile d’)*,</text:p>
          </table:table-cell>
          <table:table-cell/>
          <table:table-cell office:value-type="string" calcext:value-type="string">
            <text:p/>
            <text:p>            Sablé</text:p>
            <text:p>         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>sur la Sarthe, en aval de </text:p>
            <text:p>            Sablé</text:p>
            <text:p>         , (Jaillot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6474</text:p>
          </table:table-cell>
          <table:table-cell office:value-type="string" calcext:value-type="string">
            <text:p>Jambelle (Ruisseau de la),</text:p>
          </table:table-cell>
          <table:table-cell/>
          <table:table-cell office:value-type="string" calcext:value-type="string">
            <text:p/>
            <text:p>            Saint-Aubin-du-Désert</text:p>
            <text:p>         </text:p>
          </table:table-cell>
          <table:table-cell office:value-type="float" office:value="53198" calcext:value-type="float">
            <text:p>53198</text:p>
          </table:table-cell>
          <table:table-cell office:value-type="string" calcext:value-type="string">
            <text:p>affluent du Merdereau ; vient de </text:p>
            <text:p>            Saint-Aubin-du-Désert</text:p>
            <text:p>          (Mayenne), sépare Saint-Mars-du-Désert (Mayenne) de Saint-Paul-le-Gaultier, puis Saint-Paul de Saint-Georges-le-Gaultier, et finit sur Saint-Paul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3398</text:p>
          </table:table-cell>
          <table:table-cell office:value-type="string" calcext:value-type="string">
            <text:p>des Étangs,</text:p>
          </table:table-cell>
          <table:table-cell/>
          <table:table-cell office:value-type="string" calcext:value-type="string">
            <text:p/>
            <text:p>            Saint-Célerin</text:p>
            <text:p>         </text:p>
          </table:table-cell>
          <table:table-cell office:value-type="float" office:value="72271" calcext:value-type="float">
            <text:p>72271</text:p>
          </table:table-cell>
          <table:table-cell office:value-type="string" calcext:value-type="string">
            <text:p>affluent de celui de Fleuré, arrose ou limite </text:p>
            <text:p>            Saint-Célerin</text:p>
            <text:p>         , la Chapelle-Saint-Remy et Tuff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0470</text:p>
          </table:table-cell>
          <table:table-cell office:value-type="string" calcext:value-type="string">
            <text:p>Alpes-Mancelles (Les),</text:p>
          </table:table-cell>
          <table:table-cell office:value-type="string" calcext:value-type="string">
            <text:p>région montagneuse</text:p>
          </table:table-cell>
          <table:table-cell office:value-type="string" calcext:value-type="string">
            <text:p/>
            <text:p>            Saint-Céneri</text:p>
            <text:p>         </text:p>
          </table:table-cell>
          <table:table-cell office:value-type="float" office:value="61372" calcext:value-type="float">
            <text:p>61372</text:p>
          </table:table-cell>
          <table:table-cell office:value-type="string" calcext:value-type="string">
            <text:p>nom donné depuis 1861 à la région montagneuse</text:p>
            <text:p>         où coule la Sarthe entre </text:p>
            <text:p>            Saint-Céneri</text:p>
            <text:p>          (Orne) et Saint-Leonard-des-Bois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3833</text:p>
          </table:table-cell>
          <table:table-cell office:value-type="string" calcext:value-type="string">
            <text:p>Gué-au-Large (Le)*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/>
            <text:p>            Saint-Georges-du-Plain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lieu-dit, sur la Sarthe, à </text:p>
            <text:p>            Saint-Georges-du-Plain</text:p>
            <text:p>         , vers 1500 </text:p>
            <text:p>         (Pesche, VI, 34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8785</text:p>
          </table:table-cell>
          <table:table-cell office:value-type="string" calcext:value-type="string">
            <text:p>Pourry (Le clos de)*,</text:p>
          </table:table-cell>
          <table:table-cell office:value-type="string" calcext:value-type="string">
            <text:p>paroisse</text:p>
          </table:table-cell>
          <table:table-cell office:value-type="string" calcext:value-type="string">
            <text:p/>
            <text:p>            Saint-Georges-du-Plain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paroisse de </text:p>
            <text:p>            Saint-Georges-du-Plain</text:p>
            <text:p>         , 1552 </text:p>
            <text:p>         (Arch. dép., G 738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1647</text:p>
          </table:table-cell>
          <table:table-cell office:value-type="string" calcext:value-type="string">
            <text:p>Moland (Ruisseau du),</text:p>
          </table:table-cell>
          <table:table-cell/>
          <table:table-cell office:value-type="string" calcext:value-type="string">
            <text:p/>
            <text:p>            Saint-Germain-de-Coulamer</text:p>
            <text:p>         </text:p>
          </table:table-cell>
          <table:table-cell office:value-type="float" office:value="53223" calcext:value-type="float">
            <text:p>53223</text:p>
          </table:table-cell>
          <table:table-cell office:value-type="string" calcext:value-type="string">
            <text:p>affluent de la Vaudelle, né à </text:p>
            <text:p>            Saint-Germain-de-Coulamer</text:p>
            <text:p>          (Mayenne), limite Saint-Mars-du-Désert (Mayenne) et Saint-Georges-le-Gaultier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6972</text:p>
          </table:table-cell>
          <table:table-cell office:value-type="string" calcext:value-type="string">
            <text:p>Dêm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/>
            <text:p>            Saint-Laurent-en-Gâtines</text:p>
            <text:p>         </text:p>
          </table:table-cell>
          <table:table-cell office:value-type="float" office:value="37224" calcext:value-type="float">
            <text:p>37224</text:p>
          </table:table-cell>
          <table:table-cell office:value-type="string" calcext:value-type="string">
            <text:p/>
            <text:p>         rivière, affluent du Loir, née à </text:p>
            <text:p>            Saint-Laurent-en-Gâtines</text:p>
            <text:p>          (Indre-et-Loire), passe à Chemillé-sur-Dême et Épeigné-sur-Dême (Indre-et-Loire), borne Épeigné et Beaumont-la-Chartre et finit à Marco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6801</text:p>
          </table:table-cell>
          <table:table-cell office:value-type="string" calcext:value-type="string">
            <text:p>Vaig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/>
            <text:p>            Saint-Léger</text:p>
            <text:p>         </text:p>
          </table:table-cell>
          <table:table-cell office:value-type="float" office:value="53232" calcext:value-type="float">
            <text:p>53232</text:p>
          </table:table-cell>
          <table:table-cell office:value-type="string" calcext:value-type="string">
            <text:p/>
            <text:p>         rivière, née à </text:p>
            <text:p>            Saint-Léger</text:p>
            <text:p>          (Mayenne), au nord de Vaiges, touche le département de la Sarthe en limitant Beaumont-Pied-de-Boeuf (Mayenne) et Auvers-le-Hamon ; rentre dans le département de la Mayenne sur Bouessay, borne Bouessay (Mayenne) et Gastines, puis Gastines et Sablé, où elle se jette dans la Sarth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023</text:p>
          </table:table-cell>
          <table:table-cell office:value-type="string" calcext:value-type="string">
            <text:p>Sainte-Anne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/>
            <text:p>            Saint-Ouen-sous-Ballon</text:p>
            <text:p>         </text:p>
          </table:table-cell>
          <table:table-cell office:value-type="float" office:value="72023" calcext:value-type="float">
            <text:p>72023</text:p>
          </table:table-cell>
          <table:table-cell office:value-type="string" calcext:value-type="string">
            <text:p/>
            <text:p>         chapelle annexe de la cure de </text:p>
            <text:p>            Saint-Ouen-sous-Ball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1696</text:p>
          </table:table-cell>
          <table:table-cell office:value-type="string" calcext:value-type="string">
            <text:p>rivière de Moire,</text:p>
          </table:table-cell>
          <table:table-cell/>
          <table:table-cell office:value-type="string" calcext:value-type="string">
            <text:p/>
            <text:p>            Saint-Rigomer</text:p>
            <text:p>         </text:p>
          </table:table-cell>
          <table:table-cell office:value-type="float" office:value="72318" calcext:value-type="float">
            <text:p>72318</text:p>
          </table:table-cell>
          <table:table-cell office:value-type="string" calcext:value-type="string">
            <text:p>affluent de la Sarthe ; arrose ou limite </text:p>
            <text:p>            Saint-Rigomer</text:p>
            <text:p>         , Ancinnes, Bourg-le-Roi, Cherisay, Rouessé-Fontaine, Fye, Coulombiers, Saint-Germain-de-la-Coudre et Piace ; son confluent est formé de deux bras, dont le plus court se nomme la Planche-d’Évron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31894</text:p>
          </table:table-cell>
          <table:table-cell office:value-type="string" calcext:value-type="string">
            <text:p>Montagne (La),</text:p>
          </table:table-cell>
          <table:table-cell office:value-type="string" calcext:value-type="string">
            <text:p>trois communes</text:p>
          </table:table-cell>
          <table:table-cell office:value-type="string" calcext:value-type="string">
            <text:p/>
            <text:p>            Sainte-Croix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nom employé pour désigner trois communes pendant la période révolutionnaire : </text:p>
            <text:p>            Sainte-Croix</text:p>
            <text:p>         , Montagne-Gazonfière ; </text:p>
            <text:p>         Saint-Remy-des-Monts, Rémy-la-Montagne ; </text:p>
            <text:p>         Sille-le-Guillaume, Sillé-la-Montagne.</text:p>
            <text:p>     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8343</text:p>
          </table:table-cell>
          <table:table-cell office:value-type="string" calcext:value-type="string">
            <text:p>Essart (Ruisseau de l’),</text:p>
          </table:table-cell>
          <table:table-cell/>
          <table:table-cell office:value-type="string" calcext:value-type="string">
            <text:p/>
            <text:p>            Sainte-Suzanne</text:p>
            <text:p>         </text:p>
          </table:table-cell>
          <table:table-cell office:value-type="float" office:value="53255" calcext:value-type="float">
            <text:p>53255</text:p>
          </table:table-cell>
          <table:table-cell office:value-type="string" calcext:value-type="string">
            <text:p>affluent du Treulon ; vient de </text:p>
            <text:p>            Sainte-Suzanne</text:p>
            <text:p>          (Mayenne) et sépare en partie Saint-Denis-d'Orques de Blandouet (Mayenne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0898</text:p>
          </table:table-cell>
          <table:table-cell office:value-type="string" calcext:value-type="string">
            <text:p>Chanteraies (Les)*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/>
            <text:p>            Sarth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oulin, sur la </text:p>
            <text:p>            Sarthe</text:p>
            <text:p>         , donne au prieuré de Roëzé</text:p>
            <text:p>         vers 1050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04459</text:p>
          </table:table-cell>
          <table:table-cell office:value-type="string" calcext:value-type="string">
            <text:p>les Landes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/>
            <text:p>            Saussay</text:p>
            <text:p>         </text:p>
          </table:table-cell>
          <table:table-cell office:value-type="float" office:value="72241" calcext:value-type="float">
            <text:p>72241</text:p>
          </table:table-cell>
          <table:table-cell office:value-type="string" calcext:value-type="string">
            <text:p/>
            <text:p>         lieu comprenant trois bordages en </text:p>
            <text:p>            Saussay</text:p>
            <text:p>         , Lombron et</text:p>
            <text:p>            Pont-de-Gennes, 1788</text:p>
            <text:p>         (Arch. nat., R5 186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34227</text:p>
          </table:table-cell>
          <table:table-cell office:value-type="string" calcext:value-type="string">
            <text:p>Ormeau (L’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/>
            <text:p>            Sceaux</text:p>
            <text:p>         </text:p>
          </table:table-cell>
          <table:table-cell office:value-type="float" office:value="72331" calcext:value-type="float">
            <text:p>72331</text:p>
          </table:table-cell>
          <table:table-cell office:value-type="string" calcext:value-type="string">
            <text:p/>
            <text:p>         lieu, entre </text:p>
            <text:p>            Sceaux</text:p>
            <text:p>          et Vouvray-sur-Huisne </text:p>
            <text:p>         (Cass.).</text:p>
            <text:p>      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5668</text:p>
          </table:table-cell>
          <table:table-cell office:value-type="string" calcext:value-type="string">
            <text:p>Hommeaux (L’estre des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/>
            <text:p>            Semur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 censitaire de </text:p>
            <text:p>            Semur</text:p>
            <text:p>         , commune de Mareil-sur-Loir, 1390 </text:p>
            <text:p>         (Ann. fléch., IV, 262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1728</text:p>
          </table:table-cell>
          <table:table-cell office:value-type="string" calcext:value-type="string">
            <text:p>Chauchard (Rue)*,</text:p>
          </table:table-cell>
          <table:table-cell/>
          <table:table-cell office:value-type="string" calcext:value-type="string">
            <text:p/>
            <text:p>            Semur</text:p>
            <text:p>         </text:p>
          </table:table-cell>
          <table:table-cell office:value-type="float" office:value="72333" calcext:value-type="float">
            <text:p>72333</text:p>
          </table:table-cell>
          <table:table-cell office:value-type="string" calcext:value-type="string">
            <text:p>à </text:p>
            <text:p>            Semur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5715</text:p>
          </table:table-cell>
          <table:table-cell office:value-type="string" calcext:value-type="string">
            <text:p>Bercon,</text:p>
          </table:table-cell>
          <table:table-cell office:value-type="string" calcext:value-type="string">
            <text:p>partie de la forêt</text:p>
          </table:table-cell>
          <table:table-cell office:value-type="string" calcext:value-type="string">
            <text:p/>
            <text:p>            Sillé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rtie de la forêt de </text:p>
            <text:p>            Sillé</text:p>
            <text:p>         , commune de Crissé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0657</text:p>
          </table:table-cell>
          <table:table-cell office:value-type="string" calcext:value-type="string">
            <text:p>Foutelaie (Bois de la),</text:p>
          </table:table-cell>
          <table:table-cell office:value-type="string" calcext:value-type="string">
            <text:p>partie de la forêt</text:p>
          </table:table-cell>
          <table:table-cell office:value-type="string" calcext:value-type="string">
            <text:p/>
            <text:p>            Sillé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rtie de la forêt de </text:p>
            <text:p>            Sillé</text:p>
            <text:p>         , commune de Mont-Saint-Jea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6278</text:p>
          </table:table-cell>
          <table:table-cell office:value-type="string" calcext:value-type="string">
            <text:p>Pezé (Bois de),</text:p>
          </table:table-cell>
          <table:table-cell office:value-type="string" calcext:value-type="string">
            <text:p>partie de la forêt</text:p>
          </table:table-cell>
          <table:table-cell office:value-type="string" calcext:value-type="string">
            <text:p/>
            <text:p>            Sillé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rtie de la forêt de </text:p>
            <text:p>            Sillé</text:p>
            <text:p>         , commune de Pezé-le-Robert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5330</text:p>
          </table:table-cell>
          <table:table-cell office:value-type="string" calcext:value-type="string">
            <text:p>Roche,</text:p>
          </table:table-cell>
          <table:table-cell/>
          <table:table-cell office:value-type="string" calcext:value-type="string">
            <text:p/>
            <text:p>            Soizé</text:p>
            <text:p>         </text:p>
          </table:table-cell>
          <table:table-cell office:value-type="float" office:value="28376" calcext:value-type="float">
            <text:p>28376</text:p>
          </table:table-cell>
          <table:table-cell office:value-type="string" calcext:value-type="string">
            <text:p>né à </text:p>
            <text:p>            Soizé</text:p>
            <text:p>          (Eure-et-Loir) ; se jette dans la Souette à Saint-Ulphac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00953</text:p>
          </table:table-cell>
          <table:table-cell office:value-type="string" calcext:value-type="string">
            <text:p>Ardillère (Ruisseau de l’),</text:p>
          </table:table-cell>
          <table:table-cell/>
          <table:table-cell office:value-type="string" calcext:value-type="string">
            <text:p/>
            <text:p>            Sonzay</text:p>
            <text:p>         </text:p>
          </table:table-cell>
          <table:table-cell office:value-type="float" office:value="37249" calcext:value-type="float">
            <text:p>37249</text:p>
          </table:table-cell>
          <table:table-cell office:value-type="string" calcext:value-type="string">
            <text:p>nommé aussi la Petite-Fare, né à </text:p>
            <text:p>            Sonzay</text:p>
            <text:p>          (Indre-et-Loire), sépare la commune de Chenu</text:p>
            <text:p>         (Sarthe) de celle de Couesmes (Indre-et-Loire) et se jette</text:p>
            <text:p>         dans la Fare à Villiers-au-Bouin</text:p>
            <text:p>         (Indre-et-Loire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5818</text:p>
          </table:table-cell>
          <table:table-cell office:value-type="string" calcext:value-type="string">
            <text:p>Touche-Briffart (La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/>
            <text:p>            Sourches-Chamaillard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de </text:p>
            <text:p>            Sourches-Chamaillard</text:p>
            <text:p>         , 1594 </text:p>
            <text:p>         (Sourches, p. 167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44976</text:p>
          </table:table-cell>
          <table:table-cell office:value-type="string" calcext:value-type="string">
            <text:p>Teillaie (La)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/>
            <text:p>            Sourches-Chamaillard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Sourches-Chamaillard</text:p>
            <text:p>         , </text:p>
            <text:p>            xvi</text:p>
            <text:p>            e siècl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03335</text:p>
          </table:table-cell>
          <table:table-cell office:value-type="string" calcext:value-type="string">
            <text:p>Belle-Pigeart (La)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/>
            <text:p>            Sourches-Chamaillard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Sourches-Chamaillard</text:p>
            <text:p>         , 1594</text:p>
            <text:p>         (Sourches, p. 167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07296</text:p>
          </table:table-cell>
          <table:table-cell office:value-type="string" calcext:value-type="string">
            <text:p>Brannière (La)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/>
            <text:p>            Sourches-Chamaillard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Sourches-Chamaillard</text:p>
            <text:p>         , 1594</text:p>
            <text:p>         (Sourches, p. 168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3391</text:p>
          </table:table-cell>
          <table:table-cell office:value-type="string" calcext:value-type="string">
            <text:p>Clos-Bernard (Le)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/>
            <text:p>            Sourches-Chamaillard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Sourches-Chamaillard</text:p>
            <text:p>         , 1594 </text:p>
            <text:p>         (Sourches, p. 167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5509</text:p>
          </table:table-cell>
          <table:table-cell office:value-type="string" calcext:value-type="string">
            <text:p>Courtilles (Les)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/>
            <text:p>            Sourches-Chamaillard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Sourches-Chamaillard</text:p>
            <text:p>         , 1594 </text:p>
            <text:p>         (Sourches, p. 167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8827</text:p>
          </table:table-cell>
          <table:table-cell office:value-type="string" calcext:value-type="string">
            <text:p>Félonnière (La)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/>
            <text:p>            Sourches-Chamaillard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Sourches-Chamaillard</text:p>
            <text:p>         , 1594 </text:p>
            <text:p>         (Sourches, p. 167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7499</text:p>
          </table:table-cell>
          <table:table-cell office:value-type="string" calcext:value-type="string">
            <text:p>Lapuille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/>
            <text:p>            Sourches-Chamaillard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Sourches-Chamaillard</text:p>
            <text:p>         , 1594 </text:p>
            <text:p>         (Sourches, p. 167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3667</text:p>
          </table:table-cell>
          <table:table-cell office:value-type="string" calcext:value-type="string">
            <text:p>Nonperouze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/>
            <text:p>            Sourches-Chamaillard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Sourches-Chamaillard</text:p>
            <text:p>         , 1594 </text:p>
            <text:p>         (Sourches, p. 167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2277</text:p>
          </table:table-cell>
          <table:table-cell office:value-type="string" calcext:value-type="string">
            <text:p>Ruaudière (La)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/>
            <text:p>            Sourches-Chamaillard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Sourches-Chamaillard</text:p>
            <text:p>         , 1594 </text:p>
            <text:p>         (Sourches, p. 167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7771</text:p>
          </table:table-cell>
          <table:table-cell office:value-type="string" calcext:value-type="string">
            <text:p>Vennerie (La)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/>
            <text:p>            Sourches-Chamaillard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Sourches-Chamaillard</text:p>
            <text:p>         , 1594 </text:p>
            <text:p>         (Sourches, p. 167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8265</text:p>
          </table:table-cell>
          <table:table-cell office:value-type="string" calcext:value-type="string">
            <text:p>Erné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/>
            <text:p>            Sourches-Chamaillard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Sourches-Chamaillard</text:p>
            <text:p>         , 1594 </text:p>
            <text:p>         (Sourches, p. 168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8788</text:p>
          </table:table-cell>
          <table:table-cell office:value-type="string" calcext:value-type="string">
            <text:p>Favière (La)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/>
            <text:p>            Sourches-Chamaillard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Sourches-Chamaillard</text:p>
            <text:p>         , 1594 </text:p>
            <text:p>         (Sourches, p. 168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3122</text:p>
          </table:table-cell>
          <table:table-cell office:value-type="string" calcext:value-type="string">
            <text:p>Grange-Barot (La)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/>
            <text:p>            Sourches-Chamaillard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Sourches-Chamaillard</text:p>
            <text:p>         , 1594 </text:p>
            <text:p>         (Sourches, p. 168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8083</text:p>
          </table:table-cell>
          <table:table-cell office:value-type="string" calcext:value-type="string">
            <text:p>Loires (Les)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/>
            <text:p>            Sourches-Chamaillard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Sourches-Chamaillard</text:p>
            <text:p>         , 1594 </text:p>
            <text:p>         (Sourches, p. 168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8152</text:p>
          </table:table-cell>
          <table:table-cell office:value-type="string" calcext:value-type="string">
            <text:p>Longueraie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/>
            <text:p>            Sourches-Chamaillard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Sourches-Chamaillard</text:p>
            <text:p>         , 1594 </text:p>
            <text:p>         (Sourches, p. 168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2771</text:p>
          </table:table-cell>
          <table:table-cell office:value-type="string" calcext:value-type="string">
            <text:p>Motte-Guittet (La)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/>
            <text:p>            Sourches-Chamaillard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Sourches-Chamaillard</text:p>
            <text:p>         , 1594 </text:p>
            <text:p>         (Sourches, p. 168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0015</text:p>
          </table:table-cell>
          <table:table-cell office:value-type="string" calcext:value-type="string">
            <text:p>Rainefort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/>
            <text:p>            Sourches-Chamaillard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Sourches-Chamaillard</text:p>
            <text:p>         , 1594 </text:p>
            <text:p>         (Sourches, p. 168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0185</text:p>
          </table:table-cell>
          <table:table-cell office:value-type="string" calcext:value-type="string">
            <text:p>Raudière (La)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/>
            <text:p>            Sourches-Chamaillard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Sourches-Chamaillard</text:p>
            <text:p>         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2423</text:p>
          </table:table-cell>
          <table:table-cell office:value-type="string" calcext:value-type="string">
            <text:p>Girardière (La)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/>
            <text:p>            Sourches-Chamaillar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Sourches-Chamaillart</text:p>
            <text:p>         , 1594 </text:p>
            <text:p>         (Sourches, p. 167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2955</text:p>
          </table:table-cell>
          <table:table-cell office:value-type="string" calcext:value-type="string">
            <text:p>Saint-Claude*,</text:p>
          </table:table-cell>
          <table:table-cell office:value-type="string" calcext:value-type="string">
            <text:p>ancienne chapelle</text:p>
          </table:table-cell>
          <table:table-cell office:value-type="string" calcext:value-type="string">
            <text:p/>
            <text:p>            Théber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ne chapelle de </text:p>
            <text:p>            Thébert</text:p>
            <text:p>         , commune de Fay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2982</text:p>
          </table:table-cell>
          <table:table-cell office:value-type="string" calcext:value-type="string">
            <text:p>Saint-Denis,</text:p>
          </table:table-cell>
          <table:table-cell office:value-type="string" calcext:value-type="string">
            <text:p>faubourg</text:p>
          </table:table-cell>
          <table:table-cell office:value-type="string" calcext:value-type="string">
            <text:p/>
            <text:p>            Vallon</text:p>
            <text:p>         </text:p>
          </table:table-cell>
          <table:table-cell office:value-type="float" office:value="72367" calcext:value-type="float">
            <text:p>72367</text:p>
          </table:table-cell>
          <table:table-cell office:value-type="string" calcext:value-type="string">
            <text:p/>
            <text:p>         faubourg de </text:p>
            <text:p>            Vallon</text:p>
            <text:p>          ; chapelle détruit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329</text:p>
          </table:table-cell>
          <table:table-cell office:value-type="string" calcext:value-type="string">
            <text:p>Saint-Jean,</text:p>
          </table:table-cell>
          <table:table-cell office:value-type="string" calcext:value-type="string">
            <text:p>hospice actuel</text:p>
          </table:table-cell>
          <table:table-cell office:value-type="string" calcext:value-type="string">
            <text:p/>
            <text:p>            Vallon</text:p>
            <text:p>         </text:p>
          </table:table-cell>
          <table:table-cell office:value-type="float" office:value="72367" calcext:value-type="float">
            <text:p>72367</text:p>
          </table:table-cell>
          <table:table-cell office:value-type="string" calcext:value-type="string">
            <text:p/>
            <text:p>         hospice actuel de </text:p>
            <text:p>            Vallon</text:p>
            <text:p>          ; ancienne commanderie annexée à Guélian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4040</text:p>
          </table:table-cell>
          <table:table-cell office:value-type="string" calcext:value-type="string">
            <text:p>Bich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/>
            <text:p>            Vallon</text:p>
            <text:p>         </text:p>
          </table:table-cell>
          <table:table-cell office:value-type="float" office:value="72367" calcext:value-type="float">
            <text:p>72367</text:p>
          </table:table-cell>
          <table:table-cell office:value-type="string" calcext:value-type="string">
            <text:p/>
            <text:p>         quartier de </text:p>
            <text:p>            Vallon</text:p>
            <text:p>         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5845</text:p>
          </table:table-cell>
          <table:table-cell office:value-type="string" calcext:value-type="string">
            <text:p>Touche-Machable (La)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/>
            <text:p>            Verdelle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Verdelles</text:p>
            <text:p>          à Poillé, 1446 </text:p>
            <text:p>         (Verdelles, p. 57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6616</text:p>
          </table:table-cell>
          <table:table-cell office:value-type="string" calcext:value-type="string">
            <text:p>Tuilerie (La)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/>
            <text:p>            Verdelle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</text:p>
            <text:p>            Verdelles</text:p>
            <text:p>          à Poillé, 1448 </text:p>
            <text:p>         (Verdelles, p. 57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9235</text:p>
          </table:table-cell>
          <table:table-cell office:value-type="string" calcext:value-type="string">
            <text:p>de Brûle-Choux,</text:p>
          </table:table-cell>
          <table:table-cell/>
          <table:table-cell office:value-type="string" calcext:value-type="string">
            <text:p/>
            <text:p>            Villiers-au-Bouin</text:p>
            <text:p>         </text:p>
          </table:table-cell>
          <table:table-cell office:value-type="float" office:value="37279" calcext:value-type="float">
            <text:p>37279</text:p>
          </table:table-cell>
          <table:table-cell office:value-type="string" calcext:value-type="string">
            <text:p>affluent du Loir, né à </text:p>
            <text:p>            Villiers-au-Bouin</text:p>
            <text:p>          (Indre-et-Loire) ; arrose la Chapelle-aux-Chou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8273</text:p>
          </table:table-cell>
          <table:table-cell office:value-type="string" calcext:value-type="string">
            <text:p>Erve (L’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/>
            <text:p>            Vimarcé</text:p>
            <text:p>         </text:p>
          </table:table-cell>
          <table:table-cell office:value-type="float" office:value="53274" calcext:value-type="float">
            <text:p>53274</text:p>
          </table:table-cell>
          <table:table-cell office:value-type="string" calcext:value-type="string">
            <text:p/>
            <text:p>         rivière, affluent de la Sarthe ; prend sa source à </text:p>
            <text:p>            Vimarcé</text:p>
            <text:p>          (Mayenne) et arrose ou limite dans le département de la Sarthe les communes d’Auvers-le-Hamon, Gastines, Juigné et Sablé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02814</text:p>
          </table:table-cell>
          <table:table-cell office:value-type="string" calcext:value-type="string">
            <text:p>Begré (Fontaine de),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/>
            <text:p>            Vive-Parence</text:p>
            <text:p>         </text:p>
          </table:table-cell>
          <table:table-cell office:value-type="float" office:value="72039" calcext:value-type="float">
            <text:p>72039</text:p>
          </table:table-cell>
          <table:table-cell office:value-type="string" calcext:value-type="string">
            <text:p/>
            <text:p>         source de la </text:p>
            <text:p>            Vive-Parence</text:p>
            <text:p>         </text:p>
            <text:p>         (Pesche, VI, 563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6211</text:p>
          </table:table-cell>
          <table:table-cell office:value-type="string" calcext:value-type="string">
            <text:p>Treulon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/>
            <text:p>            Viviers</text:p>
            <text:p>         </text:p>
          </table:table-cell>
          <table:table-cell office:value-type="float" office:value="53265" calcext:value-type="float">
            <text:p>53265</text:p>
          </table:table-cell>
          <table:table-cell office:value-type="string" calcext:value-type="string">
            <text:p/>
            <text:p>         rivière ; vient de </text:p>
            <text:p>            Viviers</text:p>
            <text:p>          (Mayenne), borne Blandouet (Mayenne) et Saint-Denis-d'Orques, arrose ou limite Saint-Denis, Viré, sépare Viré de Thorigné-en-Charnie (Mayenne) et de Cossé-en-Champagne (Mayenne), arrose dans la Mayenne </text:p>
            <text:p>         Cossé et Épineu-le-Séguin, puis limite Épineu et Auvers-le-Hamon, où elle se jette dans l’Erv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7711</text:p>
          </table:table-cell>
          <table:table-cell office:value-type="string" calcext:value-type="string">
            <text:p>Vègr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/>
            <text:p>            Voutré</text:p>
            <text:p>         </text:p>
          </table:table-cell>
          <table:table-cell office:value-type="float" office:value="53276" calcext:value-type="float">
            <text:p>53276</text:p>
          </table:table-cell>
          <table:table-cell office:value-type="string" calcext:value-type="string">
            <text:p/>
            <text:p>         rivière, affluent de la Sarthe ; naît à </text:p>
            <text:p>            Voutré</text:p>
            <text:p>          (Mayenne), arrose ou limite Rouesse-Vasse, Rouez, Tennie, Neuvy-en-Champagne, Bernay, Ruille-en-Champagne, Epineu-le-Chevreuil, Chassille, Loue, Mareil-en-Champagne, Saint-Ouen-en-Champagne, Brulon, Avesse, Cheville, Poillé, Fontenay, Asnieres, Juigné, Avois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168</text:p>
          </table:table-cell>
          <table:table-cell office:value-type="string" calcext:value-type="string">
            <text:p>Saint-Évroul,</text:p>
          </table:table-cell>
          <table:table-cell office:value-type="string" calcext:value-type="string">
            <text:p>ancienne dépendance</text:p>
          </table:table-cell>
          <table:table-cell office:value-type="string" calcext:value-type="string">
            <text:p>abbaye d’Étival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, commune de Gesnes-le-Gandelin ; ancienne dépendance de l’abbaye d’Étival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3481</text:p>
          </table:table-cell>
          <table:table-cell office:value-type="string" calcext:value-type="string">
            <text:p>Closerie (La),</text:p>
          </table:table-cell>
          <table:table-cell office:value-type="string" calcext:value-type="string">
            <text:p>ancien fief et chapelle</text:p>
          </table:table-cell>
          <table:table-cell office:value-type="string" calcext:value-type="string">
            <text:p>abbaye d’Étival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quartier du bourg de Loué</text:p>
            <text:p>          ; ancien fief et chapelle dépendant de l’abbaye d’Étival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5823</text:p>
          </table:table-cell>
          <table:table-cell office:value-type="string" calcext:value-type="string">
            <text:p>Pernière (La)*,</text:p>
          </table:table-cell>
          <table:table-cell office:value-type="string" calcext:value-type="string">
            <text:p>propriété</text:p>
          </table:table-cell>
          <table:table-cell office:value-type="string" calcext:value-type="string">
            <text:p>abbaye d’Étival-en-Charn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ropriété de l’abbaye d’Étival-en-Charnie, </text:p>
            <text:p>            xi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1803</text:p>
          </table:table-cell>
          <table:table-cell office:value-type="string" calcext:value-type="string">
            <text:p>Rothelinière (La)*,</text:p>
          </table:table-cell>
          <table:table-cell office:value-type="string" calcext:value-type="string">
            <text:p>propriété</text:p>
          </table:table-cell>
          <table:table-cell office:value-type="string" calcext:value-type="string">
            <text:p>abbaye d’Étival-en-Charn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ropriété de l’abbaye d’Étival-en-Charnie, </text:p>
            <text:p>            xi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0032</text:p>
          </table:table-cell>
          <table:table-cell office:value-type="string" calcext:value-type="string">
            <text:p>Abreuvoir (L’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abbaye de</text:p>
            <text:p>            Tironnea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dépendant de l’abbaye de</text:p>
            <text:p>            Tironneau, 1609</text:p>
            <text:p>         (Pesche, VI, 412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4458</text:p>
          </table:table-cell>
          <table:table-cell office:value-type="string" calcext:value-type="string">
            <text:p>Blanquevelleri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abbaye de</text:p>
            <text:p>            Tironnea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dépendant de l’abbaye de</text:p>
            <text:p>            Tironneau, 1609</text:p>
            <text:p>         (Pesche, VI, 412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174</text:p>
          </table:table-cell>
          <table:table-cell office:value-type="string" calcext:value-type="string">
            <text:p>Saint-Fraimbault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>abbaye de Beaulie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âteau et ferme, commune de Roëzé ; ruisseau affluent de celui du Mortier-Noir ; ancien prieuré de l’abbaye de Beaulieu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8370</text:p>
          </table:table-cell>
          <table:table-cell office:value-type="string" calcext:value-type="string">
            <text:p>Lucé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abbaye de Beaulieu du Mans</text:p>
          </table:table-cell>
          <table:table-cell office:value-type="string" calcext:value-type="string">
            <text:p>non/72181 </text:p>
          </table:table-cell>
          <table:table-cell office:value-type="string" calcext:value-type="string">
            <text:p/>
            <text:p>         lieu sur l’emplacement duquel fut construite l’abbaye de Beaulieu du Mans en 1124 </text:p>
            <text:p>         (Beaulieu, 1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104</text:p>
          </table:table-cell>
          <table:table-cell office:value-type="string" calcext:value-type="string">
            <text:p>Sainte-Geneviève-des-Bois,</text:p>
          </table:table-cell>
          <table:table-cell office:value-type="string" calcext:value-type="string">
            <text:p>vocable</text:p>
          </table:table-cell>
          <table:table-cell office:value-type="string" calcext:value-type="string">
            <text:p>abbaye de Bourgueil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ocable du prieuré de la Chapelle-aux-Choux</text:p>
            <text:p>         , dépendant de l’abbaye de Bourgueil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7654</text:p>
          </table:table-cell>
          <table:table-cell office:value-type="string" calcext:value-type="string">
            <text:p>Pochard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abbaye de Champagne</text:p>
          </table:table-cell>
          <table:table-cell office:value-type="float" office:value="72256" calcext:value-type="float">
            <text:p>72256</text:p>
          </table:table-cell>
          <table:table-cell office:value-type="string" calcext:value-type="string">
            <text:p/>
            <text:p>         lieu, aux environs de l’abbaye de Champagne, </text:p>
            <text:p>            xii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5736</text:p>
          </table:table-cell>
          <table:table-cell office:value-type="string" calcext:value-type="string">
            <text:p>Crée*,</text:p>
          </table:table-cell>
          <table:table-cell office:value-type="string" calcext:value-type="string">
            <text:p>métairie</text:p>
          </table:table-cell>
          <table:table-cell office:value-type="string" calcext:value-type="string">
            <text:p>abbaye de Champag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étairie de l’abbaye de Champagne, 1225 </text:p>
            <text:p>         (arch. dép., H 830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5669</text:p>
          </table:table-cell>
          <table:table-cell office:value-type="string" calcext:value-type="string">
            <text:p>Homedé*,</text:p>
          </table:table-cell>
          <table:table-cell office:value-type="string" calcext:value-type="string">
            <text:p>seigneurie</text:p>
          </table:table-cell>
          <table:table-cell office:value-type="string" calcext:value-type="string">
            <text:p>abbaye de Champag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seigneurie appartenant à l’abbaye de Champagne, commune de Rouez ou de Tennie, 1469 </text:p>
            <text:p>         (Arch. dép., H 822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524</text:p>
          </table:table-cell>
          <table:table-cell office:value-type="string" calcext:value-type="string">
            <text:p>Saint-Michel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abbaye de la Coutu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 du manoir de Volnay, dépendant de l’abbaye de la Coutu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519</text:p>
          </table:table-cell>
          <table:table-cell office:value-type="string" calcext:value-type="string">
            <text:p>Saint-Michel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abbaye de la Coutu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, commune de Montbizot, dépendant de l’abbaye de la Coutu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240</text:p>
          </table:table-cell>
          <table:table-cell office:value-type="string" calcext:value-type="string">
            <text:p>Saint-Gilles-de-La-Roche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abbaye de la Coutu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, commune des Mées, dépendant de l’abbaye de la Coutur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5806</text:p>
          </table:table-cell>
          <table:table-cell office:value-type="string" calcext:value-type="string">
            <text:p>Crève-Cœur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abbaye de la Couture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fief, dans la censive de l’abbaye de la Couture, </text:p>
            <text:p>            xiii</text:p>
            <text:p>            e sièc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4112</text:p>
          </table:table-cell>
          <table:table-cell office:value-type="string" calcext:value-type="string">
            <text:p>Contres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>abbaye de la Pelic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oulin et hameau, commune de Saint-Rémy-des-Monts ; ancien prieuré de l’abbaye de la Pelice, sous le titre de Saint-Leu et Saint-Gilles de Contre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7784</text:p>
          </table:table-cell>
          <table:table-cell office:value-type="string" calcext:value-type="string">
            <text:p>Écrillard (L’)*,</text:p>
          </table:table-cell>
          <table:table-cell office:value-type="string" calcext:value-type="string">
            <text:p>propriété</text:p>
          </table:table-cell>
          <table:table-cell office:value-type="string" calcext:value-type="string">
            <text:p>abbaye de la Perrig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Rouillon ; propriété de l’abbaye de la Perrigne </text:p>
            <text:p>         (Arch. nat., Q1 1034 ; arch. dép., H 1604) ; détr. depuis 1847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6833</text:p>
          </table:table-cell>
          <table:table-cell office:value-type="string" calcext:value-type="string">
            <text:p>Val (Le)*,</text:p>
          </table:table-cell>
          <table:table-cell office:value-type="string" calcext:value-type="string">
            <text:p>propriété</text:p>
          </table:table-cell>
          <table:table-cell office:value-type="string" calcext:value-type="string">
            <text:p>abbaye de la Perrig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ropriété de l’abbaye de la Perrigne, commune d’Yvré-l’Évêque, 1787 </text:p>
            <text:p>         (Arch. nat., Q1 1034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2033</text:p>
          </table:table-cell>
          <table:table-cell office:value-type="string" calcext:value-type="string">
            <text:p>les Monfriloux*,</text:p>
          </table:table-cell>
          <table:table-cell office:value-type="string" calcext:value-type="string">
            <text:p>propriété</text:p>
          </table:table-cell>
          <table:table-cell office:value-type="string" calcext:value-type="string">
            <text:p>abbaye de la Perrig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ropriété de l’abbaye de la Perrigne, commune de Lombron, 1787 </text:p>
            <text:p>         (Arch. nat., Q1 1034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7226</text:p>
          </table:table-cell>
          <table:table-cell office:value-type="string" calcext:value-type="string">
            <text:p>Domaine (Le)*,</text:p>
          </table:table-cell>
          <table:table-cell office:value-type="string" calcext:value-type="string">
            <text:p>propriété</text:p>
          </table:table-cell>
          <table:table-cell office:value-type="string" calcext:value-type="string">
            <text:p>abbaye de la Perrig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ropriété de l’abbaye de la Perrigne, commune de Saint-Corneille, 1787 </text:p>
            <text:p>         (Arch. nat., Q1 1034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7015</text:p>
          </table:table-cell>
          <table:table-cell office:value-type="string" calcext:value-type="string">
            <text:p>Dépescherie (La)*,</text:p>
          </table:table-cell>
          <table:table-cell office:value-type="string" calcext:value-type="string">
            <text:p>propriété</text:p>
          </table:table-cell>
          <table:table-cell office:value-type="string" calcext:value-type="string">
            <text:p>abbaye de la Perrig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ropriété de l’abbaye de la Perrigne, commune de Sargé, 1787 </text:p>
            <text:p>         (Arch. nat., Q1 1034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4914</text:p>
          </table:table-cell>
          <table:table-cell office:value-type="string" calcext:value-type="string">
            <text:p>Haise (La)*,</text:p>
          </table:table-cell>
          <table:table-cell office:value-type="string" calcext:value-type="string">
            <text:p>propriété</text:p>
          </table:table-cell>
          <table:table-cell office:value-type="string" calcext:value-type="string">
            <text:p>abbaye de la Perrig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ropriété de l’abbaye de la Perrigne, commune de Savigné-l’Évêque, 1787 </text:p>
            <text:p>         (Arch. nat., Q1 1034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7012</text:p>
          </table:table-cell>
          <table:table-cell office:value-type="string" calcext:value-type="string">
            <text:p>Dépellerie (La)*,</text:p>
          </table:table-cell>
          <table:table-cell office:value-type="string" calcext:value-type="string">
            <text:p>propriété</text:p>
          </table:table-cell>
          <table:table-cell office:value-type="string" calcext:value-type="string">
            <text:p>abbaye de la Perrig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ropriété de l’abbaye de la Perrigne, située paroisse de Tennie en 1674 </text:p>
            <text:p>         (arch. dép., H 1615), et paroisse de Verniette en 1787 </text:p>
            <text:p>         (Arch. nat., Q1 1034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424</text:p>
          </table:table-cell>
          <table:table-cell office:value-type="string" calcext:value-type="string">
            <text:p>Saint-Louis-des-Usages*,</text:p>
          </table:table-cell>
          <table:table-cell office:value-type="string" calcext:value-type="string">
            <text:p>vocable</text:p>
          </table:table-cell>
          <table:table-cell office:value-type="string" calcext:value-type="string">
            <text:p>abbaye de la Perrigne</text:p>
          </table:table-cell>
          <table:table-cell office:value-type="float" office:value="72275" calcext:value-type="float">
            <text:p>72275</text:p>
          </table:table-cell>
          <table:table-cell office:value-type="string" calcext:value-type="string">
            <text:p/>
            <text:p>         vocable de l’abbaye de la Perrign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743</text:p>
          </table:table-cell>
          <table:table-cell office:value-type="string" calcext:value-type="string">
            <text:p>Notre-Dame-de-Tous-Biens*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>abbaye de Montmart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 prieuré, à Chateau-du-Loir, dépendant de l’abbaye de Montmartre, établi en 1627 </text:p>
            <text:p>         (Arch. dép., H 1483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308</text:p>
          </table:table-cell>
          <table:table-cell office:value-type="string" calcext:value-type="string">
            <text:p>Saint-Jean-de-la-Pelouse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>abbaye de Saint-Calai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 et maison, commune de Lombron ; ancien prieuré de l’abbaye de Saint-Cala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728</text:p>
          </table:table-cell>
          <table:table-cell office:value-type="string" calcext:value-type="string">
            <text:p>Saisses (Les),</text:p>
          </table:table-cell>
          <table:table-cell office:value-type="string" calcext:value-type="string">
            <text:p>ancienne chapelle et prieuré</text:p>
          </table:table-cell>
          <table:table-cell office:value-type="string" calcext:value-type="string">
            <text:p>abbaye de Saint-Calai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Semur ; ancienne chapelle et prieuré de l’abbaye de Saint-Cala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4352</text:p>
          </table:table-cell>
          <table:table-cell office:value-type="string" calcext:value-type="string">
            <text:p>Sirin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>abbaye de Saint-Calai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Tresson ; ancien prieuré de l’abbaye de Saint-Cala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101</text:p>
          </table:table-cell>
          <table:table-cell office:value-type="string" calcext:value-type="string">
            <text:p>Sainte-Gauburge*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>abbaye de Saint-Denis-en-Franc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 prieuré de l’abbaye de Saint-Denis-en-France, commune de Bonnétab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5708</text:p>
          </table:table-cell>
          <table:table-cell office:value-type="string" calcext:value-type="string">
            <text:p>Crannes*,</text:p>
          </table:table-cell>
          <table:table-cell/>
          <table:table-cell office:value-type="string" calcext:value-type="string">
            <text:p>abbaye de Saint-Evroul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 du Maine appartenant à l’abbaye de Saint-Evroult, </text:p>
            <text:p>            ix</text:p>
            <text:p>            e sièc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8696</text:p>
          </table:table-cell>
          <table:table-cell office:value-type="string" calcext:value-type="string">
            <text:p>Falaise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>abbaye de Saint-Jean de Fala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Juillé ; ancien prieuré de l’abbaye de Saint-Jean de Falais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9956</text:p>
          </table:table-cell>
          <table:table-cell office:value-type="string" calcext:value-type="string">
            <text:p>Fosse (La)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abbaye de Saint-Vinc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, commune de Joué-en-Charnie, dépendant de l’abbaye de Saint-Vincent, 1552 </text:p>
            <text:p>         (arch. dép., H 249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533</text:p>
          </table:table-cell>
          <table:table-cell office:value-type="string" calcext:value-type="string">
            <text:p>Saint-Michel-du-Tertre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>abbaye de Tir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s, commune d’Ancinnes ; ancien prieuré de l’abbaye de Tir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710</text:p>
          </table:table-cell>
          <table:table-cell office:value-type="string" calcext:value-type="string">
            <text:p>Saint-Vaast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abbaye de Tir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, commune de Chassé, dépendant de l’abbaye de Tir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3860</text:p>
          </table:table-cell>
          <table:table-cell office:value-type="string" calcext:value-type="string">
            <text:p>Gué-Brunet,</text:p>
          </table:table-cell>
          <table:table-cell office:value-type="string" calcext:value-type="string">
            <text:p>ancien établissement</text:p>
          </table:table-cell>
          <table:table-cell office:value-type="string" calcext:value-type="string">
            <text:p>abbaye de Tir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Parigné-l’Évêque ; ancien établissement de l’abbaye de Tir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3705</text:p>
          </table:table-cell>
          <table:table-cell office:value-type="string" calcext:value-type="string">
            <text:p>Notre-Dame-de-l’Aiguillé*,</text:p>
          </table:table-cell>
          <table:table-cell office:value-type="string" calcext:value-type="string">
            <text:p>prieuré</text:p>
          </table:table-cell>
          <table:table-cell office:value-type="string" calcext:value-type="string">
            <text:p>abbaye de Tir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rieuré de l’abbaye de Tiron, que L. Merlet (cartul. de Tiron, p. cxxxvi) a identifié avec Pruillé-l’Éguillé, mais qui n’était probablement pas du diocèse du Man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0325</text:p>
          </table:table-cell>
          <table:table-cell office:value-type="string" calcext:value-type="string">
            <text:p>Rembloneri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abbaye de Tironnea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dépendant de l’abbaye de Tironneau, 1609 </text:p>
            <text:p>         (Pesche, VI, 412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1912</text:p>
          </table:table-cell>
          <table:table-cell office:value-type="string" calcext:value-type="string">
            <text:p>Rougemont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abbaye de Vaas</text:p>
          </table:table-cell>
          <table:table-cell office:value-type="float" office:value="72364" calcext:value-type="float">
            <text:p>72364</text:p>
          </table:table-cell>
          <table:table-cell office:value-type="string" calcext:value-type="string">
            <text:p/>
            <text:p>         lieu joignant l’abbaye de Vaas, 1666 </text:p>
            <text:p>         (Vaas, p. 59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3727</text:p>
          </table:table-cell>
          <table:table-cell office:value-type="string" calcext:value-type="string">
            <text:p>Cohémon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>abbaye du Ronceray d’Anger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, commune de Vouvray-sur-Loir ; ancien prieuré de l’abbaye du Ronceray d’Anger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514</text:p>
          </table:table-cell>
          <table:table-cell office:value-type="string" calcext:value-type="string">
            <text:p>Saint-Michel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abbé de la Coutu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, commune de Lavaré, à la présentation de l’abbé de la Coutu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2862</text:p>
          </table:table-cell>
          <table:table-cell office:value-type="string" calcext:value-type="string">
            <text:p>Saint-André*,</text:p>
          </table:table-cell>
          <table:table-cell office:value-type="string" calcext:value-type="string">
            <text:p>ancienne paroisse</text:p>
          </table:table-cell>
          <table:table-cell office:value-type="string" calcext:value-type="string">
            <text:p>abbé de Marmoutie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ne paroisse de Beaumont-sur-Sarthe, à la présentation de l’abbé de Marmoutier, unie en 1260 à Notre-Dame-de-Beaumon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2855</text:p>
          </table:table-cell>
          <table:table-cell office:value-type="string" calcext:value-type="string">
            <text:p>Bel-Air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Aill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Beillé, réuni à Aillère, au </text:p>
            <text:p>            xix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2853</text:p>
          </table:table-cell>
          <table:table-cell office:value-type="string" calcext:value-type="string">
            <text:p>Saint-Aldric*,</text:p>
          </table:table-cell>
          <table:table-cell office:value-type="string" calcext:value-type="string">
            <text:p>hospice</text:p>
          </table:table-cell>
          <table:table-cell office:value-type="string" calcext:value-type="string">
            <text:p>Aldr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ospice, au </text:p>
            <text:p>            Mans</text:p>
            <text:p>         , fondé par saint Aldric, 832-857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4398</text:p>
          </table:table-cell>
          <table:table-cell office:value-type="string" calcext:value-type="string">
            <text:p>Sore (Ruisseau de),</text:p>
          </table:table-cell>
          <table:table-cell/>
          <table:table-cell office:value-type="string" calcext:value-type="string">
            <text:p>Alençon</text:p>
          </table:table-cell>
          <table:table-cell office:value-type="float" office:value="61001" calcext:value-type="float">
            <text:p>61001</text:p>
          </table:table-cell>
          <table:table-cell office:value-type="string" calcext:value-type="string">
            <text:p>affluent de la Sarthe, né au </text:p>
            <text:p>            Bouillon</text:p>
            <text:p>         , commune de Saint-Rigomer-des-Bois ; arrose ou limite Saint-Rigomer, le Chevain, Saint-Paterne et Alençon (Orne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6945</text:p>
          </table:table-cell>
          <table:table-cell office:value-type="string" calcext:value-type="string">
            <text:p>Joy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ancien collège de Sillé-le-Guillaum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 compris dans la dotation de l’ancien collège de Sillé-le-Guillaume</text:p>
            <text:p>          </text:p>
            <text:p>         (Bull. révol., VI, 149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8950</text:p>
          </table:table-cell>
          <table:table-cell office:value-type="string" calcext:value-type="string">
            <text:p>le Petit-),</text:p>
          </table:table-cell>
          <table:table-cell office:value-type="string" calcext:value-type="string">
            <text:p>ancien moulin</text:p>
          </table:table-cell>
          <table:table-cell office:value-type="string" calcext:value-type="string">
            <text:p>ancien prieuré de Château-l’Hermitag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’Yvré-le-Pôlin ; ancien moulin ; ancien prieuré de Château-l’Hermitage sous le vocable de Sainte Anne de Fessard </text:p>
            <text:p>         (arch. dép., B 774, 807) ; H 551, 576 et suiv.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1538</text:p>
          </table:table-cell>
          <table:table-cell office:value-type="string" calcext:value-type="string">
            <text:p>Château-Gaillard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ancienne</text:p>
            <text:p>            paroisse de Saint-Jean-de-la-Chevr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u Mans (route de Rouillon, ancienne</text:p>
            <text:p>            paroisse de Saint-Jean-de-la-Chevrie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2-42998</text:p>
          </table:table-cell>
          <table:table-cell office:value-type="string" calcext:value-type="string">
            <text:p>Saint-Domnole (Fontaine),</text:p>
          </table:table-cell>
          <table:table-cell/>
          <table:table-cell office:value-type="string" calcext:value-type="string">
            <text:p>ancienne abbaye de Saint-Vincent du Mans</text:p>
          </table:table-cell>
          <table:table-cell office:value-type="string" calcext:value-type="string">
            <text:p>Non/72181</text:p>
          </table:table-cell>
          <table:table-cell office:value-type="string" calcext:value-type="string">
            <text:p>dans l’enclos de l’ancienne abbaye de Saint-Vincent du Ma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127</text:p>
          </table:table-cell>
          <table:table-cell office:value-type="string" calcext:value-type="string">
            <text:p>Sainte-Marguerite,</text:p>
          </table:table-cell>
          <table:table-cell office:value-type="string" calcext:value-type="string">
            <text:p>vocable</text:p>
          </table:table-cell>
          <table:table-cell office:value-type="string" calcext:value-type="string">
            <text:p>ancienne chapelle de la Guimandi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ocable de l’ancienne chapelle de la Guimandière, commune de Bouloi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044</text:p>
          </table:table-cell>
          <table:table-cell office:value-type="string" calcext:value-type="string">
            <text:p>Sainte-Barbe*,</text:p>
          </table:table-cell>
          <table:table-cell office:value-type="string" calcext:value-type="string">
            <text:p>vocable</text:p>
          </table:table-cell>
          <table:table-cell office:value-type="string" calcext:value-type="string">
            <text:p>ancienne église Saint-Nicolas du Mans</text:p>
          </table:table-cell>
          <table:table-cell office:value-type="string" calcext:value-type="string">
            <text:p>Non/72181</text:p>
          </table:table-cell>
          <table:table-cell office:value-type="string" calcext:value-type="string">
            <text:p/>
            <text:p>         vocable primitif de l’ancienne église Saint-Nicolas du Mans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7618</text:p>
          </table:table-cell>
          <table:table-cell office:value-type="string" calcext:value-type="string">
            <text:p>Leaudière (La)*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ancienne paroisse Saint-Jean-de-la-Chevrie du Mans</text:p>
          </table:table-cell>
          <table:table-cell office:value-type="string" calcext:value-type="string">
            <text:p>Non/72181</text:p>
          </table:table-cell>
          <table:table-cell office:value-type="string" calcext:value-type="string">
            <text:p/>
            <text:p>         moulin, dans l’ancienne paroisse Saint-Jean-de-la-Chevrie du Mans, </text:p>
            <text:p>            xiv</text:p>
            <text:p>            e siècle </text:p>
            <text:p>         (Beaulieu, 118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5345</text:p>
          </table:table-cell>
          <table:table-cell office:value-type="string" calcext:value-type="string">
            <text:p>Héraud (Rue)*,</text:p>
          </table:table-cell>
          <table:table-cell/>
          <table:table-cell office:value-type="string" calcext:value-type="string">
            <text:p>ancienne rue du Mans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rue du Mans, derrière la cathédral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2099</text:p>
          </table:table-cell>
          <table:table-cell office:value-type="string" calcext:value-type="string">
            <text:p>Chemin-Mansais (Le),</text:p>
          </table:table-cell>
          <table:table-cell office:value-type="string" calcext:value-type="string">
            <text:p>voies</text:p>
          </table:table-cell>
          <table:table-cell office:value-type="string" calcext:value-type="string">
            <text:p>Angers</text:p>
          </table:table-cell>
          <table:table-cell office:value-type="float" office:value="49007" calcext:value-type="float">
            <text:p>49007</text:p>
          </table:table-cell>
          <table:table-cell office:value-type="string" calcext:value-type="string">
            <text:p>nom donné autrefois à plusieurs voies rayonnant autour du </text:p>
            <text:p>            Mans</text:p>
            <text:p>         , entre autres à celle du Mans à</text:p>
            <text:p>            Angers par la</text:p>
            <text:p>         Flech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910</text:p>
          </table:table-cell>
          <table:table-cell office:value-type="string" calcext:value-type="string">
            <text:p>Noyers,</text:p>
          </table:table-cell>
          <table:table-cell office:value-type="string" calcext:value-type="string">
            <text:p>domaine</text:p>
          </table:table-cell>
          <table:table-cell office:value-type="string" calcext:value-type="string">
            <text:p>Arch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oulin et ferme, commune d’Yvré-l’Évêque ; château détruit au commencement du xx</text:p>
            <text:p>            e siècle et domaine réuni aux Arche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1670</text:p>
          </table:table-cell>
          <table:table-cell office:value-type="string" calcext:value-type="string">
            <text:p>Ballon,</text:p>
          </table:table-cell>
          <table:table-cell office:value-type="string" calcext:value-type="string">
            <text:p>chef-lieu de canton</text:p>
          </table:table-cell>
          <table:table-cell office:value-type="string" calcext:value-type="string">
            <text:p>arrondissement du</text:p>
            <text:p>            Mans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chef-lieu de canton de l’arrondissement du</text:p>
            <text:p>            Ma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4054</text:p>
          </table:table-cell>
          <table:table-cell office:value-type="string" calcext:value-type="string">
            <text:p>Conlie,</text:p>
          </table:table-cell>
          <table:table-cell office:value-type="string" calcext:value-type="string">
            <text:p>chef-lieu de canton</text:p>
          </table:table-cell>
          <table:table-cell office:value-type="string" calcext:value-type="string">
            <text:p>arrondissement du Mans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chef-lieu de canton de l’arrondissement du Ma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7736</text:p>
          </table:table-cell>
          <table:table-cell office:value-type="string" calcext:value-type="string">
            <text:p>Écommoy,</text:p>
          </table:table-cell>
          <table:table-cell office:value-type="string" calcext:value-type="string">
            <text:p>chef-lieu de canton</text:p>
          </table:table-cell>
          <table:table-cell office:value-type="string" calcext:value-type="string">
            <text:p>arrondissement du Mans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chef-lieu de canton de l’arrondissement du Ma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8242</text:p>
          </table:table-cell>
          <table:table-cell office:value-type="string" calcext:value-type="string">
            <text:p>Loué,</text:p>
          </table:table-cell>
          <table:table-cell office:value-type="string" calcext:value-type="string">
            <text:p>chef-lieu de canton</text:p>
          </table:table-cell>
          <table:table-cell office:value-type="string" calcext:value-type="string">
            <text:p>arrondissement du Mans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chef-lieu de canton de l’arrondissement du Ma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2025</text:p>
          </table:table-cell>
          <table:table-cell office:value-type="string" calcext:value-type="string">
            <text:p>Montfort-le-Rotrou,</text:p>
          </table:table-cell>
          <table:table-cell office:value-type="string" calcext:value-type="string">
            <text:p>chef-lieu de canton</text:p>
          </table:table-cell>
          <table:table-cell office:value-type="string" calcext:value-type="string">
            <text:p>arrondissement du Mans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chef-lieu de canton de l’arrondissement du Ma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2931</text:p>
          </table:table-cell>
          <table:table-cell office:value-type="string" calcext:value-type="string">
            <text:p>Saint-Calais,</text:p>
          </table:table-cell>
          <table:table-cell office:value-type="string" calcext:value-type="string">
            <text:p>chef-lieu de canton</text:p>
          </table:table-cell>
          <table:table-cell office:value-type="string" calcext:value-type="string">
            <text:p>arrondissement du Mans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chef-lieu de canton de l’arrondissement du Ma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4306</text:p>
          </table:table-cell>
          <table:table-cell office:value-type="string" calcext:value-type="string">
            <text:p>Sillé-le-Guillaume,</text:p>
          </table:table-cell>
          <table:table-cell office:value-type="string" calcext:value-type="string">
            <text:p>chef-lieu de canton</text:p>
          </table:table-cell>
          <table:table-cell office:value-type="string" calcext:value-type="string">
            <text:p>arrondissement du Mans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chef-lieu de canton de l’arrondissement du Ma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4639</text:p>
          </table:table-cell>
          <table:table-cell office:value-type="string" calcext:value-type="string">
            <text:p>Suze (La),</text:p>
          </table:table-cell>
          <table:table-cell office:value-type="string" calcext:value-type="string">
            <text:p>chef-lieu de canton</text:p>
          </table:table-cell>
          <table:table-cell office:value-type="string" calcext:value-type="string">
            <text:p>arrondissement du Mans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chef-lieu de canton de l’arrondissement du Ma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0559</text:p>
          </table:table-cell>
          <table:table-cell office:value-type="string" calcext:value-type="string">
            <text:p>Rhonne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au-dessous des lieux de la Fontaine-de-Rhonne et des Landes-de-Rhonne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ruisseau, affluent de la Sarthe, né commune de Saint-Mars-d’Outillé, au-dessous des lieux de la Fontaine-de-Rhonne et des Landes-de-Rhonne, arrose Teloche, Mulsanne, Monce-en-Belin et Guecelard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9912</text:p>
          </table:table-cell>
          <table:table-cell office:value-type="string" calcext:value-type="string">
            <text:p>Marcé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au-dessous du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lieu situé au-dessous du Mans</text:p>
            <text:p>         , </text:p>
            <text:p>            x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4953</text:p>
          </table:table-cell>
          <table:table-cell office:value-type="string" calcext:value-type="string">
            <text:p>Taureau (Butte du),</text:p>
          </table:table-cell>
          <table:table-cell/>
          <table:table-cell office:value-type="string" calcext:value-type="string">
            <text:p>au-dessus de Saint-Martin-des-Monts</text:p>
            <text:p>         </text:p>
          </table:table-cell>
          <table:table-cell office:value-type="float" office:value="72302" calcext:value-type="float">
            <text:p>72302</text:p>
          </table:table-cell>
          <table:table-cell office:value-type="string" calcext:value-type="string">
            <text:p/>
            <text:p>         au-dessus de Saint-Martin-des-Monts</text:p>
            <text:p>          </text:p>
            <text:p>         (Delaunay, Régions, p. 85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177</text:p>
          </table:table-cell>
          <table:table-cell office:value-type="string" calcext:value-type="string">
            <text:p>Moulins-Neufs (Les)*,</text:p>
          </table:table-cell>
          <table:table-cell/>
          <table:table-cell office:value-type="string" calcext:value-type="string">
            <text:p>au-dessus du Mans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sur la Sarthe, au-dessus du Mans, </text:p>
            <text:p>            xiii</text:p>
            <text:p>            e siècle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2-01495</text:p>
          </table:table-cell>
          <table:table-cell office:value-type="string" calcext:value-type="string">
            <text:p>Autrèche (L’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Aulneaux</text:p>
          </table:table-cell>
          <table:table-cell office:value-type="float" office:value="72015" calcext:value-type="float">
            <text:p>72015</text:p>
          </table:table-cell>
          <table:table-cell office:value-type="string" calcext:value-type="string">
            <text:p/>
            <text:p>         rivière, prend sa source à 1 kilomètre ouest du bourg</text:p>
            <text:p>            de Saint-Quentin-de-Blavou</text:p>
            <text:p>          (Orne), passe près du lieu de la Fontaine-d’Autrèche, commune de Saint-Julien-sur-Sarthe (Orne), sépare</text:p>
            <text:p>            Barville (Orne) des Aulneaux,</text:p>
            <text:p>         de Bleves et de Roullee, où elle</text:p>
            <text:p>         conflue avec la Sarth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111</text:p>
          </table:table-cell>
          <table:table-cell office:value-type="string" calcext:value-type="string">
            <text:p>Sainte-Jeanne-d’Arc,</text:p>
          </table:table-cell>
          <table:table-cell office:value-type="string" calcext:value-type="string">
            <text:p>église moderne</text:p>
          </table:table-cell>
          <table:table-cell office:value-type="string" calcext:value-type="string">
            <text:p>avenue de Pontlie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église moderne, au </text:p>
            <text:p>            Mans</text:p>
            <text:p>         , avenue de Pontlieu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8076</text:p>
          </table:table-cell>
          <table:table-cell office:value-type="string" calcext:value-type="string">
            <text:p>Ponceau (Le)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avenue de Pontlie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, au </text:p>
            <text:p>            Mans</text:p>
            <text:p>         , avenue de Pontlieue, 1793 </text:p>
            <text:p>         (Pesche, IV, 497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2617</text:p>
          </table:table-cell>
          <table:table-cell office:value-type="string" calcext:value-type="string">
            <text:p>Godiveau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Baracé</text:p>
          </table:table-cell>
          <table:table-cell office:value-type="float" office:value="49017" calcext:value-type="float">
            <text:p>49017</text:p>
          </table:table-cell>
          <table:table-cell office:value-type="string" calcext:value-type="string">
            <text:p/>
            <text:p>         ruisseau, affluent du Loir, né à l’étang du Chêne-Vert, commune de la Chapelle-d’Aligné ; sépare la Chapelle et Notre-Dame-du-Pe de Durtal (Maine-et-Loire), et se jette dans le Loir à Baracé (Maine-et-Loire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4009</text:p>
          </table:table-cell>
          <table:table-cell office:value-type="string" calcext:value-type="string">
            <text:p>Oléron*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baronnie d’Anjo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 fief « de la baronnie d’Anjou, paroisse de Thorée », 1782 </text:p>
            <text:p>         (Faudoas, 1790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4556</text:p>
          </table:table-cell>
          <table:table-cell office:value-type="string" calcext:value-type="string">
            <text:p>Pallouaille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baronnie de Lavardi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 dépendant de la baronnie de Lavardin</text:p>
            <text:p>          et châtellenie d’Assé, 1408 </text:p>
            <text:p>         (Arch. nat., Q1 1031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7523</text:p>
          </table:table-cell>
          <table:table-cell office:value-type="string" calcext:value-type="string">
            <text:p>Vaularron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baronnie du Grand-Lucé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uni à la baronnie du Grand-Lucé</text:p>
            <text:p>          </text:p>
            <text:p>         (Lucé, II, 101 et suiv.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3716</text:p>
          </table:table-cell>
          <table:table-cell office:value-type="string" calcext:value-type="string">
            <text:p>Groulebousière (La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baronnie du Lud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e la baronnie du Lude</text:p>
            <text:p>         , 1525 </text:p>
            <text:p>         (Rev. du M., XXXVIII, 95)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2-01495</text:p>
          </table:table-cell>
          <table:table-cell office:value-type="string" calcext:value-type="string">
            <text:p>Autrèche (L’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Barville</text:p>
          </table:table-cell>
          <table:table-cell office:value-type="float" office:value="61026" calcext:value-type="float">
            <text:p>61026</text:p>
          </table:table-cell>
          <table:table-cell office:value-type="string" calcext:value-type="string">
            <text:p/>
            <text:p>         rivière, prend sa source à 1 kilomètre ouest du bourg</text:p>
            <text:p>            de Saint-Quentin-de-Blavou</text:p>
            <text:p>          (Orne), passe près du lieu de la Fontaine-d’Autrèche, commune de Saint-Julien-sur-Sarthe (Orne), sépare</text:p>
            <text:p>            Barville (Orne) des Aulneaux,</text:p>
            <text:p>         de Bleves et de Roullee, où elle</text:p>
            <text:p>         conflue avec la Sarth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3390</text:p>
          </table:table-cell>
          <table:table-cell office:value-type="string" calcext:value-type="string">
            <text:p>Navrans (Les),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Bazouges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/>
            <text:p>         papeterie, commune de la Flèche ; prairie s’étendant sur la Fleche (la Fleche et Sainte-Colombe), Cre-sur-Loir et Bazoug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2-47856</text:p>
          </table:table-cell>
          <table:table-cell office:value-type="string" calcext:value-type="string">
            <text:p>Verdun (Ruisseau de),</text:p>
          </table:table-cell>
          <table:table-cell/>
          <table:table-cell office:value-type="string" calcext:value-type="string">
            <text:p>Bazouges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né à la fontaine de Verdun, commune de Montpollin (Maine-et-Loire) ; arrose Cre-sur-Loir, qu’il sépare de Fougeré (Maine-et-Loire), et se jette dans le Loir en limitant Bazouges et les Rairies (Maine-et-Loire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6410</text:p>
          </table:table-cell>
          <table:table-cell office:value-type="string" calcext:value-type="string">
            <text:p>de Rorthe,</text:p>
          </table:table-cell>
          <table:table-cell/>
          <table:table-cell office:value-type="string" calcext:value-type="string">
            <text:p>Beaumont</text:p>
          </table:table-cell>
          <table:table-cell office:value-type="float" office:value="72027" calcext:value-type="float">
            <text:p>72027</text:p>
          </table:table-cell>
          <table:table-cell office:value-type="string" calcext:value-type="string">
            <text:p>affluent de la Dême, né à </text:p>
            <text:p>            Chemillé-sur-Dême</text:p>
            <text:p>          (Indre-et-Loire), passe près du hameau d’Ingrande, à Chemillé, sépare l’ancienne commune de Rorthe (réunie à Epeigné-sur-Dême) de Villedieu (Loir-et-Cher), où se trouve la ferme d’Ingrande, distincte et éloignée du hameau ci-dessus, borne Épeigné-sur-Dême (Indre-et-Loire) et Beaumont-la-Chartre, et finit à Beaumon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3682</text:p>
          </table:table-cell>
          <table:table-cell office:value-type="string" calcext:value-type="string">
            <text:p>Coesmes,</text:p>
          </table:table-cell>
          <table:table-cell office:value-type="string" calcext:value-type="string">
            <text:p>ancienne châtellenie</text:p>
          </table:table-cell>
          <table:table-cell office:value-type="string" calcext:value-type="string">
            <text:p>Beaumont-le-Vicom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’Ancinnes ; ancienne châtellenie relevant de Beaumont-le-Vicomt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7160</text:p>
          </table:table-cell>
          <table:table-cell office:value-type="string" calcext:value-type="string">
            <text:p>Pitoisie (La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Bégrandi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Théligny, réuni à la Bégrandière, 1481 </text:p>
            <text:p>         (Arch. dép., G 32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7711</text:p>
          </table:table-cell>
          <table:table-cell office:value-type="string" calcext:value-type="string">
            <text:p>Vègr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Bernay</text:p>
          </table:table-cell>
          <table:table-cell office:value-type="float" office:value="72033" calcext:value-type="float">
            <text:p>72033</text:p>
          </table:table-cell>
          <table:table-cell office:value-type="string" calcext:value-type="string">
            <text:p/>
            <text:p>         rivière, affluent de la Sarthe ; naît à </text:p>
            <text:p>            Voutré</text:p>
            <text:p>          (Mayenne), arrose ou limite Rouesse-Vasse, Rouez, Tennie, Neuvy-en-Champagne, Bernay, Ruille-en-Champagne, Epineu-le-Chevreuil, Chassille, Loue, Mareil-en-Champagne, Saint-Ouen-en-Champagne, Brulon, Avesse, Cheville, Poillé, Fontenay, Asnieres, Juigné, Avois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5613</text:p>
          </table:table-cell>
          <table:table-cell office:value-type="string" calcext:value-type="string">
            <text:p>Bonnechousière (La)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>Bessé</text:p>
          </table:table-cell>
          <table:table-cell office:value-type="float" office:value="72035" calcext:value-type="float">
            <text:p>72035</text:p>
          </table:table-cell>
          <table:table-cell office:value-type="string" calcext:value-type="string">
            <text:p/>
            <text:p>         fief vassal de </text:p>
            <text:p>            Courtenvau</text:p>
            <text:p>          à Bessé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00621</text:p>
          </table:table-cell>
          <table:table-cell office:value-type="string" calcext:value-type="string">
            <text:p>Anille (L’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Bessé</text:p>
          </table:table-cell>
          <table:table-cell office:value-type="float" office:value="72035" calcext:value-type="float">
            <text:p>72035</text:p>
          </table:table-cell>
          <table:table-cell office:value-type="string" calcext:value-type="string">
            <text:p/>
            <text:p>         rivière, affluent de la Braye ; arrose Conflans, Montaille,</text:p>
            <text:p>            Saint-Calais,</text:p>
            <text:p>            Saint-Gervais-de-Vic, la</text:p>
            <text:p>            Chapelle-Huon et</text:p>
            <text:p>         Bessé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0356</text:p>
          </table:table-cell>
          <table:table-cell office:value-type="string" calcext:value-type="string">
            <text:p>la Regnardière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Bilbaudi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commune de Courgenard, réuni en 1536 à la Bilbaudière </text:p>
            <text:p>         (Arch. dép., G 32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0142</text:p>
          </table:table-cell>
          <table:table-cell office:value-type="string" calcext:value-type="string">
            <text:p>Mare-Picard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Blandouet</text:p>
          </table:table-cell>
          <table:table-cell office:value-type="float" office:value="53032" calcext:value-type="float">
            <text:p>53032</text:p>
          </table:table-cell>
          <table:table-cell office:value-type="string" calcext:value-type="string">
            <text:p/>
            <text:p>         maison, commune de Saint-Denis-d’Orques ; ruisseau affluent du Treulon, séparant Saint-Denis-d'Orques de Blandouet (Mayenne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6211</text:p>
          </table:table-cell>
          <table:table-cell office:value-type="string" calcext:value-type="string">
            <text:p>Treulon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Blandouet</text:p>
          </table:table-cell>
          <table:table-cell office:value-type="float" office:value="53032" calcext:value-type="float">
            <text:p>53032</text:p>
          </table:table-cell>
          <table:table-cell office:value-type="string" calcext:value-type="string">
            <text:p/>
            <text:p>         rivière ; vient de </text:p>
            <text:p>            Viviers</text:p>
            <text:p>          (Mayenne), borne Blandouet (Mayenne) et Saint-Denis-d'Orques, arrose ou limite Saint-Denis, Viré, sépare Viré de Thorigné-en-Charnie (Mayenne) et de Cossé-en-Champagne (Mayenne), arrose dans la Mayenne </text:p>
            <text:p>         Cossé et Épineu-le-Séguin, puis limite Épineu et Auvers-le-Hamon, où elle se jette dans l’Erv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8343</text:p>
          </table:table-cell>
          <table:table-cell office:value-type="string" calcext:value-type="string">
            <text:p>Essart (Ruisseau de l’),</text:p>
          </table:table-cell>
          <table:table-cell/>
          <table:table-cell office:value-type="string" calcext:value-type="string">
            <text:p>Blandouet</text:p>
          </table:table-cell>
          <table:table-cell office:value-type="float" office:value="53032" calcext:value-type="float">
            <text:p>53032</text:p>
          </table:table-cell>
          <table:table-cell office:value-type="string" calcext:value-type="string">
            <text:p>affluent du Treulon ; vient de </text:p>
            <text:p>            Sainte-Suzanne</text:p>
            <text:p>          (Mayenne) et sépare en partie Saint-Denis-d'Orques de Blandouet (Mayenn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3687</text:p>
          </table:table-cell>
          <table:table-cell office:value-type="string" calcext:value-type="string">
            <text:p>Gros-Guignier (Le)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bois de Pezé</text:p>
          </table:table-cell>
          <table:table-cell office:value-type="float" office:value="72234" calcext:value-type="float">
            <text:p>72234</text:p>
          </table:table-cell>
          <table:table-cell office:value-type="string" calcext:value-type="string">
            <text:p/>
            <text:p>         lieu-dit, dans les bois de Pezé (Jaillot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4390</text:p>
          </table:table-cell>
          <table:table-cell office:value-type="string" calcext:value-type="string">
            <text:p>Ouche-du-Chêne (L’)*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bois de Touvo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, proche les bois de Touvoie, </text:p>
            <text:p>            xiii</text:p>
            <text:p>            e siècl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2-41849</text:p>
          </table:table-cell>
          <table:table-cell office:value-type="string" calcext:value-type="string">
            <text:p>Rottes (Étang des),</text:p>
          </table:table-cell>
          <table:table-cell/>
          <table:table-cell office:value-type="string" calcext:value-type="string">
            <text:p>bois des Log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ns les bois des Loges, commune de Coudrecieux ou d’Écorpai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6801</text:p>
          </table:table-cell>
          <table:table-cell office:value-type="string" calcext:value-type="string">
            <text:p>Vaig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Bouessay</text:p>
          </table:table-cell>
          <table:table-cell office:value-type="float" office:value="53037" calcext:value-type="float">
            <text:p>53037</text:p>
          </table:table-cell>
          <table:table-cell office:value-type="string" calcext:value-type="string">
            <text:p/>
            <text:p>         rivière, née à </text:p>
            <text:p>            Saint-Léger</text:p>
            <text:p>          (Mayenne), au nord de Vaiges, touche le département de la Sarthe en limitant Beaumont-Pied-de-Boeuf (Mayenne) et Auvers-le-Hamon ; rentre dans le département de la Mayenne sur Bouessay, borne Bouessay (Mayenne) et Gastines, puis Gastines et Sablé, où elle se jette dans la Sarth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6801</text:p>
          </table:table-cell>
          <table:table-cell office:value-type="string" calcext:value-type="string">
            <text:p>Vaig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Bouessay</text:p>
          </table:table-cell>
          <table:table-cell office:value-type="float" office:value="53037" calcext:value-type="float">
            <text:p>53037</text:p>
          </table:table-cell>
          <table:table-cell office:value-type="string" calcext:value-type="string">
            <text:p/>
            <text:p>         rivière, née à </text:p>
            <text:p>            Saint-Léger</text:p>
            <text:p>          (Mayenne), au nord de Vaiges, touche le département de la Sarthe en limitant Beaumont-Pied-de-Boeuf (Mayenne) et Auvers-le-Hamon ; rentre dans le département de la Mayenne sur Bouessay, borne Bouessay (Mayenne) et Gastines, puis Gastines et Sablé, où elle se jette dans la Sarth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477</text:p>
          </table:table-cell>
          <table:table-cell office:value-type="string" calcext:value-type="string">
            <text:p>Niquetière (La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Boulardi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Vibraye, détruit avant 1771 et réuni à la Boulardière </text:p>
            <text:p>         (Arch. nat., Q1 1026)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2-01495</text:p>
          </table:table-cell>
          <table:table-cell office:value-type="string" calcext:value-type="string">
            <text:p>Autrèche (L’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bourg</text:p>
            <text:p>            de Saint-Quentin-de-Blavou</text:p>
            <text:p>         </text:p>
          </table:table-cell>
          <table:table-cell office:value-type="float" office:value="61450" calcext:value-type="float">
            <text:p>61450</text:p>
          </table:table-cell>
          <table:table-cell office:value-type="string" calcext:value-type="string">
            <text:p/>
            <text:p>         rivière, prend sa source à 1 kilomètre ouest du bourg</text:p>
            <text:p>            de Saint-Quentin-de-Blavou</text:p>
            <text:p>          (Orne), passe près du lieu de la Fontaine-d’Autrèche, commune de Saint-Julien-sur-Sarthe (Orne), sépare</text:p>
            <text:p>            Barville (Orne) des Aulneaux,</text:p>
            <text:p>         de Bleves et de Roullee, où elle</text:p>
            <text:p>         conflue avec la Sarth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9064</text:p>
          </table:table-cell>
          <table:table-cell office:value-type="string" calcext:value-type="string">
            <text:p>Presbytère (L’Ancien-)*,</text:p>
          </table:table-cell>
          <table:table-cell office:value-type="string" calcext:value-type="string">
            <text:p>maison bourgeoise</text:p>
          </table:table-cell>
          <table:table-cell office:value-type="string" calcext:value-type="string">
            <text:p>bourg d’Aigné</text:p>
            <text:p>         </text:p>
          </table:table-cell>
          <table:table-cell office:value-type="float" office:value="72001" calcext:value-type="float">
            <text:p>72001</text:p>
          </table:table-cell>
          <table:table-cell office:value-type="string" calcext:value-type="string">
            <text:p/>
            <text:p>         maison bourgeoise, au bourg d’Aigné</text:p>
            <text:p>          </text:p>
            <text:p>         (Pesche, I, 3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8469</text:p>
          </table:table-cell>
          <table:table-cell office:value-type="string" calcext:value-type="string">
            <text:p>Port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’Amné</text:p>
            <text:p>         </text:p>
          </table:table-cell>
          <table:table-cell office:value-type="float" office:value="72004" calcext:value-type="float">
            <text:p>72004</text:p>
          </table:table-cell>
          <table:table-cell office:value-type="string" calcext:value-type="string">
            <text:p/>
            <text:p>         maison, au bourg d’Amné</text:p>
            <text:p>          </text:p>
            <text:p>         (Pesche, I, 191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0462</text:p>
          </table:table-cell>
          <table:table-cell office:value-type="string" calcext:value-type="string">
            <text:p>Champ-Gaillard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’Ancinnes</text:p>
            <text:p>         </text:p>
          </table:table-cell>
          <table:table-cell office:value-type="float" office:value="72005" calcext:value-type="float">
            <text:p>72005</text:p>
          </table:table-cell>
          <table:table-cell office:value-type="string" calcext:value-type="string">
            <text:p/>
            <text:p>         maison, au bourg d’Ancinn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4480</text:p>
          </table:table-cell>
          <table:table-cell office:value-type="string" calcext:value-type="string">
            <text:p>Corn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’Ancinnes</text:p>
            <text:p>         </text:p>
          </table:table-cell>
          <table:table-cell office:value-type="float" office:value="72005" calcext:value-type="float">
            <text:p>72005</text:p>
          </table:table-cell>
          <table:table-cell office:value-type="string" calcext:value-type="string">
            <text:p/>
            <text:p>         maison, au bourg d’Ancinn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2280</text:p>
          </table:table-cell>
          <table:table-cell office:value-type="string" calcext:value-type="string">
            <text:p>Geslanderi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’Ancinnes</text:p>
            <text:p>         </text:p>
          </table:table-cell>
          <table:table-cell office:value-type="float" office:value="72005" calcext:value-type="float">
            <text:p>72005</text:p>
          </table:table-cell>
          <table:table-cell office:value-type="string" calcext:value-type="string">
            <text:p/>
            <text:p>         maison, au bourg d’Ancinn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7995</text:p>
          </table:table-cell>
          <table:table-cell office:value-type="string" calcext:value-type="string">
            <text:p>Pommerai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’Ancinnes</text:p>
            <text:p>         </text:p>
          </table:table-cell>
          <table:table-cell office:value-type="float" office:value="72005" calcext:value-type="float">
            <text:p>72005</text:p>
          </table:table-cell>
          <table:table-cell office:value-type="string" calcext:value-type="string">
            <text:p/>
            <text:p>         maison, au bourg d’Ancinnes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1430</text:p>
          </table:table-cell>
          <table:table-cell office:value-type="string" calcext:value-type="string">
            <text:p>Roglin (Rue),</text:p>
          </table:table-cell>
          <table:table-cell/>
          <table:table-cell office:value-type="string" calcext:value-type="string">
            <text:p>bourg d’Arçonnay</text:p>
            <text:p>         </text:p>
          </table:table-cell>
          <table:table-cell office:value-type="float" office:value="72006" calcext:value-type="float">
            <text:p>72006</text:p>
          </table:table-cell>
          <table:table-cell office:value-type="string" calcext:value-type="string">
            <text:p>au vieux bourg d’Arçonnay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3644</text:p>
          </table:table-cell>
          <table:table-cell office:value-type="string" calcext:value-type="string">
            <text:p>Bergeri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’Ardenay</text:p>
            <text:p>         </text:p>
          </table:table-cell>
          <table:table-cell office:value-type="float" office:value="72007" calcext:value-type="float">
            <text:p>72007</text:p>
          </table:table-cell>
          <table:table-cell office:value-type="string" calcext:value-type="string">
            <text:p/>
            <text:p>         maison, au bourg d’Ardenay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3242</text:p>
          </table:table-cell>
          <table:table-cell office:value-type="string" calcext:value-type="string">
            <text:p>Class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’Ardenay</text:p>
            <text:p>         </text:p>
          </table:table-cell>
          <table:table-cell office:value-type="float" office:value="72007" calcext:value-type="float">
            <text:p>72007</text:p>
          </table:table-cell>
          <table:table-cell office:value-type="string" calcext:value-type="string">
            <text:p/>
            <text:p>         maison, au bourg d’Ardenay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7075</text:p>
          </table:table-cell>
          <table:table-cell office:value-type="string" calcext:value-type="string">
            <text:p>la Prison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’Ardenay</text:p>
            <text:p>         </text:p>
          </table:table-cell>
          <table:table-cell office:value-type="float" office:value="72007" calcext:value-type="float">
            <text:p>72007</text:p>
          </table:table-cell>
          <table:table-cell office:value-type="string" calcext:value-type="string">
            <text:p/>
            <text:p>         maison, au bourg d’Ardenay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680</text:p>
          </table:table-cell>
          <table:table-cell office:value-type="string" calcext:value-type="string">
            <text:p>Notaireri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’Ardenay</text:p>
            <text:p>         </text:p>
          </table:table-cell>
          <table:table-cell office:value-type="float" office:value="72007" calcext:value-type="float">
            <text:p>72007</text:p>
          </table:table-cell>
          <table:table-cell office:value-type="string" calcext:value-type="string">
            <text:p/>
            <text:p>         maison, au bourg d’Ardenay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5362</text:p>
          </table:table-cell>
          <table:table-cell office:value-type="string" calcext:value-type="string">
            <text:p>Pavillon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’Ardenay</text:p>
            <text:p>         </text:p>
          </table:table-cell>
          <table:table-cell office:value-type="float" office:value="72007" calcext:value-type="float">
            <text:p>72007</text:p>
          </table:table-cell>
          <table:table-cell office:value-type="string" calcext:value-type="string">
            <text:p/>
            <text:p>         maison, au bourg d’Ardenay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8937</text:p>
          </table:table-cell>
          <table:table-cell office:value-type="string" calcext:value-type="string">
            <text:p>Prêche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’Ardenay</text:p>
            <text:p>         </text:p>
          </table:table-cell>
          <table:table-cell office:value-type="float" office:value="72007" calcext:value-type="float">
            <text:p>72007</text:p>
          </table:table-cell>
          <table:table-cell office:value-type="string" calcext:value-type="string">
            <text:p/>
            <text:p>         maison, au bourg d’Ardenay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3166</text:p>
          </table:table-cell>
          <table:table-cell office:value-type="string" calcext:value-type="string">
            <text:p>Grassinièr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’Ardenay</text:p>
            <text:p>         </text:p>
          </table:table-cell>
          <table:table-cell office:value-type="float" office:value="72007" calcext:value-type="float">
            <text:p>72007</text:p>
          </table:table-cell>
          <table:table-cell office:value-type="string" calcext:value-type="string">
            <text:p/>
            <text:p>         quartier du bourg d’Ardenay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5443</text:p>
          </table:table-cell>
          <table:table-cell office:value-type="string" calcext:value-type="string">
            <text:p>Tête-Noire (La)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’Arnage</text:p>
            <text:p>         </text:p>
          </table:table-cell>
          <table:table-cell office:value-type="float" office:value="72008" calcext:value-type="float">
            <text:p>72008</text:p>
          </table:table-cell>
          <table:table-cell office:value-type="string" calcext:value-type="string">
            <text:p/>
            <text:p>         maisons, au bourg d’Arnage</text:p>
            <text:p>          (Pontlieue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4993</text:p>
          </table:table-cell>
          <table:table-cell office:value-type="string" calcext:value-type="string">
            <text:p>le Temple,</text:p>
          </table:table-cell>
          <table:table-cell office:value-type="string" calcext:value-type="string">
            <text:p>ancien manoir</text:p>
          </table:table-cell>
          <table:table-cell office:value-type="string" calcext:value-type="string">
            <text:p>bourg d’Asnières</text:p>
            <text:p>         </text:p>
          </table:table-cell>
          <table:table-cell office:value-type="float" office:value="72010" calcext:value-type="float">
            <text:p>72010</text:p>
          </table:table-cell>
          <table:table-cell office:value-type="string" calcext:value-type="string">
            <text:p/>
            <text:p>         ancien manoir, au bourg d’Asnièr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5718</text:p>
          </table:table-cell>
          <table:table-cell office:value-type="string" calcext:value-type="string">
            <text:p>Touche (La),</text:p>
          </table:table-cell>
          <table:table-cell office:value-type="string" calcext:value-type="string">
            <text:p>ancien manoir</text:p>
          </table:table-cell>
          <table:table-cell office:value-type="string" calcext:value-type="string">
            <text:p>bourg d’Asnières</text:p>
            <text:p>         </text:p>
          </table:table-cell>
          <table:table-cell office:value-type="float" office:value="72010" calcext:value-type="float">
            <text:p>72010</text:p>
          </table:table-cell>
          <table:table-cell office:value-type="string" calcext:value-type="string">
            <text:p/>
            <text:p>         ancien manoir, au bourg d’Asnièr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5363</text:p>
          </table:table-cell>
          <table:table-cell office:value-type="string" calcext:value-type="string">
            <text:p>Pavillon (Le),</text:p>
          </table:table-cell>
          <table:table-cell office:value-type="string" calcext:value-type="string">
            <text:p>logis</text:p>
          </table:table-cell>
          <table:table-cell office:value-type="string" calcext:value-type="string">
            <text:p>bourg d’Asnières</text:p>
            <text:p>         </text:p>
          </table:table-cell>
          <table:table-cell office:value-type="float" office:value="72010" calcext:value-type="float">
            <text:p>72010</text:p>
          </table:table-cell>
          <table:table-cell office:value-type="string" calcext:value-type="string">
            <text:p/>
            <text:p>         logis, au bourg d’Asnièr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9311</text:p>
          </table:table-cell>
          <table:table-cell office:value-type="string" calcext:value-type="string">
            <text:p>Fontain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’Asnières</text:p>
            <text:p>         </text:p>
          </table:table-cell>
          <table:table-cell office:value-type="float" office:value="72010" calcext:value-type="float">
            <text:p>72010</text:p>
          </table:table-cell>
          <table:table-cell office:value-type="string" calcext:value-type="string">
            <text:p/>
            <text:p>         maison, au bourg d’Asnières</text:p>
            <text:p>          ; ancienne seigneuri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9256</text:p>
          </table:table-cell>
          <table:table-cell office:value-type="string" calcext:value-type="string">
            <text:p>Carrefour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’Asnières</text:p>
            <text:p>         </text:p>
          </table:table-cell>
          <table:table-cell office:value-type="float" office:value="72010" calcext:value-type="float">
            <text:p>72010</text:p>
          </table:table-cell>
          <table:table-cell office:value-type="string" calcext:value-type="string">
            <text:p/>
            <text:p>         maison, au bourg d’Asnièr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3123</text:p>
          </table:table-cell>
          <table:table-cell office:value-type="string" calcext:value-type="string">
            <text:p>Grange-Dimeress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’Asnières</text:p>
            <text:p>         </text:p>
          </table:table-cell>
          <table:table-cell office:value-type="float" office:value="72010" calcext:value-type="float">
            <text:p>72010</text:p>
          </table:table-cell>
          <table:table-cell office:value-type="string" calcext:value-type="string">
            <text:p/>
            <text:p>         maison, au bourg d’Asnièr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8670</text:p>
          </table:table-cell>
          <table:table-cell office:value-type="string" calcext:value-type="string">
            <text:p>Maison (La Grande-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’Asnières</text:p>
            <text:p>         </text:p>
          </table:table-cell>
          <table:table-cell office:value-type="float" office:value="72010" calcext:value-type="float">
            <text:p>72010</text:p>
          </table:table-cell>
          <table:table-cell office:value-type="string" calcext:value-type="string">
            <text:p/>
            <text:p>         maison, au bourg d’Asnièr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8810</text:p>
          </table:table-cell>
          <table:table-cell office:value-type="string" calcext:value-type="string">
            <text:p>Maison-Blanch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’Asnières</text:p>
            <text:p>         </text:p>
          </table:table-cell>
          <table:table-cell office:value-type="float" office:value="72010" calcext:value-type="float">
            <text:p>72010</text:p>
          </table:table-cell>
          <table:table-cell office:value-type="string" calcext:value-type="string">
            <text:p/>
            <text:p>         maison, au bourg d’Asnièr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0243</text:p>
          </table:table-cell>
          <table:table-cell office:value-type="string" calcext:value-type="string">
            <text:p>Marmots (Les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’Asnières</text:p>
            <text:p>         </text:p>
          </table:table-cell>
          <table:table-cell office:value-type="float" office:value="72010" calcext:value-type="float">
            <text:p>72010</text:p>
          </table:table-cell>
          <table:table-cell office:value-type="string" calcext:value-type="string">
            <text:p/>
            <text:p>         maison, au bourg d’Asnièr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8090</text:p>
          </table:table-cell>
          <table:table-cell office:value-type="string" calcext:value-type="string">
            <text:p>Pont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’Asnières</text:p>
            <text:p>         </text:p>
          </table:table-cell>
          <table:table-cell office:value-type="float" office:value="72010" calcext:value-type="float">
            <text:p>72010</text:p>
          </table:table-cell>
          <table:table-cell office:value-type="string" calcext:value-type="string">
            <text:p/>
            <text:p>         maison, au bourg d’Asnièr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002</text:p>
          </table:table-cell>
          <table:table-cell office:value-type="string" calcext:value-type="string">
            <text:p>Sainte-Anne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’Asnières</text:p>
            <text:p>         </text:p>
          </table:table-cell>
          <table:table-cell office:value-type="float" office:value="72010" calcext:value-type="float">
            <text:p>72010</text:p>
          </table:table-cell>
          <table:table-cell office:value-type="string" calcext:value-type="string">
            <text:p/>
            <text:p>         maison, au bourg d’Asnièr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4277</text:p>
          </table:table-cell>
          <table:table-cell office:value-type="string" calcext:value-type="string">
            <text:p>Sibelleri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’Asnières</text:p>
            <text:p>         </text:p>
          </table:table-cell>
          <table:table-cell office:value-type="float" office:value="72010" calcext:value-type="float">
            <text:p>72010</text:p>
          </table:table-cell>
          <table:table-cell office:value-type="string" calcext:value-type="string">
            <text:p/>
            <text:p>         maison, au bourg d’Asnières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2851</text:p>
          </table:table-cell>
          <table:table-cell office:value-type="string" calcext:value-type="string">
            <text:p>Saint-Aldric (Fontaine de),</text:p>
          </table:table-cell>
          <table:table-cell/>
          <table:table-cell office:value-type="string" calcext:value-type="string">
            <text:p>bourg d’Asnières</text:p>
            <text:p>         </text:p>
          </table:table-cell>
          <table:table-cell office:value-type="float" office:value="72010" calcext:value-type="float">
            <text:p>72010</text:p>
          </table:table-cell>
          <table:table-cell office:value-type="string" calcext:value-type="string">
            <text:p>au bourg d’Asnièr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1079</text:p>
          </table:table-cell>
          <table:table-cell office:value-type="string" calcext:value-type="string">
            <text:p>Mesnil (Le Petit-)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bourg d’Assé-le-Boisne</text:p>
            <text:p>         </text:p>
          </table:table-cell>
          <table:table-cell office:value-type="float" office:value="72011" calcext:value-type="float">
            <text:p>72011</text:p>
          </table:table-cell>
          <table:table-cell office:value-type="string" calcext:value-type="string">
            <text:p/>
            <text:p>         lieu, au bourg d’Assé-le-Boisn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6238</text:p>
          </table:table-cell>
          <table:table-cell office:value-type="string" calcext:value-type="string">
            <text:p>Croix-Collet (La)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bourg d’Assé-le-Boisne</text:p>
            <text:p>         </text:p>
          </table:table-cell>
          <table:table-cell office:value-type="float" office:value="72011" calcext:value-type="float">
            <text:p>72011</text:p>
          </table:table-cell>
          <table:table-cell office:value-type="string" calcext:value-type="string">
            <text:p/>
            <text:p>         lieu, près du bourg d’Assé-le-Boisne</text:p>
            <text:p>          </text:p>
            <text:p>         (Assé-le-Boisne, p. 31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4994</text:p>
          </table:table-cell>
          <table:table-cell office:value-type="string" calcext:value-type="string">
            <text:p>Cour (La Grande-)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’Assé-le-Boisne</text:p>
            <text:p>         </text:p>
          </table:table-cell>
          <table:table-cell office:value-type="float" office:value="72011" calcext:value-type="float">
            <text:p>72011</text:p>
          </table:table-cell>
          <table:table-cell office:value-type="string" calcext:value-type="string">
            <text:p/>
            <text:p>         maisons, au bourg d’Assé-le-Boisne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9302</text:p>
          </table:table-cell>
          <table:table-cell office:value-type="string" calcext:value-type="string">
            <text:p>Prieuré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’Assé-le-Boisne</text:p>
            <text:p>         </text:p>
          </table:table-cell>
          <table:table-cell office:value-type="float" office:value="72011" calcext:value-type="float">
            <text:p>72011</text:p>
          </table:table-cell>
          <table:table-cell office:value-type="string" calcext:value-type="string">
            <text:p/>
            <text:p>         quartier du bourg d’Assé-le-Boisne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6358</text:p>
          </table:table-cell>
          <table:table-cell office:value-type="string" calcext:value-type="string">
            <text:p>Fontaine de la),</text:p>
          </table:table-cell>
          <table:table-cell/>
          <table:table-cell office:value-type="string" calcext:value-type="string">
            <text:p>bourg d’Assé-le-Boisne</text:p>
            <text:p>         </text:p>
          </table:table-cell>
          <table:table-cell office:value-type="float" office:value="72011" calcext:value-type="float">
            <text:p>72011</text:p>
          </table:table-cell>
          <table:table-cell office:value-type="string" calcext:value-type="string">
            <text:p>au bourg d’Assé-le-Boisn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749</text:p>
          </table:table-cell>
          <table:table-cell office:value-type="string" calcext:value-type="string">
            <text:p>Salle (La)*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’Athenay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s, au bourg d’Athenay</text:p>
            <text:p>         , commune de Chemiré-le-Gaudin </text:p>
            <text:p>         (Tr.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9306</text:p>
          </table:table-cell>
          <table:table-cell office:value-type="string" calcext:value-type="string">
            <text:p>Prieuré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’Avoise</text:p>
            <text:p>         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/>
            <text:p>         maison, au bourg d’Avoise</text:p>
            <text:p>          </text:p>
            <text:p>         (Pesche, I, 87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8708</text:p>
          </table:table-cell>
          <table:table-cell office:value-type="string" calcext:value-type="string">
            <text:p>Maison (La Grande-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bourg d’Écommoy</text:p>
            <text:p>         </text:p>
          </table:table-cell>
          <table:table-cell office:value-type="float" office:value="72124" calcext:value-type="float">
            <text:p>72124</text:p>
          </table:table-cell>
          <table:table-cell office:value-type="string" calcext:value-type="string">
            <text:p/>
            <text:p>         fief, au bourg d’Écommoy</text:p>
            <text:p>          </text:p>
            <text:p>         (Pesche, II, 249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0374</text:p>
          </table:table-cell>
          <table:table-cell office:value-type="string" calcext:value-type="string">
            <text:p>Martin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bourg d’Épineu-le-Chevreuil</text:p>
            <text:p>         </text:p>
          </table:table-cell>
          <table:table-cell office:value-type="float" office:value="72126" calcext:value-type="float">
            <text:p>72126</text:p>
          </table:table-cell>
          <table:table-cell office:value-type="string" calcext:value-type="string">
            <text:p/>
            <text:p>         lieu, au bourg d’Épineu-le-Chevreuil</text:p>
            <text:p>         , 1666 </text:p>
            <text:p>         (notaires, VI, 156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8051</text:p>
          </table:table-cell>
          <table:table-cell office:value-type="string" calcext:value-type="string">
            <text:p>Logis (Le Grand-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’Épineu-le-Chevreuil</text:p>
            <text:p>         </text:p>
          </table:table-cell>
          <table:table-cell office:value-type="float" office:value="72126" calcext:value-type="float">
            <text:p>72126</text:p>
          </table:table-cell>
          <table:table-cell office:value-type="string" calcext:value-type="string">
            <text:p/>
            <text:p>         maison, au bourg d’Épineu-le-Chevreuil</text:p>
            <text:p>          </text:p>
            <text:p>         (Pesche, II, 258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9588</text:p>
          </table:table-cell>
          <table:table-cell office:value-type="string" calcext:value-type="string">
            <text:p>Cassine (La),</text:p>
          </table:table-cell>
          <table:table-cell office:value-type="string" calcext:value-type="string">
            <text:p>maison bourgeoise</text:p>
          </table:table-cell>
          <table:table-cell office:value-type="string" calcext:value-type="string">
            <text:p>bourg d’Étival-lès-le-Mans</text:p>
            <text:p>         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/>
            <text:p>         maison bourgeoise, au bourg d’Étival-lès-le-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9408</text:p>
          </table:table-cell>
          <table:table-cell office:value-type="string" calcext:value-type="string">
            <text:p>Fontain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’Oisseau</text:p>
            <text:p>         </text:p>
          </table:table-cell>
          <table:table-cell office:value-type="float" office:value="72225" calcext:value-type="float">
            <text:p>72225</text:p>
          </table:table-cell>
          <table:table-cell office:value-type="string" calcext:value-type="string">
            <text:p/>
            <text:p>         quartier du bourg d’Oisseau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0253</text:p>
          </table:table-cell>
          <table:table-cell office:value-type="string" calcext:value-type="string">
            <text:p>Recoins (Les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’Oisseau</text:p>
            <text:p>         </text:p>
          </table:table-cell>
          <table:table-cell office:value-type="float" office:value="72225" calcext:value-type="float">
            <text:p>72225</text:p>
          </table:table-cell>
          <table:table-cell office:value-type="string" calcext:value-type="string">
            <text:p/>
            <text:p>         quartier du bourg d’Oisseau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2928</text:p>
          </table:table-cell>
          <table:table-cell office:value-type="string" calcext:value-type="string">
            <text:p>Saint-Blaise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’Oizé</text:p>
            <text:p>         </text:p>
          </table:table-cell>
          <table:table-cell office:value-type="float" office:value="72226" calcext:value-type="float">
            <text:p>72226</text:p>
          </table:table-cell>
          <table:table-cell office:value-type="string" calcext:value-type="string">
            <text:p/>
            <text:p>         maisons, au bourg d’Oizé</text:p>
            <text:p>          ; ancienne chapelle du prieuré d’Oizé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4254</text:p>
          </table:table-cell>
          <table:table-cell office:value-type="string" calcext:value-type="string">
            <text:p>Billot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’Yvré-l’Évêque</text:p>
            <text:p>         </text:p>
          </table:table-cell>
          <table:table-cell office:value-type="float" office:value="72386" calcext:value-type="float">
            <text:p>72386</text:p>
          </table:table-cell>
          <table:table-cell office:value-type="string" calcext:value-type="string">
            <text:p/>
            <text:p>         maison, au bourg d’Yvré-l’Évêque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5131</text:p>
          </table:table-cell>
          <table:table-cell office:value-type="string" calcext:value-type="string">
            <text:p>Cour (La),</text:p>
          </table:table-cell>
          <table:table-cell office:value-type="string" calcext:value-type="string">
            <text:p>manoir</text:p>
          </table:table-cell>
          <table:table-cell office:value-type="string" calcext:value-type="string">
            <text:p>bourg d’Yvré-le-Pôlin</text:p>
            <text:p>         </text:p>
          </table:table-cell>
          <table:table-cell office:value-type="float" office:value="72385" calcext:value-type="float">
            <text:p>72385</text:p>
          </table:table-cell>
          <table:table-cell office:value-type="string" calcext:value-type="string">
            <text:p/>
            <text:p>         manoir, au bourg d’Yvré-le-Pôli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5366</text:p>
          </table:table-cell>
          <table:table-cell office:value-type="string" calcext:value-type="string">
            <text:p>Pavillon (Le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bourg de Ballon</text:p>
            <text:p>         </text:p>
          </table:table-cell>
          <table:table-cell office:value-type="float" office:value="72023" calcext:value-type="float">
            <text:p>72023</text:p>
          </table:table-cell>
          <table:table-cell office:value-type="string" calcext:value-type="string">
            <text:p/>
            <text:p>         bordage, au bourg de Ball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0552</text:p>
          </table:table-cell>
          <table:table-cell office:value-type="string" calcext:value-type="string">
            <text:p>le Grand-Paris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Ballon</text:p>
            <text:p>         </text:p>
          </table:table-cell>
          <table:table-cell office:value-type="float" office:value="72023" calcext:value-type="float">
            <text:p>72023</text:p>
          </table:table-cell>
          <table:table-cell office:value-type="string" calcext:value-type="string">
            <text:p/>
            <text:p>         maison, au bourg de Ballon</text:p>
            <text:p>         , détruite en 1880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0941</text:p>
          </table:table-cell>
          <table:table-cell office:value-type="string" calcext:value-type="string">
            <text:p>Chapell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Ballon</text:p>
            <text:p>         </text:p>
          </table:table-cell>
          <table:table-cell office:value-type="float" office:value="72023" calcext:value-type="float">
            <text:p>72023</text:p>
          </table:table-cell>
          <table:table-cell office:value-type="string" calcext:value-type="string">
            <text:p/>
            <text:p>         quartier du bourg de Ball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1041</text:p>
          </table:table-cell>
          <table:table-cell office:value-type="string" calcext:value-type="string">
            <text:p>Fui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Ballon</text:p>
            <text:p>         </text:p>
          </table:table-cell>
          <table:table-cell office:value-type="float" office:value="72023" calcext:value-type="float">
            <text:p>72023</text:p>
          </table:table-cell>
          <table:table-cell office:value-type="string" calcext:value-type="string">
            <text:p/>
            <text:p>         quartier du bourg de Ball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9974</text:p>
          </table:table-cell>
          <table:table-cell office:value-type="string" calcext:value-type="string">
            <text:p>Marchis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Ballon</text:p>
            <text:p>         </text:p>
          </table:table-cell>
          <table:table-cell office:value-type="float" office:value="72023" calcext:value-type="float">
            <text:p>72023</text:p>
          </table:table-cell>
          <table:table-cell office:value-type="string" calcext:value-type="string">
            <text:p/>
            <text:p>         quartier du bourg de Ball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6834</text:p>
          </table:table-cell>
          <table:table-cell office:value-type="string" calcext:value-type="string">
            <text:p>Pilori (Le),</text:p>
          </table:table-cell>
          <table:table-cell office:value-type="string" calcext:value-type="string">
            <text:p>ancien logis</text:p>
          </table:table-cell>
          <table:table-cell office:value-type="string" calcext:value-type="string">
            <text:p>bourg de Bazouges</text:p>
            <text:p>         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/>
            <text:p>         ancien logis, au bourg de Bazoug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6906</text:p>
          </table:table-cell>
          <table:table-cell office:value-type="string" calcext:value-type="string">
            <text:p>Bourg-Jupin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Bazouges</text:p>
            <text:p>         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/>
            <text:p>         quartier du bourg de Bazoug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4683</text:p>
          </table:table-cell>
          <table:table-cell office:value-type="string" calcext:value-type="string">
            <text:p>Bodrairie (La)*,</text:p>
          </table:table-cell>
          <table:table-cell office:value-type="string" calcext:value-type="string">
            <text:p>hameau et chapelle</text:p>
          </table:table-cell>
          <table:table-cell office:value-type="string" calcext:value-type="string">
            <text:p>bourg de Beaumont-la-Chartre</text:p>
            <text:p>         </text:p>
          </table:table-cell>
          <table:table-cell office:value-type="float" office:value="72027" calcext:value-type="float">
            <text:p>72027</text:p>
          </table:table-cell>
          <table:table-cell office:value-type="string" calcext:value-type="string">
            <text:p/>
            <text:p>         hameau et chapelle, au nord-est du bourg de Beaumont-la-Chartre</text:p>
            <text:p>          (Jaillot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9475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bourg de Beillé</text:p>
            <text:p>         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/>
            <text:p>         bordage, au bourg de Beil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8706</text:p>
          </table:table-cell>
          <table:table-cell office:value-type="string" calcext:value-type="string">
            <text:p>Fantaisie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Beillé</text:p>
            <text:p>         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/>
            <text:p>         maison, au bourg de Beil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8681</text:p>
          </table:table-cell>
          <table:table-cell office:value-type="string" calcext:value-type="string">
            <text:p>Maison (La Grande-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Beillé</text:p>
            <text:p>         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/>
            <text:p>         maison, au bourg de Beillé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9401</text:p>
          </table:table-cell>
          <table:table-cell office:value-type="string" calcext:value-type="string">
            <text:p>Maisons-Rouges (Les)*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e Beillé</text:p>
            <text:p>         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/>
            <text:p>         maisons, au bourg de Beillé</text:p>
            <text:p>          </text:p>
            <text:p>         (Tr.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5005</text:p>
          </table:table-cell>
          <table:table-cell office:value-type="string" calcext:value-type="string">
            <text:p>Temple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Bernay</text:p>
            <text:p>         </text:p>
          </table:table-cell>
          <table:table-cell office:value-type="float" office:value="72033" calcext:value-type="float">
            <text:p>72033</text:p>
          </table:table-cell>
          <table:table-cell office:value-type="string" calcext:value-type="string">
            <text:p/>
            <text:p>         maison, au bourg de Bernay</text:p>
            <text:p>         , 1477 </text:p>
            <text:p>         (Sourches, p. 124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0965</text:p>
          </table:table-cell>
          <table:table-cell office:value-type="string" calcext:value-type="string">
            <text:p>Froide-Fontaine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Bérus</text:p>
            <text:p>         </text:p>
          </table:table-cell>
          <table:table-cell office:value-type="float" office:value="72034" calcext:value-type="float">
            <text:p>72034</text:p>
          </table:table-cell>
          <table:table-cell office:value-type="string" calcext:value-type="string">
            <text:p/>
            <text:p>         maison au bourg de Béru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6590</text:p>
          </table:table-cell>
          <table:table-cell office:value-type="string" calcext:value-type="string">
            <text:p>Croix-Verte (La)*,</text:p>
          </table:table-cell>
          <table:table-cell office:value-type="string" calcext:value-type="string">
            <text:p>logis</text:p>
          </table:table-cell>
          <table:table-cell office:value-type="string" calcext:value-type="string">
            <text:p>bourg de Bessé</text:p>
            <text:p>         </text:p>
          </table:table-cell>
          <table:table-cell office:value-type="float" office:value="72035" calcext:value-type="float">
            <text:p>72035</text:p>
          </table:table-cell>
          <table:table-cell office:value-type="string" calcext:value-type="string">
            <text:p/>
            <text:p>         logis, au bourg de Bess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9015</text:p>
          </table:table-cell>
          <table:table-cell office:value-type="string" calcext:value-type="string">
            <text:p>Volaill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Bessé</text:p>
            <text:p>         </text:p>
          </table:table-cell>
          <table:table-cell office:value-type="float" office:value="72035" calcext:value-type="float">
            <text:p>72035</text:p>
          </table:table-cell>
          <table:table-cell office:value-type="string" calcext:value-type="string">
            <text:p/>
            <text:p>         quartier du bourg de Bess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5364</text:p>
          </table:table-cell>
          <table:table-cell office:value-type="string" calcext:value-type="string">
            <text:p>Courpotin,</text:p>
          </table:table-cell>
          <table:table-cell office:value-type="string" calcext:value-type="string">
            <text:p>ancien manoir</text:p>
          </table:table-cell>
          <table:table-cell office:value-type="string" calcext:value-type="string">
            <text:p>bourg de Blèves</text:p>
            <text:p>         </text:p>
          </table:table-cell>
          <table:table-cell office:value-type="float" office:value="72037" calcext:value-type="float">
            <text:p>72037</text:p>
          </table:table-cell>
          <table:table-cell office:value-type="string" calcext:value-type="string">
            <text:p/>
            <text:p>         ancien manoir, au bourg de Blèv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3700</text:p>
          </table:table-cell>
          <table:table-cell office:value-type="string" calcext:value-type="string">
            <text:p>Grosse-Pierre (La),</text:p>
          </table:table-cell>
          <table:table-cell office:value-type="string" calcext:value-type="string">
            <text:p>carrefour et maisons</text:p>
          </table:table-cell>
          <table:table-cell office:value-type="string" calcext:value-type="string">
            <text:p>bourg de Bouloire</text:p>
            <text:p>         </text:p>
          </table:table-cell>
          <table:table-cell office:value-type="float" office:value="72042" calcext:value-type="float">
            <text:p>72042</text:p>
          </table:table-cell>
          <table:table-cell office:value-type="string" calcext:value-type="string">
            <text:p/>
            <text:p>         carrefour et maisons, au bourg de Bouloire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8323</text:p>
          </table:table-cell>
          <table:table-cell office:value-type="string" calcext:value-type="string">
            <text:p>le Bas-Louvre,</text:p>
          </table:table-cell>
          <table:table-cell office:value-type="string" calcext:value-type="string">
            <text:p>impasse et maison</text:p>
          </table:table-cell>
          <table:table-cell office:value-type="string" calcext:value-type="string">
            <text:p>bourg de Bouloire</text:p>
            <text:p>         </text:p>
          </table:table-cell>
          <table:table-cell office:value-type="float" office:value="72042" calcext:value-type="float">
            <text:p>72042</text:p>
          </table:table-cell>
          <table:table-cell office:value-type="string" calcext:value-type="string">
            <text:p/>
            <text:p>         impasse et maison, au bourg de Bouloire</text:p>
            <text:p>         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42464</text:p>
          </table:table-cell>
          <table:table-cell office:value-type="string" calcext:value-type="string">
            <text:p>Rue-Neuve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Bouloire</text:p>
            <text:p>         </text:p>
          </table:table-cell>
          <table:table-cell office:value-type="float" office:value="72042" calcext:value-type="float">
            <text:p>72042</text:p>
          </table:table-cell>
          <table:table-cell office:value-type="string" calcext:value-type="string">
            <text:p/>
            <text:p>         maison, au bourg de Bouloire</text:p>
            <text:p>         , </text:p>
            <text:p>            xvi</text:p>
            <text:p>            e-xvi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5444</text:p>
          </table:table-cell>
          <table:table-cell office:value-type="string" calcext:value-type="string">
            <text:p>Tête-Noir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Bouloire</text:p>
            <text:p>         </text:p>
          </table:table-cell>
          <table:table-cell office:value-type="float" office:value="72042" calcext:value-type="float">
            <text:p>72042</text:p>
          </table:table-cell>
          <table:table-cell office:value-type="string" calcext:value-type="string">
            <text:p/>
            <text:p>         maison, au bourg de Bouloire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6359</text:p>
          </table:table-cell>
          <table:table-cell office:value-type="string" calcext:value-type="string">
            <text:p>Trois-Rois (Les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Bouloire</text:p>
            <text:p>         </text:p>
          </table:table-cell>
          <table:table-cell office:value-type="float" office:value="72042" calcext:value-type="float">
            <text:p>72042</text:p>
          </table:table-cell>
          <table:table-cell office:value-type="string" calcext:value-type="string">
            <text:p/>
            <text:p>         maison, au bourg de Bouloire</text:p>
            <text:p>         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23176</text:p>
          </table:table-cell>
          <table:table-cell office:value-type="string" calcext:value-type="string">
            <text:p>Gratterie (La)*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e Bouloire</text:p>
            <text:p>         </text:p>
          </table:table-cell>
          <table:table-cell office:value-type="float" office:value="72042" calcext:value-type="float">
            <text:p>72042</text:p>
          </table:table-cell>
          <table:table-cell office:value-type="string" calcext:value-type="string">
            <text:p/>
            <text:p>         maisons, au bourg de Bouloire</text:p>
            <text:p>          (place du Marché), </text:p>
            <text:p>            xvii</text:p>
            <text:p>            e-xviii</text:p>
            <text:p>            e siècle (Cogner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4067</text:p>
          </table:table-cell>
          <table:table-cell office:value-type="string" calcext:value-type="string">
            <text:p>Sauvagère (La)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e Bouloire</text:p>
            <text:p>         </text:p>
          </table:table-cell>
          <table:table-cell office:value-type="float" office:value="72042" calcext:value-type="float">
            <text:p>72042</text:p>
          </table:table-cell>
          <table:table-cell office:value-type="string" calcext:value-type="string">
            <text:p/>
            <text:p>         maisons, au bourg de Bouloire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9325</text:p>
          </table:table-cell>
          <table:table-cell office:value-type="string" calcext:value-type="string">
            <text:p>Fontain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Bouloire</text:p>
            <text:p>         </text:p>
          </table:table-cell>
          <table:table-cell office:value-type="float" office:value="72042" calcext:value-type="float">
            <text:p>72042</text:p>
          </table:table-cell>
          <table:table-cell office:value-type="string" calcext:value-type="string">
            <text:p/>
            <text:p>         quartier du bourg de Bouloire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6700</text:p>
          </table:table-cell>
          <table:table-cell office:value-type="string" calcext:value-type="string">
            <text:p>Jeu-de-Paume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Bouloire</text:p>
            <text:p>         </text:p>
          </table:table-cell>
          <table:table-cell office:value-type="float" office:value="72042" calcext:value-type="float">
            <text:p>72042</text:p>
          </table:table-cell>
          <table:table-cell office:value-type="string" calcext:value-type="string">
            <text:p/>
            <text:p>         quartier du bourg de Bouloire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8620</text:p>
          </table:table-cell>
          <table:table-cell office:value-type="string" calcext:value-type="string">
            <text:p>Maillets (Cour des),</text:p>
          </table:table-cell>
          <table:table-cell/>
          <table:table-cell office:value-type="string" calcext:value-type="string">
            <text:p>bourg de Bouloire</text:p>
            <text:p>         </text:p>
          </table:table-cell>
          <table:table-cell office:value-type="float" office:value="72042" calcext:value-type="float">
            <text:p>72042</text:p>
          </table:table-cell>
          <table:table-cell office:value-type="string" calcext:value-type="string">
            <text:p>au bourg de Bouloir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3397</text:p>
          </table:table-cell>
          <table:table-cell office:value-type="string" calcext:value-type="string">
            <text:p>Bellevue*,</text:p>
          </table:table-cell>
          <table:table-cell office:value-type="string" calcext:value-type="string">
            <text:p>maison bourgeoise</text:p>
          </table:table-cell>
          <table:table-cell office:value-type="string" calcext:value-type="string">
            <text:p>bourg de Briosne</text:p>
            <text:p>         </text:p>
          </table:table-cell>
          <table:table-cell office:value-type="float" office:value="72048" calcext:value-type="float">
            <text:p>72048</text:p>
          </table:table-cell>
          <table:table-cell office:value-type="string" calcext:value-type="string">
            <text:p/>
            <text:p>         maison bourgeoise, au bourg de Briosne</text:p>
            <text:p>         </text:p>
            <text:p>         (Pesche, I, 229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0668</text:p>
          </table:table-cell>
          <table:table-cell office:value-type="string" calcext:value-type="string">
            <text:p>Maussion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e Brûlon</text:p>
            <text:p>         </text:p>
          </table:table-cell>
          <table:table-cell office:value-type="float" office:value="72050" calcext:value-type="float">
            <text:p>72050</text:p>
          </table:table-cell>
          <table:table-cell office:value-type="string" calcext:value-type="string">
            <text:p/>
            <text:p>         maisons, au bourg de Brûl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8850</text:p>
          </table:table-cell>
          <table:table-cell office:value-type="string" calcext:value-type="string">
            <text:p>Pré (Le Petit-)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e Brûlon</text:p>
            <text:p>         </text:p>
          </table:table-cell>
          <table:table-cell office:value-type="float" office:value="72050" calcext:value-type="float">
            <text:p>72050</text:p>
          </table:table-cell>
          <table:table-cell office:value-type="string" calcext:value-type="string">
            <text:p/>
            <text:p>         maisons, au bourg de Brûl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284</text:p>
          </table:table-cell>
          <table:table-cell office:value-type="string" calcext:value-type="string">
            <text:p>Mûrier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Brûlon</text:p>
            <text:p>         </text:p>
          </table:table-cell>
          <table:table-cell office:value-type="float" office:value="72050" calcext:value-type="float">
            <text:p>72050</text:p>
          </table:table-cell>
          <table:table-cell office:value-type="string" calcext:value-type="string">
            <text:p/>
            <text:p>         quartier du bourg de Brûl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9562</text:p>
          </table:table-cell>
          <table:table-cell office:value-type="string" calcext:value-type="string">
            <text:p>Fontaine-Marot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Chahaignes</text:p>
            <text:p>         </text:p>
          </table:table-cell>
          <table:table-cell office:value-type="float" office:value="72052" calcext:value-type="float">
            <text:p>72052</text:p>
          </table:table-cell>
          <table:table-cell office:value-type="string" calcext:value-type="string">
            <text:p/>
            <text:p>         quartier du bourg de Chahaignes</text:p>
            <text:p>          ; ruisseau affluent de celui de la Crèche (Jaillot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9636</text:p>
          </table:table-cell>
          <table:table-cell office:value-type="string" calcext:value-type="string">
            <text:p>Fontaine-Saint-Jean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Chahaignes</text:p>
            <text:p>         </text:p>
          </table:table-cell>
          <table:table-cell office:value-type="float" office:value="72052" calcext:value-type="float">
            <text:p>72052</text:p>
          </table:table-cell>
          <table:table-cell office:value-type="string" calcext:value-type="string">
            <text:p/>
            <text:p>         quartier du bourg de Chahaign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5261</text:p>
          </table:table-cell>
          <table:table-cell office:value-type="string" calcext:value-type="string">
            <text:p>Cour-de-l’Hôpital (La)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e Challes</text:p>
            <text:p>         </text:p>
          </table:table-cell>
          <table:table-cell office:value-type="float" office:value="72053" calcext:value-type="float">
            <text:p>72053</text:p>
          </table:table-cell>
          <table:table-cell office:value-type="string" calcext:value-type="string">
            <text:p/>
            <text:p>         maisons, au bourg de Chall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9329</text:p>
          </table:table-cell>
          <table:table-cell office:value-type="string" calcext:value-type="string">
            <text:p>Fontain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Challes</text:p>
            <text:p>         </text:p>
          </table:table-cell>
          <table:table-cell office:value-type="float" office:value="72053" calcext:value-type="float">
            <text:p>72053</text:p>
          </table:table-cell>
          <table:table-cell office:value-type="string" calcext:value-type="string">
            <text:p/>
            <text:p>         quartier du bourg de Chall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378</text:p>
          </table:table-cell>
          <table:table-cell office:value-type="string" calcext:value-type="string">
            <text:p>Saint-Laurent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Challes</text:p>
            <text:p>         </text:p>
          </table:table-cell>
          <table:table-cell office:value-type="float" office:value="72053" calcext:value-type="float">
            <text:p>72053</text:p>
          </table:table-cell>
          <table:table-cell office:value-type="string" calcext:value-type="string">
            <text:p/>
            <text:p>         quartier du bourg de Challes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8160</text:p>
          </table:table-cell>
          <table:table-cell office:value-type="string" calcext:value-type="string">
            <text:p>Veuves (Cour des),</text:p>
          </table:table-cell>
          <table:table-cell/>
          <table:table-cell office:value-type="string" calcext:value-type="string">
            <text:p>bourg de Challes</text:p>
            <text:p>         </text:p>
          </table:table-cell>
          <table:table-cell office:value-type="float" office:value="72053" calcext:value-type="float">
            <text:p>72053</text:p>
          </table:table-cell>
          <table:table-cell office:value-type="string" calcext:value-type="string">
            <text:p>au bourg de Challe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4089</text:p>
          </table:table-cell>
          <table:table-cell office:value-type="string" calcext:value-type="string">
            <text:p>Gué-Ribard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hampagné</text:p>
            <text:p>         </text:p>
          </table:table-cell>
          <table:table-cell office:value-type="float" office:value="72054" calcext:value-type="float">
            <text:p>72054</text:p>
          </table:table-cell>
          <table:table-cell office:value-type="string" calcext:value-type="string">
            <text:p/>
            <text:p>         maison, au bourg de Champagné</text:p>
            <text:p>          </text:p>
            <text:p>         (Pesche, I, 282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7919</text:p>
          </table:table-cell>
          <table:table-cell office:value-type="string" calcext:value-type="string">
            <text:p>Enfer (L’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hampagné</text:p>
            <text:p>         </text:p>
          </table:table-cell>
          <table:table-cell office:value-type="float" office:value="72054" calcext:value-type="float">
            <text:p>72054</text:p>
          </table:table-cell>
          <table:table-cell office:value-type="string" calcext:value-type="string">
            <text:p/>
            <text:p>         maison, au bourg de Champagné</text:p>
            <text:p>          </text:p>
            <text:p>         (Pesche, I, 284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9614</text:p>
          </table:table-cell>
          <table:table-cell office:value-type="string" calcext:value-type="string">
            <text:p>Purgatoire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hampagné</text:p>
            <text:p>         </text:p>
          </table:table-cell>
          <table:table-cell office:value-type="float" office:value="72054" calcext:value-type="float">
            <text:p>72054</text:p>
          </table:table-cell>
          <table:table-cell office:value-type="string" calcext:value-type="string">
            <text:p/>
            <text:p>         maison, au bourg de Champagné</text:p>
            <text:p>          </text:p>
            <text:p>         (Pesche, I, 284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7754</text:p>
          </table:table-cell>
          <table:table-cell office:value-type="string" calcext:value-type="string">
            <text:p>Lilas (Les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hampagné</text:p>
            <text:p>         </text:p>
          </table:table-cell>
          <table:table-cell office:value-type="float" office:value="72054" calcext:value-type="float">
            <text:p>72054</text:p>
          </table:table-cell>
          <table:table-cell office:value-type="string" calcext:value-type="string">
            <text:p/>
            <text:p>         maison, au bourg de Champagn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4706</text:p>
          </table:table-cell>
          <table:table-cell office:value-type="string" calcext:value-type="string">
            <text:p>Paradis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hampagné</text:p>
            <text:p>         </text:p>
          </table:table-cell>
          <table:table-cell office:value-type="float" office:value="72054" calcext:value-type="float">
            <text:p>72054</text:p>
          </table:table-cell>
          <table:table-cell office:value-type="string" calcext:value-type="string">
            <text:p/>
            <text:p>         maison, au bourg de Champagn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6833</text:p>
          </table:table-cell>
          <table:table-cell office:value-type="string" calcext:value-type="string">
            <text:p>Bourg-Cailleau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Champagné</text:p>
            <text:p>         </text:p>
          </table:table-cell>
          <table:table-cell office:value-type="float" office:value="72054" calcext:value-type="float">
            <text:p>72054</text:p>
          </table:table-cell>
          <table:table-cell office:value-type="string" calcext:value-type="string">
            <text:p/>
            <text:p>         quartier du bourg de Champagn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7572</text:p>
          </table:table-cell>
          <table:table-cell office:value-type="string" calcext:value-type="string">
            <text:p>Bretèch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Champagné</text:p>
            <text:p>         </text:p>
          </table:table-cell>
          <table:table-cell office:value-type="float" office:value="72054" calcext:value-type="float">
            <text:p>72054</text:p>
          </table:table-cell>
          <table:table-cell office:value-type="string" calcext:value-type="string">
            <text:p/>
            <text:p>         quartier du bourg de Champagn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4086</text:p>
          </table:table-cell>
          <table:table-cell office:value-type="string" calcext:value-type="string">
            <text:p>Oreille (L’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Champagné</text:p>
            <text:p>         </text:p>
          </table:table-cell>
          <table:table-cell office:value-type="float" office:value="72054" calcext:value-type="float">
            <text:p>72054</text:p>
          </table:table-cell>
          <table:table-cell office:value-type="string" calcext:value-type="string">
            <text:p/>
            <text:p>         quartier du bourg de Champagn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7023</text:p>
          </table:table-cell>
          <table:table-cell office:value-type="string" calcext:value-type="string">
            <text:p>Pins-Gros (Les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Champagné</text:p>
            <text:p>         </text:p>
          </table:table-cell>
          <table:table-cell office:value-type="float" office:value="72054" calcext:value-type="float">
            <text:p>72054</text:p>
          </table:table-cell>
          <table:table-cell office:value-type="string" calcext:value-type="string">
            <text:p/>
            <text:p>         quartier du bourg de Champagn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9484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hampaissant</text:p>
            <text:p>         </text:p>
          </table:table-cell>
          <table:table-cell office:value-type="float" office:value="72276" calcext:value-type="float">
            <text:p>72276</text:p>
          </table:table-cell>
          <table:table-cell office:value-type="string" calcext:value-type="string">
            <text:p/>
            <text:p>         maison, au bourg de Champaissant</text:p>
            <text:p>          ; ancienne chapelle sous le vocable de Saint-Maur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707</text:p>
          </table:table-cell>
          <table:table-cell office:value-type="string" calcext:value-type="string">
            <text:p>Notre-Dame-de-la-Pointe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bourg de Changé</text:p>
            <text:p>         </text:p>
          </table:table-cell>
          <table:table-cell office:value-type="float" office:value="72058" calcext:value-type="float">
            <text:p>72058</text:p>
          </table:table-cell>
          <table:table-cell office:value-type="string" calcext:value-type="string">
            <text:p/>
            <text:p>         chapelle, au bourg de Changé</text:p>
            <text:p>         , détruite depuis la révolutio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4826</text:p>
          </table:table-cell>
          <table:table-cell office:value-type="string" calcext:value-type="string">
            <text:p>Tannerie (La),</text:p>
          </table:table-cell>
          <table:table-cell office:value-type="string" calcext:value-type="string">
            <text:p>maison bourgeoise</text:p>
          </table:table-cell>
          <table:table-cell office:value-type="string" calcext:value-type="string">
            <text:p>bourg de Changé</text:p>
            <text:p>         </text:p>
          </table:table-cell>
          <table:table-cell office:value-type="float" office:value="72058" calcext:value-type="float">
            <text:p>72058</text:p>
          </table:table-cell>
          <table:table-cell office:value-type="string" calcext:value-type="string">
            <text:p/>
            <text:p>         maison bourgeoise, au bourg de Changé</text:p>
            <text:p>          </text:p>
            <text:p>         (Pesche, I, 296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5230</text:p>
          </table:table-cell>
          <table:table-cell office:value-type="string" calcext:value-type="string">
            <text:p>Hautéclair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hangé</text:p>
            <text:p>         </text:p>
          </table:table-cell>
          <table:table-cell office:value-type="float" office:value="72058" calcext:value-type="float">
            <text:p>72058</text:p>
          </table:table-cell>
          <table:table-cell office:value-type="string" calcext:value-type="string">
            <text:p/>
            <text:p>         maison, au bourg de Chang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7014</text:p>
          </table:table-cell>
          <table:table-cell office:value-type="string" calcext:value-type="string">
            <text:p>Juiveri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Changé</text:p>
            <text:p>         </text:p>
          </table:table-cell>
          <table:table-cell office:value-type="float" office:value="72058" calcext:value-type="float">
            <text:p>72058</text:p>
          </table:table-cell>
          <table:table-cell office:value-type="string" calcext:value-type="string">
            <text:p/>
            <text:p>         quartier du bourg de Chang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8179</text:p>
          </table:table-cell>
          <table:table-cell office:value-type="string" calcext:value-type="string">
            <text:p>Pont-Aubry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Chantenay</text:p>
            <text:p>         </text:p>
          </table:table-cell>
          <table:table-cell office:value-type="float" office:value="72059" calcext:value-type="float">
            <text:p>72059</text:p>
          </table:table-cell>
          <table:table-cell office:value-type="string" calcext:value-type="string">
            <text:p/>
            <text:p>         quartier du bourg de Chantenay</text:p>
            <text:p>          ; ferme détruit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9311</text:p>
          </table:table-cell>
          <table:table-cell office:value-type="string" calcext:value-type="string">
            <text:p>Prieuré (Le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bourg de Chassillé</text:p>
            <text:p>         </text:p>
          </table:table-cell>
          <table:table-cell office:value-type="float" office:value="72070" calcext:value-type="float">
            <text:p>72070</text:p>
          </table:table-cell>
          <table:table-cell office:value-type="string" calcext:value-type="string">
            <text:p/>
            <text:p>         ferme, au bourg de Chassil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1453</text:p>
          </table:table-cell>
          <table:table-cell office:value-type="string" calcext:value-type="string">
            <text:p>Château (Le)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e Chassillé</text:p>
            <text:p>         </text:p>
          </table:table-cell>
          <table:table-cell office:value-type="float" office:value="72070" calcext:value-type="float">
            <text:p>72070</text:p>
          </table:table-cell>
          <table:table-cell office:value-type="string" calcext:value-type="string">
            <text:p/>
            <text:p>         maisons, au bourg de Chassil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3773</text:p>
          </table:table-cell>
          <table:table-cell office:value-type="string" calcext:value-type="string">
            <text:p>Gué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Chassillé</text:p>
            <text:p>         </text:p>
          </table:table-cell>
          <table:table-cell office:value-type="float" office:value="72070" calcext:value-type="float">
            <text:p>72070</text:p>
          </table:table-cell>
          <table:table-cell office:value-type="string" calcext:value-type="string">
            <text:p/>
            <text:p>         quartier du bourg de Chassillé</text:p>
            <text:p>         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35377</text:p>
          </table:table-cell>
          <table:table-cell office:value-type="string" calcext:value-type="string">
            <text:p>Pavillon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hemiré-le-Gaudin</text:p>
            <text:p>         </text:p>
          </table:table-cell>
          <table:table-cell office:value-type="float" office:value="72075" calcext:value-type="float">
            <text:p>72075</text:p>
          </table:table-cell>
          <table:table-cell office:value-type="string" calcext:value-type="string">
            <text:p/>
            <text:p>         maison, au bourg de Chemiré-le-Gaudin</text:p>
            <text:p>         , </text:p>
            <text:p>            xvii</text:p>
            <text:p>            e-xvii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6080</text:p>
          </table:table-cell>
          <table:table-cell office:value-type="string" calcext:value-type="string">
            <text:p>Perrin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hemiré-le-Gaudin</text:p>
            <text:p>         </text:p>
          </table:table-cell>
          <table:table-cell office:value-type="float" office:value="72075" calcext:value-type="float">
            <text:p>72075</text:p>
          </table:table-cell>
          <table:table-cell office:value-type="string" calcext:value-type="string">
            <text:p/>
            <text:p>         maison, au bourg de Chemiré-le-Gaudin</text:p>
            <text:p>         , 1604 </text:p>
            <text:p>         (Cogner, E 794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0616</text:p>
          </table:table-cell>
          <table:table-cell office:value-type="string" calcext:value-type="string">
            <text:p>Fournil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hemiré-le-Gaudin</text:p>
            <text:p>         </text:p>
          </table:table-cell>
          <table:table-cell office:value-type="float" office:value="72075" calcext:value-type="float">
            <text:p>72075</text:p>
          </table:table-cell>
          <table:table-cell office:value-type="string" calcext:value-type="string">
            <text:p/>
            <text:p>         maison, au bourg de Chemiré-le-Gaudin</text:p>
            <text:p>         , 1615 </text:p>
            <text:p>         (Cogner, E 794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9034</text:p>
          </table:table-cell>
          <table:table-cell office:value-type="string" calcext:value-type="string">
            <text:p>Fief-de-la-Cure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hemiré-le-Gaudin</text:p>
            <text:p>         </text:p>
          </table:table-cell>
          <table:table-cell office:value-type="float" office:value="72075" calcext:value-type="float">
            <text:p>72075</text:p>
          </table:table-cell>
          <table:table-cell office:value-type="string" calcext:value-type="string">
            <text:p/>
            <text:p>         maison, au bourg de Chemiré-le-Gaudin</text:p>
            <text:p>         , 1628-1790 (Cogner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3378</text:p>
          </table:table-cell>
          <table:table-cell office:value-type="string" calcext:value-type="string">
            <text:p>Clos-à-l’Ane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hemiré-le-Gaudin</text:p>
            <text:p>         </text:p>
          </table:table-cell>
          <table:table-cell office:value-type="float" office:value="72075" calcext:value-type="float">
            <text:p>72075</text:p>
          </table:table-cell>
          <table:table-cell office:value-type="string" calcext:value-type="string">
            <text:p/>
            <text:p>         maison, au bourg de Chemiré-le-Gaudin</text:p>
            <text:p>         , 1635 </text:p>
            <text:p>         (Cogner, E 794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3863</text:p>
          </table:table-cell>
          <table:table-cell office:value-type="string" calcext:value-type="string">
            <text:p>Collège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hemiré-le-Gaudin</text:p>
            <text:p>         </text:p>
          </table:table-cell>
          <table:table-cell office:value-type="float" office:value="72075" calcext:value-type="float">
            <text:p>72075</text:p>
          </table:table-cell>
          <table:table-cell office:value-type="string" calcext:value-type="string">
            <text:p/>
            <text:p>         maison, au bourg de Chemiré-le-Gaudin</text:p>
            <text:p>         , 1777 (Cogner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5691</text:p>
          </table:table-cell>
          <table:table-cell office:value-type="string" calcext:value-type="string">
            <text:p>Hôpital (L’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hevillé</text:p>
            <text:p>         </text:p>
          </table:table-cell>
          <table:table-cell office:value-type="float" office:value="72083" calcext:value-type="float">
            <text:p>72083</text:p>
          </table:table-cell>
          <table:table-cell office:value-type="string" calcext:value-type="string">
            <text:p/>
            <text:p>         maison, au bourg de Chevillé</text:p>
            <text:p>          </text:p>
            <text:p>         (Pesche, II, 41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299</text:p>
          </table:table-cell>
          <table:table-cell office:value-type="string" calcext:value-type="string">
            <text:p>Saint-Jean (Le Grand-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ogners</text:p>
            <text:p>         </text:p>
          </table:table-cell>
          <table:table-cell office:value-type="float" office:value="72085" calcext:value-type="float">
            <text:p>72085</text:p>
          </table:table-cell>
          <table:table-cell office:value-type="string" calcext:value-type="string">
            <text:p/>
            <text:p>         maison, au bourg de Cogner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4170</text:p>
          </table:table-cell>
          <table:table-cell office:value-type="string" calcext:value-type="string">
            <text:p>Seillerie (La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bourg de Conflans</text:p>
            <text:p>         </text:p>
          </table:table-cell>
          <table:table-cell office:value-type="float" office:value="72087" calcext:value-type="float">
            <text:p>72087</text:p>
          </table:table-cell>
          <table:table-cell office:value-type="string" calcext:value-type="string">
            <text:p/>
            <text:p>         fief, au bourg de Conflans</text:p>
            <text:p>         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00221</text:p>
          </table:table-cell>
          <table:table-cell office:value-type="string" calcext:value-type="string">
            <text:p>Aître-Chesneau (L’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onflans</text:p>
            <text:p>         </text:p>
          </table:table-cell>
          <table:table-cell office:value-type="float" office:value="72087" calcext:value-type="float">
            <text:p>72087</text:p>
          </table:table-cell>
          <table:table-cell office:value-type="string" calcext:value-type="string">
            <text:p/>
            <text:p>         maison, au bourg de Conflans</text:p>
            <text:p>         , </text:p>
            <text:p>            xvi</text:p>
            <text:p>            e siècl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36082</text:p>
          </table:table-cell>
          <table:table-cell office:value-type="string" calcext:value-type="string">
            <text:p>Perrin (Le Petit-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onflans</text:p>
            <text:p>         </text:p>
          </table:table-cell>
          <table:table-cell office:value-type="float" office:value="72087" calcext:value-type="float">
            <text:p>72087</text:p>
          </table:table-cell>
          <table:table-cell office:value-type="string" calcext:value-type="string">
            <text:p/>
            <text:p>         maison, au bourg de Conflans</text:p>
            <text:p>         , </text:p>
            <text:p>            xvi</text:p>
            <text:p>            e-xvi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9283</text:p>
          </table:table-cell>
          <table:table-cell office:value-type="string" calcext:value-type="string">
            <text:p>Carrefour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onflans</text:p>
            <text:p>         </text:p>
          </table:table-cell>
          <table:table-cell office:value-type="float" office:value="72087" calcext:value-type="float">
            <text:p>72087</text:p>
          </table:table-cell>
          <table:table-cell office:value-type="string" calcext:value-type="string">
            <text:p/>
            <text:p>         maison, au bourg de Conflans</text:p>
            <text:p>         , 1602 (Paty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8693</text:p>
          </table:table-cell>
          <table:table-cell office:value-type="string" calcext:value-type="string">
            <text:p>Maison (La Grande-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onflans</text:p>
            <text:p>         </text:p>
          </table:table-cell>
          <table:table-cell office:value-type="float" office:value="72087" calcext:value-type="float">
            <text:p>72087</text:p>
          </table:table-cell>
          <table:table-cell office:value-type="string" calcext:value-type="string">
            <text:p/>
            <text:p>         maison, au bourg de Conflans</text:p>
            <text:p>         , 1608 (Paty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5784</text:p>
          </table:table-cell>
          <table:table-cell office:value-type="string" calcext:value-type="string">
            <text:p>Bord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onflans</text:p>
            <text:p>         </text:p>
          </table:table-cell>
          <table:table-cell office:value-type="float" office:value="72087" calcext:value-type="float">
            <text:p>72087</text:p>
          </table:table-cell>
          <table:table-cell office:value-type="string" calcext:value-type="string">
            <text:p/>
            <text:p>         maison, au bourg de Confl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6764</text:p>
          </table:table-cell>
          <table:table-cell office:value-type="string" calcext:value-type="string">
            <text:p>Ursulines (Les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onlie</text:p>
            <text:p>         </text:p>
          </table:table-cell>
          <table:table-cell office:value-type="float" office:value="72089" calcext:value-type="float">
            <text:p>72089</text:p>
          </table:table-cell>
          <table:table-cell office:value-type="string" calcext:value-type="string">
            <text:p/>
            <text:p>         maison, au bourg de Conlie</text:p>
            <text:p>          ; ancienne chapelle de Saint-Michel, présentée par les Ursulines du Mans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6425</text:p>
          </table:table-cell>
          <table:table-cell office:value-type="string" calcext:value-type="string">
            <text:p>Boulardièr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onlie</text:p>
            <text:p>         </text:p>
          </table:table-cell>
          <table:table-cell office:value-type="float" office:value="72089" calcext:value-type="float">
            <text:p>72089</text:p>
          </table:table-cell>
          <table:table-cell office:value-type="string" calcext:value-type="string">
            <text:p/>
            <text:p>         maison, au bourg de Conlie</text:p>
            <text:p>         , 172?</text:p>
            <text:p>         (arch. dép., H 819)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2-12870</text:p>
          </table:table-cell>
          <table:table-cell office:value-type="string" calcext:value-type="string">
            <text:p>Chicaudière (La)*,</text:p>
          </table:table-cell>
          <table:table-cell office:value-type="string" calcext:value-type="string">
            <text:p>métairie</text:p>
          </table:table-cell>
          <table:table-cell office:value-type="string" calcext:value-type="string">
            <text:p>bourg de Conlie</text:p>
            <text:p>         </text:p>
          </table:table-cell>
          <table:table-cell office:value-type="float" office:value="72089" calcext:value-type="float">
            <text:p>72089</text:p>
          </table:table-cell>
          <table:table-cell office:value-type="string" calcext:value-type="string">
            <text:p/>
            <text:p>         métairie, au bourg de Conlie</text:p>
            <text:p>         , </text:p>
            <text:p>            xvi</text:p>
            <text:p>            e-xviii</text:p>
            <text:p>            e siècle</text:p>
            <text:p>         (arch. dép., E 127 ; H 819 ; Cogner, E 847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6851</text:p>
          </table:table-cell>
          <table:table-cell office:value-type="string" calcext:value-type="string">
            <text:p>Val-de-Bouillé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Conlie</text:p>
            <text:p>         </text:p>
          </table:table-cell>
          <table:table-cell office:value-type="float" office:value="72089" calcext:value-type="float">
            <text:p>72089</text:p>
          </table:table-cell>
          <table:table-cell office:value-type="string" calcext:value-type="string">
            <text:p/>
            <text:p>         quartier du bourg de Conlie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9503</text:p>
          </table:table-cell>
          <table:table-cell office:value-type="string" calcext:value-type="string">
            <text:p>Carrières (Les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Contilly</text:p>
            <text:p>         </text:p>
          </table:table-cell>
          <table:table-cell office:value-type="float" office:value="72091" calcext:value-type="float">
            <text:p>72091</text:p>
          </table:table-cell>
          <table:table-cell office:value-type="string" calcext:value-type="string">
            <text:p/>
            <text:p>         quartier du bourg de Contilly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3314</text:p>
          </table:table-cell>
          <table:table-cell office:value-type="string" calcext:value-type="string">
            <text:p>Clos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Contilly</text:p>
            <text:p>         </text:p>
          </table:table-cell>
          <table:table-cell office:value-type="float" office:value="72091" calcext:value-type="float">
            <text:p>72091</text:p>
          </table:table-cell>
          <table:table-cell office:value-type="string" calcext:value-type="string">
            <text:p/>
            <text:p>         quartier du bourg de Contilly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3124</text:p>
          </table:table-cell>
          <table:table-cell office:value-type="string" calcext:value-type="string">
            <text:p>Grange-Dimeress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Contilly</text:p>
            <text:p>         </text:p>
          </table:table-cell>
          <table:table-cell office:value-type="float" office:value="72091" calcext:value-type="float">
            <text:p>72091</text:p>
          </table:table-cell>
          <table:table-cell office:value-type="string" calcext:value-type="string">
            <text:p/>
            <text:p>         quartier du bourg de Contilly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8235</text:p>
          </table:table-cell>
          <table:table-cell office:value-type="string" calcext:value-type="string">
            <text:p>Vieille-Cour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ormes</text:p>
            <text:p>         </text:p>
          </table:table-cell>
          <table:table-cell office:value-type="float" office:value="72093" calcext:value-type="float">
            <text:p>72093</text:p>
          </table:table-cell>
          <table:table-cell office:value-type="string" calcext:value-type="string">
            <text:p/>
            <text:p>         maison, au bourg de Cormes</text:p>
            <text:p>         , détruite en 1866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5011</text:p>
          </table:table-cell>
          <table:table-cell office:value-type="string" calcext:value-type="string">
            <text:p>Cour (La),</text:p>
          </table:table-cell>
          <table:table-cell office:value-type="string" calcext:value-type="string">
            <text:p>ancien logis</text:p>
          </table:table-cell>
          <table:table-cell office:value-type="string" calcext:value-type="string">
            <text:p>bourg de Coudrecieux</text:p>
            <text:p>         </text:p>
          </table:table-cell>
          <table:table-cell office:value-type="float" office:value="72094" calcext:value-type="float">
            <text:p>72094</text:p>
          </table:table-cell>
          <table:table-cell office:value-type="string" calcext:value-type="string">
            <text:p/>
            <text:p>         ancien logis, au bourg de Coudrecieux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3068</text:p>
          </table:table-cell>
          <table:table-cell office:value-type="string" calcext:value-type="string">
            <text:p>Grange (La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bourg de Coudrecieux</text:p>
            <text:p>         </text:p>
          </table:table-cell>
          <table:table-cell office:value-type="float" office:value="72094" calcext:value-type="float">
            <text:p>72094</text:p>
          </table:table-cell>
          <table:table-cell office:value-type="string" calcext:value-type="string">
            <text:p/>
            <text:p>         bordage, au bourg de Coudrecieux</text:p>
            <text:p>         , 1562-1613 </text:p>
            <text:p>         (Cogner, E 25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0696</text:p>
          </table:table-cell>
          <table:table-cell office:value-type="string" calcext:value-type="string">
            <text:p>Arche (L’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oulaines</text:p>
            <text:p>         </text:p>
          </table:table-cell>
          <table:table-cell office:value-type="float" office:value="72095" calcext:value-type="float">
            <text:p>72095</text:p>
          </table:table-cell>
          <table:table-cell office:value-type="string" calcext:value-type="string">
            <text:p/>
            <text:p>         maison, au bourg de Coulaines</text:p>
            <text:p>          ; ancien hospice et chapelle</text:p>
            <text:p>         (Pesche, II, 108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9803</text:p>
          </table:table-cell>
          <table:table-cell office:value-type="string" calcext:value-type="string">
            <text:p>Manoir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oulaines</text:p>
            <text:p>         </text:p>
          </table:table-cell>
          <table:table-cell office:value-type="float" office:value="72095" calcext:value-type="float">
            <text:p>72095</text:p>
          </table:table-cell>
          <table:table-cell office:value-type="string" calcext:value-type="string">
            <text:p/>
            <text:p>         maison, au bourg de Coulaines</text:p>
            <text:p>         , 1687 </text:p>
            <text:p>         (notaires, V, 76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9181</text:p>
          </table:table-cell>
          <table:table-cell office:value-type="string" calcext:value-type="string">
            <text:p>Candie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oulaines</text:p>
            <text:p>         </text:p>
          </table:table-cell>
          <table:table-cell office:value-type="float" office:value="72095" calcext:value-type="float">
            <text:p>72095</text:p>
          </table:table-cell>
          <table:table-cell office:value-type="string" calcext:value-type="string">
            <text:p/>
            <text:p>         maison, au bourg de Coulaines</text:p>
            <text:p>         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2-28591</text:p>
          </table:table-cell>
          <table:table-cell office:value-type="string" calcext:value-type="string">
            <text:p>Les Maillardières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oulans</text:p>
            <text:p>         </text:p>
          </table:table-cell>
          <table:table-cell office:value-type="float" office:value="72096" calcext:value-type="float">
            <text:p>72096</text:p>
          </table:table-cell>
          <table:table-cell office:value-type="string" calcext:value-type="string">
            <text:p/>
            <text:p>         maison, au bourg de Coulans</text:p>
            <text:p>         , </text:p>
            <text:p>            xvi</text:p>
            <text:p>            e-xviii</text:p>
            <text:p>            e siècle </text:p>
            <text:p>         (Arch. nat., R5 195 ; Arch. dép., B 597 ; G 802 ; H 1178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6688</text:p>
          </table:table-cell>
          <table:table-cell office:value-type="string" calcext:value-type="string">
            <text:p>le Petit-),</text:p>
          </table:table-cell>
          <table:table-cell office:value-type="string" calcext:value-type="string">
            <text:p>quartiers</text:p>
          </table:table-cell>
          <table:table-cell office:value-type="string" calcext:value-type="string">
            <text:p>bourg de Coulans</text:p>
            <text:p>         </text:p>
          </table:table-cell>
          <table:table-cell office:value-type="float" office:value="72096" calcext:value-type="float">
            <text:p>72096</text:p>
          </table:table-cell>
          <table:table-cell office:value-type="string" calcext:value-type="string">
            <text:p/>
            <text:p>         quartiers du bourg de Coul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5667</text:p>
          </table:table-cell>
          <table:table-cell office:value-type="string" calcext:value-type="string">
            <text:p>Hommeaux (Le lieu des)*,</text:p>
          </table:table-cell>
          <table:table-cell/>
          <table:table-cell office:value-type="string" calcext:value-type="string">
            <text:p>bourg de Coulans</text:p>
            <text:p>         </text:p>
          </table:table-cell>
          <table:table-cell office:value-type="float" office:value="72096" calcext:value-type="float">
            <text:p>72096</text:p>
          </table:table-cell>
          <table:table-cell office:value-type="string" calcext:value-type="string">
            <text:p>au bourg de Coulans</text:p>
            <text:p>         , 1539 </text:p>
            <text:p>         (Arch. nat., R5 195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9326</text:p>
          </table:table-cell>
          <table:table-cell office:value-type="string" calcext:value-type="string">
            <text:p>Maisons (Les Grandes-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ourcelles</text:p>
            <text:p>         </text:p>
          </table:table-cell>
          <table:table-cell office:value-type="float" office:value="72100" calcext:value-type="float">
            <text:p>72100</text:p>
          </table:table-cell>
          <table:table-cell office:value-type="string" calcext:value-type="string">
            <text:p/>
            <text:p>         maison, au bourg de Courcell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5017</text:p>
          </table:table-cell>
          <table:table-cell office:value-type="string" calcext:value-type="string">
            <text:p>Cour (La Grande-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Courcemont</text:p>
            <text:p>         </text:p>
          </table:table-cell>
          <table:table-cell office:value-type="float" office:value="72101" calcext:value-type="float">
            <text:p>72101</text:p>
          </table:table-cell>
          <table:table-cell office:value-type="string" calcext:value-type="string">
            <text:p/>
            <text:p>         quartier du bourg de Courcemont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4921</text:p>
          </table:table-cell>
          <table:table-cell office:value-type="string" calcext:value-type="string">
            <text:p>Paris (Le Petit-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Courcemont</text:p>
            <text:p>         </text:p>
          </table:table-cell>
          <table:table-cell office:value-type="float" office:value="72101" calcext:value-type="float">
            <text:p>72101</text:p>
          </table:table-cell>
          <table:table-cell office:value-type="string" calcext:value-type="string">
            <text:p/>
            <text:p>         quartier du bourg de Courcemont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4261</text:p>
          </table:table-cell>
          <table:table-cell office:value-type="string" calcext:value-type="string">
            <text:p>Cordasserie (La),</text:p>
          </table:table-cell>
          <table:table-cell office:value-type="string" calcext:value-type="string">
            <text:p>bordage et maison</text:p>
          </table:table-cell>
          <table:table-cell office:value-type="string" calcext:value-type="string">
            <text:p>bourg de Courgains</text:p>
            <text:p>         </text:p>
          </table:table-cell>
          <table:table-cell office:value-type="float" office:value="72104" calcext:value-type="float">
            <text:p>72104</text:p>
          </table:table-cell>
          <table:table-cell office:value-type="string" calcext:value-type="string">
            <text:p/>
            <text:p>         bordage et maison, au bourg de Courgai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9179</text:p>
          </table:table-cell>
          <table:table-cell office:value-type="string" calcext:value-type="string">
            <text:p>Canards (Les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ourgains</text:p>
            <text:p>         </text:p>
          </table:table-cell>
          <table:table-cell office:value-type="float" office:value="72104" calcext:value-type="float">
            <text:p>72104</text:p>
          </table:table-cell>
          <table:table-cell office:value-type="string" calcext:value-type="string">
            <text:p/>
            <text:p>         maison, au bourg de Courgai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6690</text:p>
          </table:table-cell>
          <table:table-cell office:value-type="string" calcext:value-type="string">
            <text:p>Cruchet (Le)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e Courgains</text:p>
            <text:p>         </text:p>
          </table:table-cell>
          <table:table-cell office:value-type="float" office:value="72104" calcext:value-type="float">
            <text:p>72104</text:p>
          </table:table-cell>
          <table:table-cell office:value-type="string" calcext:value-type="string">
            <text:p/>
            <text:p>         maisons, au bourg de Courgains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4484</text:p>
          </table:table-cell>
          <table:table-cell office:value-type="string" calcext:value-type="string">
            <text:p>Corne (Cour de la),</text:p>
          </table:table-cell>
          <table:table-cell/>
          <table:table-cell office:value-type="string" calcext:value-type="string">
            <text:p>bourg de Courgains</text:p>
            <text:p>         </text:p>
          </table:table-cell>
          <table:table-cell office:value-type="float" office:value="72104" calcext:value-type="float">
            <text:p>72104</text:p>
          </table:table-cell>
          <table:table-cell office:value-type="string" calcext:value-type="string">
            <text:p>au bourg de Courgai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9817</text:p>
          </table:table-cell>
          <table:table-cell office:value-type="string" calcext:value-type="string">
            <text:p>Quifeu (Le Grand-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ourtillers</text:p>
            <text:p>         </text:p>
          </table:table-cell>
          <table:table-cell office:value-type="float" office:value="72106" calcext:value-type="float">
            <text:p>72106</text:p>
          </table:table-cell>
          <table:table-cell office:value-type="string" calcext:value-type="string">
            <text:p/>
            <text:p>         maison, au bourg de Courtiller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8700</text:p>
          </table:table-cell>
          <table:table-cell office:value-type="string" calcext:value-type="string">
            <text:p>Maison (La Grande-)*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bourg de Crannes</text:p>
            <text:p>         </text:p>
          </table:table-cell>
          <table:table-cell office:value-type="float" office:value="72107" calcext:value-type="float">
            <text:p>72107</text:p>
          </table:table-cell>
          <table:table-cell office:value-type="string" calcext:value-type="string">
            <text:p/>
            <text:p>         ferme, au bourg de Crannes</text:p>
            <text:p>          </text:p>
            <text:p>         (Pesche, II, 162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2029</text:p>
          </table:table-cell>
          <table:table-cell office:value-type="string" calcext:value-type="string">
            <text:p>le Petit-Presbytère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rannes</text:p>
            <text:p>         </text:p>
          </table:table-cell>
          <table:table-cell office:value-type="float" office:value="72107" calcext:value-type="float">
            <text:p>72107</text:p>
          </table:table-cell>
          <table:table-cell office:value-type="string" calcext:value-type="string">
            <text:p/>
            <text:p>         maison, au bourg de Crannes</text:p>
            <text:p>          </text:p>
            <text:p>         (Prov. du M., 1926, p. 54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5742</text:p>
          </table:table-cell>
          <table:table-cell office:value-type="string" calcext:value-type="string">
            <text:p>Crenaisièr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rannes</text:p>
            <text:p>         </text:p>
          </table:table-cell>
          <table:table-cell office:value-type="float" office:value="72107" calcext:value-type="float">
            <text:p>72107</text:p>
          </table:table-cell>
          <table:table-cell office:value-type="string" calcext:value-type="string">
            <text:p/>
            <text:p>         maison, au bourg de Crannes</text:p>
            <text:p>         , 1662 </text:p>
            <text:p>         (notaires, III, 46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9782</text:p>
          </table:table-cell>
          <table:table-cell office:value-type="string" calcext:value-type="string">
            <text:p>Forg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rannes</text:p>
            <text:p>         </text:p>
          </table:table-cell>
          <table:table-cell office:value-type="float" office:value="72107" calcext:value-type="float">
            <text:p>72107</text:p>
          </table:table-cell>
          <table:table-cell office:value-type="string" calcext:value-type="string">
            <text:p/>
            <text:p>         maison, au bourg de Crann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0242</text:p>
          </table:table-cell>
          <table:table-cell office:value-type="string" calcext:value-type="string">
            <text:p>Marmot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rannes</text:p>
            <text:p>         </text:p>
          </table:table-cell>
          <table:table-cell office:value-type="float" office:value="72107" calcext:value-type="float">
            <text:p>72107</text:p>
          </table:table-cell>
          <table:table-cell office:value-type="string" calcext:value-type="string">
            <text:p/>
            <text:p>         maison, au bourg de Crann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6780</text:p>
          </table:table-cell>
          <table:table-cell office:value-type="string" calcext:value-type="string">
            <text:p>Vacheri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rannes-en-Champagne</text:p>
            <text:p>         </text:p>
          </table:table-cell>
          <table:table-cell office:value-type="float" office:value="72107" calcext:value-type="float">
            <text:p>72107</text:p>
          </table:table-cell>
          <table:table-cell office:value-type="string" calcext:value-type="string">
            <text:p/>
            <text:p>         maison, au bourg de Crannes-en-Champagne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4004</text:p>
          </table:table-cell>
          <table:table-cell office:value-type="string" calcext:value-type="string">
            <text:p>Conception (La)*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>bourg de Cré-sur-Loir</text:p>
            <text:p>         </text:p>
          </table:table-cell>
          <table:table-cell office:value-type="float" office:value="72108" calcext:value-type="float">
            <text:p>72108</text:p>
          </table:table-cell>
          <table:table-cell office:value-type="string" calcext:value-type="string">
            <text:p/>
            <text:p>         chapelle détruite, au bourg de Cré-sur-Loir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5021</text:p>
          </table:table-cell>
          <table:table-cell office:value-type="string" calcext:value-type="string">
            <text:p>Cour (La),</text:p>
          </table:table-cell>
          <table:table-cell office:value-type="string" calcext:value-type="string">
            <text:p>ferme et ancien logis</text:p>
          </table:table-cell>
          <table:table-cell office:value-type="string" calcext:value-type="string">
            <text:p>bourg de Cré-sur-Loir</text:p>
            <text:p>         </text:p>
          </table:table-cell>
          <table:table-cell office:value-type="float" office:value="72108" calcext:value-type="float">
            <text:p>72108</text:p>
          </table:table-cell>
          <table:table-cell office:value-type="string" calcext:value-type="string">
            <text:p/>
            <text:p>         ferme et ancien logis, au bourg de Cré-sur-Loir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6848</text:p>
          </table:table-cell>
          <table:table-cell office:value-type="string" calcext:value-type="string">
            <text:p>Piltière (La),</text:p>
          </table:table-cell>
          <table:table-cell office:value-type="string" calcext:value-type="string">
            <text:p>vieux logis</text:p>
          </table:table-cell>
          <table:table-cell office:value-type="string" calcext:value-type="string">
            <text:p>bourg de Cré-sur-Loir</text:p>
            <text:p>         </text:p>
          </table:table-cell>
          <table:table-cell office:value-type="float" office:value="72108" calcext:value-type="float">
            <text:p>72108</text:p>
          </table:table-cell>
          <table:table-cell office:value-type="string" calcext:value-type="string">
            <text:p/>
            <text:p>         vieux logis, au bourg de Cré-sur-Loir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7586</text:p>
          </table:table-cell>
          <table:table-cell office:value-type="string" calcext:value-type="string">
            <text:p>Léard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Crissé</text:p>
            <text:p>         </text:p>
          </table:table-cell>
          <table:table-cell office:value-type="float" office:value="72109" calcext:value-type="float">
            <text:p>72109</text:p>
          </table:table-cell>
          <table:table-cell office:value-type="string" calcext:value-type="string">
            <text:p/>
            <text:p>         quartier du bourg de Criss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1991</text:p>
          </table:table-cell>
          <table:table-cell office:value-type="string" calcext:value-type="string">
            <text:p>Barres (Les Petites-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rosmières</text:p>
            <text:p>         </text:p>
          </table:table-cell>
          <table:table-cell office:value-type="float" office:value="72110" calcext:value-type="float">
            <text:p>72110</text:p>
          </table:table-cell>
          <table:table-cell office:value-type="string" calcext:value-type="string">
            <text:p/>
            <text:p>         maison, au bourg de Crosmières</text:p>
            <text:p>         , 1550 (Cogner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9554</text:p>
          </table:table-cell>
          <table:table-cell office:value-type="string" calcext:value-type="string">
            <text:p>Puits (Les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Dissé-sous-Ballon</text:p>
            <text:p>         </text:p>
          </table:table-cell>
          <table:table-cell office:value-type="float" office:value="72116" calcext:value-type="float">
            <text:p>72116</text:p>
          </table:table-cell>
          <table:table-cell office:value-type="string" calcext:value-type="string">
            <text:p/>
            <text:p>         maison, au bourg de Dissé-sous-Ballon</text:p>
            <text:p>         , </text:p>
            <text:p>            xvii</text:p>
            <text:p>            e siècle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2-35779</text:p>
          </table:table-cell>
          <table:table-cell office:value-type="string" calcext:value-type="string">
            <text:p>Perche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Dollon</text:p>
            <text:p>         </text:p>
          </table:table-cell>
          <table:table-cell office:value-type="float" office:value="72118" calcext:value-type="float">
            <text:p>72118</text:p>
          </table:table-cell>
          <table:table-cell office:value-type="string" calcext:value-type="string">
            <text:p/>
            <text:p>         maison, au bourg de Dollon</text:p>
            <text:p>         , </text:p>
            <text:p>            xviii</text:p>
            <text:p>            e siècle </text:p>
            <text:p>         (Arch. dép., D 35), et bordage détruit </text:p>
            <text:p>         (Cass. ; Pesche, II, 219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5572</text:p>
          </table:table-cell>
          <table:table-cell office:value-type="string" calcext:value-type="string">
            <text:p>la Fabrique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Dollon</text:p>
            <text:p>         </text:p>
          </table:table-cell>
          <table:table-cell office:value-type="float" office:value="72118" calcext:value-type="float">
            <text:p>72118</text:p>
          </table:table-cell>
          <table:table-cell office:value-type="string" calcext:value-type="string">
            <text:p/>
            <text:p>         maison, au bourg de Doll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8703</text:p>
          </table:table-cell>
          <table:table-cell office:value-type="string" calcext:value-type="string">
            <text:p>Maison (La Grande-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Dollon</text:p>
            <text:p>         </text:p>
          </table:table-cell>
          <table:table-cell office:value-type="float" office:value="72118" calcext:value-type="float">
            <text:p>72118</text:p>
          </table:table-cell>
          <table:table-cell office:value-type="string" calcext:value-type="string">
            <text:p/>
            <text:p>         maison, au bourg de Doll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8938</text:p>
          </table:table-cell>
          <table:table-cell office:value-type="string" calcext:value-type="string">
            <text:p>Vivier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Dollon</text:p>
            <text:p>         </text:p>
          </table:table-cell>
          <table:table-cell office:value-type="float" office:value="72118" calcext:value-type="float">
            <text:p>72118</text:p>
          </table:table-cell>
          <table:table-cell office:value-type="string" calcext:value-type="string">
            <text:p/>
            <text:p>         quartier du bourg de Doll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7812</text:p>
          </table:table-cell>
          <table:table-cell office:value-type="string" calcext:value-type="string">
            <text:p>Lisonnière (La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bourg de Doucelles</text:p>
            <text:p>         </text:p>
          </table:table-cell>
          <table:table-cell office:value-type="float" office:value="72120" calcext:value-type="float">
            <text:p>72120</text:p>
          </table:table-cell>
          <table:table-cell office:value-type="string" calcext:value-type="string">
            <text:p/>
            <text:p>         bordage, au bourg de Doucelles</text:p>
            <text:p>          ; aujourd’hui école communa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6140</text:p>
          </table:table-cell>
          <table:table-cell office:value-type="string" calcext:value-type="string">
            <text:p>Perron (Le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bourg de Doucelles</text:p>
            <text:p>         </text:p>
          </table:table-cell>
          <table:table-cell office:value-type="float" office:value="72120" calcext:value-type="float">
            <text:p>72120</text:p>
          </table:table-cell>
          <table:table-cell office:value-type="string" calcext:value-type="string">
            <text:p/>
            <text:p>         bordage, au bourg de Doucell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8350</text:p>
          </table:table-cell>
          <table:table-cell office:value-type="string" calcext:value-type="string">
            <text:p>Porche (Le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bourg de Doucelles</text:p>
            <text:p>         </text:p>
          </table:table-cell>
          <table:table-cell office:value-type="float" office:value="72120" calcext:value-type="float">
            <text:p>72120</text:p>
          </table:table-cell>
          <table:table-cell office:value-type="string" calcext:value-type="string">
            <text:p/>
            <text:p>         bordage, au bourg de Doucelle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8706</text:p>
          </table:table-cell>
          <table:table-cell office:value-type="string" calcext:value-type="string">
            <text:p>Maison (La Grande-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Duneau</text:p>
            <text:p>         </text:p>
          </table:table-cell>
          <table:table-cell office:value-type="float" office:value="72122" calcext:value-type="float">
            <text:p>72122</text:p>
          </table:table-cell>
          <table:table-cell office:value-type="string" calcext:value-type="string">
            <text:p/>
            <text:p>         maison, au bourg de Duneau</text:p>
            <text:p>         , 1788 </text:p>
            <text:p>         (Arch. nat., R5 186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2490</text:p>
          </table:table-cell>
          <table:table-cell office:value-type="string" calcext:value-type="string">
            <text:p>Mortier (Le),</text:p>
          </table:table-cell>
          <table:table-cell office:value-type="string" calcext:value-type="string">
            <text:p>maison bourgeoise</text:p>
          </table:table-cell>
          <table:table-cell office:value-type="string" calcext:value-type="string">
            <text:p>bourg de Fay</text:p>
            <text:p>         </text:p>
          </table:table-cell>
          <table:table-cell office:value-type="float" office:value="72130" calcext:value-type="float">
            <text:p>72130</text:p>
          </table:table-cell>
          <table:table-cell office:value-type="string" calcext:value-type="string">
            <text:p/>
            <text:p>         maison bourgeoise, au bourg de Fay</text:p>
            <text:p>          </text:p>
            <text:p>         (Pesche, II, 286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5479</text:p>
          </table:table-cell>
          <table:table-cell office:value-type="string" calcext:value-type="string">
            <text:p>Boisseri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Fay</text:p>
            <text:p>         </text:p>
          </table:table-cell>
          <table:table-cell office:value-type="float" office:value="72130" calcext:value-type="float">
            <text:p>72130</text:p>
          </table:table-cell>
          <table:table-cell office:value-type="string" calcext:value-type="string">
            <text:p/>
            <text:p>         maison, au bourg de Fay</text:p>
            <text:p>         , 1788</text:p>
            <text:p>         (Arch. nat., Q1 1033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8324</text:p>
          </table:table-cell>
          <table:table-cell office:value-type="string" calcext:value-type="string">
            <text:p>Louvre (le Petit-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Fercé</text:p>
            <text:p>         </text:p>
          </table:table-cell>
          <table:table-cell office:value-type="float" office:value="72131" calcext:value-type="float">
            <text:p>72131</text:p>
          </table:table-cell>
          <table:table-cell office:value-type="string" calcext:value-type="string">
            <text:p/>
            <text:p>         maison, au bourg de Fercé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7191</text:p>
          </table:table-cell>
          <table:table-cell office:value-type="string" calcext:value-type="string">
            <text:p>Vannerie (La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bourg de Fontenay</text:p>
            <text:p>         </text:p>
          </table:table-cell>
          <table:table-cell office:value-type="float" office:value="72136" calcext:value-type="float">
            <text:p>72136</text:p>
          </table:table-cell>
          <table:table-cell office:value-type="string" calcext:value-type="string">
            <text:p/>
            <text:p>         bordage, au bourg de Fontenay</text:p>
            <text:p>          </text:p>
            <text:p>         (Pesche, II, 453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5001</text:p>
          </table:table-cell>
          <table:table-cell office:value-type="string" calcext:value-type="string">
            <text:p>Cour (La),</text:p>
          </table:table-cell>
          <table:table-cell office:value-type="string" calcext:value-type="string">
            <text:p>ancien manoir</text:p>
          </table:table-cell>
          <table:table-cell office:value-type="string" calcext:value-type="string">
            <text:p>bourg de Foulletourt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 manoir, au bourg de Foulletourte</text:p>
            <text:p>         , commune de Cérans-Foulletourte, devenu église paroissiale en 1841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2069</text:p>
          </table:table-cell>
          <table:table-cell office:value-type="string" calcext:value-type="string">
            <text:p>Rousseau (Rue du)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e Foulletourt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s, au bourg de Foulletourte</text:p>
            <text:p>         , commune de Cérans-Foulletourt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5392</text:p>
          </table:table-cell>
          <table:table-cell office:value-type="string" calcext:value-type="string">
            <text:p>le Puy-Dodo,</text:p>
          </table:table-cell>
          <table:table-cell office:value-type="string" calcext:value-type="string">
            <text:p>manoir</text:p>
          </table:table-cell>
          <table:table-cell office:value-type="string" calcext:value-type="string">
            <text:p>bourg de Fyé</text:p>
            <text:p>         </text:p>
          </table:table-cell>
          <table:table-cell office:value-type="float" office:value="72139" calcext:value-type="float">
            <text:p>72139</text:p>
          </table:table-cell>
          <table:table-cell office:value-type="string" calcext:value-type="string">
            <text:p/>
            <text:p>         manoir, au bourg de Fyé</text:p>
            <text:p>          </text:p>
            <text:p>         (Pesche, II, 490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8326</text:p>
          </table:table-cell>
          <table:table-cell office:value-type="string" calcext:value-type="string">
            <text:p>Louvre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Fyé</text:p>
            <text:p>         </text:p>
          </table:table-cell>
          <table:table-cell office:value-type="float" office:value="72139" calcext:value-type="float">
            <text:p>72139</text:p>
          </table:table-cell>
          <table:table-cell office:value-type="string" calcext:value-type="string">
            <text:p/>
            <text:p>         quartier du bourg de Fy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8176</text:p>
          </table:table-cell>
          <table:table-cell office:value-type="string" calcext:value-type="string">
            <text:p>Pontatin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Fyé</text:p>
            <text:p>         </text:p>
          </table:table-cell>
          <table:table-cell office:value-type="float" office:value="72139" calcext:value-type="float">
            <text:p>72139</text:p>
          </table:table-cell>
          <table:table-cell office:value-type="string" calcext:value-type="string">
            <text:p/>
            <text:p>         quartier du bourg de Fy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7691</text:p>
          </table:table-cell>
          <table:table-cell office:value-type="string" calcext:value-type="string">
            <text:p>Liberte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Gesnes-le-Gandelin</text:p>
            <text:p>         </text:p>
          </table:table-cell>
          <table:table-cell office:value-type="float" office:value="72141" calcext:value-type="float">
            <text:p>72141</text:p>
          </table:table-cell>
          <table:table-cell office:value-type="string" calcext:value-type="string">
            <text:p/>
            <text:p>         quartier au bourg de Gesnes-le-Gandeli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9515</text:p>
          </table:table-cell>
          <table:table-cell office:value-type="string" calcext:value-type="string">
            <text:p>Maladrerie (La)*,</text:p>
          </table:table-cell>
          <table:table-cell office:value-type="string" calcext:value-type="string">
            <text:p>ancienne léproserie</text:p>
          </table:table-cell>
          <table:table-cell office:value-type="string" calcext:value-type="string">
            <text:p>bourg de Guécélard</text:p>
            <text:p>         </text:p>
          </table:table-cell>
          <table:table-cell office:value-type="float" office:value="72146" calcext:value-type="float">
            <text:p>72146</text:p>
          </table:table-cell>
          <table:table-cell office:value-type="string" calcext:value-type="string">
            <text:p/>
            <text:p>         ancienne léproserie, au bourg de Guécélard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0914</text:p>
          </table:table-cell>
          <table:table-cell office:value-type="string" calcext:value-type="string">
            <text:p>Merceri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bourg de Guécélard</text:p>
            <text:p>         </text:p>
          </table:table-cell>
          <table:table-cell office:value-type="float" office:value="72146" calcext:value-type="float">
            <text:p>72146</text:p>
          </table:table-cell>
          <table:table-cell office:value-type="string" calcext:value-type="string">
            <text:p/>
            <text:p>         lieu, au bourg de Guécélard</text:p>
            <text:p>         , 1756 </text:p>
            <text:p>         (Arch. nat., Q1 1034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8483</text:p>
          </table:table-cell>
          <table:table-cell office:value-type="string" calcext:value-type="string">
            <text:p>Port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Guécélard</text:p>
            <text:p>         </text:p>
          </table:table-cell>
          <table:table-cell office:value-type="float" office:value="72146" calcext:value-type="float">
            <text:p>72146</text:p>
          </table:table-cell>
          <table:table-cell office:value-type="string" calcext:value-type="string">
            <text:p/>
            <text:p>         maison, au bourg de Guécélard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5962</text:p>
          </table:table-cell>
          <table:table-cell office:value-type="string" calcext:value-type="string">
            <text:p>Croix (Le lieu de la)*,</text:p>
          </table:table-cell>
          <table:table-cell/>
          <table:table-cell office:value-type="string" calcext:value-type="string">
            <text:p>bourg de Guécélard</text:p>
            <text:p>         </text:p>
          </table:table-cell>
          <table:table-cell office:value-type="float" office:value="72146" calcext:value-type="float">
            <text:p>72146</text:p>
          </table:table-cell>
          <table:table-cell office:value-type="string" calcext:value-type="string">
            <text:p>au bourg de Guécélard</text:p>
            <text:p>         , 1756 </text:p>
            <text:p>         (Arch. nat., Q1 1034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5040</text:p>
          </table:table-cell>
          <table:table-cell office:value-type="string" calcext:value-type="string">
            <text:p>Cour (La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bourg de Jauzé</text:p>
            <text:p>         </text:p>
          </table:table-cell>
          <table:table-cell office:value-type="float" office:value="72148" calcext:value-type="float">
            <text:p>72148</text:p>
          </table:table-cell>
          <table:table-cell office:value-type="string" calcext:value-type="string">
            <text:p/>
            <text:p>         ferme, au bourg de Jauz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5041</text:p>
          </table:table-cell>
          <table:table-cell office:value-type="string" calcext:value-type="string">
            <text:p>le Château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Joué-l’Abbé</text:p>
            <text:p>         </text:p>
          </table:table-cell>
          <table:table-cell office:value-type="float" office:value="72150" calcext:value-type="float">
            <text:p>72150</text:p>
          </table:table-cell>
          <table:table-cell office:value-type="string" calcext:value-type="string">
            <text:p/>
            <text:p>         maison, au bourg de Joué-l’Abb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9322</text:p>
          </table:table-cell>
          <table:table-cell office:value-type="string" calcext:value-type="string">
            <text:p>Prieuré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Juigné</text:p>
            <text:p>         </text:p>
          </table:table-cell>
          <table:table-cell office:value-type="float" office:value="72151" calcext:value-type="float">
            <text:p>72151</text:p>
          </table:table-cell>
          <table:table-cell office:value-type="string" calcext:value-type="string">
            <text:p/>
            <text:p>         maison, au bourg de Juigné</text:p>
            <text:p>         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00813</text:p>
          </table:table-cell>
          <table:table-cell office:value-type="string" calcext:value-type="string">
            <text:p>Ardents (Les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bourg de la</text:p>
            <text:p>               Bazoge</text:p>
            <text:p>         </text:p>
          </table:table-cell>
          <table:table-cell office:value-type="float" office:value="72024" calcext:value-type="float">
            <text:p>72024</text:p>
          </table:table-cell>
          <table:table-cell office:value-type="string" calcext:value-type="string">
            <text:p/>
            <text:p>         bordage, au bourg de la</text:p>
            <text:p>               Bazoge</text:p>
            <text:p>         </text:p>
            <text:p>         (1804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8790</text:p>
          </table:table-cell>
          <table:table-cell office:value-type="string" calcext:value-type="string">
            <text:p>Butt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la</text:p>
            <text:p>               Bazoge</text:p>
            <text:p>         </text:p>
          </table:table-cell>
          <table:table-cell office:value-type="float" office:value="72024" calcext:value-type="float">
            <text:p>72024</text:p>
          </table:table-cell>
          <table:table-cell office:value-type="string" calcext:value-type="string">
            <text:p/>
            <text:p>         quartier du bourg de la</text:p>
            <text:p>               Bazog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9103</text:p>
          </table:table-cell>
          <table:table-cell office:value-type="string" calcext:value-type="string">
            <text:p>Calvaire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la</text:p>
            <text:p>               Bazoge</text:p>
            <text:p>         </text:p>
          </table:table-cell>
          <table:table-cell office:value-type="float" office:value="72024" calcext:value-type="float">
            <text:p>72024</text:p>
          </table:table-cell>
          <table:table-cell office:value-type="string" calcext:value-type="string">
            <text:p/>
            <text:p>         quartier du bourg de la</text:p>
            <text:p>               Bazog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5565</text:p>
          </table:table-cell>
          <table:table-cell office:value-type="string" calcext:value-type="string">
            <text:p>Bompart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la</text:p>
            <text:p>               Chapelle-Huon</text:p>
            <text:p>         </text:p>
          </table:table-cell>
          <table:table-cell office:value-type="float" office:value="72064" calcext:value-type="float">
            <text:p>72064</text:p>
          </table:table-cell>
          <table:table-cell office:value-type="string" calcext:value-type="string">
            <text:p/>
            <text:p>         maison, au bourg de la</text:p>
            <text:p>               Chapelle-Huo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0310</text:p>
          </table:table-cell>
          <table:table-cell office:value-type="string" calcext:value-type="string">
            <text:p>Champ-de-Plaisir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la</text:p>
            <text:p>               Suze</text:p>
            <text:p>         </text:p>
          </table:table-cell>
          <table:table-cell office:value-type="float" office:value="72346" calcext:value-type="float">
            <text:p>72346</text:p>
          </table:table-cell>
          <table:table-cell office:value-type="string" calcext:value-type="string">
            <text:p/>
            <text:p>         quartier du bourg de la</text:p>
            <text:p>               Suze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8474</text:p>
          </table:table-cell>
          <table:table-cell office:value-type="string" calcext:value-type="string">
            <text:p>Madelein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la Bazoge</text:p>
            <text:p>         </text:p>
          </table:table-cell>
          <table:table-cell office:value-type="float" office:value="72024" calcext:value-type="float">
            <text:p>72024</text:p>
          </table:table-cell>
          <table:table-cell office:value-type="string" calcext:value-type="string">
            <text:p/>
            <text:p>         quartier du bourg de la Bazoge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7686</text:p>
          </table:table-cell>
          <table:table-cell office:value-type="string" calcext:value-type="string">
            <text:p>Liberde (La)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e la Chapelle-Saint-Aubin</text:p>
            <text:p>         </text:p>
          </table:table-cell>
          <table:table-cell office:value-type="float" office:value="72065" calcext:value-type="float">
            <text:p>72065</text:p>
          </table:table-cell>
          <table:table-cell office:value-type="string" calcext:value-type="string">
            <text:p/>
            <text:p>         maisons, au bourg de la Chapelle-Saint-Aubi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5558</text:p>
          </table:table-cell>
          <table:table-cell office:value-type="string" calcext:value-type="string">
            <text:p>Courvalain (Le Petit-),</text:p>
          </table:table-cell>
          <table:table-cell office:value-type="string" calcext:value-type="string">
            <text:p>ancien manoir</text:p>
          </table:table-cell>
          <table:table-cell office:value-type="string" calcext:value-type="string">
            <text:p>bourg de la Chapelle-Saint-Rémy</text:p>
            <text:p>         </text:p>
          </table:table-cell>
          <table:table-cell office:value-type="float" office:value="72067" calcext:value-type="float">
            <text:p>72067</text:p>
          </table:table-cell>
          <table:table-cell office:value-type="string" calcext:value-type="string">
            <text:p/>
            <text:p>         ancien manoir, au bourg de la Chapelle-Saint-Rémy</text:p>
            <text:p>         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8639</text:p>
          </table:table-cell>
          <table:table-cell office:value-type="string" calcext:value-type="string">
            <text:p>Ville (La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bourg de la Chapelle-Saint-Rémy</text:p>
            <text:p>         </text:p>
          </table:table-cell>
          <table:table-cell office:value-type="float" office:value="72067" calcext:value-type="float">
            <text:p>72067</text:p>
          </table:table-cell>
          <table:table-cell office:value-type="string" calcext:value-type="string">
            <text:p/>
            <text:p>         bordage, au bourg de la Chapelle-Saint-Rémy</text:p>
            <text:p>         , </text:p>
            <text:p>            xvii</text:p>
            <text:p>            e siècl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7817</text:p>
          </table:table-cell>
          <table:table-cell office:value-type="string" calcext:value-type="string">
            <text:p>Écuyer (L’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la Fontaine-Saint-Martin</text:p>
            <text:p>         </text:p>
          </table:table-cell>
          <table:table-cell office:value-type="float" office:value="72135" calcext:value-type="float">
            <text:p>72135</text:p>
          </table:table-cell>
          <table:table-cell office:value-type="string" calcext:value-type="string">
            <text:p/>
            <text:p>         maison, au bourg de la Fontaine-Saint-Martin</text:p>
            <text:p>         , </text:p>
            <text:p>            xvii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4154</text:p>
          </table:table-cell>
          <table:table-cell office:value-type="string" calcext:value-type="string">
            <text:p>Segrairi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la Fontaine-Saint-Martin</text:p>
            <text:p>         </text:p>
          </table:table-cell>
          <table:table-cell office:value-type="float" office:value="72135" calcext:value-type="float">
            <text:p>72135</text:p>
          </table:table-cell>
          <table:table-cell office:value-type="string" calcext:value-type="string">
            <text:p/>
            <text:p>         maison, au bourg de la Fontaine-Saint-Marti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7262</text:p>
          </table:table-cell>
          <table:table-cell office:value-type="string" calcext:value-type="string">
            <text:p>Brainville*,</text:p>
          </table:table-cell>
          <table:table-cell office:value-type="string" calcext:value-type="string">
            <text:p>maison seigneuriale</text:p>
          </table:table-cell>
          <table:table-cell office:value-type="string" calcext:value-type="string">
            <text:p>bourg de la Fresnaye</text:p>
            <text:p>         </text:p>
          </table:table-cell>
          <table:table-cell office:value-type="float" office:value="72137" calcext:value-type="float">
            <text:p>72137</text:p>
          </table:table-cell>
          <table:table-cell office:value-type="string" calcext:value-type="string">
            <text:p/>
            <text:p>         maison seigneuriale, au bourg de la Fresnaye</text:p>
            <text:p>         , 1629</text:p>
            <text:p>         (Rev. du M., LXIX, 86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9529</text:p>
          </table:table-cell>
          <table:table-cell office:value-type="string" calcext:value-type="string">
            <text:p>Puinais (Le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bourg de Laigné-en-Belin</text:p>
            <text:p>         </text:p>
          </table:table-cell>
          <table:table-cell office:value-type="float" office:value="72155" calcext:value-type="float">
            <text:p>72155</text:p>
          </table:table-cell>
          <table:table-cell office:value-type="string" calcext:value-type="string">
            <text:p/>
            <text:p>         lieu, au bourg de Laigné-en-Belin</text:p>
            <text:p>          </text:p>
            <text:p>         (Rev. du M., XLV, 184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1658</text:p>
          </table:table-cell>
          <table:table-cell office:value-type="string" calcext:value-type="string">
            <text:p>Châtelier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Laigné-en-Belin</text:p>
            <text:p>         </text:p>
          </table:table-cell>
          <table:table-cell office:value-type="float" office:value="72155" calcext:value-type="float">
            <text:p>72155</text:p>
          </table:table-cell>
          <table:table-cell office:value-type="string" calcext:value-type="string">
            <text:p/>
            <text:p>         maison, au bourg de Laigné-en-Beli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8716</text:p>
          </table:table-cell>
          <table:table-cell office:value-type="string" calcext:value-type="string">
            <text:p>Maison (La Grande-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Laigné-en-Belin</text:p>
            <text:p>         </text:p>
          </table:table-cell>
          <table:table-cell office:value-type="float" office:value="72155" calcext:value-type="float">
            <text:p>72155</text:p>
          </table:table-cell>
          <table:table-cell office:value-type="string" calcext:value-type="string">
            <text:p/>
            <text:p>         maison, au bourg de Laigné-en-Beli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0916</text:p>
          </table:table-cell>
          <table:table-cell office:value-type="string" calcext:value-type="string">
            <text:p>Chantrerie (La),</text:p>
          </table:table-cell>
          <table:table-cell office:value-type="string" calcext:value-type="string">
            <text:p>manoir</text:p>
          </table:table-cell>
          <table:table-cell office:value-type="string" calcext:value-type="string">
            <text:p>bourg de Laigné-en-Belin</text:p>
            <text:p>         </text:p>
          </table:table-cell>
          <table:table-cell office:value-type="float" office:value="72155" calcext:value-type="float">
            <text:p>72155</text:p>
          </table:table-cell>
          <table:table-cell office:value-type="string" calcext:value-type="string">
            <text:p/>
            <text:p>         manoir, au bourg de Laigné-en-Beli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4487</text:p>
          </table:table-cell>
          <table:table-cell office:value-type="string" calcext:value-type="string">
            <text:p>Corne (La),</text:p>
          </table:table-cell>
          <table:table-cell office:value-type="string" calcext:value-type="string">
            <text:p>ancien manoir</text:p>
          </table:table-cell>
          <table:table-cell office:value-type="string" calcext:value-type="string">
            <text:p>bourg de Lamnay</text:p>
            <text:p>         </text:p>
          </table:table-cell>
          <table:table-cell office:value-type="float" office:value="72156" calcext:value-type="float">
            <text:p>72156</text:p>
          </table:table-cell>
          <table:table-cell office:value-type="string" calcext:value-type="string">
            <text:p/>
            <text:p>         ancien manoir, au bourg de Lamnay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2516</text:p>
          </table:table-cell>
          <table:table-cell office:value-type="string" calcext:value-type="string">
            <text:p>Beauregard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bourg de Lamnay</text:p>
            <text:p>         </text:p>
          </table:table-cell>
          <table:table-cell office:value-type="float" office:value="72156" calcext:value-type="float">
            <text:p>72156</text:p>
          </table:table-cell>
          <table:table-cell office:value-type="string" calcext:value-type="string">
            <text:p/>
            <text:p>         bordage, au bourg de Lamnay</text:p>
            <text:p>         , 1771</text:p>
            <text:p>         (Arch. nat., Q1 1026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6928</text:p>
          </table:table-cell>
          <table:table-cell office:value-type="string" calcext:value-type="string">
            <text:p>Pinardièr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Lavardin</text:p>
            <text:p>         </text:p>
          </table:table-cell>
          <table:table-cell office:value-type="float" office:value="72157" calcext:value-type="float">
            <text:p>72157</text:p>
          </table:table-cell>
          <table:table-cell office:value-type="string" calcext:value-type="string">
            <text:p/>
            <text:p>         maison, au bourg de Lavardin</text:p>
            <text:p>          (Tucé), 1492 </text:p>
            <text:p>         (Rev. du M., LXIX, 279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0638</text:p>
          </table:table-cell>
          <table:table-cell office:value-type="string" calcext:value-type="string">
            <text:p>Annonciade (L’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Lavardin</text:p>
            <text:p>         </text:p>
          </table:table-cell>
          <table:table-cell office:value-type="float" office:value="72157" calcext:value-type="float">
            <text:p>72157</text:p>
          </table:table-cell>
          <table:table-cell office:value-type="string" calcext:value-type="string">
            <text:p/>
            <text:p>         maison, au bourg de Lavardin</text:p>
            <text:p>         , 1738 (Cogner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0614</text:p>
          </table:table-cell>
          <table:table-cell office:value-type="string" calcext:value-type="string">
            <text:p>Fournigault (Le)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e Lombron</text:p>
            <text:p>         </text:p>
          </table:table-cell>
          <table:table-cell office:value-type="float" office:value="72165" calcext:value-type="float">
            <text:p>72165</text:p>
          </table:table-cell>
          <table:table-cell office:value-type="string" calcext:value-type="string">
            <text:p/>
            <text:p>         maisons, au bourg de Lombr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9599</text:p>
          </table:table-cell>
          <table:table-cell office:value-type="string" calcext:value-type="string">
            <text:p>Fontaines (Les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Lombron</text:p>
            <text:p>         </text:p>
          </table:table-cell>
          <table:table-cell office:value-type="float" office:value="72165" calcext:value-type="float">
            <text:p>72165</text:p>
          </table:table-cell>
          <table:table-cell office:value-type="string" calcext:value-type="string">
            <text:p/>
            <text:p>         quartier du bourg de Lombr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0385</text:p>
          </table:table-cell>
          <table:table-cell office:value-type="string" calcext:value-type="string">
            <text:p>Martinièr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Lombron</text:p>
            <text:p>         </text:p>
          </table:table-cell>
          <table:table-cell office:value-type="float" office:value="72165" calcext:value-type="float">
            <text:p>72165</text:p>
          </table:table-cell>
          <table:table-cell office:value-type="string" calcext:value-type="string">
            <text:p/>
            <text:p>         quartier du bourg de Lombron</text:p>
            <text:p>         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2-48265</text:p>
          </table:table-cell>
          <table:table-cell office:value-type="string" calcext:value-type="string">
            <text:p>Vieillère (La)*,</text:p>
          </table:table-cell>
          <table:table-cell office:value-type="string" calcext:value-type="string">
            <text:p>closerie</text:p>
          </table:table-cell>
          <table:table-cell office:value-type="string" calcext:value-type="string">
            <text:p>bourg de Louailles</text:p>
            <text:p>         </text:p>
          </table:table-cell>
          <table:table-cell office:value-type="float" office:value="72167" calcext:value-type="float">
            <text:p>72167</text:p>
          </table:table-cell>
          <table:table-cell office:value-type="string" calcext:value-type="string">
            <text:p/>
            <text:p>         closerie, au bourg de Louailles</text:p>
            <text:p>         , </text:p>
            <text:p>            xvii</text:p>
            <text:p>            e-xviii</text:p>
            <text:p>            e siècle </text:p>
            <text:p>         (Arch. dép., G 833 ; Arch. de Maine-et-Loire, E 4080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3456</text:p>
          </table:table-cell>
          <table:table-cell office:value-type="string" calcext:value-type="string">
            <text:p>Grimaudière (La)*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bourg de Louailles</text:p>
            <text:p>         </text:p>
          </table:table-cell>
          <table:table-cell office:value-type="float" office:value="72167" calcext:value-type="float">
            <text:p>72167</text:p>
          </table:table-cell>
          <table:table-cell office:value-type="string" calcext:value-type="string">
            <text:p/>
            <text:p>         ferme, au bourg de Louailles</text:p>
            <text:p>          </text:p>
            <text:p>         (1847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2438</text:p>
          </table:table-cell>
          <table:table-cell office:value-type="string" calcext:value-type="string">
            <text:p>Morlière (La)*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bourg de Louailles</text:p>
            <text:p>         </text:p>
          </table:table-cell>
          <table:table-cell office:value-type="float" office:value="72167" calcext:value-type="float">
            <text:p>72167</text:p>
          </table:table-cell>
          <table:table-cell office:value-type="string" calcext:value-type="string">
            <text:p/>
            <text:p>         ferme, au bourg de Louailles</text:p>
            <text:p>          </text:p>
            <text:p>         (1847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8720</text:p>
          </table:table-cell>
          <table:table-cell office:value-type="string" calcext:value-type="string">
            <text:p>Maison (La Grande-)*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bourg de Louailles</text:p>
            <text:p>         </text:p>
          </table:table-cell>
          <table:table-cell office:value-type="float" office:value="72167" calcext:value-type="float">
            <text:p>72167</text:p>
          </table:table-cell>
          <table:table-cell office:value-type="string" calcext:value-type="string">
            <text:p/>
            <text:p>         ferme, au bourg de Louaill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7142</text:p>
          </table:table-cell>
          <table:table-cell office:value-type="string" calcext:value-type="string">
            <text:p>Boutinièr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Louailles</text:p>
            <text:p>         </text:p>
          </table:table-cell>
          <table:table-cell office:value-type="float" office:value="72167" calcext:value-type="float">
            <text:p>72167</text:p>
          </table:table-cell>
          <table:table-cell office:value-type="string" calcext:value-type="string">
            <text:p/>
            <text:p>         maison, au bourg de Louailles</text:p>
            <text:p>         , 1482 (Cogner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1890</text:p>
          </table:table-cell>
          <table:table-cell office:value-type="string" calcext:value-type="string">
            <text:p>Chauvelièr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Louailles</text:p>
            <text:p>         </text:p>
          </table:table-cell>
          <table:table-cell office:value-type="float" office:value="72167" calcext:value-type="float">
            <text:p>72167</text:p>
          </table:table-cell>
          <table:table-cell office:value-type="string" calcext:value-type="string">
            <text:p/>
            <text:p>         maison, au bourg de Louailles</text:p>
            <text:p>         , 1482 (Cogner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6001</text:p>
          </table:table-cell>
          <table:table-cell office:value-type="string" calcext:value-type="string">
            <text:p>Perrièr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Louailles</text:p>
            <text:p>         </text:p>
          </table:table-cell>
          <table:table-cell office:value-type="float" office:value="72167" calcext:value-type="float">
            <text:p>72167</text:p>
          </table:table-cell>
          <table:table-cell office:value-type="string" calcext:value-type="string">
            <text:p/>
            <text:p>         maison, au bourg de Louailles</text:p>
            <text:p>         , 1482 (Cogner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3268</text:p>
          </table:table-cell>
          <table:table-cell office:value-type="string" calcext:value-type="string">
            <text:p>Clergerie (La)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e Loué</text:p>
            <text:p>         </text:p>
          </table:table-cell>
          <table:table-cell office:value-type="float" office:value="72168" calcext:value-type="float">
            <text:p>72168</text:p>
          </table:table-cell>
          <table:table-cell office:value-type="string" calcext:value-type="string">
            <text:p/>
            <text:p>         maisons, au bourg de Lou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3481</text:p>
          </table:table-cell>
          <table:table-cell office:value-type="string" calcext:value-type="string">
            <text:p>Closeri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Loué</text:p>
            <text:p>         </text:p>
          </table:table-cell>
          <table:table-cell office:value-type="float" office:value="72168" calcext:value-type="float">
            <text:p>72168</text:p>
          </table:table-cell>
          <table:table-cell office:value-type="string" calcext:value-type="string">
            <text:p/>
            <text:p>         quartier du bourg de Loué</text:p>
            <text:p>          ; ancien fief et chapelle dépendant de l’abbaye d’Étival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5752</text:p>
          </table:table-cell>
          <table:table-cell office:value-type="string" calcext:value-type="string">
            <text:p>Pépinièr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Loué</text:p>
            <text:p>         </text:p>
          </table:table-cell>
          <table:table-cell office:value-type="float" office:value="72168" calcext:value-type="float">
            <text:p>72168</text:p>
          </table:table-cell>
          <table:table-cell office:value-type="string" calcext:value-type="string">
            <text:p/>
            <text:p>         quartier du bourg de Loué</text:p>
            <text:p>          ; ancienne maison seigneuriale </text:p>
            <text:p>         (Arch. dép., G 833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2404</text:p>
          </table:table-cell>
          <table:table-cell office:value-type="string" calcext:value-type="string">
            <text:p>Chêne-Vert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Loué</text:p>
            <text:p>         </text:p>
          </table:table-cell>
          <table:table-cell office:value-type="float" office:value="72168" calcext:value-type="float">
            <text:p>72168</text:p>
          </table:table-cell>
          <table:table-cell office:value-type="string" calcext:value-type="string">
            <text:p/>
            <text:p>         quartier du bourg de Lou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5645</text:p>
          </table:table-cell>
          <table:table-cell office:value-type="string" calcext:value-type="string">
            <text:p>Coutur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Loué</text:p>
            <text:p>         </text:p>
          </table:table-cell>
          <table:table-cell office:value-type="float" office:value="72168" calcext:value-type="float">
            <text:p>72168</text:p>
          </table:table-cell>
          <table:table-cell office:value-type="string" calcext:value-type="string">
            <text:p/>
            <text:p>         quartier du bourg de Lou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6797</text:p>
          </table:table-cell>
          <table:table-cell office:value-type="string" calcext:value-type="string">
            <text:p>Dabardièr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Loué</text:p>
            <text:p>         </text:p>
          </table:table-cell>
          <table:table-cell office:value-type="float" office:value="72168" calcext:value-type="float">
            <text:p>72168</text:p>
          </table:table-cell>
          <table:table-cell office:value-type="string" calcext:value-type="string">
            <text:p/>
            <text:p>         quartier du bourg de Lou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6544</text:p>
          </table:table-cell>
          <table:table-cell office:value-type="string" calcext:value-type="string">
            <text:p>Jardins (Les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Loué</text:p>
            <text:p>         </text:p>
          </table:table-cell>
          <table:table-cell office:value-type="float" office:value="72168" calcext:value-type="float">
            <text:p>72168</text:p>
          </table:table-cell>
          <table:table-cell office:value-type="string" calcext:value-type="string">
            <text:p/>
            <text:p>         quartier du bourg de Loué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8725</text:p>
          </table:table-cell>
          <table:table-cell office:value-type="string" calcext:value-type="string">
            <text:p>Maison (La Grande-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Lucé-sous-Ballon</text:p>
            <text:p>         </text:p>
          </table:table-cell>
          <table:table-cell office:value-type="float" office:value="72174" calcext:value-type="float">
            <text:p>72174</text:p>
          </table:table-cell>
          <table:table-cell office:value-type="string" calcext:value-type="string">
            <text:p/>
            <text:p>         maison, au bourg de Lucé-sous-Ballon</text:p>
            <text:p>         , 1627 </text:p>
            <text:p>         (Arch. nat., R5 189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8057</text:p>
          </table:table-cell>
          <table:table-cell office:value-type="string" calcext:value-type="string">
            <text:p>Logis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Lucé-sous-Ballon</text:p>
            <text:p>         </text:p>
          </table:table-cell>
          <table:table-cell office:value-type="float" office:value="72174" calcext:value-type="float">
            <text:p>72174</text:p>
          </table:table-cell>
          <table:table-cell office:value-type="string" calcext:value-type="string">
            <text:p/>
            <text:p>         maison, au bourg de Lucé-sous-Ball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2220</text:p>
          </table:table-cell>
          <table:table-cell office:value-type="string" calcext:value-type="string">
            <text:p>Gensonnièr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Luceau</text:p>
            <text:p>         </text:p>
          </table:table-cell>
          <table:table-cell office:value-type="float" office:value="72173" calcext:value-type="float">
            <text:p>72173</text:p>
          </table:table-cell>
          <table:table-cell office:value-type="string" calcext:value-type="string">
            <text:p/>
            <text:p>         maison, au bourg de Luceau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2374</text:p>
          </table:table-cell>
          <table:table-cell office:value-type="string" calcext:value-type="string">
            <text:p>Rue-Creuse,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bourg de Luché</text:p>
            <text:p>         </text:p>
          </table:table-cell>
          <table:table-cell office:value-type="float" office:value="72175" calcext:value-type="float">
            <text:p>72175</text:p>
          </table:table-cell>
          <table:table-cell office:value-type="string" calcext:value-type="string">
            <text:p/>
            <text:p>         rue, au bourg de Luch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6007</text:p>
          </table:table-cell>
          <table:table-cell office:value-type="string" calcext:value-type="string">
            <text:p>Borne (La Grande-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Maigné</text:p>
            <text:p>         </text:p>
          </table:table-cell>
          <table:table-cell office:value-type="float" office:value="72177" calcext:value-type="float">
            <text:p>72177</text:p>
          </table:table-cell>
          <table:table-cell office:value-type="string" calcext:value-type="string">
            <text:p/>
            <text:p>         maison au bourg de Maigné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8726</text:p>
          </table:table-cell>
          <table:table-cell office:value-type="string" calcext:value-type="string">
            <text:p>Maison (La Grande-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Maigné</text:p>
            <text:p>         </text:p>
          </table:table-cell>
          <table:table-cell office:value-type="float" office:value="72177" calcext:value-type="float">
            <text:p>72177</text:p>
          </table:table-cell>
          <table:table-cell office:value-type="string" calcext:value-type="string">
            <text:p/>
            <text:p>         maison, au bourg de Maigné</text:p>
            <text:p>          </text:p>
            <text:p>         (Pesche, III, 3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0933</text:p>
          </table:table-cell>
          <table:table-cell office:value-type="string" calcext:value-type="string">
            <text:p>Friloux (Le Petit-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Maigné</text:p>
            <text:p>         </text:p>
          </table:table-cell>
          <table:table-cell office:value-type="float" office:value="72177" calcext:value-type="float">
            <text:p>72177</text:p>
          </table:table-cell>
          <table:table-cell office:value-type="string" calcext:value-type="string">
            <text:p/>
            <text:p>         maison, au bourg de Maign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1960</text:p>
          </table:table-cell>
          <table:table-cell office:value-type="string" calcext:value-type="string">
            <text:p>Gautier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Maigné</text:p>
            <text:p>         </text:p>
          </table:table-cell>
          <table:table-cell office:value-type="float" office:value="72177" calcext:value-type="float">
            <text:p>72177</text:p>
          </table:table-cell>
          <table:table-cell office:value-type="string" calcext:value-type="string">
            <text:p/>
            <text:p>         quartier du bourg de Maign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9977</text:p>
          </table:table-cell>
          <table:table-cell office:value-type="string" calcext:value-type="string">
            <text:p>Marcillé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Maigné</text:p>
            <text:p>         </text:p>
          </table:table-cell>
          <table:table-cell office:value-type="float" office:value="72177" calcext:value-type="float">
            <text:p>72177</text:p>
          </table:table-cell>
          <table:table-cell office:value-type="string" calcext:value-type="string">
            <text:p/>
            <text:p>         quartier du bourg de Maign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2431</text:p>
          </table:table-cell>
          <table:table-cell office:value-type="string" calcext:value-type="string">
            <text:p>Ruelles (Les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Maigné</text:p>
            <text:p>         </text:p>
          </table:table-cell>
          <table:table-cell office:value-type="float" office:value="72177" calcext:value-type="float">
            <text:p>72177</text:p>
          </table:table-cell>
          <table:table-cell office:value-type="string" calcext:value-type="string">
            <text:p/>
            <text:p>         quartier du bourg de Maign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0881</text:p>
          </table:table-cell>
          <table:table-cell office:value-type="string" calcext:value-type="string">
            <text:p>Mèneville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bourg de Malicorne</text:p>
            <text:p>         </text:p>
          </table:table-cell>
          <table:table-cell office:value-type="float" office:value="72179" calcext:value-type="float">
            <text:p>72179</text:p>
          </table:table-cell>
          <table:table-cell office:value-type="string" calcext:value-type="string">
            <text:p/>
            <text:p>         lieu, au bourg de Malicorn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032</text:p>
          </table:table-cell>
          <table:table-cell office:value-type="string" calcext:value-type="string">
            <text:p>Sainte-Anneri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Malicorne</text:p>
            <text:p>         </text:p>
          </table:table-cell>
          <table:table-cell office:value-type="float" office:value="72179" calcext:value-type="float">
            <text:p>72179</text:p>
          </table:table-cell>
          <table:table-cell office:value-type="string" calcext:value-type="string">
            <text:p/>
            <text:p>         maison, au bourg de Malicorne</text:p>
            <text:p>          </text:p>
            <text:p>         (Pesche, III, 115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1088</text:p>
          </table:table-cell>
          <table:table-cell office:value-type="string" calcext:value-type="string">
            <text:p>Mesnil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Malicorne</text:p>
            <text:p>         </text:p>
          </table:table-cell>
          <table:table-cell office:value-type="float" office:value="72179" calcext:value-type="float">
            <text:p>72179</text:p>
          </table:table-cell>
          <table:table-cell office:value-type="string" calcext:value-type="string">
            <text:p/>
            <text:p>         maison, au bourg de Malicorne</text:p>
            <text:p>          </text:p>
            <text:p>         (Pesche, III, 135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0618</text:p>
          </table:table-cell>
          <table:table-cell office:value-type="string" calcext:value-type="string">
            <text:p>Fournil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Mansigné</text:p>
            <text:p>         </text:p>
          </table:table-cell>
          <table:table-cell office:value-type="float" office:value="72182" calcext:value-type="float">
            <text:p>72182</text:p>
          </table:table-cell>
          <table:table-cell office:value-type="string" calcext:value-type="string">
            <text:p/>
            <text:p>         maison, au bourg de Mansigné</text:p>
            <text:p>         , </text:p>
            <text:p>            xvii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2047</text:p>
          </table:table-cell>
          <table:table-cell office:value-type="string" calcext:value-type="string">
            <text:p>Bas (Les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Mansigné</text:p>
            <text:p>         </text:p>
          </table:table-cell>
          <table:table-cell office:value-type="float" office:value="72182" calcext:value-type="float">
            <text:p>72182</text:p>
          </table:table-cell>
          <table:table-cell office:value-type="string" calcext:value-type="string">
            <text:p/>
            <text:p>         maison, au bourg de Mansign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0958</text:p>
          </table:table-cell>
          <table:table-cell office:value-type="string" calcext:value-type="string">
            <text:p>Chapelle (La)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e Mansigné</text:p>
            <text:p>         </text:p>
          </table:table-cell>
          <table:table-cell office:value-type="float" office:value="72182" calcext:value-type="float">
            <text:p>72182</text:p>
          </table:table-cell>
          <table:table-cell office:value-type="string" calcext:value-type="string">
            <text:p/>
            <text:p>         maisons, au bourg de Mansign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5283</text:p>
          </table:table-cell>
          <table:table-cell office:value-type="string" calcext:value-type="string">
            <text:p>Cour-des-Miracles (La)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e Mansigné</text:p>
            <text:p>         </text:p>
          </table:table-cell>
          <table:table-cell office:value-type="float" office:value="72182" calcext:value-type="float">
            <text:p>72182</text:p>
          </table:table-cell>
          <table:table-cell office:value-type="string" calcext:value-type="string">
            <text:p/>
            <text:p>         maisons, au bourg de Mansign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3220</text:p>
          </table:table-cell>
          <table:table-cell office:value-type="string" calcext:value-type="string">
            <text:p>Gravier (Le)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e Mansigné</text:p>
            <text:p>         </text:p>
          </table:table-cell>
          <table:table-cell office:value-type="float" office:value="72182" calcext:value-type="float">
            <text:p>72182</text:p>
          </table:table-cell>
          <table:table-cell office:value-type="string" calcext:value-type="string">
            <text:p/>
            <text:p>         maisons, au bourg de Mansigné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9303</text:p>
          </table:table-cell>
          <table:table-cell office:value-type="string" calcext:value-type="string">
            <text:p>Maison-Roug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bourg de Marçon</text:p>
            <text:p>         </text:p>
          </table:table-cell>
          <table:table-cell office:value-type="float" office:value="72183" calcext:value-type="float">
            <text:p>72183</text:p>
          </table:table-cell>
          <table:table-cell office:value-type="string" calcext:value-type="string">
            <text:p/>
            <text:p>         lieu, au sud du bourg de Marçon</text:p>
            <text:p>          </text:p>
            <text:p>         (Tr.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4678</text:p>
          </table:table-cell>
          <table:table-cell office:value-type="string" calcext:value-type="string">
            <text:p>Guyaudièr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Marçon</text:p>
            <text:p>         </text:p>
          </table:table-cell>
          <table:table-cell office:value-type="float" office:value="72183" calcext:value-type="float">
            <text:p>72183</text:p>
          </table:table-cell>
          <table:table-cell office:value-type="string" calcext:value-type="string">
            <text:p/>
            <text:p>         maison, au bourg de Marçon</text:p>
            <text:p>         , </text:p>
            <text:p>            xvii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6708</text:p>
          </table:table-cell>
          <table:table-cell office:value-type="string" calcext:value-type="string">
            <text:p>le Bas-Pigeon,</text:p>
          </table:table-cell>
          <table:table-cell office:value-type="string" calcext:value-type="string">
            <text:p>bordages</text:p>
          </table:table-cell>
          <table:table-cell office:value-type="string" calcext:value-type="string">
            <text:p>bourg de Mareil-en-Champagne</text:p>
            <text:p>         </text:p>
          </table:table-cell>
          <table:table-cell office:value-type="float" office:value="72184" calcext:value-type="float">
            <text:p>72184</text:p>
          </table:table-cell>
          <table:table-cell office:value-type="string" calcext:value-type="string">
            <text:p/>
            <text:p>         bordages, au bourg de Mareil-en-Champagne</text:p>
            <text:p>         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17518</text:p>
          </table:table-cell>
          <table:table-cell office:value-type="string" calcext:value-type="string">
            <text:p>Duché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Mareil-en-Champagne</text:p>
            <text:p>         </text:p>
          </table:table-cell>
          <table:table-cell office:value-type="float" office:value="72184" calcext:value-type="float">
            <text:p>72184</text:p>
          </table:table-cell>
          <table:table-cell office:value-type="string" calcext:value-type="string">
            <text:p/>
            <text:p>         maison, au bourg de Mareil-en-Champagne</text:p>
            <text:p>         , </text:p>
            <text:p>            xv</text:p>
            <text:p>            e-xvii</text:p>
            <text:p>            e siècle (Cogner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36089</text:p>
          </table:table-cell>
          <table:table-cell office:value-type="string" calcext:value-type="string">
            <text:p>le Perrain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Mareil-en-Champagne</text:p>
            <text:p>         </text:p>
          </table:table-cell>
          <table:table-cell office:value-type="float" office:value="72184" calcext:value-type="float">
            <text:p>72184</text:p>
          </table:table-cell>
          <table:table-cell office:value-type="string" calcext:value-type="string">
            <text:p/>
            <text:p>         maison, au bourg de Mareil-en-Champagne</text:p>
            <text:p>         , </text:p>
            <text:p>            xvi</text:p>
            <text:p>            e-xviii</text:p>
            <text:p>            e siècle (Cogner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1586</text:p>
          </table:table-cell>
          <table:table-cell office:value-type="string" calcext:value-type="string">
            <text:p>Bagnère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Mareil-en-Champagne</text:p>
            <text:p>         </text:p>
          </table:table-cell>
          <table:table-cell office:value-type="float" office:value="72184" calcext:value-type="float">
            <text:p>72184</text:p>
          </table:table-cell>
          <table:table-cell office:value-type="string" calcext:value-type="string">
            <text:p/>
            <text:p>         maison, au bourg de Mareil-en-Champagne</text:p>
            <text:p>         , 1455 (Cogner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7107</text:p>
          </table:table-cell>
          <table:table-cell office:value-type="string" calcext:value-type="string">
            <text:p>Pireau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Mareil-en-Champagne</text:p>
            <text:p>         </text:p>
          </table:table-cell>
          <table:table-cell office:value-type="float" office:value="72184" calcext:value-type="float">
            <text:p>72184</text:p>
          </table:table-cell>
          <table:table-cell office:value-type="string" calcext:value-type="string">
            <text:p/>
            <text:p>         maison, au bourg de Mareil-en-Champagne</text:p>
            <text:p>         , 1542 (Cogner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8332</text:p>
          </table:table-cell>
          <table:table-cell office:value-type="string" calcext:value-type="string">
            <text:p>Louvre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Mareil-en-Champagne</text:p>
            <text:p>         </text:p>
          </table:table-cell>
          <table:table-cell office:value-type="float" office:value="72184" calcext:value-type="float">
            <text:p>72184</text:p>
          </table:table-cell>
          <table:table-cell office:value-type="string" calcext:value-type="string">
            <text:p/>
            <text:p>         maison, au bourg de Mareil-en-Champagne</text:p>
            <text:p>         , 1764 (Cogner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9033</text:p>
          </table:table-cell>
          <table:table-cell office:value-type="string" calcext:value-type="string">
            <text:p>Volier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Mareil-en-Champagne</text:p>
            <text:p>         </text:p>
          </table:table-cell>
          <table:table-cell office:value-type="float" office:value="72184" calcext:value-type="float">
            <text:p>72184</text:p>
          </table:table-cell>
          <table:table-cell office:value-type="string" calcext:value-type="string">
            <text:p/>
            <text:p>         quartier du bourg de Mareil-en-Champagne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4562</text:p>
          </table:table-cell>
          <table:table-cell office:value-type="string" calcext:value-type="string">
            <text:p>Sous-la-Ville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Mareil-sur-Loir</text:p>
            <text:p>         </text:p>
          </table:table-cell>
          <table:table-cell office:value-type="float" office:value="72185" calcext:value-type="float">
            <text:p>72185</text:p>
          </table:table-cell>
          <table:table-cell office:value-type="string" calcext:value-type="string">
            <text:p/>
            <text:p>         quartier du bourg de Mareil-sur-Loir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2152</text:p>
          </table:table-cell>
          <table:table-cell office:value-type="string" calcext:value-type="string">
            <text:p>Bauberi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Marolles-les-Braults</text:p>
            <text:p>         </text:p>
          </table:table-cell>
          <table:table-cell office:value-type="float" office:value="72189" calcext:value-type="float">
            <text:p>72189</text:p>
          </table:table-cell>
          <table:table-cell office:value-type="string" calcext:value-type="string">
            <text:p/>
            <text:p>         quartier du bourg de Marolles-les-Brault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5056</text:p>
          </table:table-cell>
          <table:table-cell office:value-type="string" calcext:value-type="string">
            <text:p>Cour (La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bourg de Marollette</text:p>
            <text:p>         </text:p>
          </table:table-cell>
          <table:table-cell office:value-type="float" office:value="72188" calcext:value-type="float">
            <text:p>72188</text:p>
          </table:table-cell>
          <table:table-cell office:value-type="string" calcext:value-type="string">
            <text:p/>
            <text:p>         ferme, au bourg de Marollette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1695</text:p>
          </table:table-cell>
          <table:table-cell office:value-type="string" calcext:value-type="string">
            <text:p>Banneri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Mayet</text:p>
            <text:p>         </text:p>
          </table:table-cell>
          <table:table-cell office:value-type="float" office:value="72191" calcext:value-type="float">
            <text:p>72191</text:p>
          </table:table-cell>
          <table:table-cell office:value-type="string" calcext:value-type="string">
            <text:p/>
            <text:p>         maison, au bourg de Mayet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5614</text:p>
          </table:table-cell>
          <table:table-cell office:value-type="string" calcext:value-type="string">
            <text:p>Bonne-Dam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Melleray</text:p>
            <text:p>         </text:p>
          </table:table-cell>
          <table:table-cell office:value-type="float" office:value="72193" calcext:value-type="float">
            <text:p>72193</text:p>
          </table:table-cell>
          <table:table-cell office:value-type="string" calcext:value-type="string">
            <text:p/>
            <text:p>         quartier du bourg de Melleray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0416</text:p>
          </table:table-cell>
          <table:table-cell office:value-type="string" calcext:value-type="string">
            <text:p>Four-à-Pots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Mézeray</text:p>
            <text:p>         </text:p>
          </table:table-cell>
          <table:table-cell office:value-type="float" office:value="72195" calcext:value-type="float">
            <text:p>72195</text:p>
          </table:table-cell>
          <table:table-cell office:value-type="string" calcext:value-type="string">
            <text:p/>
            <text:p>         quartier du bourg de Mézeray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5414</text:p>
          </table:table-cell>
          <table:table-cell office:value-type="string" calcext:value-type="string">
            <text:p>Pavillon (Le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bourg de Moncé-en-Belin</text:p>
            <text:p>         </text:p>
          </table:table-cell>
          <table:table-cell office:value-type="float" office:value="72200" calcext:value-type="float">
            <text:p>72200</text:p>
          </table:table-cell>
          <table:table-cell office:value-type="string" calcext:value-type="string">
            <text:p/>
            <text:p>         bordage, au bourg de Moncé-en-Belin</text:p>
            <text:p>         , 1694 </text:p>
            <text:p>         (Cogner, E 762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5447</text:p>
          </table:table-cell>
          <table:table-cell office:value-type="string" calcext:value-type="string">
            <text:p>Tête-Noire (La)*,</text:p>
          </table:table-cell>
          <table:table-cell office:value-type="string" calcext:value-type="string">
            <text:p>logis</text:p>
          </table:table-cell>
          <table:table-cell office:value-type="string" calcext:value-type="string">
            <text:p>bourg de Montfort</text:p>
            <text:p>         </text:p>
          </table:table-cell>
          <table:table-cell office:value-type="float" office:value="72241" calcext:value-type="float">
            <text:p>72241</text:p>
          </table:table-cell>
          <table:table-cell office:value-type="string" calcext:value-type="string">
            <text:p/>
            <text:p>         logis, au bourg de Montfort</text:p>
            <text:p>         , 1647 (Cogner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01355</text:p>
          </table:table-cell>
          <table:table-cell office:value-type="string" calcext:value-type="string">
            <text:p>Aunay (L’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Montfort-le-Rotrou</text:p>
            <text:p>         </text:p>
          </table:table-cell>
          <table:table-cell office:value-type="float" office:value="72241" calcext:value-type="float">
            <text:p>72241</text:p>
          </table:table-cell>
          <table:table-cell office:value-type="string" calcext:value-type="string">
            <text:p/>
            <text:p>         maison, au bourg de Montfort-le-Rotrou</text:p>
            <text:p>         , </text:p>
            <text:p>            xvi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6165</text:p>
          </table:table-cell>
          <table:table-cell office:value-type="string" calcext:value-type="string">
            <text:p>Croix-Blanche (La)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e Montfort-le-Rotrou</text:p>
            <text:p>         </text:p>
          </table:table-cell>
          <table:table-cell office:value-type="float" office:value="72241" calcext:value-type="float">
            <text:p>72241</text:p>
          </table:table-cell>
          <table:table-cell office:value-type="string" calcext:value-type="string">
            <text:p/>
            <text:p>         maisons, au bourg de Montfort-le-Rotrou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4947</text:p>
          </table:table-cell>
          <table:table-cell office:value-type="string" calcext:value-type="string">
            <text:p>Parterre (Le)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e Montfort-le-Rotrou</text:p>
            <text:p>         </text:p>
          </table:table-cell>
          <table:table-cell office:value-type="float" office:value="72241" calcext:value-type="float">
            <text:p>72241</text:p>
          </table:table-cell>
          <table:table-cell office:value-type="string" calcext:value-type="string">
            <text:p/>
            <text:p>         maisons, au bourg de Montfort-le-Rotrou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7647</text:p>
          </table:table-cell>
          <table:table-cell office:value-type="string" calcext:value-type="string">
            <text:p>Levé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Montfort-le-Rotrou</text:p>
            <text:p>         </text:p>
          </table:table-cell>
          <table:table-cell office:value-type="float" office:value="72241" calcext:value-type="float">
            <text:p>72241</text:p>
          </table:table-cell>
          <table:table-cell office:value-type="string" calcext:value-type="string">
            <text:p/>
            <text:p>         quartier du bourg de Montfort-le-Rotrou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5088</text:p>
          </table:table-cell>
          <table:table-cell office:value-type="string" calcext:value-type="string">
            <text:p>Pâtis (Le Petit-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Montfort-le-Rotrou</text:p>
            <text:p>         </text:p>
          </table:table-cell>
          <table:table-cell office:value-type="float" office:value="72241" calcext:value-type="float">
            <text:p>72241</text:p>
          </table:table-cell>
          <table:table-cell office:value-type="string" calcext:value-type="string">
            <text:p/>
            <text:p>         quartier du bourg de Montfort-le-Rotrou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6965</text:p>
          </table:table-cell>
          <table:table-cell office:value-type="string" calcext:value-type="string">
            <text:p>Vallé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Montfort-le-Rotrou</text:p>
            <text:p>         </text:p>
          </table:table-cell>
          <table:table-cell office:value-type="float" office:value="72241" calcext:value-type="float">
            <text:p>72241</text:p>
          </table:table-cell>
          <table:table-cell office:value-type="string" calcext:value-type="string">
            <text:p/>
            <text:p>         quartier du bourg de Montfort-le-Rotrou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0710</text:p>
          </table:table-cell>
          <table:table-cell office:value-type="string" calcext:value-type="string">
            <text:p>de la Motte,</text:p>
          </table:table-cell>
          <table:table-cell/>
          <table:table-cell office:value-type="string" calcext:value-type="string">
            <text:p>bourg de Montreuil-sur-Sarthe</text:p>
          </table:table-cell>
          <table:table-cell office:value-type="float" office:value="72217" calcext:value-type="float">
            <text:p>72217</text:p>
          </table:table-cell>
          <table:table-cell office:value-type="string" calcext:value-type="string">
            <text:p/>
            <text:p>         commune de Neuville-sur-Sarthe ; il se jette dans la Sarthe au bourg de Montreuil-sur-Sarth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6144</text:p>
          </table:table-cell>
          <table:table-cell office:value-type="string" calcext:value-type="string">
            <text:p>Perron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Neufchâtel</text:p>
            <text:p>         </text:p>
          </table:table-cell>
          <table:table-cell office:value-type="float" office:value="72215" calcext:value-type="float">
            <text:p>72215</text:p>
          </table:table-cell>
          <table:table-cell office:value-type="string" calcext:value-type="string">
            <text:p/>
            <text:p>         maison, au bourg de Neufchâtel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4646</text:p>
          </table:table-cell>
          <table:table-cell office:value-type="string" calcext:value-type="string">
            <text:p>Guyarderie (La),</text:p>
          </table:table-cell>
          <table:table-cell office:value-type="string" calcext:value-type="string">
            <text:p>hameau et quartier</text:p>
          </table:table-cell>
          <table:table-cell office:value-type="string" calcext:value-type="string">
            <text:p>bourg de Neuvillalais</text:p>
            <text:p>         </text:p>
          </table:table-cell>
          <table:table-cell office:value-type="float" office:value="72216" calcext:value-type="float">
            <text:p>72216</text:p>
          </table:table-cell>
          <table:table-cell office:value-type="string" calcext:value-type="string">
            <text:p/>
            <text:p>         hameau et quartier du bourg de Neuvillalai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8741</text:p>
          </table:table-cell>
          <table:table-cell office:value-type="string" calcext:value-type="string">
            <text:p>Maison (La Grande-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Neuvillalais</text:p>
            <text:p>         </text:p>
          </table:table-cell>
          <table:table-cell office:value-type="float" office:value="72216" calcext:value-type="float">
            <text:p>72216</text:p>
          </table:table-cell>
          <table:table-cell office:value-type="string" calcext:value-type="string">
            <text:p/>
            <text:p>         maison, au bourg de Neuvillalais</text:p>
            <text:p>         , 1744 </text:p>
            <text:p>         (arch. dép., B 632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8162</text:p>
          </table:table-cell>
          <table:table-cell office:value-type="string" calcext:value-type="string">
            <text:p>La Verdrie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e Neuvillalais</text:p>
            <text:p>         </text:p>
          </table:table-cell>
          <table:table-cell office:value-type="float" office:value="72216" calcext:value-type="float">
            <text:p>72216</text:p>
          </table:table-cell>
          <table:table-cell office:value-type="string" calcext:value-type="string">
            <text:p/>
            <text:p>         maisons, au bourg de Neuvillalai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1246</text:p>
          </table:table-cell>
          <table:table-cell office:value-type="string" calcext:value-type="string">
            <text:p>Meunerie (La)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e Neuvillalais</text:p>
            <text:p>         </text:p>
          </table:table-cell>
          <table:table-cell office:value-type="float" office:value="72216" calcext:value-type="float">
            <text:p>72216</text:p>
          </table:table-cell>
          <table:table-cell office:value-type="string" calcext:value-type="string">
            <text:p/>
            <text:p>         maisons, au bourg de Neuvillalai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9404</text:p>
          </table:table-cell>
          <table:table-cell office:value-type="string" calcext:value-type="string">
            <text:p>Fontain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Neuvillalais</text:p>
            <text:p>         </text:p>
          </table:table-cell>
          <table:table-cell office:value-type="float" office:value="72216" calcext:value-type="float">
            <text:p>72216</text:p>
          </table:table-cell>
          <table:table-cell office:value-type="string" calcext:value-type="string">
            <text:p/>
            <text:p>         quartier du bourg de Neuvillalai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4609</text:p>
          </table:table-cell>
          <table:table-cell office:value-type="string" calcext:value-type="string">
            <text:p>le Petit-),</text:p>
          </table:table-cell>
          <table:table-cell office:value-type="string" calcext:value-type="string">
            <text:p>fermes</text:p>
          </table:table-cell>
          <table:table-cell office:value-type="string" calcext:value-type="string">
            <text:p>bourg de Panon</text:p>
            <text:p>         </text:p>
          </table:table-cell>
          <table:table-cell office:value-type="float" office:value="72227" calcext:value-type="float">
            <text:p>72227</text:p>
          </table:table-cell>
          <table:table-cell office:value-type="string" calcext:value-type="string">
            <text:p/>
            <text:p>         fermes, au bourg de Pan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1110</text:p>
          </table:table-cell>
          <table:table-cell office:value-type="string" calcext:value-type="string">
            <text:p>Roche (La),</text:p>
          </table:table-cell>
          <table:table-cell office:value-type="string" calcext:value-type="string">
            <text:p>closerie et maisons</text:p>
          </table:table-cell>
          <table:table-cell office:value-type="string" calcext:value-type="string">
            <text:p>bourg de Parcé</text:p>
            <text:p>         </text:p>
          </table:table-cell>
          <table:table-cell office:value-type="float" office:value="72228" calcext:value-type="float">
            <text:p>72228</text:p>
          </table:table-cell>
          <table:table-cell office:value-type="string" calcext:value-type="string">
            <text:p/>
            <text:p>         closerie et maisons, au bourg de Parc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8140</text:p>
          </table:table-cell>
          <table:table-cell office:value-type="string" calcext:value-type="string">
            <text:p>Pont (Le),</text:p>
          </table:table-cell>
          <table:table-cell office:value-type="string" calcext:value-type="string">
            <text:p>closeries et maisons</text:p>
          </table:table-cell>
          <table:table-cell office:value-type="string" calcext:value-type="string">
            <text:p>bourg de Parcé</text:p>
            <text:p>         </text:p>
          </table:table-cell>
          <table:table-cell office:value-type="float" office:value="72228" calcext:value-type="float">
            <text:p>72228</text:p>
          </table:table-cell>
          <table:table-cell office:value-type="string" calcext:value-type="string">
            <text:p/>
            <text:p>         closeries et maisons, au bourg de Parc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477</text:p>
          </table:table-cell>
          <table:table-cell office:value-type="string" calcext:value-type="string">
            <text:p>Saint-Martin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Parcé</text:p>
            <text:p>         </text:p>
          </table:table-cell>
          <table:table-cell office:value-type="float" office:value="72228" calcext:value-type="float">
            <text:p>72228</text:p>
          </table:table-cell>
          <table:table-cell office:value-type="string" calcext:value-type="string">
            <text:p/>
            <text:p>         quartier du bourg de Parc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5888</text:p>
          </table:table-cell>
          <table:table-cell office:value-type="string" calcext:value-type="string">
            <text:p>Croissant (Le)*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bourg de Parennes</text:p>
            <text:p>         </text:p>
          </table:table-cell>
          <table:table-cell office:value-type="float" office:value="72229" calcext:value-type="float">
            <text:p>72229</text:p>
          </table:table-cell>
          <table:table-cell office:value-type="string" calcext:value-type="string">
            <text:p/>
            <text:p>         ferme, au bourg de Parenne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5669</text:p>
          </table:table-cell>
          <table:table-cell office:value-type="string" calcext:value-type="string">
            <text:p>Couvent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Parennes</text:p>
            <text:p>         </text:p>
          </table:table-cell>
          <table:table-cell office:value-type="float" office:value="72229" calcext:value-type="float">
            <text:p>72229</text:p>
          </table:table-cell>
          <table:table-cell office:value-type="string" calcext:value-type="string">
            <text:p/>
            <text:p>         maison, au bourg de Parennes</text:p>
            <text:p>          </text:p>
            <text:p>         (Pesche, IV, 346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8352</text:p>
          </table:table-cell>
          <table:table-cell office:value-type="string" calcext:value-type="string">
            <text:p>Porche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Parigné-l’Évêque</text:p>
            <text:p>         </text:p>
          </table:table-cell>
          <table:table-cell office:value-type="float" office:value="72231" calcext:value-type="float">
            <text:p>72231</text:p>
          </table:table-cell>
          <table:table-cell office:value-type="string" calcext:value-type="string">
            <text:p/>
            <text:p>         maison, au bourg de Parigné-l’Évêque</text:p>
            <text:p>         , 1652 </text:p>
            <text:p>         (Arch. dép., G 867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9551</text:p>
          </table:table-cell>
          <table:table-cell office:value-type="string" calcext:value-type="string">
            <text:p>Fontaine-du-Pissot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Parigné-l’Évêque</text:p>
            <text:p>         </text:p>
          </table:table-cell>
          <table:table-cell office:value-type="float" office:value="72231" calcext:value-type="float">
            <text:p>72231</text:p>
          </table:table-cell>
          <table:table-cell office:value-type="string" calcext:value-type="string">
            <text:p/>
            <text:p>         quartier du bourg de Parigné-l’Évêque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8518</text:p>
          </table:table-cell>
          <table:table-cell office:value-type="string" calcext:value-type="string">
            <text:p>Magenta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Parigné-l’Évêque</text:p>
            <text:p>         </text:p>
          </table:table-cell>
          <table:table-cell office:value-type="float" office:value="72231" calcext:value-type="float">
            <text:p>72231</text:p>
          </table:table-cell>
          <table:table-cell office:value-type="string" calcext:value-type="string">
            <text:p/>
            <text:p>         quartier du bourg de Parigné-l’Évêque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2363</text:p>
          </table:table-cell>
          <table:table-cell office:value-type="string" calcext:value-type="string">
            <text:p>Morineri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Parigné-l’Évêque</text:p>
            <text:p>         </text:p>
          </table:table-cell>
          <table:table-cell office:value-type="float" office:value="72231" calcext:value-type="float">
            <text:p>72231</text:p>
          </table:table-cell>
          <table:table-cell office:value-type="string" calcext:value-type="string">
            <text:p/>
            <text:p>         quartier du bourg de Parigné-l’Évêque</text:p>
            <text:p>         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8807</text:p>
          </table:table-cell>
          <table:table-cell office:value-type="string" calcext:value-type="string">
            <text:p>Maison-aux-Moines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Parigné-le-Pôlin</text:p>
            <text:p>         </text:p>
          </table:table-cell>
          <table:table-cell office:value-type="float" office:value="72230" calcext:value-type="float">
            <text:p>72230</text:p>
          </table:table-cell>
          <table:table-cell office:value-type="string" calcext:value-type="string">
            <text:p/>
            <text:p>         maison, au bourg de Parigné-le-Pôlin</text:p>
            <text:p>         , </text:p>
            <text:p>            xvii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3936</text:p>
          </table:table-cell>
          <table:table-cell office:value-type="string" calcext:value-type="string">
            <text:p>Communaux (Les)*,</text:p>
          </table:table-cell>
          <table:table-cell office:value-type="string" calcext:value-type="string">
            <text:p>maison bourgeoise</text:p>
          </table:table-cell>
          <table:table-cell office:value-type="string" calcext:value-type="string">
            <text:p>bourg de Pincé</text:p>
            <text:p>         </text:p>
          </table:table-cell>
          <table:table-cell office:value-type="float" office:value="72236" calcext:value-type="float">
            <text:p>72236</text:p>
          </table:table-cell>
          <table:table-cell office:value-type="string" calcext:value-type="string">
            <text:p/>
            <text:p>         maison bourgeoise, au bourg de Pincé</text:p>
            <text:p>          </text:p>
            <text:p>         (Pesche, IV, 439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8750</text:p>
          </table:table-cell>
          <table:table-cell office:value-type="string" calcext:value-type="string">
            <text:p>Maison (La Grande-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bourg de Pirmil</text:p>
            <text:p>         </text:p>
          </table:table-cell>
          <table:table-cell office:value-type="float" office:value="72237" calcext:value-type="float">
            <text:p>72237</text:p>
          </table:table-cell>
          <table:table-cell office:value-type="string" calcext:value-type="string">
            <text:p/>
            <text:p>         bordage, au bourg de Pirmil</text:p>
            <text:p>         , 1734 </text:p>
            <text:p>         (Arch. dép., B 586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9085</text:p>
          </table:table-cell>
          <table:table-cell office:value-type="string" calcext:value-type="string">
            <text:p>Presbytère (Le Bas-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Pirmil</text:p>
            <text:p>         </text:p>
          </table:table-cell>
          <table:table-cell office:value-type="float" office:value="72237" calcext:value-type="float">
            <text:p>72237</text:p>
          </table:table-cell>
          <table:table-cell office:value-type="string" calcext:value-type="string">
            <text:p/>
            <text:p>         maison, au bourg de Pirmil</text:p>
            <text:p>          </text:p>
            <text:p>         (Pesche, IV, 448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6135</text:p>
          </table:table-cell>
          <table:table-cell office:value-type="string" calcext:value-type="string">
            <text:p>Huguenotière (La)*,</text:p>
          </table:table-cell>
          <table:table-cell office:value-type="string" calcext:value-type="string">
            <text:p>maison en ruines</text:p>
          </table:table-cell>
          <table:table-cell office:value-type="string" calcext:value-type="string">
            <text:p>bourg de Poillé</text:p>
            <text:p>         </text:p>
          </table:table-cell>
          <table:table-cell office:value-type="float" office:value="72239" calcext:value-type="float">
            <text:p>72239</text:p>
          </table:table-cell>
          <table:table-cell office:value-type="string" calcext:value-type="string">
            <text:p/>
            <text:p>         maison en ruines, au bourg de Poillé</text:p>
            <text:p>          </text:p>
            <text:p>         (Pesche, IV, 458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6099</text:p>
          </table:table-cell>
          <table:table-cell office:value-type="string" calcext:value-type="string">
            <text:p>le Perrin-de-Verdelles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Poillé</text:p>
            <text:p>         </text:p>
          </table:table-cell>
          <table:table-cell office:value-type="float" office:value="72239" calcext:value-type="float">
            <text:p>72239</text:p>
          </table:table-cell>
          <table:table-cell office:value-type="string" calcext:value-type="string">
            <text:p/>
            <text:p>         maison, au bourg de Poillé</text:p>
            <text:p>         , </text:p>
            <text:p>            xv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5889</text:p>
          </table:table-cell>
          <table:table-cell office:value-type="string" calcext:value-type="string">
            <text:p>Croissant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Poillé</text:p>
            <text:p>         </text:p>
          </table:table-cell>
          <table:table-cell office:value-type="float" office:value="72239" calcext:value-type="float">
            <text:p>72239</text:p>
          </table:table-cell>
          <table:table-cell office:value-type="string" calcext:value-type="string">
            <text:p/>
            <text:p>         maison, au bourg de Poillé</text:p>
            <text:p>         , 1644 (Cogner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8143</text:p>
          </table:table-cell>
          <table:table-cell office:value-type="string" calcext:value-type="string">
            <text:p>Pont (Le)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e Poillé</text:p>
            <text:p>         </text:p>
          </table:table-cell>
          <table:table-cell office:value-type="float" office:value="72239" calcext:value-type="float">
            <text:p>72239</text:p>
          </table:table-cell>
          <table:table-cell office:value-type="string" calcext:value-type="string">
            <text:p/>
            <text:p>         maisons, au bourg de Poil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2971</text:p>
          </table:table-cell>
          <table:table-cell office:value-type="string" calcext:value-type="string">
            <text:p>Saint-Denis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e Poillé</text:p>
            <text:p>         </text:p>
          </table:table-cell>
          <table:table-cell office:value-type="float" office:value="72239" calcext:value-type="float">
            <text:p>72239</text:p>
          </table:table-cell>
          <table:table-cell office:value-type="string" calcext:value-type="string">
            <text:p/>
            <text:p>         maisons, au bourg de Poil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9352</text:p>
          </table:table-cell>
          <table:table-cell office:value-type="string" calcext:value-type="string">
            <text:p>Carrefour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Poillé</text:p>
            <text:p>         </text:p>
          </table:table-cell>
          <table:table-cell office:value-type="float" office:value="72239" calcext:value-type="float">
            <text:p>72239</text:p>
          </table:table-cell>
          <table:table-cell office:value-type="string" calcext:value-type="string">
            <text:p/>
            <text:p>         quartier du bourg de Poil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5077</text:p>
          </table:table-cell>
          <table:table-cell office:value-type="string" calcext:value-type="string">
            <text:p>Cour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Poillé</text:p>
            <text:p>         </text:p>
          </table:table-cell>
          <table:table-cell office:value-type="float" office:value="72239" calcext:value-type="float">
            <text:p>72239</text:p>
          </table:table-cell>
          <table:table-cell office:value-type="string" calcext:value-type="string">
            <text:p/>
            <text:p>         quartier du bourg de Poil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9040</text:p>
          </table:table-cell>
          <table:table-cell office:value-type="string" calcext:value-type="string">
            <text:p>Volonnière (La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bourg de Poncé</text:p>
            <text:p>         </text:p>
          </table:table-cell>
          <table:table-cell office:value-type="float" office:value="72240" calcext:value-type="float">
            <text:p>72240</text:p>
          </table:table-cell>
          <table:table-cell office:value-type="string" calcext:value-type="string">
            <text:p/>
            <text:p>         bordage, au bourg de Poncé</text:p>
            <text:p>          ; ancien manoir et chapel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1712</text:p>
          </table:table-cell>
          <table:table-cell office:value-type="string" calcext:value-type="string">
            <text:p>Bapaume*,</text:p>
          </table:table-cell>
          <table:table-cell office:value-type="string" calcext:value-type="string">
            <text:p>manoir</text:p>
          </table:table-cell>
          <table:table-cell office:value-type="string" calcext:value-type="string">
            <text:p>bourg de Poncé</text:p>
            <text:p>         </text:p>
          </table:table-cell>
          <table:table-cell office:value-type="float" office:value="72240" calcext:value-type="float">
            <text:p>72240</text:p>
          </table:table-cell>
          <table:table-cell office:value-type="string" calcext:value-type="string">
            <text:p/>
            <text:p>         manoir, près du bourg de Poncé</text:p>
            <text:p>          (Jaillot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3228</text:p>
          </table:table-cell>
          <table:table-cell office:value-type="string" calcext:value-type="string">
            <text:p>Gravier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Poncé</text:p>
            <text:p>         </text:p>
          </table:table-cell>
          <table:table-cell office:value-type="float" office:value="72240" calcext:value-type="float">
            <text:p>72240</text:p>
          </table:table-cell>
          <table:table-cell office:value-type="string" calcext:value-type="string">
            <text:p/>
            <text:p>         quartier du bourg de Poncé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360</text:p>
          </table:table-cell>
          <table:table-cell office:value-type="string" calcext:value-type="string">
            <text:p>Saint-Julien (Fontaine de),</text:p>
          </table:table-cell>
          <table:table-cell/>
          <table:table-cell office:value-type="string" calcext:value-type="string">
            <text:p>bourg de Poncé</text:p>
            <text:p>         </text:p>
          </table:table-cell>
          <table:table-cell office:value-type="float" office:value="72240" calcext:value-type="float">
            <text:p>72240</text:p>
          </table:table-cell>
          <table:table-cell office:value-type="string" calcext:value-type="string">
            <text:p>au bourg de Ponc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2900</text:p>
          </table:table-cell>
          <table:table-cell office:value-type="string" calcext:value-type="string">
            <text:p>Moulin (Le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bourg de Pont-de-Gennes</text:p>
            <text:p>         </text:p>
          </table:table-cell>
          <table:table-cell office:value-type="float" office:value="72241" calcext:value-type="float">
            <text:p>72241</text:p>
          </table:table-cell>
          <table:table-cell office:value-type="string" calcext:value-type="string">
            <text:p/>
            <text:p>         bordage, au bourg de Pont-de-Genn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0251</text:p>
          </table:table-cell>
          <table:table-cell office:value-type="string" calcext:value-type="string">
            <text:p>Champ-de-Foire (Le),</text:p>
          </table:table-cell>
          <table:table-cell office:value-type="string" calcext:value-type="string">
            <text:p>bordages</text:p>
          </table:table-cell>
          <table:table-cell office:value-type="string" calcext:value-type="string">
            <text:p>bourg de Pont-de-Gennes</text:p>
            <text:p>         </text:p>
          </table:table-cell>
          <table:table-cell office:value-type="float" office:value="72241" calcext:value-type="float">
            <text:p>72241</text:p>
          </table:table-cell>
          <table:table-cell office:value-type="string" calcext:value-type="string">
            <text:p/>
            <text:p>         bordages, au bourg de Pont-de-Genn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2631</text:p>
          </table:table-cell>
          <table:table-cell office:value-type="string" calcext:value-type="string">
            <text:p>Chesneau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Pont-de-Gennes</text:p>
            <text:p>         </text:p>
          </table:table-cell>
          <table:table-cell office:value-type="float" office:value="72241" calcext:value-type="float">
            <text:p>72241</text:p>
          </table:table-cell>
          <table:table-cell office:value-type="string" calcext:value-type="string">
            <text:p/>
            <text:p>         maison, au bourg de Pont-de-Genn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6817</text:p>
          </table:table-cell>
          <table:table-cell office:value-type="string" calcext:value-type="string">
            <text:p>le Grand-Pilocre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e Pont-de-Gennes</text:p>
            <text:p>         </text:p>
          </table:table-cell>
          <table:table-cell office:value-type="float" office:value="72241" calcext:value-type="float">
            <text:p>72241</text:p>
          </table:table-cell>
          <table:table-cell office:value-type="string" calcext:value-type="string">
            <text:p/>
            <text:p>         maisons, au bourg de Pont-de-Genn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5421</text:p>
          </table:table-cell>
          <table:table-cell office:value-type="string" calcext:value-type="string">
            <text:p>les Pavillons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e Pont-de-Gennes</text:p>
            <text:p>         </text:p>
          </table:table-cell>
          <table:table-cell office:value-type="float" office:value="72241" calcext:value-type="float">
            <text:p>72241</text:p>
          </table:table-cell>
          <table:table-cell office:value-type="string" calcext:value-type="string">
            <text:p/>
            <text:p>         maisons, au bourg de Pont-de-Genn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1133</text:p>
          </table:table-cell>
          <table:table-cell office:value-type="string" calcext:value-type="string">
            <text:p>Chardon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Pont-de-Gennes</text:p>
            <text:p>         </text:p>
          </table:table-cell>
          <table:table-cell office:value-type="float" office:value="72241" calcext:value-type="float">
            <text:p>72241</text:p>
          </table:table-cell>
          <table:table-cell office:value-type="string" calcext:value-type="string">
            <text:p/>
            <text:p>         quartier du bourg de Pont-de-Gennes</text:p>
            <text:p>          ; ancien manoir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1226</text:p>
          </table:table-cell>
          <table:table-cell office:value-type="string" calcext:value-type="string">
            <text:p>Aumônerie (L’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Pont-de-Gennes</text:p>
            <text:p>         </text:p>
          </table:table-cell>
          <table:table-cell office:value-type="float" office:value="72241" calcext:value-type="float">
            <text:p>72241</text:p>
          </table:table-cell>
          <table:table-cell office:value-type="string" calcext:value-type="string">
            <text:p/>
            <text:p>         quartier du bourg de Pont-de-Gennes</text:p>
            <text:p>          ; chapelle désaffectée en</text:p>
            <text:p>         1724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2142</text:p>
          </table:table-cell>
          <table:table-cell office:value-type="string" calcext:value-type="string">
            <text:p>Montmidi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Pont-de-Gennes</text:p>
            <text:p>         </text:p>
          </table:table-cell>
          <table:table-cell office:value-type="float" office:value="72241" calcext:value-type="float">
            <text:p>72241</text:p>
          </table:table-cell>
          <table:table-cell office:value-type="string" calcext:value-type="string">
            <text:p/>
            <text:p>         quartier du bourg de Pont-de-Genn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5639</text:p>
          </table:table-cell>
          <table:table-cell office:value-type="string" calcext:value-type="string">
            <text:p>Bonnes-Eaux,</text:p>
          </table:table-cell>
          <table:table-cell office:value-type="string" calcext:value-type="string">
            <text:p>ancien hôtel</text:p>
          </table:table-cell>
          <table:table-cell office:value-type="string" calcext:value-type="string">
            <text:p>bourg de Précigné</text:p>
            <text:p>         </text:p>
          </table:table-cell>
          <table:table-cell office:value-type="float" office:value="72244" calcext:value-type="float">
            <text:p>72244</text:p>
          </table:table-cell>
          <table:table-cell office:value-type="string" calcext:value-type="string">
            <text:p/>
            <text:p>         ancien hôtel, au bourg de Précigné</text:p>
            <text:p>         , paroisse Saint-Marti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1570</text:p>
          </table:table-cell>
          <table:table-cell office:value-type="string" calcext:value-type="string">
            <text:p>Bade (La),</text:p>
          </table:table-cell>
          <table:table-cell office:value-type="string" calcext:value-type="string">
            <text:p>maison bourgeoise</text:p>
          </table:table-cell>
          <table:table-cell office:value-type="string" calcext:value-type="string">
            <text:p>bourg de Précigné</text:p>
            <text:p>         </text:p>
          </table:table-cell>
          <table:table-cell office:value-type="float" office:value="72244" calcext:value-type="float">
            <text:p>72244</text:p>
          </table:table-cell>
          <table:table-cell office:value-type="string" calcext:value-type="string">
            <text:p/>
            <text:p>         maison bourgeoise, au bourg de Précigné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5701</text:p>
          </table:table-cell>
          <table:table-cell office:value-type="string" calcext:value-type="string">
            <text:p>Hôpital (L’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Précigné</text:p>
            <text:p>         </text:p>
          </table:table-cell>
          <table:table-cell office:value-type="float" office:value="72244" calcext:value-type="float">
            <text:p>72244</text:p>
          </table:table-cell>
          <table:table-cell office:value-type="string" calcext:value-type="string">
            <text:p/>
            <text:p>         maison, au bourg de Précigné</text:p>
            <text:p>          </text:p>
            <text:p>         (Pesche, IV, 559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3922</text:p>
          </table:table-cell>
          <table:table-cell office:value-type="string" calcext:value-type="string">
            <text:p>Commanderi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Précigné</text:p>
            <text:p>         </text:p>
          </table:table-cell>
          <table:table-cell office:value-type="float" office:value="72244" calcext:value-type="float">
            <text:p>72244</text:p>
          </table:table-cell>
          <table:table-cell office:value-type="string" calcext:value-type="string">
            <text:p/>
            <text:p>         maison, au bourg de Précigné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5685</text:p>
          </table:table-cell>
          <table:table-cell office:value-type="string" calcext:value-type="string">
            <text:p>Torche (La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bourg de Prévelles</text:p>
            <text:p>         </text:p>
          </table:table-cell>
          <table:table-cell office:value-type="float" office:value="72246" calcext:value-type="float">
            <text:p>72246</text:p>
          </table:table-cell>
          <table:table-cell office:value-type="string" calcext:value-type="string">
            <text:p/>
            <text:p>         bordage, au bourg de Prévelles</text:p>
            <text:p>         , 1788 </text:p>
            <text:p>         (Arch. nat., R5 186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0350</text:p>
          </table:table-cell>
          <table:table-cell office:value-type="string" calcext:value-type="string">
            <text:p>Foulonnerie (La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bourg de Requeil</text:p>
            <text:p>         </text:p>
          </table:table-cell>
          <table:table-cell office:value-type="float" office:value="72252" calcext:value-type="float">
            <text:p>72252</text:p>
          </table:table-cell>
          <table:table-cell office:value-type="string" calcext:value-type="string">
            <text:p/>
            <text:p>         fief, au bourg de Requeil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8756</text:p>
          </table:table-cell>
          <table:table-cell office:value-type="string" calcext:value-type="string">
            <text:p>Maison (La Grande-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Requeil</text:p>
            <text:p>         </text:p>
          </table:table-cell>
          <table:table-cell office:value-type="float" office:value="72252" calcext:value-type="float">
            <text:p>72252</text:p>
          </table:table-cell>
          <table:table-cell office:value-type="string" calcext:value-type="string">
            <text:p/>
            <text:p>         maison, au bourg de Requeil</text:p>
            <text:p>          </text:p>
            <text:p>         (Pesche, IV, 610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0168</text:p>
          </table:table-cell>
          <table:table-cell office:value-type="string" calcext:value-type="string">
            <text:p>Aître (L’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Roëzé</text:p>
            <text:p>         </text:p>
          </table:table-cell>
          <table:table-cell office:value-type="float" office:value="72253" calcext:value-type="float">
            <text:p>72253</text:p>
          </table:table-cell>
          <table:table-cell office:value-type="string" calcext:value-type="string">
            <text:p/>
            <text:p>         quartier du bourg de Roëz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9720</text:p>
          </table:table-cell>
          <table:table-cell office:value-type="string" calcext:value-type="string">
            <text:p>Quatre-Vents (Les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Roëzé</text:p>
            <text:p>         </text:p>
          </table:table-cell>
          <table:table-cell office:value-type="float" office:value="72253" calcext:value-type="float">
            <text:p>72253</text:p>
          </table:table-cell>
          <table:table-cell office:value-type="string" calcext:value-type="string">
            <text:p/>
            <text:p>         quartier du bourg de Roëz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2441</text:p>
          </table:table-cell>
          <table:table-cell office:value-type="string" calcext:value-type="string">
            <text:p>Ruelles (Les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Roëzé</text:p>
            <text:p>         </text:p>
          </table:table-cell>
          <table:table-cell office:value-type="float" office:value="72253" calcext:value-type="float">
            <text:p>72253</text:p>
          </table:table-cell>
          <table:table-cell office:value-type="string" calcext:value-type="string">
            <text:p/>
            <text:p>         quartier du bourg de Roëz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0141</text:p>
          </table:table-cell>
          <table:table-cell office:value-type="string" calcext:value-type="string">
            <text:p>L’Aire dîmeresse,</text:p>
          </table:table-cell>
          <table:table-cell office:value-type="string" calcext:value-type="string">
            <text:p>cour et bâtiments</text:p>
          </table:table-cell>
          <table:table-cell office:value-type="string" calcext:value-type="string">
            <text:p>bourg de Rouessé-Vassé</text:p>
            <text:p>         </text:p>
          </table:table-cell>
          <table:table-cell office:value-type="float" office:value="72255" calcext:value-type="float">
            <text:p>72255</text:p>
          </table:table-cell>
          <table:table-cell office:value-type="string" calcext:value-type="string">
            <text:p/>
            <text:p>         cour et bâtiments au bourg de Rouessé-Vass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0305</text:p>
          </table:table-cell>
          <table:table-cell office:value-type="string" calcext:value-type="string">
            <text:p>Marsolière (La),</text:p>
          </table:table-cell>
          <table:table-cell office:value-type="string" calcext:value-type="string">
            <text:p>vieille maison</text:p>
          </table:table-cell>
          <table:table-cell office:value-type="string" calcext:value-type="string">
            <text:p>bourg de Rouessé-Vassé</text:p>
            <text:p>         </text:p>
          </table:table-cell>
          <table:table-cell office:value-type="float" office:value="72255" calcext:value-type="float">
            <text:p>72255</text:p>
          </table:table-cell>
          <table:table-cell office:value-type="string" calcext:value-type="string">
            <text:p/>
            <text:p>         vieille maison, au bourg de Rouessé-Vass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9087</text:p>
          </table:table-cell>
          <table:table-cell office:value-type="string" calcext:value-type="string">
            <text:p>Presbytère (Le Petit-),</text:p>
          </table:table-cell>
          <table:table-cell office:value-type="string" calcext:value-type="string">
            <text:p>vieille maison</text:p>
          </table:table-cell>
          <table:table-cell office:value-type="string" calcext:value-type="string">
            <text:p>bourg de Rouessé-Vassé</text:p>
            <text:p>         </text:p>
          </table:table-cell>
          <table:table-cell office:value-type="float" office:value="72255" calcext:value-type="float">
            <text:p>72255</text:p>
          </table:table-cell>
          <table:table-cell office:value-type="string" calcext:value-type="string">
            <text:p/>
            <text:p>         vieille maison, au bourg de Rouessé-Vassé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3269</text:p>
          </table:table-cell>
          <table:table-cell office:value-type="string" calcext:value-type="string">
            <text:p>Clergerie (Cour de la),</text:p>
          </table:table-cell>
          <table:table-cell/>
          <table:table-cell office:value-type="string" calcext:value-type="string">
            <text:p>bourg de Rouessé-Vassé</text:p>
            <text:p>         </text:p>
          </table:table-cell>
          <table:table-cell office:value-type="float" office:value="72255" calcext:value-type="float">
            <text:p>72255</text:p>
          </table:table-cell>
          <table:table-cell office:value-type="string" calcext:value-type="string">
            <text:p>au bourg de Rouessé-Vassé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3866</text:p>
          </table:table-cell>
          <table:table-cell office:value-type="string" calcext:value-type="string">
            <text:p>Collège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Rouez</text:p>
            <text:p>         </text:p>
          </table:table-cell>
          <table:table-cell office:value-type="float" office:value="72256" calcext:value-type="float">
            <text:p>72256</text:p>
          </table:table-cell>
          <table:table-cell office:value-type="string" calcext:value-type="string">
            <text:p/>
            <text:p>         maison, au bourg de Rouez</text:p>
            <text:p>          </text:p>
            <text:p>         (Pesche, IV, 656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597</text:p>
          </table:table-cell>
          <table:table-cell office:value-type="string" calcext:value-type="string">
            <text:p>les Petites-),</text:p>
          </table:table-cell>
          <table:table-cell office:value-type="string" calcext:value-type="string">
            <text:p>bordages</text:p>
          </table:table-cell>
          <table:table-cell office:value-type="string" calcext:value-type="string">
            <text:p>bourg de Rouillon</text:p>
            <text:p>         </text:p>
          </table:table-cell>
          <table:table-cell office:value-type="float" office:value="72257" calcext:value-type="float">
            <text:p>72257</text:p>
          </table:table-cell>
          <table:table-cell office:value-type="string" calcext:value-type="string">
            <text:p/>
            <text:p>         bordages, au bourg de Rouillon</text:p>
            <text:p>         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2-08644</text:p>
          </table:table-cell>
          <table:table-cell office:value-type="string" calcext:value-type="string">
            <text:p>Buletterie (La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bourg de Ruaudin</text:p>
            <text:p>         </text:p>
          </table:table-cell>
          <table:table-cell office:value-type="float" office:value="72260" calcext:value-type="float">
            <text:p>72260</text:p>
          </table:table-cell>
          <table:table-cell office:value-type="string" calcext:value-type="string">
            <text:p/>
            <text:p>         bordage, au bourg de Ruaudin</text:p>
            <text:p>         , </text:p>
            <text:p>            xvi</text:p>
            <text:p>            e-xviii</text:p>
            <text:p>            e siècle</text:p>
            <text:p>         (arch. dép., G 527 et 669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5083</text:p>
          </table:table-cell>
          <table:table-cell office:value-type="string" calcext:value-type="string">
            <text:p>Cour (La),</text:p>
          </table:table-cell>
          <table:table-cell office:value-type="string" calcext:value-type="string">
            <text:p>ancien manoir</text:p>
          </table:table-cell>
          <table:table-cell office:value-type="string" calcext:value-type="string">
            <text:p>bourg de Ruillé-sur-Loir</text:p>
            <text:p>         </text:p>
          </table:table-cell>
          <table:table-cell office:value-type="float" office:value="72262" calcext:value-type="float">
            <text:p>72262</text:p>
          </table:table-cell>
          <table:table-cell office:value-type="string" calcext:value-type="string">
            <text:p/>
            <text:p>         ancien manoir, dans l’enclos des sœurs de la Providence, au bourg de Ruillé-sur-Loir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9162</text:p>
          </table:table-cell>
          <table:table-cell office:value-type="string" calcext:value-type="string">
            <text:p>Maison-Neuv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bourg de Sables</text:p>
            <text:p>         </text:p>
          </table:table-cell>
          <table:table-cell office:value-type="float" office:value="72048" calcext:value-type="float">
            <text:p>72048</text:p>
          </table:table-cell>
          <table:table-cell office:value-type="string" calcext:value-type="string">
            <text:p/>
            <text:p>         lieu, au bourg de Sables</text:p>
            <text:p>         , 1665 </text:p>
            <text:p>         (arch. dép., G 887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5782</text:p>
          </table:table-cell>
          <table:table-cell office:value-type="string" calcext:value-type="string">
            <text:p>Houdemandrie (La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bourg de Saint-Aignan</text:p>
            <text:p>         </text:p>
          </table:table-cell>
          <table:table-cell office:value-type="float" office:value="72265" calcext:value-type="float">
            <text:p>72265</text:p>
          </table:table-cell>
          <table:table-cell office:value-type="string" calcext:value-type="string">
            <text:p/>
            <text:p>         bordage, au bourg de Saint-Aignan</text:p>
            <text:p>         , 1609 </text:p>
            <text:p>         (Pesche, VI, 412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8824</text:p>
          </table:table-cell>
          <table:table-cell office:value-type="string" calcext:value-type="string">
            <text:p>Maison-Blanch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Saint-Aignan</text:p>
            <text:p>         </text:p>
          </table:table-cell>
          <table:table-cell office:value-type="float" office:value="72265" calcext:value-type="float">
            <text:p>72265</text:p>
          </table:table-cell>
          <table:table-cell office:value-type="string" calcext:value-type="string">
            <text:p/>
            <text:p>         maison, au bourg de Saint-Aignan</text:p>
            <text:p>         , 1609 </text:p>
            <text:p>         (Pesche, V, 5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2831</text:p>
          </table:table-cell>
          <table:table-cell office:value-type="string" calcext:value-type="string">
            <text:p>Safranièr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Saint-Aignan</text:p>
            <text:p>         </text:p>
          </table:table-cell>
          <table:table-cell office:value-type="float" office:value="72265" calcext:value-type="float">
            <text:p>72265</text:p>
          </table:table-cell>
          <table:table-cell office:value-type="string" calcext:value-type="string">
            <text:p/>
            <text:p>         maison, au bourg de Saint-Aignan</text:p>
            <text:p>         , 1609 </text:p>
            <text:p>         (Pesche, V, 5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9341</text:p>
          </table:table-cell>
          <table:table-cell office:value-type="string" calcext:value-type="string">
            <text:p>Prieuré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Saint-Aubin-de-Locquenay</text:p>
            <text:p>         </text:p>
          </table:table-cell>
          <table:table-cell office:value-type="float" office:value="72266" calcext:value-type="float">
            <text:p>72266</text:p>
          </table:table-cell>
          <table:table-cell office:value-type="string" calcext:value-type="string">
            <text:p/>
            <text:p>         maison, au bourg de Saint-Aubin-de-Locquenay</text:p>
            <text:p>          </text:p>
            <text:p>         (Legeay, p. 218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3381</text:p>
          </table:table-cell>
          <table:table-cell office:value-type="string" calcext:value-type="string">
            <text:p>Grezel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bourg de Saint-Benoît-sur-Sarthe</text:p>
            <text:p>         </text:p>
          </table:table-cell>
          <table:table-cell office:value-type="float" office:value="72075" calcext:value-type="float">
            <text:p>72075</text:p>
          </table:table-cell>
          <table:table-cell office:value-type="string" calcext:value-type="string">
            <text:p/>
            <text:p>         lieu, au nord-est du bourg de Saint-Benoît-sur-Sarthe</text:p>
            <text:p>         , commune de Chemiré-le-Gaudin </text:p>
            <text:p>         (Cass.).</text:p>
            <text:p>     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4405</text:p>
          </table:table-cell>
          <table:table-cell office:value-type="string" calcext:value-type="string">
            <text:p>Blanche-Étoile (Ruisseau de),</text:p>
          </table:table-cell>
          <table:table-cell/>
          <table:table-cell office:value-type="string" calcext:value-type="string">
            <text:p>bourg de Saint-Fulg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 donné fautivement par Pesche (I, 168), à l’</text:p>
            <text:p>            Orne-Saosnoise</text:p>
            <text:p>         , d’après le lieu de Blanche-Étoile, indiqué par Cassini à l’ouest du</text:p>
            <text:p>            bourg de Saint-Fulgent (Orne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8312</text:p>
          </table:table-cell>
          <table:table-cell office:value-type="string" calcext:value-type="string">
            <text:p>Espérance (L’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bourg de Saint-Georges-du-Bois</text:p>
            <text:p>         </text:p>
          </table:table-cell>
          <table:table-cell office:value-type="float" office:value="72280" calcext:value-type="float">
            <text:p>72280</text:p>
          </table:table-cell>
          <table:table-cell office:value-type="string" calcext:value-type="string">
            <text:p/>
            <text:p>         bordage, au bourg de Saint-Georges-du-Boi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8357</text:p>
          </table:table-cell>
          <table:table-cell office:value-type="string" calcext:value-type="string">
            <text:p>Porcher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Saint-Georges-du-Rosay</text:p>
            <text:p>         </text:p>
          </table:table-cell>
          <table:table-cell office:value-type="float" office:value="72281" calcext:value-type="float">
            <text:p>72281</text:p>
          </table:table-cell>
          <table:table-cell office:value-type="string" calcext:value-type="string">
            <text:p/>
            <text:p>         maison, au bourg de Saint-Georges-du-Rosay</text:p>
            <text:p>         , 1765 </text:p>
            <text:p>         (Arch. dép., B 823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6073</text:p>
          </table:table-cell>
          <table:table-cell office:value-type="string" calcext:value-type="string">
            <text:p>Traverserie (Rue)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e Saint-Georges-du-Rosay</text:p>
            <text:p>         </text:p>
          </table:table-cell>
          <table:table-cell office:value-type="float" office:value="72281" calcext:value-type="float">
            <text:p>72281</text:p>
          </table:table-cell>
          <table:table-cell office:value-type="string" calcext:value-type="string">
            <text:p/>
            <text:p>         maisons, au bourg de Saint-Georges-du-Rosay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8865</text:p>
          </table:table-cell>
          <table:table-cell office:value-type="string" calcext:value-type="string">
            <text:p>Butte (La)*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Saint-Georges-du-Rosay</text:p>
            <text:p>         </text:p>
          </table:table-cell>
          <table:table-cell office:value-type="float" office:value="72281" calcext:value-type="float">
            <text:p>72281</text:p>
          </table:table-cell>
          <table:table-cell office:value-type="string" calcext:value-type="string">
            <text:p/>
            <text:p>         quartier du bourg de Saint-Georges-du-Rosay</text:p>
            <text:p>         </text:p>
            <text:p>         (1847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2655</text:p>
          </table:table-cell>
          <table:table-cell office:value-type="string" calcext:value-type="string">
            <text:p>Gombaudière (La)*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Saint-Georges-du-Rosay</text:p>
            <text:p>         </text:p>
          </table:table-cell>
          <table:table-cell office:value-type="float" office:value="72281" calcext:value-type="float">
            <text:p>72281</text:p>
          </table:table-cell>
          <table:table-cell office:value-type="string" calcext:value-type="string">
            <text:p/>
            <text:p>         quartier du bourg de Saint-Georges-du-Rosay</text:p>
            <text:p>          </text:p>
            <text:p>         (1847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6037</text:p>
          </table:table-cell>
          <table:table-cell office:value-type="string" calcext:value-type="string">
            <text:p>Croix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Saint-Georges-du-Rosay</text:p>
            <text:p>         </text:p>
          </table:table-cell>
          <table:table-cell office:value-type="float" office:value="72281" calcext:value-type="float">
            <text:p>72281</text:p>
          </table:table-cell>
          <table:table-cell office:value-type="string" calcext:value-type="string">
            <text:p/>
            <text:p>         quartier du bourg de Saint-Georges-du-Rosay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6604</text:p>
          </table:table-cell>
          <table:table-cell office:value-type="string" calcext:value-type="string">
            <text:p>Croix-Verte (La)*,</text:p>
          </table:table-cell>
          <table:table-cell office:value-type="string" calcext:value-type="string">
            <text:p>fief et maison</text:p>
          </table:table-cell>
          <table:table-cell office:value-type="string" calcext:value-type="string">
            <text:p>bourg de Saint-Germain-d’Arcé</text:p>
            <text:p>         </text:p>
          </table:table-cell>
          <table:table-cell office:value-type="float" office:value="72283" calcext:value-type="float">
            <text:p>72283</text:p>
          </table:table-cell>
          <table:table-cell office:value-type="string" calcext:value-type="string">
            <text:p/>
            <text:p>         fief et maison, au bourg de Saint-Germain-d’Arcé</text:p>
            <text:p>         , 1658 </text:p>
            <text:p>         (arch. dép., G 825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8770</text:p>
          </table:table-cell>
          <table:table-cell office:value-type="string" calcext:value-type="string">
            <text:p>Maison (La Grande-),</text:p>
          </table:table-cell>
          <table:table-cell office:value-type="string" calcext:value-type="string">
            <text:p>vieux logis</text:p>
          </table:table-cell>
          <table:table-cell office:value-type="string" calcext:value-type="string">
            <text:p>bourg de Saint-Germain-d’Arcé</text:p>
            <text:p>         </text:p>
          </table:table-cell>
          <table:table-cell office:value-type="float" office:value="72283" calcext:value-type="float">
            <text:p>72283</text:p>
          </table:table-cell>
          <table:table-cell office:value-type="string" calcext:value-type="string">
            <text:p/>
            <text:p>         vieux logis, au bourg de Saint-Germain-d’Arc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5089</text:p>
          </table:table-cell>
          <table:table-cell office:value-type="string" calcext:value-type="string">
            <text:p>Cour (La Grande-),</text:p>
          </table:table-cell>
          <table:table-cell office:value-type="string" calcext:value-type="string">
            <text:p>ancien logis</text:p>
          </table:table-cell>
          <table:table-cell office:value-type="string" calcext:value-type="string">
            <text:p>bourg de Saint-Gervais-de-Vic</text:p>
            <text:p>         </text:p>
          </table:table-cell>
          <table:table-cell office:value-type="float" office:value="72286" calcext:value-type="float">
            <text:p>72286</text:p>
          </table:table-cell>
          <table:table-cell office:value-type="string" calcext:value-type="string">
            <text:p/>
            <text:p>         ancien logis, au bourg de Saint-Gervais-de-Vic</text:p>
            <text:p>         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00211</text:p>
          </table:table-cell>
          <table:table-cell office:value-type="string" calcext:value-type="string">
            <text:p>Aître-Bresteau (L’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Saint-Gervais-de-Vic</text:p>
            <text:p>         </text:p>
          </table:table-cell>
          <table:table-cell office:value-type="float" office:value="72286" calcext:value-type="float">
            <text:p>72286</text:p>
          </table:table-cell>
          <table:table-cell office:value-type="string" calcext:value-type="string">
            <text:p/>
            <text:p>         maison, au bourg de Saint-Gervais-de-Vic</text:p>
            <text:p>         , </text:p>
            <text:p>            xviii</text:p>
            <text:p>            e siècle (Paty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0297</text:p>
          </table:table-cell>
          <table:table-cell office:value-type="string" calcext:value-type="string">
            <text:p>Aître-Oriau (L’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Saint-Gervais-de-Vic</text:p>
            <text:p>         </text:p>
          </table:table-cell>
          <table:table-cell office:value-type="float" office:value="72286" calcext:value-type="float">
            <text:p>72286</text:p>
          </table:table-cell>
          <table:table-cell office:value-type="string" calcext:value-type="string">
            <text:p/>
            <text:p>         maison, au bourg de Saint-Gervais-de-Vic</text:p>
            <text:p>         , 1717 (Paty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1210</text:p>
          </table:table-cell>
          <table:table-cell office:value-type="string" calcext:value-type="string">
            <text:p>La Roche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Saint-Gervais-de-Vic</text:p>
            <text:p>         </text:p>
          </table:table-cell>
          <table:table-cell office:value-type="float" office:value="72286" calcext:value-type="float">
            <text:p>72286</text:p>
          </table:table-cell>
          <table:table-cell office:value-type="string" calcext:value-type="string">
            <text:p/>
            <text:p>         maison, au bourg de Saint-Gervais-de-Vic</text:p>
            <text:p>         , fief réuni en 1727 au marquisat de Vic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0130</text:p>
          </table:table-cell>
          <table:table-cell office:value-type="string" calcext:value-type="string">
            <text:p>Aillerie (L’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Saint-Gervais-de-Vic</text:p>
            <text:p>         </text:p>
          </table:table-cell>
          <table:table-cell office:value-type="float" office:value="72286" calcext:value-type="float">
            <text:p>72286</text:p>
          </table:table-cell>
          <table:table-cell office:value-type="string" calcext:value-type="string">
            <text:p/>
            <text:p>         maison, au bourg de Saint-Gervais-de-Vic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1594</text:p>
          </table:table-cell>
          <table:table-cell office:value-type="string" calcext:value-type="string">
            <text:p>Châteauroux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Saint-Gervais-de-Vic</text:p>
            <text:p>         </text:p>
          </table:table-cell>
          <table:table-cell office:value-type="float" office:value="72286" calcext:value-type="float">
            <text:p>72286</text:p>
          </table:table-cell>
          <table:table-cell office:value-type="string" calcext:value-type="string">
            <text:p/>
            <text:p>         maison, au bourg de Saint-Gervais-de-Vic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6741</text:p>
          </table:table-cell>
          <table:table-cell office:value-type="string" calcext:value-type="string">
            <text:p>Cul-d’Oison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Saint-Gervais-de-Vic</text:p>
            <text:p>         </text:p>
          </table:table-cell>
          <table:table-cell office:value-type="float" office:value="72286" calcext:value-type="float">
            <text:p>72286</text:p>
          </table:table-cell>
          <table:table-cell office:value-type="string" calcext:value-type="string">
            <text:p/>
            <text:p>         maison, au bourg de Saint-Gervais-de-Vic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1666</text:p>
          </table:table-cell>
          <table:table-cell office:value-type="string" calcext:value-type="string">
            <text:p>Gât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Saint-Gervais-de-Vic</text:p>
            <text:p>         </text:p>
          </table:table-cell>
          <table:table-cell office:value-type="float" office:value="72286" calcext:value-type="float">
            <text:p>72286</text:p>
          </table:table-cell>
          <table:table-cell office:value-type="string" calcext:value-type="string">
            <text:p/>
            <text:p>         maison, au bourg de Saint-Gervais-de-Vic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9181</text:p>
          </table:table-cell>
          <table:table-cell office:value-type="string" calcext:value-type="string">
            <text:p>Maison-Neuv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Saint-Gervais-de-Vic</text:p>
            <text:p>         </text:p>
          </table:table-cell>
          <table:table-cell office:value-type="float" office:value="72286" calcext:value-type="float">
            <text:p>72286</text:p>
          </table:table-cell>
          <table:table-cell office:value-type="string" calcext:value-type="string">
            <text:p/>
            <text:p>         maison, au bourg de Saint-Gervais-de-Vic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0861</text:p>
          </table:table-cell>
          <table:table-cell office:value-type="string" calcext:value-type="string">
            <text:p>Rivau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Saint-Gervais-de-Vic</text:p>
            <text:p>         </text:p>
          </table:table-cell>
          <table:table-cell office:value-type="float" office:value="72286" calcext:value-type="float">
            <text:p>72286</text:p>
          </table:table-cell>
          <table:table-cell office:value-type="string" calcext:value-type="string">
            <text:p/>
            <text:p>         maison, au bourg de Saint-Gervais-de-Vic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1526</text:p>
          </table:table-cell>
          <table:table-cell office:value-type="string" calcext:value-type="string">
            <text:p>Rommiers (Les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Saint-Gervais-de-Vic</text:p>
            <text:p>         </text:p>
          </table:table-cell>
          <table:table-cell office:value-type="float" office:value="72286" calcext:value-type="float">
            <text:p>72286</text:p>
          </table:table-cell>
          <table:table-cell office:value-type="string" calcext:value-type="string">
            <text:p/>
            <text:p>         maison, au bourg de Saint-Gervais-de-Vic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9746</text:p>
          </table:table-cell>
          <table:table-cell office:value-type="string" calcext:value-type="string">
            <text:p>Forêt (La),</text:p>
          </table:table-cell>
          <table:table-cell office:value-type="string" calcext:value-type="string">
            <text:p>ancien manoir</text:p>
          </table:table-cell>
          <table:table-cell office:value-type="string" calcext:value-type="string">
            <text:p>bourg de Saint-Jean-d’Assé</text:p>
            <text:p>         </text:p>
          </table:table-cell>
          <table:table-cell office:value-type="float" office:value="72290" calcext:value-type="float">
            <text:p>72290</text:p>
          </table:table-cell>
          <table:table-cell office:value-type="string" calcext:value-type="string">
            <text:p/>
            <text:p>         ancien manoir, au bourg de Saint-Jean-d’Ass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6044</text:p>
          </table:table-cell>
          <table:table-cell office:value-type="string" calcext:value-type="string">
            <text:p>Croix (La),</text:p>
          </table:table-cell>
          <table:table-cell office:value-type="string" calcext:value-type="string">
            <text:p>bordage et maisons</text:p>
          </table:table-cell>
          <table:table-cell office:value-type="string" calcext:value-type="string">
            <text:p>bourg de Saint-Jean-d’Assé</text:p>
            <text:p>         </text:p>
          </table:table-cell>
          <table:table-cell office:value-type="float" office:value="72290" calcext:value-type="float">
            <text:p>72290</text:p>
          </table:table-cell>
          <table:table-cell office:value-type="string" calcext:value-type="string">
            <text:p/>
            <text:p>         bordage et maisons, au bourg de Saint-Jean-d’Ass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0066</text:p>
          </table:table-cell>
          <table:table-cell office:value-type="string" calcext:value-type="string">
            <text:p>Chambre (La),</text:p>
          </table:table-cell>
          <table:table-cell office:value-type="string" calcext:value-type="string">
            <text:p>maison bourgeoise</text:p>
          </table:table-cell>
          <table:table-cell office:value-type="string" calcext:value-type="string">
            <text:p>bourg de Saint-Jean-d’Assé</text:p>
            <text:p>         </text:p>
          </table:table-cell>
          <table:table-cell office:value-type="float" office:value="72290" calcext:value-type="float">
            <text:p>72290</text:p>
          </table:table-cell>
          <table:table-cell office:value-type="string" calcext:value-type="string">
            <text:p/>
            <text:p>         maison bourgeoise, au bourg de Saint-Jean-d’Ass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485</text:p>
          </table:table-cell>
          <table:table-cell office:value-type="string" calcext:value-type="string">
            <text:p>Saint-Martin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e Saint-Jean-d’Assé</text:p>
            <text:p>         </text:p>
          </table:table-cell>
          <table:table-cell office:value-type="float" office:value="72290" calcext:value-type="float">
            <text:p>72290</text:p>
          </table:table-cell>
          <table:table-cell office:value-type="string" calcext:value-type="string">
            <text:p/>
            <text:p>         maisons, au bourg de Saint-Jean-d’Ass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0730</text:p>
          </table:table-cell>
          <table:table-cell office:value-type="string" calcext:value-type="string">
            <text:p>Arche (L’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Saint-Jean-d’Assé</text:p>
            <text:p>         </text:p>
          </table:table-cell>
          <table:table-cell office:value-type="float" office:value="72290" calcext:value-type="float">
            <text:p>72290</text:p>
          </table:table-cell>
          <table:table-cell office:value-type="string" calcext:value-type="string">
            <text:p/>
            <text:p>         quartier du bourg de Saint-Jean-d’Ass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2541</text:p>
          </table:table-cell>
          <table:table-cell office:value-type="string" calcext:value-type="string">
            <text:p>Beauregard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Saint-Jean-d’Assé</text:p>
            <text:p>         </text:p>
          </table:table-cell>
          <table:table-cell office:value-type="float" office:value="72290" calcext:value-type="float">
            <text:p>72290</text:p>
          </table:table-cell>
          <table:table-cell office:value-type="string" calcext:value-type="string">
            <text:p/>
            <text:p>         quartier du bourg de Saint-Jean-d’Ass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9438</text:p>
          </table:table-cell>
          <table:table-cell office:value-type="string" calcext:value-type="string">
            <text:p>Fontain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Saint-Jean-d’Assé</text:p>
            <text:p>         </text:p>
          </table:table-cell>
          <table:table-cell office:value-type="float" office:value="72290" calcext:value-type="float">
            <text:p>72290</text:p>
          </table:table-cell>
          <table:table-cell office:value-type="string" calcext:value-type="string">
            <text:p/>
            <text:p>         quartier du bourg de Saint-Jean-d’Ass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3868</text:p>
          </table:table-cell>
          <table:table-cell office:value-type="string" calcext:value-type="string">
            <text:p>Collège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Saint-Jean-de-la-Motte</text:p>
            <text:p>         </text:p>
          </table:table-cell>
          <table:table-cell office:value-type="float" office:value="72291" calcext:value-type="float">
            <text:p>72291</text:p>
          </table:table-cell>
          <table:table-cell office:value-type="string" calcext:value-type="string">
            <text:p/>
            <text:p>         maison, au bourg de Saint-Jean-de-la-Motte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8335</text:p>
          </table:table-cell>
          <table:table-cell office:value-type="string" calcext:value-type="string">
            <text:p>Louvre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Saint-Jean-de-la-Motte</text:p>
            <text:p>         </text:p>
          </table:table-cell>
          <table:table-cell office:value-type="float" office:value="72291" calcext:value-type="float">
            <text:p>72291</text:p>
          </table:table-cell>
          <table:table-cell office:value-type="string" calcext:value-type="string">
            <text:p/>
            <text:p>         maison, au bourg de Saint-Jean-de-la-Motte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9346</text:p>
          </table:table-cell>
          <table:table-cell office:value-type="string" calcext:value-type="string">
            <text:p>Prieuré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Saint-Jean-de-la-Motte</text:p>
            <text:p>         </text:p>
          </table:table-cell>
          <table:table-cell office:value-type="float" office:value="72291" calcext:value-type="float">
            <text:p>72291</text:p>
          </table:table-cell>
          <table:table-cell office:value-type="string" calcext:value-type="string">
            <text:p/>
            <text:p>         maison, au bourg de Saint-Jean-de-la-Motte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9343</text:p>
          </table:table-cell>
          <table:table-cell office:value-type="string" calcext:value-type="string">
            <text:p>Maisons (Les Grandes-),</text:p>
          </table:table-cell>
          <table:table-cell office:value-type="string" calcext:value-type="string">
            <text:p>logis</text:p>
          </table:table-cell>
          <table:table-cell office:value-type="string" calcext:value-type="string">
            <text:p>bourg de Saint-Léonard-des-Bois</text:p>
            <text:p>         </text:p>
          </table:table-cell>
          <table:table-cell office:value-type="float" office:value="72294" calcext:value-type="float">
            <text:p>72294</text:p>
          </table:table-cell>
          <table:table-cell office:value-type="string" calcext:value-type="string">
            <text:p/>
            <text:p>         logis, au bourg de Saint-Léonard-des-Boi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361</text:p>
          </table:table-cell>
          <table:table-cell office:value-type="string" calcext:value-type="string">
            <text:p>Saint-Julien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bourg de Saint-Marceau</text:p>
            <text:p>         </text:p>
          </table:table-cell>
          <table:table-cell office:value-type="float" office:value="72297" calcext:value-type="float">
            <text:p>72297</text:p>
          </table:table-cell>
          <table:table-cell office:value-type="string" calcext:value-type="string">
            <text:p/>
            <text:p>         chapelle, au bourg de Saint-Marceau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8797</text:p>
          </table:table-cell>
          <table:table-cell office:value-type="string" calcext:value-type="string">
            <text:p>Poussineri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Saint-Mars-d’Outillé</text:p>
            <text:p>         </text:p>
          </table:table-cell>
          <table:table-cell office:value-type="float" office:value="72299" calcext:value-type="float">
            <text:p>72299</text:p>
          </table:table-cell>
          <table:table-cell office:value-type="string" calcext:value-type="string">
            <text:p/>
            <text:p>         maison, au bourg de Saint-Mars-d’Outillé</text:p>
            <text:p>         , 1787 (Cogner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7062</text:p>
          </table:table-cell>
          <table:table-cell office:value-type="string" calcext:value-type="string">
            <text:p>Détourb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Saint-Mars-d’Outillé</text:p>
            <text:p>         </text:p>
          </table:table-cell>
          <table:table-cell office:value-type="float" office:value="72299" calcext:value-type="float">
            <text:p>72299</text:p>
          </table:table-cell>
          <table:table-cell office:value-type="string" calcext:value-type="string">
            <text:p/>
            <text:p>         quartier du bourg de Saint-Mars-d’Outil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2682</text:p>
          </table:table-cell>
          <table:table-cell office:value-type="string" calcext:value-type="string">
            <text:p>Gonteri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Saint-Mars-d’Outillé</text:p>
            <text:p>         </text:p>
          </table:table-cell>
          <table:table-cell office:value-type="float" office:value="72299" calcext:value-type="float">
            <text:p>72299</text:p>
          </table:table-cell>
          <table:table-cell office:value-type="string" calcext:value-type="string">
            <text:p/>
            <text:p>         quartier du bourg de Saint-Mars-d’Outil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6511</text:p>
          </table:table-cell>
          <table:table-cell office:value-type="string" calcext:value-type="string">
            <text:p>Pied-Coupé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Saint-Mars-d’Outillé</text:p>
            <text:p>         </text:p>
          </table:table-cell>
          <table:table-cell office:value-type="float" office:value="72299" calcext:value-type="float">
            <text:p>72299</text:p>
          </table:table-cell>
          <table:table-cell office:value-type="string" calcext:value-type="string">
            <text:p/>
            <text:p>         quartier du bourg de Saint-Mars-d’Outil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4899</text:p>
          </table:table-cell>
          <table:table-cell office:value-type="string" calcext:value-type="string">
            <text:p>Tartifume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Saint-Mars-d’Outillé</text:p>
            <text:p>         </text:p>
          </table:table-cell>
          <table:table-cell office:value-type="float" office:value="72299" calcext:value-type="float">
            <text:p>72299</text:p>
          </table:table-cell>
          <table:table-cell office:value-type="string" calcext:value-type="string">
            <text:p/>
            <text:p>         quartier du bourg de Saint-Mars-d’Outil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075</text:p>
          </table:table-cell>
          <table:table-cell office:value-type="string" calcext:value-type="string">
            <text:p>Sainte-Catherine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Saint-Mars-la-Brière</text:p>
            <text:p>         </text:p>
          </table:table-cell>
          <table:table-cell office:value-type="float" office:value="72300" calcext:value-type="float">
            <text:p>72300</text:p>
          </table:table-cell>
          <table:table-cell office:value-type="string" calcext:value-type="string">
            <text:p/>
            <text:p>         quartier du bourg de Saint-Mars-la-Brière</text:p>
            <text:p>          ; ancienne chapelle du cimetière, détruite depuis la révolutio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4159</text:p>
          </table:table-cell>
          <table:table-cell office:value-type="string" calcext:value-type="string">
            <text:p>Coquelleri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Saint-Mars-la-Brière</text:p>
            <text:p>         </text:p>
          </table:table-cell>
          <table:table-cell office:value-type="float" office:value="72300" calcext:value-type="float">
            <text:p>72300</text:p>
          </table:table-cell>
          <table:table-cell office:value-type="string" calcext:value-type="string">
            <text:p/>
            <text:p>         quartier du bourg de Saint-Mars-la-Brièr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6623</text:p>
          </table:table-cell>
          <table:table-cell office:value-type="string" calcext:value-type="string">
            <text:p>Pierre-de-Mauconseil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bourg de Saint-Mars-sous-Ballon</text:p>
            <text:p>         </text:p>
          </table:table-cell>
          <table:table-cell office:value-type="float" office:value="72301" calcext:value-type="float">
            <text:p>72301</text:p>
          </table:table-cell>
          <table:table-cell office:value-type="string" calcext:value-type="string">
            <text:p/>
            <text:p>         lieu, au bourg de Saint-Mars-sous-Ballon</text:p>
            <text:p>         , 1627 </text:p>
            <text:p>         (Arch. nat., R5, 189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9386</text:p>
          </table:table-cell>
          <table:table-cell office:value-type="string" calcext:value-type="string">
            <text:p>Carrefour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Saint-Mars-sous-Ballon</text:p>
            <text:p>         </text:p>
          </table:table-cell>
          <table:table-cell office:value-type="float" office:value="72301" calcext:value-type="float">
            <text:p>72301</text:p>
          </table:table-cell>
          <table:table-cell office:value-type="string" calcext:value-type="string">
            <text:p/>
            <text:p>         quartier du bourg de Saint-Mars-sous-Ball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4723</text:p>
          </table:table-cell>
          <table:table-cell office:value-type="string" calcext:value-type="string">
            <text:p>Paradis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Saint-Mars-sous-Ballon</text:p>
            <text:p>         </text:p>
          </table:table-cell>
          <table:table-cell office:value-type="float" office:value="72301" calcext:value-type="float">
            <text:p>72301</text:p>
          </table:table-cell>
          <table:table-cell office:value-type="string" calcext:value-type="string">
            <text:p/>
            <text:p>         quartier du bourg de Saint-Mars-sous-Ballo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2505</text:p>
          </table:table-cell>
          <table:table-cell office:value-type="string" calcext:value-type="string">
            <text:p>Rues-Dorées (Les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Saint-Michel-de-Chavaignes</text:p>
            <text:p>         </text:p>
          </table:table-cell>
          <table:table-cell office:value-type="float" office:value="72303" calcext:value-type="float">
            <text:p>72303</text:p>
          </table:table-cell>
          <table:table-cell office:value-type="string" calcext:value-type="string">
            <text:p/>
            <text:p>         maison, au bourg de Saint-Michel-de-Chavaignes</text:p>
            <text:p>          </text:p>
            <text:p>         (Pesche, V, 422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8882</text:p>
          </table:table-cell>
          <table:table-cell office:value-type="string" calcext:value-type="string">
            <text:p>Violett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Saint-Michel-de-Chavaignes</text:p>
            <text:p>         </text:p>
          </table:table-cell>
          <table:table-cell office:value-type="float" office:value="72303" calcext:value-type="float">
            <text:p>72303</text:p>
          </table:table-cell>
          <table:table-cell office:value-type="string" calcext:value-type="string">
            <text:p/>
            <text:p>         maison, au bourg de Saint-Michel-de-Chavaignes</text:p>
            <text:p>          </text:p>
            <text:p>         (Pesche, V, 422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5019</text:p>
          </table:table-cell>
          <table:table-cell office:value-type="string" calcext:value-type="string">
            <text:p>Temporel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Saint-Ouen-de-Mimbré</text:p>
            <text:p>         </text:p>
          </table:table-cell>
          <table:table-cell office:value-type="float" office:value="72305" calcext:value-type="float">
            <text:p>72305</text:p>
          </table:table-cell>
          <table:table-cell office:value-type="string" calcext:value-type="string">
            <text:p/>
            <text:p>         maison, au bourg de Saint-Ouen-de-Mimbré</text:p>
            <text:p>          </text:p>
            <text:p>         (Chroniq. de Fresnay, p. 478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1491</text:p>
          </table:table-cell>
          <table:table-cell office:value-type="string" calcext:value-type="string">
            <text:p>Château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Saint-Ouen-en-Champagne</text:p>
            <text:p>         </text:p>
          </table:table-cell>
          <table:table-cell office:value-type="float" office:value="72307" calcext:value-type="float">
            <text:p>72307</text:p>
          </table:table-cell>
          <table:table-cell office:value-type="string" calcext:value-type="string">
            <text:p/>
            <text:p>         quartier du bourg de Saint-Ouen-en-Champagne</text:p>
            <text:p>          ; ancien château des</text:p>
            <text:p>            Maridort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3378</text:p>
          </table:table-cell>
          <table:table-cell office:value-type="string" calcext:value-type="string">
            <text:p>Grez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Saint-Ouen-en-Champagne</text:p>
            <text:p>         </text:p>
          </table:table-cell>
          <table:table-cell office:value-type="float" office:value="72307" calcext:value-type="float">
            <text:p>72307</text:p>
          </table:table-cell>
          <table:table-cell office:value-type="string" calcext:value-type="string">
            <text:p/>
            <text:p>         quartier du bourg de Saint-Ouen-en-Champagne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4724</text:p>
          </table:table-cell>
          <table:table-cell office:value-type="string" calcext:value-type="string">
            <text:p>Paradis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Saint-Ouen-en-Champagne</text:p>
            <text:p>         </text:p>
          </table:table-cell>
          <table:table-cell office:value-type="float" office:value="72307" calcext:value-type="float">
            <text:p>72307</text:p>
          </table:table-cell>
          <table:table-cell office:value-type="string" calcext:value-type="string">
            <text:p/>
            <text:p>         quartier du bourg de Saint-Ouen-en-Champagne</text:p>
            <text:p>         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0265</text:p>
          </table:table-cell>
          <table:table-cell office:value-type="string" calcext:value-type="string">
            <text:p>Fougerais (Les)*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e Saint-Paul-le-Gaultier</text:p>
            <text:p>         </text:p>
          </table:table-cell>
          <table:table-cell office:value-type="float" office:value="72309" calcext:value-type="float">
            <text:p>72309</text:p>
          </table:table-cell>
          <table:table-cell office:value-type="string" calcext:value-type="string">
            <text:p/>
            <text:p>         maisons, au bourg de Saint-Paul-le-Gaultier</text:p>
            <text:p>         , </text:p>
            <text:p>            xv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6742</text:p>
          </table:table-cell>
          <table:table-cell office:value-type="string" calcext:value-type="string">
            <text:p>Cul-du-Chaudron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Saint-Pierre-de-Chevillé</text:p>
            <text:p>         </text:p>
          </table:table-cell>
          <table:table-cell office:value-type="float" office:value="72311" calcext:value-type="float">
            <text:p>72311</text:p>
          </table:table-cell>
          <table:table-cell office:value-type="string" calcext:value-type="string">
            <text:p/>
            <text:p>         maison, au bourg de Saint-Pierre-de-Chevill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4022</text:p>
          </table:table-cell>
          <table:table-cell office:value-type="string" calcext:value-type="string">
            <text:p>Biard (Le Grand-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bourg de Saint-Rémy-des-Monts</text:p>
            <text:p>         </text:p>
          </table:table-cell>
          <table:table-cell office:value-type="float" office:value="72316" calcext:value-type="float">
            <text:p>72316</text:p>
          </table:table-cell>
          <table:table-cell office:value-type="string" calcext:value-type="string">
            <text:p/>
            <text:p>         ferme, au bourg de Saint-Rémy-des-Mont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744</text:p>
          </table:table-cell>
          <table:table-cell office:value-type="string" calcext:value-type="string">
            <text:p>Notre-Dame-de-Toutes-Aides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bourg de Saint-Rémy-du-Plain</text:p>
            <text:p>         </text:p>
          </table:table-cell>
          <table:table-cell office:value-type="float" office:value="72317" calcext:value-type="float">
            <text:p>72317</text:p>
          </table:table-cell>
          <table:table-cell office:value-type="string" calcext:value-type="string">
            <text:p/>
            <text:p>         chapelle, au bourg de Saint-Rémy-du-Plai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5740</text:p>
          </table:table-cell>
          <table:table-cell office:value-type="string" calcext:value-type="string">
            <text:p>Hospice (L’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Saint-Vincent-des-Prés</text:p>
            <text:p>         </text:p>
          </table:table-cell>
          <table:table-cell office:value-type="float" office:value="72324" calcext:value-type="float">
            <text:p>72324</text:p>
          </table:table-cell>
          <table:table-cell office:value-type="string" calcext:value-type="string">
            <text:p/>
            <text:p>         maison, au bourg de Saint-Vincent-des-Prés</text:p>
            <text:p>          </text:p>
            <text:p>         (Pesche, V, 645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8336</text:p>
          </table:table-cell>
          <table:table-cell office:value-type="string" calcext:value-type="string">
            <text:p>Louvre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Saint-Vincent-du-Lorouer</text:p>
            <text:p>         </text:p>
          </table:table-cell>
          <table:table-cell office:value-type="float" office:value="72325" calcext:value-type="float">
            <text:p>72325</text:p>
          </table:table-cell>
          <table:table-cell office:value-type="string" calcext:value-type="string">
            <text:p/>
            <text:p>         maison, au bourg de Saint-Vincent-du-Lorouer</text:p>
            <text:p>          </text:p>
            <text:p>         (Pesche, V, 648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1197</text:p>
          </table:table-cell>
          <table:table-cell office:value-type="string" calcext:value-type="string">
            <text:p>Charme (Le)*,</text:p>
          </table:table-cell>
          <table:table-cell office:value-type="string" calcext:value-type="string">
            <text:p>manoir</text:p>
          </table:table-cell>
          <table:table-cell office:value-type="string" calcext:value-type="string">
            <text:p>bourg de Saint-Vincent-du-Lorouer</text:p>
            <text:p>         </text:p>
          </table:table-cell>
          <table:table-cell office:value-type="float" office:value="72325" calcext:value-type="float">
            <text:p>72325</text:p>
          </table:table-cell>
          <table:table-cell office:value-type="string" calcext:value-type="string">
            <text:p/>
            <text:p>         manoir, au bourg de Saint-Vincent-du-Lorouer</text:p>
            <text:p>         </text:p>
            <text:p>         (Pesche, V, 648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9248</text:p>
          </table:table-cell>
          <table:table-cell office:value-type="string" calcext:value-type="string">
            <text:p>Prestimoni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Saosnes</text:p>
            <text:p>         </text:p>
          </table:table-cell>
          <table:table-cell office:value-type="float" office:value="72326" calcext:value-type="float">
            <text:p>72326</text:p>
          </table:table-cell>
          <table:table-cell office:value-type="string" calcext:value-type="string">
            <text:p/>
            <text:p>         maison, au bourg de Saosnes</text:p>
            <text:p>          </text:p>
            <text:p>         (Pesche, V, 747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4520</text:p>
          </table:table-cell>
          <table:table-cell office:value-type="string" calcext:value-type="string">
            <text:p>Palais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Savigné-l’Évêque</text:p>
            <text:p>         </text:p>
          </table:table-cell>
          <table:table-cell office:value-type="float" office:value="72329" calcext:value-type="float">
            <text:p>72329</text:p>
          </table:table-cell>
          <table:table-cell office:value-type="string" calcext:value-type="string">
            <text:p/>
            <text:p>         maison, au bourg de Savigné-l’Évêque</text:p>
            <text:p>          </text:p>
            <text:p>         (Pesche, VI, 65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4931</text:p>
          </table:table-cell>
          <table:table-cell office:value-type="string" calcext:value-type="string">
            <text:p>Paris (Le Petit-)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e Savigné-l’Évêque</text:p>
            <text:p>         </text:p>
          </table:table-cell>
          <table:table-cell office:value-type="float" office:value="72329" calcext:value-type="float">
            <text:p>72329</text:p>
          </table:table-cell>
          <table:table-cell office:value-type="string" calcext:value-type="string">
            <text:p/>
            <text:p>         maisons, au bourg de Savigné-l’Évêque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2906</text:p>
          </table:table-cell>
          <table:table-cell office:value-type="string" calcext:value-type="string">
            <text:p>Saint-Barthélemy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Savigné-l’Évêque</text:p>
            <text:p>         </text:p>
          </table:table-cell>
          <table:table-cell office:value-type="float" office:value="72329" calcext:value-type="float">
            <text:p>72329</text:p>
          </table:table-cell>
          <table:table-cell office:value-type="string" calcext:value-type="string">
            <text:p/>
            <text:p>         quartier du bourg de Savigné-l’Évêque</text:p>
            <text:p>          ; chapelle détruit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2015</text:p>
          </table:table-cell>
          <table:table-cell office:value-type="string" calcext:value-type="string">
            <text:p>Barricad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Savigné-l’Évêque</text:p>
            <text:p>         </text:p>
          </table:table-cell>
          <table:table-cell office:value-type="float" office:value="72329" calcext:value-type="float">
            <text:p>72329</text:p>
          </table:table-cell>
          <table:table-cell office:value-type="string" calcext:value-type="string">
            <text:p/>
            <text:p>         quartier du bourg de Savigné-l’Évêque</text:p>
            <text:p>         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33002</text:p>
          </table:table-cell>
          <table:table-cell office:value-type="string" calcext:value-type="string">
            <text:p>Moulin-Blavet (Le)*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bourg de Ségrie</text:p>
            <text:p>         </text:p>
          </table:table-cell>
          <table:table-cell office:value-type="float" office:value="72332" calcext:value-type="float">
            <text:p>72332</text:p>
          </table:table-cell>
          <table:table-cell office:value-type="string" calcext:value-type="string">
            <text:p/>
            <text:p>         moulin, au bourg de Ségrie</text:p>
            <text:p>         , </text:p>
            <text:p>            xvi</text:p>
            <text:p>            e siècle </text:p>
            <text:p>         (arch. dép., E 17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01973</text:p>
          </table:table-cell>
          <table:table-cell office:value-type="string" calcext:value-type="string">
            <text:p>Barre-de-la-Croix (La)*,</text:p>
          </table:table-cell>
          <table:table-cell office:value-type="string" calcext:value-type="string">
            <text:p>frarâche</text:p>
          </table:table-cell>
          <table:table-cell office:value-type="string" calcext:value-type="string">
            <text:p>bourg de Semur</text:p>
          </table:table-cell>
          <table:table-cell office:value-type="float" office:value="72333" calcext:value-type="float">
            <text:p>72333</text:p>
          </table:table-cell>
          <table:table-cell office:value-type="string" calcext:value-type="string">
            <text:p/>
            <text:p>         frarâche, au carrefour de la</text:p>
            <text:p>            Croix-Boissée, au bourg de Semur,</text:p>
            <text:p>            1787</text:p>
            <text:p>         (Arch. nat., R5 201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5805</text:p>
          </table:table-cell>
          <table:table-cell office:value-type="string" calcext:value-type="string">
            <text:p>Houetterie (La),</text:p>
          </table:table-cell>
          <table:table-cell office:value-type="string" calcext:value-type="string">
            <text:p>frarâche</text:p>
          </table:table-cell>
          <table:table-cell office:value-type="string" calcext:value-type="string">
            <text:p>bourg de Semur</text:p>
          </table:table-cell>
          <table:table-cell office:value-type="float" office:value="72333" calcext:value-type="float">
            <text:p>72333</text:p>
          </table:table-cell>
          <table:table-cell office:value-type="string" calcext:value-type="string">
            <text:p/>
            <text:p>         frarâche, rue des Sablons, au bourg de Semur, 1787 </text:p>
            <text:p>         (Arch. nat., R5 201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5935</text:p>
          </table:table-cell>
          <table:table-cell office:value-type="string" calcext:value-type="string">
            <text:p>Borde-Pigeon (La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bourg de Semur</text:p>
            <text:p>         </text:p>
          </table:table-cell>
          <table:table-cell office:value-type="float" office:value="72333" calcext:value-type="float">
            <text:p>72333</text:p>
          </table:table-cell>
          <table:table-cell office:value-type="string" calcext:value-type="string">
            <text:p/>
            <text:p>         bordage, au bourg de Semur</text:p>
            <text:p>         , 1787 et 1804</text:p>
            <text:p>         (Arch. nat., R5 201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5876</text:p>
          </table:table-cell>
          <table:table-cell office:value-type="string" calcext:value-type="string">
            <text:p>Borde-Crochet (La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bourg de Semur</text:p>
            <text:p>         </text:p>
          </table:table-cell>
          <table:table-cell office:value-type="float" office:value="72333" calcext:value-type="float">
            <text:p>72333</text:p>
          </table:table-cell>
          <table:table-cell office:value-type="string" calcext:value-type="string">
            <text:p/>
            <text:p>         bordage, au bourg de Semur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5924</text:p>
          </table:table-cell>
          <table:table-cell office:value-type="string" calcext:value-type="string">
            <text:p>Borde-Loiré (La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bourg de Semur</text:p>
            <text:p>         </text:p>
          </table:table-cell>
          <table:table-cell office:value-type="float" office:value="72333" calcext:value-type="float">
            <text:p>72333</text:p>
          </table:table-cell>
          <table:table-cell office:value-type="string" calcext:value-type="string">
            <text:p/>
            <text:p>         bordage, au bourg de Semur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5775</text:p>
          </table:table-cell>
          <table:table-cell office:value-type="string" calcext:value-type="string">
            <text:p>Creuserie (La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bourg de Semur</text:p>
            <text:p>         </text:p>
          </table:table-cell>
          <table:table-cell office:value-type="float" office:value="72333" calcext:value-type="float">
            <text:p>72333</text:p>
          </table:table-cell>
          <table:table-cell office:value-type="string" calcext:value-type="string">
            <text:p/>
            <text:p>         bordage, au bourg de Semur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052</text:p>
          </table:table-cell>
          <table:table-cell office:value-type="string" calcext:value-type="string">
            <text:p>Sainte-Barbe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bourg de Semur</text:p>
            <text:p>         </text:p>
          </table:table-cell>
          <table:table-cell office:value-type="float" office:value="72333" calcext:value-type="float">
            <text:p>72333</text:p>
          </table:table-cell>
          <table:table-cell office:value-type="string" calcext:value-type="string">
            <text:p/>
            <text:p>         chapelle, au bourg de Semur</text:p>
            <text:p>         , 1787 </text:p>
            <text:p>         (Arch. nat., R5 201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7943</text:p>
          </table:table-cell>
          <table:table-cell office:value-type="string" calcext:value-type="string">
            <text:p>Brosse-au-Loup (La)*,</text:p>
          </table:table-cell>
          <table:table-cell office:value-type="string" calcext:value-type="string">
            <text:p>frarâche</text:p>
          </table:table-cell>
          <table:table-cell office:value-type="string" calcext:value-type="string">
            <text:p>bourg de Semur</text:p>
            <text:p>         </text:p>
          </table:table-cell>
          <table:table-cell office:value-type="float" office:value="72333" calcext:value-type="float">
            <text:p>72333</text:p>
          </table:table-cell>
          <table:table-cell office:value-type="string" calcext:value-type="string">
            <text:p/>
            <text:p>         frarâche, au bourg de Semur</text:p>
            <text:p>         , 1787</text:p>
            <text:p>         (Arch. nat., R5 201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3381</text:p>
          </table:table-cell>
          <table:table-cell office:value-type="string" calcext:value-type="string">
            <text:p>Clos-au-Goutz (Le)*,</text:p>
          </table:table-cell>
          <table:table-cell office:value-type="string" calcext:value-type="string">
            <text:p>frarâche</text:p>
          </table:table-cell>
          <table:table-cell office:value-type="string" calcext:value-type="string">
            <text:p>bourg de Semur</text:p>
            <text:p>         </text:p>
          </table:table-cell>
          <table:table-cell office:value-type="float" office:value="72333" calcext:value-type="float">
            <text:p>72333</text:p>
          </table:table-cell>
          <table:table-cell office:value-type="string" calcext:value-type="string">
            <text:p/>
            <text:p>         frarâche, au bourg de Semur</text:p>
            <text:p>         , 1787 </text:p>
            <text:p>         (Arch. nat., R5 201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9459</text:p>
          </table:table-cell>
          <table:table-cell office:value-type="string" calcext:value-type="string">
            <text:p>Fontain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bourg de Semur</text:p>
            <text:p>         </text:p>
          </table:table-cell>
          <table:table-cell office:value-type="float" office:value="72333" calcext:value-type="float">
            <text:p>72333</text:p>
          </table:table-cell>
          <table:table-cell office:value-type="string" calcext:value-type="string">
            <text:p/>
            <text:p>         lieu, au bourg de Semur</text:p>
            <text:p>         , 1787 </text:p>
            <text:p>         (Arch. nat., R5 201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8786</text:p>
          </table:table-cell>
          <table:table-cell office:value-type="string" calcext:value-type="string">
            <text:p>Maison (La Grande-)*,</text:p>
          </table:table-cell>
          <table:table-cell office:value-type="string" calcext:value-type="string">
            <text:p>logis</text:p>
          </table:table-cell>
          <table:table-cell office:value-type="string" calcext:value-type="string">
            <text:p>bourg de Semur</text:p>
            <text:p>         </text:p>
          </table:table-cell>
          <table:table-cell office:value-type="float" office:value="72333" calcext:value-type="float">
            <text:p>72333</text:p>
          </table:table-cell>
          <table:table-cell office:value-type="string" calcext:value-type="string">
            <text:p/>
            <text:p>         logis, au bourg de Semur</text:p>
            <text:p>         , 1787 </text:p>
            <text:p>         (Arch. nat., R5 201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5993</text:p>
          </table:table-cell>
          <table:table-cell office:value-type="string" calcext:value-type="string">
            <text:p>Tourniquet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Semur</text:p>
            <text:p>         </text:p>
          </table:table-cell>
          <table:table-cell office:value-type="float" office:value="72333" calcext:value-type="float">
            <text:p>72333</text:p>
          </table:table-cell>
          <table:table-cell office:value-type="string" calcext:value-type="string">
            <text:p/>
            <text:p>         maison, au bourg de Semur</text:p>
            <text:p>         , « en la rue du Pavillon », 1787 </text:p>
            <text:p>         (Arch. nat., R5 201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326</text:p>
          </table:table-cell>
          <table:table-cell office:value-type="string" calcext:value-type="string">
            <text:p>Saint-Jean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Semur</text:p>
            <text:p>         </text:p>
          </table:table-cell>
          <table:table-cell office:value-type="float" office:value="72333" calcext:value-type="float">
            <text:p>72333</text:p>
          </table:table-cell>
          <table:table-cell office:value-type="string" calcext:value-type="string">
            <text:p/>
            <text:p>         maison, au bourg de Semur</text:p>
            <text:p>         , 1787 </text:p>
            <text:p>         (Arch. nat., R5 201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6204</text:p>
          </table:table-cell>
          <table:table-cell office:value-type="string" calcext:value-type="string">
            <text:p>Croix-Boissée (Carrefour de la),</text:p>
          </table:table-cell>
          <table:table-cell/>
          <table:table-cell office:value-type="string" calcext:value-type="string">
            <text:p>bourg de Semur</text:p>
            <text:p>         </text:p>
          </table:table-cell>
          <table:table-cell office:value-type="float" office:value="72333" calcext:value-type="float">
            <text:p>72333</text:p>
          </table:table-cell>
          <table:table-cell office:value-type="string" calcext:value-type="string">
            <text:p>au bourg de Semur</text:p>
            <text:p>         , 1787 </text:p>
            <text:p>         (Arch. nat., R5 201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7733</text:p>
          </table:table-cell>
          <table:table-cell office:value-type="string" calcext:value-type="string">
            <text:p>École-Corbin (L’),</text:p>
          </table:table-cell>
          <table:table-cell office:value-type="string" calcext:value-type="string">
            <text:p>ancien manoir</text:p>
          </table:table-cell>
          <table:table-cell office:value-type="string" calcext:value-type="string">
            <text:p>bourg de Sougé-le-Ganelon</text:p>
            <text:p>         </text:p>
          </table:table-cell>
          <table:table-cell office:value-type="float" office:value="72337" calcext:value-type="float">
            <text:p>72337</text:p>
          </table:table-cell>
          <table:table-cell office:value-type="string" calcext:value-type="string">
            <text:p/>
            <text:p>         ancien manoir, au bourg de Sougé-le-Ganel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9460</text:p>
          </table:table-cell>
          <table:table-cell office:value-type="string" calcext:value-type="string">
            <text:p>Fontain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Sougé-le-Ganelon</text:p>
            <text:p>         </text:p>
          </table:table-cell>
          <table:table-cell office:value-type="float" office:value="72337" calcext:value-type="float">
            <text:p>72337</text:p>
          </table:table-cell>
          <table:table-cell office:value-type="string" calcext:value-type="string">
            <text:p/>
            <text:p>         quartier du bourg de Sougé-le-Ganel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9604</text:p>
          </table:table-cell>
          <table:table-cell office:value-type="string" calcext:value-type="string">
            <text:p>Puits-Forget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Sougé-le-Ganelon</text:p>
            <text:p>         </text:p>
          </table:table-cell>
          <table:table-cell office:value-type="float" office:value="72337" calcext:value-type="float">
            <text:p>72337</text:p>
          </table:table-cell>
          <table:table-cell office:value-type="string" calcext:value-type="string">
            <text:p/>
            <text:p>         quartier du bourg de Sougé-le-Ganel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9358</text:p>
          </table:table-cell>
          <table:table-cell office:value-type="string" calcext:value-type="string">
            <text:p>Le Haut-Prieuré,</text:p>
          </table:table-cell>
          <table:table-cell office:value-type="string" calcext:value-type="string">
            <text:p>quartiers</text:p>
          </table:table-cell>
          <table:table-cell office:value-type="string" calcext:value-type="string">
            <text:p>bourg de Sougé-le-Ganelon</text:p>
            <text:p>         </text:p>
          </table:table-cell>
          <table:table-cell office:value-type="float" office:value="72337" calcext:value-type="float">
            <text:p>72337</text:p>
          </table:table-cell>
          <table:table-cell office:value-type="string" calcext:value-type="string">
            <text:p/>
            <text:p>         quartiers du bourg de Sougé-le-Ganel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8149</text:p>
          </table:table-cell>
          <table:table-cell office:value-type="string" calcext:value-type="string">
            <text:p>Vesseri (Le)*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e Souillé</text:p>
            <text:p>         </text:p>
          </table:table-cell>
          <table:table-cell office:value-type="float" office:value="72338" calcext:value-type="float">
            <text:p>72338</text:p>
          </table:table-cell>
          <table:table-cell office:value-type="string" calcext:value-type="string">
            <text:p/>
            <text:p>         maisons, au bourg de Souillé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1073</text:p>
          </table:table-cell>
          <table:table-cell office:value-type="string" calcext:value-type="string">
            <text:p>Chaponneri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Souligné-sous-Ballon</text:p>
            <text:p>         </text:p>
          </table:table-cell>
          <table:table-cell office:value-type="float" office:value="72340" calcext:value-type="float">
            <text:p>72340</text:p>
          </table:table-cell>
          <table:table-cell office:value-type="string" calcext:value-type="string">
            <text:p/>
            <text:p>         maison, au bourg de Souligné-sous-Ballon</text:p>
            <text:p>          ; école de filles jusqu’en</text:p>
            <text:p>         1885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9289</text:p>
          </table:table-cell>
          <table:table-cell office:value-type="string" calcext:value-type="string">
            <text:p>Prévôté (La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bourg de Soulitré</text:p>
            <text:p>         </text:p>
          </table:table-cell>
          <table:table-cell office:value-type="float" office:value="72341" calcext:value-type="float">
            <text:p>72341</text:p>
          </table:table-cell>
          <table:table-cell office:value-type="string" calcext:value-type="string">
            <text:p/>
            <text:p>         fief, au bourg de Soulitré</text:p>
            <text:p>          </text:p>
            <text:p>         (Pesche, VI, 222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1712</text:p>
          </table:table-cell>
          <table:table-cell office:value-type="string" calcext:value-type="string">
            <text:p>Gâteri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Soulitré</text:p>
            <text:p>         </text:p>
          </table:table-cell>
          <table:table-cell office:value-type="float" office:value="72341" calcext:value-type="float">
            <text:p>72341</text:p>
          </table:table-cell>
          <table:table-cell office:value-type="string" calcext:value-type="string">
            <text:p/>
            <text:p>         maison, au bourg de Soulitré</text:p>
            <text:p>         , 1788 </text:p>
            <text:p>         (Arch. nat., R5 186).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DT72-27605</text:p>
          </table:table-cell>
          <table:table-cell office:value-type="string" calcext:value-type="string">
            <text:p>Léard (Le Petit-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bourg de Spay</text:p>
            <text:p>         </text:p>
          </table:table-cell>
          <table:table-cell office:value-type="float" office:value="72344" calcext:value-type="float">
            <text:p>72344</text:p>
          </table:table-cell>
          <table:table-cell office:value-type="string" calcext:value-type="string">
            <text:p/>
            <text:p>         bordage, au bourg de Spay</text:p>
            <text:p>         , </text:p>
            <text:p>            xvii</text:p>
            <text:p>            e</text:p>
            <text:p>          et </text:p>
            <text:p>            xviii</text:p>
            <text:p>            e siècle </text:p>
            <text:p>         (Arch. dép., B 880 ; G 406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3611</text:p>
          </table:table-cell>
          <table:table-cell office:value-type="string" calcext:value-type="string">
            <text:p>Berseau,</text:p>
          </table:table-cell>
          <table:table-cell office:value-type="string" calcext:value-type="string">
            <text:p>manoir</text:p>
          </table:table-cell>
          <table:table-cell office:value-type="string" calcext:value-type="string">
            <text:p>bourg de Tassé</text:p>
            <text:p>         </text:p>
          </table:table-cell>
          <table:table-cell office:value-type="float" office:value="72347" calcext:value-type="float">
            <text:p>72347</text:p>
          </table:table-cell>
          <table:table-cell office:value-type="string" calcext:value-type="string">
            <text:p/>
            <text:p>         manoir, au bourg de Tass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7024</text:p>
          </table:table-cell>
          <table:table-cell office:value-type="string" calcext:value-type="string">
            <text:p>Juiveri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Tassé</text:p>
            <text:p>         </text:p>
          </table:table-cell>
          <table:table-cell office:value-type="float" office:value="72347" calcext:value-type="float">
            <text:p>72347</text:p>
          </table:table-cell>
          <table:table-cell office:value-type="string" calcext:value-type="string">
            <text:p/>
            <text:p>         quartier du bourg de Tass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7241</text:p>
          </table:table-cell>
          <table:table-cell office:value-type="string" calcext:value-type="string">
            <text:p>Plains (Les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Tassé</text:p>
            <text:p>         </text:p>
          </table:table-cell>
          <table:table-cell office:value-type="float" office:value="72347" calcext:value-type="float">
            <text:p>72347</text:p>
          </table:table-cell>
          <table:table-cell office:value-type="string" calcext:value-type="string">
            <text:p/>
            <text:p>         quartier du bourg de Tass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4725</text:p>
          </table:table-cell>
          <table:table-cell office:value-type="string" calcext:value-type="string">
            <text:p>Paradis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Tennie</text:p>
            <text:p>         </text:p>
          </table:table-cell>
          <table:table-cell office:value-type="float" office:value="72351" calcext:value-type="float">
            <text:p>72351</text:p>
          </table:table-cell>
          <table:table-cell office:value-type="string" calcext:value-type="string">
            <text:p/>
            <text:p>         maison, au bourg de Tennie</text:p>
            <text:p>          (Bigot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8198</text:p>
          </table:table-cell>
          <table:table-cell office:value-type="string" calcext:value-type="string">
            <text:p>Loricaux (Les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bourg de Théligny</text:p>
            <text:p>         </text:p>
          </table:table-cell>
          <table:table-cell office:value-type="float" office:value="72353" calcext:value-type="float">
            <text:p>72353</text:p>
          </table:table-cell>
          <table:table-cell office:value-type="string" calcext:value-type="string">
            <text:p/>
            <text:p>         lieu, au nord-est du bourg de Théligny</text:p>
            <text:p>          </text:p>
            <text:p>         (Cass.).</text:p>
            <text:p>     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1598</text:p>
          </table:table-cell>
          <table:table-cell office:value-type="string" calcext:value-type="string">
            <text:p>Châteauroux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Théligny</text:p>
            <text:p>         </text:p>
          </table:table-cell>
          <table:table-cell office:value-type="float" office:value="72353" calcext:value-type="float">
            <text:p>72353</text:p>
          </table:table-cell>
          <table:table-cell office:value-type="string" calcext:value-type="string">
            <text:p/>
            <text:p>         maison, au bourg de Théligny</text:p>
            <text:p>         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31653</text:p>
          </table:table-cell>
          <table:table-cell office:value-type="string" calcext:value-type="string">
            <text:p>Moletière (La)*,</text:p>
          </table:table-cell>
          <table:table-cell office:value-type="string" calcext:value-type="string">
            <text:p>bordage détruit</text:p>
          </table:table-cell>
          <table:table-cell office:value-type="string" calcext:value-type="string">
            <text:p>bourg de Thorigné</text:p>
            <text:p>         </text:p>
          </table:table-cell>
          <table:table-cell office:value-type="float" office:value="72358" calcext:value-type="float">
            <text:p>72358</text:p>
          </table:table-cell>
          <table:table-cell office:value-type="string" calcext:value-type="string">
            <text:p/>
            <text:p>         bordage détruit, au bourg de Thorigné</text:p>
            <text:p>         , </text:p>
            <text:p>            xv</text:p>
            <text:p>            e siècle </text:p>
            <text:p>         (Arch. nat., P 3452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11838</text:p>
          </table:table-cell>
          <table:table-cell office:value-type="string" calcext:value-type="string">
            <text:p>Chaussée (La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bourg de Thorigné</text:p>
            <text:p>         </text:p>
          </table:table-cell>
          <table:table-cell office:value-type="float" office:value="72358" calcext:value-type="float">
            <text:p>72358</text:p>
          </table:table-cell>
          <table:table-cell office:value-type="string" calcext:value-type="string">
            <text:p/>
            <text:p>         bordage, au bourg de Thorigné</text:p>
            <text:p>         , </text:p>
            <text:p>            xvi</text:p>
            <text:p>            e-xviii</text:p>
            <text:p>            e siècle (chartrier de Thorigné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2455</text:p>
          </table:table-cell>
          <table:table-cell office:value-type="string" calcext:value-type="string">
            <text:p>Chéquinière (La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bourg de Thorigné</text:p>
            <text:p>         </text:p>
          </table:table-cell>
          <table:table-cell office:value-type="float" office:value="72358" calcext:value-type="float">
            <text:p>72358</text:p>
          </table:table-cell>
          <table:table-cell office:value-type="string" calcext:value-type="string">
            <text:p/>
            <text:p>         hameau attenant au bourg de Thorign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2365</text:p>
          </table:table-cell>
          <table:table-cell office:value-type="string" calcext:value-type="string">
            <text:p>Rue-Basse (La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bourg de Thorigné</text:p>
            <text:p>         </text:p>
          </table:table-cell>
          <table:table-cell office:value-type="float" office:value="72358" calcext:value-type="float">
            <text:p>72358</text:p>
          </table:table-cell>
          <table:table-cell office:value-type="string" calcext:value-type="string">
            <text:p/>
            <text:p>         hameau, réuni au bourg de Thorign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6219</text:p>
          </table:table-cell>
          <table:table-cell office:value-type="string" calcext:value-type="string">
            <text:p>Pescheré (Le Petit-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Thorigné</text:p>
            <text:p>         </text:p>
          </table:table-cell>
          <table:table-cell office:value-type="float" office:value="72358" calcext:value-type="float">
            <text:p>72358</text:p>
          </table:table-cell>
          <table:table-cell office:value-type="string" calcext:value-type="string">
            <text:p/>
            <text:p>         maison, au bourg de Thorign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4296</text:p>
          </table:table-cell>
          <table:table-cell office:value-type="string" calcext:value-type="string">
            <text:p>Signe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Thorigné</text:p>
            <text:p>         </text:p>
          </table:table-cell>
          <table:table-cell office:value-type="float" office:value="72358" calcext:value-type="float">
            <text:p>72358</text:p>
          </table:table-cell>
          <table:table-cell office:value-type="string" calcext:value-type="string">
            <text:p/>
            <text:p>         maison, au bourg de Thorigné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5118</text:p>
          </table:table-cell>
          <table:table-cell office:value-type="string" calcext:value-type="string">
            <text:p>Cour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Torcé</text:p>
            <text:p>         </text:p>
          </table:table-cell>
          <table:table-cell office:value-type="float" office:value="72359" calcext:value-type="float">
            <text:p>72359</text:p>
          </table:table-cell>
          <table:table-cell office:value-type="string" calcext:value-type="string">
            <text:p/>
            <text:p>         maison, au bourg de Torcé</text:p>
            <text:p>          </text:p>
            <text:p>         (Pesche, VI, 345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6610</text:p>
          </table:table-cell>
          <table:table-cell office:value-type="string" calcext:value-type="string">
            <text:p>Croix-Verte (La)*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e Torcé</text:p>
            <text:p>         </text:p>
          </table:table-cell>
          <table:table-cell office:value-type="float" office:value="72359" calcext:value-type="float">
            <text:p>72359</text:p>
          </table:table-cell>
          <table:table-cell office:value-type="string" calcext:value-type="string">
            <text:p/>
            <text:p>         maisons, au bourg de Torcé</text:p>
            <text:p>         , </text:p>
            <text:p>            xv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2607</text:p>
          </table:table-cell>
          <table:table-cell office:value-type="string" calcext:value-type="string">
            <text:p>Godet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Torcé</text:p>
            <text:p>         </text:p>
          </table:table-cell>
          <table:table-cell office:value-type="float" office:value="72359" calcext:value-type="float">
            <text:p>72359</text:p>
          </table:table-cell>
          <table:table-cell office:value-type="string" calcext:value-type="string">
            <text:p/>
            <text:p>         quartier du bourg de Torc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2093</text:p>
          </table:table-cell>
          <table:table-cell office:value-type="string" calcext:value-type="string">
            <text:p>Cheminées (Les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bourg de Tresson</text:p>
            <text:p>         </text:p>
          </table:table-cell>
          <table:table-cell office:value-type="float" office:value="72361" calcext:value-type="float">
            <text:p>72361</text:p>
          </table:table-cell>
          <table:table-cell office:value-type="string" calcext:value-type="string">
            <text:p/>
            <text:p>         bordage, au bourg de Tress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994</text:p>
          </table:table-cell>
          <table:table-cell office:value-type="string" calcext:value-type="string">
            <text:p>Oison-Bridé (L’)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bourg de Tresson</text:p>
            <text:p>         </text:p>
          </table:table-cell>
          <table:table-cell office:value-type="float" office:value="72361" calcext:value-type="float">
            <text:p>72361</text:p>
          </table:table-cell>
          <table:table-cell office:value-type="string" calcext:value-type="string">
            <text:p/>
            <text:p>         lieu-dit, au bourg de Tress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8902</text:p>
          </table:table-cell>
          <table:table-cell office:value-type="string" calcext:value-type="string">
            <text:p>Maison-Dieu (La)*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bourg de Tresson</text:p>
            <text:p>         </text:p>
          </table:table-cell>
          <table:table-cell office:value-type="float" office:value="72361" calcext:value-type="float">
            <text:p>72361</text:p>
          </table:table-cell>
          <table:table-cell office:value-type="string" calcext:value-type="string">
            <text:p/>
            <text:p>         maison détruite, au bourg de Tresson</text:p>
            <text:p>         , (1608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9597</text:p>
          </table:table-cell>
          <table:table-cell office:value-type="string" calcext:value-type="string">
            <text:p>Cassineri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Tresson</text:p>
            <text:p>         </text:p>
          </table:table-cell>
          <table:table-cell office:value-type="float" office:value="72361" calcext:value-type="float">
            <text:p>72361</text:p>
          </table:table-cell>
          <table:table-cell office:value-type="string" calcext:value-type="string">
            <text:p/>
            <text:p>         maison, au bourg de Tresson</text:p>
            <text:p>          ; propriété de R. Cassin en 1535</text:p>
            <text:p>         (Lechable, p. 430).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DT72-01953</text:p>
          </table:table-cell>
          <table:table-cell office:value-type="string" calcext:value-type="string">
            <text:p>Barr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Tresson</text:p>
            <text:p>         </text:p>
          </table:table-cell>
          <table:table-cell office:value-type="float" office:value="72361" calcext:value-type="float">
            <text:p>72361</text:p>
          </table:table-cell>
          <table:table-cell office:value-type="string" calcext:value-type="string">
            <text:p/>
            <text:p>         maison, au bourg de Tresson</text:p>
            <text:p>         , </text:p>
            <text:p>            xv</text:p>
            <text:p>            e</text:p>
            <text:p>         , </text:p>
            <text:p>            xvi</text:p>
            <text:p>            e siècle (Lechable, passim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8430</text:p>
          </table:table-cell>
          <table:table-cell office:value-type="string" calcext:value-type="string">
            <text:p>Portail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Tresson</text:p>
            <text:p>         </text:p>
          </table:table-cell>
          <table:table-cell office:value-type="float" office:value="72361" calcext:value-type="float">
            <text:p>72361</text:p>
          </table:table-cell>
          <table:table-cell office:value-type="string" calcext:value-type="string">
            <text:p/>
            <text:p>         maison, au bourg de Tresson</text:p>
            <text:p>         , </text:p>
            <text:p>            xvi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7940</text:p>
          </table:table-cell>
          <table:table-cell office:value-type="string" calcext:value-type="string">
            <text:p>Enfer (L’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Tresson</text:p>
            <text:p>         </text:p>
          </table:table-cell>
          <table:table-cell office:value-type="float" office:value="72361" calcext:value-type="float">
            <text:p>72361</text:p>
          </table:table-cell>
          <table:table-cell office:value-type="string" calcext:value-type="string">
            <text:p/>
            <text:p>         maison, au bourg de Tress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4726</text:p>
          </table:table-cell>
          <table:table-cell office:value-type="string" calcext:value-type="string">
            <text:p>Paradis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Tresson</text:p>
            <text:p>         </text:p>
          </table:table-cell>
          <table:table-cell office:value-type="float" office:value="72361" calcext:value-type="float">
            <text:p>72361</text:p>
          </table:table-cell>
          <table:table-cell office:value-type="string" calcext:value-type="string">
            <text:p/>
            <text:p>         maison, au bourg de Tress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8275</text:p>
          </table:table-cell>
          <table:table-cell office:value-type="string" calcext:value-type="string">
            <text:p>Pontlay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Tresson</text:p>
            <text:p>         </text:p>
          </table:table-cell>
          <table:table-cell office:value-type="float" office:value="72361" calcext:value-type="float">
            <text:p>72361</text:p>
          </table:table-cell>
          <table:table-cell office:value-type="string" calcext:value-type="string">
            <text:p/>
            <text:p>         maison, au bourg de Tress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9618</text:p>
          </table:table-cell>
          <table:table-cell office:value-type="string" calcext:value-type="string">
            <text:p>Purgatoire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Tresson</text:p>
            <text:p>         </text:p>
          </table:table-cell>
          <table:table-cell office:value-type="float" office:value="72361" calcext:value-type="float">
            <text:p>72361</text:p>
          </table:table-cell>
          <table:table-cell office:value-type="string" calcext:value-type="string">
            <text:p/>
            <text:p>         maison, au bourg de Tress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0455</text:p>
          </table:table-cell>
          <table:table-cell office:value-type="string" calcext:value-type="string">
            <text:p>Rencontr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Tresson</text:p>
            <text:p>         </text:p>
          </table:table-cell>
          <table:table-cell office:value-type="float" office:value="72361" calcext:value-type="float">
            <text:p>72361</text:p>
          </table:table-cell>
          <table:table-cell office:value-type="string" calcext:value-type="string">
            <text:p/>
            <text:p>         maison, au bourg de Tress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0756</text:p>
          </table:table-cell>
          <table:table-cell office:value-type="string" calcext:value-type="string">
            <text:p>Rifle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Tresson</text:p>
            <text:p>         </text:p>
          </table:table-cell>
          <table:table-cell office:value-type="float" office:value="72361" calcext:value-type="float">
            <text:p>72361</text:p>
          </table:table-cell>
          <table:table-cell office:value-type="string" calcext:value-type="string">
            <text:p/>
            <text:p>         maison, au bourg de Tress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1726</text:p>
          </table:table-cell>
          <table:table-cell office:value-type="string" calcext:value-type="string">
            <text:p>Rosier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Tresson</text:p>
            <text:p>         </text:p>
          </table:table-cell>
          <table:table-cell office:value-type="float" office:value="72361" calcext:value-type="float">
            <text:p>72361</text:p>
          </table:table-cell>
          <table:table-cell office:value-type="string" calcext:value-type="string">
            <text:p/>
            <text:p>         maison, au bourg de Tress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6601</text:p>
          </table:table-cell>
          <table:table-cell office:value-type="string" calcext:value-type="string">
            <text:p>Boulvert (Le)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e Tresson</text:p>
            <text:p>         </text:p>
          </table:table-cell>
          <table:table-cell office:value-type="float" office:value="72361" calcext:value-type="float">
            <text:p>72361</text:p>
          </table:table-cell>
          <table:table-cell office:value-type="string" calcext:value-type="string">
            <text:p/>
            <text:p>         maisons, au bourg de Tresso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5124</text:p>
          </table:table-cell>
          <table:table-cell office:value-type="string" calcext:value-type="string">
            <text:p>Cour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Tuffé</text:p>
            <text:p>         </text:p>
          </table:table-cell>
          <table:table-cell office:value-type="float" office:value="72363" calcext:value-type="float">
            <text:p>72363</text:p>
          </table:table-cell>
          <table:table-cell office:value-type="string" calcext:value-type="string">
            <text:p/>
            <text:p>         maison, au bourg de Tuffé</text:p>
            <text:p>          </text:p>
            <text:p>         (Pesche, VI, 395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0025</text:p>
          </table:table-cell>
          <table:table-cell office:value-type="string" calcext:value-type="string">
            <text:p>Abbaye (L’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Tuffé</text:p>
            <text:p>         </text:p>
          </table:table-cell>
          <table:table-cell office:value-type="float" office:value="72363" calcext:value-type="float">
            <text:p>72363</text:p>
          </table:table-cell>
          <table:table-cell office:value-type="string" calcext:value-type="string">
            <text:p/>
            <text:p>         maison, au bourg de Tuffé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6103</text:p>
          </table:table-cell>
          <table:table-cell office:value-type="string" calcext:value-type="string">
            <text:p>Perrin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Vaas</text:p>
            <text:p>         </text:p>
          </table:table-cell>
          <table:table-cell office:value-type="float" office:value="72364" calcext:value-type="float">
            <text:p>72364</text:p>
          </table:table-cell>
          <table:table-cell office:value-type="string" calcext:value-type="string">
            <text:p/>
            <text:p>         maison, au bourg de Vaas</text:p>
            <text:p>         , 1666 </text:p>
            <text:p>         (Vaas, p. 37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6611</text:p>
          </table:table-cell>
          <table:table-cell office:value-type="string" calcext:value-type="string">
            <text:p>Croix-Verte (La)*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e Vaas</text:p>
            <text:p>         </text:p>
          </table:table-cell>
          <table:table-cell office:value-type="float" office:value="72364" calcext:value-type="float">
            <text:p>72364</text:p>
          </table:table-cell>
          <table:table-cell office:value-type="string" calcext:value-type="string">
            <text:p/>
            <text:p>         maisons, au bourg de Vaas</text:p>
            <text:p>         , 1666 </text:p>
            <text:p>         (Vaas, p. 57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5588</text:p>
          </table:table-cell>
          <table:table-cell office:value-type="string" calcext:value-type="string">
            <text:p>Tillars (Les)*,</text:p>
          </table:table-cell>
          <table:table-cell office:value-type="string" calcext:value-type="string">
            <text:p>métairie</text:p>
          </table:table-cell>
          <table:table-cell office:value-type="string" calcext:value-type="string">
            <text:p>bourg de Vaas</text:p>
            <text:p>         </text:p>
          </table:table-cell>
          <table:table-cell office:value-type="float" office:value="72364" calcext:value-type="float">
            <text:p>72364</text:p>
          </table:table-cell>
          <table:table-cell office:value-type="string" calcext:value-type="string">
            <text:p/>
            <text:p>         métairie, au bourg de Vaas</text:p>
            <text:p>         , 1666 </text:p>
            <text:p>         (Vaas, p. 35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2427</text:p>
          </table:table-cell>
          <table:table-cell office:value-type="string" calcext:value-type="string">
            <text:p>Chêne-Vert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Vaas</text:p>
            <text:p>         </text:p>
          </table:table-cell>
          <table:table-cell office:value-type="float" office:value="72364" calcext:value-type="float">
            <text:p>72364</text:p>
          </table:table-cell>
          <table:table-cell office:value-type="string" calcext:value-type="string">
            <text:p/>
            <text:p>         quartier du bourg de Vaas</text:p>
            <text:p>         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42832</text:p>
          </table:table-cell>
          <table:table-cell office:value-type="string" calcext:value-type="string">
            <text:p>Safrumerie (?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Valennes</text:p>
            <text:p>         </text:p>
          </table:table-cell>
          <table:table-cell office:value-type="float" office:value="72366" calcext:value-type="float">
            <text:p>72366</text:p>
          </table:table-cell>
          <table:table-cell office:value-type="string" calcext:value-type="string">
            <text:p/>
            <text:p>         maison, au bourg de Valennes</text:p>
            <text:p>         , </text:p>
            <text:p>            xviii</text:p>
            <text:p>            e siècle </text:p>
            <text:p>         (Arch. dép., G 895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3846</text:p>
          </table:table-cell>
          <table:table-cell office:value-type="string" calcext:value-type="string">
            <text:p>Guébarroux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Valennes</text:p>
            <text:p>         </text:p>
          </table:table-cell>
          <table:table-cell office:value-type="float" office:value="72366" calcext:value-type="float">
            <text:p>72366</text:p>
          </table:table-cell>
          <table:table-cell office:value-type="string" calcext:value-type="string">
            <text:p/>
            <text:p>         maison, au bourg de Valennes</text:p>
            <text:p>         , 1767 </text:p>
            <text:p>         (Arch. nat., Q1 1026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9767</text:p>
          </table:table-cell>
          <table:table-cell office:value-type="string" calcext:value-type="string">
            <text:p>Quentinière (La Petite-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Valennes</text:p>
            <text:p>         </text:p>
          </table:table-cell>
          <table:table-cell office:value-type="float" office:value="72366" calcext:value-type="float">
            <text:p>72366</text:p>
          </table:table-cell>
          <table:table-cell office:value-type="string" calcext:value-type="string">
            <text:p/>
            <text:p>         maison, au bourg de Valenn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0541</text:p>
          </table:table-cell>
          <table:table-cell office:value-type="string" calcext:value-type="string">
            <text:p>Anerie (L’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Valennes</text:p>
            <text:p>         </text:p>
          </table:table-cell>
          <table:table-cell office:value-type="float" office:value="72366" calcext:value-type="float">
            <text:p>72366</text:p>
          </table:table-cell>
          <table:table-cell office:value-type="string" calcext:value-type="string">
            <text:p/>
            <text:p>         quartier du bourg de Valenn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5581</text:p>
          </table:table-cell>
          <table:table-cell office:value-type="string" calcext:value-type="string">
            <text:p>Bond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Valennes</text:p>
            <text:p>         </text:p>
          </table:table-cell>
          <table:table-cell office:value-type="float" office:value="72366" calcext:value-type="float">
            <text:p>72366</text:p>
          </table:table-cell>
          <table:table-cell office:value-type="string" calcext:value-type="string">
            <text:p/>
            <text:p>         quartier du bourg de Valenn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1370</text:p>
          </table:table-cell>
          <table:table-cell office:value-type="string" calcext:value-type="string">
            <text:p>Roches (Les),</text:p>
          </table:table-cell>
          <table:table-cell office:value-type="string" calcext:value-type="string">
            <text:p>ancien manoir</text:p>
          </table:table-cell>
          <table:table-cell office:value-type="string" calcext:value-type="string">
            <text:p>bourg de Vallon</text:p>
            <text:p>         </text:p>
          </table:table-cell>
          <table:table-cell office:value-type="float" office:value="72367" calcext:value-type="float">
            <text:p>72367</text:p>
          </table:table-cell>
          <table:table-cell office:value-type="string" calcext:value-type="string">
            <text:p/>
            <text:p>         ancien manoir, au bourg de Vallon</text:p>
            <text:p>         , servant aujourd’hui de mairi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9366</text:p>
          </table:table-cell>
          <table:table-cell office:value-type="string" calcext:value-type="string">
            <text:p>Prieuré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Vallon</text:p>
            <text:p>         </text:p>
          </table:table-cell>
          <table:table-cell office:value-type="float" office:value="72367" calcext:value-type="float">
            <text:p>72367</text:p>
          </table:table-cell>
          <table:table-cell office:value-type="string" calcext:value-type="string">
            <text:p/>
            <text:p>         maison, au bourg de Vallon</text:p>
            <text:p>          </text:p>
            <text:p>         (Pesche, VI, 440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4288</text:p>
          </table:table-cell>
          <table:table-cell office:value-type="string" calcext:value-type="string">
            <text:p>le Carrefour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Vallon</text:p>
            <text:p>         </text:p>
          </table:table-cell>
          <table:table-cell office:value-type="float" office:value="72367" calcext:value-type="float">
            <text:p>72367</text:p>
          </table:table-cell>
          <table:table-cell office:value-type="string" calcext:value-type="string">
            <text:p/>
            <text:p>         maison, au bourg de Vallon</text:p>
            <text:p>         , 1735 </text:p>
            <text:p>         (arch. dép., H 1891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4522</text:p>
          </table:table-cell>
          <table:table-cell office:value-type="string" calcext:value-type="string">
            <text:p>Palais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Vallon</text:p>
            <text:p>         </text:p>
          </table:table-cell>
          <table:table-cell office:value-type="float" office:value="72367" calcext:value-type="float">
            <text:p>72367</text:p>
          </table:table-cell>
          <table:table-cell office:value-type="string" calcext:value-type="string">
            <text:p/>
            <text:p>         maison, au bourg de Vall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7971</text:p>
          </table:table-cell>
          <table:table-cell office:value-type="string" calcext:value-type="string">
            <text:p>Verger (Le),</text:p>
          </table:table-cell>
          <table:table-cell office:value-type="string" calcext:value-type="string">
            <text:p>manoir</text:p>
          </table:table-cell>
          <table:table-cell office:value-type="string" calcext:value-type="string">
            <text:p>bourg de Vallon</text:p>
            <text:p>         </text:p>
          </table:table-cell>
          <table:table-cell office:value-type="float" office:value="72367" calcext:value-type="float">
            <text:p>72367</text:p>
          </table:table-cell>
          <table:table-cell office:value-type="string" calcext:value-type="string">
            <text:p/>
            <text:p>         manoir, au bourg de Vall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5336</text:p>
          </table:table-cell>
          <table:table-cell office:value-type="string" calcext:value-type="string">
            <text:p>Cour-Haute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Vallon</text:p>
            <text:p>         </text:p>
          </table:table-cell>
          <table:table-cell office:value-type="float" office:value="72367" calcext:value-type="float">
            <text:p>72367</text:p>
          </table:table-cell>
          <table:table-cell office:value-type="string" calcext:value-type="string">
            <text:p/>
            <text:p>         quartier du bourg de Vall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7025</text:p>
          </table:table-cell>
          <table:table-cell office:value-type="string" calcext:value-type="string">
            <text:p>Juiveri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Vallon</text:p>
            <text:p>         </text:p>
          </table:table-cell>
          <table:table-cell office:value-type="float" office:value="72367" calcext:value-type="float">
            <text:p>72367</text:p>
          </table:table-cell>
          <table:table-cell office:value-type="string" calcext:value-type="string">
            <text:p/>
            <text:p>         quartier du bourg de Vall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9608</text:p>
          </table:table-cell>
          <table:table-cell office:value-type="string" calcext:value-type="string">
            <text:p>Puits-Herpin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Vallon</text:p>
            <text:p>         </text:p>
          </table:table-cell>
          <table:table-cell office:value-type="float" office:value="72367" calcext:value-type="float">
            <text:p>72367</text:p>
          </table:table-cell>
          <table:table-cell office:value-type="string" calcext:value-type="string">
            <text:p/>
            <text:p>         quartier du bourg de Vall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9736</text:p>
          </table:table-cell>
          <table:table-cell office:value-type="string" calcext:value-type="string">
            <text:p>Quatre-Vents (Les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Vallon</text:p>
            <text:p>         </text:p>
          </table:table-cell>
          <table:table-cell office:value-type="float" office:value="72367" calcext:value-type="float">
            <text:p>72367</text:p>
          </table:table-cell>
          <table:table-cell office:value-type="string" calcext:value-type="string">
            <text:p/>
            <text:p>         quartier du bourg de Vallon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4453</text:p>
          </table:table-cell>
          <table:table-cell office:value-type="string" calcext:value-type="string">
            <text:p>Cormier (Cour du),</text:p>
          </table:table-cell>
          <table:table-cell/>
          <table:table-cell office:value-type="string" calcext:value-type="string">
            <text:p>bourg de Vallon</text:p>
            <text:p>         </text:p>
          </table:table-cell>
          <table:table-cell office:value-type="float" office:value="72367" calcext:value-type="float">
            <text:p>72367</text:p>
          </table:table-cell>
          <table:table-cell office:value-type="string" calcext:value-type="string">
            <text:p>au bourg de Vallo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8338</text:p>
          </table:table-cell>
          <table:table-cell office:value-type="string" calcext:value-type="string">
            <text:p>Louvre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Verneil-le-Chétif</text:p>
            <text:p>         </text:p>
          </table:table-cell>
          <table:table-cell office:value-type="float" office:value="72369" calcext:value-type="float">
            <text:p>72369</text:p>
          </table:table-cell>
          <table:table-cell office:value-type="string" calcext:value-type="string">
            <text:p/>
            <text:p>         maison, au bourg de Verneil-le-Chétif</text:p>
            <text:p>          </text:p>
            <text:p>         (Aubigné, p. 413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6066</text:p>
          </table:table-cell>
          <table:table-cell office:value-type="string" calcext:value-type="string">
            <text:p>Travail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Verneil-le-Chétif</text:p>
            <text:p>         </text:p>
          </table:table-cell>
          <table:table-cell office:value-type="float" office:value="72369" calcext:value-type="float">
            <text:p>72369</text:p>
          </table:table-cell>
          <table:table-cell office:value-type="string" calcext:value-type="string">
            <text:p/>
            <text:p>         maison, au bourg de Verneil-le-Chétif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8795</text:p>
          </table:table-cell>
          <table:table-cell office:value-type="string" calcext:value-type="string">
            <text:p>Maison (La Grande-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Verron</text:p>
            <text:p>         </text:p>
          </table:table-cell>
          <table:table-cell office:value-type="float" office:value="72154" calcext:value-type="float">
            <text:p>72154</text:p>
          </table:table-cell>
          <table:table-cell office:value-type="string" calcext:value-type="string">
            <text:p/>
            <text:p>         maison, au bourg de Verr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7245</text:p>
          </table:table-cell>
          <table:table-cell office:value-type="string" calcext:value-type="string">
            <text:p>Domaine-de-la-Cure (Le)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bourg de Villaines-sous-Malicorne</text:p>
            <text:p>         </text:p>
          </table:table-cell>
          <table:table-cell office:value-type="float" office:value="72377" calcext:value-type="float">
            <text:p>72377</text:p>
          </table:table-cell>
          <table:table-cell office:value-type="string" calcext:value-type="string">
            <text:p/>
            <text:p>         maisons, au bourg de Villaines-sous-Malicorn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8798</text:p>
          </table:table-cell>
          <table:table-cell office:value-type="string" calcext:value-type="string">
            <text:p>Maison (La Grande-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Viré</text:p>
            <text:p>         </text:p>
          </table:table-cell>
          <table:table-cell office:value-type="float" office:value="72379" calcext:value-type="float">
            <text:p>72379</text:p>
          </table:table-cell>
          <table:table-cell office:value-type="string" calcext:value-type="string">
            <text:p/>
            <text:p>         maison, au bourg de Viré</text:p>
            <text:p>          </text:p>
            <text:p>         (Pesche, VI, 554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0028</text:p>
          </table:table-cell>
          <table:table-cell office:value-type="string" calcext:value-type="string">
            <text:p>Abbaye (L’),</text:p>
          </table:table-cell>
          <table:table-cell office:value-type="string" calcext:value-type="string">
            <text:p>bordage et maisons</text:p>
          </table:table-cell>
          <table:table-cell office:value-type="string" calcext:value-type="string">
            <text:p>bourg de Vivoin</text:p>
            <text:p>         </text:p>
          </table:table-cell>
          <table:table-cell office:value-type="float" office:value="72380" calcext:value-type="float">
            <text:p>72380</text:p>
          </table:table-cell>
          <table:table-cell office:value-type="string" calcext:value-type="string">
            <text:p/>
            <text:p>         bordage et maisons, au bourg de Vivoi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1858</text:p>
          </table:table-cell>
          <table:table-cell office:value-type="string" calcext:value-type="string">
            <text:p>Rouables (Les)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bourg de Vivoin</text:p>
            <text:p>         </text:p>
          </table:table-cell>
          <table:table-cell office:value-type="float" office:value="72380" calcext:value-type="float">
            <text:p>72380</text:p>
          </table:table-cell>
          <table:table-cell office:value-type="string" calcext:value-type="string">
            <text:p/>
            <text:p>         lieu-dit, au bourg de Vivoin</text:p>
            <text:p>          </text:p>
            <text:p>         (Pesche, VI, 565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8904</text:p>
          </table:table-cell>
          <table:table-cell office:value-type="string" calcext:value-type="string">
            <text:p>Maison-Dieu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Vivoin</text:p>
            <text:p>         </text:p>
          </table:table-cell>
          <table:table-cell office:value-type="float" office:value="72380" calcext:value-type="float">
            <text:p>72380</text:p>
          </table:table-cell>
          <table:table-cell office:value-type="string" calcext:value-type="string">
            <text:p/>
            <text:p>         maison, au bourg de Vivoin</text:p>
            <text:p>          </text:p>
            <text:p>         (Pesche, VI, 565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0280</text:p>
          </table:table-cell>
          <table:table-cell office:value-type="string" calcext:value-type="string">
            <text:p>Réfectoire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Vivoin</text:p>
            <text:p>         </text:p>
          </table:table-cell>
          <table:table-cell office:value-type="float" office:value="72380" calcext:value-type="float">
            <text:p>72380</text:p>
          </table:table-cell>
          <table:table-cell office:value-type="string" calcext:value-type="string">
            <text:p/>
            <text:p>         maison, au bourg de Vivoin</text:p>
            <text:p>         , 1464-1683 (arch. paroissiales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9450</text:p>
          </table:table-cell>
          <table:table-cell office:value-type="string" calcext:value-type="string">
            <text:p>Promenades (Les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Vivoin</text:p>
            <text:p>         </text:p>
          </table:table-cell>
          <table:table-cell office:value-type="float" office:value="72380" calcext:value-type="float">
            <text:p>72380</text:p>
          </table:table-cell>
          <table:table-cell office:value-type="string" calcext:value-type="string">
            <text:p/>
            <text:p>         maison, au bourg de Vivoin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4128</text:p>
          </table:table-cell>
          <table:table-cell office:value-type="string" calcext:value-type="string">
            <text:p>Coq (Cour du),</text:p>
          </table:table-cell>
          <table:table-cell/>
          <table:table-cell office:value-type="string" calcext:value-type="string">
            <text:p>bourg de Vivoin</text:p>
            <text:p>         </text:p>
          </table:table-cell>
          <table:table-cell office:value-type="float" office:value="72380" calcext:value-type="float">
            <text:p>72380</text:p>
          </table:table-cell>
          <table:table-cell office:value-type="string" calcext:value-type="string">
            <text:p>au bourg de Vivoin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7795</text:p>
          </table:table-cell>
          <table:table-cell office:value-type="string" calcext:value-type="string">
            <text:p>Écu (Cour de l’),</text:p>
          </table:table-cell>
          <table:table-cell/>
          <table:table-cell office:value-type="string" calcext:value-type="string">
            <text:p>bourg de Vivoin</text:p>
            <text:p>         </text:p>
          </table:table-cell>
          <table:table-cell office:value-type="float" office:value="72380" calcext:value-type="float">
            <text:p>72380</text:p>
          </table:table-cell>
          <table:table-cell office:value-type="string" calcext:value-type="string">
            <text:p>au bourg de Vivoi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3924</text:p>
          </table:table-cell>
          <table:table-cell office:value-type="string" calcext:value-type="string">
            <text:p>Commanderi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Vouvray-sur-Huisne</text:p>
            <text:p>         </text:p>
          </table:table-cell>
          <table:table-cell office:value-type="float" office:value="72383" calcext:value-type="float">
            <text:p>72383</text:p>
          </table:table-cell>
          <table:table-cell office:value-type="string" calcext:value-type="string">
            <text:p/>
            <text:p>         maison, au bourg de Vouvray-sur-Huisne</text:p>
            <text:p>         , 1677 </text:p>
            <text:p>         (arch. dép., H 1837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4640</text:p>
          </table:table-cell>
          <table:table-cell office:value-type="string" calcext:value-type="string">
            <text:p>Cotinièr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Vouvray-sur-Huisne</text:p>
            <text:p>         </text:p>
          </table:table-cell>
          <table:table-cell office:value-type="float" office:value="72383" calcext:value-type="float">
            <text:p>72383</text:p>
          </table:table-cell>
          <table:table-cell office:value-type="string" calcext:value-type="string">
            <text:p/>
            <text:p>         maison, au bourg de Vouvray-sur-Huisne</text:p>
            <text:p>         , 1677 </text:p>
            <text:p>         (arch. dép., H 1837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3720</text:p>
          </table:table-cell>
          <table:table-cell office:value-type="string" calcext:value-type="string">
            <text:p>Notre-Dame-de-Pitié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bourg des Aulneaux</text:p>
          </table:table-cell>
          <table:table-cell office:value-type="float" office:value="72015" calcext:value-type="float">
            <text:p>72015</text:p>
          </table:table-cell>
          <table:table-cell office:value-type="string" calcext:value-type="string">
            <text:p/>
            <text:p>         chapelle, au bourg des Aulneau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2085</text:p>
          </table:table-cell>
          <table:table-cell office:value-type="string" calcext:value-type="string">
            <text:p>Cheminées (Les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s Log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au bourg des Loges,</text:p>
            <text:p>            commune de Coudrecieux, 1682 (chartrier des</text:p>
            <text:p>         Loges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5911</text:p>
          </table:table-cell>
          <table:table-cell office:value-type="string" calcext:value-type="string">
            <text:p>Borde-Gendré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s Log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au bourg des Loges,</text:p>
            <text:p>            commune de Coudrecieux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8697</text:p>
          </table:table-cell>
          <table:table-cell office:value-type="string" calcext:value-type="string">
            <text:p>Maison (La Grande-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s Log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au bourg des Loges, commune de Coudrecieux, 1555 (chartrier des Loge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2964</text:p>
          </table:table-cell>
          <table:table-cell office:value-type="string" calcext:value-type="string">
            <text:p>Moulin-à-Tan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s Log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au bourg des Loges, commune de Coudrecieux, 1606 (chartrier des Loge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7722</text:p>
          </table:table-cell>
          <table:table-cell office:value-type="string" calcext:value-type="string">
            <text:p>École (L’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s Log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au bourg des Loges, commune de Coudrecieux, 1672 (chartrier des Loge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06845</text:p>
          </table:table-cell>
          <table:table-cell office:value-type="string" calcext:value-type="string">
            <text:p>Bourg-d’Enfray (Le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bourg des Mées</text:p>
          </table:table-cell>
          <table:table-cell office:value-type="float" office:value="72192" calcext:value-type="float">
            <text:p>72192</text:p>
          </table:table-cell>
          <table:table-cell office:value-type="string" calcext:value-type="string">
            <text:p/>
            <text:p>         ferme, au bourg des Mée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6538</text:p>
          </table:table-cell>
          <table:table-cell office:value-type="string" calcext:value-type="string">
            <text:p>Jardins (Les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u Breil</text:p>
          </table:table-cell>
          <table:table-cell office:value-type="float" office:value="72046" calcext:value-type="float">
            <text:p>72046</text:p>
          </table:table-cell>
          <table:table-cell office:value-type="string" calcext:value-type="string">
            <text:p/>
            <text:p>         quartier du bourg du Bre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2273</text:p>
          </table:table-cell>
          <table:table-cell office:value-type="string" calcext:value-type="string">
            <text:p>La Rouaudière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u Petit-Oisseau</text:p>
          </table:table-cell>
          <table:table-cell office:value-type="float" office:value="72225" calcext:value-type="float">
            <text:p>72225</text:p>
          </table:table-cell>
          <table:table-cell office:value-type="string" calcext:value-type="string">
            <text:p/>
            <text:p>         quartier du bourg du Petit-Oisseau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5778</text:p>
          </table:table-cell>
          <table:table-cell office:value-type="string" calcext:value-type="string">
            <text:p>Touch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u Petit-Oisseau</text:p>
          </table:table-cell>
          <table:table-cell office:value-type="float" office:value="72225" calcext:value-type="float">
            <text:p>72225</text:p>
          </table:table-cell>
          <table:table-cell office:value-type="string" calcext:value-type="string">
            <text:p/>
            <text:p>         quartier du bourg du Petit-Oisseau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7577</text:p>
          </table:table-cell>
          <table:table-cell office:value-type="string" calcext:value-type="string">
            <text:p>Bretèch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-d’Angu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u Mans (au Bourg-d’Anguy, paroisse de</text:p>
            <text:p>            Sainte-Croix), 1559</text:p>
            <text:p>         (arch. dép., H 1213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2-29644</text:p>
          </table:table-cell>
          <table:table-cell office:value-type="string" calcext:value-type="string">
            <text:p>Malheur (Ruisseau de),</text:p>
          </table:table-cell>
          <table:table-cell/>
          <table:table-cell office:value-type="string" calcext:value-type="string">
            <text:p>bourgs de Chevillé et de Saint-Ouen-en-Champagne</text:p>
          </table:table-cell>
          <table:table-cell office:value-type="string" calcext:value-type="string">
            <text:p>72083/72307</text:p>
          </table:table-cell>
          <table:table-cell office:value-type="string" calcext:value-type="string">
            <text:p>entre les bourgs de Chevillé et de Saint-Ouen-en-Champagne ; se perd en terre (Jaillot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2104</text:p>
          </table:table-cell>
          <table:table-cell office:value-type="string" calcext:value-type="string">
            <text:p>Chemin-Robillard (Le),</text:p>
          </table:table-cell>
          <table:table-cell office:value-type="string" calcext:value-type="string">
            <text:p>chemin</text:p>
          </table:table-cell>
          <table:table-cell office:value-type="string" calcext:value-type="string">
            <text:p>Breil</text:p>
          </table:table-cell>
          <table:table-cell office:value-type="float" office:value="72046" calcext:value-type="float">
            <text:p>72046</text:p>
          </table:table-cell>
          <table:table-cell office:value-type="string" calcext:value-type="string">
            <text:p/>
            <text:p>         chemin limitant Bouloire et le Bre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5703</text:p>
          </table:table-cell>
          <table:table-cell office:value-type="string" calcext:value-type="string">
            <text:p>Tortu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Breil</text:p>
          </table:table-cell>
          <table:table-cell office:value-type="float" office:value="72046" calcext:value-type="float">
            <text:p>72046</text:p>
          </table:table-cell>
          <table:table-cell office:value-type="string" calcext:value-type="string">
            <text:p/>
            <text:p>         rivière, affluent de la Nogue ; arrose ou limite Bouloire, le Breil, Saint-Michel-de-Chavaignes et Thorigné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5455</text:p>
          </table:table-cell>
          <table:table-cell office:value-type="string" calcext:value-type="string">
            <text:p>Boisselière (La)*,</text:p>
          </table:table-cell>
          <table:table-cell office:value-type="string" calcext:value-type="string">
            <text:p>métairie</text:p>
          </table:table-cell>
          <table:table-cell office:value-type="string" calcext:value-type="string">
            <text:p>Brizardi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étairie, commune d’Asnières, réunie à la Brizardière en</text:p>
            <text:p>         1802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2-30593</text:p>
          </table:table-cell>
          <table:table-cell office:value-type="string" calcext:value-type="string">
            <text:p>Meaulne (Rivière de),</text:p>
          </table:table-cell>
          <table:table-cell/>
          <table:table-cell office:value-type="string" calcext:value-type="string">
            <text:p>Broc</text:p>
          </table:table-cell>
          <table:table-cell office:value-type="float" office:value="49052" calcext:value-type="float">
            <text:p>49052</text:p>
          </table:table-cell>
          <table:table-cell office:value-type="string" calcext:value-type="string">
            <text:p>née près de Courcelles (Indre-et-Loire), passe dans le département de Maine-et-Loire, où elle sépare Broc de la Chapelle-aux-Choux, et se jette dans le Loir après avoir servi de limite au Lude et à la Chapelle-aux-Choux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2009</text:p>
          </table:table-cell>
          <table:table-cell office:value-type="string" calcext:value-type="string">
            <text:p>Gavolerie (La),</text:p>
          </table:table-cell>
          <table:table-cell office:value-type="string" calcext:value-type="string">
            <text:p>ancien couvent</text:p>
          </table:table-cell>
          <table:table-cell office:value-type="string" calcext:value-type="string">
            <text:p>Camaldul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 bourgeoise et ferme, commune de Bessé ; ancien couvent de Camaldule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7670</text:p>
          </table:table-cell>
          <table:table-cell office:value-type="string" calcext:value-type="string">
            <text:p>Brette,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</text:p>
            <text:p>         d’Écommoy</text:p>
          </table:table-cell>
          <table:table-cell office:value-type="float" office:value="72124" calcext:value-type="float">
            <text:p>72124</text:p>
          </table:table-cell>
          <table:table-cell office:value-type="string" calcext:value-type="string">
            <text:p/>
            <text:p>         commune du canton</text:p>
            <text:p>         d’Écommoy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01973</text:p>
          </table:table-cell>
          <table:table-cell office:value-type="string" calcext:value-type="string">
            <text:p>Barre-de-la-Croix (La)*,</text:p>
          </table:table-cell>
          <table:table-cell office:value-type="string" calcext:value-type="string">
            <text:p>frarâche</text:p>
          </table:table-cell>
          <table:table-cell office:value-type="string" calcext:value-type="string">
            <text:p>carrefour de la</text:p>
            <text:p>            Croix-Boissé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rarâche, au carrefour de la</text:p>
            <text:p>            Croix-Boissée, au bourg de Semur,</text:p>
            <text:p>            1787</text:p>
            <text:p>         (Arch. nat., R5 201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47761</text:p>
          </table:table-cell>
          <table:table-cell office:value-type="string" calcext:value-type="string">
            <text:p>Venelles (Les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carrefour des Quatre-Vent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u Mans, dehors la paroisse de Gourdaine, entre le Port-à-l’Abbesse et le carrefour des Quatre-Vents, </text:p>
            <text:p>            xv</text:p>
            <text:p>            e-xvii</text:p>
            <text:p>            e siècle </text:p>
            <text:p>         (Arch. dép., G 76, 84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4493</text:p>
          </table:table-cell>
          <table:table-cell office:value-type="string" calcext:value-type="string">
            <text:p>Notre-Dame-du-Chevet,</text:p>
          </table:table-cell>
          <table:table-cell office:value-type="string" calcext:value-type="string">
            <text:p>chapelle desservie</text:p>
          </table:table-cell>
          <table:table-cell office:value-type="string" calcext:value-type="string">
            <text:p>cathédrale du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chapelle desservie en la cathédrale du Mans</text:p>
            <text:p>         , 1782 </text:p>
            <text:p>         (Arch. dép., B 1018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5067</text:p>
          </table:table-cell>
          <table:table-cell office:value-type="string" calcext:value-type="string">
            <text:p>Terrail (Le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cathédrale du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lieu situé cathédrale du Mans</text:p>
            <text:p>         , </text:p>
            <text:p>            xii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5283</text:p>
          </table:table-cell>
          <table:table-cell office:value-type="string" calcext:value-type="string">
            <text:p>Bois-Guyard (Le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censive de Chère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dans la censive de Chères</text:p>
            <text:p>         , à Savigne-l'Eveque, 1787</text:p>
            <text:p>         (Rev. du M., I, 333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0198</text:p>
          </table:table-cell>
          <table:table-cell office:value-type="string" calcext:value-type="string">
            <text:p>Mariages (Les)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censive de Groutel</text:p>
            <text:p>         </text:p>
          </table:table-cell>
          <table:table-cell office:value-type="float" office:value="72056" calcext:value-type="float">
            <text:p>72056</text:p>
          </table:table-cell>
          <table:table-cell office:value-type="string" calcext:value-type="string">
            <text:p/>
            <text:p>         lieu-dit, dans la censive de Groutel</text:p>
            <text:p>          (chartrier de Groutel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788</text:p>
          </table:table-cell>
          <table:table-cell office:value-type="string" calcext:value-type="string">
            <text:p>Nouette-Moyse (La)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censive de Groutel</text:p>
            <text:p>         </text:p>
          </table:table-cell>
          <table:table-cell office:value-type="float" office:value="72056" calcext:value-type="float">
            <text:p>72056</text:p>
          </table:table-cell>
          <table:table-cell office:value-type="string" calcext:value-type="string">
            <text:p/>
            <text:p>         lieu-dit, dans la censive de Groutel</text:p>
            <text:p>         , 1556 (chartrier de Groutel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0093</text:p>
          </table:table-cell>
          <table:table-cell office:value-type="string" calcext:value-type="string">
            <text:p>Ramée (La)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censive de Groutel à Champfleur</text:p>
            <text:p>         </text:p>
          </table:table-cell>
          <table:table-cell office:value-type="string" calcext:value-type="string">
            <text:p>Non/72056</text:p>
          </table:table-cell>
          <table:table-cell office:value-type="string" calcext:value-type="string">
            <text:p/>
            <text:p>         lieu, dans la censive de Groutel à Champfleur</text:p>
            <text:p>         , 1556 (chartrier de Groutel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7775</text:p>
          </table:table-cell>
          <table:table-cell office:value-type="string" calcext:value-type="string">
            <text:p>Venoche (La)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censive de Groutel à Champfleur</text:p>
            <text:p>         </text:p>
          </table:table-cell>
          <table:table-cell office:value-type="string" calcext:value-type="string">
            <text:p>Non/72056</text:p>
          </table:table-cell>
          <table:table-cell office:value-type="string" calcext:value-type="string">
            <text:p/>
            <text:p>         lieu, dans la censive de Groutel à Champfleur</text:p>
            <text:p>         , 1556 (chartrier de Groutel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2050</text:p>
          </table:table-cell>
          <table:table-cell office:value-type="string" calcext:value-type="string">
            <text:p>Montgreffier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censive de Pezé-le-Robert</text:p>
            <text:p>         </text:p>
          </table:table-cell>
          <table:table-cell office:value-type="float" office:value="72234" calcext:value-type="float">
            <text:p>72234</text:p>
          </table:table-cell>
          <table:table-cell office:value-type="string" calcext:value-type="string">
            <text:p/>
            <text:p>         lieu, dans la censive de Pezé-le-Robert</text:p>
            <text:p>         , </text:p>
            <text:p>            xii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6963</text:p>
          </table:table-cell>
          <table:table-cell office:value-type="string" calcext:value-type="string">
            <text:p>Delinière (La)*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censive de Solesmes</text:p>
            <text:p>         </text:p>
          </table:table-cell>
          <table:table-cell office:value-type="float" office:value="72336" calcext:value-type="float">
            <text:p>72336</text:p>
          </table:table-cell>
          <table:table-cell office:value-type="string" calcext:value-type="string">
            <text:p/>
            <text:p>         lieu-dit, dans la censive de Solesmes</text:p>
            <text:p>         , 1358 (Couture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6258</text:p>
          </table:table-cell>
          <table:table-cell office:value-type="string" calcext:value-type="string">
            <text:p>Bouillaudière (Ruisseau de la),</text:p>
          </table:table-cell>
          <table:table-cell/>
          <table:table-cell office:value-type="string" calcext:value-type="string">
            <text:p>Ceton</text:p>
          </table:table-cell>
          <table:table-cell office:value-type="float" office:value="61079" calcext:value-type="float">
            <text:p>61079</text:p>
          </table:table-cell>
          <table:table-cell office:value-type="string" calcext:value-type="string">
            <text:p>sépare la commune de Cormes de celle de Ceton (Orne) ; il se perd</text:p>
            <text:p>         (Jaillot) en terre au lieu appelé le Gouffre</text:p>
            <text:p>         (Pesche, II, 97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2617</text:p>
          </table:table-cell>
          <table:table-cell office:value-type="string" calcext:value-type="string">
            <text:p>Godiveau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Chapelle</text:p>
          </table:table-cell>
          <table:table-cell office:value-type="float" office:value="72061" calcext:value-type="float">
            <text:p>72061</text:p>
          </table:table-cell>
          <table:table-cell office:value-type="string" calcext:value-type="string">
            <text:p/>
            <text:p>         ruisseau, affluent du Loir, né à l’étang du Chêne-Vert, commune de la Chapelle-d’Aligné ; sépare la Chapelle et Notre-Dame-du-Pe de Durtal (Maine-et-Loire), et se jette dans le Loir à Baracé (Maine-et-Loire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2-43355</text:p>
          </table:table-cell>
          <table:table-cell office:value-type="string" calcext:value-type="string">
            <text:p>Saint-Julien (Place),</text:p>
          </table:table-cell>
          <table:table-cell office:value-type="string" calcext:value-type="string">
            <text:p>vocable</text:p>
          </table:table-cell>
          <table:table-cell office:value-type="string" calcext:value-type="string">
            <text:p>chapelle de l’hôtel-Die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la Ferte-Bernard ; vocable de la chapelle de l’hôtel-Dieu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6587</text:p>
          </table:table-cell>
          <table:table-cell office:value-type="string" calcext:value-type="string">
            <text:p>Jarriai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chapelle de Notre-Dame-du-Chê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commune de Vion, </text:p>
            <text:p>            xvi</text:p>
            <text:p>            e siècle, sur l’emplacement duquel s’éleva la chapelle de Notre-Dame-du-Chên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6111</text:p>
          </table:table-cell>
          <table:table-cell office:value-type="string" calcext:value-type="string">
            <text:p>Hugerai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Chapelle-d’Aliné</text:p>
          </table:table-cell>
          <table:table-cell office:value-type="float" office:value="72061" calcext:value-type="float">
            <text:p>72061</text:p>
          </table:table-cell>
          <table:table-cell office:value-type="string" calcext:value-type="string">
            <text:p/>
            <text:p>         lieu, entre le Bailleul et la Chapelle-d’Aliné </text:p>
            <text:p>         (Cass.).</text:p>
            <text:p>      </text:p>
          </table:table-cell>
          <table:table-cell office:value-type="string" calcext:value-type="string">
            <text:p>Chapelle-d’Aligné</text:p>
          </table:table-cell>
          <table:table-cell/>
        </table:table-row>
        <table:table-row table:style-name="ro2">
          <table:table-cell office:value-type="string" calcext:value-type="string">
            <text:p>DT72-28476</text:p>
          </table:table-cell>
          <table:table-cell office:value-type="string" calcext:value-type="string">
            <text:p>Madeleine (La),</text:p>
          </table:table-cell>
          <table:table-cell office:value-type="string" calcext:value-type="string">
            <text:p>ancienne chapelle</text:p>
          </table:table-cell>
          <table:table-cell office:value-type="string" calcext:value-type="string">
            <text:p>château de Bénéhar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commune de Chahaignes ; ancienne chapelle du château de Bénéhar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2967</text:p>
          </table:table-cell>
          <table:table-cell office:value-type="string" calcext:value-type="string">
            <text:p>Saint-Denis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hâteau de Coulans</text:p>
            <text:p>         </text:p>
          </table:table-cell>
          <table:table-cell office:value-type="float" office:value="72096" calcext:value-type="float">
            <text:p>72096</text:p>
          </table:table-cell>
          <table:table-cell office:value-type="string" calcext:value-type="string">
            <text:p/>
            <text:p>         chapelle du château de Coulans</text:p>
            <text:p>          </text:p>
            <text:p>         (Pesche, II, 113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540</text:p>
          </table:table-cell>
          <table:table-cell office:value-type="string" calcext:value-type="string">
            <text:p>Saint-Nicolas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hâteau de Coulans</text:p>
            <text:p>         </text:p>
          </table:table-cell>
          <table:table-cell office:value-type="float" office:value="72096" calcext:value-type="float">
            <text:p>72096</text:p>
          </table:table-cell>
          <table:table-cell office:value-type="string" calcext:value-type="string">
            <text:p/>
            <text:p>         chapelle du château de Coul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334</text:p>
          </table:table-cell>
          <table:table-cell office:value-type="string" calcext:value-type="string">
            <text:p>Saint-Jean-Baptiste*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>château de Courcillo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 détruite du château de Courcillon</text:p>
            <text:p>         , commune de Dissay-sous-Courcillon </text:p>
            <text:p>         (Pesche, VI, 685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547</text:p>
          </table:table-cell>
          <table:table-cell office:value-type="string" calcext:value-type="string">
            <text:p>Saint-Nicolas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hâteau de Courmenan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 du château de Courmenant</text:p>
            <text:p>         , commune de Rouez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541</text:p>
          </table:table-cell>
          <table:table-cell office:value-type="string" calcext:value-type="string">
            <text:p>Saint-Nicolas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hâteau de Dangeul</text:p>
            <text:p>         </text:p>
          </table:table-cell>
          <table:table-cell office:value-type="float" office:value="72112" calcext:value-type="float">
            <text:p>72112</text:p>
          </table:table-cell>
          <table:table-cell office:value-type="string" calcext:value-type="string">
            <text:p/>
            <text:p>         chapelle du château de Dangeul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259</text:p>
          </table:table-cell>
          <table:table-cell office:value-type="string" calcext:value-type="string">
            <text:p>Saint-Hubert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hâteau de Frébourg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 du château de Frébourg</text:p>
            <text:p>         , commune de Contilly ; détruit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459</text:p>
          </table:table-cell>
          <table:table-cell office:value-type="string" calcext:value-type="string">
            <text:p>Saint-Martin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hâteau de la Barr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 du château de la Barre</text:p>
            <text:p>         , commune de Conflans (Jaillot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746</text:p>
          </table:table-cell>
          <table:table-cell office:value-type="string" calcext:value-type="string">
            <text:p>Notre-Dame-du-Château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hâteau de la Chartre</text:p>
            <text:p>         </text:p>
          </table:table-cell>
          <table:table-cell office:value-type="float" office:value="72068" calcext:value-type="float">
            <text:p>72068</text:p>
          </table:table-cell>
          <table:table-cell office:value-type="string" calcext:value-type="string">
            <text:p/>
            <text:p>         chapelle du château de la Chartre</text:p>
            <text:p>         , démolie en 1795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667</text:p>
          </table:table-cell>
          <table:table-cell office:value-type="string" calcext:value-type="string">
            <text:p>Saint-Roch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hâteau de la Cour-Dene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 de l’château de la Cour-Denet</text:p>
            <text:p>         , commune de Vaas </text:p>
            <text:p>         (Pesche, VI, 415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410</text:p>
          </table:table-cell>
          <table:table-cell office:value-type="string" calcext:value-type="string">
            <text:p>Saint-Liphart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hâteau de la Ferté-Bernard</text:p>
            <text:p>         </text:p>
          </table:table-cell>
          <table:table-cell office:value-type="float" office:value="72132" calcext:value-type="float">
            <text:p>72132</text:p>
          </table:table-cell>
          <table:table-cell office:value-type="string" calcext:value-type="string">
            <text:p/>
            <text:p>         chapelle du château de la Ferté-Bernard</text:p>
            <text:p>         , à la présentation du seigneur, 1715 </text:p>
            <text:p>         (carte cénom., p. 47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6066</text:p>
          </table:table-cell>
          <table:table-cell office:value-type="string" calcext:value-type="string">
            <text:p>Perrières (Les),</text:p>
          </table:table-cell>
          <table:table-cell office:value-type="string" calcext:value-type="string">
            <text:p>ancienne chapelle</text:p>
          </table:table-cell>
          <table:table-cell office:value-type="string" calcext:value-type="string">
            <text:p>château de la Freslonni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Souligné-sous-Ballon ; ancienne chapelle au château de la Freslonnièr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2956</text:p>
          </table:table-cell>
          <table:table-cell office:value-type="string" calcext:value-type="string">
            <text:p>Saint-Claude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hâteau de la Gâtin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 du château de la Gâtine</text:p>
            <text:p>         , commune de Louzes </text:p>
            <text:p>         (Pesche, II, 653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649</text:p>
          </table:table-cell>
          <table:table-cell office:value-type="string" calcext:value-type="string">
            <text:p>Saint-René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hâteau de la Loutièr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 du château de la Loutière</text:p>
            <text:p>         , commune de Cogner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696</text:p>
          </table:table-cell>
          <table:table-cell office:value-type="string" calcext:value-type="string">
            <text:p>Notre-Dame*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>château de la Milesse</text:p>
            <text:p>         </text:p>
          </table:table-cell>
          <table:table-cell office:value-type="float" office:value="72198" calcext:value-type="float">
            <text:p>72198</text:p>
          </table:table-cell>
          <table:table-cell office:value-type="string" calcext:value-type="string">
            <text:p/>
            <text:p>         chapelle détruite du château de la Milesse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261</text:p>
          </table:table-cell>
          <table:table-cell office:value-type="string" calcext:value-type="string">
            <text:p>Saint-Hubert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hâteau de la Potardièr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 du château de la Potardière</text:p>
            <text:p>         , commune de Crosmière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382</text:p>
          </table:table-cell>
          <table:table-cell office:value-type="string" calcext:value-type="string">
            <text:p>Saint-Laurent*,</text:p>
          </table:table-cell>
          <table:table-cell office:value-type="string" calcext:value-type="string">
            <text:p>ancienne chapelle</text:p>
          </table:table-cell>
          <table:table-cell office:value-type="string" calcext:value-type="string">
            <text:p>château de Lavardin</text:p>
            <text:p>         </text:p>
          </table:table-cell>
          <table:table-cell office:value-type="float" office:value="72157" calcext:value-type="float">
            <text:p>72157</text:p>
          </table:table-cell>
          <table:table-cell office:value-type="string" calcext:value-type="string">
            <text:p/>
            <text:p>         ancienne chapelle du château de Lavardin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064</text:p>
          </table:table-cell>
          <table:table-cell office:value-type="string" calcext:value-type="string">
            <text:p>Sainte-Catherine,</text:p>
          </table:table-cell>
          <table:table-cell office:value-type="string" calcext:value-type="string">
            <text:p>ancienne chapelle</text:p>
          </table:table-cell>
          <table:table-cell office:value-type="string" calcext:value-type="string">
            <text:p>château de Lores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e Lombron ; ancienne chapelle du château de Loress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094</text:p>
          </table:table-cell>
          <table:table-cell office:value-type="string" calcext:value-type="string">
            <text:p>Sainte-Croix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hâteau de Mimbré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 du château de Mimbré</text:p>
            <text:p>         , commune de Saint-Ouen-de-Mimbré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2922</text:p>
          </table:table-cell>
          <table:table-cell office:value-type="string" calcext:value-type="string">
            <text:p>Moulin (Le)*,</text:p>
          </table:table-cell>
          <table:table-cell office:value-type="string" calcext:value-type="string">
            <text:p>logis</text:p>
          </table:table-cell>
          <table:table-cell office:value-type="string" calcext:value-type="string">
            <text:p>château de Sillé-le-Guillaume</text:p>
            <text:p>         </text:p>
          </table:table-cell>
          <table:table-cell office:value-type="float" office:value="72334" calcext:value-type="float">
            <text:p>72334</text:p>
          </table:table-cell>
          <table:table-cell office:value-type="string" calcext:value-type="string">
            <text:p/>
            <text:p>         logis, près la grosse tour du château de Sillé-le-Guillaume</text:p>
            <text:p>         , 1617 (Cogner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550</text:p>
          </table:table-cell>
          <table:table-cell office:value-type="string" calcext:value-type="string">
            <text:p>Saint-Nicolas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hâteau de Sourche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 du château de Sourches</text:p>
            <text:p>         , commune de Saint-Symphorie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245</text:p>
          </table:table-cell>
          <table:table-cell office:value-type="string" calcext:value-type="string">
            <text:p>Saint-Guingalois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hâteau de Sourche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 du château de Sourches</text:p>
            <text:p>         , sur le territoire de Tennie ; détruit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8252</text:p>
          </table:table-cell>
          <table:table-cell office:value-type="string" calcext:value-type="string">
            <text:p>Ermitage (Butte de l’),</text:p>
          </table:table-cell>
          <table:table-cell/>
          <table:table-cell office:value-type="string" calcext:value-type="string">
            <text:p>château de Sourche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ns le parc du château de Sourches</text:p>
            <text:p>         , commune de Tenni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3026</text:p>
          </table:table-cell>
          <table:table-cell office:value-type="string" calcext:value-type="string">
            <text:p>Sainte-Anne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hâteau de Thorigné</text:p>
            <text:p>         </text:p>
          </table:table-cell>
          <table:table-cell office:value-type="float" office:value="72358" calcext:value-type="float">
            <text:p>72358</text:p>
          </table:table-cell>
          <table:table-cell office:value-type="string" calcext:value-type="string">
            <text:p/>
            <text:p>         chapelle du château de Thorigné</text:p>
            <text:p>          ; détruite au </text:p>
            <text:p>            xvii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661</text:p>
          </table:table-cell>
          <table:table-cell office:value-type="string" calcext:value-type="string">
            <text:p>Saint-Roch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hâteau de Vaulogé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 du château de Vaulogé</text:p>
            <text:p>         , commune de Fercé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6134</text:p>
          </table:table-cell>
          <table:table-cell office:value-type="string" calcext:value-type="string">
            <text:p>Huguenotière (La),</text:p>
          </table:table-cell>
          <table:table-cell office:value-type="string" calcext:value-type="string">
            <text:p>ancien temple</text:p>
          </table:table-cell>
          <table:table-cell office:value-type="string" calcext:value-type="string">
            <text:p>château de Vennevelle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 temple, au château de Vennevelles</text:p>
            <text:p>         , commune de Luché-Pringé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040</text:p>
          </table:table-cell>
          <table:table-cell office:value-type="string" calcext:value-type="string">
            <text:p>Sainte-Barbe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hâteau de Verneil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 du château de Verneil</text:p>
            <text:p>         , commune de Dissay-sous-Courcillo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668</text:p>
          </table:table-cell>
          <table:table-cell office:value-type="string" calcext:value-type="string">
            <text:p>Saint-Roch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hâteau de Villier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 du château de Villiers</text:p>
            <text:p>         , commune de Vivoi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160</text:p>
          </table:table-cell>
          <table:table-cell office:value-type="string" calcext:value-type="string">
            <text:p>Saint-Étienne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hâteau de Viré</text:p>
            <text:p>         </text:p>
          </table:table-cell>
          <table:table-cell office:value-type="float" office:value="72379" calcext:value-type="float">
            <text:p>72379</text:p>
          </table:table-cell>
          <table:table-cell office:value-type="string" calcext:value-type="string">
            <text:p/>
            <text:p>         chapelle du château de Viré</text:p>
            <text:p>        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2-39148</text:p>
          </table:table-cell>
          <table:table-cell office:value-type="string" calcext:value-type="string">
            <text:p>Pressoir (Le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château des Log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 primitif du château des Loges, commune de Coudrecieux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493</text:p>
          </table:table-cell>
          <table:table-cell office:value-type="string" calcext:value-type="string">
            <text:p>Saint-Martin-de-Lucé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hâteau du Grand-Lucé</text:p>
          </table:table-cell>
          <table:table-cell office:value-type="float" office:value="72143" calcext:value-type="float">
            <text:p>72143</text:p>
          </table:table-cell>
          <table:table-cell office:value-type="string" calcext:value-type="string">
            <text:p/>
            <text:p>         chapelle du château du Grand-Lucé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183</text:p>
          </table:table-cell>
          <table:table-cell office:value-type="string" calcext:value-type="string">
            <text:p>Saint-François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hâteau du Plessi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 du château du Plessis, commune de Saint-Gervais-en-Belin </text:p>
            <text:p>         (Cogner, E 738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4556</text:p>
          </table:table-cell>
          <table:table-cell office:value-type="string" calcext:value-type="string">
            <text:p>Pallouaille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châtellenie d’Assé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lieu dépendant de la baronnie de Lavardin</text:p>
            <text:p>          et châtellenie d’Assé, 1408 </text:p>
            <text:p>         (Arch. nat., Q1 1031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9044</text:p>
          </table:table-cell>
          <table:table-cell office:value-type="string" calcext:value-type="string">
            <text:p>Fief-le-Roy (Le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châtellenie de Ballon</text:p>
            <text:p>         </text:p>
          </table:table-cell>
          <table:table-cell office:value-type="float" office:value="72023" calcext:value-type="float">
            <text:p>72023</text:p>
          </table:table-cell>
          <table:table-cell office:value-type="string" calcext:value-type="string">
            <text:p/>
            <text:p>         fief annexé à la châtellenie de Ballon</text:p>
            <text:p>         , 1627 </text:p>
            <text:p>         (Arch. nat., R5 189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4126</text:p>
          </table:table-cell>
          <table:table-cell office:value-type="string" calcext:value-type="string">
            <text:p>Orière (L’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châtellenie de Ballon</text:p>
            <text:p>         </text:p>
          </table:table-cell>
          <table:table-cell office:value-type="float" office:value="72023" calcext:value-type="float">
            <text:p>72023</text:p>
          </table:table-cell>
          <table:table-cell office:value-type="string" calcext:value-type="string">
            <text:p/>
            <text:p>         fief de la châtellenie de Ballon</text:p>
            <text:p>         , </text:p>
            <text:p>            xv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5684</text:p>
          </table:table-cell>
          <table:table-cell office:value-type="string" calcext:value-type="string">
            <text:p>Torche (La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châtellenie de Ballon</text:p>
            <text:p>         </text:p>
          </table:table-cell>
          <table:table-cell office:value-type="float" office:value="72023" calcext:value-type="float">
            <text:p>72023</text:p>
          </table:table-cell>
          <table:table-cell office:value-type="string" calcext:value-type="string">
            <text:p/>
            <text:p>         fief de la châtellenie de Ballon</text:p>
            <text:p>         , 1500 </text:p>
            <text:p>         (Arch. nat., R5 190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5611</text:p>
          </table:table-cell>
          <table:table-cell office:value-type="string" calcext:value-type="string">
            <text:p>Bonne-Bordière (La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châtellenie de Belin</text:p>
            <text:p>         </text:p>
          </table:table-cell>
          <table:table-cell office:value-type="float" office:value="72306" calcext:value-type="float">
            <text:p>72306</text:p>
          </table:table-cell>
          <table:table-cell office:value-type="string" calcext:value-type="string">
            <text:p/>
            <text:p>         bordage, en la châtellenie de Belin</text:p>
            <text:p>         , 1407</text:p>
            <text:p>         (Laigné, II, 61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8242</text:p>
          </table:table-cell>
          <table:table-cell office:value-type="string" calcext:value-type="string">
            <text:p>Brusson (Étang de)*,</text:p>
          </table:table-cell>
          <table:table-cell/>
          <table:table-cell office:value-type="string" calcext:value-type="string">
            <text:p>châtellenie de Belin</text:p>
            <text:p>         </text:p>
          </table:table-cell>
          <table:table-cell office:value-type="float" office:value="72306" calcext:value-type="float">
            <text:p>72306</text:p>
          </table:table-cell>
          <table:table-cell office:value-type="string" calcext:value-type="string">
            <text:p>en la châtellenie de Belin</text:p>
            <text:p>         , 1407</text:p>
            <text:p>         (Laigné, II, 63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2596</text:p>
          </table:table-cell>
          <table:table-cell office:value-type="string" calcext:value-type="string">
            <text:p>Godelière (La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châtellenie de Connerré</text:p>
            <text:p>         </text:p>
          </table:table-cell>
          <table:table-cell office:value-type="float" office:value="72090" calcext:value-type="float">
            <text:p>72090</text:p>
          </table:table-cell>
          <table:table-cell office:value-type="string" calcext:value-type="string">
            <text:p/>
            <text:p>         fief relevant de la châtellenie de Connerré</text:p>
            <text:p>         , 1617 </text:p>
            <text:p>         (Arch. dép., G 33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1095</text:p>
          </table:table-cell>
          <table:table-cell office:value-type="string" calcext:value-type="string">
            <text:p>Furet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châtellenie de Coulans</text:p>
            <text:p>         </text:p>
          </table:table-cell>
          <table:table-cell office:value-type="float" office:value="72096" calcext:value-type="float">
            <text:p>72096</text:p>
          </table:table-cell>
          <table:table-cell office:value-type="string" calcext:value-type="string">
            <text:p/>
            <text:p>         lieu dépendant de la châtellenie de Coulans</text:p>
            <text:p>         , 1539 </text:p>
            <text:p>         (Arch. nat., R5 195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1446</text:p>
          </table:table-cell>
          <table:table-cell office:value-type="string" calcext:value-type="string">
            <text:p>Gaphelin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châtellenie de Coulans</text:p>
            <text:p>         </text:p>
          </table:table-cell>
          <table:table-cell office:value-type="float" office:value="72096" calcext:value-type="float">
            <text:p>72096</text:p>
          </table:table-cell>
          <table:table-cell office:value-type="string" calcext:value-type="string">
            <text:p/>
            <text:p>         lieu dépendant de la châtellenie de Coulans</text:p>
            <text:p>         , 1539 </text:p>
            <text:p>         (Arch. nat., R5 195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9436</text:p>
          </table:table-cell>
          <table:table-cell office:value-type="string" calcext:value-type="string">
            <text:p>Maistr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châtellenie de Coulans</text:p>
            <text:p>         </text:p>
          </table:table-cell>
          <table:table-cell office:value-type="float" office:value="72096" calcext:value-type="float">
            <text:p>72096</text:p>
          </table:table-cell>
          <table:table-cell office:value-type="string" calcext:value-type="string">
            <text:p/>
            <text:p>         lieu dépendant de la châtellenie de Coulans</text:p>
            <text:p>         , 1539 </text:p>
            <text:p>         (Arch. nat., R5 195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9939</text:p>
          </table:table-cell>
          <table:table-cell office:value-type="string" calcext:value-type="string">
            <text:p>Marchanderi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châtellenie de Coulans</text:p>
            <text:p>         </text:p>
          </table:table-cell>
          <table:table-cell office:value-type="float" office:value="72096" calcext:value-type="float">
            <text:p>72096</text:p>
          </table:table-cell>
          <table:table-cell office:value-type="string" calcext:value-type="string">
            <text:p/>
            <text:p>         lieu dépendant de la châtellenie de Coulans</text:p>
            <text:p>         , 1539 </text:p>
            <text:p>         (Arch. nat., R5 195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1178</text:p>
          </table:table-cell>
          <table:table-cell office:value-type="string" calcext:value-type="string">
            <text:p>Augerie (L’)*,</text:p>
          </table:table-cell>
          <table:table-cell office:value-type="string" calcext:value-type="string">
            <text:p>lieu mouvant</text:p>
          </table:table-cell>
          <table:table-cell office:value-type="string" calcext:value-type="string">
            <text:p>châtellenie de Coulans</text:p>
            <text:p>         </text:p>
          </table:table-cell>
          <table:table-cell office:value-type="float" office:value="72096" calcext:value-type="float">
            <text:p>72096</text:p>
          </table:table-cell>
          <table:table-cell office:value-type="string" calcext:value-type="string">
            <text:p/>
            <text:p>         lieu mouvant de la châtellenie de Coul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0228</text:p>
          </table:table-cell>
          <table:table-cell office:value-type="string" calcext:value-type="string">
            <text:p>Réaulté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châtellenie de Coulans</text:p>
            <text:p>         </text:p>
          </table:table-cell>
          <table:table-cell office:value-type="float" office:value="72096" calcext:value-type="float">
            <text:p>72096</text:p>
          </table:table-cell>
          <table:table-cell office:value-type="string" calcext:value-type="string">
            <text:p/>
            <text:p>         lieu, dans la châtellenie de Coulans</text:p>
            <text:p>         , 1539 </text:p>
            <text:p>         (Arch. nat., R5 195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2815</text:p>
          </table:table-cell>
          <table:table-cell office:value-type="string" calcext:value-type="string">
            <text:p>Mouchet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châtellenie de Coulans</text:p>
            <text:p>         </text:p>
          </table:table-cell>
          <table:table-cell office:value-type="float" office:value="72096" calcext:value-type="float">
            <text:p>72096</text:p>
          </table:table-cell>
          <table:table-cell office:value-type="string" calcext:value-type="string">
            <text:p/>
            <text:p>         lieu, dépendant de la châtellenie de Coulans</text:p>
            <text:p>         , 1539 </text:p>
            <text:p>         (Arch. nat., R5 195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7966</text:p>
          </table:table-cell>
          <table:table-cell office:value-type="string" calcext:value-type="string">
            <text:p>Poitevinièr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châtellenie de Coulans</text:p>
            <text:p>         </text:p>
          </table:table-cell>
          <table:table-cell office:value-type="float" office:value="72096" calcext:value-type="float">
            <text:p>72096</text:p>
          </table:table-cell>
          <table:table-cell office:value-type="string" calcext:value-type="string">
            <text:p/>
            <text:p>         maison, dans la châtellenie de Coulans</text:p>
            <text:p>         , 1539 </text:p>
            <text:p>         (Arch. nat., R5 195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1039</text:p>
          </table:table-cell>
          <table:table-cell office:value-type="string" calcext:value-type="string">
            <text:p>Chapelles (Bailliage des)*,</text:p>
          </table:table-cell>
          <table:table-cell/>
          <table:table-cell office:value-type="string" calcext:value-type="string">
            <text:p>châtellenie de la</text:p>
            <text:p>               Ferté-Bernard</text:p>
            <text:p>         </text:p>
          </table:table-cell>
          <table:table-cell office:value-type="float" office:value="72245" calcext:value-type="float">
            <text:p>72245</text:p>
          </table:table-cell>
          <table:table-cell office:value-type="string" calcext:value-type="string">
            <text:p>en la châtellenie de la</text:p>
            <text:p>               Ferté-Bernard</text:p>
            <text:p>         , érigé en châtellenie en 1679 sous le nom de</text:p>
            <text:p>         Préval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7442</text:p>
          </table:table-cell>
          <table:table-cell office:value-type="string" calcext:value-type="string">
            <text:p>Vaugarin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châtellenie de Loué</text:p>
            <text:p>         </text:p>
          </table:table-cell>
          <table:table-cell office:value-type="float" office:value="72168" calcext:value-type="float">
            <text:p>72168</text:p>
          </table:table-cell>
          <table:table-cell office:value-type="string" calcext:value-type="string">
            <text:p/>
            <text:p>         lieu, en la châtellenie de Loué</text:p>
            <text:p>         , 1393 </text:p>
            <text:p>         (Arch. dép., H 1377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0952</text:p>
          </table:table-cell>
          <table:table-cell office:value-type="string" calcext:value-type="string">
            <text:p>Ascherie (L’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châtellenie de Lucé</text:p>
            <text:p>         </text:p>
          </table:table-cell>
          <table:table-cell office:value-type="float" office:value="72143" calcext:value-type="float">
            <text:p>72143</text:p>
          </table:table-cell>
          <table:table-cell office:value-type="string" calcext:value-type="string">
            <text:p/>
            <text:p>         lieu relevant de la châtellenie de Lucé</text:p>
            <text:p>         , 1352</text:p>
            <text:p>         (Lucé, I, 226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39285</text:p>
          </table:table-cell>
          <table:table-cell office:value-type="string" calcext:value-type="string">
            <text:p>Prévôté (La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châtellenie de Maisoncelles</text:p>
            <text:p>         </text:p>
          </table:table-cell>
          <table:table-cell office:value-type="float" office:value="72178" calcext:value-type="float">
            <text:p>72178</text:p>
          </table:table-cell>
          <table:table-cell office:value-type="string" calcext:value-type="string">
            <text:p/>
            <text:p>         bordage, dépendant de la châtellenie de Maisoncelles</text:p>
            <text:p>         , </text:p>
            <text:p>            xv</text:p>
            <text:p>            e siècle </text:p>
            <text:p>         (Arch. nat., Q1 1023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43446</text:p>
          </table:table-cell>
          <table:table-cell office:value-type="string" calcext:value-type="string">
            <text:p>Saint-Mars (Le fief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châtellenie de Maisoncelles</text:p>
            <text:p>         </text:p>
          </table:table-cell>
          <table:table-cell office:value-type="float" office:value="72178" calcext:value-type="float">
            <text:p>72178</text:p>
          </table:table-cell>
          <table:table-cell office:value-type="string" calcext:value-type="string">
            <text:p/>
            <text:p>         fief uni à la châtellenie de Maisoncelles</text:p>
            <text:p>         , </text:p>
            <text:p>            xiii</text:p>
            <text:p>            e-xiv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7383</text:p>
          </table:table-cell>
          <table:table-cell office:value-type="string" calcext:value-type="string">
            <text:p>Douettière (La)*,</text:p>
          </table:table-cell>
          <table:table-cell office:value-type="string" calcext:value-type="string">
            <text:p>lieu censif</text:p>
          </table:table-cell>
          <table:table-cell office:value-type="string" calcext:value-type="string">
            <text:p>châtellenie de Maisoncelles</text:p>
            <text:p>         </text:p>
          </table:table-cell>
          <table:table-cell office:value-type="float" office:value="72178" calcext:value-type="float">
            <text:p>72178</text:p>
          </table:table-cell>
          <table:table-cell office:value-type="string" calcext:value-type="string">
            <text:p/>
            <text:p>         lieu censif de la châtellenie de Maisoncelles</text:p>
            <text:p>         , 1408 </text:p>
            <text:p>         (Arch. nat., Q1 1023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5574</text:p>
          </table:table-cell>
          <table:table-cell office:value-type="string" calcext:value-type="string">
            <text:p>Peine-Perdue (Bois de la)*,</text:p>
          </table:table-cell>
          <table:table-cell/>
          <table:table-cell office:value-type="string" calcext:value-type="string">
            <text:p>châtellenie de Maisoncelle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ns la châtellenie de Maisoncelles</text:p>
            <text:p>         , vers Évaillé, 1408 </text:p>
            <text:p>         (Arch. nat., Q1 1023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10831</text:p>
          </table:table-cell>
          <table:table-cell office:value-type="string" calcext:value-type="string">
            <text:p>Chanteloube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châtellenie de Noyen</text:p>
            <text:p>         </text:p>
          </table:table-cell>
          <table:table-cell office:value-type="float" office:value="72223" calcext:value-type="float">
            <text:p>72223</text:p>
          </table:table-cell>
          <table:table-cell office:value-type="string" calcext:value-type="string">
            <text:p/>
            <text:p>         fief de la châtellenie de Noyen</text:p>
            <text:p>         , </text:p>
            <text:p>            xviii</text:p>
            <text:p>            e siècle</text:p>
            <text:p>         (Rev. du M., 1930, p. 75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1987</text:p>
          </table:table-cell>
          <table:table-cell office:value-type="string" calcext:value-type="string">
            <text:p>Chef-du-Pont (La Motte du)*,</text:p>
          </table:table-cell>
          <table:table-cell/>
          <table:table-cell office:value-type="string" calcext:value-type="string">
            <text:p>châtellenie de Noyen</text:p>
            <text:p>         </text:p>
          </table:table-cell>
          <table:table-cell office:value-type="float" office:value="72223" calcext:value-type="float">
            <text:p>72223</text:p>
          </table:table-cell>
          <table:table-cell office:value-type="string" calcext:value-type="string">
            <text:p>dépendance de la châtellenie de Noyen</text:p>
            <text:p>         , 1726</text:p>
            <text:p>         (Rev. du M., 1930, p. 75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8019</text:p>
          </table:table-cell>
          <table:table-cell office:value-type="string" calcext:value-type="string">
            <text:p>Verny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châtellenie de Saint-Aignan</text:p>
            <text:p>         </text:p>
          </table:table-cell>
          <table:table-cell office:value-type="float" office:value="72265" calcext:value-type="float">
            <text:p>72265</text:p>
          </table:table-cell>
          <table:table-cell office:value-type="string" calcext:value-type="string">
            <text:p/>
            <text:p>         lieu-dit, dans la châtellenie de Saint-Aignan</text:p>
            <text:p>         , 1609 </text:p>
            <text:p>         (Pesche, V, 10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1303</text:p>
          </table:table-cell>
          <table:table-cell office:value-type="string" calcext:value-type="string">
            <text:p>Michaud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châtellenie de Saint-Aignan</text:p>
            <text:p>         </text:p>
          </table:table-cell>
          <table:table-cell office:value-type="float" office:value="72265" calcext:value-type="float">
            <text:p>72265</text:p>
          </table:table-cell>
          <table:table-cell office:value-type="string" calcext:value-type="string">
            <text:p/>
            <text:p>         lieu, dans la châtellenie de Saint-Aignan</text:p>
            <text:p>         , 1609 </text:p>
            <text:p>         (Pesche, V, 10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1212</text:p>
          </table:table-cell>
          <table:table-cell office:value-type="string" calcext:value-type="string">
            <text:p>Aumône (L’)*,</text:p>
          </table:table-cell>
          <table:table-cell office:value-type="string" calcext:value-type="string">
            <text:p>métairie</text:p>
          </table:table-cell>
          <table:table-cell office:value-type="string" calcext:value-type="string">
            <text:p>châtellenie de Saint-Aignan</text:p>
            <text:p>         </text:p>
          </table:table-cell>
          <table:table-cell office:value-type="float" office:value="72265" calcext:value-type="float">
            <text:p>72265</text:p>
          </table:table-cell>
          <table:table-cell office:value-type="string" calcext:value-type="string">
            <text:p/>
            <text:p>         métairie, en la châtellenie de Saint-Aignan</text:p>
            <text:p>         , 1609</text:p>
            <text:p>         (Pesche, V, 4, 5, 17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2687</text:p>
          </table:table-cell>
          <table:table-cell office:value-type="string" calcext:value-type="string">
            <text:p>Gontou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châtellerie de Coulans</text:p>
          </table:table-cell>
          <table:table-cell office:value-type="float" office:value="72096" calcext:value-type="float">
            <text:p>72096</text:p>
          </table:table-cell>
          <table:table-cell office:value-type="string" calcext:value-type="string">
            <text:p/>
            <text:p>         maison, dans la châtellerie de Coulans, 1539 </text:p>
            <text:p>         (Arch. nat., R5 195).</text:p>
          </table:table-cell>
          <table:table-cell office:value-type="string" calcext:value-type="string">
            <text:p>châtellenie de Coulans</text:p>
          </table:table-cell>
          <table:table-cell/>
        </table:table-row>
        <table:table-row table:style-name="ro3">
          <table:table-cell office:value-type="string" calcext:value-type="string">
            <text:p>DT72-26410</text:p>
          </table:table-cell>
          <table:table-cell office:value-type="string" calcext:value-type="string">
            <text:p>de Rorthe,</text:p>
          </table:table-cell>
          <table:table-cell/>
          <table:table-cell office:value-type="string" calcext:value-type="string">
            <text:p>Chemillé</text:p>
          </table:table-cell>
          <table:table-cell office:value-type="float" office:value="37068" calcext:value-type="float">
            <text:p>37068</text:p>
          </table:table-cell>
          <table:table-cell office:value-type="string" calcext:value-type="string">
            <text:p>affluent de la Dême, né à </text:p>
            <text:p>            Chemillé-sur-Dême</text:p>
            <text:p>          (Indre-et-Loire), passe près du hameau d’Ingrande, à Chemillé, sépare l’ancienne commune de Rorthe (réunie à Epeigné-sur-Dême) de Villedieu (Loir-et-Cher), où se trouve la ferme d’Ingrande, distincte et éloignée du hameau ci-dessus, borne Épeigné-sur-Dême (Indre-et-Loire) et Beaumont-la-Chartre, et finit à Beaumon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6972</text:p>
          </table:table-cell>
          <table:table-cell office:value-type="string" calcext:value-type="string">
            <text:p>Dêm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Chemillé-sur-Dême</text:p>
          </table:table-cell>
          <table:table-cell office:value-type="float" office:value="37068" calcext:value-type="float">
            <text:p>37068</text:p>
          </table:table-cell>
          <table:table-cell office:value-type="string" calcext:value-type="string">
            <text:p/>
            <text:p>         rivière, affluent du Loir, née à </text:p>
            <text:p>            Saint-Laurent-en-Gâtines</text:p>
            <text:p>          (Indre-et-Loire), passe à Chemillé-sur-Dême et Épeigné-sur-Dême (Indre-et-Loire), borne Épeigné et Beaumont-la-Chartre et finit à Marc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02523</text:p>
          </table:table-cell>
          <table:table-cell office:value-type="string" calcext:value-type="string">
            <text:p>Beauregard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chemin d’Isaa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u Mans (chemin d’Isaac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1038</text:p>
          </table:table-cell>
          <table:table-cell office:value-type="string" calcext:value-type="string">
            <text:p>Meslier (Le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chemin d’Isaa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u Mans (chemin d’Isaac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9493</text:p>
          </table:table-cell>
          <table:table-cell office:value-type="string" calcext:value-type="string">
            <text:p>Prunes (Les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chemin d’Isaa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u Mans (chemin d’Isaac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9601</text:p>
          </table:table-cell>
          <table:table-cell office:value-type="string" calcext:value-type="string">
            <text:p>Fontaines (Les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chemin d’Isaa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u Mans (chemin d’Isaac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02940</text:p>
          </table:table-cell>
          <table:table-cell office:value-type="string" calcext:value-type="string">
            <text:p>Bel-Air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chemin d’Isaa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u Mans (chemin d’Isaac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9964</text:p>
          </table:table-cell>
          <table:table-cell office:value-type="string" calcext:value-type="string">
            <text:p>Fosse (La)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chemin de Banj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s, commune du Mans (chemin de Banjan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2748</text:p>
          </table:table-cell>
          <table:table-cell office:value-type="string" calcext:value-type="string">
            <text:p>Sablonnière (La)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chemin de Coulain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commune du Mans (chemin de Coulaines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2-34956</text:p>
          </table:table-cell>
          <table:table-cell office:value-type="string" calcext:value-type="string">
            <text:p>Pas-d’Ane (Croix du),</text:p>
          </table:table-cell>
          <table:table-cell/>
          <table:table-cell office:value-type="string" calcext:value-type="string">
            <text:p>chemin de Courdemanche à Villaines-sous-Lucé</text:p>
          </table:table-cell>
          <table:table-cell office:value-type="string" calcext:value-type="string">
            <text:p>72103/72376</text:p>
          </table:table-cell>
          <table:table-cell office:value-type="string" calcext:value-type="string">
            <text:p>sur le chemin de Courdemanche à Villaines-sous-Lucé, aux confins de Villaines et de Saint-Vincent-du-Lorouer (Jaillot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8819</text:p>
          </table:table-cell>
          <table:table-cell office:value-type="string" calcext:value-type="string">
            <text:p>Maison-Blanche (Ma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Chemin de Degr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u Mans (Chemin de Degré).</text:p>
          </table:table-cell>
          <table:table-cell office:value-type="string" calcext:value-type="string">
            <text:p>chemin de Degré</text:p>
          </table:table-cell>
          <table:table-cell table:style-name="ce2" office:value-type="string" calcext:value-type="string">
            <text:p>! modification du nombre de majuscules dans le candidat</text:p>
          </table:table-cell>
        </table:table-row>
        <table:table-row table:style-name="ro2">
          <table:table-cell office:value-type="string" calcext:value-type="string">
            <text:p>DT72-34262</text:p>
          </table:table-cell>
          <table:table-cell office:value-type="string" calcext:value-type="string">
            <text:p>Ormeaux (Les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chemin de Degr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u Mans (chemin de Degré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6571</text:p>
          </table:table-cell>
          <table:table-cell office:value-type="string" calcext:value-type="string">
            <text:p>Pierre (La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chemin de Degr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u Mans (chemin de Degré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4968</text:p>
          </table:table-cell>
          <table:table-cell office:value-type="string" calcext:value-type="string">
            <text:p>Teillaie (La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chemin de Degr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u Mans (chemin de Degré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5406</text:p>
          </table:table-cell>
          <table:table-cell office:value-type="string" calcext:value-type="string">
            <text:p>Pavillon (Le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chemin de Degr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u Mans (chemin de Degré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6886</text:p>
          </table:table-cell>
          <table:table-cell office:value-type="string" calcext:value-type="string">
            <text:p>Pin (Le Grand-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chemin de Degr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u Mans (chemin de Degré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1504</text:p>
          </table:table-cell>
          <table:table-cell office:value-type="string" calcext:value-type="string">
            <text:p>Garenn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chemin de Degr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u Mans (chemin de Degré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1037</text:p>
          </table:table-cell>
          <table:table-cell office:value-type="string" calcext:value-type="string">
            <text:p>Meslier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chemin de Degr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u Mans (chemin de Degré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7757</text:p>
          </table:table-cell>
          <table:table-cell office:value-type="string" calcext:value-type="string">
            <text:p>Venelle (Haute-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chemin de Degr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u Mans (chemin de Degré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2953</text:p>
          </table:table-cell>
          <table:table-cell office:value-type="string" calcext:value-type="string">
            <text:p>Saint-Christophe-Moitron,</text:p>
          </table:table-cell>
          <table:table-cell office:value-type="string" calcext:value-type="string">
            <text:p>halte</text:p>
          </table:table-cell>
          <table:table-cell office:value-type="string" calcext:value-type="string">
            <text:p>chemin de fer de Sillé-le-Guillaum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lte du chemin de fer de Sillé-le-Guillaume à la Hutte, commune de Saint-Christophe-du-Jambe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4049</text:p>
          </table:table-cell>
          <table:table-cell office:value-type="string" calcext:value-type="string">
            <text:p>Saut-du-Lapin (Le),</text:p>
          </table:table-cell>
          <table:table-cell office:value-type="string" calcext:value-type="string">
            <text:p>cabanes</text:p>
          </table:table-cell>
          <table:table-cell office:value-type="string" calcext:value-type="string">
            <text:p>chemin de Laig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abanes, commune du Mans (Pontlieue, chemin de Laigné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7791</text:p>
          </table:table-cell>
          <table:table-cell office:value-type="string" calcext:value-type="string">
            <text:p>Pointe (La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chemin de Pied-Se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u Mans (Pontlieue, chemin de Pied-Sec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02942</text:p>
          </table:table-cell>
          <table:table-cell office:value-type="string" calcext:value-type="string">
            <text:p>Bel-Air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chemin de Prémart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u Mans (chemin de Prémartin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5979</text:p>
          </table:table-cell>
          <table:table-cell office:value-type="string" calcext:value-type="string">
            <text:p>Croix (La),</text:p>
          </table:table-cell>
          <table:table-cell office:value-type="string" calcext:value-type="string">
            <text:p>bordages</text:p>
          </table:table-cell>
          <table:table-cell office:value-type="string" calcext:value-type="string">
            <text:p>chemin de Prémart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s, commune du Mans (chemin de Prémartin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9166</text:p>
          </table:table-cell>
          <table:table-cell office:value-type="string" calcext:value-type="string">
            <text:p>Pressoir (Le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chemin de Prémart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u Mans (chemin de Prémartin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5893</text:p>
          </table:table-cell>
          <table:table-cell office:value-type="string" calcext:value-type="string">
            <text:p>Perray (Le)*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chemin de Prémart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s, commune du Mans (quartier Saint-Vincent, chemin de Prémartine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1328</text:p>
          </table:table-cell>
          <table:table-cell office:value-type="string" calcext:value-type="string">
            <text:p>Chasse-Royale (Carrefour de la),</text:p>
          </table:table-cell>
          <table:table-cell/>
          <table:table-cell office:value-type="string" calcext:value-type="string">
            <text:p>chemin de Saint-Aubi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u Mans, route d’Alençon, à l’entrée du</text:p>
            <text:p>            chemin de Saint-Aubi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09221</text:p>
          </table:table-cell>
          <table:table-cell office:value-type="string" calcext:value-type="string">
            <text:p>Carême-Prenant (Chêne du),</text:p>
          </table:table-cell>
          <table:table-cell/>
          <table:table-cell office:value-type="string" calcext:value-type="string">
            <text:p>chemin de Saint-Mars-d’Outillé à Écommoy</text:p>
          </table:table-cell>
          <table:table-cell office:value-type="string" calcext:value-type="string">
            <text:p>72299/72124</text:p>
          </table:table-cell>
          <table:table-cell office:value-type="string" calcext:value-type="string">
            <text:p>sur le chemin de Saint-Mars-d’Outillé à Écommoy</text:p>
            <text:p>         (Jaillot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5074</text:p>
          </table:table-cell>
          <table:table-cell office:value-type="string" calcext:value-type="string">
            <text:p>Terrasses (Les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chemin de Sarg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u Mans (chemin de Sargé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07240</text:p>
          </table:table-cell>
          <table:table-cell office:value-type="string" calcext:value-type="string">
            <text:p>Bovin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chemin des Courb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commune du Mans (chemin des Courbe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1039</text:p>
          </table:table-cell>
          <table:table-cell office:value-type="string" calcext:value-type="string">
            <text:p>Meslier (Le Grand-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chemin du Gué-de-Maulny au Bourg-Belé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lieu, commune du Mans (chemin du Gué-de-Maulny au Bourg-Belé), 1820 (plan du Mans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7555</text:p>
          </table:table-cell>
          <table:table-cell office:value-type="string" calcext:value-type="string">
            <text:p>Lavanderi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chemin du Gué-de-Maulny au Bourg-Belé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lieu, commune du Mans, </text:p>
            <text:p>            xviii</text:p>
            <text:p>            e-xix</text:p>
            <text:p>            e siècle (sur le chemin du Gué-de-Maulny au Bourg-Belé, près du Grand-Meslier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2684</text:p>
          </table:table-cell>
          <table:table-cell office:value-type="string" calcext:value-type="string">
            <text:p>Sablon (Le Grand-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chemin neuf d’Arnag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u Mans (chemin neuf d’Arnag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0197</text:p>
          </table:table-cell>
          <table:table-cell office:value-type="string" calcext:value-type="string">
            <text:p>Foucaudière (La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chemin neuf d’Arnag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u Mans (chemin neuf d’Arnag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4598</text:p>
          </table:table-cell>
          <table:table-cell office:value-type="string" calcext:value-type="string">
            <text:p>Guitièr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Chigné</text:p>
          </table:table-cell>
          <table:table-cell office:value-type="float" office:value="49098" calcext:value-type="float">
            <text:p>49098</text:p>
          </table:table-cell>
          <table:table-cell office:value-type="string" calcext:value-type="string">
            <text:p/>
            <text:p>         closerie, commune de Dissé-sous-le-Lude ; ruisseau affluent de celui de Rihouy, séparant Savigne-sous-le-Lude de Chigné (Maine-et-Loir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9981</text:p>
          </table:table-cell>
          <table:table-cell office:value-type="string" calcext:value-type="string">
            <text:p>Marconn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Chigné</text:p>
          </table:table-cell>
          <table:table-cell office:value-type="float" office:value="49098" calcext:value-type="float">
            <text:p>49098</text:p>
          </table:table-cell>
          <table:table-cell office:value-type="string" calcext:value-type="string">
            <text:p/>
            <text:p>         rivière, née commune de Noyant (Maine-et-Loire) ; sépare Chigné (Maine-et-Loire) de Disse-sous-le-Lude, arrose Dissé et se jette dans le Loir au Lud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375</text:p>
          </table:table-cell>
          <table:table-cell office:value-type="string" calcext:value-type="string">
            <text:p>Saint-Laurent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imetière d’Avoise</text:p>
            <text:p>         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/>
            <text:p>         chapelle du cimetière d’Avoise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277</text:p>
          </table:table-cell>
          <table:table-cell office:value-type="string" calcext:value-type="string">
            <text:p>Saint-Jacques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imetière d’Épineu-le-Chevreuil</text:p>
            <text:p>         </text:p>
          </table:table-cell>
          <table:table-cell office:value-type="float" office:value="72126" calcext:value-type="float">
            <text:p>72126</text:p>
          </table:table-cell>
          <table:table-cell office:value-type="string" calcext:value-type="string">
            <text:p/>
            <text:p>         chapelle du cimetière d’Épineu-le-Chevreuil</text:p>
            <text:p>          ; détruit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722</text:p>
          </table:table-cell>
          <table:table-cell office:value-type="string" calcext:value-type="string">
            <text:p>Notre-Dame-de-Pitié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imetière de Beaumont-sur-Sarthe</text:p>
            <text:p>         </text:p>
          </table:table-cell>
          <table:table-cell office:value-type="float" office:value="72029" calcext:value-type="float">
            <text:p>72029</text:p>
          </table:table-cell>
          <table:table-cell office:value-type="string" calcext:value-type="string">
            <text:p/>
            <text:p>         chapelle, dans l’cimetière de Beaumont-sur-Sarthe</text:p>
            <text:p>         , détruite en 1902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004</text:p>
          </table:table-cell>
          <table:table-cell office:value-type="string" calcext:value-type="string">
            <text:p>Sainte-Anne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imetière de Bernay</text:p>
            <text:p>         </text:p>
          </table:table-cell>
          <table:table-cell office:value-type="float" office:value="72033" calcext:value-type="float">
            <text:p>72033</text:p>
          </table:table-cell>
          <table:table-cell office:value-type="string" calcext:value-type="string">
            <text:p/>
            <text:p>         chapelle du cimetière de Bernay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658</text:p>
          </table:table-cell>
          <table:table-cell office:value-type="string" calcext:value-type="string">
            <text:p>Saint-Roch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imetière de Bonnétable</text:p>
            <text:p>         </text:p>
          </table:table-cell>
          <table:table-cell office:value-type="float" office:value="72039" calcext:value-type="float">
            <text:p>72039</text:p>
          </table:table-cell>
          <table:table-cell office:value-type="string" calcext:value-type="string">
            <text:p/>
            <text:p>         chapelle du cimetière de Bonnétable</text:p>
            <text:p>          ; détruite vers 1775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681</text:p>
          </table:table-cell>
          <table:table-cell office:value-type="string" calcext:value-type="string">
            <text:p>Saint-Sébastien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imetière de Bouloire</text:p>
            <text:p>         </text:p>
          </table:table-cell>
          <table:table-cell office:value-type="float" office:value="72042" calcext:value-type="float">
            <text:p>72042</text:p>
          </table:table-cell>
          <table:table-cell office:value-type="string" calcext:value-type="string">
            <text:p/>
            <text:p>         chapelle du cimetière de Bouloire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006</text:p>
          </table:table-cell>
          <table:table-cell office:value-type="string" calcext:value-type="string">
            <text:p>Sainte-Anne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imetière de Briosne</text:p>
            <text:p>         </text:p>
          </table:table-cell>
          <table:table-cell office:value-type="float" office:value="72048" calcext:value-type="float">
            <text:p>72048</text:p>
          </table:table-cell>
          <table:table-cell office:value-type="string" calcext:value-type="string">
            <text:p/>
            <text:p>         chapelle du cimetière de Briosne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670</text:p>
          </table:table-cell>
          <table:table-cell office:value-type="string" calcext:value-type="string">
            <text:p>Saint-Sauveur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imetière de Champagné</text:p>
            <text:p>         </text:p>
          </table:table-cell>
          <table:table-cell office:value-type="float" office:value="72054" calcext:value-type="float">
            <text:p>72054</text:p>
          </table:table-cell>
          <table:table-cell office:value-type="string" calcext:value-type="string">
            <text:p/>
            <text:p>         chapelle du cimetière de Champagné</text:p>
            <text:p>         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3739</text:p>
          </table:table-cell>
          <table:table-cell office:value-type="string" calcext:value-type="string">
            <text:p>Notre-Dame-des-Sablons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imetière de Changé</text:p>
            <text:p>         </text:p>
          </table:table-cell>
          <table:table-cell office:value-type="float" office:value="72058" calcext:value-type="float">
            <text:p>72058</text:p>
          </table:table-cell>
          <table:table-cell office:value-type="string" calcext:value-type="string">
            <text:p/>
            <text:p>         chapelle du cimetière de Changé</text:p>
            <text:p>         , détruite au </text:p>
            <text:p>            xviii</text:p>
            <text:p>            e siècl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7612</text:p>
          </table:table-cell>
          <table:table-cell office:value-type="string" calcext:value-type="string">
            <text:p>Eaumerie (L’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cimetière de Coulans</text:p>
            <text:p>         </text:p>
          </table:table-cell>
          <table:table-cell office:value-type="float" office:value="72096" calcext:value-type="float">
            <text:p>72096</text:p>
          </table:table-cell>
          <table:table-cell office:value-type="string" calcext:value-type="string">
            <text:p/>
            <text:p>         maison, joignant le cimetière de Coulans</text:p>
            <text:p>         , </text:p>
            <text:p>            xv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8603</text:p>
          </table:table-cell>
          <table:table-cell office:value-type="string" calcext:value-type="string">
            <text:p>Vigrairie (La),</text:p>
          </table:table-cell>
          <table:table-cell office:value-type="string" calcext:value-type="string">
            <text:p>ancienne chapelle</text:p>
          </table:table-cell>
          <table:table-cell office:value-type="string" calcext:value-type="string">
            <text:p>cimetière de Crannes</text:p>
            <text:p>         </text:p>
          </table:table-cell>
          <table:table-cell office:value-type="float" office:value="72107" calcext:value-type="float">
            <text:p>72107</text:p>
          </table:table-cell>
          <table:table-cell office:value-type="string" calcext:value-type="string">
            <text:p/>
            <text:p>         ancienne chapelle du cimetière de Crann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660</text:p>
          </table:table-cell>
          <table:table-cell office:value-type="string" calcext:value-type="string">
            <text:p>Saint-Roch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imetière de Dissay-sous-Courcillon</text:p>
            <text:p>         </text:p>
          </table:table-cell>
          <table:table-cell office:value-type="float" office:value="72115" calcext:value-type="float">
            <text:p>72115</text:p>
          </table:table-cell>
          <table:table-cell office:value-type="string" calcext:value-type="string">
            <text:p/>
            <text:p>         chapelle de l’cimetière de Dissay-sous-Courcillon</text:p>
            <text:p>          ; détruit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056</text:p>
          </table:table-cell>
          <table:table-cell office:value-type="string" calcext:value-type="string">
            <text:p>Sainte-Bonne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imetière de Dollon</text:p>
            <text:p>         </text:p>
          </table:table-cell>
          <table:table-cell office:value-type="float" office:value="72118" calcext:value-type="float">
            <text:p>72118</text:p>
          </table:table-cell>
          <table:table-cell office:value-type="string" calcext:value-type="string">
            <text:p/>
            <text:p>         chapelle de l’cimetière de Dollon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346</text:p>
          </table:table-cell>
          <table:table-cell office:value-type="string" calcext:value-type="string">
            <text:p>Saint-Joseph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imetière de Fresnay</text:p>
            <text:p>         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/>
            <text:p>         chapelle du cimetière de Fresnay</text:p>
            <text:p>          ; détruit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4076</text:p>
          </table:table-cell>
          <table:table-cell office:value-type="string" calcext:value-type="string">
            <text:p>Oratoire (L’)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imetière de Loué</text:p>
            <text:p>         </text:p>
          </table:table-cell>
          <table:table-cell office:value-type="float" office:value="72168" calcext:value-type="float">
            <text:p>72168</text:p>
          </table:table-cell>
          <table:table-cell office:value-type="string" calcext:value-type="string">
            <text:p/>
            <text:p>         chapelle du cimetière de Loué</text:p>
            <text:p>          </text:p>
            <text:p>         (Pesche, II, 639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312</text:p>
          </table:table-cell>
          <table:table-cell office:value-type="string" calcext:value-type="string">
            <text:p>Saint-Jean-Baptiste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imetière de Malicorne</text:p>
            <text:p>         </text:p>
          </table:table-cell>
          <table:table-cell office:value-type="float" office:value="72179" calcext:value-type="float">
            <text:p>72179</text:p>
          </table:table-cell>
          <table:table-cell office:value-type="string" calcext:value-type="string">
            <text:p/>
            <text:p>         chapelle du cimetière de Malicorne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150</text:p>
          </table:table-cell>
          <table:table-cell office:value-type="string" calcext:value-type="string">
            <text:p>Sainte-Scolastique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imetière de Marigné</text:p>
            <text:p>         </text:p>
          </table:table-cell>
          <table:table-cell office:value-type="float" office:value="72187" calcext:value-type="float">
            <text:p>72187</text:p>
          </table:table-cell>
          <table:table-cell office:value-type="string" calcext:value-type="string">
            <text:p/>
            <text:p>         chapelle du cimetière de Marigné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017</text:p>
          </table:table-cell>
          <table:table-cell office:value-type="string" calcext:value-type="string">
            <text:p>Sainte-Anne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imetière de Noyen</text:p>
            <text:p>         </text:p>
          </table:table-cell>
          <table:table-cell office:value-type="float" office:value="72223" calcext:value-type="float">
            <text:p>72223</text:p>
          </table:table-cell>
          <table:table-cell office:value-type="string" calcext:value-type="string">
            <text:p/>
            <text:p>         chapelle du cimetière de Noye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3725</text:p>
          </table:table-cell>
          <table:table-cell office:value-type="string" calcext:value-type="string">
            <text:p>Notre-Dame-de-Pitié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imetière de Parcé</text:p>
            <text:p>         </text:p>
          </table:table-cell>
          <table:table-cell office:value-type="float" office:value="72228" calcext:value-type="float">
            <text:p>72228</text:p>
          </table:table-cell>
          <table:table-cell office:value-type="string" calcext:value-type="string">
            <text:p/>
            <text:p>         chapelle du cimetière de Parcé</text:p>
            <text:p>          </text:p>
            <text:p>         (Pesche, IV, 332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3718</text:p>
          </table:table-cell>
          <table:table-cell office:value-type="string" calcext:value-type="string">
            <text:p>Notre-Dame-de-Piété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imetière de Parigné-l’Évêque</text:p>
            <text:p>         </text:p>
          </table:table-cell>
          <table:table-cell office:value-type="float" office:value="72231" calcext:value-type="float">
            <text:p>72231</text:p>
          </table:table-cell>
          <table:table-cell office:value-type="string" calcext:value-type="string">
            <text:p/>
            <text:p>         chapelle du cimetière de Parigné-l’Évêque</text:p>
            <text:p>          </text:p>
            <text:p>         (Pesche, IV, 350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2867</text:p>
          </table:table-cell>
          <table:table-cell office:value-type="string" calcext:value-type="string">
            <text:p>Saint-André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imetière de Pont-de-Gennes</text:p>
            <text:p>         </text:p>
          </table:table-cell>
          <table:table-cell office:value-type="float" office:value="72241" calcext:value-type="float">
            <text:p>72241</text:p>
          </table:table-cell>
          <table:table-cell office:value-type="string" calcext:value-type="string">
            <text:p/>
            <text:p>         chapelle du cimetière de Pont-de-Gennes</text:p>
            <text:p>         , détruite vers 1720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709</text:p>
          </table:table-cell>
          <table:table-cell office:value-type="string" calcext:value-type="string">
            <text:p>Saint-Urbain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imetière de Précigné</text:p>
            <text:p>         </text:p>
          </table:table-cell>
          <table:table-cell office:value-type="float" office:value="72244" calcext:value-type="float">
            <text:p>72244</text:p>
          </table:table-cell>
          <table:table-cell office:value-type="string" calcext:value-type="string">
            <text:p/>
            <text:p>         chapelle du cimetière de Précigné</text:p>
            <text:p>          </text:p>
            <text:p>         (Pesche, IV, 552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3726</text:p>
          </table:table-cell>
          <table:table-cell office:value-type="string" calcext:value-type="string">
            <text:p>Notre-Dame-de-Pitié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imetière de Requeil</text:p>
            <text:p>         </text:p>
          </table:table-cell>
          <table:table-cell office:value-type="float" office:value="72252" calcext:value-type="float">
            <text:p>72252</text:p>
          </table:table-cell>
          <table:table-cell office:value-type="string" calcext:value-type="string">
            <text:p/>
            <text:p>         chapelle du cimetière de Requeil</text:p>
            <text:p>          </text:p>
            <text:p>         (Pesche, IV, 610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499</text:p>
          </table:table-cell>
          <table:table-cell office:value-type="string" calcext:value-type="string">
            <text:p>Saint-Mathurin,</text:p>
          </table:table-cell>
          <table:table-cell office:value-type="string" calcext:value-type="string">
            <text:p>maison, au bourg, et chapelle</text:p>
          </table:table-cell>
          <table:table-cell office:value-type="string" calcext:value-type="string">
            <text:p>cimetière de Rouessé-Vassé</text:p>
            <text:p>         </text:p>
          </table:table-cell>
          <table:table-cell office:value-type="float" office:value="72255" calcext:value-type="float">
            <text:p>72255</text:p>
          </table:table-cell>
          <table:table-cell office:value-type="string" calcext:value-type="string">
            <text:p/>
            <text:p>         maison, au bourg, et chapelle du cimetière de Rouessé-Vassé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072</text:p>
          </table:table-cell>
          <table:table-cell office:value-type="string" calcext:value-type="string">
            <text:p>Sainte-Catherine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imetière de Sablé</text:p>
            <text:p>         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/>
            <text:p>         chapelle du cimetière de Sablé</text:p>
            <text:p>          </text:p>
            <text:p>         (Le Paige, II, 470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2878</text:p>
          </table:table-cell>
          <table:table-cell office:value-type="string" calcext:value-type="string">
            <text:p>Saint-Aquilin*,</text:p>
          </table:table-cell>
          <table:table-cell office:value-type="string" calcext:value-type="string">
            <text:p>ancienne chapelle</text:p>
          </table:table-cell>
          <table:table-cell office:value-type="string" calcext:value-type="string">
            <text:p>cimetière de Solesmes</text:p>
            <text:p>         </text:p>
          </table:table-cell>
          <table:table-cell office:value-type="float" office:value="72336" calcext:value-type="float">
            <text:p>72336</text:p>
          </table:table-cell>
          <table:table-cell office:value-type="string" calcext:value-type="string">
            <text:p/>
            <text:p>         ancienne chapelle du cimetière de Solesme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192</text:p>
          </table:table-cell>
          <table:table-cell office:value-type="string" calcext:value-type="string">
            <text:p>de Tous-les-Saints*,</text:p>
          </table:table-cell>
          <table:table-cell/>
          <table:table-cell office:value-type="string" calcext:value-type="string">
            <text:p>cimetière de Souligné-sous-Ballon</text:p>
            <text:p>         </text:p>
          </table:table-cell>
          <table:table-cell office:value-type="float" office:value="72340" calcext:value-type="float">
            <text:p>72340</text:p>
          </table:table-cell>
          <table:table-cell office:value-type="string" calcext:value-type="string">
            <text:p>au cimetière de Souligné-sous-Ballon</text:p>
            <text:p>          ; détruite après 1769 ; donnait son nom à un hameau au </text:p>
            <text:p>            xix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003</text:p>
          </table:table-cell>
          <table:table-cell office:value-type="string" calcext:value-type="string">
            <text:p>Sainte-Anne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imetière du Bailleul</text:p>
            <text:p>         </text:p>
          </table:table-cell>
          <table:table-cell office:value-type="float" office:value="72022" calcext:value-type="float">
            <text:p>72022</text:p>
          </table:table-cell>
          <table:table-cell office:value-type="string" calcext:value-type="string">
            <text:p/>
            <text:p>         chapelle du cimetière du Bailleul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068</text:p>
          </table:table-cell>
          <table:table-cell office:value-type="string" calcext:value-type="string">
            <text:p>Sainte-Catherine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imetière du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chapelle de l’cimetière du Mans</text:p>
            <text:p>          (Sainte-Croix) ; détruit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713</text:p>
          </table:table-cell>
          <table:table-cell office:value-type="string" calcext:value-type="string">
            <text:p>Saint-Victeur*,</text:p>
          </table:table-cell>
          <table:table-cell office:value-type="string" calcext:value-type="string">
            <text:p>ancien oratoire</text:p>
          </table:table-cell>
          <table:table-cell office:value-type="string" calcext:value-type="string">
            <text:p>cité du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 oratoire, dans la cité du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7958</text:p>
          </table:table-cell>
          <table:table-cell office:value-type="string" calcext:value-type="string">
            <text:p>Engoulfer (Rue d’)*,</text:p>
          </table:table-cell>
          <table:table-cell office:value-type="string" calcext:value-type="string">
            <text:p>ancienne rue</text:p>
          </table:table-cell>
          <table:table-cell office:value-type="string" calcext:value-type="string">
            <text:p>cité du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rue de la cité du Mans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567</text:p>
          </table:table-cell>
          <table:table-cell office:value-type="string" calcext:value-type="string">
            <text:p>Saint-Ouen*,</text:p>
          </table:table-cell>
          <table:table-cell office:value-type="string" calcext:value-type="string">
            <text:p>ancien hôpital</text:p>
          </table:table-cell>
          <table:table-cell office:value-type="string" calcext:value-type="string">
            <text:p>Coëffor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 hôpital, commune de Savigné-l’Évêque, réuni à Coëffor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292</text:p>
          </table:table-cell>
          <table:table-cell office:value-type="string" calcext:value-type="string">
            <text:p>Saint-Jean,</text:p>
          </table:table-cell>
          <table:table-cell office:value-type="string" calcext:value-type="string">
            <text:p>ancienne dépendance</text:p>
          </table:table-cell>
          <table:table-cell office:value-type="string" calcext:value-type="string">
            <text:p>commanderie d’Artin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 et maison, commune de Beaumont-la-Chartre ; ancienne dépendance de la commanderie d’Arti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296</text:p>
          </table:table-cell>
          <table:table-cell office:value-type="string" calcext:value-type="string">
            <text:p>Saint-Jean (Rue),</text:p>
          </table:table-cell>
          <table:table-cell office:value-type="string" calcext:value-type="string">
            <text:p>ancienne commanderie et hôpital</text:p>
          </table:table-cell>
          <table:table-cell office:value-type="string" calcext:value-type="string">
            <text:p>commanderie d’Artin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Chateau-du-Loir ; ancienne commanderie et hôpital membre de la commanderie d’Artins </text:p>
            <text:p>         (Arch. de la Vienne, H 3, liasses 170-172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167</text:p>
          </table:table-cell>
          <table:table-cell office:value-type="string" calcext:value-type="string">
            <text:p>Saint-Eutrope-de-Grateil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ommanderie de Grateil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 de la commanderie de Grateil, commune d’Assé-le-Bois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5726</text:p>
          </table:table-cell>
          <table:table-cell office:value-type="string" calcext:value-type="string">
            <text:p>Hôpitau (L’),</text:p>
          </table:table-cell>
          <table:table-cell office:value-type="string" calcext:value-type="string">
            <text:p>ancienne dépendance</text:p>
          </table:table-cell>
          <table:table-cell office:value-type="string" calcext:value-type="string">
            <text:p>commanderie de Guélia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Torcé ; ancienne dépendance de la commanderie de Guélian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097</text:p>
          </table:table-cell>
          <table:table-cell office:value-type="string" calcext:value-type="string">
            <text:p>Sainte-Émerance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ommanderie de Guélia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 de la commanderie de Guéliant, commune de Moitron (Jaillot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3990</text:p>
          </table:table-cell>
          <table:table-cell office:value-type="string" calcext:value-type="string">
            <text:p>Guéliant*,</text:p>
          </table:table-cell>
          <table:table-cell office:value-type="string" calcext:value-type="string">
            <text:p>ancienne dépendance</text:p>
          </table:table-cell>
          <table:table-cell office:value-type="string" calcext:value-type="string">
            <text:p>commanderie de Guélia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e Torcé </text:p>
            <text:p>         (Pesche, VI, 350) ; ancienne dépendance de la commanderie de Guélian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6215</text:p>
          </table:table-cell>
          <table:table-cell office:value-type="string" calcext:value-type="string">
            <text:p>Bougueleri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commanderie de Thoré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commune de Saint-Germain-d’Arcé, dans la mouvance de la commanderie de Thorée,</text:p>
            <text:p>            1343</text:p>
            <text:p>         (arch. de la Vienne, H 3, liasse 94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0996</text:p>
          </table:table-cell>
          <table:table-cell office:value-type="string" calcext:value-type="string">
            <text:p>Robinière (La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communautés d’Écommoy et Marigné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bordage, commune d’Écommoy ; appartenait aux communautés d’Écommoy et Marigné au </text:p>
            <text:p>            xvi</text:p>
            <text:p>            e siècle </text:p>
            <text:p>         (Arch. dép., H 1650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2249</text:p>
          </table:table-cell>
          <table:table-cell office:value-type="string" calcext:value-type="string">
            <text:p>Baumerie (La Petite-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commune</text:p>
            <text:p>            d’Écommo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e Marigné, formant hameau avec la Baumerie, commune</text:p>
            <text:p>            d’Écommoy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07874</text:p>
          </table:table-cell>
          <table:table-cell office:value-type="string" calcext:value-type="string">
            <text:p>Bross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commune</text:p>
            <text:p>            de Luché-Pringé</text:p>
            <text:p>         </text:p>
          </table:table-cell>
          <table:table-cell office:value-type="float" office:value="72175" calcext:value-type="float">
            <text:p>72175</text:p>
          </table:table-cell>
          <table:table-cell office:value-type="string" calcext:value-type="string">
            <text:p/>
            <text:p>         lieu, censitaire de la seigneurie de Pringé, commune</text:p>
            <text:p>            de Luché-Pringé</text:p>
            <text:p>         , </text:p>
            <text:p>            xiv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8283</text:p>
          </table:table-cell>
          <table:table-cell office:value-type="string" calcext:value-type="string">
            <text:p>Bruyère (La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commune</text:p>
            <text:p>         Laigné-en-Belin</text:p>
          </table:table-cell>
          <table:table-cell office:value-type="float" office:value="72155" calcext:value-type="float">
            <text:p>72155</text:p>
          </table:table-cell>
          <table:table-cell office:value-type="string" calcext:value-type="string">
            <text:p/>
            <text:p>         ferme, commune</text:p>
            <text:p>         Laigné-en-Beli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4230</text:p>
          </table:table-cell>
          <table:table-cell office:value-type="string" calcext:value-type="string">
            <text:p>la Petite-),</text:p>
          </table:table-cell>
          <table:table-cell office:value-type="string" calcext:value-type="string">
            <text:p>hameau et bordage</text:p>
          </table:table-cell>
          <table:table-cell office:value-type="string" calcext:value-type="string">
            <text:p>commune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 et bordage, commune 268de Mézières-sous-Lavardin (Saint-Chéron) ; chapelle détruite (Jaillot).</text:p>
          </table:table-cell>
          <table:table-cell/>
          <table:table-cell office:value-type="string" calcext:value-type="string">
            <text:p>! le candidat manque en raison de la balise &lt;pg&gt;</text:p>
          </table:table-cell>
        </table:table-row>
        <table:table-row table:style-name="ro4">
          <table:table-cell office:value-type="string" calcext:value-type="string">
            <text:p>DT72-41829</text:p>
          </table:table-cell>
          <table:table-cell office:value-type="string" calcext:value-type="string">
            <text:p>Rottes (Les)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>comté de Beli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assal du comté de Belin</text:p>
            <text:p>         , 1407 </text:p>
            <text:p>         (Laigné, II, 57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5231</text:p>
          </table:table-cell>
          <table:table-cell office:value-type="string" calcext:value-type="string">
            <text:p>Courcelles-la-Tour,</text:p>
          </table:table-cell>
          <table:table-cell office:value-type="string" calcext:value-type="string">
            <text:p>château et fief</text:p>
          </table:table-cell>
          <table:table-cell office:value-type="string" calcext:value-type="string">
            <text:p>comté du M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âteau et fief, commune de Courcelles, mouvant du comté du Maine, ruiné en 1577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2093</text:p>
          </table:table-cell>
          <table:table-cell office:value-type="string" calcext:value-type="string">
            <text:p>Generai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Cormes, Courgenard ou Saint-Jean-des-Échelles</text:p>
          </table:table-cell>
          <table:table-cell office:value-type="string" calcext:value-type="string">
            <text:p>72093/72105/72292</text:p>
          </table:table-cell>
          <table:table-cell office:value-type="string" calcext:value-type="string">
            <text:p/>
            <text:p>         lieu dépendant du chapitre du Mans, à Cormes, Courgenard ou Saint-Jean-des-Échelles, 1595 </text:p>
            <text:p>         (Évêché, 941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6211</text:p>
          </table:table-cell>
          <table:table-cell office:value-type="string" calcext:value-type="string">
            <text:p>Treulon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Cossé</text:p>
          </table:table-cell>
          <table:table-cell office:value-type="float" office:value="53076" calcext:value-type="float">
            <text:p>53076</text:p>
          </table:table-cell>
          <table:table-cell office:value-type="string" calcext:value-type="string">
            <text:p/>
            <text:p>         rivière ; vient de </text:p>
            <text:p>            Viviers</text:p>
            <text:p>          (Mayenne), borne Blandouet (Mayenne) et Saint-Denis-d'Orques, arrose ou limite Saint-Denis, Viré, sépare Viré de Thorigné-en-Charnie (Mayenne) et de Cossé-en-Champagne (Mayenne), arrose dans la Mayenne </text:p>
            <text:p>         Cossé et Épineu-le-Séguin, puis limite Épineu et Auvers-le-Hamon, où elle se jette dans l’Erv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6211</text:p>
          </table:table-cell>
          <table:table-cell office:value-type="string" calcext:value-type="string">
            <text:p>Treulon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Cossé-en-Champagne</text:p>
          </table:table-cell>
          <table:table-cell office:value-type="float" office:value="53076" calcext:value-type="float">
            <text:p>53076</text:p>
          </table:table-cell>
          <table:table-cell office:value-type="string" calcext:value-type="string">
            <text:p/>
            <text:p>         rivière ; vient de </text:p>
            <text:p>            Viviers</text:p>
            <text:p>          (Mayenne), borne Blandouet (Mayenne) et Saint-Denis-d'Orques, arrose ou limite Saint-Denis, Viré, sépare Viré de Thorigné-en-Charnie (Mayenne) et de Cossé-en-Champagne (Mayenne), arrose dans la Mayenne </text:p>
            <text:p>         Cossé et Épineu-le-Séguin, puis limite Épineu et Auvers-le-Hamon, où elle se jette dans l’Erv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00953</text:p>
          </table:table-cell>
          <table:table-cell office:value-type="string" calcext:value-type="string">
            <text:p>Ardillère (Ruisseau de l’),</text:p>
          </table:table-cell>
          <table:table-cell/>
          <table:table-cell office:value-type="string" calcext:value-type="string">
            <text:p>Couesmes</text:p>
          </table:table-cell>
          <table:table-cell office:value-type="float" office:value="37084" calcext:value-type="float">
            <text:p>37084</text:p>
          </table:table-cell>
          <table:table-cell office:value-type="string" calcext:value-type="string">
            <text:p>nommé aussi la Petite-Fare, né à </text:p>
            <text:p>            Sonzay</text:p>
            <text:p>          (Indre-et-Loire), sépare la commune de Chenu</text:p>
            <text:p>         (Sarthe) de celle de Couesmes (Indre-et-Loire) et se jette</text:p>
            <text:p>         dans la Fare à Villiers-au-Bouin</text:p>
            <text:p>         (Indre-et-Loire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6132</text:p>
          </table:table-cell>
          <table:table-cell office:value-type="string" calcext:value-type="string">
            <text:p>Huguenotière (La),</text:p>
          </table:table-cell>
          <table:table-cell office:value-type="string" calcext:value-type="string">
            <text:p>bâtiment</text:p>
          </table:table-cell>
          <table:table-cell office:value-type="string" calcext:value-type="string">
            <text:p>Cour de Jauzé</text:p>
          </table:table-cell>
          <table:table-cell office:value-type="string" calcext:value-type="string">
            <text:p>Non/72148</text:p>
          </table:table-cell>
          <table:table-cell office:value-type="string" calcext:value-type="string">
            <text:p/>
            <text:p>         bâtiment attenant à la Cour de Jauzé </text:p>
            <text:p>         (Pesche, II, 554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5016</text:p>
          </table:table-cell>
          <table:table-cell office:value-type="string" calcext:value-type="string">
            <text:p>Templeri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cour du Ranche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au </text:p>
            <text:p>            Mans</text:p>
            <text:p>         , dans la cour du Rancher ; ancienne annexe de Guéliant </text:p>
            <text:p>         (Pesche, IV, 113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2872</text:p>
          </table:table-cell>
          <table:table-cell office:value-type="string" calcext:value-type="string">
            <text:p>Saint-Antoine*,</text:p>
          </table:table-cell>
          <table:table-cell office:value-type="string" calcext:value-type="string">
            <text:p>ancienne chapelle</text:p>
          </table:table-cell>
          <table:table-cell office:value-type="string" calcext:value-type="string">
            <text:p>Coutu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ne chapelle du manoir de Lavaré, dépendant de la Coutu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3163</text:p>
          </table:table-cell>
          <table:table-cell office:value-type="string" calcext:value-type="string">
            <text:p>le Bas-Moulins,</text:p>
          </table:table-cell>
          <table:table-cell office:value-type="string" calcext:value-type="string">
            <text:p>ancien manoir et prieuré</text:p>
          </table:table-cell>
          <table:table-cell office:value-type="string" calcext:value-type="string">
            <text:p>Coutu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âteau et bordage, commune de Saint-Rémy-du-Plain ; ancien manoir et prieuré de la Coutu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694</text:p>
          </table:table-cell>
          <table:table-cell office:value-type="string" calcext:value-type="string">
            <text:p>Saint-Symphorien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>Coutu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 et fermes, commune de Marolles-les-Braults ; ancien prieuré de la Coutu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4118</text:p>
          </table:table-cell>
          <table:table-cell office:value-type="string" calcext:value-type="string">
            <text:p>Convoise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>Coutu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e Saint-Cosme-de-Vair ; ancien prieuré de la Couture, sous le titre de Notre-Dam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8497</text:p>
          </table:table-cell>
          <table:table-cell office:value-type="string" calcext:value-type="string">
            <text:p>Madeleine (La)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>Coutu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rtie du bourg de </text:p>
            <text:p>            Poillé</text:p>
            <text:p>          ; ancien prieuré dépendant de la Couture </text:p>
            <text:p>         (arch. dép., B 825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3674</text:p>
          </table:table-cell>
          <table:table-cell office:value-type="string" calcext:value-type="string">
            <text:p>Saint-Sauveur (Rue)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>Coutu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</text:p>
            <text:p>            Fresnay</text:p>
            <text:p>          ; ancien prieuré de la Couture ; chapelle détruite au </text:p>
            <text:p>            xvii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9874</text:p>
          </table:table-cell>
          <table:table-cell office:value-type="string" calcext:value-type="string">
            <text:p>Forges (Pont des),</text:p>
          </table:table-cell>
          <table:table-cell/>
          <table:table-cell office:value-type="string" calcext:value-type="string">
            <text:p>Couture</text:p>
          </table:table-cell>
          <table:table-cell office:value-type="float" office:value="41070" calcext:value-type="float">
            <text:p>41070</text:p>
          </table:table-cell>
          <table:table-cell office:value-type="string" calcext:value-type="string">
            <text:p>sur le Loir, entre </text:p>
            <text:p>            Poncé</text:p>
            <text:p>          et Couture (Loir-et-Cher) (Jaillot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6524</text:p>
          </table:table-cell>
          <table:table-cell office:value-type="string" calcext:value-type="string">
            <text:p>Tue-Moine (Croix de),</text:p>
          </table:table-cell>
          <table:table-cell/>
          <table:table-cell office:value-type="string" calcext:value-type="string">
            <text:p>Creux</text:p>
          </table:table-cell>
          <table:table-cell office:value-type="float" office:value="72278" calcext:value-type="float">
            <text:p>72278</text:p>
          </table:table-cell>
          <table:table-cell office:value-type="string" calcext:value-type="string">
            <text:p>entre Brulon et le Creux </text:p>
            <text:p>         (Pesche, II, 176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353</text:p>
          </table:table-cell>
          <table:table-cell office:value-type="string" calcext:value-type="string">
            <text:p>Nanterre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dehors de Saint-Vinc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u Mans, en dehors de Saint-Vincent, 1754 </text:p>
            <text:p>         (Arch. dép., B 714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4500</text:p>
          </table:table-cell>
          <table:table-cell office:value-type="string" calcext:value-type="string">
            <text:p>Cornièr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dehors de Saint-Vinc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u Mans (en dehors de Saint-Vincent), 1684 </text:p>
            <text:p>         (notaires, II, 163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7415</text:p>
          </table:table-cell>
          <table:table-cell office:value-type="string" calcext:value-type="string">
            <text:p>Vau-Dorriet (Le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Delonni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commune de Marolles-lès-Saint-Calais, uni à la Delonnière, 1391 </text:p>
            <text:p>         (censif de S.-Calais, fol. 14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1241</text:p>
          </table:table-cell>
          <table:table-cell office:value-type="string" calcext:value-type="string">
            <text:p>Charnie (La),</text:p>
          </table:table-cell>
          <table:table-cell office:value-type="string" calcext:value-type="string">
            <text:p>contrée et forêts</text:p>
          </table:table-cell>
          <table:table-cell office:value-type="string" calcext:value-type="string">
            <text:p>département</text:p>
            <text:p>            de la Sarth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ntrée et forêts s’étendant à l’ouest du département</text:p>
            <text:p>            de la Sarthe et à l’est du département de la</text:p>
            <text:p>            209Mayenn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00870</text:p>
          </table:table-cell>
          <table:table-cell office:value-type="string" calcext:value-type="string">
            <text:p>Argance (L’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e</text:p>
            <text:p>            la Sarth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né commune de Villaines-sous-Malicorne, arrose le Bailleul,</text:p>
            <text:p>            Crosmieres, la</text:p>
            <text:p>            Chapelle-d'Aligne, sépare le département de</text:p>
            <text:p>            la Sarthe de celui de Maine-et-Loire, et se</text:p>
            <text:p>         jette dans le Loir à Durta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2-31599</text:p>
          </table:table-cell>
          <table:table-cell office:value-type="string" calcext:value-type="string">
            <text:p>Moire (Ruisseau de),</text:p>
          </table:table-cell>
          <table:table-cell/>
          <table:table-cell office:value-type="string" calcext:value-type="string">
            <text:p>département de l’Or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ffluent de la Même ; limite au nord la Chapelle-du-Bois et Preval, qu’il sépare du département de l’Orn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1241</text:p>
          </table:table-cell>
          <table:table-cell office:value-type="string" calcext:value-type="string">
            <text:p>Charnie (La),</text:p>
          </table:table-cell>
          <table:table-cell office:value-type="string" calcext:value-type="string">
            <text:p>contrée et forêts</text:p>
          </table:table-cell>
          <table:table-cell office:value-type="string" calcext:value-type="string">
            <text:p>département de la</text:p>
            <text:p>   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ntrée et forêts s’étendant à l’ouest du département</text:p>
            <text:p>            de la Sarthe et à l’est du département de la</text:p>
            <text:p>            209Mayen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3695</text:p>
          </table:table-cell>
          <table:table-cell office:value-type="string" calcext:value-type="string">
            <text:p>Coëvrons (Les),</text:p>
          </table:table-cell>
          <table:table-cell office:value-type="string" calcext:value-type="string">
            <text:p>chaîne de collines</text:p>
          </table:table-cell>
          <table:table-cell office:value-type="string" calcext:value-type="string">
            <text:p>département de la Mayen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îne de collines s’étendant sur les communes de Montreuil-le-Chétif, Mont-Saint-Jean, Sillé-le-Guillaume, le Grez et Rouessé-Vassé et sur la partie orientale du département de la Mayen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0957</text:p>
          </table:table-cell>
          <table:table-cell office:value-type="string" calcext:value-type="string">
            <text:p>Merdereau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e la Mayen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affluent de la Sarthe ; vient du département de la Mayenne et arrose ou limite Saint-Paul-le-Gaultier et Saint-Georges-le-Gaultier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6801</text:p>
          </table:table-cell>
          <table:table-cell office:value-type="string" calcext:value-type="string">
            <text:p>Vaig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e la Mayen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née à </text:p>
            <text:p>            Saint-Léger</text:p>
            <text:p>          (Mayenne), au nord de Vaiges, touche le département de la Sarthe en limitant Beaumont-Pied-de-Boeuf (Mayenne) et Auvers-le-Hamon ; rentre dans le département de la Mayenne sur Bouessay, borne Bouessay (Mayenne) et Gastines, puis Gastines et Sablé, où elle se jette dans la Sarth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0782</text:p>
          </table:table-cell>
          <table:table-cell office:value-type="string" calcext:value-type="string">
            <text:p>Mêm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e la Sarth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affluent de l’Huisne ; sort de la forêt de Bellême, sépare Saint-Germain-de-la-Coudre (Orne) de Preval et limite ou arrose dans le département de la Sarthe les communes de Préval, Souvigné-sur-Même et la Ferté-Bernard (Saint-Antoine-de-Rochefort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8273</text:p>
          </table:table-cell>
          <table:table-cell office:value-type="string" calcext:value-type="string">
            <text:p>Erve (L’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e la Sarth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affluent de la Sarthe ; prend sa source à </text:p>
            <text:p>            Vimarcé</text:p>
            <text:p>          (Mayenne) et arrose ou limite dans le département de la Sarthe les communes d’Auvers-le-Hamon, Gastines, Juigné et Sablé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4301</text:p>
          </table:table-cell>
          <table:table-cell office:value-type="string" calcext:value-type="string">
            <text:p>Orthe (L’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e la Sarth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affluent de la Sarthe ; vient d’</text:p>
            <text:p>            Izé</text:p>
            <text:p>          (Mayenne) ; arrose ou limite, dans le département de la Sarthe, Mont-Saint-Jean, Douillet et Montreuil-le-Chetif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8709</text:p>
          </table:table-cell>
          <table:table-cell office:value-type="string" calcext:value-type="string">
            <text:p>Far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e la Sarth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affluent du Loir, née commune de Sonzay (Indre-et-Loire), arrose, dans le département de la Sarthe, Chenu, Saint-Germain-d'Arce et la Chapelle-aux-Chou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6801</text:p>
          </table:table-cell>
          <table:table-cell office:value-type="string" calcext:value-type="string">
            <text:p>Vaig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e la Sarth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née à </text:p>
            <text:p>            Saint-Léger</text:p>
            <text:p>          (Mayenne), au nord de Vaiges, touche le département de la Sarthe en limitant Beaumont-Pied-de-Boeuf (Mayenne) et Auvers-le-Hamon ; rentre dans le département de la Mayenne sur Bouessay, borne Bouessay (Mayenne) et Gastines, puis Gastines et Sablé, où elle se jette dans la Sarth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2-30593</text:p>
          </table:table-cell>
          <table:table-cell office:value-type="string" calcext:value-type="string">
            <text:p>Meaulne (Rivière de),</text:p>
          </table:table-cell>
          <table:table-cell/>
          <table:table-cell office:value-type="string" calcext:value-type="string">
            <text:p>département de Maine-et-Lo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ée près de Courcelles (Indre-et-Loire), passe dans le département de Maine-et-Loire, où elle sépare Broc de la Chapelle-aux-Choux, et se jette dans le Loir après avoir servi de limite au Lude et à la Chapelle-aux-Choux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4971</text:p>
          </table:table-cell>
          <table:table-cell office:value-type="string" calcext:value-type="string">
            <text:p>Passais (Le),</text:p>
          </table:table-cell>
          <table:table-cell office:value-type="string" calcext:value-type="string">
            <text:p>ancienne contrée</text:p>
          </table:table-cell>
          <table:table-cell office:value-type="string" calcext:value-type="string">
            <text:p>départements de l’Orne, de la Mayenne et de la Sarthe</text:p>
          </table:table-cell>
          <table:table-cell office:value-type="string" calcext:value-type="string">
            <text:p>non/non/non</text:p>
          </table:table-cell>
          <table:table-cell office:value-type="string" calcext:value-type="string">
            <text:p/>
            <text:p>         ancienne contrée du diocèse du Mans</text:p>
            <text:p>          (Maine et Normandie), répartie sur les départements de l’Orne, de la Mayenne et de la Sarth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8635</text:p>
          </table:table-cell>
          <table:table-cell office:value-type="string" calcext:value-type="string">
            <text:p>Maine (Le),</text:p>
          </table:table-cell>
          <table:table-cell office:value-type="string" calcext:value-type="string">
            <text:p>ancienne province</text:p>
          </table:table-cell>
          <table:table-cell office:value-type="string" calcext:value-type="string">
            <text:p>départements de la Sarthe et de la Mayenne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ancienne province, ayant formé la plus grande partie des départements de la Sarthe et de la Mayenn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4971</text:p>
          </table:table-cell>
          <table:table-cell office:value-type="string" calcext:value-type="string">
            <text:p>Passais (Le),</text:p>
          </table:table-cell>
          <table:table-cell office:value-type="string" calcext:value-type="string">
            <text:p>ancienne contrée</text:p>
          </table:table-cell>
          <table:table-cell office:value-type="string" calcext:value-type="string">
            <text:p>diocèse du Man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ne contrée du diocèse du Mans</text:p>
            <text:p>          (Maine et Normandie), répartie sur les départements de l’Orne, de la Mayenne et de la Sarth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6342</text:p>
          </table:table-cell>
          <table:table-cell office:value-type="string" calcext:value-type="string">
            <text:p>Ile (L’)*,</text:p>
          </table:table-cell>
          <table:table-cell office:value-type="string" calcext:value-type="string">
            <text:p>paroisse</text:p>
          </table:table-cell>
          <table:table-cell office:value-type="string" calcext:value-type="string">
            <text:p>diocèse du Man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roisse du diocèse du Mans</text:p>
            <text:p>         , </text:p>
            <text:p>            ix</text:p>
            <text:p>            e sièc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8096</text:p>
          </table:table-cell>
          <table:table-cell office:value-type="string" calcext:value-type="string">
            <text:p>la Vandemme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issay</text:p>
          </table:table-cell>
          <table:table-cell office:value-type="float" office:value="72115" calcext:value-type="float">
            <text:p>72115</text:p>
          </table:table-cell>
          <table:table-cell office:value-type="string" calcext:value-type="string">
            <text:p/>
            <text:p>         rivière, née commune de Rouziers (Indre-et-Loire), limite Villebourg (Indre-et-Loire) et Dissay-sous-Courcillon, et se jette dans le Loir à Dissay, près du hameau de Longèv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3255</text:p>
          </table:table-cell>
          <table:table-cell office:value-type="string" calcext:value-type="string">
            <text:p>l’Écotay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issay</text:p>
          </table:table-cell>
          <table:table-cell office:value-type="float" office:value="72115" calcext:value-type="float">
            <text:p>72115</text:p>
          </table:table-cell>
          <table:table-cell office:value-type="string" calcext:value-type="string">
            <text:p/>
            <text:p>         ruisseau, affluent du Long, né commune de Neuillé-Pont-Pierre (Indre-et-Loire) ; sépare Saint-Christophe (Indre-et-Loire) de Dissay-sous-Courcillon et finit à Dissay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9981</text:p>
          </table:table-cell>
          <table:table-cell office:value-type="string" calcext:value-type="string">
            <text:p>Marconn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issé</text:p>
          </table:table-cell>
          <table:table-cell office:value-type="float" office:value="72117" calcext:value-type="float">
            <text:p>72117</text:p>
          </table:table-cell>
          <table:table-cell office:value-type="string" calcext:value-type="string">
            <text:p/>
            <text:p>         rivière, née commune de Noyant (Maine-et-Loire) ; sépare Chigné (Maine-et-Loire) de Disse-sous-le-Lude, arrose Dissé et se jette dans le Loir au Lud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07061</text:p>
          </table:table-cell>
          <table:table-cell office:value-type="string" calcext:value-type="string">
            <text:p>Boussinet (Le)*,</text:p>
          </table:table-cell>
          <table:table-cell office:value-type="string" calcext:value-type="string">
            <text:p>métairie</text:p>
          </table:table-cell>
          <table:table-cell office:value-type="string" calcext:value-type="string">
            <text:p>domaine de Courcelles</text:p>
            <text:p>         </text:p>
          </table:table-cell>
          <table:table-cell office:value-type="float" office:value="72100" calcext:value-type="float">
            <text:p>72100</text:p>
          </table:table-cell>
          <table:table-cell office:value-type="string" calcext:value-type="string">
            <text:p/>
            <text:p>         métairie du domaine de Courcelles</text:p>
            <text:p>         , </text:p>
            <text:p>            xv</text:p>
            <text:p>            e-xvi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7220</text:p>
          </table:table-cell>
          <table:table-cell office:value-type="string" calcext:value-type="string">
            <text:p>Plaine (La)*,</text:p>
          </table:table-cell>
          <table:table-cell office:value-type="string" calcext:value-type="string">
            <text:p>métairie</text:p>
          </table:table-cell>
          <table:table-cell office:value-type="string" calcext:value-type="string">
            <text:p>domaine de Courcelles</text:p>
            <text:p>         </text:p>
          </table:table-cell>
          <table:table-cell office:value-type="float" office:value="72100" calcext:value-type="float">
            <text:p>72100</text:p>
          </table:table-cell>
          <table:table-cell office:value-type="string" calcext:value-type="string">
            <text:p/>
            <text:p>         métairie, du domaine de Courcelle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8789</text:p>
          </table:table-cell>
          <table:table-cell office:value-type="string" calcext:value-type="string">
            <text:p>Pousegallier (Le)*,</text:p>
          </table:table-cell>
          <table:table-cell office:value-type="string" calcext:value-type="string">
            <text:p>métairie</text:p>
          </table:table-cell>
          <table:table-cell office:value-type="string" calcext:value-type="string">
            <text:p>domaine de la Plesse-Chamaillar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étairie, faisant domaine de la Plesse-Chamaillart</text:p>
            <text:p>         , à Roeze, 1546 </text:p>
            <text:p>         (Rev. du M., XIV, 87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5565</text:p>
          </table:table-cell>
          <table:table-cell office:value-type="string" calcext:value-type="string">
            <text:p>Thorinière (La)*,</text:p>
          </table:table-cell>
          <table:table-cell office:value-type="string" calcext:value-type="string">
            <text:p>fief et chapelle</text:p>
          </table:table-cell>
          <table:table-cell office:value-type="string" calcext:value-type="string">
            <text:p>domaine de S. Thorin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fief et chapelle, commune de Verneil-le-Chétif, domaine de S. Thorin au </text:p>
            <text:p>            xiii</text:p>
            <text:p>            e siècle </text:p>
            <text:p>         (Arch. dép., H 535, 555, 556).</text:p>
          </table:table-cell>
          <table:table-cell office:value-type="string" calcext:value-type="string">
            <text:p>domaine de Saint-Thorin</text:p>
          </table:table-cell>
          <table:table-cell table:style-name="ce2" office:value-type="string" calcext:value-type="string">
            <text:p>! le nombre de majuscules dans le candidat est modifié</text:p>
          </table:table-cell>
        </table:table-row>
        <table:table-row table:style-name="ro6">
          <table:table-cell office:value-type="string" calcext:value-type="string">
            <text:p>DT72-39373</text:p>
          </table:table-cell>
          <table:table-cell office:value-type="string" calcext:value-type="string">
            <text:p>Primet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domaine des Primetea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commune de Saint-Biez-en-Belin, domaine des Primeteau, </text:p>
            <text:p>            xvii</text:p>
            <text:p>            e siècle </text:p>
            <text:p>         (Ann. fléch., IV, 156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6423</text:p>
          </table:table-cell>
          <table:table-cell office:value-type="string" calcext:value-type="string">
            <text:p>Croix-du-Moulin-à-Vent (La),</text:p>
          </table:table-cell>
          <table:table-cell office:value-type="string" calcext:value-type="string">
            <text:p>carrefour</text:p>
          </table:table-cell>
          <table:table-cell office:value-type="string" calcext:value-type="string">
            <text:p>Domfront</text:p>
          </table:table-cell>
          <table:table-cell office:value-type="float" office:value="72119" calcext:value-type="float">
            <text:p>72119</text:p>
          </table:table-cell>
          <table:table-cell office:value-type="string" calcext:value-type="string">
            <text:p/>
            <text:p>         carrefour, entre Conlie et Domfront (Jaillot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4301</text:p>
          </table:table-cell>
          <table:table-cell office:value-type="string" calcext:value-type="string">
            <text:p>Orthe (L’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ouillet</text:p>
          </table:table-cell>
          <table:table-cell office:value-type="float" office:value="72121" calcext:value-type="float">
            <text:p>72121</text:p>
          </table:table-cell>
          <table:table-cell office:value-type="string" calcext:value-type="string">
            <text:p/>
            <text:p>         rivière, affluent de la Sarthe ; vient d’</text:p>
            <text:p>            Izé</text:p>
            <text:p>          (Mayenne) ; arrose ou limite, dans le département de la Sarthe, Mont-Saint-Jean, Douillet et Montreuil-le-Chetif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2-19020</text:p>
          </table:table-cell>
          <table:table-cell office:value-type="string" calcext:value-type="string">
            <text:p>Fief-Auboin (Le)*,</text:p>
          </table:table-cell>
          <table:table-cell/>
          <table:table-cell office:value-type="string" calcext:value-type="string">
            <text:p>Douillet</text:p>
          </table:table-cell>
          <table:table-cell office:value-type="float" office:value="72121" calcext:value-type="float">
            <text:p>72121</text:p>
          </table:table-cell>
          <table:table-cell office:value-type="string" calcext:value-type="string">
            <text:p>à Saint-Ouen-de-Mimbre et Douille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3704</text:p>
          </table:table-cell>
          <table:table-cell office:value-type="string" calcext:value-type="string">
            <text:p>Notre-Dame-de-la-Basoge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doyenné de Fresnay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, fondée au doyenné de Fresnay</text:p>
            <text:p>         , 1815 </text:p>
            <text:p>         (carte cénom., p. 36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8168</text:p>
          </table:table-cell>
          <table:table-cell office:value-type="string" calcext:value-type="string">
            <text:p>Longuève-est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u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qui, réunie à la </text:p>
            <text:p>            Nogue</text:p>
            <text:p>         , forme le Duet </text:p>
            <text:p>         (voir ce nom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0763</text:p>
          </table:table-cell>
          <table:table-cell office:value-type="string" calcext:value-type="string">
            <text:p>Chamuèr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urtal</text:p>
          </table:table-cell>
          <table:table-cell office:value-type="float" office:value="49127" calcext:value-type="float">
            <text:p>49127</text:p>
          </table:table-cell>
          <table:table-cell office:value-type="string" calcext:value-type="string">
            <text:p/>
            <text:p>         fermes, commune de Crosmières ; ruisseau affluent de l’Argance, séparant</text:p>
            <text:p>            Crosmieres de Durtal</text:p>
            <text:p>         (Maine-et-Loir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2617</text:p>
          </table:table-cell>
          <table:table-cell office:value-type="string" calcext:value-type="string">
            <text:p>Godiveau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urtal</text:p>
          </table:table-cell>
          <table:table-cell office:value-type="float" office:value="49127" calcext:value-type="float">
            <text:p>49127</text:p>
          </table:table-cell>
          <table:table-cell office:value-type="string" calcext:value-type="string">
            <text:p/>
            <text:p>         ruisseau, affluent du Loir, né à l’étang du Chêne-Vert, commune de la Chapelle-d’Aligné ; sépare la Chapelle et Notre-Dame-du-Pe de Durtal (Maine-et-Loire), et se jette dans le Loir à Baracé (Maine-et-Loire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00870</text:p>
          </table:table-cell>
          <table:table-cell office:value-type="string" calcext:value-type="string">
            <text:p>Argance (L’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urtal</text:p>
          </table:table-cell>
          <table:table-cell office:value-type="float" office:value="49127" calcext:value-type="float">
            <text:p>49127</text:p>
          </table:table-cell>
          <table:table-cell office:value-type="string" calcext:value-type="string">
            <text:p/>
            <text:p>         ruisseau, né commune de Villaines-sous-Malicorne, arrose le Bailleul,</text:p>
            <text:p>            Crosmieres, la</text:p>
            <text:p>            Chapelle-d'Aligne, sépare le département de</text:p>
            <text:p>            la Sarthe de celui de Maine-et-Loire, et se</text:p>
            <text:p>         jette dans le Loir à Durta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2-35443</text:p>
          </table:table-cell>
          <table:table-cell office:value-type="string" calcext:value-type="string">
            <text:p>Pavillon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école de Saint-Pierre-de-Chevillé</text:p>
          </table:table-cell>
          <table:table-cell office:value-type="float" office:value="72311" calcext:value-type="float">
            <text:p>72311</text:p>
          </table:table-cell>
          <table:table-cell office:value-type="string" calcext:value-type="string">
            <text:p>nom de la maison d’école de Saint-Pierre-de-Chevillé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6269</text:p>
          </table:table-cell>
          <table:table-cell office:value-type="string" calcext:value-type="string">
            <text:p>Bouillère (La)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église</text:p>
            <text:p>            Saint-Étienne de Sillé-le-Guillaume</text:p>
          </table:table-cell>
          <table:table-cell office:value-type="string" calcext:value-type="string">
            <text:p>Non/72334</text:p>
          </table:table-cell>
          <table:table-cell office:value-type="string" calcext:value-type="string">
            <text:p/>
            <text:p>         chapelle dépendant de la Couture, en l’église</text:p>
            <text:p>            Saint-Étienne de Sillé-le-Guillaume</text:p>
            <text:p>         (Couture, p. 429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3079</text:p>
          </table:table-cell>
          <table:table-cell office:value-type="string" calcext:value-type="string">
            <text:p>Sainte-Catherine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église abbatiale de Vaas</text:p>
            <text:p>         </text:p>
          </table:table-cell>
          <table:table-cell office:value-type="float" office:value="72364" calcext:value-type="float">
            <text:p>72364</text:p>
          </table:table-cell>
          <table:table-cell office:value-type="string" calcext:value-type="string">
            <text:p/>
            <text:p>         chapelle desservie dans l’église abbatiale de Vaas</text:p>
            <text:p>         , </text:p>
            <text:p>            xvii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736</text:p>
          </table:table-cell>
          <table:table-cell office:value-type="string" calcext:value-type="string">
            <text:p>Notre-Dame-de-Sillé,</text:p>
          </table:table-cell>
          <table:table-cell office:value-type="string" calcext:value-type="string">
            <text:p>vocable</text:p>
          </table:table-cell>
          <table:table-cell office:value-type="string" calcext:value-type="string">
            <text:p>église actuelle de Sillé-le-Guillaume</text:p>
            <text:p>         </text:p>
          </table:table-cell>
          <table:table-cell office:value-type="float" office:value="72334" calcext:value-type="float">
            <text:p>72334</text:p>
          </table:table-cell>
          <table:table-cell office:value-type="string" calcext:value-type="string">
            <text:p/>
            <text:p>         vocable de l’église actuelle de Sillé-le-Guillaume</text:p>
            <text:p>         , sous le patronage de la Vierge (Assomption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6713</text:p>
          </table:table-cell>
          <table:table-cell office:value-type="string" calcext:value-type="string">
            <text:p>Crucifix (Le)*,</text:p>
          </table:table-cell>
          <table:table-cell office:value-type="string" calcext:value-type="string">
            <text:p>ancienne paroisse</text:p>
          </table:table-cell>
          <table:table-cell office:value-type="string" calcext:value-type="string">
            <text:p>église collégiale de Sillé-le-Guillaume</text:p>
            <text:p>         </text:p>
          </table:table-cell>
          <table:table-cell office:value-type="float" office:value="72334" calcext:value-type="float">
            <text:p>72334</text:p>
          </table:table-cell>
          <table:table-cell office:value-type="string" calcext:value-type="string">
            <text:p/>
            <text:p>         ancienne paroisse, desservie dans l’église collégiale de Sillé-le-Guillaume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554</text:p>
          </table:table-cell>
          <table:table-cell office:value-type="string" calcext:value-type="string">
            <text:p>Saint-Nicolas-des-Brières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église de la Ferté-Bernard</text:p>
            <text:p>         </text:p>
          </table:table-cell>
          <table:table-cell office:value-type="float" office:value="72132" calcext:value-type="float">
            <text:p>72132</text:p>
          </table:table-cell>
          <table:table-cell office:value-type="string" calcext:value-type="string">
            <text:p/>
            <text:p>         chapelle, en l’église de la Ferté-Bernard</text:p>
            <text:p>         , dépendant de la Couture (Couture, p. 429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737</text:p>
          </table:table-cell>
          <table:table-cell office:value-type="string" calcext:value-type="string">
            <text:p>Notre-Dame-des-Marais,</text:p>
          </table:table-cell>
          <table:table-cell office:value-type="string" calcext:value-type="string">
            <text:p>vocable</text:p>
          </table:table-cell>
          <table:table-cell office:value-type="string" calcext:value-type="string">
            <text:p>église de la Ferté-Bernard</text:p>
            <text:p>         </text:p>
          </table:table-cell>
          <table:table-cell office:value-type="float" office:value="72132" calcext:value-type="float">
            <text:p>72132</text:p>
          </table:table-cell>
          <table:table-cell office:value-type="string" calcext:value-type="string">
            <text:p/>
            <text:p>         vocable de l’église de la Ferté-Bernard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9991</text:p>
          </table:table-cell>
          <table:table-cell office:value-type="string" calcext:value-type="string">
            <text:p>Fosse (La)*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>église de Saint-Calais</text:p>
            <text:p>         </text:p>
          </table:table-cell>
          <table:table-cell office:value-type="float" office:value="72269" calcext:value-type="float">
            <text:p>72269</text:p>
          </table:table-cell>
          <table:table-cell office:value-type="string" calcext:value-type="string">
            <text:p/>
            <text:p>         moulin détruit, église de Saint-Calais</text:p>
            <text:p>         , 1391-1827, appelé aussi moulin de la Vil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7227</text:p>
          </table:table-cell>
          <table:table-cell office:value-type="string" calcext:value-type="string">
            <text:p>Domaine (Le),</text:p>
          </table:table-cell>
          <table:table-cell office:value-type="string" calcext:value-type="string">
            <text:p>ancien manoir</text:p>
          </table:table-cell>
          <table:table-cell office:value-type="string" calcext:value-type="string">
            <text:p>église de Saint-Denis-des-Coudrais</text:p>
            <text:p>         </text:p>
          </table:table-cell>
          <table:table-cell office:value-type="float" office:value="72277" calcext:value-type="float">
            <text:p>72277</text:p>
          </table:table-cell>
          <table:table-cell office:value-type="string" calcext:value-type="string">
            <text:p/>
            <text:p>         ancien manoir, attenant à l’église de Saint-Denis-des-Coudrais</text:p>
            <text:p>          </text:p>
            <text:p>         (Pesche, V, 184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2914</text:p>
          </table:table-cell>
          <table:table-cell office:value-type="string" calcext:value-type="string">
            <text:p>Saint-Bertrand*,</text:p>
          </table:table-cell>
          <table:table-cell office:value-type="string" calcext:value-type="string">
            <text:p>chapellenie</text:p>
          </table:table-cell>
          <table:table-cell office:value-type="string" calcext:value-type="string">
            <text:p>église de Volnay</text:p>
            <text:p>         </text:p>
          </table:table-cell>
          <table:table-cell office:value-type="float" office:value="72382" calcext:value-type="float">
            <text:p>72382</text:p>
          </table:table-cell>
          <table:table-cell office:value-type="string" calcext:value-type="string">
            <text:p/>
            <text:p>         chapellenie, en l’église de Volnay</text:p>
            <text:p>         , dépendant de l’abbaye de la Coutur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3708</text:p>
          </table:table-cell>
          <table:table-cell office:value-type="string" calcext:value-type="string">
            <text:p>Notre-Dame-de-la-Quinte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église du Chevain</text:p>
            <text:p>         </text:p>
          </table:table-cell>
          <table:table-cell office:value-type="float" office:value="72082" calcext:value-type="float">
            <text:p>72082</text:p>
          </table:table-cell>
          <table:table-cell office:value-type="string" calcext:value-type="string">
            <text:p/>
            <text:p>         chapelle, en l’église du Chevain</text:p>
            <text:p>          </text:p>
            <text:p>         (Pesche, II, 39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2895</text:p>
          </table:table-cell>
          <table:table-cell office:value-type="string" calcext:value-type="string">
            <text:p>Saint-Olain*,</text:p>
          </table:table-cell>
          <table:table-cell office:value-type="string" calcext:value-type="string">
            <text:p>domaine</text:p>
          </table:table-cell>
          <table:table-cell office:value-type="string" calcext:value-type="string">
            <text:p>église du Man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domaine donné par saint Aldric à l’église du Man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5379</text:p>
          </table:table-cell>
          <table:table-cell office:value-type="string" calcext:value-type="string">
            <text:p>Tesnières (Les)*,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église du Man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ocalité non identifiée dont la possession fut confirmée à l’église du Mans</text:p>
            <text:p>          par Charlemagne et Louis le Pieux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399</text:p>
          </table:table-cell>
          <table:table-cell office:value-type="string" calcext:value-type="string">
            <text:p>Saint-Léger*,</text:p>
          </table:table-cell>
          <table:table-cell office:value-type="string" calcext:value-type="string">
            <text:p>petit monastère</text:p>
          </table:table-cell>
          <table:table-cell office:value-type="string" calcext:value-type="string">
            <text:p>église du Man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etit monastère confirmé à l’église du Mans</text:p>
            <text:p>          par Charlemagne et Louis-le-Débonnair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8122</text:p>
          </table:table-cell>
          <table:table-cell office:value-type="string" calcext:value-type="string">
            <text:p>Longolin (Cella)*,</text:p>
          </table:table-cell>
          <table:table-cell office:value-type="string" calcext:value-type="string">
            <text:p>petit monastère</text:p>
          </table:table-cell>
          <table:table-cell office:value-type="string" calcext:value-type="string">
            <text:p>église du Mans</text:p>
            <text:p>         </text:p>
          </table:table-cell>
          <table:table-cell/>
          <table:table-cell office:value-type="string" calcext:value-type="string">
            <text:p/>
            <text:p>         petit monastère, confirmé à l’église du Mans</text:p>
            <text:p>          par Louis le Débonnaire en 832 </text:p>
            <text:p>         (Gesta, p. 41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0254</text:p>
          </table:table-cell>
          <table:table-cell office:value-type="string" calcext:value-type="string">
            <text:p>Récollets (Les),</text:p>
          </table:table-cell>
          <table:table-cell office:value-type="string" calcext:value-type="string">
            <text:p>ancien couvent de récollets</text:p>
          </table:table-cell>
          <table:table-cell office:value-type="string" calcext:value-type="string">
            <text:p>église paroissiale de Saint-Sauv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quartier de Chateau-du-Loir ; ancien couvent de récollets auquel fut affectée l’église paroissiale de Saint-Sauveur en 1616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5648</text:p>
          </table:table-cell>
          <table:table-cell office:value-type="string" calcext:value-type="string">
            <text:p>Couture (La)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église Saint-Benoî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, au </text:p>
            <text:p>            Mans</text:p>
            <text:p>         , probablement située à l’endroit où se trouve aujourd’hui l’église Saint-Benoî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2864</text:p>
          </table:table-cell>
          <table:table-cell office:value-type="string" calcext:value-type="string">
            <text:p>Saint-André*,</text:p>
          </table:table-cell>
          <table:table-cell office:value-type="string" calcext:value-type="string">
            <text:p>vocable primitif</text:p>
          </table:table-cell>
          <table:table-cell office:value-type="string" calcext:value-type="string">
            <text:p>église Saint-Benoît du Mans</text:p>
          </table:table-cell>
          <table:table-cell office:value-type="string" calcext:value-type="string">
            <text:p>Non/72181</text:p>
          </table:table-cell>
          <table:table-cell office:value-type="string" calcext:value-type="string">
            <text:p/>
            <text:p>         vocable primitif de l’église Saint-Benoît du Mans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0843</text:p>
          </table:table-cell>
          <table:table-cell office:value-type="string" calcext:value-type="string">
            <text:p>Riquebelle (Chapelle de)*,</text:p>
          </table:table-cell>
          <table:table-cell/>
          <table:table-cell office:value-type="string" calcext:value-type="string">
            <text:p>église Saint-Martin de Parcé</text:p>
          </table:table-cell>
          <table:table-cell office:value-type="string" calcext:value-type="string">
            <text:p>Non/72228</text:p>
          </table:table-cell>
          <table:table-cell office:value-type="string" calcext:value-type="string">
            <text:p>desservie en l’église Saint-Martin de Parcé, </text:p>
            <text:p>            xvi</text:p>
            <text:p>            e siècle </text:p>
            <text:p>         (arch. de Maine-et-Loire, E 1922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0163</text:p>
          </table:table-cell>
          <table:table-cell office:value-type="string" calcext:value-type="string">
            <text:p>Fouailleux (Chapellenie des),</text:p>
          </table:table-cell>
          <table:table-cell/>
          <table:table-cell office:value-type="string" calcext:value-type="string">
            <text:p>église Saint-Martin de Parcé</text:p>
          </table:table-cell>
          <table:table-cell office:value-type="string" calcext:value-type="string">
            <text:p>Non/72228</text:p>
          </table:table-cell>
          <table:table-cell office:value-type="string" calcext:value-type="string">
            <text:p>en l’église Saint-Martin de Parcé, </text:p>
            <text:p>            xviii</text:p>
            <text:p>            e siècle </text:p>
            <text:p>         (arch. dép. de Maine-et-Loire, E 1574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2-27123</text:p>
          </table:table-cell>
          <table:table-cell office:value-type="string" calcext:value-type="string">
            <text:p>Laigné (Ruisseau de),</text:p>
          </table:table-cell>
          <table:table-cell/>
          <table:table-cell office:value-type="string" calcext:value-type="string">
            <text:p>en face de Brissarthe</text:p>
          </table:table-cell>
          <table:table-cell office:value-type="float" office:value="49051" calcext:value-type="float">
            <text:p>49051</text:p>
          </table:table-cell>
          <table:table-cell office:value-type="string" calcext:value-type="string">
            <text:p>né au lieu-dit la Fontaine, au sud-ouest de la commune de Notre-Dame-du-Pé ; passe en Maine-et-Loire et se jette dans la Sarthe au sud de Morannes, en face de Brissarth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8299</text:p>
          </table:table-cell>
          <table:table-cell office:value-type="string" calcext:value-type="string">
            <text:p>Pontoise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environs d’Ancinnes</text:p>
          </table:table-cell>
          <table:table-cell office:value-type="float" office:value="72005" calcext:value-type="float">
            <text:p>72005</text:p>
          </table:table-cell>
          <table:table-cell office:value-type="string" calcext:value-type="string">
            <text:p/>
            <text:p>         fief, aux environs d’Ancinnes, 1314 </text:p>
            <text:p>         (Bibl. nat., fr. 8736, fol. 23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8164</text:p>
          </table:table-cell>
          <table:table-cell office:value-type="string" calcext:value-type="string">
            <text:p>Longue-Touche (Bois de)*,</text:p>
          </table:table-cell>
          <table:table-cell/>
          <table:table-cell office:value-type="string" calcext:value-type="string">
            <text:p>environs de Ballon</text:p>
            <text:p>         </text:p>
          </table:table-cell>
          <table:table-cell office:value-type="float" office:value="72023" calcext:value-type="float">
            <text:p>72023</text:p>
          </table:table-cell>
          <table:table-cell office:value-type="string" calcext:value-type="string">
            <text:p>aux environs de Ballon</text:p>
            <text:p>         , </text:p>
            <text:p>            xi</text:p>
            <text:p>            e siècl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0031</text:p>
          </table:table-cell>
          <table:table-cell office:value-type="string" calcext:value-type="string">
            <text:p>Chaluau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environs de Beaumont-sur-Sarthe</text:p>
            <text:p>         </text:p>
          </table:table-cell>
          <table:table-cell office:value-type="float" office:value="72029" calcext:value-type="float">
            <text:p>72029</text:p>
          </table:table-cell>
          <table:table-cell office:value-type="string" calcext:value-type="string">
            <text:p/>
            <text:p>         lieu situé aux environs de Beaumont-sur-Sarthe</text:p>
            <text:p>         , </text:p>
            <text:p>            xi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920</text:p>
          </table:table-cell>
          <table:table-cell office:value-type="string" calcext:value-type="string">
            <text:p>Nunche*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environs de Clermont-Créans</text:p>
            <text:p>         </text:p>
          </table:table-cell>
          <table:table-cell office:value-type="float" office:value="72084" calcext:value-type="float">
            <text:p>72084</text:p>
          </table:table-cell>
          <table:table-cell office:value-type="string" calcext:value-type="string">
            <text:p/>
            <text:p>         ancien fief, aux environs de Clermont-Créans</text:p>
            <text:p>         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00049</text:p>
          </table:table-cell>
          <table:table-cell office:value-type="string" calcext:value-type="string">
            <text:p>Agié (Bois d’),</text:p>
          </table:table-cell>
          <table:table-cell/>
          <table:table-cell office:value-type="string" calcext:value-type="string">
            <text:p>environs de Degré</text:p>
            <text:p>         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>aux environs de Degré</text:p>
            <text:p>         , </text:p>
            <text:p>            xiv</text:p>
            <text:p>            e siècle</text:p>
            <text:p>         (Beaulieu, 750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3419</text:p>
          </table:table-cell>
          <table:table-cell office:value-type="string" calcext:value-type="string">
            <text:p>Nesement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environs de Fyé</text:p>
            <text:p>         </text:p>
          </table:table-cell>
          <table:table-cell office:value-type="float" office:value="72139" calcext:value-type="float">
            <text:p>72139</text:p>
          </table:table-cell>
          <table:table-cell office:value-type="string" calcext:value-type="string">
            <text:p/>
            <text:p>         fief, aux environs de Fyé</text:p>
            <text:p>         , vers 1115 </text:p>
            <text:p>         (Tiron, 9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9811</text:p>
          </table:table-cell>
          <table:table-cell office:value-type="string" calcext:value-type="string">
            <text:p>Charchigné*,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environs de la Flèche</text:p>
            <text:p>         </text:p>
          </table:table-cell>
          <table:table-cell office:value-type="float" office:value="72154" calcext:value-type="float">
            <text:p>72154</text:p>
          </table:table-cell>
          <table:table-cell office:value-type="string" calcext:value-type="string">
            <text:p/>
            <text:p>         localité située aux environs de la Flèche</text:p>
            <text:p>         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30292</text:p>
          </table:table-cell>
          <table:table-cell office:value-type="string" calcext:value-type="string">
            <text:p>la Fortaillière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environs de Montabon</text:p>
            <text:p>         </text:p>
          </table:table-cell>
          <table:table-cell office:value-type="float" office:value="72203" calcext:value-type="float">
            <text:p>72203</text:p>
          </table:table-cell>
          <table:table-cell office:value-type="string" calcext:value-type="string">
            <text:p/>
            <text:p>         maison, aux environs de Montabon</text:p>
            <text:p>         , </text:p>
            <text:p>            xviii</text:p>
            <text:p>            e siècle </text:p>
            <text:p>         (Arch. dép., H 370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2135</text:p>
          </table:table-cell>
          <table:table-cell office:value-type="string" calcext:value-type="string">
            <text:p>Montloyer (Carrière de)*,</text:p>
          </table:table-cell>
          <table:table-cell/>
          <table:table-cell office:value-type="string" calcext:value-type="string">
            <text:p>environs de Spay</text:p>
            <text:p>         </text:p>
          </table:table-cell>
          <table:table-cell office:value-type="float" office:value="72203" calcext:value-type="float">
            <text:p>72203</text:p>
          </table:table-cell>
          <table:table-cell office:value-type="string" calcext:value-type="string">
            <text:p>aux environs de Spay</text:p>
            <text:p>         , 1509 </text:p>
            <text:p>         (Prov. du M., VI, 181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19018</text:p>
          </table:table-cell>
          <table:table-cell office:value-type="string" calcext:value-type="string">
            <text:p>Fief-Ansaut (Le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environs de Vivoin</text:p>
            <text:p>         </text:p>
          </table:table-cell>
          <table:table-cell office:value-type="float" office:value="72380" calcext:value-type="float">
            <text:p>72380</text:p>
          </table:table-cell>
          <table:table-cell office:value-type="string" calcext:value-type="string">
            <text:p/>
            <text:p>         fief, aux environs de Vivoin</text:p>
            <text:p>          </text:p>
            <text:p>         </text:p>
            <text:p>            xii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7695</text:p>
          </table:table-cell>
          <table:table-cell office:value-type="string" calcext:value-type="string">
            <text:p>Poilly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environs du Chevain</text:p>
            <text:p>         </text:p>
          </table:table-cell>
          <table:table-cell office:value-type="float" office:value="72082" calcext:value-type="float">
            <text:p>72082</text:p>
          </table:table-cell>
          <table:table-cell office:value-type="string" calcext:value-type="string">
            <text:p/>
            <text:p>         fief, aux environs du Chevain</text:p>
            <text:p>         , 1314 </text:p>
            <text:p>         (Bibl. nat., fr. 8736, fol. 24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8262</text:p>
          </table:table-cell>
          <table:table-cell office:value-type="string" calcext:value-type="string">
            <text:p>Loupaud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environs du Lude</text:p>
            <text:p>         </text:p>
          </table:table-cell>
          <table:table-cell office:value-type="float" office:value="72176" calcext:value-type="float">
            <text:p>72176</text:p>
          </table:table-cell>
          <table:table-cell office:value-type="string" calcext:value-type="string">
            <text:p/>
            <text:p>         lieu, aux environs du Lude</text:p>
            <text:p>         , 1605 </text:p>
            <text:p>         (Rev. du M., XXXVIII, 101, 105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7380</text:p>
          </table:table-cell>
          <table:table-cell office:value-type="string" calcext:value-type="string">
            <text:p>Planches-Godefroi (Les)*,</text:p>
          </table:table-cell>
          <table:table-cell office:value-type="string" calcext:value-type="string">
            <text:p>gué</text:p>
          </table:table-cell>
          <table:table-cell office:value-type="string" calcext:value-type="string">
            <text:p>environs du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gué sur l’Huisne, aux environs du Mans</text:p>
            <text:p>         , </text:p>
            <text:p>            x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2042</text:p>
          </table:table-cell>
          <table:table-cell office:value-type="string" calcext:value-type="string">
            <text:p>Montgautier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environs du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lieu situé aux environs du Man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6972</text:p>
          </table:table-cell>
          <table:table-cell office:value-type="string" calcext:value-type="string">
            <text:p>Dêm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Épeigné</text:p>
          </table:table-cell>
          <table:table-cell office:value-type="float" office:value="37101" calcext:value-type="float">
            <text:p>37101</text:p>
          </table:table-cell>
          <table:table-cell office:value-type="string" calcext:value-type="string">
            <text:p/>
            <text:p>         rivière, affluent du Loir, née à </text:p>
            <text:p>            Saint-Laurent-en-Gâtines</text:p>
            <text:p>          (Indre-et-Loire), passe à Chemillé-sur-Dême et Épeigné-sur-Dême (Indre-et-Loire), borne Épeigné et Beaumont-la-Chartre et finit à Marco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7172</text:p>
          </table:table-cell>
          <table:table-cell office:value-type="string" calcext:value-type="string">
            <text:p>Bouvairi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Épeigné-sur-Dême</text:p>
          </table:table-cell>
          <table:table-cell office:value-type="float" office:value="37101" calcext:value-type="float">
            <text:p>37101</text:p>
          </table:table-cell>
          <table:table-cell office:value-type="string" calcext:value-type="string">
            <text:p/>
            <text:p>         bordage, commune de Beaumont-la-Chartre ; ruisseau affluent de la Dême ; sépare</text:p>
            <text:p>            Beaumont-la-Chartre</text:p>
            <text:p>            d’Épeigné-sur-Dême (Indre-et-Loire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6972</text:p>
          </table:table-cell>
          <table:table-cell office:value-type="string" calcext:value-type="string">
            <text:p>Dêm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Épeigné-sur-Dême</text:p>
          </table:table-cell>
          <table:table-cell office:value-type="float" office:value="37101" calcext:value-type="float">
            <text:p>37101</text:p>
          </table:table-cell>
          <table:table-cell office:value-type="string" calcext:value-type="string">
            <text:p/>
            <text:p>         rivière, affluent du Loir, née à </text:p>
            <text:p>            Saint-Laurent-en-Gâtines</text:p>
            <text:p>          (Indre-et-Loire), passe à Chemillé-sur-Dême et Épeigné-sur-Dême (Indre-et-Loire), borne Épeigné et Beaumont-la-Chartre et finit à Marco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6410</text:p>
          </table:table-cell>
          <table:table-cell office:value-type="string" calcext:value-type="string">
            <text:p>de Rorthe,</text:p>
          </table:table-cell>
          <table:table-cell/>
          <table:table-cell office:value-type="string" calcext:value-type="string">
            <text:p>Épeigné-sur-Dême</text:p>
          </table:table-cell>
          <table:table-cell office:value-type="float" office:value="37101" calcext:value-type="float">
            <text:p>37101</text:p>
          </table:table-cell>
          <table:table-cell office:value-type="string" calcext:value-type="string">
            <text:p>affluent de la Dême, né à </text:p>
            <text:p>            Chemillé-sur-Dême</text:p>
            <text:p>          (Indre-et-Loire), passe près du hameau d’Ingrande, à Chemillé, sépare l’ancienne commune de Rorthe (réunie à Epeigné-sur-Dême) de Villedieu (Loir-et-Cher), où se trouve la ferme d’Ingrande, distincte et éloignée du hameau ci-dessus, borne Épeigné-sur-Dême (Indre-et-Loire) et Beaumont-la-Chartre, et finit à Beaumont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6211</text:p>
          </table:table-cell>
          <table:table-cell office:value-type="string" calcext:value-type="string">
            <text:p>Treulon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Épineu</text:p>
          </table:table-cell>
          <table:table-cell office:value-type="float" office:value="53095" calcext:value-type="float">
            <text:p>53095</text:p>
          </table:table-cell>
          <table:table-cell office:value-type="string" calcext:value-type="string">
            <text:p/>
            <text:p>         rivière ; vient de </text:p>
            <text:p>            Viviers</text:p>
            <text:p>          (Mayenne), borne Blandouet (Mayenne) et Saint-Denis-d'Orques, arrose ou limite Saint-Denis, Viré, sépare Viré de Thorigné-en-Charnie (Mayenne) et de Cossé-en-Champagne (Mayenne), arrose dans la Mayenne </text:p>
            <text:p>         Cossé et Épineu-le-Séguin, puis limite Épineu et Auvers-le-Hamon, où elle se jette dans l’Erv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6211</text:p>
          </table:table-cell>
          <table:table-cell office:value-type="string" calcext:value-type="string">
            <text:p>Treulon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Épineu-le-Séguin</text:p>
          </table:table-cell>
          <table:table-cell office:value-type="float" office:value="53095" calcext:value-type="float">
            <text:p>53095</text:p>
          </table:table-cell>
          <table:table-cell office:value-type="string" calcext:value-type="string">
            <text:p/>
            <text:p>         rivière ; vient de </text:p>
            <text:p>            Viviers</text:p>
            <text:p>          (Mayenne), borne Blandouet (Mayenne) et Saint-Denis-d'Orques, arrose ou limite Saint-Denis, Viré, sépare Viré de Thorigné-en-Charnie (Mayenne) et de Cossé-en-Champagne (Mayenne), arrose dans la Mayenne </text:p>
            <text:p>         Cossé et Épineu-le-Séguin, puis limite Épineu et Auvers-le-Hamon, où elle se jette dans l’Erv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9016</text:p>
          </table:table-cell>
          <table:table-cell office:value-type="string" calcext:value-type="string">
            <text:p>Ficon*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est de Pruillé-l’Éguillé</text:p>
            <text:p>         </text:p>
          </table:table-cell>
          <table:table-cell office:value-type="float" office:value="72248" calcext:value-type="float">
            <text:p>72248</text:p>
          </table:table-cell>
          <table:table-cell office:value-type="string" calcext:value-type="string">
            <text:p/>
            <text:p>         moulin, à l’est de Pruillé-l’Éguillé</text:p>
            <text:p>          (Jaillot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838</text:p>
          </table:table-cell>
          <table:table-cell office:value-type="string" calcext:value-type="string">
            <text:p>Saosnett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étang de Gué-Chaussé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né à Saint-Longis, coule au sud de la commune de Panon, traverse les marais de Saosnes et l’étang de Gué-Chaussée, sépare Saosnes et Courgains des Mees, arrose cette dernière commune et se jette dans la Bienne à Thoire-sous-Contensor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2617</text:p>
          </table:table-cell>
          <table:table-cell office:value-type="string" calcext:value-type="string">
            <text:p>Godiveau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étang du Chêne-Ver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affluent du Loir, né à l’étang du Chêne-Vert, commune de la Chapelle-d’Aligné ; sépare la Chapelle et Notre-Dame-du-Pe de Durtal (Maine-et-Loire), et se jette dans le Loir à Baracé (Maine-et-Loir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2893</text:p>
          </table:table-cell>
          <table:table-cell office:value-type="string" calcext:value-type="string">
            <text:p>Saint-Aubin-La-Bruère,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État Paris-Bordeaux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station de la ligne État Paris-Bordeaux, commune de la Bruèr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2480</text:p>
          </table:table-cell>
          <table:table-cell office:value-type="string" calcext:value-type="string">
            <text:p>Cherette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Étival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/>
            <text:p>         lieu-dit, commune de Louplande ou d’Étival</text:p>
            <text:p>         </text:p>
            <text:p>            xii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1944</text:p>
          </table:table-cell>
          <table:table-cell office:value-type="string" calcext:value-type="string">
            <text:p>Montaut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Étival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/>
            <text:p>         lieu-dit, commune de Louplande ou d’Étival, 1277 </text:p>
            <text:p>         (S.-Victeur, 144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7114</text:p>
          </table:table-cell>
          <table:table-cell office:value-type="string" calcext:value-type="string">
            <text:p>Pironnièr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Étival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/>
            <text:p>         maison, commune de Louplande ou d’Étival, </text:p>
            <text:p>            xiii</text:p>
            <text:p>            e sièc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6009</text:p>
          </table:table-cell>
          <table:table-cell office:value-type="string" calcext:value-type="string">
            <text:p>Touvoie,</text:p>
          </table:table-cell>
          <table:table-cell office:value-type="string" calcext:value-type="string">
            <text:p>ancienne baronnie et domaine</text:p>
          </table:table-cell>
          <table:table-cell office:value-type="string" calcext:value-type="string">
            <text:p>évêché du Man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âteau, ferme et moulin, commune de Saint-Corneille, et café et maison, commune de Savigné-l’Évêque ; ancienne baronnie et domaine de l’évêché du Ma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3835</text:p>
          </table:table-cell>
          <table:table-cell office:value-type="string" calcext:value-type="string">
            <text:p>Colinet (Le),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faubourg de Beaumont-sur-Sarth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, commune de Maresché, formant un faubourg de Beaumont-sur-Sarth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6598</text:p>
          </table:table-cell>
          <table:table-cell office:value-type="string" calcext:value-type="string">
            <text:p>Croix-Verte (La),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faubourg de Beaumont-sur-Sarth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, commune de Maresché, formant un faubourg de Beaumont-sur-Sarth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06913</text:p>
          </table:table-cell>
          <table:table-cell office:value-type="string" calcext:value-type="string">
            <text:p>Bourg-Neuf (Le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faubourg de Fresna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’Assé-le-Boisne, formant un faubourg de Fresnay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1879</text:p>
          </table:table-cell>
          <table:table-cell office:value-type="string" calcext:value-type="string">
            <text:p>Rouen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faubourg de Fresnay</text:p>
            <text:p>         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/>
            <text:p>         maison, faubourg de Fresnay</text:p>
            <text:p>         , 1576 </text:p>
            <text:p>         (Cogner, E 689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6599</text:p>
          </table:table-cell>
          <table:table-cell office:value-type="string" calcext:value-type="string">
            <text:p>Croix-Verte (La)*,</text:p>
          </table:table-cell>
          <table:table-cell office:value-type="string" calcext:value-type="string">
            <text:p>logis</text:p>
          </table:table-cell>
          <table:table-cell office:value-type="string" calcext:value-type="string">
            <text:p>faubourg Saint-Nicola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ogis, commune de Mayet, au faubourg Saint-Nicolas, 1715 </text:p>
            <text:p>         (Cogner, E 775)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2-20673</text:p>
          </table:table-cell>
          <table:table-cell office:value-type="string" calcext:value-type="string">
            <text:p>Franchais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faubourg Saint-Nicola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au </text:p>
            <text:p>            Mans</text:p>
            <text:p>          (faubourg Saint-Nicolas), </text:p>
            <text:p>            xviii</text:p>
            <text:p>            e siècle </text:p>
            <text:p>         (arch. dép., B 7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6137</text:p>
          </table:table-cell>
          <table:table-cell office:value-type="string" calcext:value-type="string">
            <text:p>Huguenotière-de-Chavenay (La)*,</text:p>
          </table:table-cell>
          <table:table-cell office:value-type="string" calcext:value-type="string">
            <text:p>ancienne chapelle détruite</text:p>
          </table:table-cell>
          <table:table-cell office:value-type="string" calcext:value-type="string">
            <text:p>fief de Chavena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ne chapelle détruite du fief de Chavenay, commune de Tresso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5196</text:p>
          </table:table-cell>
          <table:table-cell office:value-type="string" calcext:value-type="string">
            <text:p>Haussecoq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fief de la Jeunaisi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Cérans-Foulletourte, faisant partie du fief de la Jeunaisière </text:p>
            <text:p>         (Ann. fl., II, 214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4196</text:p>
          </table:table-cell>
          <table:table-cell office:value-type="string" calcext:value-type="string">
            <text:p>Sénéchaussée (La)*,</text:p>
          </table:table-cell>
          <table:table-cell office:value-type="string" calcext:value-type="string">
            <text:p>fief volant</text:p>
          </table:table-cell>
          <table:table-cell office:value-type="string" calcext:value-type="string">
            <text:p>fief de la Mair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volant, communes de Saint-Calais et de Montaillé, uni dès 1556 au fief de la Mairie, à Montail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7054</text:p>
          </table:table-cell>
          <table:table-cell office:value-type="string" calcext:value-type="string">
            <text:p>Détourb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fief de la Segrair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 dépendant du fief de la Segrairie à la Fontaine-Saint-Martin, </text:p>
            <text:p>            xvi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653</text:p>
          </table:table-cell>
          <table:table-cell office:value-type="string" calcext:value-type="string">
            <text:p>Saint-René-de-la-Touche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fief de la Touch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 du fief de la Touche, commune de Conlie </text:p>
            <text:p>         (Pesche, II, 79, 82) ; détruit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275</text:p>
          </table:table-cell>
          <table:table-cell office:value-type="string" calcext:value-type="string">
            <text:p>Saint-Jacques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fief de Méfoss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 du fief de Méfossé, commune de Dangeul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4969</text:p>
          </table:table-cell>
          <table:table-cell office:value-type="string" calcext:value-type="string">
            <text:p>Hallonnièr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fief de Mimbr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au fief de Mimbré ; commune de Saint-Ouen-de-Mimbré, 1498 </text:p>
            <text:p>         (Cogner, E 653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5020</text:p>
          </table:table-cell>
          <table:table-cell office:value-type="string" calcext:value-type="string">
            <text:p>Bois-Baugé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fief des Chesneau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 compris dans le fief des Chesneaux</text:p>
            <text:p>         et situé commune de Bouloire, 1788</text:p>
            <text:p>         (Arch. nat., R5 186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6433</text:p>
          </table:table-cell>
          <table:table-cell office:value-type="string" calcext:value-type="string">
            <text:p>Jacquelin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fief des Chesneau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 faisant partie du fief des Chesneaux, commune de Bouloire, 1788 </text:p>
            <text:p>         (Arch. nat., R5 186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9118</text:p>
          </table:table-cell>
          <table:table-cell office:value-type="string" calcext:value-type="string">
            <text:p>le Pré-Marais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fief du Chê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, commune d’Asnières, formant le domaine du fief du Chêne </text:p>
            <text:p>         (Asnières, pp. 80, 264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0237</text:p>
          </table:table-cell>
          <table:table-cell office:value-type="string" calcext:value-type="string">
            <text:p>Champ-Coutard (Le),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foire de Ballon</text:p>
          </table:table-cell>
          <table:table-cell office:value-type="float" office:value="72023" calcext:value-type="float">
            <text:p>72023</text:p>
          </table:table-cell>
          <table:table-cell office:value-type="string" calcext:value-type="string">
            <text:p/>
            <text:p>         champ de foire de Ball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5704</text:p>
          </table:table-cell>
          <table:table-cell office:value-type="string" calcext:value-type="string">
            <text:p>Pelouses (Les),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foire de Bonnétable</text:p>
          </table:table-cell>
          <table:table-cell office:value-type="float" office:value="72039" calcext:value-type="float">
            <text:p>72039</text:p>
          </table:table-cell>
          <table:table-cell office:value-type="string" calcext:value-type="string">
            <text:p/>
            <text:p>         champ de foire de Bonnétab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8078</text:p>
          </table:table-cell>
          <table:table-cell office:value-type="string" calcext:value-type="string">
            <text:p>Loir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fontaine de Saint-Ém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 ; prenait autrefois sa source aux étangs du Loir, commune du Thieulin (Eure-et-Loir), mais ne part aujourd’hui que de la fontaine de Saint-Éman, commune de ce no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2-47856</text:p>
          </table:table-cell>
          <table:table-cell office:value-type="string" calcext:value-type="string">
            <text:p>Verdun (Ruisseau de),</text:p>
          </table:table-cell>
          <table:table-cell/>
          <table:table-cell office:value-type="string" calcext:value-type="string">
            <text:p>fontaine de Verdu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é à la fontaine de Verdun, commune de Montpollin (Maine-et-Loire) ; arrose Cre-sur-Loir, qu’il sépare de Fougeré (Maine-et-Loire), et se jette dans le Loir en limitant Bazouges et les Rairies (Maine-et-Loire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6412</text:p>
          </table:table-cell>
          <table:table-cell office:value-type="string" calcext:value-type="string">
            <text:p>Inviolata,</text:p>
          </table:table-cell>
          <table:table-cell office:value-type="string" calcext:value-type="string">
            <text:p>ancien bordage</text:p>
          </table:table-cell>
          <table:table-cell office:value-type="string" calcext:value-type="string">
            <text:p>Forêter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, commune d’Allonnes ; ancien bordage réuni à la Forêterie </text:p>
            <text:p>         (Arch. dép., G 673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2-47856</text:p>
          </table:table-cell>
          <table:table-cell office:value-type="string" calcext:value-type="string">
            <text:p>Verdun (Ruisseau de),</text:p>
          </table:table-cell>
          <table:table-cell/>
          <table:table-cell office:value-type="string" calcext:value-type="string">
            <text:p>Fougeré</text:p>
          </table:table-cell>
          <table:table-cell office:value-type="float" office:value="49143" calcext:value-type="float">
            <text:p>49143</text:p>
          </table:table-cell>
          <table:table-cell office:value-type="string" calcext:value-type="string">
            <text:p>né à la fontaine de Verdun, commune de Montpollin (Maine-et-Loire) ; arrose Cre-sur-Loir, qu’il sépare de Fougeré (Maine-et-Loire), et se jette dans le Loir en limitant Bazouges et les Rairies (Maine-et-Loir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0431</text:p>
          </table:table-cell>
          <table:table-cell office:value-type="string" calcext:value-type="string">
            <text:p>Martin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frarâche de la Joubardi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dans la frarâche de la Joubardière, commune de Vancé (Paty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7540</text:p>
          </table:table-cell>
          <table:table-cell office:value-type="string" calcext:value-type="string">
            <text:p>Plessis (Le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Gâtinea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, commune de Marçon, réuni à Gâtineau </text:p>
            <text:p>         (Pesche, IV, 4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8662</text:p>
          </table:table-cell>
          <table:table-cell office:value-type="string" calcext:value-type="string">
            <text:p>Potinièr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Gesvres</text:p>
          </table:table-cell>
          <table:table-cell office:value-type="float" office:value="53106" calcext:value-type="float">
            <text:p>53106</text:p>
          </table:table-cell>
          <table:table-cell office:value-type="string" calcext:value-type="string">
            <text:p/>
            <text:p>         hameau, commune de Saint-Léonard-des-Bois ; ruisseau affluent de l’Ornette, limite Gesvres (Mayenne) et Saint-Léonar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6383</text:p>
          </table:table-cell>
          <table:table-cell office:value-type="string" calcext:value-type="string">
            <text:p>Croix-des-Trois-Paroisses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Gesvr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commune de Saint-Léonard-des-Bois, à la limite de Saint-Paul-le-Gaultier et de Gesvres (Mayenne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4373</text:p>
          </table:table-cell>
          <table:table-cell office:value-type="string" calcext:value-type="string">
            <text:p>Ouche-aux-Maignans (L’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Giraudi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commune de Théligny, réuni à la Giraudière, </text:p>
            <text:p>            xvi</text:p>
            <text:p>            e siècle </text:p>
            <text:p>         (Arch. dép., G 32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8159</text:p>
          </table:table-cell>
          <table:table-cell office:value-type="string" calcext:value-type="string">
            <text:p>Veuv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Grand-Lucé</text:p>
          </table:table-cell>
          <table:table-cell office:value-type="float" office:value="72143" calcext:value-type="float">
            <text:p>72143</text:p>
          </table:table-cell>
          <table:table-cell office:value-type="string" calcext:value-type="string">
            <text:p/>
            <text:p>         rivière, affluent du Loir ; arrose ou limite Saint-Mars-de-Locquenay, Villaines-sous-Luce, le Grand-Lucé, Saint-Vincent-du-Lorouer, Saint-Pierre-du-Lorouer, Courdemanche, Lhomme et Chahaigne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8406</text:p>
          </table:table-cell>
          <table:table-cell office:value-type="string" calcext:value-type="string">
            <text:p>les Petites-),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Grandes-Bruyèr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 et hameau, commune de Tuffé ; dolmen aux</text:p>
            <text:p>            Grandes-Bruyère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5155</text:p>
          </table:table-cell>
          <table:table-cell office:value-type="string" calcext:value-type="string">
            <text:p>Courb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Groutel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e Champfleur (à Groutel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1980</text:p>
          </table:table-cell>
          <table:table-cell office:value-type="string" calcext:value-type="string">
            <text:p>Montcôlin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>Gué-de-Launa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 de garde, commune de Bonnétable ; ancien prieuré du Gué-de-Launay, sous les vocables de Notre-Dame, Sainte-Catherine et Saint-Roch.</text:p>
            <text:p>     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329</text:p>
          </table:table-cell>
          <table:table-cell office:value-type="string" calcext:value-type="string">
            <text:p>Saint-Jean,</text:p>
          </table:table-cell>
          <table:table-cell office:value-type="string" calcext:value-type="string">
            <text:p>ancienne commanderie</text:p>
          </table:table-cell>
          <table:table-cell office:value-type="string" calcext:value-type="string">
            <text:p>Guélia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ospice actuel de </text:p>
            <text:p>            Vallon</text:p>
            <text:p>          ; ancienne commanderie annexée à Guéliant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5016</text:p>
          </table:table-cell>
          <table:table-cell office:value-type="string" calcext:value-type="string">
            <text:p>Templerie (La)*,</text:p>
          </table:table-cell>
          <table:table-cell office:value-type="string" calcext:value-type="string">
            <text:p>ancienne annexe</text:p>
          </table:table-cell>
          <table:table-cell office:value-type="string" calcext:value-type="string">
            <text:p>Guélia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au </text:p>
            <text:p>            Mans</text:p>
            <text:p>         , dans la cour du Rancher ; ancienne annexe de Guéliant </text:p>
            <text:p>         (Pesche, IV, 113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5012</text:p>
          </table:table-cell>
          <table:table-cell office:value-type="string" calcext:value-type="string">
            <text:p>Temple (Le),</text:p>
          </table:table-cell>
          <table:table-cell office:value-type="string" calcext:value-type="string">
            <text:p>ancienne seigneurie</text:p>
          </table:table-cell>
          <table:table-cell office:value-type="string" calcext:value-type="string">
            <text:p>Guélia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e Vallon ; ancienne seigneurie dépendant de Guéliant </text:p>
            <text:p>         (arch. de la Vienne, H 3, liasse 578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0302</text:p>
          </table:table-cell>
          <table:table-cell office:value-type="string" calcext:value-type="string">
            <text:p>Marsellière (La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hameau de Bonlie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au hameau de Bonlieu, paroisse de Bannes, commune de Dissay-sous-Courcillon, 1790 (chroniques de Dissay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40162</text:p>
          </table:table-cell>
          <table:table-cell office:value-type="string" calcext:value-type="string">
            <text:p>Rateri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hameau de Bourdig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au hameau de Bourdigné, commune de Bouloire, </text:p>
            <text:p>            xv</text:p>
            <text:p>            e-xvi</text:p>
            <text:p>            e siècle </text:p>
            <text:p>         (Arch. nat., P. 667 et 670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0444</text:p>
          </table:table-cell>
          <table:table-cell office:value-type="string" calcext:value-type="string">
            <text:p>Martrie (La)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hameau de l’Habi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commune de Domfront-en-Champagne, au hameau de l’Habit (Bigot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8987</text:p>
          </table:table-cell>
          <table:table-cell office:value-type="string" calcext:value-type="string">
            <text:p>Voilier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hameau de l’Habi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au hameau de l’Habit, commune de Domfront-en-Champagne (Bigot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4125</text:p>
          </table:table-cell>
          <table:table-cell office:value-type="string" calcext:value-type="string">
            <text:p>le Petit-)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hameau de l’Habi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s, commune de Domfront-en-Champagne, au hameau de l’Habit (Bigot).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DT72-22397</text:p>
          </table:table-cell>
          <table:table-cell office:value-type="string" calcext:value-type="string">
            <text:p>Girardière (La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hameau de la Bouill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faisant partie du hameau de la Bouillère, commune de Bouloire, </text:p>
            <text:p>            xv</text:p>
            <text:p>            e</text:p>
            <text:p>          et </text:p>
            <text:p>            xvi</text:p>
            <text:p>            e siècle </text:p>
            <text:p>         (Arch. nat., P 667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5866</text:p>
          </table:table-cell>
          <table:table-cell office:value-type="string" calcext:value-type="string">
            <text:p>Perray (Le Petit-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hameau de la Courb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au hameau de la Courbe </text:p>
            <text:p>         commune de Bouloi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7018</text:p>
          </table:table-cell>
          <table:table-cell office:value-type="string" calcext:value-type="string">
            <text:p>Pins (Les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hameau de la Fontenel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e Saint-Pierre-de-Chevillé (au hameau de la Fontenell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5444</text:p>
          </table:table-cell>
          <table:table-cell office:value-type="string" calcext:value-type="string">
            <text:p>Pavillon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hameau de la Fontenel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e Saint-Pierre-de-Chevillé (au hameau de la Fontenelle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2-44487</text:p>
          </table:table-cell>
          <table:table-cell office:value-type="string" calcext:value-type="string">
            <text:p>Cordin,</text:p>
          </table:table-cell>
          <table:table-cell/>
          <table:table-cell office:value-type="string" calcext:value-type="string">
            <text:p>hameau de la Fos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ffluent de la Braye, né au hameau de la Fosse, commune d’Authon (Eure-et-Loir), actionne le moulin de la Souette, commune de Saint-Bomer (Eure-et-Loir), arrose Saint-Ulphace, où il fait mouvoir le moulin de Cordin, et finit en séparant Saint-Ulphace de Greez-sur-Ro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6185</text:p>
          </table:table-cell>
          <table:table-cell office:value-type="string" calcext:value-type="string">
            <text:p>Hulinièr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hameau de la Gâchet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au hameau de la Gâchette, commune de Saint-Pierre-de-Chevillé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1613</text:p>
          </table:table-cell>
          <table:table-cell office:value-type="string" calcext:value-type="string">
            <text:p>la Gannerie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hameau de la Gâchet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e Saint-Pierre-de-Chevillé (au hameau de la Gâchette), 162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9507</text:p>
          </table:table-cell>
          <table:table-cell office:value-type="string" calcext:value-type="string">
            <text:p>Maladrerie (La)*,</text:p>
          </table:table-cell>
          <table:table-cell office:value-type="string" calcext:value-type="string">
            <text:p>ancienne maladrerie</text:p>
          </table:table-cell>
          <table:table-cell office:value-type="string" calcext:value-type="string">
            <text:p>hameau de Raill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ne maladrerie, au hameau de Raillon, commune de Dissé-sous-le-Lud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1756</text:p>
          </table:table-cell>
          <table:table-cell office:value-type="string" calcext:value-type="string">
            <text:p>Barbelerie (La)*,</text:p>
          </table:table-cell>
          <table:table-cell office:value-type="string" calcext:value-type="string">
            <text:p>métairie</text:p>
          </table:table-cell>
          <table:table-cell office:value-type="string" calcext:value-type="string">
            <text:p>Hardonni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étairie, commune de Bouloire, unie à la Hardonnière, 1407,</text:p>
            <text:p>            1511</text:p>
            <text:p>         (Arch. nat., P 667 et 670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9870</text:p>
          </table:table-cell>
          <table:table-cell office:value-type="string" calcext:value-type="string">
            <text:p>Rablais (Les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Hêloup</text:p>
          </table:table-cell>
          <table:table-cell office:value-type="float" office:value="61203" calcext:value-type="float">
            <text:p>61203</text:p>
          </table:table-cell>
          <table:table-cell office:value-type="string" calcext:value-type="string">
            <text:p/>
            <text:p>         hameau, commune de Gesnes-le-Gandelin, et maison, commune de Bérus ; étang en partie desséché ; ruisseau affluent de celui de Geigne ; limite Hêloup (Orne) et Berus, et finit à Arconnay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2-40713</text:p>
          </table:table-cell>
          <table:table-cell office:value-type="string" calcext:value-type="string">
            <text:p>de Sainte-Jamme,</text:p>
          </table:table-cell>
          <table:table-cell/>
          <table:table-cell office:value-type="string" calcext:value-type="string">
            <text:p>Hêloup</text:p>
          </table:table-cell>
          <table:table-cell office:value-type="float" office:value="61203" calcext:value-type="float">
            <text:p>61203</text:p>
          </table:table-cell>
          <table:table-cell office:value-type="string" calcext:value-type="string">
            <text:p>affluent de celui des Rablais ; limite Arconnay et Hêloup (Orn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8286</text:p>
          </table:table-cell>
          <table:table-cell office:value-type="string" calcext:value-type="string">
            <text:p>Loutière (La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Hermenaudi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Tresson, réuni à l’Hermenaudièr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1302</text:p>
          </table:table-cell>
          <table:table-cell office:value-type="string" calcext:value-type="string">
            <text:p>Chartrie (La)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Hermenaudi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, commune de Tresson, entre l’Oiselière et</text:p>
            <text:p>            l’Hermenaudiè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5015</text:p>
          </table:table-cell>
          <table:table-cell office:value-type="string" calcext:value-type="string">
            <text:p>Templerie (La),</text:p>
          </table:table-cell>
          <table:table-cell office:value-type="string" calcext:value-type="string">
            <text:p>ancienne dépendance</text:p>
          </table:table-cell>
          <table:table-cell office:value-type="string" calcext:value-type="string">
            <text:p>hôpital de Montsorea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e la Flèche ; ancienne dépendance de l’hôpital de Montsoreau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4856</text:p>
          </table:table-cell>
          <table:table-cell office:value-type="string" calcext:value-type="string">
            <text:p>Couetterie (La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hospice de Fresnay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/>
            <text:p>         bordage appartenant à l’hospice de Fresnay, 1696 </text:p>
            <text:p>         (Chron. de Fresnay, p. 187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8492</text:p>
          </table:table-cell>
          <table:table-cell office:value-type="string" calcext:value-type="string">
            <text:p>Madeleine (La),</text:p>
          </table:table-cell>
          <table:table-cell office:value-type="string" calcext:value-type="string">
            <text:p>ancienne chapelle</text:p>
          </table:table-cell>
          <table:table-cell office:value-type="string" calcext:value-type="string">
            <text:p>hôtel-Die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rtie de la ville de Montmirail ; ancienne chapelle de l’hôtel-Dieu, présentée par le seigneur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517</text:p>
          </table:table-cell>
          <table:table-cell office:value-type="string" calcext:value-type="string">
            <text:p>Saint-Michel*,</text:p>
          </table:table-cell>
          <table:table-cell office:value-type="string" calcext:value-type="string">
            <text:p>ancienne chapelle</text:p>
          </table:table-cell>
          <table:table-cell office:value-type="string" calcext:value-type="string">
            <text:p>hôtel-Dieu du Mans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chapelle de l’hôtel-Dieu du Mans, et maison, rue Doré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2953</text:p>
          </table:table-cell>
          <table:table-cell office:value-type="string" calcext:value-type="string">
            <text:p>Saint-Christophe-Moitron,</text:p>
          </table:table-cell>
          <table:table-cell office:value-type="string" calcext:value-type="string">
            <text:p>halte</text:p>
          </table:table-cell>
          <table:table-cell office:value-type="string" calcext:value-type="string">
            <text:p>Hut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lte du chemin de fer de Sillé-le-Guillaume à la Hutte, commune de Saint-Christophe-du-Jambe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7404</text:p>
          </table:table-cell>
          <table:table-cell office:value-type="string" calcext:value-type="string">
            <text:p>Vaudell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Izé</text:p>
          </table:table-cell>
          <table:table-cell office:value-type="float" office:value="53120" calcext:value-type="float">
            <text:p>53120</text:p>
          </table:table-cell>
          <table:table-cell office:value-type="string" calcext:value-type="string">
            <text:p/>
            <text:p>         rivière, née en </text:p>
            <text:p>            Bais</text:p>
            <text:p>          et Izé, sépare Saint-Mars-du-Désert (Mayenne) de Saint-Georges-le-Gaultier, où elle se jette dans la Sarth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7711</text:p>
          </table:table-cell>
          <table:table-cell office:value-type="string" calcext:value-type="string">
            <text:p>Vègr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Juigné</text:p>
          </table:table-cell>
          <table:table-cell office:value-type="float" office:value="72151" calcext:value-type="float">
            <text:p>72151</text:p>
          </table:table-cell>
          <table:table-cell office:value-type="string" calcext:value-type="string">
            <text:p/>
            <text:p>         rivière, affluent de la Sarthe ; naît à </text:p>
            <text:p>            Voutré</text:p>
            <text:p>          (Mayenne), arrose ou limite Rouesse-Vasse, Rouez, Tennie, Neuvy-en-Champagne, Bernay, Ruille-en-Champagne, Epineu-le-Chevreuil, Chassille, Loue, Mareil-en-Champagne, Saint-Ouen-en-Champagne, Brulon, Avesse, Cheville, Poillé, Fontenay, Asnieres, Juigné, Avois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6627</text:p>
          </table:table-cell>
          <table:table-cell office:value-type="string" calcext:value-type="string">
            <text:p>Pierre-Droite*,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lande des Soucis</text:p>
          </table:table-cell>
          <table:table-cell office:value-type="float" office:value="72291" calcext:value-type="float">
            <text:p>72291</text:p>
          </table:table-cell>
          <table:table-cell office:value-type="string" calcext:value-type="string">
            <text:p>nom d’une pierre de la lande des Soucis, </text:p>
            <text:p>            xviii</text:p>
            <text:p>            e siècl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3024</text:p>
          </table:table-cell>
          <table:table-cell office:value-type="string" calcext:value-type="string">
            <text:p>Chouannières (Les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lande du Bourray</text:p>
          </table:table-cell>
          <table:table-cell table:style-name="ce1" office:value-type="string" calcext:value-type="string">
            <text:p>non</text:p>
          </table:table-cell>
          <table:table-cell office:value-type="string" calcext:value-type="string">
            <text:p/>
            <text:p>         lieu bornant la lande du Bourray, </text:p>
            <text:p>            xvi</text:p>
            <text:p>            e siècle</text:p>
            <text:p>         (Rev. du M., XLV, 52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3919</text:p>
          </table:table-cell>
          <table:table-cell office:value-type="string" calcext:value-type="string">
            <text:p>Gué-de-Mézières (Le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lande du Bourray</text:p>
          </table:table-cell>
          <table:table-cell table:style-name="ce1" office:value-type="string" calcext:value-type="string">
            <text:p>non</text:p>
          </table:table-cell>
          <table:table-cell office:value-type="string" calcext:value-type="string">
            <text:p/>
            <text:p>         lieu situé sur les confins de la lande du Bourray, </text:p>
            <text:p>            xvi</text:p>
            <text:p>            e siècle </text:p>
            <text:p>         (Rev. du M., XLV, 52 ; LVII, 76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9506</text:p>
          </table:table-cell>
          <table:table-cell office:value-type="string" calcext:value-type="string">
            <text:p>Fontaine-de-Claire-Semaine (La)*,</text:p>
          </table:table-cell>
          <table:table-cell office:value-type="string" calcext:value-type="string">
            <text:p>portion</text:p>
          </table:table-cell>
          <table:table-cell office:value-type="string" calcext:value-type="string">
            <text:p>lande du Bourray</text:p>
          </table:table-cell>
          <table:table-cell table:style-name="ce1" office:value-type="string" calcext:value-type="string">
            <text:p>non</text:p>
          </table:table-cell>
          <table:table-cell office:value-type="string" calcext:value-type="string">
            <text:p/>
            <text:p>         portion de la lande du Bourray, commune d’Yvré-le-Pôlin, 1809 </text:p>
            <text:p>         (Bull. révol., II, 94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9534</text:p>
          </table:table-cell>
          <table:table-cell office:value-type="string" calcext:value-type="string">
            <text:p>Fontaine-des-Quatre-Coins (La)*,</text:p>
          </table:table-cell>
          <table:table-cell office:value-type="string" calcext:value-type="string">
            <text:p>portion</text:p>
          </table:table-cell>
          <table:table-cell office:value-type="string" calcext:value-type="string">
            <text:p>lande du Bourray</text:p>
          </table:table-cell>
          <table:table-cell table:style-name="ce1" office:value-type="string" calcext:value-type="string">
            <text:p>non</text:p>
          </table:table-cell>
          <table:table-cell office:value-type="string" calcext:value-type="string">
            <text:p/>
            <text:p>         portion de la lande du Bourray, commune d’Yvré-le-Pôlin, 1809 </text:p>
            <text:p>         (Bull. révol., II, 95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2-15707</text:p>
          </table:table-cell>
          <table:table-cell office:value-type="string" calcext:value-type="string">
            <text:p>Crannes (Butte de),</text:p>
          </table:table-cell>
          <table:table-cell/>
          <table:table-cell office:value-type="string" calcext:value-type="string">
            <text:p>lande du Bourray</text:p>
          </table:table-cell>
          <table:table-cell table:style-name="ce1" office:value-type="string" calcext:value-type="string">
            <text:p>non</text:p>
          </table:table-cell>
          <table:table-cell office:value-type="string" calcext:value-type="string">
            <text:p>en la lande du Bourray, commune d’Yvré-le-Pôli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2193</text:p>
          </table:table-cell>
          <table:table-cell office:value-type="string" calcext:value-type="string">
            <text:p>Montrouge (Butte de),</text:p>
          </table:table-cell>
          <table:table-cell/>
          <table:table-cell office:value-type="string" calcext:value-type="string">
            <text:p>landes du Pôlinois</text:p>
          </table:table-cell>
          <table:table-cell table:style-name="ce1" office:value-type="string" calcext:value-type="string">
            <text:p>non</text:p>
          </table:table-cell>
          <table:table-cell office:value-type="string" calcext:value-type="string">
            <text:p>dans les landes du Pôlinois </text:p>
            <text:p>         (Delaunay, Régions, p. 71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0206</text:p>
          </table:table-cell>
          <table:table-cell office:value-type="string" calcext:value-type="string">
            <text:p>Aître-Bourreau (L’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lieu de la Poter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au lieu de la Poterie,</text:p>
            <text:p>            commune de Chenu, 1731</text:p>
            <text:p>         (Cogner, E 351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9050</text:p>
          </table:table-cell>
          <table:table-cell office:value-type="string" calcext:value-type="string">
            <text:p>Fief-Roussel (Le)*,</text:p>
          </table:table-cell>
          <table:table-cell office:value-type="string" calcext:value-type="string">
            <text:p>féage</text:p>
          </table:table-cell>
          <table:table-cell office:value-type="string" calcext:value-type="string">
            <text:p>lieu des Pré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éage sis au lieu des Prés, Saint-Ouen-de-Mimbre, 1498 </text:p>
            <text:p>         (Cogner, E 653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2-27123</text:p>
          </table:table-cell>
          <table:table-cell office:value-type="string" calcext:value-type="string">
            <text:p>Laigné (Ruisseau de),</text:p>
          </table:table-cell>
          <table:table-cell/>
          <table:table-cell office:value-type="string" calcext:value-type="string">
            <text:p>lieu-dit la Font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é au lieu-dit la Fontaine, au sud-ouest de la commune de Notre-Dame-du-Pé ; passe en Maine-et-Loire et se jette dans la Sarthe au sud de Morannes, en face de Brissarth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6301</text:p>
          </table:table-cell>
          <table:table-cell office:value-type="string" calcext:value-type="string">
            <text:p>Hutte-Coulombiers (La),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ligne du Mans à Caen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station de la ligne du Mans à Caen, commune de Coulombier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7125</text:p>
          </table:table-cell>
          <table:table-cell office:value-type="string" calcext:value-type="string">
            <text:p>Laigné-Saint-Gervais,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ligne du Mans à Tours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station de la ligne du Mans à Tours, commune de Saint-Gervais-en-Beli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1362</text:p>
          </table:table-cell>
          <table:table-cell office:value-type="string" calcext:value-type="string">
            <text:p>Milesse-la-Bazoge (La),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ligne Paris-Bre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station de la ligne Paris-Brest, commune de la Miless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237</text:p>
          </table:table-cell>
          <table:table-cell office:value-type="string" calcext:value-type="string">
            <text:p>Saint-Gilles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>Lonla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Saint-Paterne ; ancienne paroisse réunie à Saint-Paterne en 1241 ; ancien prieuré de Lonlay, puis de Saint-Martin de Séez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2063</text:p>
          </table:table-cell>
          <table:table-cell office:value-type="string" calcext:value-type="string">
            <text:p>Chemin-des-Romains (Le),</text:p>
          </table:table-cell>
          <table:table-cell office:value-type="string" calcext:value-type="string">
            <text:p>ancienne voie</text:p>
          </table:table-cell>
          <table:table-cell office:value-type="string" calcext:value-type="string">
            <text:p>Loudon</text:p>
          </table:table-cell>
          <table:table-cell table:style-name="ce1" office:value-type="float" office:value="72231" calcext:value-type="float">
            <text:p>72231</text:p>
          </table:table-cell>
          <table:table-cell office:value-type="string" calcext:value-type="string">
            <text:p/>
            <text:p>         ancienne voie du </text:p>
            <text:p>            Mans</text:p>
            <text:p>          à Saint-Calais par</text:p>
            <text:p>            Loud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0448</text:p>
          </table:table-cell>
          <table:table-cell office:value-type="string" calcext:value-type="string">
            <text:p>Fourches (Les)*,</text:p>
          </table:table-cell>
          <table:table-cell office:value-type="string" calcext:value-type="string">
            <text:p>fourches patibulaires</text:p>
          </table:table-cell>
          <table:table-cell office:value-type="string" calcext:value-type="string">
            <text:p>Lune de Pontlieue</text:p>
          </table:table-cell>
          <table:table-cell table:style-name="ce1" office:value-type="string" calcext:value-type="string">
            <text:p>Non/72181</text:p>
          </table:table-cell>
          <table:table-cell office:value-type="string" calcext:value-type="string">
            <text:p/>
            <text:p>         fourches patibulaires, au delà de la Lune de Pontlieue (Jaillot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2209</text:p>
          </table:table-cell>
          <table:table-cell office:value-type="string" calcext:value-type="string">
            <text:p>Montsort,</text:p>
          </table:table-cell>
          <table:table-cell office:value-type="string" calcext:value-type="string">
            <text:p>ancienne paroisse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rtie de la ville d’</text:p>
            <text:p>            Alençon</text:p>
            <text:p>          située sur la rive gauche de la Sarthe ; ancienne paroisse du Maine, destinée, en 1790, à devenir un chef-lieu de canton du département de la Sarthe, mais qui opta la même année pour le département de l’Orn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00870</text:p>
          </table:table-cell>
          <table:table-cell office:value-type="string" calcext:value-type="string">
            <text:p>Argance (L’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Maine-et-Lo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né commune de Villaines-sous-Malicorne, arrose le Bailleul,</text:p>
            <text:p>            Crosmieres, la</text:p>
            <text:p>            Chapelle-d'Aligne, sépare le département de</text:p>
            <text:p>            la Sarthe de celui de Maine-et-Loire, et se</text:p>
            <text:p>         jette dans le Loir à Durta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2-27123</text:p>
          </table:table-cell>
          <table:table-cell office:value-type="string" calcext:value-type="string">
            <text:p>Laigné (Ruisseau de),</text:p>
          </table:table-cell>
          <table:table-cell/>
          <table:table-cell office:value-type="string" calcext:value-type="string">
            <text:p>Maine-et-Lo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é au lieu-dit la Fontaine, au sud-ouest de la commune de Notre-Dame-du-Pé ; passe en Maine-et-Loire et se jette dans la Sarthe au sud de Morannes, en face de Brissarth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397</text:p>
          </table:table-cell>
          <table:table-cell office:value-type="string" calcext:value-type="string">
            <text:p>Saint-Lazare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maladrerie d’Oizé</text:p>
            <text:p>         </text:p>
          </table:table-cell>
          <table:table-cell office:value-type="float" office:value="72226" calcext:value-type="float">
            <text:p>72226</text:p>
          </table:table-cell>
          <table:table-cell office:value-type="string" calcext:value-type="string">
            <text:p/>
            <text:p>         chapelle de la maladrerie d’Oizé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393</text:p>
          </table:table-cell>
          <table:table-cell office:value-type="string" calcext:value-type="string">
            <text:p>Saint-Lazare*,</text:p>
          </table:table-cell>
          <table:table-cell office:value-type="string" calcext:value-type="string">
            <text:p>ancienne chapelle</text:p>
          </table:table-cell>
          <table:table-cell office:value-type="string" calcext:value-type="string">
            <text:p>maladrerie de Fresnay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/>
            <text:p>         métairie, commune de Fresnay ; ancienne chapelle de la maladrerie de Fresnay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062</text:p>
          </table:table-cell>
          <table:table-cell office:value-type="string" calcext:value-type="string">
            <text:p>Sainte-Catherine*,</text:p>
          </table:table-cell>
          <table:table-cell office:value-type="string" calcext:value-type="string">
            <text:p>chapelle annexe</text:p>
          </table:table-cell>
          <table:table-cell office:value-type="string" calcext:value-type="string">
            <text:p>maladrerie de la Chartre</text:p>
            <text:p>         </text:p>
          </table:table-cell>
          <table:table-cell office:value-type="float" office:value="72068" calcext:value-type="float">
            <text:p>72068</text:p>
          </table:table-cell>
          <table:table-cell office:value-type="string" calcext:value-type="string">
            <text:p/>
            <text:p>         chapelle annexe de la maladrerie de la Chartre</text:p>
            <text:p>          ; détruite à la fin du xix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437</text:p>
          </table:table-cell>
          <table:table-cell office:value-type="string" calcext:value-type="string">
            <text:p>Saint-Marc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maladrerie de Saint-Calais</text:p>
            <text:p>         </text:p>
          </table:table-cell>
          <table:table-cell office:value-type="float" office:value="72269" calcext:value-type="float">
            <text:p>72269</text:p>
          </table:table-cell>
          <table:table-cell office:value-type="string" calcext:value-type="string">
            <text:p/>
            <text:p>         chapelle de la maladrerie de Saint-Calais</text:p>
            <text:p>         , détruite vers 1840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4890</text:p>
          </table:table-cell>
          <table:table-cell office:value-type="string" calcext:value-type="string">
            <text:p>Haies-Neuves (Les),</text:p>
          </table:table-cell>
          <table:table-cell office:value-type="string" calcext:value-type="string">
            <text:p>partie de la forêt</text:p>
          </table:table-cell>
          <table:table-cell office:value-type="string" calcext:value-type="string">
            <text:p>Malpa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loserie, commune de Louailles ; partie de la forêt de Malpai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551</text:p>
          </table:table-cell>
          <table:table-cell office:value-type="string" calcext:value-type="string">
            <text:p>Saint-Nicolas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manoir de la Mahoti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 du manoir de la Mahotière, commune de Savigné-l’Évêqu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333</text:p>
          </table:table-cell>
          <table:table-cell office:value-type="string" calcext:value-type="string">
            <text:p>Saint-Jean-Baptiste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manoir de la Mair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 du manoir de la Mairie, commune de Courgenard </text:p>
            <text:p>         (Pesche, II, 150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2872</text:p>
          </table:table-cell>
          <table:table-cell office:value-type="string" calcext:value-type="string">
            <text:p>Saint-Antoine*,</text:p>
          </table:table-cell>
          <table:table-cell office:value-type="string" calcext:value-type="string">
            <text:p>ancienne chapelle</text:p>
          </table:table-cell>
          <table:table-cell office:value-type="string" calcext:value-type="string">
            <text:p>manoir de Lavaré</text:p>
          </table:table-cell>
          <table:table-cell office:value-type="float" office:value="72158" calcext:value-type="float">
            <text:p>72158</text:p>
          </table:table-cell>
          <table:table-cell office:value-type="string" calcext:value-type="string">
            <text:p/>
            <text:p>         ancienne chapelle du manoir de Lavaré, dépendant de la Coutu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077</text:p>
          </table:table-cell>
          <table:table-cell office:value-type="string" calcext:value-type="string">
            <text:p>Sainte-Catherine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manoir de Moulin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 du manoir de Moulins, commune de Saint-Rémy-du-Plain, dépendant de l’abbaye de la Coutu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524</text:p>
          </table:table-cell>
          <table:table-cell office:value-type="string" calcext:value-type="string">
            <text:p>Saint-Michel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manoir de Volnay</text:p>
          </table:table-cell>
          <table:table-cell office:value-type="float" office:value="72382" calcext:value-type="float">
            <text:p>72382</text:p>
          </table:table-cell>
          <table:table-cell office:value-type="string" calcext:value-type="string">
            <text:p/>
            <text:p>         chapelle du manoir de Volnay, dépendant de l’abbaye de la Coutur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6131</text:p>
          </table:table-cell>
          <table:table-cell office:value-type="string" calcext:value-type="string">
            <text:p>Huguenotière (La),</text:p>
          </table:table-cell>
          <table:table-cell office:value-type="string" calcext:value-type="string">
            <text:p>salle</text:p>
          </table:table-cell>
          <table:table-cell office:value-type="string" calcext:value-type="string">
            <text:p>manoir du Grand-Villier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salle du manoir du Grand-Villiers, commune de Fontenay </text:p>
            <text:p>         (Pesche, II, 452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8130</text:p>
          </table:table-cell>
          <table:table-cell office:value-type="string" calcext:value-type="string">
            <text:p>Vert-Galant (Le),</text:p>
          </table:table-cell>
          <table:table-cell office:value-type="string" calcext:value-type="string">
            <text:p>ancienne auberge</text:p>
          </table:table-cell>
          <table:table-cell office:value-type="string" calcext:value-type="string">
            <text:p>Mans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ne auberge située sur la place des Halles, au Mans, et rue aboutissant à cette plac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2654</text:p>
          </table:table-cell>
          <table:table-cell office:value-type="string" calcext:value-type="string">
            <text:p>Sablière (La)*,</text:p>
          </table:table-cell>
          <table:table-cell office:value-type="string" calcext:value-type="string">
            <text:p>bâtiments détruits</text:p>
          </table:table-cell>
          <table:table-cell office:value-type="string" calcext:value-type="string">
            <text:p>Mans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bâtiments détruits, place Saint-Michel, au Ma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9566</text:p>
          </table:table-cell>
          <table:table-cell office:value-type="string" calcext:value-type="string">
            <text:p>Fontaine-Pèlerin (La),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Mans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fontaine, rue de la Tannerie, au Mans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1235</text:p>
          </table:table-cell>
          <table:table-cell office:value-type="string" calcext:value-type="string">
            <text:p>Rochell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Mans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aison, rue de la Tannerie, paroisse de Gourdaine, au Mans, </text:p>
            <text:p>            xvii</text:p>
            <text:p>            e-xviii</text:p>
            <text:p>            e siècl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2099</text:p>
          </table:table-cell>
          <table:table-cell office:value-type="string" calcext:value-type="string">
            <text:p>Chemin-Mansais (Le),</text:p>
          </table:table-cell>
          <table:table-cell office:value-type="string" calcext:value-type="string">
            <text:p>voies</text:p>
          </table:table-cell>
          <table:table-cell office:value-type="string" calcext:value-type="string">
            <text:p>Mans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nom donné autrefois à plusieurs voies rayonnant autour du </text:p>
            <text:p>            Mans</text:p>
            <text:p>         , entre autres à celle du Mans à</text:p>
            <text:p>            Angers par la</text:p>
            <text:p>         Flech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838</text:p>
          </table:table-cell>
          <table:table-cell office:value-type="string" calcext:value-type="string">
            <text:p>Saosnett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marais de Saosnes</text:p>
          </table:table-cell>
          <table:table-cell office:value-type="float" office:value="72326" calcext:value-type="float">
            <text:p>72326</text:p>
          </table:table-cell>
          <table:table-cell office:value-type="string" calcext:value-type="string">
            <text:p/>
            <text:p>         ruisseau, né à Saint-Longis, coule au sud de la commune de Panon, traverse les marais de Saosnes et l’étang de Gué-Chaussée, sépare Saosnes et Courgains des Mees, arrose cette dernière commune et se jette dans la Bienne à Thoire-sous-Contensor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9229</text:p>
          </table:table-cell>
          <table:table-cell office:value-type="string" calcext:value-type="string">
            <text:p>Folie (Basse-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Mareil</text:p>
          </table:table-cell>
          <table:table-cell office:value-type="float" office:value="72185" calcext:value-type="float">
            <text:p>72185</text:p>
          </table:table-cell>
          <table:table-cell office:value-type="string" calcext:value-type="string">
            <text:p/>
            <text:p>         hameau, commune de Mareil-sur-Loir ; ruisseau affluent de celui de Pilette ; limite Mareil et Clermont-Creans ; on le nomme aussi ruisseau de la Piltière.</text:p>
            <text:p>     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1491</text:p>
          </table:table-cell>
          <table:table-cell office:value-type="string" calcext:value-type="string">
            <text:p>Château (Le),</text:p>
          </table:table-cell>
          <table:table-cell office:value-type="string" calcext:value-type="string">
            <text:p>ancien château</text:p>
          </table:table-cell>
          <table:table-cell office:value-type="string" calcext:value-type="string">
            <text:p>Maridor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quartier du bourg de Saint-Ouen-en-Champagne</text:p>
            <text:p>          ; ancien château des</text:p>
            <text:p>            Maridor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548</text:p>
          </table:table-cell>
          <table:table-cell office:value-type="string" calcext:value-type="string">
            <text:p>Saint-Nicolas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>Marmoutie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aubourg de </text:p>
            <text:p>            Sablé</text:p>
            <text:p>          ; ancien prieuré de Marmoutier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3182</text:p>
          </table:table-cell>
          <table:table-cell office:value-type="string" calcext:value-type="string">
            <text:p>Gravé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Maroll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s d’Avesnes et de Marolles-les-Braults, comprenant Gravé et le Bas-Gravé, </text:p>
            <text:p>         ferme et bordages (Avesnes), et le Moulin-de-Gravé, </text:p>
            <text:p>         bordage (Marolles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7123</text:p>
          </table:table-cell>
          <table:table-cell office:value-type="string" calcext:value-type="string">
            <text:p>Diergé dit Ricoul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marquisat de Sourch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réuni au marquisat de Sourches, 1683 </text:p>
            <text:p>         (Sourches, p. 363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1978</text:p>
          </table:table-cell>
          <table:table-cell office:value-type="string" calcext:value-type="string">
            <text:p>Montcocu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marquisat de Vennevell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, uni en 1654 au marquisat de Vennevelles, à Luche-Pring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6211</text:p>
          </table:table-cell>
          <table:table-cell office:value-type="string" calcext:value-type="string">
            <text:p>Treulon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Mayen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 ; vient de </text:p>
            <text:p>            Viviers</text:p>
            <text:p>          (Mayenne), borne Blandouet (Mayenne) et Saint-Denis-d'Orques, arrose ou limite Saint-Denis, Viré, sépare Viré de Thorigné-en-Charnie (Mayenne) et de Cossé-en-Champagne (Mayenne), arrose dans la Mayenne </text:p>
            <text:p>         Cossé et Épineu-le-Séguin, puis limite Épineu et Auvers-le-Hamon, où elle se jette dans l’Erv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8095</text:p>
          </table:table-cell>
          <table:table-cell office:value-type="string" calcext:value-type="string">
            <text:p>Bruandière (La)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>Mélinai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e Crosmières ; ancien prieuré de</text:p>
            <text:p>            Mélina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7661</text:p>
          </table:table-cell>
          <table:table-cell office:value-type="string" calcext:value-type="string">
            <text:p>Échenau (L’)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>Mélinai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Bazouges ; ancien prieuré de Mélina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7214</text:p>
          </table:table-cell>
          <table:table-cell office:value-type="string" calcext:value-type="string">
            <text:p>Varenne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Mézièr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’Aigné, réuni aux Mézière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0537</text:p>
          </table:table-cell>
          <table:table-cell office:value-type="string" calcext:value-type="string">
            <text:p>Reuvron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>Mimbr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étairie, commune de Piacé, fief vassal de Mimbré, 1498 </text:p>
            <text:p>         (Cogner, E 653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07025</text:p>
          </table:table-cell>
          <table:table-cell office:value-type="string" calcext:value-type="string">
            <text:p>Bourrichotièr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Moitron</text:p>
          </table:table-cell>
          <table:table-cell office:value-type="float" office:value="72199" calcext:value-type="float">
            <text:p>72199</text:p>
          </table:table-cell>
          <table:table-cell office:value-type="string" calcext:value-type="string">
            <text:p/>
            <text:p>         ferme, commune de Saint-Christophe-du-Jambet ; ruisseau affluent de la Sarthe ; arrose ou limite</text:p>
            <text:p>            Moitron, Saint-Christophe et</text:p>
            <text:p>            Juil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2100</text:p>
          </table:table-cell>
          <table:table-cell office:value-type="string" calcext:value-type="string">
            <text:p>Chemin-Montais (Le),</text:p>
          </table:table-cell>
          <table:table-cell office:value-type="string" calcext:value-type="string">
            <text:p>ancienne voie</text:p>
          </table:table-cell>
          <table:table-cell office:value-type="string" calcext:value-type="string">
            <text:p>Mont-Saint-Michel</text:p>
          </table:table-cell>
          <table:table-cell office:value-type="float" office:value="50353" calcext:value-type="float">
            <text:p>50353</text:p>
          </table:table-cell>
          <table:table-cell office:value-type="string" calcext:value-type="string">
            <text:p/>
            <text:p>         ancienne voie du </text:p>
            <text:p>            Mans</text:p>
            <text:p>          au Mont-Saint-Michel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4878</text:p>
          </table:table-cell>
          <table:table-cell office:value-type="string" calcext:value-type="string">
            <text:p>Haies (Les)*,</text:p>
          </table:table-cell>
          <table:table-cell office:value-type="string" calcext:value-type="string">
            <text:p>prieuré</text:p>
          </table:table-cell>
          <table:table-cell office:value-type="string" calcext:value-type="string">
            <text:p>Montfor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rieuré de </text:p>
            <text:p>            Marmoutier</text:p>
            <text:p>         , au doyenné de Montfort.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DT72-30956</text:p>
          </table:table-cell>
          <table:table-cell office:value-type="string" calcext:value-type="string">
            <text:p>Merdereau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Montfort</text:p>
          </table:table-cell>
          <table:table-cell office:value-type="float" office:value="72241" calcext:value-type="float">
            <text:p>72241</text:p>
          </table:table-cell>
          <table:table-cell office:value-type="string" calcext:value-type="string">
            <text:p/>
            <text:p>         rivière, affluent de la Vive-Parence ; arrose ou limite Pont-de-Gennes, Lombron, Montfort, Saint-Mars-la-Briere, Saint-Corneille, Fatines et Yvre-l'Evequ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7424</text:p>
          </table:table-cell>
          <table:table-cell office:value-type="string" calcext:value-type="string">
            <text:p>les Vaux-du-Loir,</text:p>
          </table:table-cell>
          <table:table-cell office:value-type="string" calcext:value-type="string">
            <text:p>vallée</text:p>
          </table:table-cell>
          <table:table-cell office:value-type="string" calcext:value-type="string">
            <text:p>Montoire</text:p>
          </table:table-cell>
          <table:table-cell office:value-type="float" office:value="41149" calcext:value-type="float">
            <text:p>41149</text:p>
          </table:table-cell>
          <table:table-cell office:value-type="string" calcext:value-type="string">
            <text:p>nom de la vallée du </text:p>
            <text:p>            Loir</text:p>
            <text:p>          depuis Montoire (Loir-et-Cher) jusqu’à Chateau-du-Loir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05664</text:p>
          </table:table-cell>
          <table:table-cell office:value-type="string" calcext:value-type="string">
            <text:p>Bonnieu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Montreuil</text:p>
          </table:table-cell>
          <table:table-cell office:value-type="float" office:value="72210" calcext:value-type="float">
            <text:p>72210</text:p>
          </table:table-cell>
          <table:table-cell office:value-type="string" calcext:value-type="string">
            <text:p/>
            <text:p>         bordages, commune de Montreuil-le-Henri ; ancien moulin ; ruisseau</text:p>
            <text:p>         affluent de l’Étangsort ; limite Sainte-Osmane et</text:p>
            <text:p>            Montreu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6698</text:p>
          </table:table-cell>
          <table:table-cell office:value-type="string" calcext:value-type="string">
            <text:p>Pifferie (La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Morannes</text:p>
          </table:table-cell>
          <table:table-cell office:value-type="float" office:value="49220" calcext:value-type="float">
            <text:p>49220</text:p>
          </table:table-cell>
          <table:table-cell office:value-type="string" calcext:value-type="string">
            <text:p/>
            <text:p>         ferme, commune de Morannes (Maine-et-Loire) ; donne son nom à un ruisseau tributaire de la Sarthe, limitant Morannes et Precign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2-27123</text:p>
          </table:table-cell>
          <table:table-cell office:value-type="string" calcext:value-type="string">
            <text:p>Laigné (Ruisseau de),</text:p>
          </table:table-cell>
          <table:table-cell/>
          <table:table-cell office:value-type="string" calcext:value-type="string">
            <text:p>Morannes</text:p>
          </table:table-cell>
          <table:table-cell office:value-type="float" office:value="49220" calcext:value-type="float">
            <text:p>49220</text:p>
          </table:table-cell>
          <table:table-cell office:value-type="string" calcext:value-type="string">
            <text:p>né au lieu-dit la Fontaine, au sud-ouest de la commune de Notre-Dame-du-Pé ; passe en Maine-et-Loire et se jette dans la Sarthe au sud de Morannes, en face de Brissarth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2360</text:p>
          </table:table-cell>
          <table:table-cell office:value-type="string" calcext:value-type="string">
            <text:p>Morillonnière (La),</text:p>
          </table:table-cell>
          <table:table-cell office:value-type="string" calcext:value-type="string">
            <text:p>domaine</text:p>
          </table:table-cell>
          <table:table-cell office:value-type="string" calcext:value-type="string">
            <text:p>Morill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s, commune d’Oizé ; domaine des Morillon au </text:p>
            <text:p>            xv</text:p>
            <text:p>            e siècle </text:p>
            <text:p>         (Ann. fl., XI, 295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7470</text:p>
          </table:table-cell>
          <table:table-cell office:value-type="string" calcext:value-type="string">
            <text:p>Bréheri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mouvance de Coulan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 dans la mouvance de Coulans</text:p>
            <text:p>         , 1539</text:p>
            <text:p>         (Arch. nat., R5 195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8425</text:p>
          </table:table-cell>
          <table:table-cell office:value-type="string" calcext:value-type="string">
            <text:p>Bûcheri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mouvance de Coulan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dans la mouvance de Coulans</text:p>
            <text:p>         , 1539</text:p>
            <text:p>         (Arch. nat., R5 195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3027</text:p>
          </table:table-cell>
          <table:table-cell office:value-type="string" calcext:value-type="string">
            <text:p>Chouans (Les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mouvance de Foulletourt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dans la mouvance de Foulletourte</text:p>
            <text:p>         , 1457</text:p>
            <text:p>         (Ann. fléch., II, 69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7493</text:p>
          </table:table-cell>
          <table:table-cell office:value-type="string" calcext:value-type="string">
            <text:p>Languecin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mouvance de Foulletourt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dans la mouvance de Foulletourte</text:p>
            <text:p>         , 1457 </text:p>
            <text:p>         (Ann. fl., II, 69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2049</text:p>
          </table:table-cell>
          <table:table-cell office:value-type="string" calcext:value-type="string">
            <text:p>Montgreffier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mouvance de Foulletourt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dans la mouvance de Foulletourte</text:p>
            <text:p>         , 1457 </text:p>
            <text:p>         (Ann. fl., II, 69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5683</text:p>
          </table:table-cell>
          <table:table-cell office:value-type="string" calcext:value-type="string">
            <text:p>Torchard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mouvance de Foulletourt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dans la mouvance de Foulletourte</text:p>
            <text:p>         , 1457 </text:p>
            <text:p>         (Ann. fl., II, 69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5391</text:p>
          </table:table-cell>
          <table:table-cell office:value-type="string" calcext:value-type="string">
            <text:p>Courtangis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mouvance de Foulletourt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dans la mouvance de Foulletourte</text:p>
            <text:p>         , 1457 </text:p>
            <text:p>         (Ann. fléch., II, 69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1592</text:p>
          </table:table-cell>
          <table:table-cell office:value-type="string" calcext:value-type="string">
            <text:p>Gasneri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mouvance de Foulletourt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dans la mouvance de Foulletourte</text:p>
            <text:p>         , commune de Cérans-Foulletourte, 1457 </text:p>
            <text:p>         (Ann. fl., II, 70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5858</text:p>
          </table:table-cell>
          <table:table-cell office:value-type="string" calcext:value-type="string">
            <text:p>Perraudière (La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mouvance de Poss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, vers Moitron</text:p>
            <text:p>         , dans la mouvance de Possé à Asse-le-Riboul, 1595 </text:p>
            <text:p>         (Cogner, E 733)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43612</text:p>
          </table:table-cell>
          <table:table-cell office:value-type="string" calcext:value-type="string">
            <text:p>Saint-Pierre*,</text:p>
          </table:table-cell>
          <table:table-cell office:value-type="string" calcext:value-type="string">
            <text:p>ancien monastère ou église</text:p>
          </table:table-cell>
          <table:table-cell office:value-type="string" calcext:value-type="string">
            <text:p>murs du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 monastère ou église hors des murs du Mans</text:p>
            <text:p>         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43136</text:p>
          </table:table-cell>
          <table:table-cell office:value-type="string" calcext:value-type="string">
            <text:p>Sainte-Marie*,</text:p>
          </table:table-cell>
          <table:table-cell office:value-type="string" calcext:value-type="string">
            <text:p>ancien monastère</text:p>
          </table:table-cell>
          <table:table-cell office:value-type="string" calcext:value-type="string">
            <text:p>murs du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 monastère, hors des murs du Mans</text:p>
            <text:p>         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43678</text:p>
          </table:table-cell>
          <table:table-cell office:value-type="string" calcext:value-type="string">
            <text:p>Saint-Sauveur*,</text:p>
          </table:table-cell>
          <table:table-cell office:value-type="string" calcext:value-type="string">
            <text:p>ancien monastère</text:p>
          </table:table-cell>
          <table:table-cell office:value-type="string" calcext:value-type="string">
            <text:p>murs du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 monastère, sous les murs du Mans</text:p>
            <text:p>         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43611</text:p>
          </table:table-cell>
          <table:table-cell office:value-type="string" calcext:value-type="string">
            <text:p>Saint-Pierre*,</text:p>
          </table:table-cell>
          <table:table-cell office:value-type="string" calcext:value-type="string">
            <text:p>ancien oratoire</text:p>
          </table:table-cell>
          <table:table-cell office:value-type="string" calcext:value-type="string">
            <text:p>murs du Man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ancien oratoire dans les murs du Mans</text:p>
            <text:p>         , </text:p>
            <text:p>            vii</text:p>
            <text:p>            e siècle.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DT72-04065</text:p>
          </table:table-cell>
          <table:table-cell office:value-type="string" calcext:value-type="string">
            <text:p>Bienn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Neufchâtel</text:p>
          </table:table-cell>
          <table:table-cell office:value-type="float" office:value="72215" calcext:value-type="float">
            <text:p>72215</text:p>
          </table:table-cell>
          <table:table-cell office:value-type="string" calcext:value-type="string">
            <text:p/>
            <text:p>         rivière, affluent de la Sarthe ; sort de la forêt de Perseigne et arrose ou limite Aillieres,</text:p>
            <text:p>            Beauvoir,</text:p>
            <text:p>         Villaines-la-Carelle, Neufchâtel,</text:p>
            <text:p>         le Val, Saint-Remy-du-Plain,</text:p>
            <text:p>            Louvigny, les Mees,</text:p>
            <text:p>            Thoire-sous-Contensor,</text:p>
            <text:p>            Grandchamp, Cherance,</text:p>
            <text:p>            Coulombiers et</text:p>
            <text:p>         Piace.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DT72-32071</text:p>
          </table:table-cell>
          <table:table-cell office:value-type="string" calcext:value-type="string">
            <text:p>Monthéard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Neuville</text:p>
          </table:table-cell>
          <table:table-cell office:value-type="float" office:value="72217" calcext:value-type="float">
            <text:p>72217</text:p>
          </table:table-cell>
          <table:table-cell office:value-type="string" calcext:value-type="string">
            <text:p/>
            <text:p>         château et ferme, commune de Neuville-sur-Sarthe ; ruisseau affluent de la Sarthe, séparant en partie Neuville de la Bazoge.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DT72-18520</text:p>
          </table:table-cell>
          <table:table-cell office:value-type="string" calcext:value-type="string">
            <text:p>Étang-Pilon,</text:p>
          </table:table-cell>
          <table:table-cell/>
          <table:table-cell office:value-type="string" calcext:value-type="string">
            <text:p>nord de la Quinte</text:p>
            <text:p>         </text:p>
          </table:table-cell>
          <table:table-cell office:value-type="float" office:value="72249" calcext:value-type="float">
            <text:p>72249</text:p>
          </table:table-cell>
          <table:table-cell office:value-type="string" calcext:value-type="string">
            <text:p>au nord de la Quinte</text:p>
            <text:p>          (Jaillot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6801</text:p>
          </table:table-cell>
          <table:table-cell office:value-type="string" calcext:value-type="string">
            <text:p>Vaig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nord de Vaig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née à </text:p>
            <text:p>            Saint-Léger</text:p>
            <text:p>          (Mayenne), au nord de Vaiges, touche le département de la Sarthe en limitant Beaumont-Pied-de-Boeuf (Mayenne) et Auvers-le-Hamon ; rentre dans le département de la Mayenne sur Bouessay, borne Bouessay (Mayenne) et Gastines, puis Gastines et Sablé, où elle se jette dans la Sarthe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32155</text:p>
          </table:table-cell>
          <table:table-cell office:value-type="string" calcext:value-type="string">
            <text:p>Montorio*,</text:p>
          </table:table-cell>
          <table:table-cell office:value-type="string" calcext:value-type="string">
            <text:p>monticule</text:p>
          </table:table-cell>
          <table:table-cell office:value-type="string" calcext:value-type="string">
            <text:p>nord-est d’Écommoy</text:p>
            <text:p>         </text:p>
          </table:table-cell>
          <table:table-cell office:value-type="float" office:value="72124" calcext:value-type="float">
            <text:p>72124</text:p>
          </table:table-cell>
          <table:table-cell office:value-type="string" calcext:value-type="string">
            <text:p/>
            <text:p>         monticule, au nord-est d’Écommoy</text:p>
            <text:p>          (Jaillot)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33354</text:p>
          </table:table-cell>
          <table:table-cell office:value-type="string" calcext:value-type="string">
            <text:p>Narais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nord-est de Marigné</text:p>
            <text:p>         </text:p>
          </table:table-cell>
          <table:table-cell office:value-type="float" office:value="72187" calcext:value-type="float">
            <text:p>72187</text:p>
          </table:table-cell>
          <table:table-cell office:value-type="string" calcext:value-type="string">
            <text:p/>
            <text:p>         rivière, affluent de l’Huisne ; prend sa source au nord-est de Marigné</text:p>
            <text:p>          et arrose ou limite Saint-Mars-d'Outille, Parigne-l'Eveque, Challes, Ardenay et Saint-Mars-la-Briere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31949</text:p>
          </table:table-cell>
          <table:table-cell office:value-type="string" calcext:value-type="string">
            <text:p>Mont-Avit (Butte de),</text:p>
          </table:table-cell>
          <table:table-cell/>
          <table:table-cell office:value-type="string" calcext:value-type="string">
            <text:p>nord-est de Théligny</text:p>
            <text:p>         </text:p>
          </table:table-cell>
          <table:table-cell office:value-type="float" office:value="72353" calcext:value-type="float">
            <text:p>72353</text:p>
          </table:table-cell>
          <table:table-cell office:value-type="string" calcext:value-type="string">
            <text:p>au nord-est de Théligny</text:p>
            <text:p>          </text:p>
            <text:p>         (Pesche, VI, 310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3887</text:p>
          </table:table-cell>
          <table:table-cell office:value-type="string" calcext:value-type="string">
            <text:p>Besnière (La)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Notre-Dame de</text:p>
            <text:p>            Sill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commune de Sillé-le-Guillaume ; chapelle annexe de Notre-Dame de</text:p>
            <text:p>            Sillé (Jaillot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2862</text:p>
          </table:table-cell>
          <table:table-cell office:value-type="string" calcext:value-type="string">
            <text:p>Saint-André*,</text:p>
          </table:table-cell>
          <table:table-cell office:value-type="string" calcext:value-type="string">
            <text:p>ancienne paroisse</text:p>
          </table:table-cell>
          <table:table-cell office:value-type="string" calcext:value-type="string">
            <text:p>Notre-Dame-de-Beaumo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ne paroisse de Beaumont-sur-Sarthe, à la présentation de l’abbé de Marmoutier, unie en 1260 à Notre-Dame-de-Beaumont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02469</text:p>
          </table:table-cell>
          <table:table-cell office:value-type="string" calcext:value-type="string">
            <text:p>Beaumortier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Noyen</text:p>
          </table:table-cell>
          <table:table-cell office:value-type="float" office:value="72223" calcext:value-type="float">
            <text:p>72223</text:p>
          </table:table-cell>
          <table:table-cell office:value-type="string" calcext:value-type="string">
            <text:p/>
            <text:p>         closerie, commune de Saint-Jean-du-Bois ; ruisseau affluent de la Sarthe, arrose</text:p>
            <text:p>            Saint-Jean-du-Bois et</text:p>
            <text:p>         Noye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1302</text:p>
          </table:table-cell>
          <table:table-cell office:value-type="string" calcext:value-type="string">
            <text:p>Chartrie (La)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Oiseli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, commune de Tresson, entre l’Oiselière et</text:p>
            <text:p>            l’Hermenaudièr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2-19705</text:p>
          </table:table-cell>
          <table:table-cell office:value-type="string" calcext:value-type="string">
            <text:p>Fontenelles (Ruisseau des),</text:p>
          </table:table-cell>
          <table:table-cell/>
          <table:table-cell office:value-type="string" calcext:value-type="string">
            <text:p>Or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ffluent de l’Huisne, commune d’Avézé ; il tire son nom du lieu des Fontenelles, commune de Ceton (Orne), et limite des départements de la Sarthe et de l’Orne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31465</text:p>
          </table:table-cell>
          <table:table-cell office:value-type="string" calcext:value-type="string">
            <text:p>Minières*,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ouest de la Fontaine-Saint-Martin</text:p>
            <text:p>         </text:p>
          </table:table-cell>
          <table:table-cell office:value-type="float" office:value="72135" calcext:value-type="float">
            <text:p>72135</text:p>
          </table:table-cell>
          <table:table-cell office:value-type="string" calcext:value-type="string">
            <text:p/>
            <text:p>         mines, à l’ouest de la Fontaine-Saint-Martin</text:p>
            <text:p>          (Jaillot).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DT72-05053</text:p>
          </table:table-cell>
          <table:table-cell office:value-type="string" calcext:value-type="string">
            <text:p>Bois-Bureau (Lande de)*,</text:p>
          </table:table-cell>
          <table:table-cell/>
          <table:table-cell office:value-type="string" calcext:value-type="string">
            <text:p>ouest de Sablé</text:p>
            <text:p>         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>à l’ouest de Sablé</text:p>
            <text:p>          (Jaillot).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DT72-38763</text:p>
          </table:table-cell>
          <table:table-cell office:value-type="string" calcext:value-type="string">
            <text:p>Poupaudières (Buttes des),</text:p>
          </table:table-cell>
          <table:table-cell/>
          <table:table-cell office:value-type="string" calcext:value-type="string">
            <text:p>ouest de Saint-Ulphace</text:p>
            <text:p>         </text:p>
          </table:table-cell>
          <table:table-cell office:value-type="float" office:value="72322" calcext:value-type="float">
            <text:p>72322</text:p>
          </table:table-cell>
          <table:table-cell office:value-type="string" calcext:value-type="string">
            <text:p>à l’ouest de Saint-Ulphace</text:p>
            <text:p>         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4624</text:p>
          </table:table-cell>
          <table:table-cell office:value-type="string" calcext:value-type="string">
            <text:p>Sureaux (Les)*,</text:p>
          </table:table-cell>
          <table:table-cell office:value-type="string" calcext:value-type="string">
            <text:p>métairie</text:p>
          </table:table-cell>
          <table:table-cell office:value-type="string" calcext:value-type="string">
            <text:p>Papillonni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étairie, commune de Sceaux, </text:p>
            <text:p>            xv</text:p>
            <text:p>            e-xvi</text:p>
            <text:p>            e siècle, réunie en 1588 à la Papillonnière, commune du Luar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8207</text:p>
          </table:table-cell>
          <table:table-cell office:value-type="string" calcext:value-type="string">
            <text:p>les Ponts-de-Braye,</text:p>
          </table:table-cell>
          <table:table-cell office:value-type="string" calcext:value-type="string">
            <text:p>station de la ligne</text:p>
          </table:table-cell>
          <table:table-cell office:value-type="string" calcext:value-type="string">
            <text:p>Paris-Bordeau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, commune de Lavenay ; station de la ligne de Paris-Bordeaux, par Chartres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10533</text:p>
          </table:table-cell>
          <table:table-cell office:value-type="string" calcext:value-type="string">
            <text:p>Champ-Lambert*,</text:p>
          </table:table-cell>
          <table:table-cell office:value-type="string" calcext:value-type="string">
            <text:p>métairie</text:p>
          </table:table-cell>
          <table:table-cell office:value-type="string" calcext:value-type="string">
            <text:p>paroisse d’Étival</text:p>
            <text:p>         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/>
            <text:p>         métairie, paroisse d’Étival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7577</text:p>
          </table:table-cell>
          <table:table-cell office:value-type="string" calcext:value-type="string">
            <text:p>Bretèch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aroisse de</text:p>
            <text:p>            Sainte-Croi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u Mans (au Bourg-d’Anguy, paroisse de</text:p>
            <text:p>            Sainte-Croix), 1559</text:p>
            <text:p>         (arch. dép., H 1213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0302</text:p>
          </table:table-cell>
          <table:table-cell office:value-type="string" calcext:value-type="string">
            <text:p>Marsellière (La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paroisse de Bann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au hameau de Bonlieu, paroisse de Bannes, commune de Dissay-sous-Courcillon, 1790 (chroniques de Dissay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8533</text:p>
          </table:table-cell>
          <table:table-cell office:value-type="string" calcext:value-type="string">
            <text:p>Port-Martineau (Le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paroisse de Banne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« paroisse de Bannes</text:p>
            <text:p>          », commune de Dissay-sous-Courcillon, 1677 (Cogner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35236</text:p>
          </table:table-cell>
          <table:table-cell office:value-type="string" calcext:value-type="string">
            <text:p>Patouillères (Les)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paroisse de Clermont</text:p>
            <text:p>         </text:p>
          </table:table-cell>
          <table:table-cell office:value-type="float" office:value="72084" calcext:value-type="float">
            <text:p>72084</text:p>
          </table:table-cell>
          <table:table-cell office:value-type="string" calcext:value-type="string">
            <text:p/>
            <text:p>         lieu-dit, paroisse de Clermont</text:p>
            <text:p>         , 1251 </text:p>
            <text:p>         (Ann. fléch., X, 323)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48977</text:p>
          </table:table-cell>
          <table:table-cell office:value-type="string" calcext:value-type="string">
            <text:p>Viviers (Les)*,</text:p>
          </table:table-cell>
          <table:table-cell office:value-type="string" calcext:value-type="string">
            <text:p>métairie</text:p>
          </table:table-cell>
          <table:table-cell office:value-type="string" calcext:value-type="string">
            <text:p>paroisse de Coulaines</text:p>
            <text:p>         </text:p>
          </table:table-cell>
          <table:table-cell office:value-type="float" office:value="72095" calcext:value-type="float">
            <text:p>72095</text:p>
          </table:table-cell>
          <table:table-cell office:value-type="string" calcext:value-type="string">
            <text:p/>
            <text:p>         métairie, paroisse de Coulaines</text:p>
            <text:p>         , </text:p>
            <text:p>            ix</text:p>
            <text:p>            e siècle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48606</text:p>
          </table:table-cell>
          <table:table-cell office:value-type="string" calcext:value-type="string">
            <text:p>Vilers (Feodum de)*,</text:p>
          </table:table-cell>
          <table:table-cell/>
          <table:table-cell office:value-type="string" calcext:value-type="string">
            <text:p>paroisse de Degré</text:p>
            <text:p>         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/>
            <text:p>         paroisse de Degré</text:p>
            <text:p>         , 1262 </text:p>
            <text:p>         (Lib. alb., 328 et 404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7192</text:p>
          </table:table-cell>
          <table:table-cell office:value-type="string" calcext:value-type="string">
            <text:p>Vannerie (La)*,</text:p>
          </table:table-cell>
          <table:table-cell office:value-type="string" calcext:value-type="string">
            <text:p>ancien quartier</text:p>
          </table:table-cell>
          <table:table-cell office:value-type="string" calcext:value-type="string">
            <text:p>paroisse de Gourd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 quartier du </text:p>
            <text:p>            Mans</text:p>
            <text:p>         , paroisse de Gourdain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47761</text:p>
          </table:table-cell>
          <table:table-cell office:value-type="string" calcext:value-type="string">
            <text:p>Venelles (Les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paroisse de Gourd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u Mans, dehors la paroisse de Gourdaine, entre le Port-à-l’Abbesse et le carrefour des Quatre-Vents, </text:p>
            <text:p>            xv</text:p>
            <text:p>            e-xvii</text:p>
            <text:p>            e siècle </text:p>
            <text:p>         (Arch. dép., G 76, 84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6844</text:p>
          </table:table-cell>
          <table:table-cell office:value-type="string" calcext:value-type="string">
            <text:p>Danse-Renard*,</text:p>
          </table:table-cell>
          <table:table-cell office:value-type="string" calcext:value-type="string">
            <text:p>fief et ancienne rue</text:p>
          </table:table-cell>
          <table:table-cell office:value-type="string" calcext:value-type="string">
            <text:p>paroisse de Gourd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et ancienne rue du </text:p>
            <text:p>            Mans</text:p>
            <text:p>         , paroisse de Gourdain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1235</text:p>
          </table:table-cell>
          <table:table-cell office:value-type="string" calcext:value-type="string">
            <text:p>Rochell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aroisse de Gourd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rue de la Tannerie, paroisse de Gourdaine, au Mans, </text:p>
            <text:p>            xvii</text:p>
            <text:p>            e-xvii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2655</text:p>
          </table:table-cell>
          <table:table-cell office:value-type="string" calcext:value-type="string">
            <text:p>Chétivau*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>paroisse de Gourd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oulin détruit, au </text:p>
            <text:p>            Mans</text:p>
            <text:p>         , paroisse de Gourdai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02421</text:p>
          </table:table-cell>
          <table:table-cell office:value-type="string" calcext:value-type="string">
            <text:p>Beaulieu*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>paroisse de Gourd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oulin détruit, commune du Mans, paroisse de Gourdain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081</text:p>
          </table:table-cell>
          <table:table-cell office:value-type="string" calcext:value-type="string">
            <text:p>Moulin-Louvet (Le)*,</text:p>
          </table:table-cell>
          <table:table-cell/>
          <table:table-cell office:value-type="string" calcext:value-type="string">
            <text:p>paroisse de Gourd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 </text:p>
            <text:p>            Mans</text:p>
            <text:p>         , en dehors de la paroisse de Gourdaine ; détruit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083</text:p>
          </table:table-cell>
          <table:table-cell office:value-type="string" calcext:value-type="string">
            <text:p>Moulin-Mégret (Le),</text:p>
          </table:table-cell>
          <table:table-cell/>
          <table:table-cell office:value-type="string" calcext:value-type="string">
            <text:p>paroisse de Gourd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 </text:p>
            <text:p>            Mans</text:p>
            <text:p>         , paroisse de Gourdaine ; détruit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142</text:p>
          </table:table-cell>
          <table:table-cell office:value-type="string" calcext:value-type="string">
            <text:p>Moulin-Renard (Le)*,</text:p>
          </table:table-cell>
          <table:table-cell/>
          <table:table-cell office:value-type="string" calcext:value-type="string">
            <text:p>paroisse de Gourd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 </text:p>
            <text:p>            Mans</text:p>
            <text:p>         , paroisse de Gourdaine ; détruit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3045</text:p>
          </table:table-cell>
          <table:table-cell office:value-type="string" calcext:value-type="string">
            <text:p>Sainte-Barbe (Maison de)*,</text:p>
          </table:table-cell>
          <table:table-cell/>
          <table:table-cell office:value-type="string" calcext:value-type="string">
            <text:p>paroisse de Gourd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 </text:p>
            <text:p>            Mans</text:p>
            <text:p>         , paroisse de Gourdaine, </text:p>
            <text:p>            xviii</text:p>
            <text:p>            e siècl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7770</text:p>
          </table:table-cell>
          <table:table-cell office:value-type="string" calcext:value-type="string">
            <text:p>Venise (Pré de)*,</text:p>
          </table:table-cell>
          <table:table-cell/>
          <table:table-cell office:value-type="string" calcext:value-type="string">
            <text:p>paroisse de Gourd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 </text:p>
            <text:p>            Mans</text:p>
            <text:p>         , paroisse de Gourdaine, </text:p>
            <text:p>            xviii</text:p>
            <text:p>            e siècl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02420</text:p>
          </table:table-cell>
          <table:table-cell office:value-type="string" calcext:value-type="string">
            <text:p>Beaulieu,</text:p>
          </table:table-cell>
          <table:table-cell office:value-type="string" calcext:value-type="string">
            <text:p>abbaye d’hommes</text:p>
          </table:table-cell>
          <table:table-cell office:value-type="string" calcext:value-type="string">
            <text:p>paroisse de la</text:p>
            <text:p>               Madeleine du Mans</text:p>
            <text:p>         </text:p>
          </table:table-cell>
          <table:table-cell office:value-type="string" calcext:value-type="string">
            <text:p>Non/72181</text:p>
          </table:table-cell>
          <table:table-cell office:value-type="string" calcext:value-type="string">
            <text:p/>
            <text:p>         abbaye d’hommes, de l’ordre de Saint-Augustin, fondée le 9</text:p>
            <text:p>            octobre 1124 dans la paroisse de la</text:p>
            <text:p>               Madeleine du Mans</text:p>
            <text:p>         , aujourd’hui couvent du</text:p>
            <text:p>         Bon-Pasteur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6094</text:p>
          </table:table-cell>
          <table:table-cell office:value-type="string" calcext:value-type="string">
            <text:p>Boucherie (La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paroisse de la Coutu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u Mans, paroisse de la Couture, 1582</text:p>
            <text:p>         (arch. dép., G 682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3543</text:p>
          </table:table-cell>
          <table:table-cell office:value-type="string" calcext:value-type="string">
            <text:p>Groi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paroisse de la Coutu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au </text:p>
            <text:p>            Mans</text:p>
            <text:p>         , paroisse de la Couture, 1729 </text:p>
            <text:p>         (Arch. dép., B 579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2699</text:p>
          </table:table-cell>
          <table:table-cell office:value-type="string" calcext:value-type="string">
            <text:p>les Longues-Maisons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paroisse de la Coutu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commune du Mans (paroisse de la Couture), 1583</text:p>
            <text:p>         (arch. dép., G 562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7978</text:p>
          </table:table-cell>
          <table:table-cell office:value-type="string" calcext:value-type="string">
            <text:p>Poitrineau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aroisse de la Coutu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u Mans (paroisse de la Couture), </text:p>
            <text:p>            xvii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4489</text:p>
          </table:table-cell>
          <table:table-cell office:value-type="string" calcext:value-type="string">
            <text:p>Corn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aroisse de la Coutu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u Mans (paroisse de la Couture), 1552 </text:p>
            <text:p>         (arch. dép., G 738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2-37164</text:p>
          </table:table-cell>
          <table:table-cell office:value-type="string" calcext:value-type="string">
            <text:p>Pitoulière (Rue),</text:p>
          </table:table-cell>
          <table:table-cell office:value-type="string" calcext:value-type="string">
            <text:p>faubourg</text:p>
          </table:table-cell>
          <table:table-cell office:value-type="string" calcext:value-type="string">
            <text:p>paroisse de Lucea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Chateau-du-Loir ; faubourg dépendant autrefois de la paroisse de Luceau, réuni à la paroisse Saint-Guingalois de Château-du-Loir en février 1771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4079</text:p>
          </table:table-cell>
          <table:table-cell office:value-type="string" calcext:value-type="string">
            <text:p>Sauvagère (La)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paroisse de Montreuil-en-Champagne</text:p>
            <text:p>         </text:p>
          </table:table-cell>
          <table:table-cell office:value-type="float" office:value="72149" calcext:value-type="float">
            <text:p>72149</text:p>
          </table:table-cell>
          <table:table-cell office:value-type="string" calcext:value-type="string">
            <text:p/>
            <text:p>         chapelle, paroisse de Montreuil-en-Champagne</text:p>
            <text:p>          </text:p>
            <text:p>         (Le Paige, II, 346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4382</text:p>
          </table:table-cell>
          <table:table-cell office:value-type="string" calcext:value-type="string">
            <text:p>Ouche-de-Pourry (L’)*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paroisse de Notre-Dame-des-Champs</text:p>
            <text:p>         </text:p>
          </table:table-cell>
          <table:table-cell office:value-type="float" office:value="72290" calcext:value-type="float">
            <text:p>72290</text:p>
          </table:table-cell>
          <table:table-cell office:value-type="string" calcext:value-type="string">
            <text:p/>
            <text:p>         lieu-dit, paroisse de Notre-Dame-des-Champs</text:p>
            <text:p>         , </text:p>
            <text:p>            xiii</text:p>
            <text:p>            e siècle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38783</text:p>
          </table:table-cell>
          <table:table-cell office:value-type="string" calcext:value-type="string">
            <text:p>Pourry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paroisse de Notre-Dame-des-Champs</text:p>
            <text:p>         </text:p>
          </table:table-cell>
          <table:table-cell office:value-type="float" office:value="72290" calcext:value-type="float">
            <text:p>72290</text:p>
          </table:table-cell>
          <table:table-cell office:value-type="string" calcext:value-type="string">
            <text:p/>
            <text:p>         paroisse de Notre-Dame-des-Champ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1541</text:p>
          </table:table-cell>
          <table:table-cell office:value-type="string" calcext:value-type="string">
            <text:p>Moguebert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paroisse de Pontlieue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lieu, près d’Arnage, paroisse de Pontlieue, 1790 </text:p>
            <text:p>         (Arch. dép., B 1114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1350</text:p>
          </table:table-cell>
          <table:table-cell office:value-type="string" calcext:value-type="string">
            <text:p>Roches (Les)*,</text:p>
          </table:table-cell>
          <table:table-cell office:value-type="string" calcext:value-type="string">
            <text:p>métairie</text:p>
          </table:table-cell>
          <table:table-cell office:value-type="string" calcext:value-type="string">
            <text:p>paroisse de Pontlie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étairie, commune du Mans, paroisse de Pontlieue, 1619 </text:p>
            <text:p>         (Frères prêcheurs, p. 236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8063</text:p>
          </table:table-cell>
          <table:table-cell office:value-type="string" calcext:value-type="string">
            <text:p>la Borde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paroisse de Pontlieue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lieu situé dans l’paroisse de Pontlieue</text:p>
            <text:p>         , détruit avant 1764 </text:p>
            <text:p>         (Cogner, E 739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06826</text:p>
          </table:table-cell>
          <table:table-cell office:value-type="string" calcext:value-type="string">
            <text:p>Bourgault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paroisse de Pontlieue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lieu, dans l’paroisse de Pontlieue</text:p>
            <text:p>         , 1764</text:p>
            <text:p>         (Cogner, E 739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32616</text:p>
          </table:table-cell>
          <table:table-cell office:value-type="string" calcext:value-type="string">
            <text:p>Mortier-Sault (Le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paroisse de Pontlieue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lieu, dans l’paroisse de Pontlieue</text:p>
            <text:p>         , 1764 </text:p>
            <text:p>         (Cogner, E 739)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05810</text:p>
          </table:table-cell>
          <table:table-cell office:value-type="string" calcext:value-type="string">
            <text:p>Borde (La),</text:p>
          </table:table-cell>
          <table:table-cell/>
          <table:table-cell office:value-type="string" calcext:value-type="string">
            <text:p>paroisse de Pontlieue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paroisse de Pontlieue</text:p>
            <text:p>         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06891</text:p>
          </table:table-cell>
          <table:table-cell office:value-type="string" calcext:value-type="string">
            <text:p>Bourg-Guérin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paroisse de Pringé</text:p>
            <text:p>         </text:p>
          </table:table-cell>
          <table:table-cell office:value-type="float" office:value="72175" calcext:value-type="float">
            <text:p>72175</text:p>
          </table:table-cell>
          <table:table-cell office:value-type="string" calcext:value-type="string">
            <text:p/>
            <text:p>         lieu de la paroisse de Pringé</text:p>
            <text:p>         , </text:p>
            <text:p>            xiv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8910</text:p>
          </table:table-cell>
          <table:table-cell office:value-type="string" calcext:value-type="string">
            <text:p>Visitation (La),</text:p>
          </table:table-cell>
          <table:table-cell office:value-type="string" calcext:value-type="string">
            <text:p>église</text:p>
          </table:table-cell>
          <table:table-cell office:value-type="string" calcext:value-type="string">
            <text:p>paroisse de Saint-Benoî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église du </text:p>
            <text:p>            Mans</text:p>
            <text:p>         , succursale de la paroisse de Saint-Benoît ; ancienne chapelle, bâtie vers 1730 pour le monastère de la Visitation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34886</text:p>
          </table:table-cell>
          <table:table-cell office:value-type="string" calcext:value-type="string">
            <text:p>Patis (Les)*,</text:p>
          </table:table-cell>
          <table:table-cell office:value-type="string" calcext:value-type="string">
            <text:p>métairie</text:p>
          </table:table-cell>
          <table:table-cell office:value-type="string" calcext:value-type="string">
            <text:p>paroisse de Saint-Denis-du-Tertre</text:p>
            <text:p>         </text:p>
          </table:table-cell>
          <table:table-cell office:value-type="float" office:value="72300" calcext:value-type="float">
            <text:p>72300</text:p>
          </table:table-cell>
          <table:table-cell office:value-type="string" calcext:value-type="string">
            <text:p/>
            <text:p>         métairie, paroisse de Saint-Denis-du-Tertre</text:p>
            <text:p>         , 1609 </text:p>
            <text:p>         (Pesche, V, 199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42976</text:p>
          </table:table-cell>
          <table:table-cell office:value-type="string" calcext:value-type="string">
            <text:p>Saint-Denis (Le fief)*,</text:p>
          </table:table-cell>
          <table:table-cell/>
          <table:table-cell office:value-type="string" calcext:value-type="string">
            <text:p>paroisse de Saint-Denis-du-Tertre</text:p>
            <text:p>         </text:p>
          </table:table-cell>
          <table:table-cell office:value-type="float" office:value="72300" calcext:value-type="float">
            <text:p>72300</text:p>
          </table:table-cell>
          <table:table-cell office:value-type="string" calcext:value-type="string">
            <text:p>autrement le Fief-Le-Gendre, Fief-Corbin ou Courboullain, </text:p>
            <text:p>         paroisse de Saint-Denis-du-Tertre</text:p>
            <text:p>         , 1609 </text:p>
            <text:p>         (Pesche, V, 390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48909</text:p>
          </table:table-cell>
          <table:table-cell office:value-type="string" calcext:value-type="string">
            <text:p>Visage (Le clos de),</text:p>
          </table:table-cell>
          <table:table-cell/>
          <table:table-cell office:value-type="string" calcext:value-type="string">
            <text:p>paroisse de Saint-Georges-du-Plain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paroisse de Saint-Georges-du-Plain</text:p>
            <text:p>         , 1552 </text:p>
            <text:p>         (Arch. dép., G 738)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04231</text:p>
          </table:table-cell>
          <table:table-cell office:value-type="string" calcext:value-type="string">
            <text:p>Billehot (Le clos de)*,</text:p>
          </table:table-cell>
          <table:table-cell/>
          <table:table-cell office:value-type="string" calcext:value-type="string">
            <text:p>paroisse de Saint-Georges-du-Plain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paroisse de Saint-Georges-du-Plain</text:p>
            <text:p>         , 1556 (Cogner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468</text:p>
          </table:table-cell>
          <table:table-cell office:value-type="string" calcext:value-type="string">
            <text:p>Saint-Martin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paroisse de Saint-Jean-de-la-Chevr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, au </text:p>
            <text:p>            Mans</text:p>
            <text:p>         , paroisse de Saint-Jean-de-la-Chevrie, détruite en 1786 ; prieuré de Marmoutier, uni en 1240 au prieuré de Vivoi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1090</text:p>
          </table:table-cell>
          <table:table-cell office:value-type="string" calcext:value-type="string">
            <text:p>Fumière (La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paroisse de Saint-Jean-de-la-Chevr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u Mans ; autrefois paroisse de Saint-Jean-de-la-Chevrie </text:p>
            <text:p>         (Arch. dép., B 888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0104</text:p>
          </table:table-cell>
          <table:table-cell office:value-type="string" calcext:value-type="string">
            <text:p>Fosses (Les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paroisse de Saint-Jean-de-la-Chevr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commune du Mans (paroisse de Saint-Jean-de-la-Chevrie), 1788 </text:p>
            <text:p>         (arch. dép., B 1100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43114</text:p>
          </table:table-cell>
          <table:table-cell office:value-type="string" calcext:value-type="string">
            <text:p>Saint-Éloi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paroisse de Saint-Jean-de-la-Chevrie du Mans</text:p>
            <text:p>         </text:p>
          </table:table-cell>
          <table:table-cell office:value-type="string" calcext:value-type="string">
            <text:p>Non/72181</text:p>
          </table:table-cell>
          <table:table-cell office:value-type="string" calcext:value-type="string">
            <text:p/>
            <text:p>         chapelle, dans l’paroisse de Saint-Jean-de-la-Chevrie du Mans</text:p>
            <text:p>         , </text:p>
            <text:p>            xiv</text:p>
            <text:p>            e siècle </text:p>
            <text:p>         (Beaulieu, 122, 230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1012</text:p>
          </table:table-cell>
          <table:table-cell office:value-type="string" calcext:value-type="string">
            <text:p>Chapellenie (La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paroisse de Saint-Ouen-des-Fossé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u Mans (paroisse de Saint-Ouen-des-Fossés),</text:p>
            <text:p>            1775</text:p>
            <text:p>         (S.-Pierre-de-la-C., p. xxxiii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7953</text:p>
          </table:table-cell>
          <table:table-cell office:value-type="string" calcext:value-type="string">
            <text:p>Brosseliange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paroisse de Saint-Ouen-des-Fossés du Mans</text:p>
            <text:p>         </text:p>
          </table:table-cell>
          <table:table-cell office:value-type="string" calcext:value-type="string">
            <text:p>Non/72181</text:p>
          </table:table-cell>
          <table:table-cell office:value-type="string" calcext:value-type="string">
            <text:p/>
            <text:p>         bordage, paroisse de Saint-Ouen-des-Fossés du Mans</text:p>
            <text:p>         , 1695 (cabinet Chambois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33563</text:p>
          </table:table-cell>
          <table:table-cell office:value-type="string" calcext:value-type="string">
            <text:p>Noe-Peynel (La)*,</text:p>
          </table:table-cell>
          <table:table-cell office:value-type="string" calcext:value-type="string">
            <text:p>lieu-dit et fief</text:p>
          </table:table-cell>
          <table:table-cell office:value-type="string" calcext:value-type="string">
            <text:p>paroisse de Saint-Paul-le-Vicomte</text:p>
            <text:p>         </text:p>
          </table:table-cell>
          <table:table-cell office:value-type="float" office:value="72137" calcext:value-type="float">
            <text:p>72137</text:p>
          </table:table-cell>
          <table:table-cell office:value-type="string" calcext:value-type="string">
            <text:p/>
            <text:p>         lieu-dit et fief, paroisse de Saint-Paul-le-Vicomte</text:p>
            <text:p>         , 1620 </text:p>
            <text:p>         (Cogner, E 539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2520</text:p>
          </table:table-cell>
          <table:table-cell office:value-type="string" calcext:value-type="string">
            <text:p>Glasseri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paroisse de Saint-Paul-le-Vicomt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paroisse de Saint-Paul-le-Vicomte</text:p>
            <text:p>          (aujourd’hui commune de la Fresnaye), 1632 (Cogner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0252</text:p>
          </table:table-cell>
          <table:table-cell office:value-type="string" calcext:value-type="string">
            <text:p>Rechier (Le)*,</text:p>
          </table:table-cell>
          <table:table-cell office:value-type="string" calcext:value-type="string">
            <text:p>métairie</text:p>
          </table:table-cell>
          <table:table-cell office:value-type="string" calcext:value-type="string">
            <text:p>paroisse de Saint-Pavin-des-Champs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étairie, dans l’paroisse de Saint-Pavin-des-Champs</text:p>
            <text:p>         , 1350 </text:p>
            <text:p>         (Beaulieu, 141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713</text:p>
          </table:table-cell>
          <table:table-cell office:value-type="string" calcext:value-type="string">
            <text:p>Notre-Dame de Noyen,</text:p>
          </table:table-cell>
          <table:table-cell office:value-type="string" calcext:value-type="string">
            <text:p>ancienne église</text:p>
          </table:table-cell>
          <table:table-cell office:value-type="string" calcext:value-type="string">
            <text:p>paroisse de Saint-Pierre de Noyen-sur-Sarthe</text:p>
            <text:p>         </text:p>
          </table:table-cell>
          <table:table-cell office:value-type="string" calcext:value-type="string">
            <text:p>Non/72223</text:p>
          </table:table-cell>
          <table:table-cell office:value-type="string" calcext:value-type="string">
            <text:p/>
            <text:p>         ancienne église de la paroisse de Saint-Pierre de Noyen-sur-Sarthe</text:p>
            <text:p>         , convertie en hal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9881</text:p>
          </table:table-cell>
          <table:table-cell office:value-type="string" calcext:value-type="string">
            <text:p>Forgeur (Le),</text:p>
          </table:table-cell>
          <table:table-cell office:value-type="string" calcext:value-type="string">
            <text:p>ancienne maison canoniale</text:p>
          </table:table-cell>
          <table:table-cell office:value-type="string" calcext:value-type="string">
            <text:p>paroisse de Saint-Vinc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ne maison canoniale, au </text:p>
            <text:p>            Mans</text:p>
            <text:p>         , paroisse de Saint-Vincen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4490</text:p>
          </table:table-cell>
          <table:table-cell office:value-type="string" calcext:value-type="string">
            <text:p>la Petite-Corne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paroisse de Saint-Vinc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s, commune du Mans, route de Bonnétable (paroisse de Saint-Vincent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5978</text:p>
          </table:table-cell>
          <table:table-cell office:value-type="string" calcext:value-type="string">
            <text:p>Croix (Le lieu de la)*,</text:p>
          </table:table-cell>
          <table:table-cell/>
          <table:table-cell office:value-type="string" calcext:value-type="string">
            <text:p>paroisse de Saint-Vinc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 </text:p>
            <text:p>            Mans</text:p>
            <text:p>         , derrière les Arènes, paroisse de Saint-Vincent, 1672 </text:p>
            <text:p>         (arch. dép., G 614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7479</text:p>
          </table:table-cell>
          <table:table-cell office:value-type="string" calcext:value-type="string">
            <text:p>Plates (Les)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paroisse de Sainte-Cécile</text:p>
            <text:p>         </text:p>
          </table:table-cell>
          <table:table-cell office:value-type="float" office:value="72134" calcext:value-type="float">
            <text:p>72134</text:p>
          </table:table-cell>
          <table:table-cell office:value-type="string" calcext:value-type="string">
            <text:p/>
            <text:p>         lieu-dit, paroisse de Sainte-Cécile</text:p>
            <text:p>         , 1485 </text:p>
            <text:p>         (Marmoutier, I, 250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14089</text:p>
          </table:table-cell>
          <table:table-cell office:value-type="string" calcext:value-type="string">
            <text:p>Contantins (Les)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paroisse de Sainte-Cécile</text:p>
            <text:p>         </text:p>
          </table:table-cell>
          <table:table-cell office:value-type="float" office:value="72134" calcext:value-type="float">
            <text:p>72134</text:p>
          </table:table-cell>
          <table:table-cell office:value-type="string" calcext:value-type="string">
            <text:p/>
            <text:p>         lieu-dit, paroisse de Sainte-Cécile</text:p>
            <text:p>         , 1607 </text:p>
            <text:p>         (Marmoutier, I, 204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0738</text:p>
          </table:table-cell>
          <table:table-cell office:value-type="string" calcext:value-type="string">
            <text:p>Mées (Les)*,</text:p>
          </table:table-cell>
          <table:table-cell office:value-type="string" calcext:value-type="string">
            <text:p>métairie</text:p>
          </table:table-cell>
          <table:table-cell office:value-type="string" calcext:value-type="string">
            <text:p>paroisse de Sainte-Croix</text:p>
            <text:p>         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/>
            <text:p>         métairie, paroisse de Sainte-Croix</text:p>
            <text:p>          </text:p>
            <text:p>         près du Mans, 1552 </text:p>
            <text:p>         (Arch. dép., G 738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01533</text:p>
          </table:table-cell>
          <table:table-cell office:value-type="string" calcext:value-type="string">
            <text:p>Avézé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paroisse de Sainte-Croix au Mans</text:p>
            <text:p>         </text:p>
          </table:table-cell>
          <table:table-cell office:value-type="string" calcext:value-type="string">
            <text:p>Non/72181</text:p>
          </table:table-cell>
          <table:table-cell office:value-type="string" calcext:value-type="string">
            <text:p/>
            <text:p>         lieu, paroisse de Sainte-Croix au Mans</text:p>
            <text:p>         , </text:p>
            <text:p>            xviii</text:p>
            <text:p>            e siècle</text:p>
            <text:p>         (arch. dép., G 752)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19632</text:p>
          </table:table-cell>
          <table:table-cell office:value-type="string" calcext:value-type="string">
            <text:p>Fontaine-Saint-Bertrand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paroisse de Sainte-Croix du Mans</text:p>
            <text:p>         </text:p>
          </table:table-cell>
          <table:table-cell office:value-type="string" calcext:value-type="string">
            <text:p>Non/72181</text:p>
          </table:table-cell>
          <table:table-cell office:value-type="string" calcext:value-type="string">
            <text:p/>
            <text:p>         lieu, paroisse de Sainte-Croix du Mans</text:p>
            <text:p>         , </text:p>
            <text:p>            xviii</text:p>
            <text:p>            e siècle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20911</text:p>
          </table:table-cell>
          <table:table-cell office:value-type="string" calcext:value-type="string">
            <text:p>Friches (Les)*,</text:p>
          </table:table-cell>
          <table:table-cell office:value-type="string" calcext:value-type="string">
            <text:p>arrière-fief</text:p>
          </table:table-cell>
          <table:table-cell office:value-type="string" calcext:value-type="string">
            <text:p>paroisse de Sainte-Osmane</text:p>
            <text:p>         </text:p>
          </table:table-cell>
          <table:table-cell office:value-type="float" office:value="72304" calcext:value-type="float">
            <text:p>72304</text:p>
          </table:table-cell>
          <table:table-cell office:value-type="string" calcext:value-type="string">
            <text:p/>
            <text:p>         arrière-fief de la paroisse de Sainte-Osmane</text:p>
            <text:p>         , 1786 </text:p>
            <text:p>         (Pesche, V, 738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7012</text:p>
          </table:table-cell>
          <table:table-cell office:value-type="string" calcext:value-type="string">
            <text:p>Dépellerie (La)*,</text:p>
          </table:table-cell>
          <table:table-cell office:value-type="string" calcext:value-type="string">
            <text:p>propriété</text:p>
          </table:table-cell>
          <table:table-cell office:value-type="string" calcext:value-type="string">
            <text:p>paroisse de Tenn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ropriété de l’abbaye de la Perrigne, située paroisse de Tennie en 1674 </text:p>
            <text:p>         (arch. dép., H 1615), et paroisse de Verniette en 1787 </text:p>
            <text:p>         (Arch. nat., Q1 1034)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34009</text:p>
          </table:table-cell>
          <table:table-cell office:value-type="string" calcext:value-type="string">
            <text:p>Oléron*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paroisse de Thorée</text:p>
          </table:table-cell>
          <table:table-cell office:value-type="float" office:value="72357" calcext:value-type="float">
            <text:p>72357</text:p>
          </table:table-cell>
          <table:table-cell office:value-type="string" calcext:value-type="string">
            <text:p/>
            <text:p>         ancien fief « de la baronnie d’Anjou, paroisse de Thorée », 1782 </text:p>
            <text:p>         (Faudoas, 1790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7012</text:p>
          </table:table-cell>
          <table:table-cell office:value-type="string" calcext:value-type="string">
            <text:p>Dépellerie (La)*,</text:p>
          </table:table-cell>
          <table:table-cell office:value-type="string" calcext:value-type="string">
            <text:p>propriété</text:p>
          </table:table-cell>
          <table:table-cell office:value-type="string" calcext:value-type="string">
            <text:p>paroisse de Verniette</text:p>
          </table:table-cell>
          <table:table-cell office:value-type="float" office:value="72089" calcext:value-type="float">
            <text:p>72089</text:p>
          </table:table-cell>
          <table:table-cell office:value-type="string" calcext:value-type="string">
            <text:p/>
            <text:p>         propriété de l’abbaye de la Perrigne, située paroisse de Tennie en 1674 </text:p>
            <text:p>         (arch. dép., H 1615), et paroisse de Verniette en 1787 </text:p>
            <text:p>         (Arch. nat., Q1 1034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8080</text:p>
          </table:table-cell>
          <table:table-cell office:value-type="string" calcext:value-type="string">
            <text:p>Épinay (L’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paroisse des Loge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paroisse des Loges</text:p>
            <text:p>         , commune de Coudrecieux, </text:p>
            <text:p>            xv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8049</text:p>
          </table:table-cell>
          <table:table-cell office:value-type="string" calcext:value-type="string">
            <text:p>Verrerie (La)*,</text:p>
          </table:table-cell>
          <table:table-cell office:value-type="string" calcext:value-type="string">
            <text:p>verrerie détruite</text:p>
          </table:table-cell>
          <table:table-cell office:value-type="string" calcext:value-type="string">
            <text:p>paroisse des Loge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errerie détruite, paroisse des Loges</text:p>
            <text:p>         , commune de Coudrecieux, 1622, 1662 (registres paroissiaux et chartrier des Loges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1741</text:p>
          </table:table-cell>
          <table:table-cell office:value-type="string" calcext:value-type="string">
            <text:p>Barauderie (La)*,</text:p>
          </table:table-cell>
          <table:table-cell office:value-type="string" calcext:value-type="string">
            <text:p>métairie</text:p>
          </table:table-cell>
          <table:table-cell office:value-type="string" calcext:value-type="string">
            <text:p>paroisse des Loges et d’Écorpain</text:p>
            <text:p>         </text:p>
          </table:table-cell>
          <table:table-cell office:value-type="string" calcext:value-type="string">
            <text:p>72094/72125</text:p>
          </table:table-cell>
          <table:table-cell office:value-type="string" calcext:value-type="string">
            <text:p/>
            <text:p>         métairie, paroisse des Loges et d’Écorpain</text:p>
            <text:p>         , 1659 (chartrier des Loges)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09207</text:p>
          </table:table-cell>
          <table:table-cell office:value-type="string" calcext:value-type="string">
            <text:p>Caradou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paroisse du</text:p>
            <text:p>         Grez</text:p>
          </table:table-cell>
          <table:table-cell office:value-type="float" office:value="72145" calcext:value-type="float">
            <text:p>72145</text:p>
          </table:table-cell>
          <table:table-cell office:value-type="string" calcext:value-type="string">
            <text:p/>
            <text:p>         ancien fief de la paroisse du</text:p>
            <text:p>         Grez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1162</text:p>
          </table:table-cell>
          <table:table-cell office:value-type="string" calcext:value-type="string">
            <text:p>Auditoire (L’),</text:p>
          </table:table-cell>
          <table:table-cell office:value-type="string" calcext:value-type="string">
            <text:p>ancienne maison canoniale</text:p>
          </table:table-cell>
          <table:table-cell office:value-type="string" calcext:value-type="string">
            <text:p>paroisse du Crucifi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ne maison canoniale, au </text:p>
            <text:p>            Mans</text:p>
            <text:p>          (paroisse du Crucifix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222</text:p>
          </table:table-cell>
          <table:table-cell office:value-type="string" calcext:value-type="string">
            <text:p>Saint-Gervais*,</text:p>
          </table:table-cell>
          <table:table-cell office:value-type="string" calcext:value-type="string">
            <text:p>maison canoniale</text:p>
          </table:table-cell>
          <table:table-cell office:value-type="string" calcext:value-type="string">
            <text:p>paroisse du Crucifi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 canoniale, au </text:p>
            <text:p>            Mans</text:p>
            <text:p>         , paroisse du Crucifix (Plan R. Verdier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2911</text:p>
          </table:table-cell>
          <table:table-cell office:value-type="string" calcext:value-type="string">
            <text:p>Saint-Bertrand*,</text:p>
          </table:table-cell>
          <table:table-cell office:value-type="string" calcext:value-type="string">
            <text:p>maison canoniale</text:p>
          </table:table-cell>
          <table:table-cell office:value-type="string" calcext:value-type="string">
            <text:p>paroisse du Crucifi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 canoniale, au </text:p>
            <text:p>            Mans</text:p>
            <text:p>         , paroisse du Crucifix, détruite en 1846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3692</text:p>
          </table:table-cell>
          <table:table-cell office:value-type="string" calcext:value-type="string">
            <text:p>Notre-Dame*,</text:p>
          </table:table-cell>
          <table:table-cell office:value-type="string" calcext:value-type="string">
            <text:p>maison canoniale</text:p>
          </table:table-cell>
          <table:table-cell office:value-type="string" calcext:value-type="string">
            <text:p>paroisse du Crucifi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 canoniale, au </text:p>
            <text:p>            Mans</text:p>
            <text:p>         , paroisse du Crucifi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281</text:p>
          </table:table-cell>
          <table:table-cell office:value-type="string" calcext:value-type="string">
            <text:p>Saint-Jacques*,</text:p>
          </table:table-cell>
          <table:table-cell office:value-type="string" calcext:value-type="string">
            <text:p>maison canoniale</text:p>
          </table:table-cell>
          <table:table-cell office:value-type="string" calcext:value-type="string">
            <text:p>paroisse du Crucifi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 canoniale, au </text:p>
            <text:p>            Mans</text:p>
            <text:p>         , paroisse du Crucifi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469</text:p>
          </table:table-cell>
          <table:table-cell office:value-type="string" calcext:value-type="string">
            <text:p>Saint-Martin*,</text:p>
          </table:table-cell>
          <table:table-cell office:value-type="string" calcext:value-type="string">
            <text:p>maison canoniale</text:p>
          </table:table-cell>
          <table:table-cell office:value-type="string" calcext:value-type="string">
            <text:p>paroisse du Crucifi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 canoniale, au </text:p>
            <text:p>            Mans</text:p>
            <text:p>         , paroisse du Crucifi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577</text:p>
          </table:table-cell>
          <table:table-cell office:value-type="string" calcext:value-type="string">
            <text:p>Saint-Paul*,</text:p>
          </table:table-cell>
          <table:table-cell office:value-type="string" calcext:value-type="string">
            <text:p>maison canoniale</text:p>
          </table:table-cell>
          <table:table-cell office:value-type="string" calcext:value-type="string">
            <text:p>paroisse du Crucifi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 canoniale, au </text:p>
            <text:p>            Mans</text:p>
            <text:p>         , paroisse du Crucifi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613</text:p>
          </table:table-cell>
          <table:table-cell office:value-type="string" calcext:value-type="string">
            <text:p>Saint-Pierre,</text:p>
          </table:table-cell>
          <table:table-cell office:value-type="string" calcext:value-type="string">
            <text:p>maison canoniale</text:p>
          </table:table-cell>
          <table:table-cell office:value-type="string" calcext:value-type="string">
            <text:p>paroisse du Crucifi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 canoniale, au </text:p>
            <text:p>            Mans</text:p>
            <text:p>         , paroisse du Crucifi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640</text:p>
          </table:table-cell>
          <table:table-cell office:value-type="string" calcext:value-type="string">
            <text:p>Saint-Protais*,</text:p>
          </table:table-cell>
          <table:table-cell office:value-type="string" calcext:value-type="string">
            <text:p>maison canoniale</text:p>
          </table:table-cell>
          <table:table-cell office:value-type="string" calcext:value-type="string">
            <text:p>paroisse du Crucifi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 canoniale, au </text:p>
            <text:p>            Mans</text:p>
            <text:p>         , paroisse du Crucifi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651</text:p>
          </table:table-cell>
          <table:table-cell office:value-type="string" calcext:value-type="string">
            <text:p>Saint-René*,</text:p>
          </table:table-cell>
          <table:table-cell office:value-type="string" calcext:value-type="string">
            <text:p>maison canoniale</text:p>
          </table:table-cell>
          <table:table-cell office:value-type="string" calcext:value-type="string">
            <text:p>paroisse du Crucifi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 canoniale, au </text:p>
            <text:p>            Mans</text:p>
            <text:p>         , paroisse du Crucifi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684</text:p>
          </table:table-cell>
          <table:table-cell office:value-type="string" calcext:value-type="string">
            <text:p>Saint-Sébastien*,</text:p>
          </table:table-cell>
          <table:table-cell office:value-type="string" calcext:value-type="string">
            <text:p>maison canoniale</text:p>
          </table:table-cell>
          <table:table-cell office:value-type="string" calcext:value-type="string">
            <text:p>paroisse du Crucifi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 canoniale, au </text:p>
            <text:p>            Mans</text:p>
            <text:p>         , paroisse du Crucifi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000</text:p>
          </table:table-cell>
          <table:table-cell office:value-type="string" calcext:value-type="string">
            <text:p>Sainte-Agathe*,</text:p>
          </table:table-cell>
          <table:table-cell office:value-type="string" calcext:value-type="string">
            <text:p>maison canoniale</text:p>
          </table:table-cell>
          <table:table-cell office:value-type="string" calcext:value-type="string">
            <text:p>paroisse du Crucifi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 canoniale, au </text:p>
            <text:p>            Mans</text:p>
            <text:p>         , paroisse du Crucifi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9049</text:p>
          </table:table-cell>
          <table:table-cell office:value-type="string" calcext:value-type="string">
            <text:p>Voûte (La)*,</text:p>
          </table:table-cell>
          <table:table-cell office:value-type="string" calcext:value-type="string">
            <text:p>maison canoniale</text:p>
          </table:table-cell>
          <table:table-cell office:value-type="string" calcext:value-type="string">
            <text:p>paroisse du Crucifi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 canoniale, au </text:p>
            <text:p>            Mans</text:p>
            <text:p>         , paroisse du Crucifi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6625</text:p>
          </table:table-cell>
          <table:table-cell office:value-type="string" calcext:value-type="string">
            <text:p>Pierre-de-Tucé (La)*,</text:p>
          </table:table-cell>
          <table:table-cell office:value-type="string" calcext:value-type="string">
            <text:p>maison et ancienne rue</text:p>
          </table:table-cell>
          <table:table-cell office:value-type="string" calcext:value-type="string">
            <text:p>paroisse du Crucifi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 et ancienne rue du </text:p>
            <text:p>            Mans</text:p>
            <text:p>         , paroisse du Crucifix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42856</text:p>
          </table:table-cell>
          <table:table-cell office:value-type="string" calcext:value-type="string">
            <text:p>Saint-Alexis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aroisse du Crucifi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au </text:p>
            <text:p>            Mans</text:p>
            <text:p>         , paroisse du Crucifix, </text:p>
            <text:p>            xviii</text:p>
            <text:p>            e siècl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5405</text:p>
          </table:table-cell>
          <table:table-cell office:value-type="string" calcext:value-type="string">
            <text:p>Pavillon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aroisse du Crucifi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au </text:p>
            <text:p>            Mans</text:p>
            <text:p>         , paroisse du Crucifix, 1789 </text:p>
            <text:p>         (Bellée, p. 45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5569</text:p>
          </table:table-cell>
          <table:table-cell office:value-type="string" calcext:value-type="string">
            <text:p>Bon-Conseil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aroisse du Crucifi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en la ville du Mans, paroisse du Crucifix, </text:p>
            <text:p>            xvii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2947</text:p>
          </table:table-cell>
          <table:table-cell office:value-type="string" calcext:value-type="string">
            <text:p>Saint-Christophe*,</text:p>
          </table:table-cell>
          <table:table-cell office:value-type="string" calcext:value-type="string">
            <text:p>maisons canoniales</text:p>
          </table:table-cell>
          <table:table-cell office:value-type="string" calcext:value-type="string">
            <text:p>paroisse du Crucifi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s canoniales, au </text:p>
            <text:p>            Mans</text:p>
            <text:p>         , paroisse du Crucifix (Plan R. Verdier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8467</text:p>
          </table:table-cell>
          <table:table-cell office:value-type="string" calcext:value-type="string">
            <text:p>la Petite-Macre*,</text:p>
          </table:table-cell>
          <table:table-cell office:value-type="string" calcext:value-type="string">
            <text:p>maisons canoniales</text:p>
          </table:table-cell>
          <table:table-cell office:value-type="string" calcext:value-type="string">
            <text:p>paroisse du Crucifi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s canoniales, au </text:p>
            <text:p>            Mans</text:p>
            <text:p>         , paroisse du Crucifi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8486</text:p>
          </table:table-cell>
          <table:table-cell office:value-type="string" calcext:value-type="string">
            <text:p>Madeleine (La)*,</text:p>
          </table:table-cell>
          <table:table-cell office:value-type="string" calcext:value-type="string">
            <text:p>maisons canoniales</text:p>
          </table:table-cell>
          <table:table-cell office:value-type="string" calcext:value-type="string">
            <text:p>paroisse du Crucifi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s canoniales, au </text:p>
            <text:p>            Mans</text:p>
            <text:p>         , paroisse du Crucifi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9031</text:p>
          </table:table-cell>
          <table:table-cell office:value-type="string" calcext:value-type="string">
            <text:p>Volier (Le)*,</text:p>
          </table:table-cell>
          <table:table-cell office:value-type="string" calcext:value-type="string">
            <text:p>maisons canoniales</text:p>
          </table:table-cell>
          <table:table-cell office:value-type="string" calcext:value-type="string">
            <text:p>paroisse du Crucifi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s canoniales, au </text:p>
            <text:p>            Mans</text:p>
            <text:p>         , paroisse du Crucifi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190</text:p>
          </table:table-cell>
          <table:table-cell office:value-type="string" calcext:value-type="string">
            <text:p>Saint-Gatien*,</text:p>
          </table:table-cell>
          <table:table-cell office:value-type="string" calcext:value-type="string">
            <text:p>maisons canoniales</text:p>
          </table:table-cell>
          <table:table-cell office:value-type="string" calcext:value-type="string">
            <text:p>paroisse du Crucifi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s canoniales, au </text:p>
            <text:p>            Mans</text:p>
            <text:p>         , rue des Chapelains, paroisse du Crucifix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43703</text:p>
          </table:table-cell>
          <table:table-cell office:value-type="string" calcext:value-type="string">
            <text:p>Saint-Thomas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aroisse du Grand-Saint-Pier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au </text:p>
            <text:p>            Mans</text:p>
            <text:p>          (paroisse du Grand-Saint-Pierre), </text:p>
            <text:p>            xviii</text:p>
            <text:p>            e siècl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42903</text:p>
          </table:table-cell>
          <table:table-cell office:value-type="string" calcext:value-type="string">
            <text:p>Saint-Barthélemy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aroisse du Grand-Saint-Pier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au </text:p>
            <text:p>            Mans</text:p>
            <text:p>         , paroisse du Grand-Saint-Pierre, </text:p>
            <text:p>            xvii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3056</text:p>
          </table:table-cell>
          <table:table-cell office:value-type="string" calcext:value-type="string">
            <text:p>la Petite-Cigogne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paroisse du Pr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u Mans (chemin de Degré), composé d’un bordage sur l’ancien territoire de Saint-Pavin-des-Champs (la Cigogne) et de deux bordages sur</text:p>
            <text:p>         la paroisse du Pré (la Petite-Cigogn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1906</text:p>
          </table:table-cell>
          <table:table-cell office:value-type="string" calcext:value-type="string">
            <text:p>Rougemont (Le Petit-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paroisse du Pr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u Mans (paroisse du Pré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4027</text:p>
          </table:table-cell>
          <table:table-cell office:value-type="string" calcext:value-type="string">
            <text:p>Saunière (La)*,</text:p>
          </table:table-cell>
          <table:table-cell office:value-type="string" calcext:value-type="string">
            <text:p>domaine</text:p>
          </table:table-cell>
          <table:table-cell office:value-type="string" calcext:value-type="string">
            <text:p>paroisse du Pr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domaine, au </text:p>
            <text:p>            Mans</text:p>
            <text:p>         , paroisse du Pré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7597</text:p>
          </table:table-cell>
          <table:table-cell office:value-type="string" calcext:value-type="string">
            <text:p>le Petit-),</text:p>
          </table:table-cell>
          <table:table-cell office:value-type="string" calcext:value-type="string">
            <text:p>hameaux</text:p>
          </table:table-cell>
          <table:table-cell office:value-type="string" calcext:value-type="string">
            <text:p>paroisse du Pr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x, commune du Mans (Saint-Pavin-des-Champs et paroisse du Pré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9219</text:p>
          </table:table-cell>
          <table:table-cell office:value-type="string" calcext:value-type="string">
            <text:p>Carême-Prenant*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paroisse du Pr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, commune du Mans (paroisse du Pré) </text:p>
            <text:p>            xvii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1680</text:p>
          </table:table-cell>
          <table:table-cell office:value-type="string" calcext:value-type="string">
            <text:p>Rortières (Les)*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paroisse du Pr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, commune du Mans (paroisse du Pré), </text:p>
            <text:p>            xiii</text:p>
            <text:p>            e siècl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3397</text:p>
          </table:table-cell>
          <table:table-cell office:value-type="string" calcext:value-type="string">
            <text:p>Grigné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paroisse du Pr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, commune du Mans (paroisse du Pré), </text:p>
            <text:p>            xiv</text:p>
            <text:p>            e siècle </text:p>
            <text:p>         (Beaulieu, 580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3988</text:p>
          </table:table-cell>
          <table:table-cell office:value-type="string" calcext:value-type="string">
            <text:p>Guéliant (Le)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paroisse du Pr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, commune du Mans (paroisse du Pré), </text:p>
            <text:p>            xvii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2652</text:p>
          </table:table-cell>
          <table:table-cell office:value-type="string" calcext:value-type="string">
            <text:p>Mosnière (La)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paroisse du Pr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, commune du Mans (paroisse du Pré), </text:p>
            <text:p>            xviii</text:p>
            <text:p>            e siècl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19193</text:p>
          </table:table-cell>
          <table:table-cell office:value-type="string" calcext:value-type="string">
            <text:p>Flue (La)*,</text:p>
          </table:table-cell>
          <table:table-cell office:value-type="string" calcext:value-type="string">
            <text:p>maison et ruelle</text:p>
          </table:table-cell>
          <table:table-cell office:value-type="string" calcext:value-type="string">
            <text:p>paroisse du Pr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 et ruelle, au </text:p>
            <text:p>            Mans</text:p>
            <text:p>          (paroisse du Pré), </text:p>
            <text:p>            xvii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3474</text:p>
          </table:table-cell>
          <table:table-cell office:value-type="string" calcext:value-type="string">
            <text:p>Griponnièr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aroisse du Pr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u Mans, paroisse du Pré, 1789 </text:p>
            <text:p>         (Bellée, p. 47)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22562</text:p>
          </table:table-cell>
          <table:table-cell office:value-type="string" calcext:value-type="string">
            <text:p>Gobinière (Le lieu de la)*,</text:p>
          </table:table-cell>
          <table:table-cell/>
          <table:table-cell office:value-type="string" calcext:value-type="string">
            <text:p>paroisse Notre-Dame-de-Vert</text:p>
          </table:table-cell>
          <table:table-cell office:value-type="float" office:value="72276" calcext:value-type="float">
            <text:p>72276</text:p>
          </table:table-cell>
          <table:table-cell office:value-type="string" calcext:value-type="string">
            <text:p/>
            <text:p>         paroisse Notre-Dame-de-Vert, 1700 </text:p>
            <text:p>         (Arch. nat., Q1 1033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10570</text:p>
          </table:table-cell>
          <table:table-cell office:value-type="string" calcext:value-type="string">
            <text:p>Champ-Moinet (Le)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paroisse S.-Oue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, commune du Mans (paroisse S.-Ouen), </text:p>
            <text:p>            xviii</text:p>
            <text:p>            e siècle.</text:p>
          </table:table-cell>
          <table:table-cell office:value-type="string" calcext:value-type="string">
            <text:p>paroisse Saint-Ouen</text:p>
          </table:table-cell>
          <table:table-cell/>
        </table:table-row>
        <table:table-row table:style-name="ro10">
          <table:table-cell office:value-type="string" calcext:value-type="string">
            <text:p>DT72-21150</text:p>
          </table:table-cell>
          <table:table-cell office:value-type="string" calcext:value-type="string">
            <text:p>Gadhas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paroisse S.-Vinc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, commune du Mans (paroisse S.-Vincent), </text:p>
            <text:p>            xviii</text:p>
            <text:p>            e siècle.</text:p>
          </table:table-cell>
          <table:table-cell office:value-type="string" calcext:value-type="string">
            <text:p>paroisse Saint-Vincent</text:p>
          </table:table-cell>
          <table:table-cell/>
        </table:table-row>
        <table:table-row table:style-name="ro6">
          <table:table-cell office:value-type="string" calcext:value-type="string">
            <text:p>DT72-07542</text:p>
          </table:table-cell>
          <table:table-cell office:value-type="string" calcext:value-type="string">
            <text:p>Breslay*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paroisse Saint-Benoî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oulin, au </text:p>
            <text:p>            Mans</text:p>
            <text:p>          (paroisse Saint-Benoît), 1650</text:p>
            <text:p>         (notaires, V, 39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3170</text:p>
          </table:table-cell>
          <table:table-cell office:value-type="string" calcext:value-type="string">
            <text:p>Moulin-Seigneur (Le)*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paroisse Saint-Benoî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oulin, au </text:p>
            <text:p>            Mans</text:p>
            <text:p>         , paroisse Saint-Benoît ; détruit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085</text:p>
          </table:table-cell>
          <table:table-cell office:value-type="string" calcext:value-type="string">
            <text:p>le Moulin-Drehais*,</text:p>
          </table:table-cell>
          <table:table-cell/>
          <table:table-cell office:value-type="string" calcext:value-type="string">
            <text:p>paroisse Saint-Benoî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 </text:p>
            <text:p>            Mans</text:p>
            <text:p>         , paroisse Saint-Benoît ; détruit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3147</text:p>
          </table:table-cell>
          <table:table-cell office:value-type="string" calcext:value-type="string">
            <text:p>Grange-Saint-Michel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aroisse Saint-Étienne de Sillé-le-Guillaume</text:p>
          </table:table-cell>
          <table:table-cell office:value-type="string" calcext:value-type="string">
            <text:p>Non/72334</text:p>
          </table:table-cell>
          <table:table-cell office:value-type="string" calcext:value-type="string">
            <text:p/>
            <text:p>         maison, paroisse Saint-Étienne de Sillé-le-Guillaume, 1388 </text:p>
            <text:p>         (Saint-Victeur, 213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38694</text:p>
          </table:table-cell>
          <table:table-cell office:value-type="string" calcext:value-type="string">
            <text:p>Pouilleux (Le)*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paroisse Saint-Germai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, au </text:p>
            <text:p>            Mans</text:p>
            <text:p>          (paroisse Saint-Germain), </text:p>
            <text:p>            xviii</text:p>
            <text:p>            e siècl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34586</text:p>
          </table:table-cell>
          <table:table-cell office:value-type="string" calcext:value-type="string">
            <text:p>Panégyrique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aroisse Saint-Germai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au </text:p>
            <text:p>            Mans</text:p>
            <text:p>          (paroisse Saint-Germain), </text:p>
            <text:p>            xvii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3285</text:p>
          </table:table-cell>
          <table:table-cell office:value-type="string" calcext:value-type="string">
            <text:p>Cloche (La)*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paroisse Saint-Germai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s, commune du Mans (paroisse Saint-Germain), </text:p>
            <text:p>            xvii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3340</text:p>
          </table:table-cell>
          <table:table-cell office:value-type="string" calcext:value-type="string">
            <text:p>Grenouillet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paroisse Saint-Germai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quartier du </text:p>
            <text:p>            Mans</text:p>
            <text:p>         , sur l’ancienne paroisse Saint-Germai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2-37164</text:p>
          </table:table-cell>
          <table:table-cell office:value-type="string" calcext:value-type="string">
            <text:p>Pitoulière (Rue),</text:p>
          </table:table-cell>
          <table:table-cell office:value-type="string" calcext:value-type="string">
            <text:p>faubourg</text:p>
          </table:table-cell>
          <table:table-cell office:value-type="string" calcext:value-type="string">
            <text:p>paroisse Saint-Guingalois de Château-du-Loir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>à Chateau-du-Loir ; faubourg dépendant autrefois de la paroisse de Luceau, réuni à la paroisse Saint-Guingalois de Château-du-Loir en février 1771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0253</text:p>
          </table:table-cell>
          <table:table-cell office:value-type="string" calcext:value-type="string">
            <text:p>Marnière (La)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paroisse Saint-Hila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, commune du Mans (paroisse Saint-Hilaire), </text:p>
            <text:p>            xvii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2521</text:p>
          </table:table-cell>
          <table:table-cell office:value-type="string" calcext:value-type="string">
            <text:p>Beauregard,</text:p>
          </table:table-cell>
          <table:table-cell office:value-type="string" calcext:value-type="string">
            <text:p>ferme et bordage</text:p>
          </table:table-cell>
          <table:table-cell office:value-type="string" calcext:value-type="string">
            <text:p>paroisse Saint-Hilaire du Mans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ferme et bordage, commune du Mans (route d’Alençon) ; autrefois de la</text:p>
            <text:p>            paroisse Saint-Hilaire du Mans</text:p>
            <text:p>         (arch. dép., G 40 ; Cogner, E 814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191</text:p>
          </table:table-cell>
          <table:table-cell office:value-type="string" calcext:value-type="string">
            <text:p>Saint-Gatien (Terres de la chapelle)*,</text:p>
          </table:table-cell>
          <table:table-cell/>
          <table:table-cell office:value-type="string" calcext:value-type="string">
            <text:p>paroisse Saint-Hilaire du Mans</text:p>
          </table:table-cell>
          <table:table-cell office:value-type="string" calcext:value-type="string">
            <text:p>Non/72181</text:p>
          </table:table-cell>
          <table:table-cell office:value-type="string" calcext:value-type="string">
            <text:p/>
            <text:p>         paroisse Saint-Hilaire du Mans, 1523 (Cogner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3526</text:p>
          </table:table-cell>
          <table:table-cell office:value-type="string" calcext:value-type="string">
            <text:p>Clos-Moriceau (Le)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paroisse Saint-Je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, commune du Mans (paroisse Saint-Jean), </text:p>
            <text:p>            xvii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0389</text:p>
          </table:table-cell>
          <table:table-cell office:value-type="string" calcext:value-type="string">
            <text:p>Martinière (La)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paroisse Saint-Je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, commune du Mans (paroisse Saint-Jean), </text:p>
            <text:p>            xvii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8667</text:p>
          </table:table-cell>
          <table:table-cell office:value-type="string" calcext:value-type="string">
            <text:p>Fabrique (La Grande et la Petite),</text:p>
          </table:table-cell>
          <table:table-cell office:value-type="string" calcext:value-type="string">
            <text:p>lieux-dits</text:p>
          </table:table-cell>
          <table:table-cell office:value-type="string" calcext:value-type="string">
            <text:p>paroisse Saint-Je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x-dits, commune du Mans (paroisse Saint-Jean), </text:p>
            <text:p>            xvii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7395</text:p>
          </table:table-cell>
          <table:table-cell office:value-type="string" calcext:value-type="string">
            <text:p>le Petit-Vaudéduit,</text:p>
          </table:table-cell>
          <table:table-cell office:value-type="string" calcext:value-type="string">
            <text:p>lieux-dits</text:p>
          </table:table-cell>
          <table:table-cell office:value-type="string" calcext:value-type="string">
            <text:p>paroisse Saint-Je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x-dits, commune du Mans (paroisse Saint-Jean), </text:p>
            <text:p>            xvii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0405</text:p>
          </table:table-cell>
          <table:table-cell office:value-type="string" calcext:value-type="string">
            <text:p>Four-à-Ban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aroisse Saint-Je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u Mans (paroisse Saint-Jean), </text:p>
            <text:p>            xvii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2707</text:p>
          </table:table-cell>
          <table:table-cell office:value-type="string" calcext:value-type="string">
            <text:p>Motte (La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paroisse Saint-Jean-de-la-Chevr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u Mans (paroisse Saint-Jean-de-la-Chevrie), 1639-1731 </text:p>
            <text:p>         (Cogner, E 820, 823 ; Arch. dép., B 1322 ; notaires, IV, 64 ; V, 106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8728</text:p>
          </table:table-cell>
          <table:table-cell office:value-type="string" calcext:value-type="string">
            <text:p>Maison (La Grande-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paroisse Saint-Jean-de-la-Chevr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u Mans, paroisse Saint-Jean-de-la-Chevrie, 1718 </text:p>
            <text:p>         (Cogner, E 823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16673</text:p>
          </table:table-cell>
          <table:table-cell office:value-type="string" calcext:value-type="string">
            <text:p>Crouzill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aroisse Saint-Jean-de-la-Chevr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au </text:p>
            <text:p>            Mans</text:p>
            <text:p>         , paroisse Saint-Jean-de-la-Chevrie, </text:p>
            <text:p>            xvi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0676</text:p>
          </table:table-cell>
          <table:table-cell office:value-type="string" calcext:value-type="string">
            <text:p>Richedouet (Moulins de)*,</text:p>
          </table:table-cell>
          <table:table-cell/>
          <table:table-cell office:value-type="string" calcext:value-type="string">
            <text:p>paroisse Saint-Jean-de-la-Chevr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 </text:p>
            <text:p>            Mans</text:p>
            <text:p>          (paroisse Saint-Jean-de-la-Chevrie) ; détruit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5639</text:p>
          </table:table-cell>
          <table:table-cell office:value-type="string" calcext:value-type="string">
            <text:p>Bonnes-Eaux,</text:p>
          </table:table-cell>
          <table:table-cell office:value-type="string" calcext:value-type="string">
            <text:p>ancien hôtel</text:p>
          </table:table-cell>
          <table:table-cell office:value-type="string" calcext:value-type="string">
            <text:p>paroisse Saint-Marti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 hôtel, au bourg de Précigné</text:p>
            <text:p>         , paroisse Saint-Marti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1023</text:p>
          </table:table-cell>
          <table:table-cell office:value-type="string" calcext:value-type="string">
            <text:p>Roblot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paroisse Saint-Vinc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u Mans (paroisse Saint-Vincent), 1689 (Cogner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4191</text:p>
          </table:table-cell>
          <table:table-cell office:value-type="string" calcext:value-type="string">
            <text:p>Ormeau (L’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paroisse Saint-Vinc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u Mans, paroisse Saint-Vincent, </text:p>
            <text:p>            xvi</text:p>
            <text:p>            e siècl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31652</text:p>
          </table:table-cell>
          <table:table-cell office:value-type="string" calcext:value-type="string">
            <text:p>Moleteaume*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paroisse Saint-Vinc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, au </text:p>
            <text:p>            Mans</text:p>
            <text:p>         , paroisse Saint-Vincent, </text:p>
            <text:p>            xii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7915</text:p>
          </table:table-cell>
          <table:table-cell office:value-type="string" calcext:value-type="string">
            <text:p>Verger (Le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paroisse Saint-Vinc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commune du Mans, paroisse Saint-Vincent, 1405 </text:p>
            <text:p>         (arch. dép., G 115)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2-34623</text:p>
          </table:table-cell>
          <table:table-cell office:value-type="string" calcext:value-type="string">
            <text:p>Papegault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aroisse Saint-Vinc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au </text:p>
            <text:p>            Mans</text:p>
            <text:p>         , paroisse Saint-Vincent, </text:p>
            <text:p>            xvi</text:p>
            <text:p>            e siècle </text:p>
            <text:p>         (Arch. dép., G 40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2199</text:p>
          </table:table-cell>
          <table:table-cell office:value-type="string" calcext:value-type="string">
            <text:p>Chêne (Le)*,</text:p>
          </table:table-cell>
          <table:table-cell office:value-type="string" calcext:value-type="string">
            <text:p>manoir</text:p>
          </table:table-cell>
          <table:table-cell office:value-type="string" calcext:value-type="string">
            <text:p>paroisse Saint-Vinc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noir au </text:p>
            <text:p>            Mans</text:p>
            <text:p>          (paroisse Saint-Vincent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8423</text:p>
          </table:table-cell>
          <table:table-cell office:value-type="string" calcext:value-type="string">
            <text:p>Portail (Le)*,</text:p>
          </table:table-cell>
          <table:table-cell office:value-type="string" calcext:value-type="string">
            <text:p>prébendelle</text:p>
          </table:table-cell>
          <table:table-cell office:value-type="string" calcext:value-type="string">
            <text:p>paroisse Saint-Vinc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rébendelle, au </text:p>
            <text:p>            Mans</text:p>
            <text:p>          (paroisse Saint-Vincent), 1789 </text:p>
            <text:p>         (Bellée, p. 46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8563</text:p>
          </table:table-cell>
          <table:table-cell office:value-type="string" calcext:value-type="string">
            <text:p>Étivallet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paroisses d’Étival-en-Charnie et de Saint-Denis-d’Orques</text:p>
          </table:table-cell>
          <table:table-cell office:value-type="string" calcext:value-type="string">
            <text:p>72074/72278</text:p>
          </table:table-cell>
          <table:table-cell office:value-type="string" calcext:value-type="string">
            <text:p/>
            <text:p>         fief, aux paroisses d’Étival-en-Charnie et de Saint-Denis-d’Orques, réuni au marquisat de Sourches en 1683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2210</text:p>
          </table:table-cell>
          <table:table-cell office:value-type="string" calcext:value-type="string">
            <text:p>Baudrairie (La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paroisses de Challes et</text:p>
            <text:p>            Volnay</text:p>
          </table:table-cell>
          <table:table-cell office:value-type="string" calcext:value-type="string">
            <text:p>72053/72382</text:p>
          </table:table-cell>
          <table:table-cell office:value-type="string" calcext:value-type="string">
            <text:p/>
            <text:p>         fief, « ès paroisses de Challes et</text:p>
            <text:p>            Volnay », relevant de Corbéon, 1650 (arch. municipales de</text:p>
            <text:p>         Connerré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3621</text:p>
          </table:table-cell>
          <table:table-cell office:value-type="string" calcext:value-type="string">
            <text:p>Cochetière (La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paroisses de Cures et de Verniette</text:p>
          </table:table-cell>
          <table:table-cell office:value-type="string" calcext:value-type="string">
            <text:p>72111/72089</text:p>
          </table:table-cell>
          <table:table-cell office:value-type="string" calcext:value-type="string">
            <text:p/>
            <text:p>         fief, paroisses de Cures et de Verniette, 1471 </text:p>
            <text:p>         (Sourches, p. 118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2880</text:p>
          </table:table-cell>
          <table:table-cell office:value-type="string" calcext:value-type="string">
            <text:p>Saint-Aubin*,</text:p>
          </table:table-cell>
          <table:table-cell office:value-type="string" calcext:value-type="string">
            <text:p>châtellenie</text:p>
          </table:table-cell>
          <table:table-cell office:value-type="string" calcext:value-type="string">
            <text:p>paroisses de la Chapelle-Saint-Aubin et Trangé</text:p>
          </table:table-cell>
          <table:table-cell office:value-type="string" calcext:value-type="string">
            <text:p>72111/72360</text:p>
          </table:table-cell>
          <table:table-cell office:value-type="string" calcext:value-type="string">
            <text:p/>
            <text:p>         châtellenie dépendant de la prévôté du chapitre de l’église du Mans, paroisses de la Chapelle-Saint-Aubin et Trangé </text:p>
            <text:p>         (Arch. dép., G 43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0227</text:p>
          </table:table-cell>
          <table:table-cell office:value-type="string" calcext:value-type="string">
            <text:p>Marinière (La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paroisses de Lombron et de Saussay</text:p>
          </table:table-cell>
          <table:table-cell office:value-type="string" calcext:value-type="string">
            <text:p>72165/72241</text:p>
          </table:table-cell>
          <table:table-cell office:value-type="string" calcext:value-type="string">
            <text:p/>
            <text:p>         fief, paroisses de Lombron et de Saussay, 1654 (chartrier de Couléon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1834</text:p>
          </table:table-cell>
          <table:table-cell office:value-type="string" calcext:value-type="string">
            <text:p>Bardouillère (La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paroisses de Luché et</text:p>
            <text:p>            de Mansigné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ferme, commune de Mansigné ; était, avant 1454, des paroisses de Luché et</text:p>
            <text:p>            de Mansigné alternativement pendant une anné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1330</text:p>
          </table:table-cell>
          <table:table-cell office:value-type="string" calcext:value-type="string">
            <text:p>Galissonnière (La)*,</text:p>
          </table:table-cell>
          <table:table-cell office:value-type="string" calcext:value-type="string">
            <text:p>marquisat</text:p>
          </table:table-cell>
          <table:table-cell office:value-type="string" calcext:value-type="string">
            <text:p>paroisses de Parcé, Avoise, Vion, le Bailleul, Chantenay, Gouis (Maine-et-Loire) et la Chapelle-d’Aligné</text:p>
          </table:table-cell>
          <table:table-cell office:value-type="string" calcext:value-type="string">
            <text:p>72228/72021/72378/72022/72059/49127/non/72061</text:p>
          </table:table-cell>
          <table:table-cell office:value-type="string" calcext:value-type="string">
            <text:p/>
            <text:p>         marquisat, érigé en 1723, composé des seigneuries de Pescheseul, Parcé, la Motte-d’Avoise, etc., paroisses de Parcé, Avoise, Vion, le Bailleul, Chantenay, Gouis (Maine-et-Loire) et la Chapelle-d’Aligné </text:p>
            <text:p>         (Prov. du M., XV, 111-112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1690</text:p>
          </table:table-cell>
          <table:table-cell office:value-type="string" calcext:value-type="string">
            <text:p>Rosay*,</text:p>
          </table:table-cell>
          <table:table-cell office:value-type="string" calcext:value-type="string">
            <text:p>domaine et fief</text:p>
          </table:table-cell>
          <table:table-cell office:value-type="string" calcext:value-type="string">
            <text:p>paroisses de Saint-Mars-la-Brière et Champagné</text:p>
          </table:table-cell>
          <table:table-cell office:value-type="string" calcext:value-type="string">
            <text:p>72300/72054</text:p>
          </table:table-cell>
          <table:table-cell office:value-type="string" calcext:value-type="string">
            <text:p/>
            <text:p>         domaine et fief, paroisses de Saint-Mars-la-Brière et Champagné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7538</text:p>
          </table:table-cell>
          <table:table-cell office:value-type="string" calcext:value-type="string">
            <text:p>Plessis (Le)*,</text:p>
          </table:table-cell>
          <table:table-cell office:value-type="string" calcext:value-type="string">
            <text:p>bordages</text:p>
          </table:table-cell>
          <table:table-cell office:value-type="string" calcext:value-type="string">
            <text:p>paroisses de Saint-Ouen et de Saint-Vincent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bordages, commune du Mans (paroisses de Saint-Ouen et de Saint-Vincent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2536</text:p>
          </table:table-cell>
          <table:table-cell office:value-type="string" calcext:value-type="string">
            <text:p>Ruigny*,</text:p>
          </table:table-cell>
          <table:table-cell office:value-type="string" calcext:value-type="string">
            <text:p>métairie</text:p>
          </table:table-cell>
          <table:table-cell office:value-type="string" calcext:value-type="string">
            <text:p>paroisses de Sarcé et d’Aulbigny</text:p>
          </table:table-cell>
          <table:table-cell office:value-type="string" calcext:value-type="string">
            <text:p>72327/72013</text:p>
          </table:table-cell>
          <table:table-cell office:value-type="string" calcext:value-type="string">
            <text:p/>
            <text:p>         métairie, « size en la communauté des paroisses de Sarcé et d’Aulbigny », 1407 </text:p>
            <text:p>         (Rev. du M., LXVII, 177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4207</text:p>
          </table:table-cell>
          <table:table-cell office:value-type="string" calcext:value-type="string">
            <text:p>Sente-Saint-Martin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paroisses de Souvigné-sur-Même et de Préval</text:p>
          </table:table-cell>
          <table:table-cell office:value-type="string" calcext:value-type="string">
            <text:p>72342/72245</text:p>
          </table:table-cell>
          <table:table-cell office:value-type="string" calcext:value-type="string">
            <text:p/>
            <text:p>         lieu disputé entre les paroisses de Souvigné-sur-Même et de Préval, 1456 </text:p>
            <text:p>         (Rev. du M., I, 45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1692</text:p>
          </table:table-cell>
          <table:table-cell office:value-type="string" calcext:value-type="string">
            <text:p>Orthon*,</text:p>
          </table:table-cell>
          <table:table-cell office:value-type="string" calcext:value-type="string">
            <text:p>fief sans domaine</text:p>
          </table:table-cell>
          <table:table-cell office:value-type="string" calcext:value-type="string">
            <text:p>partie en Thorigné et partie en Beillé</text:p>
          </table:table-cell>
          <table:table-cell office:value-type="string" calcext:value-type="string">
            <text:p>72358/72031</text:p>
          </table:table-cell>
          <table:table-cell office:value-type="string" calcext:value-type="string">
            <text:p/>
            <text:p>         fief sans domaine, partie en Thorigné et partie en Beillé </text:p>
            <text:p>         (Prov. du M., V, 339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06539</text:p>
          </table:table-cell>
          <table:table-cell office:value-type="string" calcext:value-type="string">
            <text:p>Bouleau (Le Petit-),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Pierre-Couver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sapinière, communes de Saint-Mars-de-Locquenay et de</text:p>
            <text:p>            Tresson ; dolmen de</text:p>
            <text:p>            Pierre-Couverte ou</text:p>
            <text:p>            Pierre-Plate sur le territoire de Saint-Mars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06539</text:p>
          </table:table-cell>
          <table:table-cell office:value-type="string" calcext:value-type="string">
            <text:p>Bouleau (Le Petit-),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Pierre-Pla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sapinière, communes de Saint-Mars-de-Locquenay et de</text:p>
            <text:p>            Tresson ; dolmen de</text:p>
            <text:p>            Pierre-Couverte ou</text:p>
            <text:p>            Pierre-Plate sur le territoire de Saint-Mar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8130</text:p>
          </table:table-cell>
          <table:table-cell office:value-type="string" calcext:value-type="string">
            <text:p>Vert-Galant (Le),</text:p>
          </table:table-cell>
          <table:table-cell office:value-type="string" calcext:value-type="string">
            <text:p>ancienne auberge</text:p>
          </table:table-cell>
          <table:table-cell office:value-type="string" calcext:value-type="string">
            <text:p>place des Hall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ne auberge située sur la place des Halles, au Mans, et rue aboutissant à cette plac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2654</text:p>
          </table:table-cell>
          <table:table-cell office:value-type="string" calcext:value-type="string">
            <text:p>Sablière (La)*,</text:p>
          </table:table-cell>
          <table:table-cell office:value-type="string" calcext:value-type="string">
            <text:p>bâtiments détruits</text:p>
          </table:table-cell>
          <table:table-cell office:value-type="string" calcext:value-type="string">
            <text:p>place Saint-Michel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âtiments détruits, place Saint-Michel, au Ma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4254</text:p>
          </table:table-cell>
          <table:table-cell office:value-type="string" calcext:value-type="string">
            <text:p>Servinièr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Plessis-Dorin</text:p>
          </table:table-cell>
          <table:table-cell office:value-type="float" office:value="41177" calcext:value-type="float">
            <text:p>41177</text:p>
          </table:table-cell>
          <table:table-cell office:value-type="string" calcext:value-type="string">
            <text:p/>
            <text:p>         ferme, commune de Melleray ; ruisseau affluent de celui de la Gasselinière, séparant Melleray du Plessis-Dorin (Loir-et-Cher)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45845</text:p>
          </table:table-cell>
          <table:table-cell office:value-type="string" calcext:value-type="string">
            <text:p>Touche-Machable (La)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>Poillé</text:p>
          </table:table-cell>
          <table:table-cell office:value-type="float" office:value="72239" calcext:value-type="float">
            <text:p>72239</text:p>
          </table:table-cell>
          <table:table-cell office:value-type="string" calcext:value-type="string">
            <text:p/>
            <text:p>         fief vassal de </text:p>
            <text:p>            Verdelles</text:p>
            <text:p>          à Poillé, 1446 </text:p>
            <text:p>         (Verdelles, p. 57)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46616</text:p>
          </table:table-cell>
          <table:table-cell office:value-type="string" calcext:value-type="string">
            <text:p>Tuilerie (La)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>Poillé</text:p>
          </table:table-cell>
          <table:table-cell office:value-type="float" office:value="72239" calcext:value-type="float">
            <text:p>72239</text:p>
          </table:table-cell>
          <table:table-cell office:value-type="string" calcext:value-type="string">
            <text:p/>
            <text:p>         fief vassal de </text:p>
            <text:p>            Verdelles</text:p>
            <text:p>          à Poillé, 1448 </text:p>
            <text:p>         (Verdelles, p. 57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47711</text:p>
          </table:table-cell>
          <table:table-cell office:value-type="string" calcext:value-type="string">
            <text:p>Vègr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Poillé</text:p>
          </table:table-cell>
          <table:table-cell office:value-type="float" office:value="72239" calcext:value-type="float">
            <text:p>72239</text:p>
          </table:table-cell>
          <table:table-cell office:value-type="string" calcext:value-type="string">
            <text:p/>
            <text:p>         rivière, affluent de la Sarthe ; naît à </text:p>
            <text:p>            Voutré</text:p>
            <text:p>          (Mayenne), arrose ou limite Rouesse-Vasse, Rouez, Tennie, Neuvy-en-Champagne, Bernay, Ruille-en-Champagne, Epineu-le-Chevreuil, Chassille, Loue, Mareil-en-Champagne, Saint-Ouen-en-Champagne, Brulon, Avesse, Cheville, Poillé, Fontenay, Asnieres, Juigné, Avois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7824</text:p>
          </table:table-cell>
          <table:table-cell office:value-type="string" calcext:value-type="string">
            <text:p>Pointelière (La),</text:p>
          </table:table-cell>
          <table:table-cell office:value-type="string" calcext:value-type="string">
            <text:p>domaine</text:p>
          </table:table-cell>
          <table:table-cell office:value-type="string" calcext:value-type="string">
            <text:p>Pointea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Précigné ; domaine des Pointeau au </text:p>
            <text:p>            xv</text:p>
            <text:p>            e siècle </text:p>
            <text:p>         (Prov. du M., VI, 51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08699</text:p>
          </table:table-cell>
          <table:table-cell office:value-type="string" calcext:value-type="string">
            <text:p>Buron (Le)*,</text:p>
          </table:table-cell>
          <table:table-cell office:value-type="string" calcext:value-type="string">
            <text:p>presbytère</text:p>
          </table:table-cell>
          <table:table-cell office:value-type="string" calcext:value-type="string">
            <text:p>Pontlie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u Mans (Pontlieue), devenue presbytère de</text:p>
            <text:p>            Pontlieue</text:p>
            <text:p>         vers 1830</text:p>
            <text:p>         (Pesche, IV, 504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7090</text:p>
          </table:table-cell>
          <table:table-cell office:value-type="string" calcext:value-type="string">
            <text:p>Deux-Ormeaux (Les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ontlie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u Mans à Pontlieue (route de Parigné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2-27515</text:p>
          </table:table-cell>
          <table:table-cell office:value-type="string" calcext:value-type="string">
            <text:p>Larré (Planche de),</text:p>
          </table:table-cell>
          <table:table-cell/>
          <table:table-cell office:value-type="string" calcext:value-type="string">
            <text:p>Poôté</text:p>
          </table:table-cell>
          <table:table-cell office:value-type="float" office:value="53246" calcext:value-type="float">
            <text:p>53246</text:p>
          </table:table-cell>
          <table:table-cell office:value-type="string" calcext:value-type="string">
            <text:p>sépare Saint-Leonard-des-Bois de la Poôté (Mayenne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47761</text:p>
          </table:table-cell>
          <table:table-cell office:value-type="string" calcext:value-type="string">
            <text:p>Venelles (Les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Port-à-l’Abbes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u Mans, dehors la paroisse de Gourdaine, entre le Port-à-l’Abbesse et le carrefour des Quatre-Vents, </text:p>
            <text:p>            xv</text:p>
            <text:p>            e-xvii</text:p>
            <text:p>            e siècle </text:p>
            <text:p>         (Arch. dép., G 76, 84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6408</text:p>
          </table:table-cell>
          <table:table-cell office:value-type="string" calcext:value-type="string">
            <text:p>Ingrande*,</text:p>
          </table:table-cell>
          <table:table-cell office:value-type="string" calcext:value-type="string">
            <text:p>lieu cité</text:p>
          </table:table-cell>
          <table:table-cell office:value-type="string" calcext:value-type="string">
            <text:p>précaire de l’évêque Méro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 cité dans une précaire de l’évêque Mérole, </text:p>
            <text:p>            viii</text:p>
            <text:p>            e sièc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5013</text:p>
          </table:table-cell>
          <table:table-cell office:value-type="string" calcext:value-type="string">
            <text:p>Cour (La)*,</text:p>
          </table:table-cell>
          <table:table-cell office:value-type="string" calcext:value-type="string">
            <text:p>métairie</text:p>
          </table:table-cell>
          <table:table-cell office:value-type="string" calcext:value-type="string">
            <text:p>près Aiguebell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étairie, près Aiguebelles, commune de Coulongé, 1711 </text:p>
            <text:p>         (Coulongé, p. 101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5133</text:p>
          </table:table-cell>
          <table:table-cell office:value-type="string" calcext:value-type="string">
            <text:p>Harelière (La)*,</text:p>
          </table:table-cell>
          <table:table-cell office:value-type="string" calcext:value-type="string">
            <text:p>vignes</text:p>
          </table:table-cell>
          <table:table-cell office:value-type="string" calcext:value-type="string">
            <text:p>près Beauc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gnes, près Beaucé, commune de Solesmes, 1402 (Cogner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5870</text:p>
          </table:table-cell>
          <table:table-cell office:value-type="string" calcext:value-type="string">
            <text:p>le Haut-Perray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près Bénéhar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Chahaignes (près Bénéhart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7246</text:p>
          </table:table-cell>
          <table:table-cell office:value-type="string" calcext:value-type="string">
            <text:p>Lande (La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près Champag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e Rouez, (près Champagne) ; ruisseau affluent de celui de Berdin, limitant Rouez et Tennie ; on le nomme aussi ruisseau de Champagne.</text:p>
            <text:p>     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236</text:p>
          </table:table-cell>
          <table:table-cell office:value-type="string" calcext:value-type="string">
            <text:p>Saint-Gilles*,</text:p>
          </table:table-cell>
          <table:table-cell office:value-type="string" calcext:value-type="string">
            <text:p>prieuré</text:p>
          </table:table-cell>
          <table:table-cell office:value-type="string" calcext:value-type="string">
            <text:p>près Châteaudu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rieuré, commune de Pont-de-Gennes, dépendant de l’abbaye de Saint-Avit près Châteaudu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3139</text:p>
          </table:table-cell>
          <table:table-cell office:value-type="string" calcext:value-type="string">
            <text:p>Moulin-Pousset (Le)*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près Cohém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oulin, commune de Vouvray-sur-Loir, près Cohémon, 1576-1746 </text:p>
            <text:p>         (Arch. dép., H 1637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4770</text:p>
          </table:table-cell>
          <table:table-cell office:value-type="string" calcext:value-type="string">
            <text:p>Coudray (Le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près Fay et Étival-lès-le-Mans</text:p>
          </table:table-cell>
          <table:table-cell office:value-type="string" calcext:value-type="string">
            <text:p>72130/72127</text:p>
          </table:table-cell>
          <table:table-cell office:value-type="string" calcext:value-type="string">
            <text:p/>
            <text:p>         bordage, près Fay et Étival-lès-le-Mans, 1667 </text:p>
            <text:p>         (notaires, III, 272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6915</text:p>
          </table:table-cell>
          <table:table-cell office:value-type="string" calcext:value-type="string">
            <text:p>Vallée (La Petite-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près l’Aub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Bouloire, près l’Aubé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6314</text:p>
          </table:table-cell>
          <table:table-cell office:value-type="string" calcext:value-type="string">
            <text:p>Boulaie (La)*,</text:p>
          </table:table-cell>
          <table:table-cell office:value-type="string" calcext:value-type="string">
            <text:p>bordage détruit</text:p>
          </table:table-cell>
          <table:table-cell office:value-type="string" calcext:value-type="string">
            <text:p>près la Bussonner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 détruit, commune de Bouloire (près la Bussonnerie), 1607</text:p>
            <text:p>         (archives paroissiale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6914</text:p>
          </table:table-cell>
          <table:table-cell office:value-type="string" calcext:value-type="string">
            <text:p>Vallée (La Petite-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près la Cormer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Bouloire, près la Cormerie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46461</text:p>
          </table:table-cell>
          <table:table-cell office:value-type="string" calcext:value-type="string">
            <text:p>les Troynières,</text:p>
          </table:table-cell>
          <table:table-cell office:value-type="string" calcext:value-type="string">
            <text:p>vignes</text:p>
          </table:table-cell>
          <table:table-cell office:value-type="string" calcext:value-type="string">
            <text:p>près la Flèche</text:p>
          </table:table-cell>
          <table:table-cell office:value-type="float" office:value="72154" calcext:value-type="float">
            <text:p>72154</text:p>
          </table:table-cell>
          <table:table-cell office:value-type="string" calcext:value-type="string">
            <text:p/>
            <text:p>         vignes, près la Flèche, 1404 </text:p>
            <text:p>         (Annales fléch., X, 379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6139</text:p>
          </table:table-cell>
          <table:table-cell office:value-type="string" calcext:value-type="string">
            <text:p>Croix-Blanche (La),</text:p>
          </table:table-cell>
          <table:table-cell office:value-type="string" calcext:value-type="string">
            <text:p>bordages</text:p>
          </table:table-cell>
          <table:table-cell office:value-type="string" calcext:value-type="string">
            <text:p>près la Janver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s, commune de Bouloire (près la Janveri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3854</text:p>
          </table:table-cell>
          <table:table-cell office:value-type="string" calcext:value-type="string">
            <text:p>Colinières (Les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près la Lèger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Jupilles, près la Lègeri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9925</text:p>
          </table:table-cell>
          <table:table-cell office:value-type="string" calcext:value-type="string">
            <text:p>Foss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près la Ma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commune de Beillé (près la Mare), 1654 (chartrier de Couléon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3862</text:p>
          </table:table-cell>
          <table:table-cell office:value-type="string" calcext:value-type="string">
            <text:p>Collège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ès la porte du Grand Doigt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maison, « size près la porte du Grand Doigt », à Chateau-du-Loir, 1696 (Cogner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3841</text:p>
          </table:table-cell>
          <table:table-cell office:value-type="string" calcext:value-type="string">
            <text:p>Colinière (La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près la Tonnardi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Jupilles, près la Tonnardière </text:p>
            <text:p>         (Tr.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7205</text:p>
          </table:table-cell>
          <table:table-cell office:value-type="string" calcext:value-type="string">
            <text:p>Vannevelles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près le lieu de Seur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en Saint-Ouen du Mans, près le lieu de Seurs, 1599 (cabinet de Mgr Duboi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8195</text:p>
          </table:table-cell>
          <table:table-cell office:value-type="string" calcext:value-type="string">
            <text:p>Loretteri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près le moullin des Rouaudières ou Moullin Neuf</text:p>
          </table:table-cell>
          <table:table-cell office:value-type="string" calcext:value-type="string">
            <text:p>non/non/non</text:p>
          </table:table-cell>
          <table:table-cell office:value-type="string" calcext:value-type="string">
            <text:p/>
            <text:p>         lieu, « près le moullin des Rouaudières ou Moullin Neuf », commune de Lavenay, 1635 (Paty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7613</text:p>
          </table:table-cell>
          <table:table-cell office:value-type="string" calcext:value-type="string">
            <text:p>Vautoy (Le lieu de)*,</text:p>
          </table:table-cell>
          <table:table-cell/>
          <table:table-cell office:value-type="string" calcext:value-type="string">
            <text:p>près le Pisso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’Écommoy, « près le Pissot », 1552 </text:p>
            <text:p>         (Arch. dép., G 738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6140</text:p>
          </table:table-cell>
          <table:table-cell office:value-type="string" calcext:value-type="string">
            <text:p>la Petite-Croix-Blanche,</text:p>
          </table:table-cell>
          <table:table-cell office:value-type="string" calcext:value-type="string">
            <text:p>bordages</text:p>
          </table:table-cell>
          <table:table-cell office:value-type="string" calcext:value-type="string">
            <text:p>près les Pélonnièr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s, commune de Bouloire (près les Pélonnières)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19053</text:p>
          </table:table-cell>
          <table:table-cell office:value-type="string" calcext:value-type="string">
            <text:p>Fief-Secrétain (Le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près Neuvillalais</text:p>
          </table:table-cell>
          <table:table-cell office:value-type="float" office:value="72216" calcext:value-type="float">
            <text:p>72216</text:p>
          </table:table-cell>
          <table:table-cell office:value-type="string" calcext:value-type="string">
            <text:p/>
            <text:p>         fief, près Neuvillalais, </text:p>
            <text:p>            xv</text:p>
            <text:p>            e siècle </text:p>
            <text:p>         (arch. dép., E 76)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45968</text:p>
          </table:table-cell>
          <table:table-cell office:value-type="string" calcext:value-type="string">
            <text:p>Tourne-Bride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ès Saint-Denis-d’Orques</text:p>
          </table:table-cell>
          <table:table-cell office:value-type="float" office:value="72278" calcext:value-type="float">
            <text:p>72278</text:p>
          </table:table-cell>
          <table:table-cell office:value-type="string" calcext:value-type="string">
            <text:p/>
            <text:p>         maison, près Saint-Denis-d’Orques, </text:p>
            <text:p>            xviii</text:p>
            <text:p>            e siècle </text:p>
            <text:p>         (Legeay, p. 225).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DT72-13657</text:p>
          </table:table-cell>
          <table:table-cell office:value-type="string" calcext:value-type="string">
            <text:p>Coco-Plage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près Sillé-le-Guillaume</text:p>
          </table:table-cell>
          <table:table-cell office:value-type="float" office:value="72334" calcext:value-type="float">
            <text:p>72334</text:p>
          </table:table-cell>
          <table:table-cell office:value-type="string" calcext:value-type="string">
            <text:p/>
            <text:p>         lieu-dit, près Sillé-le-Guillaume sur le bord de l’étang des Defais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17042</text:p>
          </table:table-cell>
          <table:table-cell office:value-type="string" calcext:value-type="string">
            <text:p>Desrouilleries (Les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près Sillé-le-Guillaume</text:p>
          </table:table-cell>
          <table:table-cell office:value-type="float" office:value="72334" calcext:value-type="float">
            <text:p>72334</text:p>
          </table:table-cell>
          <table:table-cell office:value-type="string" calcext:value-type="string">
            <text:p/>
            <text:p>         lieu, près Sillé-le-Guillaume </text:p>
            <text:p>         (Pesche, VI, 130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05708</text:p>
          </table:table-cell>
          <table:table-cell office:value-type="string" calcext:value-type="string">
            <text:p>Bordage (Le)*,</text:p>
          </table:table-cell>
          <table:table-cell office:value-type="string" calcext:value-type="string">
            <text:p>ancien bordage</text:p>
          </table:table-cell>
          <table:table-cell office:value-type="string" calcext:value-type="string">
            <text:p>presbytère</text:p>
            <text:p>            de Coulaines</text:p>
            <text:p>         </text:p>
          </table:table-cell>
          <table:table-cell office:value-type="float" office:value="72095" calcext:value-type="float">
            <text:p>72095</text:p>
          </table:table-cell>
          <table:table-cell office:value-type="string" calcext:value-type="string">
            <text:p/>
            <text:p>         ancien bordage, enclavé maintenant dans le presbytère</text:p>
            <text:p>            de Coulaines</text:p>
            <text:p>         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41046</text:p>
          </table:table-cell>
          <table:table-cell office:value-type="string" calcext:value-type="string">
            <text:p>Roch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prieuré d’Assé-le-Riboul</text:p>
            <text:p>         </text:p>
          </table:table-cell>
          <table:table-cell office:value-type="float" office:value="72012" calcext:value-type="float">
            <text:p>72012</text:p>
          </table:table-cell>
          <table:table-cell office:value-type="string" calcext:value-type="string">
            <text:p/>
            <text:p>         lieu où fut reconstruit le prieuré d’Assé-le-Riboul</text:p>
            <text:p>          en 1302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2928</text:p>
          </table:table-cell>
          <table:table-cell office:value-type="string" calcext:value-type="string">
            <text:p>Saint-Blaise,</text:p>
          </table:table-cell>
          <table:table-cell office:value-type="string" calcext:value-type="string">
            <text:p>ancienne chapelle</text:p>
          </table:table-cell>
          <table:table-cell office:value-type="string" calcext:value-type="string">
            <text:p>prieuré d’Oiz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s, au bourg d’Oizé</text:p>
            <text:p>          ; ancienne chapelle du prieuré d’Oizé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2688</text:p>
          </table:table-cell>
          <table:table-cell office:value-type="string" calcext:value-type="string">
            <text:p>Mott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euré de Châtillo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 de l’prieuré de Châtillon</text:p>
            <text:p>         , commune de la Chartre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43369</text:p>
          </table:table-cell>
          <table:table-cell office:value-type="string" calcext:value-type="string">
            <text:p>Saint-Lambert,</text:p>
          </table:table-cell>
          <table:table-cell office:value-type="string" calcext:value-type="string">
            <text:p>vocable</text:p>
          </table:table-cell>
          <table:table-cell office:value-type="string" calcext:value-type="string">
            <text:p>prieuré de Clermont</text:p>
            <text:p>         </text:p>
          </table:table-cell>
          <table:table-cell office:value-type="float" office:value="72084" calcext:value-type="float">
            <text:p>72084</text:p>
          </table:table-cell>
          <table:table-cell office:value-type="string" calcext:value-type="string">
            <text:p/>
            <text:p>         vocable du prieuré de Clermont</text:p>
            <text:p>         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43104</text:p>
          </table:table-cell>
          <table:table-cell office:value-type="string" calcext:value-type="string">
            <text:p>Sainte-Geneviève-des-Bois,</text:p>
          </table:table-cell>
          <table:table-cell office:value-type="string" calcext:value-type="string">
            <text:p>vocable</text:p>
          </table:table-cell>
          <table:table-cell office:value-type="string" calcext:value-type="string">
            <text:p>prieuré de la Chapelle-aux-Choux</text:p>
            <text:p>         </text:p>
          </table:table-cell>
          <table:table-cell office:value-type="float" office:value="72060" calcext:value-type="float">
            <text:p>72060</text:p>
          </table:table-cell>
          <table:table-cell office:value-type="string" calcext:value-type="string">
            <text:p/>
            <text:p>         vocable du prieuré de la Chapelle-aux-Choux</text:p>
            <text:p>         , dépendant de l’abbaye de Bourgueil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9641</text:p>
          </table:table-cell>
          <table:table-cell office:value-type="string" calcext:value-type="string">
            <text:p>Fontaine-Saint-Martin (La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prieuré de la Fontaine-Saint-Marti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, commune de Château-du-Loir, dépendant du prieuré de la Fontaine-Saint-Martin </text:p>
            <text:p>         (arch. dép., H 1572)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43162</text:p>
          </table:table-cell>
          <table:table-cell office:value-type="string" calcext:value-type="string">
            <text:p>Saint-Étienne-de-Luché,</text:p>
          </table:table-cell>
          <table:table-cell office:value-type="string" calcext:value-type="string">
            <text:p>vocable</text:p>
          </table:table-cell>
          <table:table-cell office:value-type="string" calcext:value-type="string">
            <text:p>prieuré de Luché</text:p>
            <text:p>         </text:p>
          </table:table-cell>
          <table:table-cell office:value-type="float" office:value="72175" calcext:value-type="float">
            <text:p>72175</text:p>
          </table:table-cell>
          <table:table-cell office:value-type="string" calcext:value-type="string">
            <text:p/>
            <text:p>         vocable du prieuré de Luché</text:p>
            <text:p>         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06859</text:p>
          </table:table-cell>
          <table:table-cell office:value-type="string" calcext:value-type="string">
            <text:p>Bourgeons (Les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prieuré de Mareil-en-Champagn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 relevant du prieuré de Mareil-en-Champagne</text:p>
            <text:p>         , </text:p>
            <text:p>            xvii</text:p>
            <text:p>            e siècle (Cogner)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06962</text:p>
          </table:table-cell>
          <table:table-cell office:value-type="string" calcext:value-type="string">
            <text:p>Bourgonn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prieuré de Mareil-en-Champagn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 relevant du prieuré de Mareil-en-Champagne</text:p>
            <text:p>         , </text:p>
            <text:p>            xvii</text:p>
            <text:p>            e siècle (Cogner)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07641</text:p>
          </table:table-cell>
          <table:table-cell office:value-type="string" calcext:value-type="string">
            <text:p>Bretonn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prieuré de Mareil-en-Champagn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 relevant du prieuré de Mareil-en-Champagne</text:p>
            <text:p>         , </text:p>
            <text:p>            xvii</text:p>
            <text:p>            e siècle (Cogner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09798</text:p>
          </table:table-cell>
          <table:table-cell office:value-type="string" calcext:value-type="string">
            <text:p>Censi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prieuré de Mareil-en-Champagn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 relevant du prieuré de Mareil-en-Champagne</text:p>
            <text:p>         , </text:p>
            <text:p>            xvii</text:p>
            <text:p>            e siècle (Cogner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2481</text:p>
          </table:table-cell>
          <table:table-cell office:value-type="string" calcext:value-type="string">
            <text:p>Cherette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prieuré de Mareil-en-Champagn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 relevant du prieuré de Mareil-en-Champagne</text:p>
            <text:p>         , </text:p>
            <text:p>            xvii</text:p>
            <text:p>            e siècle (Cogner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9183</text:p>
          </table:table-cell>
          <table:table-cell office:value-type="string" calcext:value-type="string">
            <text:p>Flocel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prieuré de Mareil-en-Champagn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 relevant du prieuré de Mareil-en-Champagne</text:p>
            <text:p>         , </text:p>
            <text:p>            xvii</text:p>
            <text:p>            e siècle (Cogner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6184</text:p>
          </table:table-cell>
          <table:table-cell office:value-type="string" calcext:value-type="string">
            <text:p>la Huslinière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prieuré de Mareil-en-Champagn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 relevant du prieuré de Mareil-en-Champagne</text:p>
            <text:p>         , </text:p>
            <text:p>            xvii</text:p>
            <text:p>            e siècle (Cogner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0471</text:p>
          </table:table-cell>
          <table:table-cell office:value-type="string" calcext:value-type="string">
            <text:p>Renouart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prieuré de Mareil-en-Champagn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 relevant du prieuré de Mareil-en-Champagne</text:p>
            <text:p>         , </text:p>
            <text:p>            xvii</text:p>
            <text:p>            e siècle (Cogner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5566</text:p>
          </table:table-cell>
          <table:table-cell office:value-type="string" calcext:value-type="string">
            <text:p>Thouars (Les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prieuré de Mareil-en-Champagn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 relevant du prieuré de Mareil-en-Champagne</text:p>
            <text:p>         , </text:p>
            <text:p>            xvii</text:p>
            <text:p>            e siècle (Cogner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7206</text:p>
          </table:table-cell>
          <table:table-cell office:value-type="string" calcext:value-type="string">
            <text:p>Vannier (Le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prieuré de Mareil-en-Champagn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 relevant du prieuré de Mareil-en-Champagne</text:p>
            <text:p>         , </text:p>
            <text:p>            xvii</text:p>
            <text:p>            e siècle (Cogner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9760</text:p>
          </table:table-cell>
          <table:table-cell office:value-type="string" calcext:value-type="string">
            <text:p>Quentin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prieuré de Mareil-en-Champagn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 relevant du prieuré de Mareil-en-Champagne</text:p>
            <text:p>         , 1477 (Cogner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23620</text:p>
          </table:table-cell>
          <table:table-cell office:value-type="string" calcext:value-type="string">
            <text:p>Groies (Les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prieuré de Mareil-en-Champagn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relevant du prieuré de Mareil-en-Champagne</text:p>
            <text:p>         , </text:p>
            <text:p>            xvii</text:p>
            <text:p>            e siècle (Cogner)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13059</text:p>
          </table:table-cell>
          <table:table-cell office:value-type="string" calcext:value-type="string">
            <text:p>Cigot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prieuré de Mareile-en-Champagn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 relevant du prieuré de Mareile-en-Champagne</text:p>
            <text:p>         , </text:p>
            <text:p>            xvii</text:p>
            <text:p>            e siècle (Cogner).</text:p>
          </table:table-cell>
          <table:table-cell office:value-type="string" calcext:value-type="string">
            <text:p>prieuré de Mareil-en-Champagne</text:p>
            <text:p>         </text:p>
          </table:table-cell>
          <table:table-cell/>
        </table:table-row>
        <table:table-row table:style-name="ro4">
          <table:table-cell office:value-type="string" calcext:value-type="string">
            <text:p>DT72-43468</text:p>
          </table:table-cell>
          <table:table-cell office:value-type="string" calcext:value-type="string">
            <text:p>Saint-Martin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prieuré de Marmoutie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, au </text:p>
            <text:p>            Mans</text:p>
            <text:p>         , paroisse de Saint-Jean-de-la-Chevrie, détruite en 1786 ; prieuré de Marmoutier, uni en 1240 au prieuré de Vivoin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0898</text:p>
          </table:table-cell>
          <table:table-cell office:value-type="string" calcext:value-type="string">
            <text:p>Chanteraies (Les)*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prieuré de Roëz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oulin, sur la </text:p>
            <text:p>            Sarthe</text:p>
            <text:p>         , donne au prieuré de Roëzé</text:p>
            <text:p>         vers 1050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0618</text:p>
          </table:table-cell>
          <table:table-cell office:value-type="string" calcext:value-type="string">
            <text:p>Aniecus*,</text:p>
          </table:table-cell>
          <table:table-cell office:value-type="string" calcext:value-type="string">
            <text:p>moulins</text:p>
          </table:table-cell>
          <table:table-cell office:value-type="string" calcext:value-type="string">
            <text:p>prieuré de Roëzé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oulins, sur la Sarthe, donnés au prieuré de Roëzé</text:p>
            <text:p>         , vers 1050</text:p>
            <text:p>         (Couture, 12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7862</text:p>
          </table:table-cell>
          <table:table-cell office:value-type="string" calcext:value-type="string">
            <text:p>Lochetière (La),</text:p>
          </table:table-cell>
          <table:table-cell office:value-type="string" calcext:value-type="string">
            <text:p>clos</text:p>
          </table:table-cell>
          <table:table-cell office:value-type="string" calcext:value-type="string">
            <text:p>prieuré de Solesme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los appartenant au prieuré de Solesmes</text:p>
            <text:p>         , 1456 </text:p>
            <text:p>         (Couture, p. 414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468</text:p>
          </table:table-cell>
          <table:table-cell office:value-type="string" calcext:value-type="string">
            <text:p>Saint-Martin*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prieuré de Vivoi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, au </text:p>
            <text:p>            Mans</text:p>
            <text:p>         , paroisse de Saint-Jean-de-la-Chevrie, détruite en 1786 ; prieuré de Marmoutier, uni en 1240 au prieuré de Vivoin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18582</text:p>
          </table:table-cell>
          <table:table-cell office:value-type="string" calcext:value-type="string">
            <text:p>Étoile (L’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oche le bourg de Torcé</text:p>
            <text:p>         </text:p>
          </table:table-cell>
          <table:table-cell office:value-type="float" office:value="72359" calcext:value-type="float">
            <text:p>72359</text:p>
          </table:table-cell>
          <table:table-cell office:value-type="string" calcext:value-type="string">
            <text:p/>
            <text:p>         maison, proche le bourg de Torcé</text:p>
            <text:p>         , 1742 </text:p>
            <text:p>         (Rev. du M., II, 519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6673</text:p>
          </table:table-cell>
          <table:table-cell office:value-type="string" calcext:value-type="string">
            <text:p>Bourdigale (La)*,</text:p>
          </table:table-cell>
          <table:table-cell office:value-type="string" calcext:value-type="string">
            <text:p>maison ou ferme</text:p>
          </table:table-cell>
          <table:table-cell office:value-type="string" calcext:value-type="string">
            <text:p>quartier de Saint-Vinc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 ou ferme, commune du Mans, quartier de Saint-Vincent</text:p>
            <text:p>         (1847, 1861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9332</text:p>
          </table:table-cell>
          <table:table-cell office:value-type="string" calcext:value-type="string">
            <text:p>Maisons (Les Grandes-)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quartier du Pr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commune du Mans (quartier du Pré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0297</text:p>
          </table:table-cell>
          <table:table-cell office:value-type="string" calcext:value-type="string">
            <text:p>Champ-de-Mars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quartier du Pr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u Mans, quartier du Pré</text:p>
            <text:p>         (1847, 1861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5534</text:p>
          </table:table-cell>
          <table:table-cell office:value-type="string" calcext:value-type="string">
            <text:p>Hêtre (Le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quartier Saint-Vinc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u Mans, quartier Saint-Vincent </text:p>
            <text:p>         (Pesche, III, 246, 257 ; 1847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0436</text:p>
          </table:table-cell>
          <table:table-cell office:value-type="string" calcext:value-type="string">
            <text:p>Fourche (La)*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quartier Saint-Vinc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u Mans, quartier Saint-Vincent </text:p>
            <text:p>         (1847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1271</text:p>
          </table:table-cell>
          <table:table-cell office:value-type="string" calcext:value-type="string">
            <text:p>Rocher (Le)*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quartier Saint-Vinc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, près du Mans, quartier Saint-Vincent, </text:p>
            <text:p>            xiii</text:p>
            <text:p>            e sièc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5893</text:p>
          </table:table-cell>
          <table:table-cell office:value-type="string" calcext:value-type="string">
            <text:p>Perray (Le)*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quartier Saint-Vinc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s, commune du Mans (quartier Saint-Vincent, chemin de Prémartine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3316</text:p>
          </table:table-cell>
          <table:table-cell office:value-type="string" calcext:value-type="string">
            <text:p>Saint-Jean (Le Tertre-)*,</text:p>
          </table:table-cell>
          <table:table-cell/>
          <table:table-cell office:value-type="string" calcext:value-type="string">
            <text:p>quartier Saint-Vinc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 </text:p>
            <text:p>            Mans</text:p>
            <text:p>         , quartier Saint-Vincent, </text:p>
            <text:p>            x</text:p>
            <text:p>            e sièc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02220</text:p>
          </table:table-cell>
          <table:table-cell office:value-type="string" calcext:value-type="string">
            <text:p>Baudron (Rue Basse-),</text:p>
          </table:table-cell>
          <table:table-cell office:value-type="string" calcext:value-type="string">
            <text:p>partie de la rue</text:p>
          </table:table-cell>
          <table:table-cell office:value-type="string" calcext:value-type="string">
            <text:p>Quatorze-Juill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Chateau-du-Loir, partie de la rue du</text:p>
            <text:p>            Quatorze-Juille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9766</text:p>
          </table:table-cell>
          <table:table-cell office:value-type="string" calcext:value-type="string">
            <text:p>Quentinière (La),</text:p>
          </table:table-cell>
          <table:table-cell office:value-type="string" calcext:value-type="string">
            <text:p>domaine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âteau, commune de Valennes ; domaine des Quentin au </text:p>
            <text:p>            xv</text:p>
            <text:p>            e sièc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9205</text:p>
          </table:table-cell>
          <table:table-cell office:value-type="string" calcext:value-type="string">
            <text:p>Folicionis, Follicitionis (Silva),</text:p>
          </table:table-cell>
          <table:table-cell/>
          <table:table-cell office:value-type="string" calcext:value-type="string">
            <text:p>Quinte du Mans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>dans la Quinte du Mans, 837 </text:p>
            <text:p>         (Gesta, pp. 17 et 80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2-47856</text:p>
          </table:table-cell>
          <table:table-cell office:value-type="string" calcext:value-type="string">
            <text:p>Verdun (Ruisseau de),</text:p>
          </table:table-cell>
          <table:table-cell/>
          <table:table-cell office:value-type="string" calcext:value-type="string">
            <text:p>Rairies</text:p>
          </table:table-cell>
          <table:table-cell office:value-type="float" office:value="49257" calcext:value-type="float">
            <text:p>49257</text:p>
          </table:table-cell>
          <table:table-cell office:value-type="string" calcext:value-type="string">
            <text:p>né à la fontaine de Verdun, commune de Montpollin (Maine-et-Loire) ; arrose Cre-sur-Loir, qu’il sépare de Fougeré (Maine-et-Loire), et se jette dans le Loir en limitant Bazouges et les Rairies (Maine-et-Loire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0206</text:p>
          </table:table-cell>
          <table:table-cell office:value-type="string" calcext:value-type="string">
            <text:p>Ravine (Ruisseau de la),</text:p>
          </table:table-cell>
          <table:table-cell/>
          <table:table-cell office:value-type="string" calcext:value-type="string">
            <text:p>Rav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ffluent de l’Huisne, né à l’</text:p>
            <text:p>            Hermitière</text:p>
            <text:p>          (Orne) ; tire son nom du lieu de la Ravine, situé au-dessous de ce bourg, sépare le Theil (Orne) d’Aveze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31931</text:p>
          </table:table-cell>
          <table:table-cell office:value-type="string" calcext:value-type="string">
            <text:p>Montauban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région de Cormes</text:p>
            <text:p>         </text:p>
          </table:table-cell>
          <table:table-cell office:value-type="float" office:value="72093" calcext:value-type="float">
            <text:p>72093</text:p>
          </table:table-cell>
          <table:table-cell office:value-type="string" calcext:value-type="string">
            <text:p/>
            <text:p>         lieu, dans la région de Cormes</text:p>
            <text:p>         , </text:p>
            <text:p>            x</text:p>
            <text:p>            e siècle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31958</text:p>
          </table:table-cell>
          <table:table-cell office:value-type="string" calcext:value-type="string">
            <text:p>Montbertin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région de Cormes</text:p>
            <text:p>         </text:p>
          </table:table-cell>
          <table:table-cell office:value-type="float" office:value="72093" calcext:value-type="float">
            <text:p>72093</text:p>
          </table:table-cell>
          <table:table-cell office:value-type="string" calcext:value-type="string">
            <text:p/>
            <text:p>         lieu, dans la région de Cormes</text:p>
            <text:p>         , </text:p>
            <text:p>            x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7640</text:p>
          </table:table-cell>
          <table:table-cell office:value-type="string" calcext:value-type="string">
            <text:p>Bretonnière (Rue),</text:p>
          </table:table-cell>
          <table:table-cell office:value-type="string" calcext:value-type="string">
            <text:p>partie de l’avenue</text:p>
          </table:table-cell>
          <table:table-cell office:value-type="string" calcext:value-type="string">
            <text:p>Républ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 </text:p>
            <text:p>            Mans</text:p>
            <text:p>         , aujourd’hui partie de l’avenue de la</text:p>
            <text:p>            Républiqu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1696</text:p>
          </table:table-cell>
          <table:table-cell office:value-type="string" calcext:value-type="string">
            <text:p>rivière de Moire,</text:p>
          </table:table-cell>
          <table:table-cell/>
          <table:table-cell office:value-type="string" calcext:value-type="string">
            <text:p>Rouessé-Fontaine</text:p>
          </table:table-cell>
          <table:table-cell office:value-type="float" office:value="72308" calcext:value-type="float">
            <text:p>72308</text:p>
          </table:table-cell>
          <table:table-cell office:value-type="string" calcext:value-type="string">
            <text:p>affluent de la Sarthe ; arrose ou limite </text:p>
            <text:p>            Saint-Rigomer</text:p>
            <text:p>         , Ancinnes, Bourg-le-Roi, Cherisay, Rouessé-Fontaine, Fye, Coulombiers, Saint-Germain-de-la-Coudre et Piace ; son confluent est formé de deux bras, dont le plus court se nomme la Planche-d’Évr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4377</text:p>
          </table:table-cell>
          <table:table-cell office:value-type="string" calcext:value-type="string">
            <text:p>Cormier (Le),</text:p>
          </table:table-cell>
          <table:table-cell office:value-type="string" calcext:value-type="string">
            <text:p>bordage et maison</text:p>
          </table:table-cell>
          <table:table-cell office:value-type="string" calcext:value-type="string">
            <text:p>route d’Alenç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 et maison, commune du Mans (route d’Alençon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8487</text:p>
          </table:table-cell>
          <table:table-cell office:value-type="string" calcext:value-type="string">
            <text:p>Madeleine (La),</text:p>
          </table:table-cell>
          <table:table-cell office:value-type="string" calcext:value-type="string">
            <text:p>bordages</text:p>
          </table:table-cell>
          <table:table-cell office:value-type="string" calcext:value-type="string">
            <text:p>route d’Alenç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s, commune du Mans (route d’Alençon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1328</text:p>
          </table:table-cell>
          <table:table-cell office:value-type="string" calcext:value-type="string">
            <text:p>Chasse-Royale (Carrefour de la),</text:p>
          </table:table-cell>
          <table:table-cell/>
          <table:table-cell office:value-type="string" calcext:value-type="string">
            <text:p>route d’Alenç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u Mans, route d’Alençon, à l’entrée du</text:p>
            <text:p>            chemin de Saint-Aubi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409</text:p>
          </table:table-cell>
          <table:table-cell office:value-type="string" calcext:value-type="string">
            <text:p>Saint-Liboire,</text:p>
          </table:table-cell>
          <table:table-cell office:value-type="string" calcext:value-type="string">
            <text:p>église récente</text:p>
          </table:table-cell>
          <table:table-cell office:value-type="string" calcext:value-type="string">
            <text:p>route d’Alenç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église récente, au </text:p>
            <text:p>            Mans</text:p>
            <text:p>         , route d’Alenço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02521</text:p>
          </table:table-cell>
          <table:table-cell office:value-type="string" calcext:value-type="string">
            <text:p>Beauregard,</text:p>
          </table:table-cell>
          <table:table-cell office:value-type="string" calcext:value-type="string">
            <text:p>ferme et bordage</text:p>
          </table:table-cell>
          <table:table-cell office:value-type="string" calcext:value-type="string">
            <text:p>route d’Alenç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 et bordage, commune du Mans (route d’Alençon) ; autrefois de la</text:p>
            <text:p>            paroisse Saint-Hilaire du Mans</text:p>
            <text:p>         (arch. dép., G 40 ; Cogner, E 814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1338</text:p>
          </table:table-cell>
          <table:table-cell office:value-type="string" calcext:value-type="string">
            <text:p>la Petite-Gallière,</text:p>
          </table:table-cell>
          <table:table-cell office:value-type="string" calcext:value-type="string">
            <text:p>ferme et hameaux</text:p>
          </table:table-cell>
          <table:table-cell office:value-type="string" calcext:value-type="string">
            <text:p>route d’Alenç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 et hameaux, commune du Mans (route d’Alençon) ; ruisseau affluent de la Sarth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1505</text:p>
          </table:table-cell>
          <table:table-cell office:value-type="string" calcext:value-type="string">
            <text:p>la Petite-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route d’Alenç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u Mans (route d’Alençon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8629</text:p>
          </table:table-cell>
          <table:table-cell office:value-type="string" calcext:value-type="string">
            <text:p>Maillocheries (Les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route d’Alenç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commune du Mans (route d’Alençon), 1877 </text:p>
            <text:p>         (Ét.-m. au 20.000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1212</text:p>
          </table:table-cell>
          <table:table-cell office:value-type="string" calcext:value-type="string">
            <text:p>Charmes (Les),</text:p>
          </table:table-cell>
          <table:table-cell office:value-type="string" calcext:value-type="string">
            <text:p>maison bourgeoise</text:p>
          </table:table-cell>
          <table:table-cell office:value-type="string" calcext:value-type="string">
            <text:p>route d’Alenç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 bourgeoise, commune du Mans (route d’Alençon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09980</text:p>
          </table:table-cell>
          <table:table-cell office:value-type="string" calcext:value-type="string">
            <text:p>Chalet (Le Petit-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route d’Alenç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u Mans (route d’Alençon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2783</text:p>
          </table:table-cell>
          <table:table-cell office:value-type="string" calcext:value-type="string">
            <text:p>les Petits-Sablons,</text:p>
          </table:table-cell>
          <table:table-cell office:value-type="string" calcext:value-type="string">
            <text:p>hameaux</text:p>
          </table:table-cell>
          <table:table-cell office:value-type="string" calcext:value-type="string">
            <text:p>route d’Anger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x, commune du Mans (Pontlieue, route d’Anger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8923</text:p>
          </table:table-cell>
          <table:table-cell office:value-type="string" calcext:value-type="string">
            <text:p>Prébend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route de Ball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u Mans (route de Ballon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02522</text:p>
          </table:table-cell>
          <table:table-cell office:value-type="string" calcext:value-type="string">
            <text:p>le Petit-Beauregard,</text:p>
          </table:table-cell>
          <table:table-cell office:value-type="string" calcext:value-type="string">
            <text:p>bordage et maisons</text:p>
          </table:table-cell>
          <table:table-cell office:value-type="string" calcext:value-type="string">
            <text:p>route de Bonnétab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 et maisons, commune du Mans (route de Bonnétabl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8924</text:p>
          </table:table-cell>
          <table:table-cell office:value-type="string" calcext:value-type="string">
            <text:p>Prébende (La),</text:p>
          </table:table-cell>
          <table:table-cell office:value-type="string" calcext:value-type="string">
            <text:p>bordage et maisons</text:p>
          </table:table-cell>
          <table:table-cell office:value-type="string" calcext:value-type="string">
            <text:p>route de Bonnétab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 et maisons, commune du Mans (route de Bonnétabl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07576</text:p>
          </table:table-cell>
          <table:table-cell office:value-type="string" calcext:value-type="string">
            <text:p>Bretèche (La Petite-),</text:p>
          </table:table-cell>
          <table:table-cell office:value-type="string" calcext:value-type="string">
            <text:p>bordages</text:p>
          </table:table-cell>
          <table:table-cell office:value-type="string" calcext:value-type="string">
            <text:p>route de Bonnétab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s, commune du Mans (route de Bonnétabl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8736</text:p>
          </table:table-cell>
          <table:table-cell office:value-type="string" calcext:value-type="string">
            <text:p>Villeneuve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route de Bonnétab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u Mans (route de Bonnétabl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4378</text:p>
          </table:table-cell>
          <table:table-cell office:value-type="string" calcext:value-type="string">
            <text:p>Cormier (Le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route de Bonnétab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u Mans (route de Bonnétabl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2340</text:p>
          </table:table-cell>
          <table:table-cell office:value-type="string" calcext:value-type="string">
            <text:p>Morier (Le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route de Bonnétab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u Mans (route de Bonnétabl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09839</text:p>
          </table:table-cell>
          <table:table-cell office:value-type="string" calcext:value-type="string">
            <text:p>les Petits-Cerisiers,</text:p>
          </table:table-cell>
          <table:table-cell office:value-type="string" calcext:value-type="string">
            <text:p>maison bourgeoise, ferme et hameau</text:p>
          </table:table-cell>
          <table:table-cell office:value-type="string" calcext:value-type="string">
            <text:p>route de Bonnétab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 bourgeoise, ferme et hameau, commune du Mans (route de Bonnétabl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4490</text:p>
          </table:table-cell>
          <table:table-cell office:value-type="string" calcext:value-type="string">
            <text:p>la Petite-Corne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route de Bonnétab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s, commune du Mans, route de Bonnétable (paroisse de Saint-Vincent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3269</text:p>
          </table:table-cell>
          <table:table-cell office:value-type="string" calcext:value-type="string">
            <text:p>Mur (Le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route de Degr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au </text:p>
            <text:p>            Mans</text:p>
            <text:p>         , à l’angle de la route de Degré, 1820 (plan du Man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2069</text:p>
          </table:table-cell>
          <table:table-cell office:value-type="string" calcext:value-type="string">
            <text:p>Monthéard,</text:p>
          </table:table-cell>
          <table:table-cell office:value-type="string" calcext:value-type="string">
            <text:p>château et ferme</text:p>
          </table:table-cell>
          <table:table-cell office:value-type="string" calcext:value-type="string">
            <text:p>route de Laval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âteau et ferme, commune du Mans (route de Laval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0526</text:p>
          </table:table-cell>
          <table:table-cell office:value-type="string" calcext:value-type="string">
            <text:p>Fourneau (Le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route de Laval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u Mans (route de Laval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0584</text:p>
          </table:table-cell>
          <table:table-cell office:value-type="string" calcext:value-type="string">
            <text:p>Fourneaux (Les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route de Laval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u Mans (route de Laval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0322</text:p>
          </table:table-cell>
          <table:table-cell office:value-type="string" calcext:value-type="string">
            <text:p>Champ-des-Guimiers (Le)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route de Laval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commune du Mans (route de Laval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0446</text:p>
          </table:table-cell>
          <table:table-cell office:value-type="string" calcext:value-type="string">
            <text:p>Champ-Fontaine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route de Laval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u Mans (route de Laval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6604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route de Laval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u Mans (route de Laval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2786</text:p>
          </table:table-cell>
          <table:table-cell office:value-type="string" calcext:value-type="string">
            <text:p>Sablons (Les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route de Pari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u Mans (Sainte-Croix, route de Pari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9101</text:p>
          </table:table-cell>
          <table:table-cell office:value-type="string" calcext:value-type="string">
            <text:p>Maison-Neuve (La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route de Rouill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u Mans (route de Rouillon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8976</text:p>
          </table:table-cell>
          <table:table-cell office:value-type="string" calcext:value-type="string">
            <text:p>le Petit-),</text:p>
          </table:table-cell>
          <table:table-cell office:value-type="string" calcext:value-type="string">
            <text:p>bordages et hameau</text:p>
          </table:table-cell>
          <table:table-cell office:value-type="string" calcext:value-type="string">
            <text:p>route de Rouill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s et hameau, commune du Mans (route de Rouillon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1538</text:p>
          </table:table-cell>
          <table:table-cell office:value-type="string" calcext:value-type="string">
            <text:p>Château-Gaillard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route de Rouill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u Mans (route de Rouillon, ancienne</text:p>
            <text:p>            paroisse de Saint-Jean-de-la-Chevri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08540</text:p>
          </table:table-cell>
          <table:table-cell office:value-type="string" calcext:value-type="string">
            <text:p>Buisson (Le),</text:p>
          </table:table-cell>
          <table:table-cell office:value-type="string" calcext:value-type="string">
            <text:p>hameau et maison bourgeoise</text:p>
          </table:table-cell>
          <table:table-cell office:value-type="string" calcext:value-type="string">
            <text:p>route de Rouill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 et maison bourgeoise, commune du Mans (route de Rouillon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9715</text:p>
          </table:table-cell>
          <table:table-cell office:value-type="string" calcext:value-type="string">
            <text:p>Quatre-Vents (Les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route de Rouill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au </text:p>
            <text:p>            Mans</text:p>
            <text:p>         , route de Rouillon </text:p>
            <text:p>         (Pesche, III, 263 ; V, 518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6572</text:p>
          </table:table-cell>
          <table:table-cell office:value-type="string" calcext:value-type="string">
            <text:p>Pierr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route de Rouill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u Mans (route de Rouillon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4532</text:p>
          </table:table-cell>
          <table:table-cell office:value-type="string" calcext:value-type="string">
            <text:p>Sources (Les),</text:p>
          </table:table-cell>
          <table:table-cell office:value-type="string" calcext:value-type="string">
            <text:p>bordages</text:p>
          </table:table-cell>
          <table:table-cell office:value-type="string" calcext:value-type="string">
            <text:p>route de Ruaudi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s, commune du Mans (Pontlieue, route de Ruaudin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7550</text:p>
          </table:table-cell>
          <table:table-cell office:value-type="string" calcext:value-type="string">
            <text:p>Lauriers (Les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route de Ruaudi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u Mans (Pontlieue, route de Ruaudin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0490</text:p>
          </table:table-cell>
          <table:table-cell office:value-type="string" calcext:value-type="string">
            <text:p>Reposé (Le Grand-)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route de Sabl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commune du Mans (route de Sablé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9602</text:p>
          </table:table-cell>
          <table:table-cell office:value-type="string" calcext:value-type="string">
            <text:p>Puits-Fondu (Le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route de Saint-Aubi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u Mans (route de Saint-Aubin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5062</text:p>
          </table:table-cell>
          <table:table-cell office:value-type="string" calcext:value-type="string">
            <text:p>Terraies (Les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route de Saint-Aubi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u Mans (route de Saint-Aubin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7792</text:p>
          </table:table-cell>
          <table:table-cell office:value-type="string" calcext:value-type="string">
            <text:p>Pointe (La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route de Tour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u Mans (Pontlieue, route de Tour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4528</text:p>
          </table:table-cell>
          <table:table-cell office:value-type="string" calcext:value-type="string">
            <text:p>la Petite-Source,</text:p>
          </table:table-cell>
          <table:table-cell office:value-type="string" calcext:value-type="string">
            <text:p>hameaux</text:p>
          </table:table-cell>
          <table:table-cell office:value-type="string" calcext:value-type="string">
            <text:p>route de Tour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x, commune du Mans (Pontlieue, route de Tour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0489</text:p>
          </table:table-cell>
          <table:table-cell office:value-type="string" calcext:value-type="string">
            <text:p>Repos-du-Lièvre (Le)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route de Tour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, commune du Mans (route de Tour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9103</text:p>
          </table:table-cell>
          <table:table-cell office:value-type="string" calcext:value-type="string">
            <text:p>Maison-Neuve (La)*,</text:p>
          </table:table-cell>
          <table:table-cell office:value-type="string" calcext:value-type="string">
            <text:p>lieux</text:p>
          </table:table-cell>
          <table:table-cell office:value-type="string" calcext:value-type="string">
            <text:p>routes de Degré et de Laval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lieux, commune du Mans (Saint-Pavin-des-Champs, routes de Degré et de Laval), 1820 (plan du Mans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1021</text:p>
          </table:table-cell>
          <table:table-cell office:value-type="string" calcext:value-type="string">
            <text:p>Roblin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routes de Laval et de Saint-Aubin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lieu, commune du Mans, entre les routes de Laval et de Saint-Aubin </text:p>
            <text:p>         (Cass.).</text:p>
            <text:p>     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7789</text:p>
          </table:table-cell>
          <table:table-cell office:value-type="string" calcext:value-type="string">
            <text:p>Pointe (La),</text:p>
          </table:table-cell>
          <table:table-cell office:value-type="string" calcext:value-type="string">
            <text:p>hameaux</text:p>
          </table:table-cell>
          <table:table-cell office:value-type="string" calcext:value-type="string">
            <text:p>routes de Parigné et de Ruaudin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hameaux, commune du Mans (Pontlieue, routes de Parigné et de Ruaudin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6344</text:p>
          </table:table-cell>
          <table:table-cell office:value-type="string" calcext:value-type="string">
            <text:p>Trois-Maries (Les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rue de l’Abbaye-Saint-Vinc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au </text:p>
            <text:p>            Mans</text:p>
            <text:p>         , rue de l’Abbaye-Saint-Vincent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3055</text:p>
          </table:table-cell>
          <table:table-cell office:value-type="string" calcext:value-type="string">
            <text:p>Cigogne (La)*,</text:p>
          </table:table-cell>
          <table:table-cell office:value-type="string" calcext:value-type="string">
            <text:p>anc. porte et rue</text:p>
          </table:table-cell>
          <table:table-cell office:value-type="string" calcext:value-type="string">
            <text:p>rue de la</text:p>
            <text:p>            Truie-qui-fi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. porte et rue du </text:p>
            <text:p>            Mans</text:p>
            <text:p>         , formant une partie de la rue de la</text:p>
            <text:p>            Truie-qui-fi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6887</text:p>
          </table:table-cell>
          <table:table-cell office:value-type="string" calcext:value-type="string">
            <text:p>Pin (Le Petit-)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rue de la Madele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commune du Mans (rue de la Madelein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9566</text:p>
          </table:table-cell>
          <table:table-cell office:value-type="string" calcext:value-type="string">
            <text:p>Fontaine-Pèlerin (La),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rue de la Tanner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ontaine, rue de la Tannerie, au Mans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8606</text:p>
          </table:table-cell>
          <table:table-cell office:value-type="string" calcext:value-type="string">
            <text:p>Étuves (Les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rue de la Tanner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au </text:p>
            <text:p>            Mans</text:p>
            <text:p>         , rue de la Tannerie, 1455 </text:p>
            <text:p>         (De Lestang, p. 204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1235</text:p>
          </table:table-cell>
          <table:table-cell office:value-type="string" calcext:value-type="string">
            <text:p>Rochell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rue de la Tanner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rue de la Tannerie, paroisse de Gourdaine, au Mans, </text:p>
            <text:p>            xvii</text:p>
            <text:p>            e-xvii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3286</text:p>
          </table:table-cell>
          <table:table-cell office:value-type="string" calcext:value-type="string">
            <text:p>Mûrier (Rue du)*,</text:p>
          </table:table-cell>
          <table:table-cell/>
          <table:table-cell office:value-type="string" calcext:value-type="string">
            <text:p>rue de Pari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 </text:p>
            <text:p>            Mans</text:p>
            <text:p>         , près de l’église de la Couture, englobée dans la rue de Paris à la fin du xix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190</text:p>
          </table:table-cell>
          <table:table-cell office:value-type="string" calcext:value-type="string">
            <text:p>Saint-Gatien*,</text:p>
          </table:table-cell>
          <table:table-cell office:value-type="string" calcext:value-type="string">
            <text:p>maisons canoniales</text:p>
          </table:table-cell>
          <table:table-cell office:value-type="string" calcext:value-type="string">
            <text:p>rue des Chapelain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s canoniales, au </text:p>
            <text:p>            Mans</text:p>
            <text:p>         , rue des Chapelains, paroisse du Crucifi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7724</text:p>
          </table:table-cell>
          <table:table-cell office:value-type="string" calcext:value-type="string">
            <text:p>Point-du-Jour (Le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rue des Maillet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au </text:p>
            <text:p>            Mans</text:p>
            <text:p>          (rue des Maillets), 1820 (plan du Mans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5805</text:p>
          </table:table-cell>
          <table:table-cell office:value-type="string" calcext:value-type="string">
            <text:p>Houetterie (La),</text:p>
          </table:table-cell>
          <table:table-cell office:value-type="string" calcext:value-type="string">
            <text:p>frarâche</text:p>
          </table:table-cell>
          <table:table-cell office:value-type="string" calcext:value-type="string">
            <text:p>rue des Sablon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rarâche, rue des Sablons, au bourg de Semur, 1787 </text:p>
            <text:p>         (Arch. nat., R5 201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517</text:p>
          </table:table-cell>
          <table:table-cell office:value-type="string" calcext:value-type="string">
            <text:p>Saint-Michel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rue Doré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ne chapelle de l’hôtel-Dieu du Mans, et maison, rue Doré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05453</text:p>
          </table:table-cell>
          <table:table-cell office:value-type="string" calcext:value-type="string">
            <text:p>Boisselage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rue du Bourg-d’Angu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 au </text:p>
            <text:p>            Mans</text:p>
            <text:p>         , rue du Bourg-d’Anguy, </text:p>
            <text:p>            xiii</text:p>
            <text:p>            e sièc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7790</text:p>
          </table:table-cell>
          <table:table-cell office:value-type="string" calcext:value-type="string">
            <text:p>Pointe (La)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rue du Champ-de-Mar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s, commune du Mans (Pontlieue, rue du Champ-de-Mars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5993</text:p>
          </table:table-cell>
          <table:table-cell office:value-type="string" calcext:value-type="string">
            <text:p>Tourniquet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rue du Pavill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au bourg de Semur</text:p>
            <text:p>         , « en la rue du Pavillon », 1787 </text:p>
            <text:p>         (Arch. nat., R5 201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0984</text:p>
          </table:table-cell>
          <table:table-cell office:value-type="string" calcext:value-type="string">
            <text:p>Merillerie (La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rue Hau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rue Haute, commune de Semur, 1787 </text:p>
            <text:p>         (Arch. nat., R5 201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7040</text:p>
          </table:table-cell>
          <table:table-cell office:value-type="string" calcext:value-type="string">
            <text:p>Vallée-de-Misère (La)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rue Robert-Garnie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, au </text:p>
            <text:p>            Mans</text:p>
            <text:p>         , aujourd’hui rue Robert-Garnier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9713</text:p>
          </table:table-cell>
          <table:table-cell office:value-type="string" calcext:value-type="string">
            <text:p>Quatre-Vents (Carrefour des)*,</text:p>
          </table:table-cell>
          <table:table-cell/>
          <table:table-cell office:value-type="string" calcext:value-type="string">
            <text:p>rues de la Perle, Saint-Jacques et de Paris</text:p>
          </table:table-cell>
          <table:table-cell office:value-type="string" calcext:value-type="string">
            <text:p>non/non/non</text:p>
          </table:table-cell>
          <table:table-cell office:value-type="string" calcext:value-type="string">
            <text:p>au </text:p>
            <text:p>            Mans</text:p>
            <text:p>         , à l’intersection des rues de la Perle, Saint-Jacques et de Paris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6874</text:p>
          </table:table-cell>
          <table:table-cell office:value-type="string" calcext:value-type="string">
            <text:p>Dauvers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Ruill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x, communes de Ruillé-sur-Loir et de Lhomme, comprenant : Dauvers et le Petit-Dauvers, </text:p>
            <text:p>         hameau, à Ruillé ; le Grand-Dauvers, </text:p>
            <text:p>         ferme, à Ruillé, et Dauvers, </text:p>
            <text:p>         hameau, à Lhomm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6874</text:p>
          </table:table-cell>
          <table:table-cell office:value-type="string" calcext:value-type="string">
            <text:p>Dauvers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Ruill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x, communes de Ruillé-sur-Loir et de Lhomme, comprenant : Dauvers et le Petit-Dauvers, </text:p>
            <text:p>         hameau, à Ruillé ; le Grand-Dauvers, </text:p>
            <text:p>         ferme, à Ruillé, et Dauvers, </text:p>
            <text:p>         hameau, à Lhomme.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DT72-44270</text:p>
          </table:table-cell>
          <table:table-cell office:value-type="string" calcext:value-type="string">
            <text:p>Sèveri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Sablé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/>
            <text:p>         ferme, commune de Sablé ; ruisseau affluent de la Sarthe, séparant Sablé de Pince.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DT72-17007</text:p>
          </table:table-cell>
          <table:table-cell office:value-type="string" calcext:value-type="string">
            <text:p>Denisièr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Sablé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/>
            <text:p>         ferme, commune de Solesmes, et maisonnette, commune de Sablé ; ruisseau affluent de la Sarthe, limitant Sablé et Solesmes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43432</text:p>
          </table:table-cell>
          <table:table-cell office:value-type="string" calcext:value-type="string">
            <text:p>Saint-Malo*,</text:p>
          </table:table-cell>
          <table:table-cell office:value-type="string" calcext:value-type="string">
            <text:p>prieuré</text:p>
          </table:table-cell>
          <table:table-cell office:value-type="string" calcext:value-type="string">
            <text:p>Sablé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/>
            <text:p>         prieuré de </text:p>
            <text:p>            Marmoutier</text:p>
            <text:p>         , à Sablé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46801</text:p>
          </table:table-cell>
          <table:table-cell office:value-type="string" calcext:value-type="string">
            <text:p>Vaig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Sablé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/>
            <text:p>         rivière, née à </text:p>
            <text:p>            Saint-Léger</text:p>
            <text:p>          (Mayenne), au nord de Vaiges, touche le département de la Sarthe en limitant Beaumont-Pied-de-Boeuf (Mayenne) et Auvers-le-Hamon ; rentre dans le département de la Mayenne sur Bouessay, borne Bouessay (Mayenne) et Gastines, puis Gastines et Sablé, où elle se jette dans la Sarthe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00500</text:p>
          </table:table-cell>
          <table:table-cell office:value-type="string" calcext:value-type="string">
            <text:p>Ancien-Étang-de-Bois-Bureau (Ruisseau de l’),</text:p>
          </table:table-cell>
          <table:table-cell/>
          <table:table-cell office:value-type="string" calcext:value-type="string">
            <text:p>Sablé</text:p>
          </table:table-cell>
          <table:table-cell office:value-type="float" office:value="72264" calcext:value-type="float">
            <text:p>72264</text:p>
          </table:table-cell>
          <table:table-cell office:value-type="string" calcext:value-type="string">
            <text:p>affluent de la Vaige, limite </text:p>
            <text:p>            Bouessay</text:p>
            <text:p>          (Mayenne) et Sablé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0376</text:p>
          </table:table-cell>
          <table:table-cell office:value-type="string" calcext:value-type="string">
            <text:p>Martinière (La),</text:p>
          </table:table-cell>
          <table:table-cell office:value-type="string" calcext:value-type="string">
            <text:p>bordages</text:p>
          </table:table-cell>
          <table:table-cell office:value-type="string" calcext:value-type="string">
            <text:p>Saint-Antoine-de-Rochefor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s, commune de la Ferté-Bernard (Saint-Antoine-de-Rochefort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3031</text:p>
          </table:table-cell>
          <table:table-cell office:value-type="string" calcext:value-type="string">
            <text:p>Grandière (La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Saint-Antoine-de-Rochefort</text:p>
          </table:table-cell>
          <table:table-cell office:value-type="float" office:value="72132" calcext:value-type="float">
            <text:p>72132</text:p>
          </table:table-cell>
          <table:table-cell office:value-type="string" calcext:value-type="string">
            <text:p/>
            <text:p>         fief, à Saint-Aubin-des-Coudrais ou Saint-Antoine-de-Rochefort, 1675 </text:p>
            <text:p>         (Pesche, V, 418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404</text:p>
          </table:table-cell>
          <table:table-cell office:value-type="string" calcext:value-type="string">
            <text:p>Saint-Léonard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>Saint-Aubi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 désaffectée, commune de Fresnay ; ancien prieuré de Saint-Aubi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7267</text:p>
          </table:table-cell>
          <table:table-cell office:value-type="string" calcext:value-type="string">
            <text:p>Land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Saint-Bomer</text:p>
          </table:table-cell>
          <table:table-cell office:value-type="float" office:value="28327" calcext:value-type="float">
            <text:p>28327</text:p>
          </table:table-cell>
          <table:table-cell office:value-type="string" calcext:value-type="string">
            <text:p/>
            <text:p>         ferme, commune de Saint-Ulphace ; ruisseau affluent de celui de la Souette ; sépare Saint-Bomer (Eure-et-Loir) de Theligny, finit sur Saint-Ulphace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07025</text:p>
          </table:table-cell>
          <table:table-cell office:value-type="string" calcext:value-type="string">
            <text:p>Bourrichotièr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Saint-Christophe</text:p>
          </table:table-cell>
          <table:table-cell office:value-type="float" office:value="72273" calcext:value-type="float">
            <text:p>72273</text:p>
          </table:table-cell>
          <table:table-cell office:value-type="string" calcext:value-type="string">
            <text:p/>
            <text:p>         ferme, commune de Saint-Christophe-du-Jambet ; ruisseau affluent de la Sarthe ; arrose ou limite</text:p>
            <text:p>            Moitron, Saint-Christophe et</text:p>
            <text:p>            Juil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3255</text:p>
          </table:table-cell>
          <table:table-cell office:value-type="string" calcext:value-type="string">
            <text:p>l’Écotay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Saint-Christophe</text:p>
          </table:table-cell>
          <table:table-cell office:value-type="float" office:value="37213" calcext:value-type="float">
            <text:p>37213</text:p>
          </table:table-cell>
          <table:table-cell office:value-type="string" calcext:value-type="string">
            <text:p/>
            <text:p>         ruisseau, affluent du Long, né commune de Neuillé-Pont-Pierre (Indre-et-Loire) ; sépare Saint-Christophe (Indre-et-Loire) de Dissay-sous-Courcillon et finit à Dissay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26481</text:p>
          </table:table-cell>
          <table:table-cell office:value-type="string" calcext:value-type="string">
            <text:p>Jambron (Ruisseau de),</text:p>
          </table:table-cell>
          <table:table-cell/>
          <table:table-cell office:value-type="string" calcext:value-type="string">
            <text:p>Saint-Christophe</text:p>
          </table:table-cell>
          <table:table-cell office:value-type="float" office:value="37213" calcext:value-type="float">
            <text:p>37213</text:p>
          </table:table-cell>
          <table:table-cell office:value-type="string" calcext:value-type="string">
            <text:p>affluent de la rivière de Lombron ; naît au lieu-dit la </text:p>
            <text:p>            Fontaine-Saint-Père</text:p>
            <text:p>         , commune de Saint-Christophe-du-Jambet, et borne Saint-Christophe et Segrie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32465</text:p>
          </table:table-cell>
          <table:table-cell office:value-type="string" calcext:value-type="string">
            <text:p>de Contres,</text:p>
          </table:table-cell>
          <table:table-cell/>
          <table:table-cell office:value-type="string" calcext:value-type="string">
            <text:p>Saint-Cosme</text:p>
          </table:table-cell>
          <table:table-cell office:value-type="float" office:value="72276" calcext:value-type="float">
            <text:p>72276</text:p>
          </table:table-cell>
          <table:table-cell office:value-type="string" calcext:value-type="string">
            <text:p>affluent de celui de Guémansais, né à </text:p>
            <text:p>            Pouvrai</text:p>
            <text:p>          (Orne), arrose ou limite Contres, Saint-Cosme et Champaissant, puis se divise en deux bras : celui de gauche, le plus court, garde le nom de Mortève, coule sur Saint-Cosme et conflue près de l’ancien prieuré de Guémansais ; celui de droite, appelé de Forbonnais, passe près du château de ce nom et s’unit au Guémansais non loin de son embouchure dans l’Orne en limitant Saint-Cosme et Champaissant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32465</text:p>
          </table:table-cell>
          <table:table-cell office:value-type="string" calcext:value-type="string">
            <text:p>de Contres,</text:p>
          </table:table-cell>
          <table:table-cell/>
          <table:table-cell office:value-type="string" calcext:value-type="string">
            <text:p>Saint-Cosme</text:p>
          </table:table-cell>
          <table:table-cell office:value-type="float" office:value="72276" calcext:value-type="float">
            <text:p>72276</text:p>
          </table:table-cell>
          <table:table-cell office:value-type="string" calcext:value-type="string">
            <text:p>affluent de celui de Guémansais, né à </text:p>
            <text:p>            Pouvrai</text:p>
            <text:p>          (Orne), arrose ou limite Contres, Saint-Cosme et Champaissant, puis se divise en deux bras : celui de gauche, le plus court, garde le nom de Mortève, coule sur Saint-Cosme et conflue près de l’ancien prieuré de Guémansais ; celui de droite, appelé de Forbonnais, passe près du château de ce nom et s’unit au Guémansais non loin de son embouchure dans l’Orne en limitant Saint-Cosme et Champaissant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32465</text:p>
          </table:table-cell>
          <table:table-cell office:value-type="string" calcext:value-type="string">
            <text:p>de Contres,</text:p>
          </table:table-cell>
          <table:table-cell/>
          <table:table-cell office:value-type="string" calcext:value-type="string">
            <text:p>Saint-Cosme</text:p>
          </table:table-cell>
          <table:table-cell office:value-type="float" office:value="72276" calcext:value-type="float">
            <text:p>72276</text:p>
          </table:table-cell>
          <table:table-cell office:value-type="string" calcext:value-type="string">
            <text:p>affluent de celui de Guémansais, né à </text:p>
            <text:p>            Pouvrai</text:p>
            <text:p>          (Orne), arrose ou limite Contres, Saint-Cosme et Champaissant, puis se divise en deux bras : celui de gauche, le plus court, garde le nom de Mortève, coule sur Saint-Cosme et conflue près de l’ancien prieuré de Guémansais ; celui de droite, appelé de Forbonnais, passe près du château de ce nom et s’unit au Guémansais non loin de son embouchure dans l’Orne en limitant Saint-Cosme et Champaissant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46211</text:p>
          </table:table-cell>
          <table:table-cell office:value-type="string" calcext:value-type="string">
            <text:p>Treulon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Saint-Denis</text:p>
          </table:table-cell>
          <table:table-cell office:value-type="float" office:value="72278" calcext:value-type="float">
            <text:p>72278</text:p>
          </table:table-cell>
          <table:table-cell office:value-type="string" calcext:value-type="string">
            <text:p/>
            <text:p>         rivière ; vient de </text:p>
            <text:p>            Viviers</text:p>
            <text:p>          (Mayenne), borne Blandouet (Mayenne) et Saint-Denis-d'Orques, arrose ou limite Saint-Denis, Viré, sépare Viré de Thorigné-en-Charnie (Mayenne) et de Cossé-en-Champagne (Mayenne), arrose dans la Mayenne </text:p>
            <text:p>         Cossé et Épineu-le-Séguin, puis limite Épineu et Auvers-le-Hamon, où elle se jette dans l’Erv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4032</text:p>
          </table:table-cell>
          <table:table-cell office:value-type="string" calcext:value-type="string">
            <text:p>Oliviers (Les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Saint-Denis-du-Tert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commune de Saint-Mars-la-Brière (Saint-Denis-du-Tertre) (Tr.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9892</text:p>
          </table:table-cell>
          <table:table-cell office:value-type="string" calcext:value-type="string">
            <text:p>Racinett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Saint-Jean-sur-Erve</text:p>
          </table:table-cell>
          <table:table-cell office:value-type="float" office:value="53228" calcext:value-type="float">
            <text:p>53228</text:p>
          </table:table-cell>
          <table:table-cell office:value-type="string" calcext:value-type="string">
            <text:p/>
            <text:p>         bordages, commune de Saint-Denis-d’Orques ; ruisseau affluent du Treulon, appelé aussi ruisseau des Mancelières et, à tort, de la Croyère ; il naît à Saint-Jean-sur-Erve (Mayenne), près du hameau des Mancelière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408</text:p>
          </table:table-cell>
          <table:table-cell office:value-type="string" calcext:value-type="string">
            <text:p>Saint-Lézin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>Saint-Julien de Tour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Marçon ; ancien prieuré de Saint-Julien de Tour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564</text:p>
          </table:table-cell>
          <table:table-cell office:value-type="string" calcext:value-type="string">
            <text:p>Le Petit-)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>Saint-Julien de Tour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x, commune de la Milesse ; ancien prieuré de Saint-Julien de Tours, sous le vocable de Saint-Ouen et Saint-Barthélemy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9546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>ancienne chapelle</text:p>
          </table:table-cell>
          <table:table-cell office:value-type="string" calcext:value-type="string">
            <text:p>Saint-Laza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’Oizé ; ancienne chapelle de Saint-Lazare.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DT72-38662</text:p>
          </table:table-cell>
          <table:table-cell office:value-type="string" calcext:value-type="string">
            <text:p>Potinièr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Saint-Léonard</text:p>
          </table:table-cell>
          <table:table-cell office:value-type="float" office:value="72294" calcext:value-type="float">
            <text:p>72294</text:p>
          </table:table-cell>
          <table:table-cell office:value-type="string" calcext:value-type="string">
            <text:p/>
            <text:p>         hameau, commune de Saint-Léonard-des-Bois ; ruisseau affluent de l’Ornette, limite Gesvres (Mayenne) et Saint-Léonar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2434</text:p>
          </table:table-cell>
          <table:table-cell office:value-type="string" calcext:value-type="string">
            <text:p>Giraudière (La),</text:p>
          </table:table-cell>
          <table:table-cell office:value-type="string" calcext:value-type="string">
            <text:p>ancienne chapelle</text:p>
          </table:table-cell>
          <table:table-cell office:value-type="string" calcext:value-type="string">
            <text:p>Saint-Louis de la Giraudière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ferme, commune de la Chapelle-aux-Choux ; ancienne chapelle de Saint-Louis de la Giraudièr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7404</text:p>
          </table:table-cell>
          <table:table-cell office:value-type="string" calcext:value-type="string">
            <text:p>Vaudell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Saint-Mars-du-Désert</text:p>
          </table:table-cell>
          <table:table-cell office:value-type="float" office:value="53236" calcext:value-type="float">
            <text:p>53236</text:p>
          </table:table-cell>
          <table:table-cell office:value-type="string" calcext:value-type="string">
            <text:p/>
            <text:p>         rivière, née en </text:p>
            <text:p>            Bais</text:p>
            <text:p>          et Izé, sépare Saint-Mars-du-Désert (Mayenne) de Saint-Georges-le-Gaultier, où elle se jette dans la Sarth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1647</text:p>
          </table:table-cell>
          <table:table-cell office:value-type="string" calcext:value-type="string">
            <text:p>Moland (Ruisseau du),</text:p>
          </table:table-cell>
          <table:table-cell/>
          <table:table-cell office:value-type="string" calcext:value-type="string">
            <text:p>Saint-Mars-du-Désert</text:p>
          </table:table-cell>
          <table:table-cell office:value-type="float" office:value="53236" calcext:value-type="float">
            <text:p>53236</text:p>
          </table:table-cell>
          <table:table-cell office:value-type="string" calcext:value-type="string">
            <text:p>affluent de la Vaudelle, né à </text:p>
            <text:p>            Saint-Germain-de-Coulamer</text:p>
            <text:p>          (Mayenne), limite Saint-Mars-du-Désert (Mayenne) et Saint-Georges-le-Gaultier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6474</text:p>
          </table:table-cell>
          <table:table-cell office:value-type="string" calcext:value-type="string">
            <text:p>Jambelle (Ruisseau de la),</text:p>
          </table:table-cell>
          <table:table-cell/>
          <table:table-cell office:value-type="string" calcext:value-type="string">
            <text:p>Saint-Mars-du-Désert</text:p>
          </table:table-cell>
          <table:table-cell office:value-type="float" office:value="53236" calcext:value-type="float">
            <text:p>53236</text:p>
          </table:table-cell>
          <table:table-cell office:value-type="string" calcext:value-type="string">
            <text:p>affluent du Merdereau ; vient de </text:p>
            <text:p>            Saint-Aubin-du-Désert</text:p>
            <text:p>          (Mayenne), sépare Saint-Mars-du-Désert (Mayenne) de Saint-Paul-le-Gaultier, puis Saint-Paul de Saint-Georges-le-Gaultier, et finit sur Saint-Pau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506</text:p>
          </table:table-cell>
          <table:table-cell office:value-type="string" calcext:value-type="string">
            <text:p>Saint-Maurice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Saint-Maurice du Fretay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hameau, commune de Parigné-l’Évêque ; chapelle de Saint-Maurice du Fretay.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DT72-19449</text:p>
          </table:table-cell>
          <table:table-cell office:value-type="string" calcext:value-type="string">
            <text:p>Fontain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Saint-Michel</text:p>
          </table:table-cell>
          <table:table-cell office:value-type="float" office:value="72303" calcext:value-type="float">
            <text:p>72303</text:p>
          </table:table-cell>
          <table:table-cell office:value-type="string" calcext:value-type="string">
            <text:p/>
            <text:p>         bordage, commune de Saint-Michel-de-Chavaignes ; ruisseau affluent de celui des Loges, limite Coudrecieux, Bouloire et Saint-Michel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6764</text:p>
          </table:table-cell>
          <table:table-cell office:value-type="string" calcext:value-type="string">
            <text:p>Ursulines (Les),</text:p>
          </table:table-cell>
          <table:table-cell office:value-type="string" calcext:value-type="string">
            <text:p>ancienne chapelle</text:p>
          </table:table-cell>
          <table:table-cell office:value-type="string" calcext:value-type="string">
            <text:p>Saint-Michel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au bourg de Conlie</text:p>
            <text:p>          ; ancienne chapelle de Saint-Michel, présentée par les Ursulines du Ma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2986</text:p>
          </table:table-cell>
          <table:table-cell office:value-type="string" calcext:value-type="string">
            <text:p>Saint-Denis de Chérisay*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>Saint-Nicolas d’Angers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ancien prieuré de Saint-Nicolas d’Angers.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DT72-43534</text:p>
          </table:table-cell>
          <table:table-cell office:value-type="string" calcext:value-type="string">
            <text:p>Saint-Nicolas,</text:p>
          </table:table-cell>
          <table:table-cell office:value-type="string" calcext:value-type="string">
            <text:p>ancien prieuré ou chapelle</text:p>
          </table:table-cell>
          <table:table-cell office:value-type="string" calcext:value-type="string">
            <text:p>Saint-Nicolas d’Angers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hameau, commune d’Assé-le-Riboul ; ancien prieuré ou chapelle de Saint-Nicolas d’Anger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7205</text:p>
          </table:table-cell>
          <table:table-cell office:value-type="string" calcext:value-type="string">
            <text:p>Vannevelles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aint-Ouen du Mans</text:p>
          </table:table-cell>
          <table:table-cell office:value-type="string" calcext:value-type="string">
            <text:p>Non/72181</text:p>
          </table:table-cell>
          <table:table-cell office:value-type="string" calcext:value-type="string">
            <text:p/>
            <text:p>         bordage, en Saint-Ouen du Mans, près le lieu de Seurs, 1599 (cabinet de Mgr Dubois)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26474</text:p>
          </table:table-cell>
          <table:table-cell office:value-type="string" calcext:value-type="string">
            <text:p>Jambelle (Ruisseau de la),</text:p>
          </table:table-cell>
          <table:table-cell/>
          <table:table-cell office:value-type="string" calcext:value-type="string">
            <text:p>Saint-Paul</text:p>
          </table:table-cell>
          <table:table-cell office:value-type="float" office:value="72309" calcext:value-type="float">
            <text:p>72309</text:p>
          </table:table-cell>
          <table:table-cell office:value-type="string" calcext:value-type="string">
            <text:p>affluent du Merdereau ; vient de </text:p>
            <text:p>            Saint-Aubin-du-Désert</text:p>
            <text:p>          (Mayenne), sépare Saint-Mars-du-Désert (Mayenne) de Saint-Paul-le-Gaultier, puis Saint-Paul de Saint-Georges-le-Gaultier, et finit sur Saint-Paul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26474</text:p>
          </table:table-cell>
          <table:table-cell office:value-type="string" calcext:value-type="string">
            <text:p>Jambelle (Ruisseau de la),</text:p>
          </table:table-cell>
          <table:table-cell/>
          <table:table-cell office:value-type="string" calcext:value-type="string">
            <text:p>Saint-Paul</text:p>
          </table:table-cell>
          <table:table-cell office:value-type="float" office:value="72309" calcext:value-type="float">
            <text:p>72309</text:p>
          </table:table-cell>
          <table:table-cell office:value-type="string" calcext:value-type="string">
            <text:p>affluent du Merdereau ; vient de </text:p>
            <text:p>            Saint-Aubin-du-Désert</text:p>
            <text:p>          (Mayenne), sépare Saint-Mars-du-Désert (Mayenne) de Saint-Paul-le-Gaultier, puis Saint-Paul de Saint-Georges-le-Gaultier, et finit sur Saint-Paul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44398</text:p>
          </table:table-cell>
          <table:table-cell office:value-type="string" calcext:value-type="string">
            <text:p>Sore (Ruisseau de),</text:p>
          </table:table-cell>
          <table:table-cell/>
          <table:table-cell office:value-type="string" calcext:value-type="string">
            <text:p>Saint-Rigomer</text:p>
          </table:table-cell>
          <table:table-cell office:value-type="float" office:value="72318" calcext:value-type="float">
            <text:p>72318</text:p>
          </table:table-cell>
          <table:table-cell office:value-type="string" calcext:value-type="string">
            <text:p>affluent de la Sarthe, né au </text:p>
            <text:p>            Bouillon</text:p>
            <text:p>         , commune de Saint-Rigomer-des-Bois ; arrose ou limite Saint-Rigomer, le Chevain, Saint-Paterne et Alençon (Orn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5780</text:p>
          </table:table-cell>
          <table:table-cell office:value-type="string" calcext:value-type="string">
            <text:p>Creux (Le)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>Saint-Serge-d’Anger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loserie, commune de Bazouges ; ancien prieuré de Saint-Serge-d’Anger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118</text:p>
          </table:table-cell>
          <table:table-cell office:value-type="string" calcext:value-type="string">
            <text:p>Saint-Éloi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>Saint-Vinc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 et chapelle, commune de Vernie ; ancien prieuré de Saint-Vincen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3401</text:p>
          </table:table-cell>
          <table:table-cell office:value-type="string" calcext:value-type="string">
            <text:p>Saint-Léger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>Saint-Vinc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e Piacé ; ancien prieuré de Saint-Vincen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6744</text:p>
          </table:table-cell>
          <table:table-cell office:value-type="string" calcext:value-type="string">
            <text:p>Cul-du-Four (Le)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Saint-Vincent du Mans</text:p>
          </table:table-cell>
          <table:table-cell office:value-type="string" calcext:value-type="string">
            <text:p>Non/72181</text:p>
          </table:table-cell>
          <table:table-cell office:value-type="string" calcext:value-type="string">
            <text:p/>
            <text:p>         maison, dehors Saint-Vincent du Mans, an viii</text:p>
            <text:p>          </text:p>
            <text:p>         (notaires, IV, 174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9561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>ancienne chapelle</text:p>
          </table:table-cell>
          <table:table-cell office:value-type="string" calcext:value-type="string">
            <text:p>Sainte-Cather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e Saint-Aubin-des-Coudrais ; ancienne chapelle de Sainte-Catherine et maladreri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3390</text:p>
          </table:table-cell>
          <table:table-cell office:value-type="string" calcext:value-type="string">
            <text:p>Navrans (Les),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Sainte-Colomb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peterie, commune de la Flèche ; prairie s’étendant sur la Fleche (la Fleche et Sainte-Colombe), Cre-sur-Loir et Bazouges.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DT72-47812</text:p>
          </table:table-cell>
          <table:table-cell office:value-type="string" calcext:value-type="string">
            <text:p>Vêqueri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Sainte-Jamme</text:p>
          </table:table-cell>
          <table:table-cell office:value-type="float" office:value="72289" calcext:value-type="float">
            <text:p>72289</text:p>
          </table:table-cell>
          <table:table-cell office:value-type="string" calcext:value-type="string">
            <text:p/>
            <text:p>         hameau, commune de Sainte-Jamme-sur-Sarthe ; ruisseau affluent de celui d’Algré ; limite la Bazoge, Saint-Jean-d'Asse et Sainte-Jamm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2-19705</text:p>
          </table:table-cell>
          <table:table-cell office:value-type="string" calcext:value-type="string">
            <text:p>Fontenelles (Ruisseau des),</text:p>
          </table:table-cell>
          <table:table-cell/>
          <table:table-cell office:value-type="string" calcext:value-type="string">
            <text:p>Sarth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ffluent de l’Huisne, commune d’Avézé ; il tire son nom du lieu des Fontenelles, commune de Ceton (Orne), et limite des départements de la Sarthe et de l’Orne.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DT72-38891</text:p>
          </table:table-cell>
          <table:table-cell office:value-type="string" calcext:value-type="string">
            <text:p>Pré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Savigné</text:p>
          </table:table-cell>
          <table:table-cell office:value-type="float" office:value="72330" calcext:value-type="float">
            <text:p>72330</text:p>
          </table:table-cell>
          <table:table-cell office:value-type="string" calcext:value-type="string">
            <text:p/>
            <text:p>         closerie, commune de Savigné-sous-le-Lude ; ruisseau affluent de celui des Cartes, né à Vaulandry (Maine-et-Loire), qu’il sépare de Savigné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05633</text:p>
          </table:table-cell>
          <table:table-cell office:value-type="string" calcext:value-type="string">
            <text:p>Bonne-Ouche (Ruisseau de),</text:p>
          </table:table-cell>
          <table:table-cell/>
          <table:table-cell office:value-type="string" calcext:value-type="string">
            <text:p>Savigny-sur-Braye</text:p>
          </table:table-cell>
          <table:table-cell office:value-type="float" office:value="41238" calcext:value-type="float">
            <text:p>41238</text:p>
          </table:table-cell>
          <table:table-cell office:value-type="string" calcext:value-type="string">
            <text:p>affluent de la Braye, sépare Marolles-les-Saint-Calais de Savigny-sur-Braye</text:p>
            <text:p>         (Loir-et-Cher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02557</text:p>
          </table:table-cell>
          <table:table-cell office:value-type="string" calcext:value-type="string">
            <text:p>Beauregard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’Auvour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’Yvré-l’Évêque (section d’Auvours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2243</text:p>
          </table:table-cell>
          <table:table-cell office:value-type="string" calcext:value-type="string">
            <text:p>Baumeraie (La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</text:p>
            <text:p>         Saint-Ouen-sous-Ball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Ballon (section de</text:p>
            <text:p>         Saint-Ouen-sous-Ballon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1631</text:p>
          </table:table-cell>
          <table:table-cell office:value-type="string" calcext:value-type="string">
            <text:p>Baillis (Les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section de</text:p>
            <text:p>         Saint-Ouen-sous-Ball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e Ballon (section de</text:p>
            <text:p>         Saint-Ouen-sous-Ballon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5546</text:p>
          </table:table-cell>
          <table:table-cell office:value-type="string" calcext:value-type="string">
            <text:p>Boivent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section de</text:p>
            <text:p>         Saint-Ouen-sous-Ball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e Ballon (section de</text:p>
            <text:p>         Saint-Ouen-sous-Ballon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11312</text:p>
          </table:table-cell>
          <table:table-cell office:value-type="string" calcext:value-type="string">
            <text:p>Chassé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section de</text:p>
            <text:p>         Saint-Ouen-sous-Ball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oulin, commune de Ballon (section de</text:p>
            <text:p>         Saint-Ouen-sous-Ballon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01878</text:p>
          </table:table-cell>
          <table:table-cell office:value-type="string" calcext:value-type="string">
            <text:p>Baronnerie (La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Chevaig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Saint-Jean-d’Assé (section de Chevaigné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0734</text:p>
          </table:table-cell>
          <table:table-cell office:value-type="string" calcext:value-type="string">
            <text:p>Champs-Élysées (Les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Chevaig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Saint-Jean-d’Assé (section de Chevaigné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5116</text:p>
          </table:table-cell>
          <table:table-cell office:value-type="string" calcext:value-type="string">
            <text:p>Pâtis (Les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Chevaig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Saint-Jean-d’Assé (section de Chevaigné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5436</text:p>
          </table:table-cell>
          <table:table-cell office:value-type="string" calcext:value-type="string">
            <text:p>Pavillon (Le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Chevaig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Saint-Jean-d’Assé (section de Chevaigné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5627</text:p>
          </table:table-cell>
          <table:table-cell office:value-type="string" calcext:value-type="string">
            <text:p>Pelleterie (La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Chevaig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Saint-Jean-d’Assé (section de Chevaigné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09472</text:p>
          </table:table-cell>
          <table:table-cell office:value-type="string" calcext:value-type="string">
            <text:p>Carrefour-Thibault (Le),</text:p>
          </table:table-cell>
          <table:table-cell office:value-type="string" calcext:value-type="string">
            <text:p>bordages</text:p>
          </table:table-cell>
          <table:table-cell office:value-type="string" calcext:value-type="string">
            <text:p>section de Chevaig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s, commune de Saint-Jean-d’Assé (section de Chevaigné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07224</text:p>
          </table:table-cell>
          <table:table-cell office:value-type="string" calcext:value-type="string">
            <text:p>Bouvetterie (La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section de Chevaig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e Saint-Jean-d’Assé (section de Chevaigné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5611</text:p>
          </table:table-cell>
          <table:table-cell office:value-type="string" calcext:value-type="string">
            <text:p>Hogues (Les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section de Chevaig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e Saint-Jean-d’Assé (section de Chevaigné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7059</text:p>
          </table:table-cell>
          <table:table-cell office:value-type="string" calcext:value-type="string">
            <text:p>Jupillerie (La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section de Chevaig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e Saint-Jean-d’Assé (section de Chevaigné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1185</text:p>
          </table:table-cell>
          <table:table-cell office:value-type="string" calcext:value-type="string">
            <text:p>Métairie (La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section de Chevaig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e Saint-Jean-d’Assé (section de Chevaigné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6590</text:p>
          </table:table-cell>
          <table:table-cell office:value-type="string" calcext:value-type="string">
            <text:p>Pierre (La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section de Chevaig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e Saint-Jean-d’Assé (section de Chevaigné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9093</text:p>
          </table:table-cell>
          <table:table-cell office:value-type="string" calcext:value-type="string">
            <text:p>Presbytère (Le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section de Chevaig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e Saint-Jean-d’Assé (section de Chevaigné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02468</text:p>
          </table:table-cell>
          <table:table-cell office:value-type="string" calcext:value-type="string">
            <text:p>Beaumortier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section de Chevaig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Saint-Jean-d’Assé (section de Chevaigné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4026</text:p>
          </table:table-cell>
          <table:table-cell office:value-type="string" calcext:value-type="string">
            <text:p>Conille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section de Chevaig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Saint-Jean-d’Assé (section de Chevaigné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7424</text:p>
          </table:table-cell>
          <table:table-cell office:value-type="string" calcext:value-type="string">
            <text:p>Landes (Les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section de Chevaig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Saint-Jean-d’Assé (section de Chevaigné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2620</text:p>
          </table:table-cell>
          <table:table-cell office:value-type="string" calcext:value-type="string">
            <text:p>Runcheries (Les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section de Chevaig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Saint-Jean-d’Assé (section de Chevaigné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04420</text:p>
          </table:table-cell>
          <table:table-cell office:value-type="string" calcext:value-type="string">
            <text:p>Blancheri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section de Chevaig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e Saint-Jean-d’Assé (section de Chevaigné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6908</text:p>
          </table:table-cell>
          <table:table-cell office:value-type="string" calcext:value-type="string">
            <text:p>Pin (Le)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section de Chevaig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s, commune de Saint-Jean-d’Assé (section de Chevaigné).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DT72-05040</text:p>
          </table:table-cell>
          <table:table-cell office:value-type="string" calcext:value-type="string">
            <text:p>Bois-Bouclé,</text:p>
          </table:table-cell>
          <table:table-cell office:value-type="string" calcext:value-type="string">
            <text:p>bordage et maison</text:p>
          </table:table-cell>
          <table:table-cell office:value-type="string" calcext:value-type="string">
            <text:p>Section de Congé-des-Guéret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 et maison, commune de Vivoin (Section de Congé-des-Guérets).</text:p>
          </table:table-cell>
          <table:table-cell office:value-type="string" calcext:value-type="string">
            <text:p>section de Congé-des-Guérets</text:p>
          </table:table-cell>
          <table:table-cell office:value-type="string" calcext:value-type="string">
            <text:p>! le nombre de majuscules dans le candidat est modifié</text:p>
          </table:table-cell>
        </table:table-row>
        <table:table-row table:style-name="ro2">
          <table:table-cell office:value-type="string" calcext:value-type="string">
            <text:p>DT72-14137</text:p>
          </table:table-cell>
          <table:table-cell office:value-type="string" calcext:value-type="string">
            <text:p>Coq-Gris (Le),</text:p>
          </table:table-cell>
          <table:table-cell office:value-type="string" calcext:value-type="string">
            <text:p>bordage et maison</text:p>
          </table:table-cell>
          <table:table-cell office:value-type="string" calcext:value-type="string">
            <text:p>section de Congé-des-Guéret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 et maison, commune de Vivoin (section de Congé-des-Guéret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4773</text:p>
          </table:table-cell>
          <table:table-cell office:value-type="string" calcext:value-type="string">
            <text:p>Haie (La Petite-),</text:p>
          </table:table-cell>
          <table:table-cell office:value-type="string" calcext:value-type="string">
            <text:p>bordage et maison</text:p>
          </table:table-cell>
          <table:table-cell office:value-type="string" calcext:value-type="string">
            <text:p>section de Congé-des-Guéret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 et maison, commune de Vivoin (section de Congé-des-Guéret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9229</text:p>
          </table:table-cell>
          <table:table-cell office:value-type="string" calcext:value-type="string">
            <text:p>le Petit-Pressoir,</text:p>
          </table:table-cell>
          <table:table-cell office:value-type="string" calcext:value-type="string">
            <text:p>bordage et maison</text:p>
          </table:table-cell>
          <table:table-cell office:value-type="string" calcext:value-type="string">
            <text:p>section de Congé-des-Guéret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 et maison, commune de Vivoin (section de Congé-des-Guéret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4253</text:p>
          </table:table-cell>
          <table:table-cell office:value-type="string" calcext:value-type="string">
            <text:p>Corbon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Congé-des-Guéret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Vivoin (section de Congé-des-Guéret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0018</text:p>
          </table:table-cell>
          <table:table-cell office:value-type="string" calcext:value-type="string">
            <text:p>Fosse (La Grande-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Congé-des-Guéret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Vivoin (section de Congé-des-Guéret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4963</text:p>
          </table:table-cell>
          <table:table-cell office:value-type="string" calcext:value-type="string">
            <text:p>Hallier (Le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Congé-des-Guéret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Vivoin (section de Congé-des-Guéret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6161</text:p>
          </table:table-cell>
          <table:table-cell office:value-type="string" calcext:value-type="string">
            <text:p>Huilerie (L’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Congé-des-Guéret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Vivoin (section de Congé-des-Guéret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7396</text:p>
          </table:table-cell>
          <table:table-cell office:value-type="string" calcext:value-type="string">
            <text:p>Planchettes (Les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Congé-des-Guéret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Vivoin (section de Congé-des-Guéret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5235</text:p>
          </table:table-cell>
          <table:table-cell office:value-type="string" calcext:value-type="string">
            <text:p>le Petit-),</text:p>
          </table:table-cell>
          <table:table-cell office:value-type="string" calcext:value-type="string">
            <text:p>bordages et ferme</text:p>
          </table:table-cell>
          <table:table-cell office:value-type="string" calcext:value-type="string">
            <text:p>section de Congé-des-Guéret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s et ferme, commune de Vivoin (section de Congé-des-Guéret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01790</text:p>
          </table:table-cell>
          <table:table-cell office:value-type="string" calcext:value-type="string">
            <text:p>Barbinière (La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section de Congé-des-Guéret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e Vivoin (section de Congé-des-Guéret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8799</text:p>
          </table:table-cell>
          <table:table-cell office:value-type="string" calcext:value-type="string">
            <text:p>Maison (La Grande-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section de Congé-des-Guéret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e Vivoin (section de Congé-des-Guéret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5538</text:p>
          </table:table-cell>
          <table:table-cell office:value-type="string" calcext:value-type="string">
            <text:p>Hêtre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section de Congé-des-Guéret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e Vivoin (section de Congé-des-Guéret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4136</text:p>
          </table:table-cell>
          <table:table-cell office:value-type="string" calcext:value-type="string">
            <text:p>Sébastopol (Le Petit-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section de Congé-des-Guéret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e Vivoin (section de Congé-des-Guéret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02558</text:p>
          </table:table-cell>
          <table:table-cell office:value-type="string" calcext:value-type="string">
            <text:p>Beauregard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l’Épa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’Yvré-l’Évêque (section de l’Épau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09628</text:p>
          </table:table-cell>
          <table:table-cell office:value-type="string" calcext:value-type="string">
            <text:p>Cave (La),</text:p>
          </table:table-cell>
          <table:table-cell office:value-type="string" calcext:value-type="string">
            <text:p>bordage et maison</text:p>
          </table:table-cell>
          <table:table-cell office:value-type="string" calcext:value-type="string">
            <text:p>section de l’Étan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 et maison, commune de Bouloire (section de l’Étang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09629</text:p>
          </table:table-cell>
          <table:table-cell office:value-type="string" calcext:value-type="string">
            <text:p>Cave (La Petite-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la Hardonni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Bouloire (section de la Hardonnièr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7556</text:p>
          </table:table-cell>
          <table:table-cell office:value-type="string" calcext:value-type="string">
            <text:p>Plessis (Le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section de la Truga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Neuville-sur-Sarthe (section de la Trugal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8403</text:p>
          </table:table-cell>
          <table:table-cell office:value-type="string" calcext:value-type="string">
            <text:p>Port (Le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Monthéa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Neuville-sur-Sarthe (section de Monthéard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6525</text:p>
          </table:table-cell>
          <table:table-cell office:value-type="string" calcext:value-type="string">
            <text:p>Croix-Péan (La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Saint-Ouen-sous-Ball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Ballon (section de Saint-Ouen-sous-Ballon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3294</text:p>
          </table:table-cell>
          <table:table-cell office:value-type="string" calcext:value-type="string">
            <text:p>Greneterie (La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Saint-Ouen-sous-Ball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Ballon (section de Saint-Ouen-sous-Ballon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1618</text:p>
          </table:table-cell>
          <table:table-cell office:value-type="string" calcext:value-type="string">
            <text:p>Moisanderie (La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Saint-Ouen-sous-Ball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Ballon (section de Saint-Ouen-sous-Ballon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6867</text:p>
          </table:table-cell>
          <table:table-cell office:value-type="string" calcext:value-type="string">
            <text:p>Pin (Le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Saint-Ouen-sous-Ball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Ballon (section de Saint-Ouen-sous-Ballon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8093</text:p>
          </table:table-cell>
          <table:table-cell office:value-type="string" calcext:value-type="string">
            <text:p>Pont (Le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Saint-Ouen-sous-Ball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Ballon (section de Saint-Ouen-sous-Ballon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9065</text:p>
          </table:table-cell>
          <table:table-cell office:value-type="string" calcext:value-type="string">
            <text:p>Presbytère (Le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Saint-Ouen-sous-Ball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Ballon (section de Saint-Ouen-sous-Ballon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1601</text:p>
          </table:table-cell>
          <table:table-cell office:value-type="string" calcext:value-type="string">
            <text:p>Roncheray (Le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Saint-Ouen-sous-Ball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Ballon (section de Saint-Ouen-sous-Ballon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2506</text:p>
          </table:table-cell>
          <table:table-cell office:value-type="string" calcext:value-type="string">
            <text:p>Rues-Vertes (Les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Saint-Ouen-sous-Ball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Ballon (section de Saint-Ouen-sous-Ballon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4297</text:p>
          </table:table-cell>
          <table:table-cell office:value-type="string" calcext:value-type="string">
            <text:p>Sigoirie (La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Saint-Ouen-sous-Ball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Ballon (section de Saint-Ouen-sous-Ballon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5076</text:p>
          </table:table-cell>
          <table:table-cell office:value-type="string" calcext:value-type="string">
            <text:p>Terre (La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Saint-Ouen-sous-Ball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Ballon (section de Saint-Ouen-sous-Ballon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0551</text:p>
          </table:table-cell>
          <table:table-cell office:value-type="string" calcext:value-type="string">
            <text:p>la Petite-),</text:p>
          </table:table-cell>
          <table:table-cell office:value-type="string" calcext:value-type="string">
            <text:p>bordages</text:p>
          </table:table-cell>
          <table:table-cell office:value-type="string" calcext:value-type="string">
            <text:p>section de Saint-Ouen-sous-Ball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s, commune de Ballon (section de Saint-Ouen-sous-Ballon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0652</text:p>
          </table:table-cell>
          <table:table-cell office:value-type="string" calcext:value-type="string">
            <text:p>le Petit-),</text:p>
          </table:table-cell>
          <table:table-cell office:value-type="string" calcext:value-type="string">
            <text:p>bordages</text:p>
          </table:table-cell>
          <table:table-cell office:value-type="string" calcext:value-type="string">
            <text:p>section de Saint-Ouen-sous-Ball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s, commune de Ballon (section de Saint-Ouen-sous-Ballon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9621</text:p>
          </table:table-cell>
          <table:table-cell office:value-type="string" calcext:value-type="string">
            <text:p>Maleffre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section de Saint-Ouen-sous-Ball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Ballon (section de Saint-Ouen-sous-Ballon) ; ruisseau affluent de l’Orne-Saosnoise, communes de Congé-sur-Orne et de Ball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9055</text:p>
          </table:table-cell>
          <table:table-cell office:value-type="string" calcext:value-type="string">
            <text:p>Filardières (Les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section de Saint-Ouen-sous-Ball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Ballon (section de Saint-Ouen-sous-Ballon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0969</text:p>
          </table:table-cell>
          <table:table-cell office:value-type="string" calcext:value-type="string">
            <text:p>Mérelle (La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section de Saint-Ouen-sous-Ball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Ballon (section de Saint-Ouen-sous-Ballon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8457</text:p>
          </table:table-cell>
          <table:table-cell office:value-type="string" calcext:value-type="string">
            <text:p>Étang (L’),</text:p>
          </table:table-cell>
          <table:table-cell office:value-type="string" calcext:value-type="string">
            <text:p>bordage et maison</text:p>
          </table:table-cell>
          <table:table-cell office:value-type="string" calcext:value-type="string">
            <text:p>section de Saint-Rémy-des-Boi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 et maison, commune de Souligné-sous-Ballon (section de Saint-Rémy-des-Boi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4240</text:p>
          </table:table-cell>
          <table:table-cell office:value-type="string" calcext:value-type="string">
            <text:p>Corbinière (La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Saint-Rémy-des-Boi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Souligné-sous-Ballon (section de Saint-Rémy-des-Boi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9904</text:p>
          </table:table-cell>
          <table:table-cell office:value-type="string" calcext:value-type="string">
            <text:p>Marcaderie (La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Saint-Rémy-des-Boi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Souligné-sous-Ballon (section de Saint-Rémy-des-Boi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0073</text:p>
          </table:table-cell>
          <table:table-cell office:value-type="string" calcext:value-type="string">
            <text:p>Mare (La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Saint-Rémy-des-Boi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Souligné-sous-Ballon (section de Saint-Rémy-des-Boi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0812</text:p>
          </table:table-cell>
          <table:table-cell office:value-type="string" calcext:value-type="string">
            <text:p>Ménagerie (La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Saint-Rémy-des-Boi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Souligné-sous-Ballon (section de Saint-Rémy-des-Boi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2411</text:p>
          </table:table-cell>
          <table:table-cell office:value-type="string" calcext:value-type="string">
            <text:p>Morinière (La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Saint-Rémy-des-Boi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Souligné-sous-Ballon (section de Saint-Rémy-des-Boi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5133</text:p>
          </table:table-cell>
          <table:table-cell office:value-type="string" calcext:value-type="string">
            <text:p>Pâtis (Les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Saint-Rémy-des-Boi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Souligné-sous-Ballon (section de Saint-Rémy-des-Boi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7690</text:p>
          </table:table-cell>
          <table:table-cell office:value-type="string" calcext:value-type="string">
            <text:p>Poillé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Saint-Rémy-des-Boi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Souligné-sous-Ballon (section de Saint-Rémy-des-Boi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08405</text:p>
          </table:table-cell>
          <table:table-cell office:value-type="string" calcext:value-type="string">
            <text:p>Bruyères (Les),</text:p>
          </table:table-cell>
          <table:table-cell office:value-type="string" calcext:value-type="string">
            <text:p>bordages</text:p>
          </table:table-cell>
          <table:table-cell office:value-type="string" calcext:value-type="string">
            <text:p>section de Saint-Rémy-des-Boi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s, commune de Souligné-sous-Ballon (section de Saint-Rémy-des-Boi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0672</text:p>
          </table:table-cell>
          <table:table-cell office:value-type="string" calcext:value-type="string">
            <text:p>Champs (Les Grands-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Verniet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Conlie (section de Verniett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8618</text:p>
          </table:table-cell>
          <table:table-cell office:value-type="string" calcext:value-type="string">
            <text:p>Eucheron (L’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Verniet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Conlie (section de Verniett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6852</text:p>
          </table:table-cell>
          <table:table-cell office:value-type="string" calcext:value-type="string">
            <text:p>Val-de-Cures (Le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Verniet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Conlie (section de Verniett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7926</text:p>
          </table:table-cell>
          <table:table-cell office:value-type="string" calcext:value-type="string">
            <text:p>Poirier-Vert (Le),</text:p>
          </table:table-cell>
          <table:table-cell office:value-type="string" calcext:value-type="string">
            <text:p>bordages</text:p>
          </table:table-cell>
          <table:table-cell office:value-type="string" calcext:value-type="string">
            <text:p>section de Verniet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s, commune de Conlie (section de Verniett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9008</text:p>
          </table:table-cell>
          <table:table-cell office:value-type="string" calcext:value-type="string">
            <text:p>Prémottu,</text:p>
          </table:table-cell>
          <table:table-cell office:value-type="string" calcext:value-type="string">
            <text:p>ferme et bordage</text:p>
          </table:table-cell>
          <table:table-cell office:value-type="string" calcext:value-type="string">
            <text:p>section de Verniet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 et bordage, commune de Conlie (section de Verniett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02409</text:p>
          </table:table-cell>
          <table:table-cell office:value-type="string" calcext:value-type="string">
            <text:p>Beaulieu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section de Verniet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e Conlie (section de Verniett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07601</text:p>
          </table:table-cell>
          <table:table-cell office:value-type="string" calcext:value-type="string">
            <text:p>Brétignolles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section de Verniet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e Conlie (section de Verniett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6218</text:p>
          </table:table-cell>
          <table:table-cell office:value-type="string" calcext:value-type="string">
            <text:p>Hune (La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section de Verniet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e Conlie (section de Verniett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0579</text:p>
          </table:table-cell>
          <table:table-cell office:value-type="string" calcext:value-type="string">
            <text:p>Ribaron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section de Verniet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Conlie (section de Verniette) ; ancien mouli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7249</text:p>
          </table:table-cell>
          <table:table-cell office:value-type="string" calcext:value-type="string">
            <text:p>Bozé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section de Verniet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s de Tennie et de Conlie</text:p>
            <text:p>            (section de Verniett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9513</text:p>
          </table:table-cell>
          <table:table-cell office:value-type="string" calcext:value-type="string">
            <text:p>Fontaine-de-la-Touch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section de Verniet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, commune de Conlie (section de Verniett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9574</text:p>
          </table:table-cell>
          <table:table-cell office:value-type="string" calcext:value-type="string">
            <text:p>Fontaineries (Les)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section de Verniet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s, commune de Conlie (section de Verniett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1744</text:p>
          </table:table-cell>
          <table:table-cell office:value-type="string" calcext:value-type="string">
            <text:p>Gâtinette,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section de Verniet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s, commune de Conlie (section de Verniett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01113</text:p>
          </table:table-cell>
          <table:table-cell office:value-type="string" calcext:value-type="string">
            <text:p>Aubisaie (L’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Villedie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Chantenay (section de Villedieu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6526</text:p>
          </table:table-cell>
          <table:table-cell office:value-type="string" calcext:value-type="string">
            <text:p>Croix-Péan (La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Villedie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Chantenay (section de Villedieu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2569</text:p>
          </table:table-cell>
          <table:table-cell office:value-type="string" calcext:value-type="string">
            <text:p>Godard (Le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section de Villedie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Chantenay (section de Villedieu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8036</text:p>
          </table:table-cell>
          <table:table-cell office:value-type="string" calcext:value-type="string">
            <text:p>Épidruère (L’),</text:p>
          </table:table-cell>
          <table:table-cell office:value-type="string" calcext:value-type="string">
            <text:p>bordages</text:p>
          </table:table-cell>
          <table:table-cell office:value-type="string" calcext:value-type="string">
            <text:p>section de Villedie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s, commune de Chantenay (section de Villedieu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07515</text:p>
          </table:table-cell>
          <table:table-cell office:value-type="string" calcext:value-type="string">
            <text:p>Breils (Les Petits-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section de Villedie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Chantenay (section de Villedieu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2980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section de Villedie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commune de Chantenay (section de Villedieu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02410</text:p>
          </table:table-cell>
          <table:table-cell office:value-type="string" calcext:value-type="string">
            <text:p>Beaulieu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section de Vina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Conlie (section de Vinay).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DT72-17048</text:p>
          </table:table-cell>
          <table:table-cell office:value-type="string" calcext:value-type="string">
            <text:p>Détourbe (La),</text:p>
          </table:table-cell>
          <table:table-cell office:value-type="string" calcext:value-type="string">
            <text:p>bordage et maison</text:p>
          </table:table-cell>
          <table:table-cell office:value-type="string" calcext:value-type="string">
            <text:p>Section du Moulin-à-V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 et maison, commune de Bonnétable (Section du Moulin-à-Vent).</text:p>
          </table:table-cell>
          <table:table-cell office:value-type="string" calcext:value-type="string">
            <text:p>section du Moulin-à-Vent</text:p>
          </table:table-cell>
          <table:table-cell office:value-type="string" calcext:value-type="string">
            <text:p>! le nombre de majuscules dans le candidat est modifié</text:p>
          </table:table-cell>
        </table:table-row>
        <table:table-row table:style-name="ro12">
          <table:table-cell office:value-type="string" calcext:value-type="string">
            <text:p>DT72-32702</text:p>
          </table:table-cell>
          <table:table-cell office:value-type="string" calcext:value-type="string">
            <text:p>Motte (La)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seigneurie d’Épineu-le-Chevreuil</text:p>
            <text:p>         </text:p>
          </table:table-cell>
          <table:table-cell office:value-type="float" office:value="72126" calcext:value-type="float">
            <text:p>72126</text:p>
          </table:table-cell>
          <table:table-cell office:value-type="string" calcext:value-type="string">
            <text:p/>
            <text:p>         moulin, dans la seigneurie d’Épineu-le-Chevreuil</text:p>
            <text:p>         , 1510 (Cogner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2152</text:p>
          </table:table-cell>
          <table:table-cell office:value-type="string" calcext:value-type="string">
            <text:p>Rousserie (La)*,</text:p>
          </table:table-cell>
          <table:table-cell office:value-type="string" calcext:value-type="string">
            <text:p>métairie</text:p>
          </table:table-cell>
          <table:table-cell office:value-type="string" calcext:value-type="string">
            <text:p>seigneurie de Chenay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étairie, mouvant de la seigneurie de Chenay</text:p>
            <text:p>         , 1768 </text:p>
            <text:p>         (Arch. nat., Q1 1022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05349</text:p>
          </table:table-cell>
          <table:table-cell office:value-type="string" calcext:value-type="string">
            <text:p>Bois-Minard (Le)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seigneurie de Courcelles</text:p>
            <text:p>         </text:p>
          </table:table-cell>
          <table:table-cell office:value-type="float" office:value="72100" calcext:value-type="float">
            <text:p>72100</text:p>
          </table:table-cell>
          <table:table-cell office:value-type="string" calcext:value-type="string">
            <text:p/>
            <text:p>         lieu-dit, dépendant de la seigneurie de Courcelles</text:p>
            <text:p>         , 1629</text:p>
            <text:p>         (Courcelles, II, 16, 22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4909</text:p>
          </table:table-cell>
          <table:table-cell office:value-type="string" calcext:value-type="string">
            <text:p>Coulent*,</text:p>
          </table:table-cell>
          <table:table-cell office:value-type="string" calcext:value-type="string">
            <text:p>métairie</text:p>
          </table:table-cell>
          <table:table-cell office:value-type="string" calcext:value-type="string">
            <text:p>seigneurie de Mimbré</text:p>
            <text:p>         </text:p>
          </table:table-cell>
          <table:table-cell office:value-type="float" office:value="72305" calcext:value-type="float">
            <text:p>72305</text:p>
          </table:table-cell>
          <table:table-cell office:value-type="string" calcext:value-type="string">
            <text:p/>
            <text:p>         métairie, dépendant de la seigneurie de Mimbré</text:p>
            <text:p>         , 1768 </text:p>
            <text:p>         (Chron. de Fresnay, p. 474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3443</text:p>
          </table:table-cell>
          <table:table-cell office:value-type="string" calcext:value-type="string">
            <text:p>Saint-Marceau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seigneurie de Montreuil-sur-Sarth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, commune de la Guierche, annexé à la seigneurie de Montreuil-sur-Sarthe </text:p>
            <text:p>         (Le Paige, 842I, 396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33651</text:p>
          </table:table-cell>
          <table:table-cell office:value-type="string" calcext:value-type="string">
            <text:p>Noiri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seigneurie de Semur à Mareil-sur-Loir</text:p>
            <text:p>         </text:p>
          </table:table-cell>
          <table:table-cell office:value-type="string" calcext:value-type="string">
            <text:p>Non/72185</text:p>
          </table:table-cell>
          <table:table-cell office:value-type="string" calcext:value-type="string">
            <text:p/>
            <text:p>         lieu censitaire de la seigneurie de Semur à Mareil-sur-Loir</text:p>
            <text:p>         , </text:p>
            <text:p>            xiv</text:p>
            <text:p>            e siècle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16316</text:p>
          </table:table-cell>
          <table:table-cell office:value-type="string" calcext:value-type="string">
            <text:p>Croix-de-Maujourneil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seigneurie de Sougé-le-Ganelon</text:p>
            <text:p>         </text:p>
          </table:table-cell>
          <table:table-cell office:value-type="float" office:value="72337" calcext:value-type="float">
            <text:p>72337</text:p>
          </table:table-cell>
          <table:table-cell office:value-type="string" calcext:value-type="string">
            <text:p/>
            <text:p>         lieu, en la seigneurie de Sougé-le-Ganelon</text:p>
            <text:p>         , </text:p>
            <text:p>            xvi</text:p>
            <text:p>            e siècle (Cogner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1330</text:p>
          </table:table-cell>
          <table:table-cell office:value-type="string" calcext:value-type="string">
            <text:p>Galissonnière (La)*,</text:p>
          </table:table-cell>
          <table:table-cell office:value-type="string" calcext:value-type="string">
            <text:p>marquisat</text:p>
          </table:table-cell>
          <table:table-cell office:value-type="string" calcext:value-type="string">
            <text:p>seigneuries de Pescheseul, Parcé, la Motte-d’Avoise</text:p>
          </table:table-cell>
          <table:table-cell office:value-type="string" calcext:value-type="string">
            <text:p>non/non/non</text:p>
          </table:table-cell>
          <table:table-cell office:value-type="string" calcext:value-type="string">
            <text:p/>
            <text:p>         marquisat, érigé en 1723, composé des seigneuries de Pescheseul, Parcé, la Motte-d’Avoise, etc., paroisses de Parcé, Avoise, Vion, le Bailleul, Chantenay, Gouis (Maine-et-Loire) et la Chapelle-d’Aligné </text:p>
            <text:p>         (Prov. du M., XV, 111-112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18826</text:p>
          </table:table-cell>
          <table:table-cell office:value-type="string" calcext:value-type="string">
            <text:p>Félarde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Souday</text:p>
          </table:table-cell>
          <table:table-cell office:value-type="float" office:value="41248" calcext:value-type="float">
            <text:p>41248</text:p>
          </table:table-cell>
          <table:table-cell office:value-type="string" calcext:value-type="string">
            <text:p/>
            <text:p>         ferme, commune de Melleray ; ruisseau affluent de celui de la Gasselinière, séparant Melleray de Souday (Loir-et-Cher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11243</text:p>
          </table:table-cell>
          <table:table-cell office:value-type="string" calcext:value-type="string">
            <text:p>Charnièr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Souday</text:p>
          </table:table-cell>
          <table:table-cell office:value-type="float" office:value="41248" calcext:value-type="float">
            <text:p>41248</text:p>
          </table:table-cell>
          <table:table-cell office:value-type="string" calcext:value-type="string">
            <text:p/>
            <text:p>         ferme, commune de Valennes ; ruisseau affluent du Coitron, séparant</text:p>
            <text:p>            Valennes de Souday</text:p>
            <text:p>         (Loir-et-Cher).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DT72-13807</text:p>
          </table:table-cell>
          <table:table-cell office:value-type="string" calcext:value-type="string">
            <text:p>le Coëtron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Souday</text:p>
          </table:table-cell>
          <table:table-cell office:value-type="float" office:value="41248" calcext:value-type="float">
            <text:p>41248</text:p>
          </table:table-cell>
          <table:table-cell office:value-type="string" calcext:value-type="string">
            <text:p/>
            <text:p>         ruisseau, affluent de la Braye, 259né sur la commune d’Arville (Loir-et-Cher) ; sépare en partie la commune de Valennes de celle de Souday (Loir-et-Cher) ; il donne son nom à une ferme sise à Souday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6746</text:p>
          </table:table-cell>
          <table:table-cell office:value-type="string" calcext:value-type="string">
            <text:p>Tusson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Sougé</text:p>
          </table:table-cell>
          <table:table-cell office:value-type="float" office:value="41250" calcext:value-type="float">
            <text:p>41250</text:p>
          </table:table-cell>
          <table:table-cell office:value-type="string" calcext:value-type="string">
            <text:p/>
            <text:p>         rivière ; arrose ou limite Ecorpain, Evaille, Sainte-Cerotte, Cogners, Vance, la Chapelle-Gaugain, Lavenay, borne Lavenay et Sougé (Loir-et-Cher), et se jette dans la Braye sur le territoire de Sougé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3727</text:p>
          </table:table-cell>
          <table:table-cell office:value-type="string" calcext:value-type="string">
            <text:p>Gruaing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Sourches en Saint-Symphorien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fief relevant de Sourches en Saint-Symphorien, 1503 </text:p>
            <text:p>         (Sourches, p. 134).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DT72-32837</text:p>
          </table:table-cell>
          <table:table-cell office:value-type="string" calcext:value-type="string">
            <text:p>Moulette (Fontaine de),</text:p>
          </table:table-cell>
          <table:table-cell/>
          <table:table-cell office:value-type="string" calcext:value-type="string">
            <text:p>sud de René</text:p>
            <text:p>         </text:p>
          </table:table-cell>
          <table:table-cell office:value-type="float" office:value="72251" calcext:value-type="float">
            <text:p>72251</text:p>
          </table:table-cell>
          <table:table-cell office:value-type="string" calcext:value-type="string">
            <text:p>au sud de René</text:p>
            <text:p>         , affluent du ruisseau d’Orthon (Jaillot).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DT72-03082</text:p>
          </table:table-cell>
          <table:table-cell office:value-type="string" calcext:value-type="string">
            <text:p>Belerot (Sapins de),</text:p>
          </table:table-cell>
          <table:table-cell/>
          <table:table-cell office:value-type="string" calcext:value-type="string">
            <text:p>sud-est de Brette</text:p>
            <text:p>         </text:p>
          </table:table-cell>
          <table:table-cell office:value-type="float" office:value="72047" calcext:value-type="float">
            <text:p>72047</text:p>
          </table:table-cell>
          <table:table-cell office:value-type="string" calcext:value-type="string">
            <text:p>au sud-est de Brette</text:p>
            <text:p>          (Jaillot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631</text:p>
          </table:table-cell>
          <table:table-cell office:value-type="string" calcext:value-type="string">
            <text:p>Saint-Pierre-de-Cogners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terre de Cogner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faisant partie de la terre de Cogners</text:p>
            <text:p>          (canton de Saint-Calais) et 850relevant de la tour Ribandelle du Mans, 1770 </text:p>
            <text:p>         (Arch. nat., Q1 1025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03573</text:p>
          </table:table-cell>
          <table:table-cell office:value-type="string" calcext:value-type="string">
            <text:p>Belvend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terre de Rouessé-Vassé</text:p>
            <text:p>         </text:p>
          </table:table-cell>
          <table:table-cell office:value-type="float" office:value="72255" calcext:value-type="float">
            <text:p>72255</text:p>
          </table:table-cell>
          <table:table-cell office:value-type="string" calcext:value-type="string">
            <text:p/>
            <text:p>         lieu dépendant de la terre de Rouessé-Vassé</text:p>
            <text:p>         , 1498</text:p>
            <text:p>         (Cogner, E 55).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DT72-42392</text:p>
          </table:table-cell>
          <table:table-cell office:value-type="string" calcext:value-type="string">
            <text:p>Rue-de-Milesse,</text:p>
          </table:table-cell>
          <table:table-cell office:value-type="string" calcext:value-type="string">
            <text:p>partie du bourg</text:p>
          </table:table-cell>
          <table:table-cell office:value-type="string" calcext:value-type="string">
            <text:p>territoire communal d’Aigné</text:p>
          </table:table-cell>
          <table:table-cell office:value-type="float" office:value="72001" calcext:value-type="float">
            <text:p>72001</text:p>
          </table:table-cell>
          <table:table-cell office:value-type="string" calcext:value-type="string">
            <text:p/>
            <text:p>         partie du bourg de la Milesse située sur le territoire communal d’Aigné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0206</text:p>
          </table:table-cell>
          <table:table-cell office:value-type="string" calcext:value-type="string">
            <text:p>Ravine (Ruisseau de la),</text:p>
          </table:table-cell>
          <table:table-cell/>
          <table:table-cell office:value-type="string" calcext:value-type="string">
            <text:p>Theil</text:p>
          </table:table-cell>
          <table:table-cell office:value-type="float" office:value="61484" calcext:value-type="float">
            <text:p>61484</text:p>
          </table:table-cell>
          <table:table-cell office:value-type="string" calcext:value-type="string">
            <text:p>affluent de l’Huisne, né à l’</text:p>
            <text:p>            Hermitière</text:p>
            <text:p>          (Orne) ; tire son nom du lieu de la Ravine, situé au-dessous de ce bourg, sépare le Theil (Orne) d’Aveze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06106</text:p>
          </table:table-cell>
          <table:table-cell office:value-type="string" calcext:value-type="string">
            <text:p>Bouchet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Thorée</text:p>
          </table:table-cell>
          <table:table-cell office:value-type="float" office:value="72357" calcext:value-type="float">
            <text:p>72357</text:p>
          </table:table-cell>
          <table:table-cell office:value-type="string" calcext:value-type="string">
            <text:p/>
            <text:p>         closerie, commune de la Flèche (Sainte-Colombe) ; ruisseau affluent du Loir, arrose</text:p>
            <text:p>            Thorée et la</text:p>
            <text:p>         Fleche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08019</text:p>
          </table:table-cell>
          <table:table-cell office:value-type="string" calcext:value-type="string">
            <text:p>Brosses (Les)*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Thorée</text:p>
          </table:table-cell>
          <table:table-cell office:value-type="float" office:value="72357" calcext:value-type="float">
            <text:p>72357</text:p>
          </table:table-cell>
          <table:table-cell office:value-type="string" calcext:value-type="string">
            <text:p/>
            <text:p>         lieu, commune de Thorée ; ruisseau affluent de celui des Fourneaux, limite</text:p>
            <text:p>            Thorée et le Lude ; on le</text:p>
            <text:p>         nomme aussi ruisseau de Blanchelande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09543</text:p>
          </table:table-cell>
          <table:table-cell office:value-type="string" calcext:value-type="string">
            <text:p>Cartes (Les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Thorée</text:p>
          </table:table-cell>
          <table:table-cell office:value-type="float" office:value="72357" calcext:value-type="float">
            <text:p>72357</text:p>
          </table:table-cell>
          <table:table-cell office:value-type="string" calcext:value-type="string">
            <text:p/>
            <text:p>         village, commune de Thorée ; ruisseau affluent du Loir, né sur les</text:p>
            <text:p>            communes de Montpollin et de Vaulandry (Maine-et-Loire) ;</text:p>
            <text:p>         arrose Savigne-sous-le-Lude et</text:p>
            <text:p>            Thorée.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DT72-23837</text:p>
          </table:table-cell>
          <table:table-cell office:value-type="string" calcext:value-type="string">
            <text:p>Gué-aux-Ânes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Thorigné</text:p>
          </table:table-cell>
          <table:table-cell office:value-type="float" office:value="72358" calcext:value-type="float">
            <text:p>72358</text:p>
          </table:table-cell>
          <table:table-cell office:value-type="string" calcext:value-type="string">
            <text:p/>
            <text:p>         bordage, commune de Connerré ; ruisseau affluent du Duet, limitant Connerre et Thorigné.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DT72-17533</text:p>
          </table:table-cell>
          <table:table-cell office:value-type="string" calcext:value-type="string">
            <text:p>Duet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Thorigné</text:p>
          </table:table-cell>
          <table:table-cell office:value-type="float" office:value="72358" calcext:value-type="float">
            <text:p>72358</text:p>
          </table:table-cell>
          <table:table-cell office:value-type="string" calcext:value-type="string">
            <text:p/>
            <text:p>         rivière formée de la réunion de la Nogue et de la Longuève ; limite ou arrose Duneau, Thorigné et Connerre et se jette dans l’Huisne.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DT72-45703</text:p>
          </table:table-cell>
          <table:table-cell office:value-type="string" calcext:value-type="string">
            <text:p>Tortu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Thorigné</text:p>
          </table:table-cell>
          <table:table-cell office:value-type="float" office:value="72358" calcext:value-type="float">
            <text:p>72358</text:p>
          </table:table-cell>
          <table:table-cell office:value-type="string" calcext:value-type="string">
            <text:p/>
            <text:p>         rivière, affluent de la Nogue ; arrose ou limite Bouloire, le Breil, Saint-Michel-de-Chavaignes et Thorigné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33626</text:p>
          </table:table-cell>
          <table:table-cell office:value-type="string" calcext:value-type="string">
            <text:p>Nogu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Thorigné</text:p>
          </table:table-cell>
          <table:table-cell office:value-type="float" office:value="72358" calcext:value-type="float">
            <text:p>72358</text:p>
          </table:table-cell>
          <table:table-cell office:value-type="string" calcext:value-type="string">
            <text:p/>
            <text:p>         rivière, qui, réunie à la </text:p>
            <text:p>            Longuève-est</text:p>
            <text:p>         , forme le Duet ; arrose ou limite Coudrecieux, Dollon, Saint-Michel-de-Chavaignes et Thorigné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6211</text:p>
          </table:table-cell>
          <table:table-cell office:value-type="string" calcext:value-type="string">
            <text:p>Treulon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Thorigné-en-Charnie</text:p>
          </table:table-cell>
          <table:table-cell office:value-type="float" office:value="53264" calcext:value-type="float">
            <text:p>53264</text:p>
          </table:table-cell>
          <table:table-cell office:value-type="string" calcext:value-type="string">
            <text:p/>
            <text:p>         rivière ; vient de </text:p>
            <text:p>            Viviers</text:p>
            <text:p>          (Mayenne), borne Blandouet (Mayenne) et Saint-Denis-d'Orques, arrose ou limite Saint-Denis, Viré, sépare Viré de Thorigné-en-Charnie (Mayenne) et de Cossé-en-Champagne (Mayenne), arrose dans la Mayenne </text:p>
            <text:p>         Cossé et Épineu-le-Séguin, puis limite Épineu et Auvers-le-Hamon, où elle se jette dans l’Erve.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DT72-21862</text:p>
          </table:table-cell>
          <table:table-cell office:value-type="string" calcext:value-type="string">
            <text:p>Gaudinièr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Torcé</text:p>
          </table:table-cell>
          <table:table-cell office:value-type="float" office:value="72359" calcext:value-type="float">
            <text:p>72359</text:p>
          </table:table-cell>
          <table:table-cell office:value-type="string" calcext:value-type="string">
            <text:p/>
            <text:p>         bordage, commune de Torcé ; ruisseau affluent de celui de la Furetière ; limite Torcé et Sille-le-Philippe.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DT72-48918</text:p>
          </table:table-cell>
          <table:table-cell office:value-type="string" calcext:value-type="string">
            <text:p>Vive-Parenc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Torcé</text:p>
          </table:table-cell>
          <table:table-cell office:value-type="float" office:value="72359" calcext:value-type="float">
            <text:p>72359</text:p>
          </table:table-cell>
          <table:table-cell office:value-type="string" calcext:value-type="string">
            <text:p/>
            <text:p>         rivière, affluent de l’Huisne ; arrose ou limite Aulaines, Bonnetable, Torcé, Sille-le-Philippe, Saint-Corneille, Savigne-l'Eveque, Yvre-l'Evequ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6210</text:p>
          </table:table-cell>
          <table:table-cell office:value-type="string" calcext:value-type="string">
            <text:p>Pervenchère (Bois de la),</text:p>
          </table:table-cell>
          <table:table-cell/>
          <table:table-cell office:value-type="string" calcext:value-type="string">
            <text:p>Torcé-en-Charnie</text:p>
          </table:table-cell>
          <table:table-cell office:value-type="float" office:value="53265" calcext:value-type="float">
            <text:p>53265</text:p>
          </table:table-cell>
          <table:table-cell office:value-type="string" calcext:value-type="string">
            <text:p>entre </text:p>
            <text:p>            Neuvillette</text:p>
            <text:p>          et Torcé-en-Charnie (Mayenne) (Jaillot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01706</text:p>
          </table:table-cell>
          <table:table-cell office:value-type="string" calcext:value-type="string">
            <text:p>Bans (Faubourg des),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Tour-d’Auverg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la Fleche, aujourd’hui rue de la</text:p>
            <text:p>            Tour-d’Auverg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6429</text:p>
          </table:table-cell>
          <table:table-cell office:value-type="string" calcext:value-type="string">
            <text:p>Tropique (Le),</text:p>
          </table:table-cell>
          <table:table-cell office:value-type="string" calcext:value-type="string">
            <text:p>partie de la gare</text:p>
          </table:table-cell>
          <table:table-cell office:value-type="string" calcext:value-type="string">
            <text:p>triage du Maro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rtie de la gare de triage du Maroc, commune du Mans (Pontlieue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3539</text:p>
          </table:table-cell>
          <table:table-cell office:value-type="string" calcext:value-type="string">
            <text:p>Saint-Nicolas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>Trinité de Vendôme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quartier de la </text:p>
            <text:p>            Chartre</text:p>
            <text:p>          ; ancien prieuré de la Trinité de Vendôm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42934</text:p>
          </table:table-cell>
          <table:table-cell office:value-type="string" calcext:value-type="string">
            <text:p>Saint-Célerin*,</text:p>
          </table:table-cell>
          <table:table-cell office:value-type="string" calcext:value-type="string">
            <text:p>prieuré</text:p>
          </table:table-cell>
          <table:table-cell office:value-type="string" calcext:value-type="string">
            <text:p>Vas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ne chapelle, commune du Grand-Lucé ; prieuré uni en 1786 à celui de Vason </text:p>
            <text:p>         (Arch. nat., Q1 1024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00026</text:p>
          </table:table-cell>
          <table:table-cell office:value-type="string" calcext:value-type="string">
            <text:p>Abbaye (L’),</text:p>
          </table:table-cell>
          <table:table-cell office:value-type="string" calcext:value-type="string">
            <text:p>ancienne abbaye</text:p>
          </table:table-cell>
          <table:table-cell office:value-type="string" calcext:value-type="string">
            <text:p>Vas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âteau, commune de Vaas ; ancienne abbaye de</text:p>
            <text:p>            Vas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8891</text:p>
          </table:table-cell>
          <table:table-cell office:value-type="string" calcext:value-type="string">
            <text:p>Pré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Vaulandry</text:p>
          </table:table-cell>
          <table:table-cell office:value-type="float" office:value="49380" calcext:value-type="float">
            <text:p>49380</text:p>
          </table:table-cell>
          <table:table-cell office:value-type="string" calcext:value-type="string">
            <text:p/>
            <text:p>         closerie, commune de Savigné-sous-le-Lude ; ruisseau affluent de celui des Cartes, né à Vaulandry (Maine-et-Loire), qu’il sépare de Savigné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6672</text:p>
          </table:table-cell>
          <table:table-cell office:value-type="string" calcext:value-type="string">
            <text:p>Tupinerie (La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Vaux-Mansai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Semur, réuni aux Vaux-Mansais </text:p>
            <text:p>         avant 1787 </text:p>
            <text:p>         (Arch. nat., R5 201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07453</text:p>
          </table:table-cell>
          <table:table-cell office:value-type="string" calcext:value-type="string">
            <text:p>Brégeons (Les)*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Verniette</text:p>
          </table:table-cell>
          <table:table-cell office:value-type="float" office:value="72089" calcext:value-type="float">
            <text:p>72089</text:p>
          </table:table-cell>
          <table:table-cell office:value-type="string" calcext:value-type="string">
            <text:p/>
            <text:p>         lieu-dit, entre </text:p>
            <text:p>            Neuvy</text:p>
            <text:p>          et Verniette, </text:p>
            <text:p>            xiii</text:p>
            <text:p>            e siècle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09475</text:p>
          </table:table-cell>
          <table:table-cell office:value-type="string" calcext:value-type="string">
            <text:p>Carrel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Ballon</text:p>
            <text:p>         </text:p>
          </table:table-cell>
          <table:table-cell office:value-type="float" office:value="72023" calcext:value-type="float">
            <text:p>72023</text:p>
          </table:table-cell>
          <table:table-cell office:value-type="string" calcext:value-type="string">
            <text:p/>
            <text:p>         lieu situé vers Ballon</text:p>
            <text:p>         , </text:p>
            <text:p>            xiii</text:p>
            <text:p>            e siècle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17308</text:p>
          </table:table-cell>
          <table:table-cell office:value-type="string" calcext:value-type="string">
            <text:p>Douanneri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Ballon</text:p>
            <text:p>         </text:p>
          </table:table-cell>
          <table:table-cell office:value-type="float" office:value="72023" calcext:value-type="float">
            <text:p>72023</text:p>
          </table:table-cell>
          <table:table-cell office:value-type="string" calcext:value-type="string">
            <text:p/>
            <text:p>         lieu situé vers Ballon</text:p>
            <text:p>         , </text:p>
            <text:p>            xiii</text:p>
            <text:p>            e siècle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47614</text:p>
          </table:table-cell>
          <table:table-cell office:value-type="string" calcext:value-type="string">
            <text:p>Vautriché*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vers Ballon</text:p>
            <text:p>         </text:p>
          </table:table-cell>
          <table:table-cell office:value-type="float" office:value="72023" calcext:value-type="float">
            <text:p>72023</text:p>
          </table:table-cell>
          <table:table-cell office:value-type="string" calcext:value-type="string">
            <text:p/>
            <text:p>         moulin, vers Ballon</text:p>
            <text:p>         , </text:p>
            <text:p>            xiii</text:p>
            <text:p>            e siècl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8179</text:p>
          </table:table-cell>
          <table:table-cell office:value-type="string" calcext:value-type="string">
            <text:p>Épine-Saint-Aubin (L’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Beaumont-sur-Sarthe ou Juillé</text:p>
            <text:p>         </text:p>
          </table:table-cell>
          <table:table-cell office:value-type="string" calcext:value-type="string">
            <text:p>72029/72152</text:p>
          </table:table-cell>
          <table:table-cell office:value-type="string" calcext:value-type="string">
            <text:p/>
            <text:p>         lieu, vers Beaumont-sur-Sarthe ou Juillé</text:p>
            <text:p>         , </text:p>
            <text:p>            xii</text:p>
            <text:p>            e siècle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00665</text:p>
          </table:table-cell>
          <table:table-cell office:value-type="string" calcext:value-type="string">
            <text:p>Apiancières (Les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Brains</text:p>
            <text:p>         </text:p>
          </table:table-cell>
          <table:table-cell office:value-type="float" office:value="72045" calcext:value-type="float">
            <text:p>72045</text:p>
          </table:table-cell>
          <table:table-cell office:value-type="string" calcext:value-type="string">
            <text:p/>
            <text:p>         lieu situé vers Brains</text:p>
            <text:p>         , 1369</text:p>
            <text:p>         (Beaulieu, n° 263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05644</text:p>
          </table:table-cell>
          <table:table-cell office:value-type="string" calcext:value-type="string">
            <text:p>Bonneterie (La)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vers Chahaignes</text:p>
            <text:p>         </text:p>
          </table:table-cell>
          <table:table-cell office:value-type="float" office:value="72052" calcext:value-type="float">
            <text:p>72052</text:p>
          </table:table-cell>
          <table:table-cell office:value-type="string" calcext:value-type="string">
            <text:p/>
            <text:p>         lieu-dit, vers Chahaignes</text:p>
            <text:p>         , 1666</text:p>
            <text:p>         (Vaas, p. 49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39299</text:p>
          </table:table-cell>
          <table:table-cell office:value-type="string" calcext:value-type="string">
            <text:p>Prézoux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vers Chantenay</text:p>
            <text:p>         </text:p>
          </table:table-cell>
          <table:table-cell office:value-type="float" office:value="72059" calcext:value-type="float">
            <text:p>72059</text:p>
          </table:table-cell>
          <table:table-cell office:value-type="string" calcext:value-type="string">
            <text:p/>
            <text:p>         fief, vers Chantenay</text:p>
            <text:p>         , 1694 </text:p>
            <text:p>         (arch. dép., H 1711)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03703</text:p>
          </table:table-cell>
          <table:table-cell office:value-type="string" calcext:value-type="string">
            <text:p>Estroit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Chassé</text:p>
            <text:p>         </text:p>
          </table:table-cell>
          <table:table-cell office:value-type="float" office:value="72069" calcext:value-type="float">
            <text:p>72069</text:p>
          </table:table-cell>
          <table:table-cell office:value-type="string" calcext:value-type="string">
            <text:p/>
            <text:p>         lieu, vers Chassé</text:p>
            <text:p>         , 1632 (Cogner)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16107</text:p>
          </table:table-cell>
          <table:table-cell office:value-type="string" calcext:value-type="string">
            <text:p>Croix-au-Lorin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Chassé</text:p>
            <text:p>         </text:p>
          </table:table-cell>
          <table:table-cell office:value-type="float" office:value="72069" calcext:value-type="float">
            <text:p>72069</text:p>
          </table:table-cell>
          <table:table-cell office:value-type="string" calcext:value-type="string">
            <text:p/>
            <text:p>         lieu, vers Chassé</text:p>
            <text:p>         , 1638 (Cogner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21204</text:p>
          </table:table-cell>
          <table:table-cell office:value-type="string" calcext:value-type="string">
            <text:p>Gangné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vers Château-du-Loir</text:p>
            <text:p>         </text:p>
          </table:table-cell>
          <table:table-cell office:value-type="float" office:value="72071" calcext:value-type="float">
            <text:p>72071</text:p>
          </table:table-cell>
          <table:table-cell office:value-type="string" calcext:value-type="string">
            <text:p/>
            <text:p>         maison, vers Château-du-Loir</text:p>
            <text:p>         , 1607 </text:p>
            <text:p>         (Rev. du M., I, 86)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10487</text:p>
          </table:table-cell>
          <table:table-cell office:value-type="string" calcext:value-type="string">
            <text:p>Champ-Guérin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Chemiré-en-Charnie</text:p>
            <text:p>         </text:p>
          </table:table-cell>
          <table:table-cell office:value-type="float" office:value="72074" calcext:value-type="float">
            <text:p>72074</text:p>
          </table:table-cell>
          <table:table-cell office:value-type="string" calcext:value-type="string">
            <text:p/>
            <text:p>         lieu, vers Chemiré-en-Charnie</text:p>
            <text:p>         , </text:p>
            <text:p>            xiii</text:p>
            <text:p>            e siècle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34091</text:p>
          </table:table-cell>
          <table:table-cell office:value-type="string" calcext:value-type="string">
            <text:p>Orgemont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vers Chemiré-le-Gaudin</text:p>
            <text:p>         </text:p>
          </table:table-cell>
          <table:table-cell office:value-type="float" office:value="72075" calcext:value-type="float">
            <text:p>72075</text:p>
          </table:table-cell>
          <table:table-cell office:value-type="string" calcext:value-type="string">
            <text:p/>
            <text:p>         lieu-dit, vers Chemiré-le-Gaudin</text:p>
            <text:p>          </text:p>
            <text:p>         (Pesche, VI, 63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38393</text:p>
          </table:table-cell>
          <table:table-cell office:value-type="string" calcext:value-type="string">
            <text:p>Port (Le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vers Chérancé</text:p>
            <text:p>         </text:p>
          </table:table-cell>
          <table:table-cell office:value-type="float" office:value="72078" calcext:value-type="float">
            <text:p>72078</text:p>
          </table:table-cell>
          <table:table-cell office:value-type="string" calcext:value-type="string">
            <text:p/>
            <text:p>         fief, vers Chérancé</text:p>
            <text:p>         , 1533 </text:p>
            <text:p>         (Faudoas, 600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46420</text:p>
          </table:table-cell>
          <table:table-cell office:value-type="string" calcext:value-type="string">
            <text:p>Tronchets (Les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vers Chérancé</text:p>
            <text:p>         </text:p>
          </table:table-cell>
          <table:table-cell office:value-type="float" office:value="72078" calcext:value-type="float">
            <text:p>72078</text:p>
          </table:table-cell>
          <table:table-cell office:value-type="string" calcext:value-type="string">
            <text:p/>
            <text:p>         fief, vers Chérancé</text:p>
            <text:p>         , 1533 </text:p>
            <text:p>         (Faudoas, 600).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DT72-11745</text:p>
          </table:table-cell>
          <table:table-cell office:value-type="string" calcext:value-type="string">
            <text:p>Chaufecer (Feodum de),</text:p>
          </table:table-cell>
          <table:table-cell/>
          <table:table-cell office:value-type="string" calcext:value-type="string">
            <text:p>vers Clermont</text:p>
            <text:p>         </text:p>
          </table:table-cell>
          <table:table-cell office:value-type="float" office:value="72084" calcext:value-type="float">
            <text:p>72084</text:p>
          </table:table-cell>
          <table:table-cell office:value-type="string" calcext:value-type="string">
            <text:p/>
            <text:p>         vers Clermont</text:p>
            <text:p>         , </text:p>
            <text:p>            xiii</text:p>
            <text:p>            e siècle</text:p>
            <text:p>         (Couture, 300, p. 237)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21694</text:p>
          </table:table-cell>
          <table:table-cell office:value-type="string" calcext:value-type="string">
            <text:p>Gâteboissière (La)*,</text:p>
          </table:table-cell>
          <table:table-cell office:value-type="string" calcext:value-type="string">
            <text:p>métairie</text:p>
          </table:table-cell>
          <table:table-cell office:value-type="string" calcext:value-type="string">
            <text:p>vers Conflans</text:p>
            <text:p>         </text:p>
          </table:table-cell>
          <table:table-cell office:value-type="float" office:value="72087" calcext:value-type="float">
            <text:p>72087</text:p>
          </table:table-cell>
          <table:table-cell office:value-type="string" calcext:value-type="string">
            <text:p/>
            <text:p>         métairie, vers Conflans</text:p>
            <text:p>         , </text:p>
            <text:p>            xvi</text:p>
            <text:p>            e siècle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46840</text:p>
          </table:table-cell>
          <table:table-cell office:value-type="string" calcext:value-type="string">
            <text:p>Val-Aubers*,</text:p>
          </table:table-cell>
          <table:table-cell office:value-type="string" calcext:value-type="string">
            <text:p>métairie</text:p>
          </table:table-cell>
          <table:table-cell office:value-type="string" calcext:value-type="string">
            <text:p>vers Conflans</text:p>
            <text:p>         </text:p>
          </table:table-cell>
          <table:table-cell office:value-type="float" office:value="72087" calcext:value-type="float">
            <text:p>72087</text:p>
          </table:table-cell>
          <table:table-cell office:value-type="string" calcext:value-type="string">
            <text:p/>
            <text:p>         métairie, vers Conflans</text:p>
            <text:p>         , 1421 </text:p>
            <text:p>         (Vanssay, p. 173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34920</text:p>
          </table:table-cell>
          <table:table-cell office:value-type="string" calcext:value-type="string">
            <text:p>Paris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vers Contilly</text:p>
            <text:p>         </text:p>
          </table:table-cell>
          <table:table-cell office:value-type="float" office:value="72091" calcext:value-type="float">
            <text:p>72091</text:p>
          </table:table-cell>
          <table:table-cell office:value-type="string" calcext:value-type="string">
            <text:p/>
            <text:p>         lieu-dit, vers Contilly</text:p>
            <text:p>          </text:p>
            <text:p>         (Rev. du M., LXIX, 79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02069</text:p>
          </table:table-cell>
          <table:table-cell office:value-type="string" calcext:value-type="string">
            <text:p>Basiaco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Cormes</text:p>
            <text:p>         </text:p>
          </table:table-cell>
          <table:table-cell office:value-type="float" office:value="72093" calcext:value-type="float">
            <text:p>72093</text:p>
          </table:table-cell>
          <table:table-cell office:value-type="string" calcext:value-type="string">
            <text:p/>
            <text:p>         lieu situé vers Cormes</text:p>
            <text:p>         , vers 969</text:p>
            <text:p>         (Lib. alb., 120)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24194</text:p>
          </table:table-cell>
          <table:table-cell office:value-type="string" calcext:value-type="string">
            <text:p>Gué-Thibault (Le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Cormes</text:p>
            <text:p>         </text:p>
          </table:table-cell>
          <table:table-cell office:value-type="float" office:value="72093" calcext:value-type="float">
            <text:p>72093</text:p>
          </table:table-cell>
          <table:table-cell office:value-type="string" calcext:value-type="string">
            <text:p/>
            <text:p>         lieu, vers Cormes</text:p>
            <text:p>         , </text:p>
            <text:p>            x</text:p>
            <text:p>            e siècle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08471</text:p>
          </table:table-cell>
          <table:table-cell office:value-type="string" calcext:value-type="string">
            <text:p>Buis*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vers Coulaines</text:p>
            <text:p>         </text:p>
          </table:table-cell>
          <table:table-cell office:value-type="float" office:value="72095" calcext:value-type="float">
            <text:p>72095</text:p>
          </table:table-cell>
          <table:table-cell office:value-type="string" calcext:value-type="string">
            <text:p/>
            <text:p>         lieu-dit, vers Coulaines</text:p>
            <text:p>         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10037</text:p>
          </table:table-cell>
          <table:table-cell office:value-type="string" calcext:value-type="string">
            <text:p>Chalubert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Coulongé</text:p>
            <text:p>         </text:p>
          </table:table-cell>
          <table:table-cell office:value-type="float" office:value="72098" calcext:value-type="float">
            <text:p>72098</text:p>
          </table:table-cell>
          <table:table-cell office:value-type="string" calcext:value-type="string">
            <text:p/>
            <text:p>         lieu situé vers Coulongé</text:p>
            <text:p>         , 1529</text:p>
            <text:p>         (Coulongé, pp. 52 et 86)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40691</text:p>
          </table:table-cell>
          <table:table-cell office:value-type="string" calcext:value-type="string">
            <text:p>Richeri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Coulongé</text:p>
            <text:p>         </text:p>
          </table:table-cell>
          <table:table-cell office:value-type="float" office:value="72098" calcext:value-type="float">
            <text:p>72098</text:p>
          </table:table-cell>
          <table:table-cell office:value-type="string" calcext:value-type="string">
            <text:p/>
            <text:p>         lieu, vers Coulongé</text:p>
            <text:p>         , </text:p>
            <text:p>            xvi</text:p>
            <text:p>            e siècle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26694</text:p>
          </table:table-cell>
          <table:table-cell office:value-type="string" calcext:value-type="string">
            <text:p>Jesselin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Coulongé</text:p>
            <text:p>         </text:p>
          </table:table-cell>
          <table:table-cell office:value-type="float" office:value="72098" calcext:value-type="float">
            <text:p>72098</text:p>
          </table:table-cell>
          <table:table-cell office:value-type="string" calcext:value-type="string">
            <text:p/>
            <text:p>         lieu, vers Coulongé</text:p>
            <text:p>         , 1539 </text:p>
            <text:p>         (Coulongé, p. 86, 89)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44545</text:p>
          </table:table-cell>
          <table:table-cell office:value-type="string" calcext:value-type="string">
            <text:p>Sourderies (Les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Coulongé</text:p>
            <text:p>         </text:p>
          </table:table-cell>
          <table:table-cell office:value-type="float" office:value="72098" calcext:value-type="float">
            <text:p>72098</text:p>
          </table:table-cell>
          <table:table-cell office:value-type="string" calcext:value-type="string">
            <text:p/>
            <text:p>         lieu, vers Coulongé</text:p>
            <text:p>         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08164</text:p>
          </table:table-cell>
          <table:table-cell office:value-type="string" calcext:value-type="string">
            <text:p>Brullon*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vers Coulongé</text:p>
            <text:p>         </text:p>
          </table:table-cell>
          <table:table-cell office:value-type="float" office:value="72098" calcext:value-type="float">
            <text:p>72098</text:p>
          </table:table-cell>
          <table:table-cell office:value-type="string" calcext:value-type="string">
            <text:p/>
            <text:p>         maison, vers Coulongé</text:p>
            <text:p>         , 1539</text:p>
            <text:p>         (Coulongé, p. 48).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DT72-40519</text:p>
          </table:table-cell>
          <table:table-cell office:value-type="string" calcext:value-type="string">
            <text:p>Retivière (La)*,</text:p>
          </table:table-cell>
          <table:table-cell/>
          <table:table-cell office:value-type="string" calcext:value-type="string">
            <text:p>vers Coulongé</text:p>
            <text:p>         </text:p>
          </table:table-cell>
          <table:table-cell office:value-type="float" office:value="72098" calcext:value-type="float">
            <text:p>72098</text:p>
          </table:table-cell>
          <table:table-cell office:value-type="string" calcext:value-type="string">
            <text:p/>
            <text:p>         vers Coulongé</text:p>
            <text:p>         , </text:p>
            <text:p>            xvi</text:p>
            <text:p>            e siècle </text:p>
            <text:p>         (Arch. dép., H 157).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DT72-43403</text:p>
          </table:table-cell>
          <table:table-cell office:value-type="string" calcext:value-type="string">
            <text:p>Saint-Léobin (Fontaine)*,</text:p>
          </table:table-cell>
          <table:table-cell/>
          <table:table-cell office:value-type="string" calcext:value-type="string">
            <text:p>vers Coulongé</text:p>
            <text:p>         </text:p>
          </table:table-cell>
          <table:table-cell office:value-type="float" office:value="72098" calcext:value-type="float">
            <text:p>72098</text:p>
          </table:table-cell>
          <table:table-cell office:value-type="string" calcext:value-type="string">
            <text:p/>
            <text:p>         vers Coulongé</text:p>
            <text:p>         , </text:p>
            <text:p>            xvi</text:p>
            <text:p>            e siècle </text:p>
            <text:p>         (arch. dép., H 157)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19480</text:p>
          </table:table-cell>
          <table:table-cell office:value-type="string" calcext:value-type="string">
            <text:p>Fontaine-Adam (Ruisseau de la),</text:p>
          </table:table-cell>
          <table:table-cell/>
          <table:table-cell office:value-type="string" calcext:value-type="string">
            <text:p>vers Courgains</text:p>
            <text:p>         </text:p>
          </table:table-cell>
          <table:table-cell office:value-type="float" office:value="72104" calcext:value-type="float">
            <text:p>72104</text:p>
          </table:table-cell>
          <table:table-cell office:value-type="string" calcext:value-type="string">
            <text:p/>
            <text:p>         vers Courgains</text:p>
            <text:p>         , </text:p>
            <text:p>            xi</text:p>
            <text:p>            e siècle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29809</text:p>
          </table:table-cell>
          <table:table-cell office:value-type="string" calcext:value-type="string">
            <text:p>Manous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Crissé</text:p>
            <text:p>         </text:p>
          </table:table-cell>
          <table:table-cell office:value-type="float" office:value="72109" calcext:value-type="float">
            <text:p>72109</text:p>
          </table:table-cell>
          <table:table-cell office:value-type="string" calcext:value-type="string">
            <text:p/>
            <text:p>         lieu, vers Crissé</text:p>
            <text:p>         , 1771 </text:p>
            <text:p>         (Arch. dép., B 889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22252</text:p>
          </table:table-cell>
          <table:table-cell office:value-type="string" calcext:value-type="string">
            <text:p>Gerbe d’Orge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vers Cures</text:p>
            <text:p>         </text:p>
          </table:table-cell>
          <table:table-cell office:value-type="float" office:value="72111" calcext:value-type="float">
            <text:p>72111</text:p>
          </table:table-cell>
          <table:table-cell office:value-type="string" calcext:value-type="string">
            <text:p/>
            <text:p>         fief, vers Cures</text:p>
            <text:p>         , 1460 </text:p>
            <text:p>         (Sourches, p. 94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17645</text:p>
          </table:table-cell>
          <table:table-cell office:value-type="string" calcext:value-type="string">
            <text:p>Échardière (L’)*,</text:p>
          </table:table-cell>
          <table:table-cell office:value-type="string" calcext:value-type="string">
            <text:p>métairie</text:p>
          </table:table-cell>
          <table:table-cell office:value-type="string" calcext:value-type="string">
            <text:p>vers Dissay-sous-Courcillon</text:p>
            <text:p>         </text:p>
          </table:table-cell>
          <table:table-cell office:value-type="float" office:value="72115" calcext:value-type="float">
            <text:p>72115</text:p>
          </table:table-cell>
          <table:table-cell office:value-type="string" calcext:value-type="string">
            <text:p/>
            <text:p>         métairie, vers Dissay-sous-Courcillon</text:p>
            <text:p>         , 1779 </text:p>
            <text:p>         (arch. dép., G 815)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37342</text:p>
          </table:table-cell>
          <table:table-cell office:value-type="string" calcext:value-type="string">
            <text:p>Planche-d’Œufs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vers Dissé-sous-Ballon</text:p>
            <text:p>         </text:p>
          </table:table-cell>
          <table:table-cell office:value-type="float" office:value="72116" calcext:value-type="float">
            <text:p>72116</text:p>
          </table:table-cell>
          <table:table-cell office:value-type="string" calcext:value-type="string">
            <text:p/>
            <text:p>         lieu-dit, vers Dissé-sous-Ballon</text:p>
            <text:p>         .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DT72-04697</text:p>
          </table:table-cell>
          <table:table-cell office:value-type="string" calcext:value-type="string">
            <text:p>Boiffart*,</text:p>
          </table:table-cell>
          <table:table-cell office:value-type="string" calcext:value-type="string">
            <text:p>métairie</text:p>
          </table:table-cell>
          <table:table-cell office:value-type="string" calcext:value-type="string">
            <text:p>vers Domfront-en-Champagne</text:p>
            <text:p>         </text:p>
          </table:table-cell>
          <table:table-cell office:value-type="float" office:value="72119" calcext:value-type="float">
            <text:p>72119</text:p>
          </table:table-cell>
          <table:table-cell office:value-type="string" calcext:value-type="string">
            <text:p/>
            <text:p>         métairie, vers Domfront-en-Champagne</text:p>
            <text:p>         , </text:p>
            <text:p>            xi</text:p>
            <text:p>            e-xi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29710</text:p>
          </table:table-cell>
          <table:table-cell office:value-type="string" calcext:value-type="string">
            <text:p>Malplet*,</text:p>
          </table:table-cell>
          <table:table-cell office:value-type="string" calcext:value-type="string">
            <text:p>dîme</text:p>
          </table:table-cell>
          <table:table-cell office:value-type="string" calcext:value-type="string">
            <text:p>vers Étival-en-Charnie</text:p>
            <text:p>         </text:p>
          </table:table-cell>
          <table:table-cell office:value-type="float" office:value="72074" calcext:value-type="float">
            <text:p>72074</text:p>
          </table:table-cell>
          <table:table-cell office:value-type="string" calcext:value-type="string">
            <text:p/>
            <text:p>         dîme, vers Étival-en-Charnie</text:p>
            <text:p>         , 1197 </text:p>
            <text:p>         (arch. dép., H 1372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5239</text:p>
          </table:table-cell>
          <table:table-cell office:value-type="string" calcext:value-type="string">
            <text:p>Patouilliau*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vers Étival-lès-le-Mans ou Moncé-en-Belin</text:p>
            <text:p>         </text:p>
          </table:table-cell>
          <table:table-cell office:value-type="string" calcext:value-type="string">
            <text:p>72127/72200</text:p>
          </table:table-cell>
          <table:table-cell office:value-type="string" calcext:value-type="string">
            <text:p/>
            <text:p>         moulin, vers Étival-lès-le-Mans ou Moncé-en-Belin</text:p>
            <text:p>         , 1314 </text:p>
            <text:p>         (Bibl. nat., fr. 8736, fol. 43)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35574</text:p>
          </table:table-cell>
          <table:table-cell office:value-type="string" calcext:value-type="string">
            <text:p>Peine-Perdue (Bois de la)*,</text:p>
          </table:table-cell>
          <table:table-cell/>
          <table:table-cell office:value-type="string" calcext:value-type="string">
            <text:p>vers Évaillé</text:p>
          </table:table-cell>
          <table:table-cell office:value-type="float" office:value="72128" calcext:value-type="float">
            <text:p>72128</text:p>
          </table:table-cell>
          <table:table-cell office:value-type="string" calcext:value-type="string">
            <text:p>dans la châtellenie de Maisoncelles</text:p>
            <text:p>         , vers Évaillé, 1408 </text:p>
            <text:p>         (Arch. nat., Q1 1023)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00481</text:p>
          </table:table-cell>
          <table:table-cell office:value-type="string" calcext:value-type="string">
            <text:p>Ambrés (Les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Fresnay</text:p>
            <text:p>         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/>
            <text:p>         lieu situé vers Fresnay</text:p>
            <text:p>         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44377</text:p>
          </table:table-cell>
          <table:table-cell office:value-type="string" calcext:value-type="string">
            <text:p>Solitaire (La)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vers Fresnay</text:p>
            <text:p>         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/>
            <text:p>         lieu-dit, vers Fresnay</text:p>
            <text:p>         , </text:p>
            <text:p>            xiii</text:p>
            <text:p>            e siècle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22383</text:p>
          </table:table-cell>
          <table:table-cell office:value-type="string" calcext:value-type="string">
            <text:p>Gilotteri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Fresnay</text:p>
            <text:p>         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/>
            <text:p>         lieu, vers Fresnay</text:p>
            <text:p>         , 1452 </text:p>
            <text:p>         (Sourches, p. 354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33252</text:p>
          </table:table-cell>
          <table:table-cell office:value-type="string" calcext:value-type="string">
            <text:p>Muloteri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Fresnay</text:p>
            <text:p>         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/>
            <text:p>         lieu, vers Fresnay</text:p>
            <text:p>         , 1452 </text:p>
            <text:p>         (Sourches, p. 354)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38908</text:p>
          </table:table-cell>
          <table:table-cell office:value-type="string" calcext:value-type="string">
            <text:p>Préaux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vers Juigné</text:p>
            <text:p>         </text:p>
          </table:table-cell>
          <table:table-cell office:value-type="float" office:value="72151" calcext:value-type="float">
            <text:p>72151</text:p>
          </table:table-cell>
          <table:table-cell office:value-type="string" calcext:value-type="string">
            <text:p/>
            <text:p>         fief, vers Juigné</text:p>
            <text:p>         , </text:p>
            <text:p>            xiv</text:p>
            <text:p>            e siècle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48018</text:p>
          </table:table-cell>
          <table:table-cell office:value-type="string" calcext:value-type="string">
            <text:p>Vernotière (La)*,</text:p>
          </table:table-cell>
          <table:table-cell office:value-type="string" calcext:value-type="string">
            <text:p>métairie</text:p>
          </table:table-cell>
          <table:table-cell office:value-type="string" calcext:value-type="string">
            <text:p>vers la Bosse</text:p>
            <text:p>         </text:p>
          </table:table-cell>
          <table:table-cell office:value-type="float" office:value="72040" calcext:value-type="float">
            <text:p>72040</text:p>
          </table:table-cell>
          <table:table-cell office:value-type="string" calcext:value-type="string">
            <text:p/>
            <text:p>         métairie, vers la Bosse</text:p>
            <text:p>         , 1718 </text:p>
            <text:p>         (Arch. dép., H 875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9022</text:p>
          </table:table-cell>
          <table:table-cell office:value-type="string" calcext:value-type="string">
            <text:p>Fief-au-Felle (Le)*,</text:p>
          </table:table-cell>
          <table:table-cell/>
          <table:table-cell office:value-type="string" calcext:value-type="string">
            <text:p>vers La Flèche</text:p>
            <text:p>         </text:p>
          </table:table-cell>
          <table:table-cell office:value-type="string" calcext:value-type="string">
            <text:p>Non/72154</text:p>
          </table:table-cell>
          <table:table-cell office:value-type="string" calcext:value-type="string">
            <text:p/>
            <text:p>         vers La Flèche</text:p>
            <text:p>          (Sainte-Colombe) 1563 </text:p>
            <text:p>         (arch. dép., H 463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4068</text:p>
          </table:table-cell>
          <table:table-cell office:value-type="string" calcext:value-type="string">
            <text:p>Sauvagère (La)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vers la Vassoler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rdage, commune de Bouloire, vers la Vassolerie.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DT72-25627</text:p>
          </table:table-cell>
          <table:table-cell office:value-type="string" calcext:value-type="string">
            <text:p>Hommaie (L’)*,</text:p>
          </table:table-cell>
          <table:table-cell office:value-type="string" calcext:value-type="string">
            <text:p>fief vassal</text:p>
          </table:table-cell>
          <table:table-cell office:value-type="string" calcext:value-type="string">
            <text:p>vers Laigné-en-Belin</text:p>
          </table:table-cell>
          <table:table-cell office:value-type="float" office:value="72155" calcext:value-type="float">
            <text:p>72155</text:p>
          </table:table-cell>
          <table:table-cell office:value-type="string" calcext:value-type="string">
            <text:p/>
            <text:p>         fief vassal de </text:p>
            <text:p>            Belin</text:p>
            <text:p>         , situé vers Laigné-en-Belin, </text:p>
            <text:p>            xv</text:p>
            <text:p>            e siècle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09889</text:p>
          </table:table-cell>
          <table:table-cell office:value-type="string" calcext:value-type="string">
            <text:p>Chailloi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Lavernat</text:p>
            <text:p>         </text:p>
          </table:table-cell>
          <table:table-cell office:value-type="float" office:value="72160" calcext:value-type="float">
            <text:p>72160</text:p>
          </table:table-cell>
          <table:table-cell office:value-type="string" calcext:value-type="string">
            <text:p/>
            <text:p>         lieu situé vers Lavernat</text:p>
            <text:p>         , </text:p>
            <text:p>            xiii</text:p>
            <text:p>            e siècle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16735</text:p>
          </table:table-cell>
          <table:table-cell office:value-type="string" calcext:value-type="string">
            <text:p>Cul-de-Lou*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vers Lavernat</text:p>
            <text:p>         </text:p>
          </table:table-cell>
          <table:table-cell office:value-type="float" office:value="72160" calcext:value-type="float">
            <text:p>72160</text:p>
          </table:table-cell>
          <table:table-cell office:value-type="string" calcext:value-type="string">
            <text:p/>
            <text:p>         lieu-dit, vers Lavernat</text:p>
            <text:p>         , 1267 </text:p>
            <text:p>         (Vaas, p. 274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15644</text:p>
          </table:table-cell>
          <table:table-cell office:value-type="string" calcext:value-type="string">
            <text:p>Couture (La)*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vers Lavernat</text:p>
            <text:p>         </text:p>
          </table:table-cell>
          <table:table-cell office:value-type="float" office:value="72160" calcext:value-type="float">
            <text:p>72160</text:p>
          </table:table-cell>
          <table:table-cell office:value-type="string" calcext:value-type="string">
            <text:p/>
            <text:p>         moulin, vers Lavernat</text:p>
            <text:p>         , 1666 </text:p>
            <text:p>         (Vaas, p. 75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10497</text:p>
          </table:table-cell>
          <table:table-cell office:value-type="string" calcext:value-type="string">
            <text:p>Champhellaut*,</text:p>
          </table:table-cell>
          <table:table-cell office:value-type="string" calcext:value-type="string">
            <text:p>métairie</text:p>
          </table:table-cell>
          <table:table-cell office:value-type="string" calcext:value-type="string">
            <text:p>vers le Grand-Lucé</text:p>
            <text:p>         </text:p>
          </table:table-cell>
          <table:table-cell office:value-type="float" office:value="72143" calcext:value-type="float">
            <text:p>72143</text:p>
          </table:table-cell>
          <table:table-cell office:value-type="string" calcext:value-type="string">
            <text:p/>
            <text:p>         métairie, vers le Grand-Lucé</text:p>
            <text:p>         , 1491</text:p>
            <text:p>         (Lucé, II, 315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27779</text:p>
          </table:table-cell>
          <table:table-cell office:value-type="string" calcext:value-type="string">
            <text:p>Linguin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le Lude</text:p>
            <text:p>         </text:p>
          </table:table-cell>
          <table:table-cell office:value-type="float" office:value="72176" calcext:value-type="float">
            <text:p>72176</text:p>
          </table:table-cell>
          <table:table-cell office:value-type="string" calcext:value-type="string">
            <text:p/>
            <text:p>         lieu, vers le Lude</text:p>
            <text:p>         , 1464 </text:p>
            <text:p>         (Rev. du M., XXXVII, 314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47382</text:p>
          </table:table-cell>
          <table:table-cell office:value-type="string" calcext:value-type="string">
            <text:p>Vauchoin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vers Ligron ou Clermont</text:p>
            <text:p>         </text:p>
          </table:table-cell>
          <table:table-cell office:value-type="string" calcext:value-type="string">
            <text:p>72163/72084</text:p>
          </table:table-cell>
          <table:table-cell office:value-type="string" calcext:value-type="string">
            <text:p/>
            <text:p>         lieu-dit, vers Ligron ou Clermont</text:p>
            <text:p>         , 1711 </text:p>
            <text:p>         (Maillé, 839)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47740</text:p>
          </table:table-cell>
          <table:table-cell office:value-type="string" calcext:value-type="string">
            <text:p>Veloudière (La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vers Lombron</text:p>
            <text:p>         </text:p>
          </table:table-cell>
          <table:table-cell office:value-type="float" office:value="72165" calcext:value-type="float">
            <text:p>72165</text:p>
          </table:table-cell>
          <table:table-cell office:value-type="string" calcext:value-type="string">
            <text:p/>
            <text:p>         bordage, vers Lombron</text:p>
            <text:p>         , 1654 (chartrier de Couléon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09883</text:p>
          </table:table-cell>
          <table:table-cell office:value-type="string" calcext:value-type="string">
            <text:p>Chaillard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Louplande</text:p>
            <text:p>         </text:p>
          </table:table-cell>
          <table:table-cell office:value-type="float" office:value="72169" calcext:value-type="float">
            <text:p>72169</text:p>
          </table:table-cell>
          <table:table-cell office:value-type="string" calcext:value-type="string">
            <text:p/>
            <text:p>         lieu situé vers Louplande</text:p>
            <text:p>         , 1444</text:p>
            <text:p>         (Sourches, p. 88)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18278</text:p>
          </table:table-cell>
          <table:table-cell office:value-type="string" calcext:value-type="string">
            <text:p>Esemerie (L’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vers Luceau</text:p>
            <text:p>         </text:p>
          </table:table-cell>
          <table:table-cell office:value-type="float" office:value="72173" calcext:value-type="float">
            <text:p>72173</text:p>
          </table:table-cell>
          <table:table-cell office:value-type="string" calcext:value-type="string">
            <text:p/>
            <text:p>         bordage, vers Luceau</text:p>
            <text:p>         , </text:p>
            <text:p>            xiii</text:p>
            <text:p>            e siècle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47080</text:p>
          </table:table-cell>
          <table:table-cell office:value-type="string" calcext:value-type="string">
            <text:p>Vallée-les-Loups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Luceau</text:p>
            <text:p>         </text:p>
          </table:table-cell>
          <table:table-cell office:value-type="float" office:value="72173" calcext:value-type="float">
            <text:p>72173</text:p>
          </table:table-cell>
          <table:table-cell office:value-type="string" calcext:value-type="string">
            <text:p/>
            <text:p>         lieu, vers Luceau</text:p>
            <text:p>         , 1566 </text:p>
            <text:p>         (Vaas, p. 54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33289</text:p>
          </table:table-cell>
          <table:table-cell office:value-type="string" calcext:value-type="string">
            <text:p>Murl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Luceau</text:p>
            <text:p>         </text:p>
          </table:table-cell>
          <table:table-cell office:value-type="float" office:value="72173" calcext:value-type="float">
            <text:p>72173</text:p>
          </table:table-cell>
          <table:table-cell office:value-type="string" calcext:value-type="string">
            <text:p/>
            <text:p>         lieu, vers Luceau</text:p>
            <text:p>         , 1666 </text:p>
            <text:p>         (Vaas, p. 53)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24315</text:p>
          </table:table-cell>
          <table:table-cell office:value-type="string" calcext:value-type="string">
            <text:p>Guichet (Le)*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vers Luceau</text:p>
            <text:p>         </text:p>
          </table:table-cell>
          <table:table-cell office:value-type="float" office:value="72173" calcext:value-type="float">
            <text:p>72173</text:p>
          </table:table-cell>
          <table:table-cell office:value-type="string" calcext:value-type="string">
            <text:p/>
            <text:p>         moulin, vers Luceau</text:p>
            <text:p>         , </text:p>
            <text:p>            xvi</text:p>
            <text:p>            e siècle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38864</text:p>
          </table:table-cell>
          <table:table-cell office:value-type="string" calcext:value-type="string">
            <text:p>Pré (Le Moulin du)*,</text:p>
          </table:table-cell>
          <table:table-cell/>
          <table:table-cell office:value-type="string" calcext:value-type="string">
            <text:p>vers Luceau</text:p>
            <text:p>         </text:p>
          </table:table-cell>
          <table:table-cell office:value-type="float" office:value="72173" calcext:value-type="float">
            <text:p>72173</text:p>
          </table:table-cell>
          <table:table-cell office:value-type="string" calcext:value-type="string">
            <text:p/>
            <text:p>         vers Luceau</text:p>
            <text:p>         , 1542 </text:p>
            <text:p>         (arch. dép., H 561)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00380</text:p>
          </table:table-cell>
          <table:table-cell office:value-type="string" calcext:value-type="string">
            <text:p>Aître-Veidie (L’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Marçon</text:p>
            <text:p>         </text:p>
          </table:table-cell>
          <table:table-cell office:value-type="float" office:value="72183" calcext:value-type="float">
            <text:p>72183</text:p>
          </table:table-cell>
          <table:table-cell office:value-type="string" calcext:value-type="string">
            <text:p/>
            <text:p>         lieu situé vers Marçon</text:p>
            <text:p>         , 1764 (Cogner)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13442</text:p>
          </table:table-cell>
          <table:table-cell office:value-type="string" calcext:value-type="string">
            <text:p>Clos-Dionneau (Le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Marçon</text:p>
            <text:p>         </text:p>
          </table:table-cell>
          <table:table-cell office:value-type="float" office:value="72183" calcext:value-type="float">
            <text:p>72183</text:p>
          </table:table-cell>
          <table:table-cell office:value-type="string" calcext:value-type="string">
            <text:p/>
            <text:p>         lieu situé vers Marçon</text:p>
            <text:p>         , 1764 (Cogner)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12081</text:p>
          </table:table-cell>
          <table:table-cell office:value-type="string" calcext:value-type="string">
            <text:p>Cheminé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Marçon</text:p>
            <text:p>         </text:p>
          </table:table-cell>
          <table:table-cell office:value-type="float" office:value="72183" calcext:value-type="float">
            <text:p>72183</text:p>
          </table:table-cell>
          <table:table-cell office:value-type="string" calcext:value-type="string">
            <text:p/>
            <text:p>         lieu, vers Marçon</text:p>
            <text:p>         , 1764 (Cogner)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40844</text:p>
          </table:table-cell>
          <table:table-cell office:value-type="string" calcext:value-type="string">
            <text:p>la Haute-)*,</text:p>
          </table:table-cell>
          <table:table-cell office:value-type="string" calcext:value-type="string">
            <text:p>lieux</text:p>
          </table:table-cell>
          <table:table-cell office:value-type="string" calcext:value-type="string">
            <text:p>vers Marçon</text:p>
            <text:p>         </text:p>
          </table:table-cell>
          <table:table-cell office:value-type="float" office:value="72183" calcext:value-type="float">
            <text:p>72183</text:p>
          </table:table-cell>
          <table:table-cell office:value-type="string" calcext:value-type="string">
            <text:p/>
            <text:p>         lieux, vers Marçon</text:p>
            <text:p>         , 1764 (Cogner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26310</text:p>
          </table:table-cell>
          <table:table-cell office:value-type="string" calcext:value-type="string">
            <text:p>Hutterie (La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vers Marolles-les-Braults</text:p>
            <text:p>         </text:p>
          </table:table-cell>
          <table:table-cell office:value-type="float" office:value="72189" calcext:value-type="float">
            <text:p>72189</text:p>
          </table:table-cell>
          <table:table-cell office:value-type="string" calcext:value-type="string">
            <text:p/>
            <text:p>         bordage, vers Marolles-les-Braults</text:p>
            <text:p>         , 1770 </text:p>
            <text:p>         (Pesche, V, 619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46283</text:p>
          </table:table-cell>
          <table:table-cell office:value-type="string" calcext:value-type="string">
            <text:p>la Crocherie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vers Mayet</text:p>
            <text:p>         </text:p>
          </table:table-cell>
          <table:table-cell office:value-type="float" office:value="72191" calcext:value-type="float">
            <text:p>72191</text:p>
          </table:table-cell>
          <table:table-cell office:value-type="string" calcext:value-type="string">
            <text:p/>
            <text:p>         fief, vers Mayet</text:p>
            <text:p>          </text:p>
            <text:p>         (Mayet, I, 349)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05650</text:p>
          </table:table-cell>
          <table:table-cell office:value-type="string" calcext:value-type="string">
            <text:p>Bonnet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Mayet</text:p>
            <text:p>         </text:p>
          </table:table-cell>
          <table:table-cell office:value-type="float" office:value="72191" calcext:value-type="float">
            <text:p>72191</text:p>
          </table:table-cell>
          <table:table-cell office:value-type="string" calcext:value-type="string">
            <text:p/>
            <text:p>         lieu, vers Mayet</text:p>
            <text:p>         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35858</text:p>
          </table:table-cell>
          <table:table-cell office:value-type="string" calcext:value-type="string">
            <text:p>Perraudière (La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vers Moitron</text:p>
            <text:p>         </text:p>
          </table:table-cell>
          <table:table-cell office:value-type="float" office:value="72199" calcext:value-type="float">
            <text:p>72199</text:p>
          </table:table-cell>
          <table:table-cell office:value-type="string" calcext:value-type="string">
            <text:p/>
            <text:p>         fief, vers Moitron</text:p>
            <text:p>         , dans la mouvance de Possé à Asse-le-Riboul, 1595 </text:p>
            <text:p>         (Cogner, E 733).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DT72-47493</text:p>
          </table:table-cell>
          <table:table-cell office:value-type="string" calcext:value-type="string">
            <text:p>Vauhaudoin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Montabon</text:p>
            <text:p>         </text:p>
          </table:table-cell>
          <table:table-cell office:value-type="float" office:value="72203" calcext:value-type="float">
            <text:p>72203</text:p>
          </table:table-cell>
          <table:table-cell office:value-type="string" calcext:value-type="string">
            <text:p/>
            <text:p>         lieu, vers Montabon</text:p>
            <text:p>         , </text:p>
            <text:p>            xviii</text:p>
            <text:p>            e siècle </text:p>
            <text:p>         (Arch. dép., H 370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05294</text:p>
          </table:table-cell>
          <table:table-cell office:value-type="string" calcext:value-type="string">
            <text:p>Boisinières (Les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vers Montbizot</text:p>
            <text:p>         </text:p>
          </table:table-cell>
          <table:table-cell office:value-type="float" office:value="72205" calcext:value-type="float">
            <text:p>72205</text:p>
          </table:table-cell>
          <table:table-cell office:value-type="string" calcext:value-type="string">
            <text:p/>
            <text:p>         fief, vers Montbizot</text:p>
            <text:p>          (?), 1672</text:p>
            <text:p>         (arch. dép., G 858).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DT72-14608</text:p>
          </table:table-cell>
          <table:table-cell office:value-type="string" calcext:value-type="string">
            <text:p>Côtelier (Le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Montreuil-le-Chétif</text:p>
            <text:p>         </text:p>
          </table:table-cell>
          <table:table-cell office:value-type="float" office:value="72209" calcext:value-type="float">
            <text:p>72209</text:p>
          </table:table-cell>
          <table:table-cell office:value-type="string" calcext:value-type="string">
            <text:p/>
            <text:p>         lieu, vers Montreuil-le-Chétif</text:p>
            <text:p>         , </text:p>
            <text:p>            xviii</text:p>
            <text:p>            e siècle </text:p>
            <text:p>         (Chron. de Fresnay, p. 376).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DT72-07182</text:p>
          </table:table-cell>
          <table:table-cell office:value-type="string" calcext:value-type="string">
            <text:p>Bouveaurière (La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vers Neuvillalais</text:p>
            <text:p>         </text:p>
          </table:table-cell>
          <table:table-cell office:value-type="float" office:value="72216" calcext:value-type="float">
            <text:p>72216</text:p>
          </table:table-cell>
          <table:table-cell office:value-type="string" calcext:value-type="string">
            <text:p/>
            <text:p>         fief, vers Neuvillalais</text:p>
            <text:p>         , </text:p>
            <text:p>            xvi</text:p>
            <text:p>            e siècle</text:p>
            <text:p>         (Cogner, E 111).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DT72-05605</text:p>
          </table:table-cell>
          <table:table-cell office:value-type="string" calcext:value-type="string">
            <text:p>Bonnannières (Les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vers Neuvillalais</text:p>
            <text:p>         </text:p>
          </table:table-cell>
          <table:table-cell office:value-type="float" office:value="72216" calcext:value-type="float">
            <text:p>72216</text:p>
          </table:table-cell>
          <table:table-cell office:value-type="string" calcext:value-type="string">
            <text:p/>
            <text:p>         fief, vers Neuvillalais</text:p>
            <text:p>         , </text:p>
            <text:p>            xvii</text:p>
            <text:p>            e siècle</text:p>
            <text:p>         (Cogner, E 113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02305</text:p>
          </table:table-cell>
          <table:table-cell office:value-type="string" calcext:value-type="string">
            <text:p>Beau-Bariller (Le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Nogent-le-Bernard</text:p>
            <text:p>         </text:p>
          </table:table-cell>
          <table:table-cell office:value-type="float" office:value="72220" calcext:value-type="float">
            <text:p>72220</text:p>
          </table:table-cell>
          <table:table-cell office:value-type="string" calcext:value-type="string">
            <text:p/>
            <text:p>         lieu, vers Nogent-le-Bernard</text:p>
            <text:p>         </text:p>
            <text:p>         (Prov. du M., 1931, p. 81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37015</text:p>
          </table:table-cell>
          <table:table-cell office:value-type="string" calcext:value-type="string">
            <text:p>les Petits-)*,</text:p>
          </table:table-cell>
          <table:table-cell office:value-type="string" calcext:value-type="string">
            <text:p>métairies</text:p>
          </table:table-cell>
          <table:table-cell office:value-type="string" calcext:value-type="string">
            <text:p>vers Noyen</text:p>
            <text:p>         </text:p>
          </table:table-cell>
          <table:table-cell office:value-type="float" office:value="72223" calcext:value-type="float">
            <text:p>72223</text:p>
          </table:table-cell>
          <table:table-cell office:value-type="string" calcext:value-type="string">
            <text:p/>
            <text:p>         métairies, vers Noyen</text:p>
            <text:p>         , 1544 </text:p>
            <text:p>         (Arch. dép., H 126)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18058</text:p>
          </table:table-cell>
          <table:table-cell office:value-type="string" calcext:value-type="string">
            <text:p>Épinardeau (L’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Parennes ou Sillé-le-Guillaume</text:p>
            <text:p>         </text:p>
          </table:table-cell>
          <table:table-cell office:value-type="string" calcext:value-type="string">
            <text:p>72229/72334</text:p>
          </table:table-cell>
          <table:table-cell office:value-type="string" calcext:value-type="string">
            <text:p/>
            <text:p>         lieu situé vers Parennes ou Sillé-le-Guillaume</text:p>
            <text:p>         , </text:p>
            <text:p>            xiii</text:p>
            <text:p>            e siècle.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DT72-15506</text:p>
          </table:table-cell>
          <table:table-cell office:value-type="string" calcext:value-type="string">
            <text:p>Courtilleries (Les)*,</text:p>
          </table:table-cell>
          <table:table-cell office:value-type="string" calcext:value-type="string">
            <text:p>bordage</text:p>
          </table:table-cell>
          <table:table-cell office:value-type="string" calcext:value-type="string">
            <text:p>vers Parigné-l’Évêque</text:p>
            <text:p>         </text:p>
          </table:table-cell>
          <table:table-cell office:value-type="float" office:value="72231" calcext:value-type="float">
            <text:p>72231</text:p>
          </table:table-cell>
          <table:table-cell office:value-type="string" calcext:value-type="string">
            <text:p/>
            <text:p>         bordage, vers Parigné-l’Évêque</text:p>
            <text:p>         , </text:p>
            <text:p>            xvi</text:p>
            <text:p>            e siècle </text:p>
            <text:p>         (arch. dép., H 191).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DT72-12089</text:p>
          </table:table-cell>
          <table:table-cell office:value-type="string" calcext:value-type="string">
            <text:p>Cheminées (Les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Parigné-l’Évêque</text:p>
            <text:p>         </text:p>
          </table:table-cell>
          <table:table-cell office:value-type="float" office:value="72231" calcext:value-type="float">
            <text:p>72231</text:p>
          </table:table-cell>
          <table:table-cell office:value-type="string" calcext:value-type="string">
            <text:p/>
            <text:p>         lieu, vers Parigné-l’Évêque</text:p>
            <text:p>         , </text:p>
            <text:p>            xvi</text:p>
            <text:p>            e siècle</text:p>
            <text:p>         (arch. dép., H 191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42610</text:p>
          </table:table-cell>
          <table:table-cell office:value-type="string" calcext:value-type="string">
            <text:p>Ruisseaux,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vers Poillé</text:p>
            <text:p>         </text:p>
          </table:table-cell>
          <table:table-cell office:value-type="float" office:value="72239" calcext:value-type="float">
            <text:p>72239</text:p>
          </table:table-cell>
          <table:table-cell office:value-type="string" calcext:value-type="string">
            <text:p/>
            <text:p>         terre située vers Poillé</text:p>
            <text:p>         , 1448 </text:p>
            <text:p>         (Verdelles, p. 60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23838</text:p>
          </table:table-cell>
          <table:table-cell office:value-type="string" calcext:value-type="string">
            <text:p>Gué-aux-Âniers (Le)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vers Pruillé-l’Éguillé</text:p>
            <text:p>         </text:p>
          </table:table-cell>
          <table:table-cell office:value-type="float" office:value="72248" calcext:value-type="float">
            <text:p>72248</text:p>
          </table:table-cell>
          <table:table-cell office:value-type="string" calcext:value-type="string">
            <text:p/>
            <text:p>         lieu-dit, vers Pruillé-l’Éguillé</text:p>
            <text:p>         , 1352 </text:p>
            <text:p>         (Lucé, I, 226)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46892</text:p>
          </table:table-cell>
          <table:table-cell office:value-type="string" calcext:value-type="string">
            <text:p>Valin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Rouillon</text:p>
            <text:p>         </text:p>
          </table:table-cell>
          <table:table-cell office:value-type="float" office:value="72257" calcext:value-type="float">
            <text:p>72257</text:p>
          </table:table-cell>
          <table:table-cell office:value-type="string" calcext:value-type="string">
            <text:p/>
            <text:p>         lieu, vers Rouillon</text:p>
            <text:p>         , </text:p>
            <text:p>            xiii</text:p>
            <text:p>            e siècle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24449</text:p>
          </table:table-cell>
          <table:table-cell office:value-type="string" calcext:value-type="string">
            <text:p>Guilleri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Saint-Cosme-de-Vair</text:p>
            <text:p>         </text:p>
          </table:table-cell>
          <table:table-cell office:value-type="float" office:value="72276" calcext:value-type="float">
            <text:p>72276</text:p>
          </table:table-cell>
          <table:table-cell office:value-type="string" calcext:value-type="string">
            <text:p/>
            <text:p>         lieu, vers Saint-Cosme-de-Vair</text:p>
            <text:p>         , 1457 </text:p>
            <text:p>         (S.-Cosme, p. 78)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03674</text:p>
          </table:table-cell>
          <table:table-cell office:value-type="string" calcext:value-type="string">
            <text:p>Bernouiller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vers Saint-Mars-la-Brière</text:p>
            <text:p>         </text:p>
          </table:table-cell>
          <table:table-cell office:value-type="float" office:value="72300" calcext:value-type="float">
            <text:p>72300</text:p>
          </table:table-cell>
          <table:table-cell office:value-type="string" calcext:value-type="string">
            <text:p/>
            <text:p>         lieu-dit, vers Saint-Mars-la-Brière</text:p>
            <text:p>         , </text:p>
            <text:p>            xiii</text:p>
            <text:p>            e siècle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15678</text:p>
          </table:table-cell>
          <table:table-cell office:value-type="string" calcext:value-type="string">
            <text:p>Couvert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Saint-Mars-sous-Ballon</text:p>
            <text:p>         </text:p>
          </table:table-cell>
          <table:table-cell office:value-type="float" office:value="72301" calcext:value-type="float">
            <text:p>72301</text:p>
          </table:table-cell>
          <table:table-cell office:value-type="string" calcext:value-type="string">
            <text:p/>
            <text:p>         lieu, vers Saint-Mars-sous-Ballon</text:p>
            <text:p>         , </text:p>
            <text:p>            xiii</text:p>
            <text:p>            e siècle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18990</text:p>
          </table:table-cell>
          <table:table-cell office:value-type="string" calcext:value-type="string">
            <text:p>Feumusson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Saint-Mars-sous-Ballon</text:p>
            <text:p>         </text:p>
          </table:table-cell>
          <table:table-cell office:value-type="float" office:value="72301" calcext:value-type="float">
            <text:p>72301</text:p>
          </table:table-cell>
          <table:table-cell office:value-type="string" calcext:value-type="string">
            <text:p/>
            <text:p>         lieu, vers Saint-Mars-sous-Ballon</text:p>
            <text:p>         , </text:p>
            <text:p>            xiii</text:p>
            <text:p>            e sièc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38975</text:p>
          </table:table-cell>
          <table:table-cell office:value-type="string" calcext:value-type="string">
            <text:p>Préferré*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vers Sainte-Croi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, au </text:p>
            <text:p>            Mans</text:p>
            <text:p>          (vers Sainte-Croix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11282</text:p>
          </table:table-cell>
          <table:table-cell office:value-type="string" calcext:value-type="string">
            <text:p>Chartier (Le)*,</text:p>
          </table:table-cell>
          <table:table-cell office:value-type="string" calcext:value-type="string">
            <text:p>métairie</text:p>
          </table:table-cell>
          <table:table-cell office:value-type="string" calcext:value-type="string">
            <text:p>vers Saosnes</text:p>
            <text:p>         </text:p>
          </table:table-cell>
          <table:table-cell office:value-type="float" office:value="72326" calcext:value-type="float">
            <text:p>72326</text:p>
          </table:table-cell>
          <table:table-cell office:value-type="string" calcext:value-type="string">
            <text:p/>
            <text:p>         métairie, vers Saosnes</text:p>
            <text:p>         , 1530</text:p>
            <text:p>         (arch. dép., H 172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09956</text:p>
          </table:table-cell>
          <table:table-cell office:value-type="string" calcext:value-type="string">
            <text:p>Chalaigné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vers Savigné-l’Évêque</text:p>
            <text:p>         </text:p>
          </table:table-cell>
          <table:table-cell office:value-type="float" office:value="72329" calcext:value-type="float">
            <text:p>72329</text:p>
          </table:table-cell>
          <table:table-cell office:value-type="string" calcext:value-type="string">
            <text:p/>
            <text:p>         fief, vers Savigné-l’Évêque</text:p>
            <text:p>         , 1785</text:p>
            <text:p>         (arch. dép., G 889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01548</text:p>
          </table:table-cell>
          <table:table-cell office:value-type="string" calcext:value-type="string">
            <text:p>Babillard (Le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Savigné-l’Évêque</text:p>
            <text:p>         </text:p>
          </table:table-cell>
          <table:table-cell office:value-type="float" office:value="72329" calcext:value-type="float">
            <text:p>72329</text:p>
          </table:table-cell>
          <table:table-cell office:value-type="string" calcext:value-type="string">
            <text:p/>
            <text:p>         lieu situé vers Savigné-l’Évêque</text:p>
            <text:p>         , 1620</text:p>
            <text:p>         (Rev. du M., I, 377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15767</text:p>
          </table:table-cell>
          <table:table-cell office:value-type="string" calcext:value-type="string">
            <text:p>Crestem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Sillé-le-Guillaume</text:p>
            <text:p>         </text:p>
          </table:table-cell>
          <table:table-cell office:value-type="float" office:value="72334" calcext:value-type="float">
            <text:p>72334</text:p>
          </table:table-cell>
          <table:table-cell office:value-type="string" calcext:value-type="string">
            <text:p/>
            <text:p>         lieu, vers Sillé-le-Guillaume</text:p>
            <text:p>         , 1567 </text:p>
            <text:p>         (arch. dép., G 464)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21230</text:p>
          </table:table-cell>
          <table:table-cell office:value-type="string" calcext:value-type="string">
            <text:p>Gaillardière (La)*,</text:p>
          </table:table-cell>
          <table:table-cell office:value-type="string" calcext:value-type="string">
            <text:p>métairie</text:p>
          </table:table-cell>
          <table:table-cell office:value-type="string" calcext:value-type="string">
            <text:p>vers Sillé-le-Guillaume</text:p>
            <text:p>         </text:p>
          </table:table-cell>
          <table:table-cell office:value-type="float" office:value="72334" calcext:value-type="float">
            <text:p>72334</text:p>
          </table:table-cell>
          <table:table-cell office:value-type="string" calcext:value-type="string">
            <text:p/>
            <text:p>         métairie, vers Sillé-le-Guillaume</text:p>
            <text:p>         , </text:p>
            <text:p>            xiii</text:p>
            <text:p>            e siècle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00676</text:p>
          </table:table-cell>
          <table:table-cell office:value-type="string" calcext:value-type="string">
            <text:p>Arablay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Souligné-sous-Ballon</text:p>
            <text:p>         </text:p>
          </table:table-cell>
          <table:table-cell office:value-type="float" office:value="72340" calcext:value-type="float">
            <text:p>72340</text:p>
          </table:table-cell>
          <table:table-cell office:value-type="string" calcext:value-type="string">
            <text:p/>
            <text:p>         lieu situé vers Souligné-sous-Ballon</text:p>
            <text:p>         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43887</text:p>
          </table:table-cell>
          <table:table-cell office:value-type="string" calcext:value-type="string">
            <text:p>Sarrasinière (La)*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vers Souligné-sous-Ballon</text:p>
            <text:p>         </text:p>
          </table:table-cell>
          <table:table-cell office:value-type="float" office:value="72340" calcext:value-type="float">
            <text:p>72340</text:p>
          </table:table-cell>
          <table:table-cell office:value-type="string" calcext:value-type="string">
            <text:p/>
            <text:p>         lieu-dit, vers Souligné-sous-Ballon</text:p>
            <text:p>         , </text:p>
            <text:p>            xiii</text:p>
            <text:p>            e siècle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21710</text:p>
          </table:table-cell>
          <table:table-cell office:value-type="string" calcext:value-type="string">
            <text:p>Gâteminière (La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vers Teloché</text:p>
            <text:p>         </text:p>
          </table:table-cell>
          <table:table-cell office:value-type="float" office:value="72350" calcext:value-type="float">
            <text:p>72350</text:p>
          </table:table-cell>
          <table:table-cell office:value-type="string" calcext:value-type="string">
            <text:p/>
            <text:p>         fief, vers Teloché</text:p>
            <text:p>         , 1766 </text:p>
            <text:p>         (Arch. dép., G 109).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DT72-21551</text:p>
          </table:table-cell>
          <table:table-cell office:value-type="string" calcext:value-type="string">
            <text:p>Garneret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vers Tennie</text:p>
            <text:p>         </text:p>
          </table:table-cell>
          <table:table-cell office:value-type="float" office:value="72351" calcext:value-type="float">
            <text:p>72351</text:p>
          </table:table-cell>
          <table:table-cell office:value-type="string" calcext:value-type="string">
            <text:p/>
            <text:p>         lieu-dit, vers Tennie</text:p>
            <text:p>         , </text:p>
            <text:p>            xiv</text:p>
            <text:p>            e siècle </text:p>
            <text:p>         (Beaulieu, 335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46268</text:p>
          </table:table-cell>
          <table:table-cell office:value-type="string" calcext:value-type="string">
            <text:p>Triqueri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Tennie</text:p>
            <text:p>         </text:p>
          </table:table-cell>
          <table:table-cell office:value-type="float" office:value="72351" calcext:value-type="float">
            <text:p>72351</text:p>
          </table:table-cell>
          <table:table-cell office:value-type="string" calcext:value-type="string">
            <text:p/>
            <text:p>         lieu, vers Tennie</text:p>
            <text:p>         , 1456 </text:p>
            <text:p>         (Prov. du M., VIII, 263)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03754</text:p>
          </table:table-cell>
          <table:table-cell office:value-type="string" calcext:value-type="string">
            <text:p>Bertin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Thoiré-sur-Dinan</text:p>
            <text:p>         </text:p>
          </table:table-cell>
          <table:table-cell office:value-type="float" office:value="72356" calcext:value-type="float">
            <text:p>72356</text:p>
          </table:table-cell>
          <table:table-cell office:value-type="string" calcext:value-type="string">
            <text:p/>
            <text:p>         lieu, vers Thoiré-sur-Dinan</text:p>
            <text:p>         , </text:p>
            <text:p>            xvi</text:p>
            <text:p>            e siècle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05014</text:p>
          </table:table-cell>
          <table:table-cell office:value-type="string" calcext:value-type="string">
            <text:p>Bois-aux-Moines (Le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Thoiré-sur-Dinan</text:p>
            <text:p>         </text:p>
          </table:table-cell>
          <table:table-cell office:value-type="float" office:value="72356" calcext:value-type="float">
            <text:p>72356</text:p>
          </table:table-cell>
          <table:table-cell office:value-type="string" calcext:value-type="string">
            <text:p/>
            <text:p>         lieu, vers Thoiré-sur-Dinan</text:p>
            <text:p>         , 1594</text:p>
            <text:p>         (arch. dép., H 245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38453</text:p>
          </table:table-cell>
          <table:table-cell office:value-type="string" calcext:value-type="string">
            <text:p>Port-Chevache (Le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Thorée</text:p>
            <text:p>         </text:p>
          </table:table-cell>
          <table:table-cell office:value-type="float" office:value="72357" calcext:value-type="float">
            <text:p>72357</text:p>
          </table:table-cell>
          <table:table-cell office:value-type="string" calcext:value-type="string">
            <text:p/>
            <text:p>         lieu, vers Thorée</text:p>
            <text:p>         , 1217 </text:p>
            <text:p>         (Arch. dép., H 439).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DT72-17195</text:p>
          </table:table-cell>
          <table:table-cell office:value-type="string" calcext:value-type="string">
            <text:p>Doltière (La)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vers Vaas</text:p>
            <text:p>         </text:p>
          </table:table-cell>
          <table:table-cell office:value-type="float" office:value="72364" calcext:value-type="float">
            <text:p>72364</text:p>
          </table:table-cell>
          <table:table-cell office:value-type="string" calcext:value-type="string">
            <text:p/>
            <text:p>         fief, vers Vaas</text:p>
            <text:p>         , </text:p>
            <text:p>            xviii</text:p>
            <text:p>            e siècle </text:p>
            <text:p>         (arch. dép., H 370 ; Vaas, p. 150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46280</text:p>
          </table:table-cell>
          <table:table-cell office:value-type="string" calcext:value-type="string">
            <text:p>Troch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Vaas</text:p>
            <text:p>         </text:p>
          </table:table-cell>
          <table:table-cell office:value-type="float" office:value="72364" calcext:value-type="float">
            <text:p>72364</text:p>
          </table:table-cell>
          <table:table-cell office:value-type="string" calcext:value-type="string">
            <text:p/>
            <text:p>         lieu, vers Vaas</text:p>
            <text:p>          </text:p>
            <text:p>         (Pesche, VI, 419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17482</text:p>
          </table:table-cell>
          <table:table-cell office:value-type="string" calcext:value-type="string">
            <text:p>Droulinière (La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Vaas</text:p>
            <text:p>         </text:p>
          </table:table-cell>
          <table:table-cell office:value-type="float" office:value="72364" calcext:value-type="float">
            <text:p>72364</text:p>
          </table:table-cell>
          <table:table-cell office:value-type="string" calcext:value-type="string">
            <text:p/>
            <text:p>         lieu, vers Vaas</text:p>
            <text:p>         , 1666 </text:p>
            <text:p>         (Vaas, p. 74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33436</text:p>
          </table:table-cell>
          <table:table-cell office:value-type="string" calcext:value-type="string">
            <text:p>Neuville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vers Verneil-le-Chétif</text:p>
            <text:p>         </text:p>
          </table:table-cell>
          <table:table-cell office:value-type="float" office:value="72369" calcext:value-type="float">
            <text:p>72369</text:p>
          </table:table-cell>
          <table:table-cell office:value-type="string" calcext:value-type="string">
            <text:p/>
            <text:p>         fief, vers Verneil-le-Chétif</text:p>
            <text:p>         , 1631 </text:p>
            <text:p>         (Arch. dép., G 897)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45808</text:p>
          </table:table-cell>
          <table:table-cell office:value-type="string" calcext:value-type="string">
            <text:p>Touche (La)*,</text:p>
          </table:table-cell>
          <table:table-cell office:value-type="string" calcext:value-type="string">
            <text:p>courtillerie</text:p>
          </table:table-cell>
          <table:table-cell office:value-type="string" calcext:value-type="string">
            <text:p>vers Vernie</text:p>
            <text:p>         </text:p>
          </table:table-cell>
          <table:table-cell office:value-type="float" office:value="72370" calcext:value-type="float">
            <text:p>72370</text:p>
          </table:table-cell>
          <table:table-cell office:value-type="string" calcext:value-type="string">
            <text:p/>
            <text:p>         courtillerie, vers Vernie</text:p>
            <text:p>         , 1452 </text:p>
            <text:p>         (Sourches, p. 354)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T72-01461</text:p>
          </table:table-cell>
          <table:table-cell office:value-type="string" calcext:value-type="string">
            <text:p>Aune (L’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Vibraye</text:p>
            <text:p>         </text:p>
          </table:table-cell>
          <table:table-cell office:value-type="float" office:value="72373" calcext:value-type="float">
            <text:p>72373</text:p>
          </table:table-cell>
          <table:table-cell office:value-type="string" calcext:value-type="string">
            <text:p/>
            <text:p>         lieu situé vers Vibraye</text:p>
            <text:p>         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24056</text:p>
          </table:table-cell>
          <table:table-cell office:value-type="string" calcext:value-type="string">
            <text:p>Gué-Perroux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ers Vibraye</text:p>
            <text:p>         </text:p>
          </table:table-cell>
          <table:table-cell office:value-type="float" office:value="72373" calcext:value-type="float">
            <text:p>72373</text:p>
          </table:table-cell>
          <table:table-cell office:value-type="string" calcext:value-type="string">
            <text:p/>
            <text:p>         lieu, vers Vibraye</text:p>
            <text:p>         , </text:p>
            <text:p>            xii</text:p>
            <text:p>            e sièc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9484</text:p>
          </table:table-cell>
          <table:table-cell office:value-type="string" calcext:value-type="string">
            <text:p>le Petit-),</text:p>
          </table:table-cell>
          <table:table-cell office:value-type="string" calcext:value-type="string">
            <text:p>ferme et bordage</text:p>
          </table:table-cell>
          <table:table-cell office:value-type="string" calcext:value-type="string">
            <text:p>vieux chemin de Sarg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 et bordage, commune du Mans (vieux chemin de Sargé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36885</text:p>
          </table:table-cell>
          <table:table-cell office:value-type="string" calcext:value-type="string">
            <text:p>Pin (Le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vieux chemin de Sarg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u Mans (vieux chemin de Sargé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5509</text:p>
          </table:table-cell>
          <table:table-cell office:value-type="string" calcext:value-type="string">
            <text:p>Thibaudirèe (La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vieux chemin de Sarg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u Mans (vieux chemin de Sargé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48402</text:p>
          </table:table-cell>
          <table:table-cell office:value-type="string" calcext:value-type="string">
            <text:p>Vignas (Le)*,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Vigna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, commune de Saint-Marceau (Tr.) ; lieu distinct du Vignard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2-15708</text:p>
          </table:table-cell>
          <table:table-cell office:value-type="string" calcext:value-type="string">
            <text:p>Crannes*,</text:p>
          </table:table-cell>
          <table:table-cell/>
          <table:table-cell office:value-type="string" calcext:value-type="string">
            <text:p>villa du M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 du Maine appartenant à l’abbaye de Saint-Evroult, </text:p>
            <text:p>            ix</text:p>
            <text:p>            e siècle.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DT72-25413</text:p>
          </table:table-cell>
          <table:table-cell office:value-type="string" calcext:value-type="string">
            <text:p>Héritière (L’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Villaines</text:p>
          </table:table-cell>
          <table:table-cell office:value-type="float" office:value="72377" calcext:value-type="float">
            <text:p>72377</text:p>
          </table:table-cell>
          <table:table-cell office:value-type="string" calcext:value-type="string">
            <text:p/>
            <text:p>         maison, commune de Villaines-sous-Malicorne ; ruisseau affluent du Ribou, limite Villaines et Bouss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2-34956</text:p>
          </table:table-cell>
          <table:table-cell office:value-type="string" calcext:value-type="string">
            <text:p>Pas-d’Ane (Croix du),</text:p>
          </table:table-cell>
          <table:table-cell/>
          <table:table-cell office:value-type="string" calcext:value-type="string">
            <text:p>Villaines</text:p>
          </table:table-cell>
          <table:table-cell office:value-type="float" office:value="72376" calcext:value-type="float">
            <text:p>72376</text:p>
          </table:table-cell>
          <table:table-cell office:value-type="string" calcext:value-type="string">
            <text:p>sur le chemin de Courdemanche à Villaines-sous-Lucé, aux confins de Villaines et de Saint-Vincent-du-Lorouer (Jaillot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37043</text:p>
          </table:table-cell>
          <table:table-cell office:value-type="string" calcext:value-type="string">
            <text:p>Pinsonnière (La)*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Ville-Gailla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e Juigné, réunie à Ville-Gaillard </text:p>
            <text:p>         (1847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2-28096</text:p>
          </table:table-cell>
          <table:table-cell office:value-type="string" calcext:value-type="string">
            <text:p>la Vandemme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Villebourg</text:p>
          </table:table-cell>
          <table:table-cell office:value-type="float" office:value="37274" calcext:value-type="float">
            <text:p>37274</text:p>
          </table:table-cell>
          <table:table-cell office:value-type="string" calcext:value-type="string">
            <text:p/>
            <text:p>         rivière, née commune de Rouziers (Indre-et-Loire), limite Villebourg (Indre-et-Loire) et Dissay-sous-Courcillon, et se jette dans le Loir à Dissay, près du hameau de Longèv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2-26410</text:p>
          </table:table-cell>
          <table:table-cell office:value-type="string" calcext:value-type="string">
            <text:p>de Rorthe,</text:p>
          </table:table-cell>
          <table:table-cell/>
          <table:table-cell office:value-type="string" calcext:value-type="string">
            <text:p>Villedieu</text:p>
          </table:table-cell>
          <table:table-cell office:value-type="float" office:value="41279" calcext:value-type="float">
            <text:p>41279</text:p>
          </table:table-cell>
          <table:table-cell office:value-type="string" calcext:value-type="string">
            <text:p>affluent de la Dême, né à </text:p>
            <text:p>            Chemillé-sur-Dême</text:p>
            <text:p>          (Indre-et-Loire), passe près du hameau d’Ingrande, à Chemillé, sépare l’ancienne commune de Rorthe (réunie à Epeigné-sur-Dême) de Villedieu (Loir-et-Cher), où se trouve la ferme d’Ingrande, distincte et éloignée du hameau ci-dessus, borne Épeigné-sur-Dême (Indre-et-Loire) et Beaumont-la-Chartre, et finit à Beaumont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2-00953</text:p>
          </table:table-cell>
          <table:table-cell office:value-type="string" calcext:value-type="string">
            <text:p>Ardillère (Ruisseau de l’),</text:p>
          </table:table-cell>
          <table:table-cell/>
          <table:table-cell office:value-type="string" calcext:value-type="string">
            <text:p>Villiers-au-Bouin</text:p>
          </table:table-cell>
          <table:table-cell office:value-type="float" office:value="37279" calcext:value-type="float">
            <text:p>37279</text:p>
          </table:table-cell>
          <table:table-cell office:value-type="string" calcext:value-type="string">
            <text:p>nommé aussi la Petite-Fare, né à </text:p>
            <text:p>            Sonzay</text:p>
            <text:p>          (Indre-et-Loire), sépare la commune de Chenu</text:p>
            <text:p>         (Sarthe) de celle de Couesmes (Indre-et-Loire) et se jette</text:p>
            <text:p>         dans la Fare à Villiers-au-Bouin</text:p>
            <text:p>         (Indre-et-Loire).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DT72-14789</text:p>
          </table:table-cell>
          <table:table-cell office:value-type="string" calcext:value-type="string">
            <text:p>Coudray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Viré</text:p>
          </table:table-cell>
          <table:table-cell office:value-type="float" office:value="72379" calcext:value-type="float">
            <text:p>72379</text:p>
          </table:table-cell>
          <table:table-cell office:value-type="string" calcext:value-type="string">
            <text:p/>
            <text:p>         ferme, commune de Saint-Denis-d’Orques (le Creux) ; ruisseau affluent du Treulon, appelé à tort ruisseau des Alleux ; arrose ou limite Brulon, Avesse, Viré et Saint-Denis-d'Orques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46211</text:p>
          </table:table-cell>
          <table:table-cell office:value-type="string" calcext:value-type="string">
            <text:p>Treulon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Viré</text:p>
          </table:table-cell>
          <table:table-cell office:value-type="float" office:value="72379" calcext:value-type="float">
            <text:p>72379</text:p>
          </table:table-cell>
          <table:table-cell office:value-type="string" calcext:value-type="string">
            <text:p/>
            <text:p>         rivière ; vient de </text:p>
            <text:p>            Viviers</text:p>
            <text:p>          (Mayenne), borne Blandouet (Mayenne) et Saint-Denis-d'Orques, arrose ou limite Saint-Denis, Viré, sépare Viré de Thorigné-en-Charnie (Mayenne) et de Cossé-en-Champagne (Mayenne), arrose dans la Mayenne </text:p>
            <text:p>         Cossé et Épineu-le-Séguin, puis limite Épineu et Auvers-le-Hamon, où elle se jette dans l’Erve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46211</text:p>
          </table:table-cell>
          <table:table-cell office:value-type="string" calcext:value-type="string">
            <text:p>Treulon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Viré</text:p>
          </table:table-cell>
          <table:table-cell office:value-type="float" office:value="72379" calcext:value-type="float">
            <text:p>72379</text:p>
          </table:table-cell>
          <table:table-cell office:value-type="string" calcext:value-type="string">
            <text:p/>
            <text:p>         rivière ; vient de </text:p>
            <text:p>            Viviers</text:p>
            <text:p>          (Mayenne), borne Blandouet (Mayenne) et Saint-Denis-d'Orques, arrose ou limite Saint-Denis, Viré, sépare Viré de Thorigné-en-Charnie (Mayenne) et de Cossé-en-Champagne (Mayenne), arrose dans la Mayenne </text:p>
            <text:p>         Cossé et Épineu-le-Séguin, puis limite Épineu et Auvers-le-Hamon, où elle se jette dans l’Erv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2-47552</text:p>
          </table:table-cell>
          <table:table-cell office:value-type="string" calcext:value-type="string">
            <text:p>Vauminant*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Virfoul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, commune d’Écorpain, annexé à Virfoulon, </text:p>
            <text:p>            xv</text:p>
            <text:p>            e-xvi</text:p>
            <text:p>            e siècle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DT72-01251</text:p>
          </table:table-cell>
          <table:table-cell office:value-type="string" calcext:value-type="string">
            <text:p>Aunais (Les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Voivres</text:p>
          </table:table-cell>
          <table:table-cell office:value-type="float" office:value="72381" calcext:value-type="float">
            <text:p>72381</text:p>
          </table:table-cell>
          <table:table-cell office:value-type="string" calcext:value-type="string">
            <text:p/>
            <text:p>         bordage, commune de Louplande ; ruisseau affluent de celui de la Haie, arrose</text:p>
            <text:p>            Louplande et</text:p>
            <text:p>         Voivres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DT72-12251</text:p>
          </table:table-cell>
          <table:table-cell office:value-type="string" calcext:value-type="string">
            <text:p>Chêne (Le)*,</text:p>
          </table:table-cell>
          <table:table-cell office:value-type="string" calcext:value-type="string">
            <text:p>lieu censif</text:p>
          </table:table-cell>
          <table:table-cell office:value-type="string" calcext:value-type="string">
            <text:p>Voivres</text:p>
          </table:table-cell>
          <table:table-cell office:value-type="float" office:value="72381" calcext:value-type="float">
            <text:p>72381</text:p>
          </table:table-cell>
          <table:table-cell office:value-type="string" calcext:value-type="string">
            <text:p/>
            <text:p>         lieu censif de </text:p>
            <text:p>            Randonnay</text:p>
            <text:p>          à Voivres, 1543</text:p>
            <text:p>         (Pesche, VI, 601).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DT72_liageINSEE_localisation-commune-desambiguisation'.A1:'DT72_liageINSEE_localisation-commune-desambiguisation'.F2111">
          <table:sort>
            <table:sort-by table:field-number="3" table:data-type="automatic"/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 style:data-style-name="N2" text:time-value="14:22:06.4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dc:date>2020-09-23T16:32:20.415000000</dc:date>
    <meta:editing-duration>PT19H53M54S</meta:editing-duration>
    <meta:editing-cycles>5</meta:editing-cycles>
    <meta:document-statistic meta:table-count="1" meta:cell-count="12370" meta:object-count="0"/>
  </office:meta>
</office:document-meta>
</file>